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Courier New" svg:font-family="'Courier New', monospace"/>
    <style:font-face style:name="Liberation Mono2" svg:font-family="'Liberation Mono', monospace"/>
    <style:font-face style:name="Times New Roman" svg:font-family="'Times New Roman'"/>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891cm" style:rel-width="100%" table:align="left"/>
    </style:style>
    <style:style style:name="Table3.A" style:family="table-column">
      <style:table-column-properties style:column-width="2.101cm" style:rel-column-width="1622*"/>
    </style:style>
    <style:style style:name="Table3.B" style:family="table-column">
      <style:table-column-properties style:column-width="15.79cm" style:rel-column-width="12192*"/>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99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99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891cm" style:rel-width="100%" table:align="left"/>
    </style:style>
    <style:style style:name="Table4.A" style:family="table-column">
      <style:table-column-properties style:column-width="2.942cm" style:rel-column-width="3400*"/>
    </style:style>
    <style:style style:name="Table4.B" style:family="table-column">
      <style:table-column-properties style:column-width="14.949cm" style:rel-column-width="17270*"/>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17.891cm" style:rel-width="100%" fo:break-before="auto" fo:break-after="auto" table:align="left" fo:keep-with-next="auto" style:may-break-between-rows="true" table:border-model="collapsing"/>
    </style:style>
    <style:style style:name="Table5.A" style:family="table-column">
      <style:table-column-properties style:column-width="2.942cm" style:rel-column-width="1585*"/>
    </style:style>
    <style:style style:name="Table5.B" style:family="table-column">
      <style:table-column-properties style:column-width="14.949cm" style:rel-column-width="8053*"/>
    </style:style>
    <style:style style:name="Table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B1" style:family="table-cell">
      <style:table-cell-properties style:vertical-align="" fo:background-color="transparent" fo:padding="0.049cm" fo:border="none" style:writing-mode="page">
        <style:background-image/>
      </style:table-cell-properties>
    </style:style>
    <style:style style:name="Table5.2" style:family="table-row">
      <style:table-row-properties fo:keep-together="always"/>
    </style:style>
    <style:style style:name="Table6" style:family="table">
      <style:table-properties style:width="17.891cm" style:rel-width="100%" fo:break-before="auto" fo:break-after="auto" table:align="left" fo:keep-with-next="auto" style:may-break-between-rows="true" table:border-model="collapsing"/>
    </style:style>
    <style:style style:name="Table6.A" style:family="table-column">
      <style:table-column-properties style:column-width="2.946cm" style:rel-column-width="1587*"/>
    </style:style>
    <style:style style:name="Table6.B" style:family="table-column">
      <style:table-column-properties style:column-width="14.945cm" style:rel-column-width="8051*"/>
    </style:style>
    <style:style style:name="Table6.1" style:family="table-row">
      <style:table-row-properties fo:keep-together="always"/>
    </style:style>
    <style:style style:name="Table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B1" style:family="table-cell">
      <style:table-cell-properties style:vertical-align="" fo:background-color="transparent" fo:padding="0.049cm" fo:border="none" style:writing-mode="page">
        <style:background-image/>
      </style:table-cell-properties>
    </style:style>
    <style:style style:name="Table7" style:family="table">
      <style:table-properties style:width="17.891cm" fo:break-before="auto" fo:break-after="auto" table:align="margins" fo:keep-with-next="auto" style:may-break-between-rows="true" table:border-model="collapsing"/>
    </style:style>
    <style:style style:name="Table7.A" style:family="table-column">
      <style:table-column-properties style:column-width="2.946cm" style:rel-column-width="10791*"/>
    </style:style>
    <style:style style:name="Table7.B" style:family="table-column">
      <style:table-column-properties style:column-width="14.945cm" style:rel-column-width="54744*"/>
    </style:style>
    <style:style style:name="Table7.1" style:family="table-row">
      <style:table-row-properties fo:keep-together="always"/>
    </style:style>
    <style:style style:name="Table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B1" style:family="table-cell">
      <style:table-cell-properties style:vertical-align="" fo:background-color="transparent" fo:padding="0.049cm" fo:border="none" style:writing-mode="page">
        <style:background-image/>
      </style:table-cell-properties>
    </style:style>
    <style:style style:name="Table134" style:family="table">
      <style:table-properties style:width="17.891cm" fo:break-before="auto" fo:break-after="auto" table:align="margins" fo:keep-with-next="auto" style:may-break-between-rows="true" table:border-model="collapsing"/>
    </style:style>
    <style:style style:name="Table134.A" style:family="table-column">
      <style:table-column-properties style:column-width="2.946cm" style:rel-column-width="10791*"/>
    </style:style>
    <style:style style:name="Table134.B" style:family="table-column">
      <style:table-column-properties style:column-width="14.945cm" style:rel-column-width="54744*"/>
    </style:style>
    <style:style style:name="Table134.1" style:family="table-row">
      <style:table-row-properties fo:keep-together="always"/>
    </style:style>
    <style:style style:name="Table1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4.B1" style:family="table-cell">
      <style:table-cell-properties style:vertical-align="" fo:background-color="transparent" fo:padding="0.049cm" fo:border="none" style:writing-mode="page">
        <style:background-image/>
      </style:table-cell-properties>
    </style:style>
    <style:style style:name="Table8" style:family="table">
      <style:table-properties style:width="17.891cm" fo:break-before="auto" fo:break-after="auto" table:align="margins" fo:keep-with-next="auto" style:may-break-between-rows="true" table:border-model="collapsing"/>
    </style:style>
    <style:style style:name="Table8.A" style:family="table-column">
      <style:table-column-properties style:column-width="2.946cm" style:rel-column-width="10791*"/>
    </style:style>
    <style:style style:name="Table8.B" style:family="table-column">
      <style:table-column-properties style:column-width="14.945cm" style:rel-column-width="54744*"/>
    </style:style>
    <style:style style:name="Table8.1" style:family="table-row">
      <style:table-row-properties fo:keep-together="always"/>
    </style:style>
    <style:style style:name="Table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B1" style:family="table-cell">
      <style:table-cell-properties style:vertical-align="" fo:background-color="transparent" fo:padding="0.049cm" fo:border="none" style:writing-mode="page">
        <style:background-image/>
      </style:table-cell-properties>
    </style:style>
    <style:style style:name="Table135" style:family="table">
      <style:table-properties style:width="17.891cm" fo:break-before="auto" fo:break-after="auto" table:align="margins" fo:keep-with-next="auto" style:may-break-between-rows="true" table:border-model="collapsing"/>
    </style:style>
    <style:style style:name="Table135.A" style:family="table-column">
      <style:table-column-properties style:column-width="2.946cm" style:rel-column-width="10791*"/>
    </style:style>
    <style:style style:name="Table135.B" style:family="table-column">
      <style:table-column-properties style:column-width="14.945cm" style:rel-column-width="54744*"/>
    </style:style>
    <style:style style:name="Table135.1" style:family="table-row">
      <style:table-row-properties fo:keep-together="always"/>
    </style:style>
    <style:style style:name="Table1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5.B1" style:family="table-cell">
      <style:table-cell-properties style:vertical-align="" fo:background-color="transparent" fo:padding="0.049cm" fo:border="none" style:writing-mode="page">
        <style:background-image/>
      </style:table-cell-properties>
    </style:style>
    <style:style style:name="Table141" style:family="table">
      <style:table-properties style:width="17.891cm" fo:break-before="auto" fo:break-after="auto" table:align="margins" fo:keep-with-next="auto" style:may-break-between-rows="true" table:border-model="collapsing"/>
    </style:style>
    <style:style style:name="Table141.A" style:family="table-column">
      <style:table-column-properties style:column-width="2.946cm" style:rel-column-width="10791*"/>
    </style:style>
    <style:style style:name="Table141.B" style:family="table-column">
      <style:table-column-properties style:column-width="14.945cm" style:rel-column-width="54744*"/>
    </style:style>
    <style:style style:name="Table141.1" style:family="table-row">
      <style:table-row-properties fo:keep-together="always"/>
    </style:style>
    <style:style style:name="Table1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1.B1" style:family="table-cell">
      <style:table-cell-properties style:vertical-align="" fo:background-color="transparent" fo:padding="0.049cm" fo:border="none" style:writing-mode="page">
        <style:background-image/>
      </style:table-cell-properties>
    </style:style>
    <style:style style:name="Table9" style:family="table">
      <style:table-properties style:width="17.891cm" style:rel-width="100%" fo:break-before="auto" fo:break-after="auto" table:align="left" fo:keep-with-next="auto" style:may-break-between-rows="true" table:border-model="collapsing"/>
    </style:style>
    <style:style style:name="Table9.A" style:family="table-column">
      <style:table-column-properties style:column-width="2.946cm" style:rel-column-width="1587*"/>
    </style:style>
    <style:style style:name="Table9.B" style:family="table-column">
      <style:table-column-properties style:column-width="14.945cm" style:rel-column-width="8051*"/>
    </style:style>
    <style:style style:name="Table9.1" style:family="table-row">
      <style:table-row-properties fo:keep-together="always"/>
    </style:style>
    <style:style style:name="Table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B1" style:family="table-cell">
      <style:table-cell-properties style:vertical-align="" fo:background-color="transparent" fo:padding="0.049cm" fo:border="none" style:writing-mode="page">
        <style:background-image/>
      </style:table-cell-properties>
    </style:style>
    <style:style style:name="Table10" style:family="table">
      <style:table-properties style:width="17.891cm" fo:break-before="auto" fo:break-after="auto" table:align="margins" fo:keep-with-next="auto" style:may-break-between-rows="true" table:border-model="collapsing"/>
    </style:style>
    <style:style style:name="Table10.A" style:family="table-column">
      <style:table-column-properties style:column-width="2.946cm" style:rel-column-width="10791*"/>
    </style:style>
    <style:style style:name="Table10.B" style:family="table-column">
      <style:table-column-properties style:column-width="14.945cm" style:rel-column-width="54744*"/>
    </style:style>
    <style:style style:name="Table10.1" style:family="table-row">
      <style:table-row-properties fo:keep-together="always"/>
    </style:style>
    <style:style style:name="Table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B1" style:family="table-cell">
      <style:table-cell-properties style:vertical-align="" fo:background-color="transparent" fo:padding="0.049cm" fo:border="none" style:writing-mode="page">
        <style:background-image/>
      </style:table-cell-properties>
    </style:style>
    <style:style style:name="Table11" style:family="table">
      <style:table-properties style:width="17.891cm" fo:break-before="auto" fo:break-after="auto" table:align="margins" fo:keep-with-next="auto" style:may-break-between-rows="true" table:border-model="collapsing"/>
    </style:style>
    <style:style style:name="Table11.A" style:family="table-column">
      <style:table-column-properties style:column-width="2.946cm" style:rel-column-width="10791*"/>
    </style:style>
    <style:style style:name="Table11.B" style:family="table-column">
      <style:table-column-properties style:column-width="14.945cm" style:rel-column-width="54744*"/>
    </style:style>
    <style:style style:name="Table11.1" style:family="table-row">
      <style:table-row-properties fo:keep-together="always"/>
    </style:style>
    <style:style style:name="Table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B1" style:family="table-cell">
      <style:table-cell-properties style:vertical-align="" fo:background-color="transparent" fo:padding="0.049cm" fo:border="none" style:writing-mode="page">
        <style:background-image/>
      </style:table-cell-properties>
    </style:style>
    <style:style style:name="Table12" style:family="table">
      <style:table-properties style:width="17.891cm" fo:break-before="auto" fo:break-after="auto" table:align="margins" fo:keep-with-next="auto" style:may-break-between-rows="true" table:border-model="collapsing"/>
    </style:style>
    <style:style style:name="Table12.A" style:family="table-column">
      <style:table-column-properties style:column-width="2.946cm" style:rel-column-width="10791*"/>
    </style:style>
    <style:style style:name="Table12.B" style:family="table-column">
      <style:table-column-properties style:column-width="14.945cm" style:rel-column-width="54744*"/>
    </style:style>
    <style:style style:name="Table12.1" style:family="table-row">
      <style:table-row-properties fo:keep-together="always"/>
    </style:style>
    <style:style style:name="Table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B1" style:family="table-cell">
      <style:table-cell-properties style:vertical-align="" fo:background-color="transparent" fo:padding="0.049cm" fo:border="none" style:writing-mode="page">
        <style:background-image/>
      </style:table-cell-properties>
    </style:style>
    <style:style style:name="Table142" style:family="table">
      <style:table-properties style:width="17.891cm" fo:break-before="auto" fo:break-after="auto" table:align="margins" fo:keep-with-next="auto" style:may-break-between-rows="true" table:border-model="collapsing"/>
    </style:style>
    <style:style style:name="Table142.A" style:family="table-column">
      <style:table-column-properties style:column-width="2.946cm" style:rel-column-width="10791*"/>
    </style:style>
    <style:style style:name="Table142.B" style:family="table-column">
      <style:table-column-properties style:column-width="14.945cm" style:rel-column-width="54744*"/>
    </style:style>
    <style:style style:name="Table142.1" style:family="table-row">
      <style:table-row-properties fo:keep-together="always"/>
    </style:style>
    <style:style style:name="Table1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2.B1" style:family="table-cell">
      <style:table-cell-properties style:vertical-align="" fo:background-color="transparent" fo:padding="0.049cm" fo:border="none" style:writing-mode="page">
        <style:background-image/>
      </style:table-cell-properties>
    </style:style>
    <style:style style:name="Table13" style:family="table">
      <style:table-properties style:width="17.891cm" fo:break-before="auto" fo:break-after="auto" table:align="margins" fo:keep-with-next="auto" style:may-break-between-rows="true" table:border-model="collapsing"/>
    </style:style>
    <style:style style:name="Table13.A" style:family="table-column">
      <style:table-column-properties style:column-width="2.946cm" style:rel-column-width="10791*"/>
    </style:style>
    <style:style style:name="Table13.B" style:family="table-column">
      <style:table-column-properties style:column-width="14.945cm" style:rel-column-width="54744*"/>
    </style:style>
    <style:style style:name="Table13.1" style:family="table-row">
      <style:table-row-properties fo:keep-together="always"/>
    </style:style>
    <style:style style:name="Table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B1" style:family="table-cell">
      <style:table-cell-properties style:vertical-align="" fo:background-color="transparent" fo:padding="0.049cm" fo:border="none" style:writing-mode="page">
        <style:background-image/>
      </style:table-cell-properties>
    </style:style>
    <style:style style:name="Table14" style:family="table">
      <style:table-properties style:width="17.891cm" fo:break-before="auto" fo:break-after="auto" table:align="margins" fo:keep-with-next="auto" style:may-break-between-rows="true" table:border-model="collapsing"/>
    </style:style>
    <style:style style:name="Table14.A" style:family="table-column">
      <style:table-column-properties style:column-width="2.946cm" style:rel-column-width="10791*"/>
    </style:style>
    <style:style style:name="Table14.B" style:family="table-column">
      <style:table-column-properties style:column-width="14.945cm" style:rel-column-width="54744*"/>
    </style:style>
    <style:style style:name="Table14.1" style:family="table-row">
      <style:table-row-properties fo:keep-together="always"/>
    </style:style>
    <style:style style:name="Table1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B1" style:family="table-cell">
      <style:table-cell-properties style:vertical-align="" fo:background-color="transparent" fo:padding="0.049cm" fo:border="none" style:writing-mode="page">
        <style:background-image/>
      </style:table-cell-properties>
    </style:style>
    <style:style style:name="Table15" style:family="table">
      <style:table-properties style:width="17.891cm" fo:break-before="auto" fo:break-after="auto" table:align="margins" fo:keep-with-next="auto" style:may-break-between-rows="true" table:border-model="collapsing"/>
    </style:style>
    <style:style style:name="Table15.A" style:family="table-column">
      <style:table-column-properties style:column-width="2.946cm" style:rel-column-width="10791*"/>
    </style:style>
    <style:style style:name="Table15.B" style:family="table-column">
      <style:table-column-properties style:column-width="14.945cm" style:rel-column-width="54744*"/>
    </style:style>
    <style:style style:name="Table15.1" style:family="table-row">
      <style:table-row-properties fo:keep-together="always"/>
    </style:style>
    <style:style style:name="Table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B1" style:family="table-cell">
      <style:table-cell-properties style:vertical-align="" fo:background-color="transparent" fo:padding="0.049cm" fo:border="none" style:writing-mode="page">
        <style:background-image/>
      </style:table-cell-properties>
    </style:style>
    <style:style style:name="Table16" style:family="table">
      <style:table-properties style:width="17.891cm" fo:break-before="auto" fo:break-after="auto" table:align="margins" fo:keep-with-next="auto" style:may-break-between-rows="true" table:border-model="collapsing"/>
    </style:style>
    <style:style style:name="Table16.A" style:family="table-column">
      <style:table-column-properties style:column-width="2.946cm" style:rel-column-width="10791*"/>
    </style:style>
    <style:style style:name="Table16.B" style:family="table-column">
      <style:table-column-properties style:column-width="14.945cm" style:rel-column-width="54744*"/>
    </style:style>
    <style:style style:name="Table16.1" style:family="table-row">
      <style:table-row-properties fo:keep-together="always"/>
    </style:style>
    <style:style style:name="Table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B1" style:family="table-cell">
      <style:table-cell-properties style:vertical-align="" fo:background-color="transparent" fo:padding="0.049cm" fo:border="none" style:writing-mode="page">
        <style:background-image/>
      </style:table-cell-properties>
    </style:style>
    <style:style style:name="Table17" style:family="table">
      <style:table-properties style:width="17.891cm" fo:break-before="auto" fo:break-after="auto" table:align="margins" fo:keep-with-next="auto" style:may-break-between-rows="true" table:border-model="collapsing"/>
    </style:style>
    <style:style style:name="Table17.A" style:family="table-column">
      <style:table-column-properties style:column-width="2.946cm" style:rel-column-width="10791*"/>
    </style:style>
    <style:style style:name="Table17.B" style:family="table-column">
      <style:table-column-properties style:column-width="14.945cm" style:rel-column-width="54744*"/>
    </style:style>
    <style:style style:name="Table17.1" style:family="table-row">
      <style:table-row-properties fo:keep-together="always"/>
    </style:style>
    <style:style style:name="Table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B1" style:family="table-cell">
      <style:table-cell-properties style:vertical-align="" fo:background-color="transparent" fo:padding="0.049cm" fo:border="none" style:writing-mode="page">
        <style:background-image/>
      </style:table-cell-properties>
    </style:style>
    <style:style style:name="Table18" style:family="table">
      <style:table-properties style:width="17.891cm" fo:break-before="auto" fo:break-after="auto" table:align="margins" fo:keep-with-next="auto" style:may-break-between-rows="true" table:border-model="collapsing"/>
    </style:style>
    <style:style style:name="Table18.A" style:family="table-column">
      <style:table-column-properties style:column-width="2.946cm" style:rel-column-width="10791*"/>
    </style:style>
    <style:style style:name="Table18.B" style:family="table-column">
      <style:table-column-properties style:column-width="14.945cm" style:rel-column-width="54744*"/>
    </style:style>
    <style:style style:name="Table18.1" style:family="table-row">
      <style:table-row-properties fo:keep-together="always"/>
    </style:style>
    <style:style style:name="Table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B1" style:family="table-cell">
      <style:table-cell-properties style:vertical-align="" fo:background-color="transparent" fo:padding="0.049cm" fo:border="none" style:writing-mode="page">
        <style:background-image/>
      </style:table-cell-properties>
    </style:style>
    <style:style style:name="Table19" style:family="table">
      <style:table-properties style:width="17.891cm" fo:break-before="auto" fo:break-after="auto" table:align="margins" fo:keep-with-next="auto" style:may-break-between-rows="true" table:border-model="collapsing"/>
    </style:style>
    <style:style style:name="Table19.A" style:family="table-column">
      <style:table-column-properties style:column-width="2.946cm" style:rel-column-width="10791*"/>
    </style:style>
    <style:style style:name="Table19.B" style:family="table-column">
      <style:table-column-properties style:column-width="14.945cm" style:rel-column-width="54744*"/>
    </style:style>
    <style:style style:name="Table19.1" style:family="table-row">
      <style:table-row-properties fo:keep-together="always"/>
    </style:style>
    <style:style style:name="Table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9.B1" style:family="table-cell">
      <style:table-cell-properties style:vertical-align="" fo:background-color="transparent" fo:padding="0.049cm" fo:border="none" style:writing-mode="page">
        <style:background-image/>
      </style:table-cell-properties>
    </style:style>
    <style:style style:name="Table146" style:family="table">
      <style:table-properties style:width="17.891cm" fo:break-before="auto" fo:break-after="auto" table:align="margins" fo:keep-with-next="auto" style:may-break-between-rows="true" table:border-model="collapsing"/>
    </style:style>
    <style:style style:name="Table146.A" style:family="table-column">
      <style:table-column-properties style:column-width="2.898cm" style:rel-column-width="10615*"/>
    </style:style>
    <style:style style:name="Table146.B" style:family="table-column">
      <style:table-column-properties style:column-width="14.993cm" style:rel-column-width="54920*"/>
    </style:style>
    <style:style style:name="Table146.1" style:family="table-row">
      <style:table-row-properties fo:keep-together="always"/>
    </style:style>
    <style:style style:name="Table1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6.B1" style:family="table-cell">
      <style:table-cell-properties style:vertical-align="" fo:background-color="transparent" fo:padding="0.049cm" fo:border="none" style:writing-mode="page">
        <style:background-image/>
      </style:table-cell-properties>
    </style:style>
    <style:style style:name="Table20" style:family="table">
      <style:table-properties style:width="17.891cm" fo:break-before="auto" fo:break-after="auto" table:align="margins" fo:keep-with-next="auto" style:may-break-between-rows="true" table:border-model="collapsing"/>
    </style:style>
    <style:style style:name="Table20.A" style:family="table-column">
      <style:table-column-properties style:column-width="2.946cm" style:rel-column-width="10791*"/>
    </style:style>
    <style:style style:name="Table20.B" style:family="table-column">
      <style:table-column-properties style:column-width="14.945cm" style:rel-column-width="54744*"/>
    </style:style>
    <style:style style:name="Table20.1" style:family="table-row">
      <style:table-row-properties fo:keep-together="always"/>
    </style:style>
    <style:style style:name="Table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0.B1" style:family="table-cell">
      <style:table-cell-properties style:vertical-align="" fo:background-color="transparent" fo:padding="0.049cm" fo:border="none" style:writing-mode="page">
        <style:background-image/>
      </style:table-cell-properties>
    </style:style>
    <style:style style:name="Table21" style:family="table">
      <style:table-properties style:width="17.891cm" fo:break-before="auto" fo:break-after="auto" table:align="margins" fo:keep-with-next="auto" style:may-break-between-rows="true" table:border-model="collapsing"/>
    </style:style>
    <style:style style:name="Table21.A" style:family="table-column">
      <style:table-column-properties style:column-width="2.946cm" style:rel-column-width="10791*"/>
    </style:style>
    <style:style style:name="Table21.B" style:family="table-column">
      <style:table-column-properties style:column-width="14.945cm" style:rel-column-width="54744*"/>
    </style:style>
    <style:style style:name="Table21.1" style:family="table-row">
      <style:table-row-properties fo:keep-together="always"/>
    </style:style>
    <style:style style:name="Table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1.B1" style:family="table-cell">
      <style:table-cell-properties style:vertical-align="" fo:background-color="transparent" fo:padding="0.049cm" fo:border="none" style:writing-mode="page">
        <style:background-image/>
      </style:table-cell-properties>
    </style:style>
    <style:style style:name="Table22" style:family="table">
      <style:table-properties style:width="17.891cm" fo:break-before="auto" fo:break-after="auto" table:align="margins" fo:keep-with-next="auto" style:may-break-between-rows="true" table:border-model="collapsing"/>
    </style:style>
    <style:style style:name="Table22.A" style:family="table-column">
      <style:table-column-properties style:column-width="2.946cm" style:rel-column-width="10791*"/>
    </style:style>
    <style:style style:name="Table22.B" style:family="table-column">
      <style:table-column-properties style:column-width="14.945cm" style:rel-column-width="54744*"/>
    </style:style>
    <style:style style:name="Table22.1" style:family="table-row">
      <style:table-row-properties fo:keep-together="always"/>
    </style:style>
    <style:style style:name="Table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2.B1" style:family="table-cell">
      <style:table-cell-properties style:vertical-align="" fo:background-color="transparent" fo:padding="0.049cm" fo:border="none" style:writing-mode="page">
        <style:background-image/>
      </style:table-cell-properties>
    </style:style>
    <style:style style:name="Table23" style:family="table">
      <style:table-properties style:width="17.891cm" fo:break-before="auto" fo:break-after="auto" table:align="margins" fo:keep-with-next="auto" style:may-break-between-rows="true" table:border-model="collapsing"/>
    </style:style>
    <style:style style:name="Table23.A" style:family="table-column">
      <style:table-column-properties style:column-width="2.946cm" style:rel-column-width="10791*"/>
    </style:style>
    <style:style style:name="Table23.B" style:family="table-column">
      <style:table-column-properties style:column-width="14.945cm" style:rel-column-width="54744*"/>
    </style:style>
    <style:style style:name="Table23.1" style:family="table-row">
      <style:table-row-properties fo:keep-together="always"/>
    </style:style>
    <style:style style:name="Table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3.B1" style:family="table-cell">
      <style:table-cell-properties style:vertical-align="" fo:background-color="transparent" fo:padding="0.049cm" fo:border="none" style:writing-mode="page">
        <style:background-image/>
      </style:table-cell-properties>
    </style:style>
    <style:style style:name="Table24" style:family="table">
      <style:table-properties style:width="17.891cm" fo:break-before="auto" fo:break-after="auto" table:align="margins" fo:keep-with-next="auto" style:may-break-between-rows="true" table:border-model="collapsing"/>
    </style:style>
    <style:style style:name="Table24.A" style:family="table-column">
      <style:table-column-properties style:column-width="2.946cm" style:rel-column-width="10791*"/>
    </style:style>
    <style:style style:name="Table24.B" style:family="table-column">
      <style:table-column-properties style:column-width="14.945cm" style:rel-column-width="54744*"/>
    </style:style>
    <style:style style:name="Table24.1" style:family="table-row">
      <style:table-row-properties fo:keep-together="always"/>
    </style:style>
    <style:style style:name="Table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4.B1" style:family="table-cell">
      <style:table-cell-properties style:vertical-align="" fo:background-color="transparent" fo:padding="0.049cm" fo:border="none" style:writing-mode="page">
        <style:background-image/>
      </style:table-cell-properties>
    </style:style>
    <style:style style:name="Table25" style:family="table">
      <style:table-properties style:width="17.891cm" fo:break-before="auto" fo:break-after="auto" table:align="margins" fo:keep-with-next="auto" style:may-break-between-rows="true" table:border-model="collapsing"/>
    </style:style>
    <style:style style:name="Table25.A" style:family="table-column">
      <style:table-column-properties style:column-width="2.946cm" style:rel-column-width="10791*"/>
    </style:style>
    <style:style style:name="Table25.B" style:family="table-column">
      <style:table-column-properties style:column-width="14.945cm" style:rel-column-width="54744*"/>
    </style:style>
    <style:style style:name="Table25.1" style:family="table-row">
      <style:table-row-properties fo:keep-together="always"/>
    </style:style>
    <style:style style:name="Table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5.B1" style:family="table-cell">
      <style:table-cell-properties style:vertical-align="" fo:background-color="transparent" fo:padding="0.049cm" fo:border="none" style:writing-mode="page">
        <style:background-image/>
      </style:table-cell-properties>
    </style:style>
    <style:style style:name="Table26" style:family="table">
      <style:table-properties style:width="17.891cm" fo:break-before="auto" fo:break-after="auto" table:align="margins" fo:keep-with-next="auto" style:may-break-between-rows="true" table:border-model="collapsing"/>
    </style:style>
    <style:style style:name="Table26.A" style:family="table-column">
      <style:table-column-properties style:column-width="2.946cm" style:rel-column-width="10791*"/>
    </style:style>
    <style:style style:name="Table26.B" style:family="table-column">
      <style:table-column-properties style:column-width="14.945cm" style:rel-column-width="54744*"/>
    </style:style>
    <style:style style:name="Table26.1" style:family="table-row">
      <style:table-row-properties fo:keep-together="auto"/>
    </style:style>
    <style:style style:name="Table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6.B1" style:family="table-cell">
      <style:table-cell-properties style:vertical-align="" fo:background-color="transparent" fo:padding="0.049cm" fo:border="none" style:writing-mode="page">
        <style:background-image/>
      </style:table-cell-properties>
    </style:style>
    <style:style style:name="Table27" style:family="table">
      <style:table-properties style:width="17.891cm" fo:break-before="auto" fo:break-after="auto" table:align="margins" fo:keep-with-next="auto" style:may-break-between-rows="true" table:border-model="collapsing"/>
    </style:style>
    <style:style style:name="Table27.A" style:family="table-column">
      <style:table-column-properties style:column-width="2.947cm" style:rel-column-width="10796*"/>
    </style:style>
    <style:style style:name="Table27.B" style:family="table-column">
      <style:table-column-properties style:column-width="14.944cm" style:rel-column-width="54739*"/>
    </style:style>
    <style:style style:name="Table27.1" style:family="table-row">
      <style:table-row-properties fo:keep-together="always"/>
    </style:style>
    <style:style style:name="Table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7.B1" style:family="table-cell">
      <style:table-cell-properties style:vertical-align="" fo:background-color="transparent" fo:padding="0.049cm" fo:border="none" style:writing-mode="page">
        <style:background-image/>
      </style:table-cell-properties>
    </style:style>
    <style:style style:name="Table28" style:family="table">
      <style:table-properties style:width="17.891cm" fo:break-before="auto" fo:break-after="auto" table:align="margins" fo:keep-with-next="auto" style:may-break-between-rows="true" table:border-model="collapsing"/>
    </style:style>
    <style:style style:name="Table28.A" style:family="table-column">
      <style:table-column-properties style:column-width="2.946cm" style:rel-column-width="10791*"/>
    </style:style>
    <style:style style:name="Table28.B" style:family="table-column">
      <style:table-column-properties style:column-width="14.945cm" style:rel-column-width="54744*"/>
    </style:style>
    <style:style style:name="Table28.1" style:family="table-row">
      <style:table-row-properties fo:keep-together="always"/>
    </style:style>
    <style:style style:name="Table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8.B1" style:family="table-cell">
      <style:table-cell-properties style:vertical-align="" fo:background-color="transparent" fo:padding="0.049cm" fo:border="none" style:writing-mode="page">
        <style:background-image/>
      </style:table-cell-properties>
    </style:style>
    <style:style style:name="Table28.4" style:family="table-row">
      <style:table-row-properties fo:keep-together="auto"/>
    </style:style>
    <style:style style:name="Table29" style:family="table">
      <style:table-properties style:width="17.891cm" fo:break-before="auto" fo:break-after="auto" table:align="margins" fo:keep-with-next="auto" style:may-break-between-rows="true" table:border-model="collapsing"/>
    </style:style>
    <style:style style:name="Table29.A" style:family="table-column">
      <style:table-column-properties style:column-width="2.946cm" style:rel-column-width="10791*"/>
    </style:style>
    <style:style style:name="Table29.B" style:family="table-column">
      <style:table-column-properties style:column-width="14.945cm" style:rel-column-width="54744*"/>
    </style:style>
    <style:style style:name="Table29.1" style:family="table-row">
      <style:table-row-properties fo:keep-together="always"/>
    </style:style>
    <style:style style:name="Table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9.B1" style:family="table-cell">
      <style:table-cell-properties style:vertical-align="" fo:background-color="transparent" fo:padding="0.049cm" fo:border="none" style:writing-mode="page">
        <style:background-image/>
      </style:table-cell-properties>
    </style:style>
    <style:style style:name="Table30" style:family="table">
      <style:table-properties style:width="17.891cm" style:rel-width="100%" fo:break-before="auto" fo:break-after="auto" table:align="left" fo:keep-with-next="auto" style:may-break-between-rows="true" table:border-model="collapsing"/>
    </style:style>
    <style:style style:name="Table30.A" style:family="table-column">
      <style:table-column-properties style:column-width="2.946cm" style:rel-column-width="1587*"/>
    </style:style>
    <style:style style:name="Table30.B" style:family="table-column">
      <style:table-column-properties style:column-width="14.945cm" style:rel-column-width="8051*"/>
    </style:style>
    <style:style style:name="Table30.1" style:family="table-row">
      <style:table-row-properties fo:keep-together="always"/>
    </style:style>
    <style:style style:name="Table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0.B1" style:family="table-cell">
      <style:table-cell-properties style:vertical-align="" fo:background-color="transparent" fo:padding="0.049cm" fo:border="none" style:writing-mode="page">
        <style:background-image/>
      </style:table-cell-properties>
    </style:style>
    <style:style style:name="Table31" style:family="table">
      <style:table-properties style:width="17.891cm" fo:break-before="auto" fo:break-after="auto" table:align="margins" fo:keep-with-next="auto" style:may-break-between-rows="true" table:border-model="collapsing"/>
    </style:style>
    <style:style style:name="Table31.A" style:family="table-column">
      <style:table-column-properties style:column-width="2.947cm" style:rel-column-width="10796*"/>
    </style:style>
    <style:style style:name="Table31.B" style:family="table-column">
      <style:table-column-properties style:column-width="14.944cm" style:rel-column-width="54739*"/>
    </style:style>
    <style:style style:name="Table31.1" style:family="table-row">
      <style:table-row-properties fo:keep-together="always"/>
    </style:style>
    <style:style style:name="Table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1.B1" style:family="table-cell">
      <style:table-cell-properties style:vertical-align="" fo:background-color="transparent" fo:padding="0.049cm" fo:border="none" style:writing-mode="page">
        <style:background-image/>
      </style:table-cell-properties>
    </style:style>
    <style:style style:name="Table136" style:family="table">
      <style:table-properties style:width="17.891cm" fo:break-before="auto" fo:break-after="auto" table:align="margins" fo:keep-with-next="auto" style:may-break-between-rows="true" table:border-model="collapsing"/>
    </style:style>
    <style:style style:name="Table136.A" style:family="table-column">
      <style:table-column-properties style:column-width="2.947cm" style:rel-column-width="10796*"/>
    </style:style>
    <style:style style:name="Table136.B" style:family="table-column">
      <style:table-column-properties style:column-width="14.944cm" style:rel-column-width="54739*"/>
    </style:style>
    <style:style style:name="Table136.1" style:family="table-row">
      <style:table-row-properties fo:keep-together="always"/>
    </style:style>
    <style:style style:name="Table1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6.B1" style:family="table-cell">
      <style:table-cell-properties style:vertical-align="" fo:background-color="transparent" fo:padding="0.049cm" fo:border="none" style:writing-mode="page">
        <style:background-image/>
      </style:table-cell-properties>
    </style:style>
    <style:style style:name="Table138" style:family="table">
      <style:table-properties style:width="17.891cm" fo:break-before="auto" fo:break-after="auto" table:align="margins" fo:keep-with-next="auto" style:may-break-between-rows="true" table:border-model="collapsing"/>
    </style:style>
    <style:style style:name="Table138.A" style:family="table-column">
      <style:table-column-properties style:column-width="2.947cm" style:rel-column-width="10796*"/>
    </style:style>
    <style:style style:name="Table138.B" style:family="table-column">
      <style:table-column-properties style:column-width="14.944cm" style:rel-column-width="54739*"/>
    </style:style>
    <style:style style:name="Table138.1" style:family="table-row">
      <style:table-row-properties fo:keep-together="always"/>
    </style:style>
    <style:style style:name="Table1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8.B1" style:family="table-cell">
      <style:table-cell-properties style:vertical-align="" fo:background-color="transparent" fo:padding="0.049cm" fo:border="none" style:writing-mode="page">
        <style:background-image/>
      </style:table-cell-properties>
    </style:style>
    <style:style style:name="Table139" style:family="table">
      <style:table-properties style:width="17.891cm" fo:break-before="auto" fo:break-after="auto" table:align="margins" fo:keep-with-next="auto" style:may-break-between-rows="true" table:border-model="collapsing"/>
    </style:style>
    <style:style style:name="Table139.A" style:family="table-column">
      <style:table-column-properties style:column-width="2.947cm" style:rel-column-width="10796*"/>
    </style:style>
    <style:style style:name="Table139.B" style:family="table-column">
      <style:table-column-properties style:column-width="14.944cm" style:rel-column-width="54739*"/>
    </style:style>
    <style:style style:name="Table139.1" style:family="table-row">
      <style:table-row-properties fo:keep-together="always"/>
    </style:style>
    <style:style style:name="Table1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9.B1" style:family="table-cell">
      <style:table-cell-properties style:vertical-align="" fo:background-color="transparent" fo:padding="0.049cm" fo:border="none" style:writing-mode="page">
        <style:background-image/>
      </style:table-cell-properties>
    </style:style>
    <style:style style:name="Table113" style:family="table">
      <style:table-properties style:width="17.891cm" fo:break-before="auto" fo:break-after="auto" table:align="margins" fo:keep-with-next="auto" style:may-break-between-rows="true" table:border-model="collapsing"/>
    </style:style>
    <style:style style:name="Table113.A" style:family="table-column">
      <style:table-column-properties style:column-width="2.898cm" style:rel-column-width="10615*"/>
    </style:style>
    <style:style style:name="Table113.B" style:family="table-column">
      <style:table-column-properties style:column-width="14.993cm" style:rel-column-width="54920*"/>
    </style:style>
    <style:style style:name="Table113.1" style:family="table-row">
      <style:table-row-properties fo:keep-together="always"/>
    </style:style>
    <style:style style:name="Table1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3.B1" style:family="table-cell">
      <style:table-cell-properties style:vertical-align="" fo:background-color="transparent" fo:padding="0.049cm" fo:border="none" style:writing-mode="page">
        <style:background-image/>
      </style:table-cell-properties>
    </style:style>
    <style:style style:name="Table32" style:family="table">
      <style:table-properties style:width="17.891cm" fo:break-before="auto" fo:break-after="auto" table:align="margins" fo:keep-with-next="auto" style:may-break-between-rows="true" table:border-model="collapsing"/>
    </style:style>
    <style:style style:name="Table32.A" style:family="table-column">
      <style:table-column-properties style:column-width="2.898cm" style:rel-column-width="10615*"/>
    </style:style>
    <style:style style:name="Table32.B" style:family="table-column">
      <style:table-column-properties style:column-width="14.993cm" style:rel-column-width="54920*"/>
    </style:style>
    <style:style style:name="Table32.1" style:family="table-row">
      <style:table-row-properties fo:keep-together="always"/>
    </style:style>
    <style:style style:name="Table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2.B1" style:family="table-cell">
      <style:table-cell-properties style:vertical-align="" fo:background-color="transparent" fo:padding="0.049cm" fo:border="none" style:writing-mode="page">
        <style:background-image/>
      </style:table-cell-properties>
    </style:style>
    <style:style style:name="Table33" style:family="table">
      <style:table-properties style:width="17.891cm" fo:break-before="auto" fo:break-after="auto" table:align="margins" fo:keep-with-next="auto" style:may-break-between-rows="true" table:border-model="collapsing"/>
    </style:style>
    <style:style style:name="Table33.A" style:family="table-column">
      <style:table-column-properties style:column-width="2.898cm" style:rel-column-width="10615*"/>
    </style:style>
    <style:style style:name="Table33.B" style:family="table-column">
      <style:table-column-properties style:column-width="14.993cm" style:rel-column-width="54920*"/>
    </style:style>
    <style:style style:name="Table33.1" style:family="table-row">
      <style:table-row-properties fo:keep-together="always"/>
    </style:style>
    <style:style style:name="Table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3.B1" style:family="table-cell">
      <style:table-cell-properties style:vertical-align="" fo:background-color="transparent" fo:padding="0.049cm" fo:border="none" style:writing-mode="page">
        <style:background-image/>
      </style:table-cell-properties>
    </style:style>
    <style:style style:name="Table34" style:family="table">
      <style:table-properties style:width="17.891cm" style:rel-width="100%" fo:break-before="auto" fo:break-after="auto" table:align="left" fo:keep-with-next="auto" style:may-break-between-rows="true" table:border-model="collapsing"/>
    </style:style>
    <style:style style:name="Table34.A" style:family="table-column">
      <style:table-column-properties style:column-width="2.898cm" style:rel-column-width="1643*"/>
    </style:style>
    <style:style style:name="Table34.B" style:family="table-column">
      <style:table-column-properties style:column-width="14.993cm" style:rel-column-width="8500*"/>
    </style:style>
    <style:style style:name="Table34.1" style:family="table-row">
      <style:table-row-properties fo:keep-together="always"/>
    </style:style>
    <style:style style:name="Table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4.B1" style:family="table-cell">
      <style:table-cell-properties style:vertical-align="" fo:background-color="transparent" fo:padding="0.049cm" fo:border="none" style:writing-mode="page">
        <style:background-image/>
      </style:table-cell-properties>
    </style:style>
    <style:style style:name="Table35" style:family="table">
      <style:table-properties style:width="17.891cm" fo:break-before="auto" fo:break-after="auto" table:align="margins" fo:keep-with-next="auto" style:may-break-between-rows="true" table:border-model="collapsing"/>
    </style:style>
    <style:style style:name="Table35.A" style:family="table-column">
      <style:table-column-properties style:column-width="2.898cm" style:rel-column-width="10615*"/>
    </style:style>
    <style:style style:name="Table35.B" style:family="table-column">
      <style:table-column-properties style:column-width="14.993cm" style:rel-column-width="54920*"/>
    </style:style>
    <style:style style:name="Table35.1" style:family="table-row">
      <style:table-row-properties fo:keep-together="always"/>
    </style:style>
    <style:style style:name="Table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5.B1" style:family="table-cell">
      <style:table-cell-properties style:vertical-align="" fo:background-color="transparent" fo:padding="0.049cm" fo:border="none" style:writing-mode="page">
        <style:background-image/>
      </style:table-cell-properties>
    </style:style>
    <style:style style:name="Table137" style:family="table">
      <style:table-properties style:width="17.891cm" fo:break-before="auto" fo:break-after="auto" table:align="margins" fo:keep-with-next="auto" style:may-break-between-rows="true" table:border-model="collapsing"/>
    </style:style>
    <style:style style:name="Table137.A" style:family="table-column">
      <style:table-column-properties style:column-width="2.898cm" style:rel-column-width="10615*"/>
    </style:style>
    <style:style style:name="Table137.B" style:family="table-column">
      <style:table-column-properties style:column-width="14.993cm" style:rel-column-width="54920*"/>
    </style:style>
    <style:style style:name="Table137.1" style:family="table-row">
      <style:table-row-properties fo:keep-together="always"/>
    </style:style>
    <style:style style:name="Table1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7.B1" style:family="table-cell">
      <style:table-cell-properties style:vertical-align="" fo:background-color="transparent" fo:padding="0.049cm" fo:border="none" style:writing-mode="page">
        <style:background-image/>
      </style:table-cell-properties>
    </style:style>
    <style:style style:name="Table36" style:family="table">
      <style:table-properties style:width="17.891cm" fo:break-before="auto" fo:break-after="auto" table:align="margins" fo:keep-with-next="auto" style:may-break-between-rows="true" table:border-model="collapsing"/>
    </style:style>
    <style:style style:name="Table36.A" style:family="table-column">
      <style:table-column-properties style:column-width="2.898cm" style:rel-column-width="10615*"/>
    </style:style>
    <style:style style:name="Table36.B" style:family="table-column">
      <style:table-column-properties style:column-width="14.993cm" style:rel-column-width="54920*"/>
    </style:style>
    <style:style style:name="Table36.1" style:family="table-row">
      <style:table-row-properties fo:keep-together="always"/>
    </style:style>
    <style:style style:name="Table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6.B1" style:family="table-cell">
      <style:table-cell-properties style:vertical-align="" fo:background-color="transparent" fo:padding="0.049cm" fo:border="none" style:writing-mode="page">
        <style:background-image/>
      </style:table-cell-properties>
    </style:style>
    <style:style style:name="Table37" style:family="table">
      <style:table-properties style:width="17.891cm" fo:break-before="auto" fo:break-after="auto" table:align="margins" fo:keep-with-next="auto" style:may-break-between-rows="true" table:border-model="collapsing"/>
    </style:style>
    <style:style style:name="Table37.A" style:family="table-column">
      <style:table-column-properties style:column-width="2.898cm" style:rel-column-width="10615*"/>
    </style:style>
    <style:style style:name="Table37.B" style:family="table-column">
      <style:table-column-properties style:column-width="14.993cm" style:rel-column-width="54920*"/>
    </style:style>
    <style:style style:name="Table37.1" style:family="table-row">
      <style:table-row-properties fo:keep-together="always"/>
    </style:style>
    <style:style style:name="Table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7.B1" style:family="table-cell">
      <style:table-cell-properties style:vertical-align="" fo:background-color="transparent" fo:padding="0.049cm" fo:border="none" style:writing-mode="page">
        <style:background-image/>
      </style:table-cell-properties>
    </style:style>
    <style:style style:name="Table38" style:family="table">
      <style:table-properties style:width="17.891cm" fo:break-before="auto" fo:break-after="auto" table:align="margins" fo:keep-with-next="auto" style:may-break-between-rows="true" table:border-model="collapsing"/>
    </style:style>
    <style:style style:name="Table38.A" style:family="table-column">
      <style:table-column-properties style:column-width="2.898cm" style:rel-column-width="10615*"/>
    </style:style>
    <style:style style:name="Table38.B" style:family="table-column">
      <style:table-column-properties style:column-width="14.993cm" style:rel-column-width="54920*"/>
    </style:style>
    <style:style style:name="Table38.1" style:family="table-row">
      <style:table-row-properties fo:keep-together="always"/>
    </style:style>
    <style:style style:name="Table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8.B1" style:family="table-cell">
      <style:table-cell-properties style:vertical-align="" fo:background-color="transparent" fo:padding="0.049cm" fo:border="none" style:writing-mode="page">
        <style:background-image/>
      </style:table-cell-properties>
    </style:style>
    <style:style style:name="Table39" style:family="table">
      <style:table-properties style:width="17.891cm" fo:break-before="auto" fo:break-after="auto" table:align="margins" fo:keep-with-next="auto" style:may-break-between-rows="true" table:border-model="collapsing"/>
    </style:style>
    <style:style style:name="Table39.A" style:family="table-column">
      <style:table-column-properties style:column-width="2.898cm" style:rel-column-width="10615*"/>
    </style:style>
    <style:style style:name="Table39.B" style:family="table-column">
      <style:table-column-properties style:column-width="14.993cm" style:rel-column-width="54920*"/>
    </style:style>
    <style:style style:name="Table39.1" style:family="table-row">
      <style:table-row-properties fo:keep-together="always"/>
    </style:style>
    <style:style style:name="Table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9.B1" style:family="table-cell">
      <style:table-cell-properties style:vertical-align="" fo:background-color="transparent" fo:padding="0.049cm" fo:border="none" style:writing-mode="page">
        <style:background-image/>
      </style:table-cell-properties>
    </style:style>
    <style:style style:name="Table40" style:family="table">
      <style:table-properties style:width="17.891cm" fo:break-before="auto" fo:break-after="auto" table:align="margins" fo:keep-with-next="auto" style:may-break-between-rows="true" table:border-model="collapsing"/>
    </style:style>
    <style:style style:name="Table40.A" style:family="table-column">
      <style:table-column-properties style:column-width="2.898cm" style:rel-column-width="10615*"/>
    </style:style>
    <style:style style:name="Table40.B" style:family="table-column">
      <style:table-column-properties style:column-width="14.993cm" style:rel-column-width="54920*"/>
    </style:style>
    <style:style style:name="Table40.1" style:family="table-row">
      <style:table-row-properties fo:keep-together="always"/>
    </style:style>
    <style:style style:name="Table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0.B1" style:family="table-cell">
      <style:table-cell-properties style:vertical-align="" fo:background-color="transparent" fo:padding="0.049cm" fo:border="none" style:writing-mode="page">
        <style:background-image/>
      </style:table-cell-properties>
    </style:style>
    <style:style style:name="Table41" style:family="table">
      <style:table-properties style:width="17.891cm" fo:break-before="auto" fo:break-after="auto" table:align="margins" fo:keep-with-next="auto" style:may-break-between-rows="true" table:border-model="collapsing"/>
    </style:style>
    <style:style style:name="Table41.A" style:family="table-column">
      <style:table-column-properties style:column-width="2.898cm" style:rel-column-width="10615*"/>
    </style:style>
    <style:style style:name="Table41.B" style:family="table-column">
      <style:table-column-properties style:column-width="14.993cm" style:rel-column-width="54920*"/>
    </style:style>
    <style:style style:name="Table41.1" style:family="table-row">
      <style:table-row-properties fo:keep-together="always"/>
    </style:style>
    <style:style style:name="Table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1.B1" style:family="table-cell">
      <style:table-cell-properties style:vertical-align="" fo:background-color="transparent" fo:padding="0.049cm" fo:border="none" style:writing-mode="page">
        <style:background-image/>
      </style:table-cell-properties>
    </style:style>
    <style:style style:name="Table42" style:family="table">
      <style:table-properties style:width="17.891cm" fo:break-before="auto" fo:break-after="auto" table:align="margins" fo:keep-with-next="auto" style:may-break-between-rows="true" table:border-model="collapsing"/>
    </style:style>
    <style:style style:name="Table42.A" style:family="table-column">
      <style:table-column-properties style:column-width="2.898cm" style:rel-column-width="10615*"/>
    </style:style>
    <style:style style:name="Table42.B" style:family="table-column">
      <style:table-column-properties style:column-width="14.993cm" style:rel-column-width="54920*"/>
    </style:style>
    <style:style style:name="Table42.1" style:family="table-row">
      <style:table-row-properties fo:keep-together="always"/>
    </style:style>
    <style:style style:name="Table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2.B1" style:family="table-cell">
      <style:table-cell-properties style:vertical-align="" fo:background-color="transparent" fo:padding="0.049cm" fo:border="none" style:writing-mode="page">
        <style:background-image/>
      </style:table-cell-properties>
    </style:style>
    <style:style style:name="Table43" style:family="table">
      <style:table-properties style:width="17.891cm" fo:break-before="auto" fo:break-after="auto" table:align="margins" fo:keep-with-next="auto" style:may-break-between-rows="true" table:border-model="collapsing"/>
    </style:style>
    <style:style style:name="Table43.A" style:family="table-column">
      <style:table-column-properties style:column-width="2.898cm" style:rel-column-width="10615*"/>
    </style:style>
    <style:style style:name="Table43.B" style:family="table-column">
      <style:table-column-properties style:column-width="14.993cm" style:rel-column-width="54920*"/>
    </style:style>
    <style:style style:name="Table43.1" style:family="table-row">
      <style:table-row-properties fo:keep-together="always"/>
    </style:style>
    <style:style style:name="Table4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3.B1" style:family="table-cell">
      <style:table-cell-properties style:vertical-align="" fo:background-color="transparent" fo:padding="0.049cm" fo:border="none" style:writing-mode="page">
        <style:background-image/>
      </style:table-cell-properties>
    </style:style>
    <style:style style:name="Table44" style:family="table">
      <style:table-properties style:width="17.891cm" fo:break-before="auto" fo:break-after="auto" table:align="margins" fo:keep-with-next="auto" style:may-break-between-rows="true" table:border-model="collapsing"/>
    </style:style>
    <style:style style:name="Table44.A" style:family="table-column">
      <style:table-column-properties style:column-width="2.898cm" style:rel-column-width="10615*"/>
    </style:style>
    <style:style style:name="Table44.B" style:family="table-column">
      <style:table-column-properties style:column-width="14.993cm" style:rel-column-width="54920*"/>
    </style:style>
    <style:style style:name="Table44.1" style:family="table-row">
      <style:table-row-properties fo:keep-together="always"/>
    </style:style>
    <style:style style:name="Table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4.B1" style:family="table-cell">
      <style:table-cell-properties style:vertical-align="" fo:background-color="transparent" fo:padding="0.049cm" fo:border="none" style:writing-mode="page">
        <style:background-image/>
      </style:table-cell-properties>
    </style:style>
    <style:style style:name="Table45" style:family="table">
      <style:table-properties style:width="17.891cm" fo:break-before="auto" fo:break-after="auto" table:align="margins" fo:keep-with-next="auto" style:may-break-between-rows="true" table:border-model="collapsing"/>
    </style:style>
    <style:style style:name="Table45.A" style:family="table-column">
      <style:table-column-properties style:column-width="2.898cm" style:rel-column-width="10615*"/>
    </style:style>
    <style:style style:name="Table45.B" style:family="table-column">
      <style:table-column-properties style:column-width="14.993cm" style:rel-column-width="54920*"/>
    </style:style>
    <style:style style:name="Table45.1" style:family="table-row">
      <style:table-row-properties fo:keep-together="always"/>
    </style:style>
    <style:style style:name="Table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5.B1" style:family="table-cell">
      <style:table-cell-properties style:vertical-align="" fo:background-color="transparent" fo:padding="0.049cm" fo:border="none" style:writing-mode="page">
        <style:background-image/>
      </style:table-cell-properties>
    </style:style>
    <style:style style:name="Table46" style:family="table">
      <style:table-properties style:width="17.891cm" fo:break-before="auto" fo:break-after="auto" table:align="margins" fo:keep-with-next="auto" style:may-break-between-rows="true" table:border-model="collapsing"/>
    </style:style>
    <style:style style:name="Table46.A" style:family="table-column">
      <style:table-column-properties style:column-width="2.898cm" style:rel-column-width="10615*"/>
    </style:style>
    <style:style style:name="Table46.B" style:family="table-column">
      <style:table-column-properties style:column-width="14.993cm" style:rel-column-width="54920*"/>
    </style:style>
    <style:style style:name="Table46.1" style:family="table-row">
      <style:table-row-properties fo:keep-together="always"/>
    </style:style>
    <style:style style:name="Table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6.B1" style:family="table-cell">
      <style:table-cell-properties style:vertical-align="" fo:background-color="transparent" fo:padding="0.049cm" fo:border="none" style:writing-mode="page">
        <style:background-image/>
      </style:table-cell-properties>
    </style:style>
    <style:style style:name="Table47" style:family="table">
      <style:table-properties style:width="17.891cm" fo:break-before="auto" fo:break-after="auto" table:align="margins" fo:keep-with-next="auto" style:may-break-between-rows="true" table:border-model="collapsing"/>
    </style:style>
    <style:style style:name="Table47.A" style:family="table-column">
      <style:table-column-properties style:column-width="2.898cm" style:rel-column-width="10615*"/>
    </style:style>
    <style:style style:name="Table47.B" style:family="table-column">
      <style:table-column-properties style:column-width="14.993cm" style:rel-column-width="54920*"/>
    </style:style>
    <style:style style:name="Table47.1" style:family="table-row">
      <style:table-row-properties fo:keep-together="always"/>
    </style:style>
    <style:style style:name="Table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7.B1" style:family="table-cell">
      <style:table-cell-properties style:vertical-align="" fo:background-color="transparent" fo:padding="0.049cm" fo:border="none" style:writing-mode="page">
        <style:background-image/>
      </style:table-cell-properties>
    </style:style>
    <style:style style:name="Table48" style:family="table">
      <style:table-properties style:width="17.891cm" style:rel-width="100%" fo:break-before="auto" fo:break-after="auto" table:align="left" fo:keep-with-next="auto" style:may-break-between-rows="true" table:border-model="collapsing"/>
    </style:style>
    <style:style style:name="Table48.A" style:family="table-column">
      <style:table-column-properties style:column-width="2.898cm" style:rel-column-width="1643*"/>
    </style:style>
    <style:style style:name="Table48.B" style:family="table-column">
      <style:table-column-properties style:column-width="14.993cm" style:rel-column-width="8500*"/>
    </style:style>
    <style:style style:name="Table48.1" style:family="table-row">
      <style:table-row-properties fo:keep-together="always"/>
    </style:style>
    <style:style style:name="Table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8.B1" style:family="table-cell">
      <style:table-cell-properties style:vertical-align="" fo:background-color="transparent" fo:padding="0.049cm" fo:border="none" style:writing-mode="page">
        <style:background-image/>
      </style:table-cell-properties>
    </style:style>
    <style:style style:name="Table49" style:family="table">
      <style:table-properties style:width="17.891cm" fo:break-before="auto" fo:break-after="auto" table:align="margins" fo:keep-with-next="auto" style:may-break-between-rows="true" table:border-model="collapsing"/>
    </style:style>
    <style:style style:name="Table49.A" style:family="table-column">
      <style:table-column-properties style:column-width="2.898cm" style:rel-column-width="10615*"/>
    </style:style>
    <style:style style:name="Table49.B" style:family="table-column">
      <style:table-column-properties style:column-width="14.993cm" style:rel-column-width="54920*"/>
    </style:style>
    <style:style style:name="Table49.1" style:family="table-row">
      <style:table-row-properties fo:keep-together="always"/>
    </style:style>
    <style:style style:name="Table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9.B1" style:family="table-cell">
      <style:table-cell-properties style:vertical-align="" fo:background-color="transparent" fo:padding="0.049cm" fo:border="none" style:writing-mode="page">
        <style:background-image/>
      </style:table-cell-properties>
    </style:style>
    <style:style style:name="Table50" style:family="table">
      <style:table-properties style:width="17.891cm" fo:break-before="auto" fo:break-after="auto" table:align="margins" fo:keep-with-next="auto" style:may-break-between-rows="true" table:border-model="collapsing"/>
    </style:style>
    <style:style style:name="Table50.A" style:family="table-column">
      <style:table-column-properties style:column-width="2.898cm" style:rel-column-width="10615*"/>
    </style:style>
    <style:style style:name="Table50.B" style:family="table-column">
      <style:table-column-properties style:column-width="14.993cm" style:rel-column-width="54920*"/>
    </style:style>
    <style:style style:name="Table50.1" style:family="table-row">
      <style:table-row-properties fo:keep-together="always"/>
    </style:style>
    <style:style style:name="Table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0.B1" style:family="table-cell">
      <style:table-cell-properties style:vertical-align="" fo:background-color="transparent" fo:padding="0.049cm" fo:border="none" style:writing-mode="page">
        <style:background-image/>
      </style:table-cell-properties>
    </style:style>
    <style:style style:name="Table144" style:family="table">
      <style:table-properties style:width="17.891cm" fo:break-before="auto" fo:break-after="auto" table:align="margins" fo:keep-with-next="auto" style:may-break-between-rows="true" table:border-model="collapsing"/>
    </style:style>
    <style:style style:name="Table144.A" style:family="table-column">
      <style:table-column-properties style:column-width="2.946cm" style:rel-column-width="10791*"/>
    </style:style>
    <style:style style:name="Table144.B" style:family="table-column">
      <style:table-column-properties style:column-width="14.945cm" style:rel-column-width="54744*"/>
    </style:style>
    <style:style style:name="Table144.1" style:family="table-row">
      <style:table-row-properties fo:keep-together="auto"/>
    </style:style>
    <style:style style:name="Table1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4.B1" style:family="table-cell">
      <style:table-cell-properties style:vertical-align="" fo:background-color="transparent" fo:padding="0.049cm" fo:border="none" style:writing-mode="page">
        <style:background-image/>
      </style:table-cell-properties>
    </style:style>
    <style:style style:name="Table145" style:family="table">
      <style:table-properties style:width="17.891cm" fo:break-before="auto" fo:break-after="auto" table:align="margins" fo:keep-with-next="auto" style:may-break-between-rows="true" table:border-model="collapsing"/>
    </style:style>
    <style:style style:name="Table145.A" style:family="table-column">
      <style:table-column-properties style:column-width="2.946cm" style:rel-column-width="10791*"/>
    </style:style>
    <style:style style:name="Table145.B" style:family="table-column">
      <style:table-column-properties style:column-width="14.945cm" style:rel-column-width="54744*"/>
    </style:style>
    <style:style style:name="Table145.1" style:family="table-row">
      <style:table-row-properties fo:keep-together="auto"/>
    </style:style>
    <style:style style:name="Table1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5.B1" style:family="table-cell">
      <style:table-cell-properties style:vertical-align="" fo:background-color="transparent" fo:padding="0.049cm" fo:border="none" style:writing-mode="page">
        <style:background-image/>
      </style:table-cell-properties>
    </style:style>
    <style:style style:name="Table51" style:family="table">
      <style:table-properties style:width="17.891cm" fo:break-before="auto" fo:break-after="auto" table:align="margins" fo:keep-with-next="auto" style:may-break-between-rows="true" table:border-model="collapsing"/>
    </style:style>
    <style:style style:name="Table51.A" style:family="table-column">
      <style:table-column-properties style:column-width="2.898cm" style:rel-column-width="10615*"/>
    </style:style>
    <style:style style:name="Table51.B" style:family="table-column">
      <style:table-column-properties style:column-width="14.993cm" style:rel-column-width="54920*"/>
    </style:style>
    <style:style style:name="Table51.1" style:family="table-row">
      <style:table-row-properties fo:keep-together="always"/>
    </style:style>
    <style:style style:name="Table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1.B1" style:family="table-cell">
      <style:table-cell-properties style:vertical-align="" fo:background-color="transparent" fo:padding="0.049cm" fo:border="none" style:writing-mode="page">
        <style:background-image/>
      </style:table-cell-properties>
    </style:style>
    <style:style style:name="Table52" style:family="table">
      <style:table-properties style:width="17.891cm" fo:break-before="auto" fo:break-after="auto" table:align="margins" fo:keep-with-next="auto" style:may-break-between-rows="true" table:border-model="collapsing"/>
    </style:style>
    <style:style style:name="Table52.A" style:family="table-column">
      <style:table-column-properties style:column-width="2.898cm" style:rel-column-width="10615*"/>
    </style:style>
    <style:style style:name="Table52.B" style:family="table-column">
      <style:table-column-properties style:column-width="14.993cm" style:rel-column-width="54920*"/>
    </style:style>
    <style:style style:name="Table52.1" style:family="table-row">
      <style:table-row-properties fo:keep-together="always"/>
    </style:style>
    <style:style style:name="Table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2.B1" style:family="table-cell">
      <style:table-cell-properties style:vertical-align="" fo:background-color="transparent" fo:padding="0.049cm" fo:border="none" style:writing-mode="page">
        <style:background-image/>
      </style:table-cell-properties>
    </style:style>
    <style:style style:name="Table53" style:family="table">
      <style:table-properties style:width="17.891cm" fo:break-before="auto" fo:break-after="auto" table:align="margins" fo:keep-with-next="auto" style:may-break-between-rows="true" table:border-model="collapsing"/>
    </style:style>
    <style:style style:name="Table53.A" style:family="table-column">
      <style:table-column-properties style:column-width="2.898cm" style:rel-column-width="10615*"/>
    </style:style>
    <style:style style:name="Table53.B" style:family="table-column">
      <style:table-column-properties style:column-width="14.993cm" style:rel-column-width="54920*"/>
    </style:style>
    <style:style style:name="Table53.1" style:family="table-row">
      <style:table-row-properties fo:keep-together="always"/>
    </style:style>
    <style:style style:name="Table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3.B1" style:family="table-cell">
      <style:table-cell-properties style:vertical-align="" fo:background-color="transparent" fo:padding="0.049cm" fo:border="none" style:writing-mode="page">
        <style:background-image/>
      </style:table-cell-properties>
    </style:style>
    <style:style style:name="Table54" style:family="table">
      <style:table-properties style:width="17.891cm" fo:break-before="auto" fo:break-after="auto" table:align="margins" fo:keep-with-next="auto" style:may-break-between-rows="true" table:border-model="collapsing"/>
    </style:style>
    <style:style style:name="Table54.A" style:family="table-column">
      <style:table-column-properties style:column-width="2.898cm" style:rel-column-width="10615*"/>
    </style:style>
    <style:style style:name="Table54.B" style:family="table-column">
      <style:table-column-properties style:column-width="14.993cm" style:rel-column-width="54920*"/>
    </style:style>
    <style:style style:name="Table54.1" style:family="table-row">
      <style:table-row-properties fo:keep-together="always"/>
    </style:style>
    <style:style style:name="Table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4.B1" style:family="table-cell">
      <style:table-cell-properties style:vertical-align="" fo:background-color="transparent" fo:padding="0.049cm" fo:border="none" style:writing-mode="page">
        <style:background-image/>
      </style:table-cell-properties>
    </style:style>
    <style:style style:name="Table55" style:family="table">
      <style:table-properties style:width="17.891cm" fo:break-before="auto" fo:break-after="auto" table:align="margins" fo:keep-with-next="auto" style:may-break-between-rows="true" table:border-model="collapsing"/>
    </style:style>
    <style:style style:name="Table55.A" style:family="table-column">
      <style:table-column-properties style:column-width="2.898cm" style:rel-column-width="10615*"/>
    </style:style>
    <style:style style:name="Table55.B" style:family="table-column">
      <style:table-column-properties style:column-width="14.993cm" style:rel-column-width="54920*"/>
    </style:style>
    <style:style style:name="Table55.1" style:family="table-row">
      <style:table-row-properties fo:keep-together="always"/>
    </style:style>
    <style:style style:name="Table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5.B1" style:family="table-cell">
      <style:table-cell-properties style:vertical-align="" fo:background-color="transparent" fo:padding="0.049cm" fo:border="none" style:writing-mode="page">
        <style:background-image/>
      </style:table-cell-properties>
    </style:style>
    <style:style style:name="Table56" style:family="table">
      <style:table-properties style:width="17.891cm" fo:break-before="auto" fo:break-after="auto" table:align="margins" fo:keep-with-next="auto" style:may-break-between-rows="true" table:border-model="collapsing"/>
    </style:style>
    <style:style style:name="Table56.A" style:family="table-column">
      <style:table-column-properties style:column-width="2.898cm" style:rel-column-width="10615*"/>
    </style:style>
    <style:style style:name="Table56.B" style:family="table-column">
      <style:table-column-properties style:column-width="14.993cm" style:rel-column-width="54920*"/>
    </style:style>
    <style:style style:name="Table56.1" style:family="table-row">
      <style:table-row-properties fo:keep-together="always"/>
    </style:style>
    <style:style style:name="Table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6.B1" style:family="table-cell">
      <style:table-cell-properties style:vertical-align="" fo:background-color="transparent" fo:padding="0.049cm" fo:border="none" style:writing-mode="page">
        <style:background-image/>
      </style:table-cell-properties>
    </style:style>
    <style:style style:name="Table57" style:family="table">
      <style:table-properties style:width="17.891cm" fo:break-before="auto" fo:break-after="auto" table:align="margins" fo:keep-with-next="auto" style:may-break-between-rows="true" table:border-model="collapsing"/>
    </style:style>
    <style:style style:name="Table57.A" style:family="table-column">
      <style:table-column-properties style:column-width="2.898cm" style:rel-column-width="10615*"/>
    </style:style>
    <style:style style:name="Table57.B" style:family="table-column">
      <style:table-column-properties style:column-width="14.993cm" style:rel-column-width="54920*"/>
    </style:style>
    <style:style style:name="Table57.1" style:family="table-row">
      <style:table-row-properties fo:keep-together="always"/>
    </style:style>
    <style:style style:name="Table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7.B1" style:family="table-cell">
      <style:table-cell-properties style:vertical-align="" fo:background-color="transparent" fo:padding="0.049cm" fo:border="none" style:writing-mode="page">
        <style:background-image/>
      </style:table-cell-properties>
    </style:style>
    <style:style style:name="Table58" style:family="table">
      <style:table-properties style:width="17.891cm" fo:break-before="auto" fo:break-after="auto" table:align="margins" fo:keep-with-next="auto" style:may-break-between-rows="true" table:border-model="collapsing"/>
    </style:style>
    <style:style style:name="Table58.A" style:family="table-column">
      <style:table-column-properties style:column-width="2.898cm" style:rel-column-width="10615*"/>
    </style:style>
    <style:style style:name="Table58.B" style:family="table-column">
      <style:table-column-properties style:column-width="14.993cm" style:rel-column-width="54920*"/>
    </style:style>
    <style:style style:name="Table58.1" style:family="table-row">
      <style:table-row-properties fo:keep-together="always"/>
    </style:style>
    <style:style style:name="Table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8.B1" style:family="table-cell">
      <style:table-cell-properties style:vertical-align="" fo:background-color="transparent" fo:padding="0.049cm" fo:border="none" style:writing-mode="page">
        <style:background-image/>
      </style:table-cell-properties>
    </style:style>
    <style:style style:name="Table59" style:family="table">
      <style:table-properties style:width="17.891cm" fo:break-before="auto" fo:break-after="auto" table:align="margins" fo:keep-with-next="auto" style:may-break-between-rows="true" table:border-model="collapsing"/>
    </style:style>
    <style:style style:name="Table59.A" style:family="table-column">
      <style:table-column-properties style:column-width="2.898cm" style:rel-column-width="10615*"/>
    </style:style>
    <style:style style:name="Table59.B" style:family="table-column">
      <style:table-column-properties style:column-width="14.993cm" style:rel-column-width="54920*"/>
    </style:style>
    <style:style style:name="Table59.1" style:family="table-row">
      <style:table-row-properties fo:keep-together="always"/>
    </style:style>
    <style:style style:name="Table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9.B1" style:family="table-cell">
      <style:table-cell-properties style:vertical-align="" fo:background-color="transparent" fo:padding="0.049cm" fo:border="none" style:writing-mode="page">
        <style:background-image/>
      </style:table-cell-properties>
    </style:style>
    <style:style style:name="Table60" style:family="table">
      <style:table-properties style:width="17.891cm" fo:break-before="auto" fo:break-after="auto" table:align="margins" fo:keep-with-next="auto" style:may-break-between-rows="true" table:border-model="collapsing"/>
    </style:style>
    <style:style style:name="Table60.A" style:family="table-column">
      <style:table-column-properties style:column-width="2.898cm" style:rel-column-width="10615*"/>
    </style:style>
    <style:style style:name="Table60.B" style:family="table-column">
      <style:table-column-properties style:column-width="14.993cm" style:rel-column-width="54920*"/>
    </style:style>
    <style:style style:name="Table60.1" style:family="table-row">
      <style:table-row-properties fo:keep-together="always"/>
    </style:style>
    <style:style style:name="Table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0.B1" style:family="table-cell">
      <style:table-cell-properties style:vertical-align="" fo:background-color="transparent" fo:padding="0.049cm" fo:border="none" style:writing-mode="page">
        <style:background-image/>
      </style:table-cell-properties>
    </style:style>
    <style:style style:name="Table61" style:family="table">
      <style:table-properties style:width="17.891cm" fo:break-before="auto" fo:break-after="auto" table:align="margins" fo:keep-with-next="auto" style:may-break-between-rows="true" table:border-model="collapsing"/>
    </style:style>
    <style:style style:name="Table61.A" style:family="table-column">
      <style:table-column-properties style:column-width="2.898cm" style:rel-column-width="10615*"/>
    </style:style>
    <style:style style:name="Table61.B" style:family="table-column">
      <style:table-column-properties style:column-width="14.993cm" style:rel-column-width="54920*"/>
    </style:style>
    <style:style style:name="Table61.1" style:family="table-row">
      <style:table-row-properties fo:keep-together="always"/>
    </style:style>
    <style:style style:name="Table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1.B1" style:family="table-cell">
      <style:table-cell-properties style:vertical-align="" fo:background-color="transparent" fo:padding="0.049cm" fo:border="none" style:writing-mode="page">
        <style:background-image/>
      </style:table-cell-properties>
    </style:style>
    <style:style style:name="Table62" style:family="table">
      <style:table-properties style:width="17.891cm" fo:break-before="auto" fo:break-after="auto" table:align="margins" fo:keep-with-next="auto" style:may-break-between-rows="true" table:border-model="collapsing"/>
    </style:style>
    <style:style style:name="Table62.A" style:family="table-column">
      <style:table-column-properties style:column-width="2.898cm" style:rel-column-width="10615*"/>
    </style:style>
    <style:style style:name="Table62.B" style:family="table-column">
      <style:table-column-properties style:column-width="14.993cm" style:rel-column-width="54920*"/>
    </style:style>
    <style:style style:name="Table62.1" style:family="table-row">
      <style:table-row-properties fo:keep-together="always"/>
    </style:style>
    <style:style style:name="Table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2.B1" style:family="table-cell">
      <style:table-cell-properties style:vertical-align="" fo:background-color="transparent" fo:padding="0.049cm" fo:border="none" style:writing-mode="page">
        <style:background-image/>
      </style:table-cell-properties>
    </style:style>
    <style:style style:name="Table63" style:family="table">
      <style:table-properties style:width="17.891cm" fo:break-before="auto" fo:break-after="auto" table:align="margins" fo:keep-with-next="auto" style:may-break-between-rows="true" table:border-model="collapsing"/>
    </style:style>
    <style:style style:name="Table63.A" style:family="table-column">
      <style:table-column-properties style:column-width="2.898cm" style:rel-column-width="10615*"/>
    </style:style>
    <style:style style:name="Table63.B" style:family="table-column">
      <style:table-column-properties style:column-width="14.993cm" style:rel-column-width="54920*"/>
    </style:style>
    <style:style style:name="Table63.1" style:family="table-row">
      <style:table-row-properties fo:keep-together="always"/>
    </style:style>
    <style:style style:name="Table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3.B1" style:family="table-cell">
      <style:table-cell-properties style:vertical-align="" fo:background-color="transparent" fo:padding="0.049cm" fo:border="none" style:writing-mode="page">
        <style:background-image/>
      </style:table-cell-properties>
    </style:style>
    <style:style style:name="Table64" style:family="table">
      <style:table-properties style:width="17.891cm" fo:break-before="auto" fo:break-after="auto" table:align="margins" fo:keep-with-next="auto" style:may-break-between-rows="true" table:border-model="collapsing"/>
    </style:style>
    <style:style style:name="Table64.A" style:family="table-column">
      <style:table-column-properties style:column-width="2.898cm" style:rel-column-width="10615*"/>
    </style:style>
    <style:style style:name="Table64.B" style:family="table-column">
      <style:table-column-properties style:column-width="14.993cm" style:rel-column-width="54920*"/>
    </style:style>
    <style:style style:name="Table64.1" style:family="table-row">
      <style:table-row-properties fo:keep-together="always"/>
    </style:style>
    <style:style style:name="Table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4.B1" style:family="table-cell">
      <style:table-cell-properties style:vertical-align="" fo:background-color="transparent" fo:padding="0.049cm" fo:border="none" style:writing-mode="page">
        <style:background-image/>
      </style:table-cell-properties>
    </style:style>
    <style:style style:name="Table65" style:family="table">
      <style:table-properties style:width="17.891cm" fo:break-before="auto" fo:break-after="auto" table:align="margins" fo:keep-with-next="auto" style:may-break-between-rows="true" table:border-model="collapsing"/>
    </style:style>
    <style:style style:name="Table65.A" style:family="table-column">
      <style:table-column-properties style:column-width="2.898cm" style:rel-column-width="10615*"/>
    </style:style>
    <style:style style:name="Table65.B" style:family="table-column">
      <style:table-column-properties style:column-width="14.993cm" style:rel-column-width="54920*"/>
    </style:style>
    <style:style style:name="Table65.1" style:family="table-row">
      <style:table-row-properties fo:keep-together="always"/>
    </style:style>
    <style:style style:name="Table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5.B1" style:family="table-cell">
      <style:table-cell-properties style:vertical-align="" fo:background-color="transparent" fo:padding="0.049cm" fo:border="none" style:writing-mode="page">
        <style:background-image/>
      </style:table-cell-properties>
    </style:style>
    <style:style style:name="Table66" style:family="table">
      <style:table-properties style:width="17.891cm" fo:break-before="auto" fo:break-after="auto" table:align="margins" fo:keep-with-next="auto" style:may-break-between-rows="true" table:border-model="collapsing"/>
    </style:style>
    <style:style style:name="Table66.A" style:family="table-column">
      <style:table-column-properties style:column-width="2.898cm" style:rel-column-width="10615*"/>
    </style:style>
    <style:style style:name="Table66.B" style:family="table-column">
      <style:table-column-properties style:column-width="14.993cm" style:rel-column-width="54920*"/>
    </style:style>
    <style:style style:name="Table66.1" style:family="table-row">
      <style:table-row-properties fo:keep-together="always"/>
    </style:style>
    <style:style style:name="Table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6.B1" style:family="table-cell">
      <style:table-cell-properties style:vertical-align="" fo:background-color="transparent" fo:padding="0.049cm" fo:border="none" style:writing-mode="page">
        <style:background-image/>
      </style:table-cell-properties>
    </style:style>
    <style:style style:name="Table67" style:family="table">
      <style:table-properties style:width="17.891cm" fo:break-before="auto" fo:break-after="auto" table:align="margins" fo:keep-with-next="auto" style:may-break-between-rows="true" table:border-model="collapsing"/>
    </style:style>
    <style:style style:name="Table67.A" style:family="table-column">
      <style:table-column-properties style:column-width="2.898cm" style:rel-column-width="10615*"/>
    </style:style>
    <style:style style:name="Table67.B" style:family="table-column">
      <style:table-column-properties style:column-width="14.993cm" style:rel-column-width="54920*"/>
    </style:style>
    <style:style style:name="Table67.1" style:family="table-row">
      <style:table-row-properties fo:keep-together="always"/>
    </style:style>
    <style:style style:name="Table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7.B1" style:family="table-cell">
      <style:table-cell-properties style:vertical-align="" fo:background-color="transparent" fo:padding="0.049cm" fo:border="none" style:writing-mode="page">
        <style:background-image/>
      </style:table-cell-properties>
    </style:style>
    <style:style style:name="Table68" style:family="table">
      <style:table-properties style:width="17.891cm" fo:break-before="auto" fo:break-after="auto" table:align="margins" fo:keep-with-next="auto" style:may-break-between-rows="true" table:border-model="collapsing"/>
    </style:style>
    <style:style style:name="Table68.A" style:family="table-column">
      <style:table-column-properties style:column-width="2.898cm" style:rel-column-width="10615*"/>
    </style:style>
    <style:style style:name="Table68.B" style:family="table-column">
      <style:table-column-properties style:column-width="14.993cm" style:rel-column-width="54920*"/>
    </style:style>
    <style:style style:name="Table68.1" style:family="table-row">
      <style:table-row-properties fo:keep-together="always"/>
    </style:style>
    <style:style style:name="Table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8.B1" style:family="table-cell">
      <style:table-cell-properties style:vertical-align="" fo:background-color="transparent" fo:padding="0.049cm" fo:border="none" style:writing-mode="page">
        <style:background-image/>
      </style:table-cell-properties>
    </style:style>
    <style:style style:name="Table69" style:family="table">
      <style:table-properties style:width="17.891cm" fo:break-before="auto" fo:break-after="auto" table:align="margins" fo:keep-with-next="auto" style:may-break-between-rows="true" table:border-model="collapsing"/>
    </style:style>
    <style:style style:name="Table69.A" style:family="table-column">
      <style:table-column-properties style:column-width="2.898cm" style:rel-column-width="10615*"/>
    </style:style>
    <style:style style:name="Table69.B" style:family="table-column">
      <style:table-column-properties style:column-width="14.993cm" style:rel-column-width="54920*"/>
    </style:style>
    <style:style style:name="Table69.1" style:family="table-row">
      <style:table-row-properties fo:keep-together="always"/>
    </style:style>
    <style:style style:name="Table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9.B1" style:family="table-cell">
      <style:table-cell-properties style:vertical-align="" fo:background-color="transparent" fo:padding="0.049cm" fo:border="none" style:writing-mode="page">
        <style:background-image/>
      </style:table-cell-properties>
    </style:style>
    <style:style style:name="Table70" style:family="table">
      <style:table-properties style:width="17.891cm" fo:break-before="auto" fo:break-after="auto" table:align="margins" fo:keep-with-next="auto" style:may-break-between-rows="true" table:border-model="collapsing"/>
    </style:style>
    <style:style style:name="Table70.A" style:family="table-column">
      <style:table-column-properties style:column-width="2.898cm" style:rel-column-width="10615*"/>
    </style:style>
    <style:style style:name="Table70.B" style:family="table-column">
      <style:table-column-properties style:column-width="14.993cm" style:rel-column-width="54920*"/>
    </style:style>
    <style:style style:name="Table70.1" style:family="table-row">
      <style:table-row-properties fo:keep-together="always"/>
    </style:style>
    <style:style style:name="Table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0.B1" style:family="table-cell">
      <style:table-cell-properties style:vertical-align="" fo:background-color="transparent" fo:padding="0.049cm" fo:border="none" style:writing-mode="page">
        <style:background-image/>
      </style:table-cell-properties>
    </style:style>
    <style:style style:name="Table71" style:family="table">
      <style:table-properties style:width="17.891cm" fo:break-before="auto" fo:break-after="auto" table:align="margins" fo:keep-with-next="auto" style:may-break-between-rows="true" table:border-model="collapsing"/>
    </style:style>
    <style:style style:name="Table71.A" style:family="table-column">
      <style:table-column-properties style:column-width="2.898cm" style:rel-column-width="10615*"/>
    </style:style>
    <style:style style:name="Table71.B" style:family="table-column">
      <style:table-column-properties style:column-width="14.993cm" style:rel-column-width="54920*"/>
    </style:style>
    <style:style style:name="Table71.1" style:family="table-row">
      <style:table-row-properties fo:keep-together="always"/>
    </style:style>
    <style:style style:name="Table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1.B1" style:family="table-cell">
      <style:table-cell-properties style:vertical-align="" fo:background-color="transparent" fo:padding="0.049cm" fo:border="none" style:writing-mode="page">
        <style:background-image/>
      </style:table-cell-properties>
    </style:style>
    <style:style style:name="Table72" style:family="table">
      <style:table-properties style:width="17.891cm" fo:break-before="auto" fo:break-after="auto" table:align="margins" fo:keep-with-next="auto" style:may-break-between-rows="true" table:border-model="collapsing"/>
    </style:style>
    <style:style style:name="Table72.A" style:family="table-column">
      <style:table-column-properties style:column-width="2.898cm" style:rel-column-width="10615*"/>
    </style:style>
    <style:style style:name="Table72.B" style:family="table-column">
      <style:table-column-properties style:column-width="14.993cm" style:rel-column-width="54920*"/>
    </style:style>
    <style:style style:name="Table72.1" style:family="table-row">
      <style:table-row-properties fo:keep-together="always"/>
    </style:style>
    <style:style style:name="Table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2.B1" style:family="table-cell">
      <style:table-cell-properties style:vertical-align="" fo:background-color="transparent" fo:padding="0.049cm" fo:border="none" style:writing-mode="page">
        <style:background-image/>
      </style:table-cell-properties>
    </style:style>
    <style:style style:name="Table73" style:family="table">
      <style:table-properties style:width="17.891cm" fo:break-before="auto" fo:break-after="auto" table:align="margins" fo:keep-with-next="auto" style:may-break-between-rows="true" table:border-model="collapsing"/>
    </style:style>
    <style:style style:name="Table73.A" style:family="table-column">
      <style:table-column-properties style:column-width="2.898cm" style:rel-column-width="10615*"/>
    </style:style>
    <style:style style:name="Table73.B" style:family="table-column">
      <style:table-column-properties style:column-width="14.993cm" style:rel-column-width="54920*"/>
    </style:style>
    <style:style style:name="Table73.1" style:family="table-row">
      <style:table-row-properties fo:keep-together="always"/>
    </style:style>
    <style:style style:name="Table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3.B1" style:family="table-cell">
      <style:table-cell-properties style:vertical-align="" fo:background-color="transparent" fo:padding="0.049cm" fo:border="none" style:writing-mode="page">
        <style:background-image/>
      </style:table-cell-properties>
    </style:style>
    <style:style style:name="Table74" style:family="table">
      <style:table-properties style:width="17.891cm" fo:break-before="auto" fo:break-after="auto" table:align="margins" fo:keep-with-next="auto" style:may-break-between-rows="true" table:border-model="collapsing"/>
    </style:style>
    <style:style style:name="Table74.A" style:family="table-column">
      <style:table-column-properties style:column-width="2.898cm" style:rel-column-width="10615*"/>
    </style:style>
    <style:style style:name="Table74.B" style:family="table-column">
      <style:table-column-properties style:column-width="14.993cm" style:rel-column-width="54920*"/>
    </style:style>
    <style:style style:name="Table74.1" style:family="table-row">
      <style:table-row-properties fo:keep-together="always"/>
    </style:style>
    <style:style style:name="Table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4.B1" style:family="table-cell">
      <style:table-cell-properties style:vertical-align="" fo:background-color="transparent" fo:padding="0.049cm" fo:border="none" style:writing-mode="page">
        <style:background-image/>
      </style:table-cell-properties>
    </style:style>
    <style:style style:name="Table75" style:family="table">
      <style:table-properties style:width="17.891cm" fo:break-before="auto" fo:break-after="auto" table:align="margins" fo:keep-with-next="auto" style:may-break-between-rows="true" table:border-model="collapsing"/>
    </style:style>
    <style:style style:name="Table75.A" style:family="table-column">
      <style:table-column-properties style:column-width="2.898cm" style:rel-column-width="10615*"/>
    </style:style>
    <style:style style:name="Table75.B" style:family="table-column">
      <style:table-column-properties style:column-width="14.993cm" style:rel-column-width="54920*"/>
    </style:style>
    <style:style style:name="Table75.1" style:family="table-row">
      <style:table-row-properties fo:keep-together="always"/>
    </style:style>
    <style:style style:name="Table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5.B1" style:family="table-cell">
      <style:table-cell-properties style:vertical-align="" fo:background-color="transparent" fo:padding="0.049cm" fo:border="none" style:writing-mode="page">
        <style:background-image/>
      </style:table-cell-properties>
    </style:style>
    <style:style style:name="Table76" style:family="table">
      <style:table-properties style:width="17.891cm" fo:break-before="auto" fo:break-after="auto" table:align="margins" fo:keep-with-next="auto" style:may-break-between-rows="true" table:border-model="collapsing"/>
    </style:style>
    <style:style style:name="Table76.A" style:family="table-column">
      <style:table-column-properties style:column-width="2.898cm" style:rel-column-width="10615*"/>
    </style:style>
    <style:style style:name="Table76.B" style:family="table-column">
      <style:table-column-properties style:column-width="14.993cm" style:rel-column-width="54920*"/>
    </style:style>
    <style:style style:name="Table76.1" style:family="table-row">
      <style:table-row-properties fo:keep-together="always"/>
    </style:style>
    <style:style style:name="Table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6.B1" style:family="table-cell">
      <style:table-cell-properties style:vertical-align="" fo:background-color="transparent" fo:padding="0.049cm" fo:border="none" style:writing-mode="page">
        <style:background-image/>
      </style:table-cell-properties>
    </style:style>
    <style:style style:name="Table76.2" style:family="table-row">
      <style:table-row-properties fo:keep-together="auto"/>
    </style:style>
    <style:style style:name="Table77" style:family="table">
      <style:table-properties style:width="17.891cm" fo:break-before="auto" fo:break-after="auto" table:align="margins" fo:keep-with-next="auto" style:may-break-between-rows="true" table:border-model="collapsing"/>
    </style:style>
    <style:style style:name="Table77.A" style:family="table-column">
      <style:table-column-properties style:column-width="2.898cm" style:rel-column-width="10615*"/>
    </style:style>
    <style:style style:name="Table77.B" style:family="table-column">
      <style:table-column-properties style:column-width="14.993cm" style:rel-column-width="54920*"/>
    </style:style>
    <style:style style:name="Table77.1" style:family="table-row">
      <style:table-row-properties fo:keep-together="always"/>
    </style:style>
    <style:style style:name="Table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7.B1" style:family="table-cell">
      <style:table-cell-properties style:vertical-align="" fo:background-color="transparent" fo:padding="0.049cm" fo:border="none" style:writing-mode="page">
        <style:background-image/>
      </style:table-cell-properties>
    </style:style>
    <style:style style:name="Table78" style:family="table">
      <style:table-properties style:width="17.891cm" fo:break-before="auto" fo:break-after="auto" table:align="margins" fo:keep-with-next="auto" style:may-break-between-rows="true" table:border-model="collapsing"/>
    </style:style>
    <style:style style:name="Table78.A" style:family="table-column">
      <style:table-column-properties style:column-width="2.898cm" style:rel-column-width="10615*"/>
    </style:style>
    <style:style style:name="Table78.B" style:family="table-column">
      <style:table-column-properties style:column-width="14.993cm" style:rel-column-width="54920*"/>
    </style:style>
    <style:style style:name="Table78.1" style:family="table-row">
      <style:table-row-properties fo:keep-together="always"/>
    </style:style>
    <style:style style:name="Table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8.B1" style:family="table-cell">
      <style:table-cell-properties style:vertical-align="" fo:background-color="transparent" fo:padding="0.049cm" fo:border="none" style:writing-mode="page">
        <style:background-image/>
      </style:table-cell-properties>
    </style:style>
    <style:style style:name="Table78.2" style:family="table-row">
      <style:table-row-properties fo:keep-together="auto"/>
    </style:style>
    <style:style style:name="Table79" style:family="table">
      <style:table-properties style:width="17.891cm" fo:break-before="auto" fo:break-after="auto" table:align="margins" fo:keep-with-next="auto" style:may-break-between-rows="true" table:border-model="collapsing"/>
    </style:style>
    <style:style style:name="Table79.A" style:family="table-column">
      <style:table-column-properties style:column-width="2.898cm" style:rel-column-width="10615*"/>
    </style:style>
    <style:style style:name="Table79.B" style:family="table-column">
      <style:table-column-properties style:column-width="14.993cm" style:rel-column-width="54920*"/>
    </style:style>
    <style:style style:name="Table79.1" style:family="table-row">
      <style:table-row-properties fo:keep-together="always"/>
    </style:style>
    <style:style style:name="Table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9.B1" style:family="table-cell">
      <style:table-cell-properties style:vertical-align="" fo:background-color="transparent" fo:padding="0.049cm" fo:border="none" style:writing-mode="page">
        <style:background-image/>
      </style:table-cell-properties>
    </style:style>
    <style:style style:name="Table79.2" style:family="table-row">
      <style:table-row-properties fo:keep-together="auto"/>
    </style:style>
    <style:style style:name="Table80" style:family="table">
      <style:table-properties style:width="17.891cm" fo:break-before="auto" fo:break-after="auto" table:align="margins" fo:keep-with-next="auto" style:may-break-between-rows="true" table:border-model="collapsing"/>
    </style:style>
    <style:style style:name="Table80.A" style:family="table-column">
      <style:table-column-properties style:column-width="2.898cm" style:rel-column-width="10615*"/>
    </style:style>
    <style:style style:name="Table80.B" style:family="table-column">
      <style:table-column-properties style:column-width="14.993cm" style:rel-column-width="54920*"/>
    </style:style>
    <style:style style:name="Table80.1" style:family="table-row">
      <style:table-row-properties fo:keep-together="always"/>
    </style:style>
    <style:style style:name="Table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0.B1" style:family="table-cell">
      <style:table-cell-properties style:vertical-align="" fo:background-color="transparent" fo:padding="0.049cm" fo:border="none" style:writing-mode="page">
        <style:background-image/>
      </style:table-cell-properties>
    </style:style>
    <style:style style:name="Table81" style:family="table">
      <style:table-properties style:width="17.891cm" fo:break-before="auto" fo:break-after="auto" table:align="margins" fo:keep-with-next="auto" style:may-break-between-rows="true" table:border-model="collapsing"/>
    </style:style>
    <style:style style:name="Table81.A" style:family="table-column">
      <style:table-column-properties style:column-width="2.898cm" style:rel-column-width="10615*"/>
    </style:style>
    <style:style style:name="Table81.B" style:family="table-column">
      <style:table-column-properties style:column-width="14.993cm" style:rel-column-width="54920*"/>
    </style:style>
    <style:style style:name="Table81.1" style:family="table-row">
      <style:table-row-properties fo:keep-together="always"/>
    </style:style>
    <style:style style:name="Table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1.B1" style:family="table-cell">
      <style:table-cell-properties style:vertical-align="" fo:background-color="transparent" fo:padding="0.049cm" fo:border="none" style:writing-mode="page">
        <style:background-image/>
      </style:table-cell-properties>
    </style:style>
    <style:style style:name="Table82" style:family="table">
      <style:table-properties style:width="17.891cm" fo:break-before="auto" fo:break-after="auto" table:align="margins" fo:keep-with-next="auto" style:may-break-between-rows="true" table:border-model="collapsing"/>
    </style:style>
    <style:style style:name="Table82.A" style:family="table-column">
      <style:table-column-properties style:column-width="2.898cm" style:rel-column-width="10615*"/>
    </style:style>
    <style:style style:name="Table82.B" style:family="table-column">
      <style:table-column-properties style:column-width="14.993cm" style:rel-column-width="54920*"/>
    </style:style>
    <style:style style:name="Table82.1" style:family="table-row">
      <style:table-row-properties fo:keep-together="always"/>
    </style:style>
    <style:style style:name="Table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2.B1" style:family="table-cell">
      <style:table-cell-properties style:vertical-align="" fo:background-color="transparent" fo:padding="0.049cm" fo:border="none" style:writing-mode="page">
        <style:background-image/>
      </style:table-cell-properties>
    </style:style>
    <style:style style:name="Table83" style:family="table">
      <style:table-properties style:width="17.891cm" fo:break-before="auto" fo:break-after="auto" table:align="margins" fo:keep-with-next="auto" style:may-break-between-rows="true" table:border-model="collapsing"/>
    </style:style>
    <style:style style:name="Table83.A" style:family="table-column">
      <style:table-column-properties style:column-width="2.898cm" style:rel-column-width="10615*"/>
    </style:style>
    <style:style style:name="Table83.B" style:family="table-column">
      <style:table-column-properties style:column-width="14.993cm" style:rel-column-width="54920*"/>
    </style:style>
    <style:style style:name="Table83.1" style:family="table-row">
      <style:table-row-properties fo:keep-together="always"/>
    </style:style>
    <style:style style:name="Table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3.B1" style:family="table-cell">
      <style:table-cell-properties style:vertical-align="" fo:background-color="transparent" fo:padding="0.049cm" fo:border="none" style:writing-mode="page">
        <style:background-image/>
      </style:table-cell-properties>
    </style:style>
    <style:style style:name="Table84" style:family="table">
      <style:table-properties style:width="17.891cm" fo:break-before="auto" fo:break-after="auto" table:align="margins" fo:keep-with-next="auto" style:may-break-between-rows="true" table:border-model="collapsing"/>
    </style:style>
    <style:style style:name="Table84.A" style:family="table-column">
      <style:table-column-properties style:column-width="2.898cm" style:rel-column-width="10615*"/>
    </style:style>
    <style:style style:name="Table84.B" style:family="table-column">
      <style:table-column-properties style:column-width="14.993cm" style:rel-column-width="54920*"/>
    </style:style>
    <style:style style:name="Table84.1" style:family="table-row">
      <style:table-row-properties fo:keep-together="always"/>
    </style:style>
    <style:style style:name="Table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4.B1" style:family="table-cell">
      <style:table-cell-properties style:vertical-align="" fo:background-color="transparent" fo:padding="0.049cm" fo:border="none" style:writing-mode="page">
        <style:background-image/>
      </style:table-cell-properties>
    </style:style>
    <style:style style:name="Table85" style:family="table">
      <style:table-properties style:width="17.891cm" fo:break-before="auto" fo:break-after="auto" table:align="margins" fo:keep-with-next="auto" style:may-break-between-rows="true" table:border-model="collapsing"/>
    </style:style>
    <style:style style:name="Table85.A" style:family="table-column">
      <style:table-column-properties style:column-width="2.898cm" style:rel-column-width="10615*"/>
    </style:style>
    <style:style style:name="Table85.B" style:family="table-column">
      <style:table-column-properties style:column-width="14.993cm" style:rel-column-width="54920*"/>
    </style:style>
    <style:style style:name="Table85.1" style:family="table-row">
      <style:table-row-properties fo:keep-together="always"/>
    </style:style>
    <style:style style:name="Table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5.B1" style:family="table-cell">
      <style:table-cell-properties style:vertical-align="" fo:background-color="transparent" fo:padding="0.049cm" fo:border="none" style:writing-mode="page">
        <style:background-image/>
      </style:table-cell-properties>
    </style:style>
    <style:style style:name="Table86" style:family="table">
      <style:table-properties style:width="17.891cm" fo:break-before="auto" fo:break-after="auto" table:align="margins" fo:keep-with-next="auto" style:may-break-between-rows="true" table:border-model="collapsing"/>
    </style:style>
    <style:style style:name="Table86.A" style:family="table-column">
      <style:table-column-properties style:column-width="2.898cm" style:rel-column-width="10615*"/>
    </style:style>
    <style:style style:name="Table86.B" style:family="table-column">
      <style:table-column-properties style:column-width="14.993cm" style:rel-column-width="54920*"/>
    </style:style>
    <style:style style:name="Table86.1" style:family="table-row">
      <style:table-row-properties fo:keep-together="always"/>
    </style:style>
    <style:style style:name="Table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6.B1" style:family="table-cell">
      <style:table-cell-properties style:vertical-align="" fo:background-color="transparent" fo:padding="0.049cm" fo:border="none" style:writing-mode="page">
        <style:background-image/>
      </style:table-cell-properties>
    </style:style>
    <style:style style:name="Table87" style:family="table">
      <style:table-properties style:width="17.891cm" fo:break-before="auto" fo:break-after="auto" table:align="margins" fo:keep-with-next="auto" style:may-break-between-rows="true" table:border-model="collapsing"/>
    </style:style>
    <style:style style:name="Table87.A" style:family="table-column">
      <style:table-column-properties style:column-width="2.898cm" style:rel-column-width="10615*"/>
    </style:style>
    <style:style style:name="Table87.B" style:family="table-column">
      <style:table-column-properties style:column-width="14.993cm" style:rel-column-width="54920*"/>
    </style:style>
    <style:style style:name="Table87.1" style:family="table-row">
      <style:table-row-properties fo:keep-together="always"/>
    </style:style>
    <style:style style:name="Table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7.B1" style:family="table-cell">
      <style:table-cell-properties style:vertical-align="" fo:background-color="transparent" fo:padding="0.049cm" fo:border="none" style:writing-mode="page">
        <style:background-image/>
      </style:table-cell-properties>
    </style:style>
    <style:style style:name="Table88" style:family="table">
      <style:table-properties style:width="17.891cm" fo:break-before="auto" fo:break-after="auto" table:align="margins" fo:keep-with-next="auto" style:may-break-between-rows="true" table:border-model="collapsing"/>
    </style:style>
    <style:style style:name="Table88.A" style:family="table-column">
      <style:table-column-properties style:column-width="2.898cm" style:rel-column-width="10615*"/>
    </style:style>
    <style:style style:name="Table88.B" style:family="table-column">
      <style:table-column-properties style:column-width="14.993cm" style:rel-column-width="54920*"/>
    </style:style>
    <style:style style:name="Table88.1" style:family="table-row">
      <style:table-row-properties fo:keep-together="always"/>
    </style:style>
    <style:style style:name="Table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8.B1" style:family="table-cell">
      <style:table-cell-properties style:vertical-align="" fo:background-color="transparent" fo:padding="0.049cm" fo:border="none" style:writing-mode="page">
        <style:background-image/>
      </style:table-cell-properties>
    </style:style>
    <style:style style:name="Table89" style:family="table">
      <style:table-properties style:width="17.891cm" fo:break-before="auto" fo:break-after="auto" table:align="margins" fo:keep-with-next="auto" style:may-break-between-rows="true" table:border-model="collapsing"/>
    </style:style>
    <style:style style:name="Table89.A" style:family="table-column">
      <style:table-column-properties style:column-width="2.898cm" style:rel-column-width="10615*"/>
    </style:style>
    <style:style style:name="Table89.B" style:family="table-column">
      <style:table-column-properties style:column-width="14.993cm" style:rel-column-width="54920*"/>
    </style:style>
    <style:style style:name="Table89.1" style:family="table-row">
      <style:table-row-properties fo:keep-together="always"/>
    </style:style>
    <style:style style:name="Table8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9.B1" style:family="table-cell">
      <style:table-cell-properties style:vertical-align="" fo:background-color="transparent" fo:padding="0.049cm" fo:border="none" style:writing-mode="page">
        <style:background-image/>
      </style:table-cell-properties>
    </style:style>
    <style:style style:name="Table90" style:family="table">
      <style:table-properties style:width="17.891cm" fo:break-before="auto" fo:break-after="auto" table:align="margins" fo:keep-with-next="auto" style:may-break-between-rows="true" table:border-model="collapsing"/>
    </style:style>
    <style:style style:name="Table90.A" style:family="table-column">
      <style:table-column-properties style:column-width="2.898cm" style:rel-column-width="10615*"/>
    </style:style>
    <style:style style:name="Table90.B" style:family="table-column">
      <style:table-column-properties style:column-width="14.993cm" style:rel-column-width="54920*"/>
    </style:style>
    <style:style style:name="Table90.1" style:family="table-row">
      <style:table-row-properties fo:keep-together="always"/>
    </style:style>
    <style:style style:name="Table9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0.B1" style:family="table-cell">
      <style:table-cell-properties style:vertical-align="" fo:background-color="transparent" fo:padding="0.049cm" fo:border="none" style:writing-mode="page">
        <style:background-image/>
      </style:table-cell-properties>
    </style:style>
    <style:style style:name="Table91" style:family="table">
      <style:table-properties style:width="17.891cm" fo:break-before="auto" fo:break-after="auto" table:align="margins" fo:keep-with-next="auto" style:may-break-between-rows="true" table:border-model="collapsing"/>
    </style:style>
    <style:style style:name="Table91.A" style:family="table-column">
      <style:table-column-properties style:column-width="2.898cm" style:rel-column-width="10615*"/>
    </style:style>
    <style:style style:name="Table91.B" style:family="table-column">
      <style:table-column-properties style:column-width="14.993cm" style:rel-column-width="54920*"/>
    </style:style>
    <style:style style:name="Table91.1" style:family="table-row">
      <style:table-row-properties fo:keep-together="always"/>
    </style:style>
    <style:style style:name="Table9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1.B1" style:family="table-cell">
      <style:table-cell-properties style:vertical-align="" fo:background-color="transparent" fo:padding="0.049cm" fo:border="none" style:writing-mode="page">
        <style:background-image/>
      </style:table-cell-properties>
    </style:style>
    <style:style style:name="Table92" style:family="table">
      <style:table-properties style:width="17.891cm" fo:break-before="auto" fo:break-after="auto" table:align="margins" fo:keep-with-next="auto" style:may-break-between-rows="true" table:border-model="collapsing"/>
    </style:style>
    <style:style style:name="Table92.A" style:family="table-column">
      <style:table-column-properties style:column-width="2.898cm" style:rel-column-width="10615*"/>
    </style:style>
    <style:style style:name="Table92.B" style:family="table-column">
      <style:table-column-properties style:column-width="14.993cm" style:rel-column-width="54920*"/>
    </style:style>
    <style:style style:name="Table92.1" style:family="table-row">
      <style:table-row-properties fo:keep-together="always"/>
    </style:style>
    <style:style style:name="Table9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2.B1" style:family="table-cell">
      <style:table-cell-properties style:vertical-align="" fo:background-color="transparent" fo:padding="0.049cm" fo:border="none" style:writing-mode="page">
        <style:background-image/>
      </style:table-cell-properties>
    </style:style>
    <style:style style:name="Table93" style:family="table">
      <style:table-properties style:width="17.891cm" fo:break-before="auto" fo:break-after="auto" table:align="margins" fo:keep-with-next="auto" style:may-break-between-rows="true" table:border-model="collapsing"/>
    </style:style>
    <style:style style:name="Table93.A" style:family="table-column">
      <style:table-column-properties style:column-width="2.898cm" style:rel-column-width="10615*"/>
    </style:style>
    <style:style style:name="Table93.B" style:family="table-column">
      <style:table-column-properties style:column-width="14.993cm" style:rel-column-width="54920*"/>
    </style:style>
    <style:style style:name="Table93.1" style:family="table-row">
      <style:table-row-properties fo:keep-together="always"/>
    </style:style>
    <style:style style:name="Table9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3.B1" style:family="table-cell">
      <style:table-cell-properties style:vertical-align="" fo:background-color="transparent" fo:padding="0.049cm" fo:border="none" style:writing-mode="page">
        <style:background-image/>
      </style:table-cell-properties>
    </style:style>
    <style:style style:name="Table93.2" style:family="table-row">
      <style:table-row-properties fo:keep-together="auto"/>
    </style:style>
    <style:style style:name="Table94" style:family="table">
      <style:table-properties style:width="17.891cm" fo:break-before="auto" fo:break-after="auto" table:align="margins" fo:keep-with-next="auto" style:may-break-between-rows="true" table:border-model="collapsing"/>
    </style:style>
    <style:style style:name="Table94.A" style:family="table-column">
      <style:table-column-properties style:column-width="2.898cm" style:rel-column-width="10615*"/>
    </style:style>
    <style:style style:name="Table94.B" style:family="table-column">
      <style:table-column-properties style:column-width="14.993cm" style:rel-column-width="54920*"/>
    </style:style>
    <style:style style:name="Table94.1" style:family="table-row">
      <style:table-row-properties fo:keep-together="always"/>
    </style:style>
    <style:style style:name="Table9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4.B1" style:family="table-cell">
      <style:table-cell-properties style:vertical-align="" fo:background-color="transparent" fo:padding="0.049cm" fo:border="none" style:writing-mode="page">
        <style:background-image/>
      </style:table-cell-properties>
    </style:style>
    <style:style style:name="Table95" style:family="table">
      <style:table-properties style:width="17.891cm" fo:break-before="auto" fo:break-after="auto" table:align="margins" fo:keep-with-next="auto" style:may-break-between-rows="true" table:border-model="collapsing"/>
    </style:style>
    <style:style style:name="Table95.A" style:family="table-column">
      <style:table-column-properties style:column-width="2.898cm" style:rel-column-width="10615*"/>
    </style:style>
    <style:style style:name="Table95.B" style:family="table-column">
      <style:table-column-properties style:column-width="14.993cm" style:rel-column-width="54920*"/>
    </style:style>
    <style:style style:name="Table95.1" style:family="table-row">
      <style:table-row-properties fo:keep-together="always"/>
    </style:style>
    <style:style style:name="Table9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5.B1" style:family="table-cell">
      <style:table-cell-properties style:vertical-align="" fo:background-color="transparent" fo:padding="0.049cm" fo:border="none" style:writing-mode="page">
        <style:background-image/>
      </style:table-cell-properties>
    </style:style>
    <style:style style:name="Table96" style:family="table">
      <style:table-properties style:width="17.891cm" fo:break-before="auto" fo:break-after="auto" table:align="margins" fo:keep-with-next="auto" style:may-break-between-rows="true" table:border-model="collapsing"/>
    </style:style>
    <style:style style:name="Table96.A" style:family="table-column">
      <style:table-column-properties style:column-width="2.898cm" style:rel-column-width="10615*"/>
    </style:style>
    <style:style style:name="Table96.B" style:family="table-column">
      <style:table-column-properties style:column-width="14.993cm" style:rel-column-width="54920*"/>
    </style:style>
    <style:style style:name="Table96.1" style:family="table-row">
      <style:table-row-properties fo:keep-together="auto"/>
    </style:style>
    <style:style style:name="Table9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6.B1" style:family="table-cell">
      <style:table-cell-properties style:vertical-align="" fo:background-color="transparent" fo:padding="0.049cm" fo:border="none" style:writing-mode="page">
        <style:background-image/>
      </style:table-cell-properties>
    </style:style>
    <style:style style:name="Table97" style:family="table">
      <style:table-properties style:width="17.891cm" fo:break-before="auto" fo:break-after="auto" table:align="margins" fo:keep-with-next="auto" style:may-break-between-rows="true" table:border-model="collapsing"/>
    </style:style>
    <style:style style:name="Table97.A" style:family="table-column">
      <style:table-column-properties style:column-width="2.898cm" style:rel-column-width="10615*"/>
    </style:style>
    <style:style style:name="Table97.B" style:family="table-column">
      <style:table-column-properties style:column-width="14.993cm" style:rel-column-width="54920*"/>
    </style:style>
    <style:style style:name="Table97.1" style:family="table-row">
      <style:table-row-properties fo:keep-together="always"/>
    </style:style>
    <style:style style:name="Table9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7.B1" style:family="table-cell">
      <style:table-cell-properties style:vertical-align="" fo:background-color="transparent" fo:padding="0.049cm" fo:border="none" style:writing-mode="page">
        <style:background-image/>
      </style:table-cell-properties>
    </style:style>
    <style:style style:name="Table98" style:family="table">
      <style:table-properties style:width="17.891cm" fo:break-before="auto" fo:break-after="auto" table:align="margins" fo:keep-with-next="auto" style:may-break-between-rows="true" table:border-model="collapsing"/>
    </style:style>
    <style:style style:name="Table98.A" style:family="table-column">
      <style:table-column-properties style:column-width="2.898cm" style:rel-column-width="10615*"/>
    </style:style>
    <style:style style:name="Table98.B" style:family="table-column">
      <style:table-column-properties style:column-width="14.993cm" style:rel-column-width="54920*"/>
    </style:style>
    <style:style style:name="Table98.1" style:family="table-row">
      <style:table-row-properties fo:keep-together="always"/>
    </style:style>
    <style:style style:name="Table9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8.B1" style:family="table-cell">
      <style:table-cell-properties style:vertical-align="" fo:background-color="transparent" fo:padding="0.049cm" fo:border="none" style:writing-mode="page">
        <style:background-image/>
      </style:table-cell-properties>
    </style:style>
    <style:style style:name="Table140" style:family="table">
      <style:table-properties style:width="17.891cm" fo:break-before="auto" fo:break-after="auto" table:align="margins" fo:keep-with-next="auto" style:may-break-between-rows="true" table:border-model="collapsing"/>
    </style:style>
    <style:style style:name="Table140.A" style:family="table-column">
      <style:table-column-properties style:column-width="2.898cm" style:rel-column-width="10615*"/>
    </style:style>
    <style:style style:name="Table140.B" style:family="table-column">
      <style:table-column-properties style:column-width="14.993cm" style:rel-column-width="54920*"/>
    </style:style>
    <style:style style:name="Table140.1" style:family="table-row">
      <style:table-row-properties fo:keep-together="always"/>
    </style:style>
    <style:style style:name="Table1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0.B1" style:family="table-cell">
      <style:table-cell-properties style:vertical-align="" fo:background-color="transparent" fo:padding="0.049cm" fo:border="none" style:writing-mode="page">
        <style:background-image/>
      </style:table-cell-properties>
    </style:style>
    <style:style style:name="Table99" style:family="table">
      <style:table-properties style:width="17.891cm" fo:break-before="auto" fo:break-after="auto" table:align="margins" fo:keep-with-next="auto" style:may-break-between-rows="true" table:border-model="collapsing"/>
    </style:style>
    <style:style style:name="Table99.A" style:family="table-column">
      <style:table-column-properties style:column-width="2.898cm" style:rel-column-width="10615*"/>
    </style:style>
    <style:style style:name="Table99.B" style:family="table-column">
      <style:table-column-properties style:column-width="14.993cm" style:rel-column-width="54920*"/>
    </style:style>
    <style:style style:name="Table99.1" style:family="table-row">
      <style:table-row-properties fo:keep-together="always"/>
    </style:style>
    <style:style style:name="Table9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9.B1" style:family="table-cell">
      <style:table-cell-properties style:vertical-align="" fo:background-color="transparent" fo:padding="0.049cm" fo:border="none" style:writing-mode="page">
        <style:background-image/>
      </style:table-cell-properties>
    </style:style>
    <style:style style:name="Table100" style:family="table">
      <style:table-properties style:width="17.891cm" fo:break-before="auto" fo:break-after="auto" table:align="margins" fo:keep-with-next="auto" style:may-break-between-rows="true" table:border-model="collapsing"/>
    </style:style>
    <style:style style:name="Table100.A" style:family="table-column">
      <style:table-column-properties style:column-width="2.898cm" style:rel-column-width="10615*"/>
    </style:style>
    <style:style style:name="Table100.B" style:family="table-column">
      <style:table-column-properties style:column-width="14.993cm" style:rel-column-width="54920*"/>
    </style:style>
    <style:style style:name="Table100.1" style:family="table-row">
      <style:table-row-properties fo:keep-together="always"/>
    </style:style>
    <style:style style:name="Table10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0.B1" style:family="table-cell">
      <style:table-cell-properties style:vertical-align="" fo:background-color="transparent" fo:padding="0.049cm" fo:border="none" style:writing-mode="page">
        <style:background-image/>
      </style:table-cell-properties>
    </style:style>
    <style:style style:name="Table101" style:family="table">
      <style:table-properties style:width="17.891cm" fo:break-before="auto" fo:break-after="auto" table:align="margins" fo:keep-with-next="auto" style:may-break-between-rows="true" table:border-model="collapsing"/>
    </style:style>
    <style:style style:name="Table101.A" style:family="table-column">
      <style:table-column-properties style:column-width="2.898cm" style:rel-column-width="10615*"/>
    </style:style>
    <style:style style:name="Table101.B" style:family="table-column">
      <style:table-column-properties style:column-width="14.993cm" style:rel-column-width="54920*"/>
    </style:style>
    <style:style style:name="Table101.1" style:family="table-row">
      <style:table-row-properties fo:keep-together="always"/>
    </style:style>
    <style:style style:name="Table10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1.B1" style:family="table-cell">
      <style:table-cell-properties style:vertical-align="" fo:background-color="transparent" fo:padding="0.049cm" fo:border="none" style:writing-mode="page">
        <style:background-image/>
      </style:table-cell-properties>
    </style:style>
    <style:style style:name="Table102" style:family="table">
      <style:table-properties style:width="17.891cm" fo:break-before="auto" fo:break-after="auto" table:align="margins" fo:keep-with-next="auto" style:may-break-between-rows="true" table:border-model="collapsing"/>
    </style:style>
    <style:style style:name="Table102.A" style:family="table-column">
      <style:table-column-properties style:column-width="2.898cm" style:rel-column-width="10615*"/>
    </style:style>
    <style:style style:name="Table102.B" style:family="table-column">
      <style:table-column-properties style:column-width="14.993cm" style:rel-column-width="54920*"/>
    </style:style>
    <style:style style:name="Table102.1" style:family="table-row">
      <style:table-row-properties fo:keep-together="always"/>
    </style:style>
    <style:style style:name="Table10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2.B1" style:family="table-cell">
      <style:table-cell-properties style:vertical-align="" fo:background-color="transparent" fo:padding="0.049cm" fo:border="none" style:writing-mode="page">
        <style:background-image/>
      </style:table-cell-properties>
    </style:style>
    <style:style style:name="Table103" style:family="table">
      <style:table-properties style:width="17.891cm" fo:break-before="auto" fo:break-after="auto" table:align="margins" fo:keep-with-next="auto" style:may-break-between-rows="true" table:border-model="collapsing"/>
    </style:style>
    <style:style style:name="Table103.A" style:family="table-column">
      <style:table-column-properties style:column-width="2.898cm" style:rel-column-width="10615*"/>
    </style:style>
    <style:style style:name="Table103.B" style:family="table-column">
      <style:table-column-properties style:column-width="14.993cm" style:rel-column-width="54920*"/>
    </style:style>
    <style:style style:name="Table103.1" style:family="table-row">
      <style:table-row-properties fo:keep-together="always"/>
    </style:style>
    <style:style style:name="Table10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3.B1" style:family="table-cell">
      <style:table-cell-properties style:vertical-align="" fo:background-color="transparent" fo:padding="0.049cm" fo:border="none" style:writing-mode="page">
        <style:background-image/>
      </style:table-cell-properties>
    </style:style>
    <style:style style:name="Table104" style:family="table">
      <style:table-properties style:width="17.891cm" fo:break-before="auto" fo:break-after="auto" table:align="margins" fo:keep-with-next="auto" style:may-break-between-rows="true" table:border-model="collapsing"/>
    </style:style>
    <style:style style:name="Table104.A" style:family="table-column">
      <style:table-column-properties style:column-width="2.898cm" style:rel-column-width="10615*"/>
    </style:style>
    <style:style style:name="Table104.B" style:family="table-column">
      <style:table-column-properties style:column-width="14.993cm" style:rel-column-width="54920*"/>
    </style:style>
    <style:style style:name="Table104.1" style:family="table-row">
      <style:table-row-properties fo:keep-together="always"/>
    </style:style>
    <style:style style:name="Table10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4.B1" style:family="table-cell">
      <style:table-cell-properties style:vertical-align="" fo:background-color="transparent" fo:padding="0.049cm" fo:border="none" style:writing-mode="page">
        <style:background-image/>
      </style:table-cell-properties>
    </style:style>
    <style:style style:name="Table105" style:family="table">
      <style:table-properties style:width="17.891cm" fo:break-before="auto" fo:break-after="auto" table:align="margins" fo:keep-with-next="auto" style:may-break-between-rows="true" table:border-model="collapsing"/>
    </style:style>
    <style:style style:name="Table105.A" style:family="table-column">
      <style:table-column-properties style:column-width="2.898cm" style:rel-column-width="10615*"/>
    </style:style>
    <style:style style:name="Table105.B" style:family="table-column">
      <style:table-column-properties style:column-width="14.993cm" style:rel-column-width="54920*"/>
    </style:style>
    <style:style style:name="Table105.1" style:family="table-row">
      <style:table-row-properties fo:keep-together="always"/>
    </style:style>
    <style:style style:name="Table10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5.B1" style:family="table-cell">
      <style:table-cell-properties style:vertical-align="" fo:background-color="transparent" fo:padding="0.049cm" fo:border="none" style:writing-mode="page">
        <style:background-image/>
      </style:table-cell-properties>
    </style:style>
    <style:style style:name="Table106" style:family="table">
      <style:table-properties style:width="17.891cm" fo:break-before="auto" fo:break-after="auto" table:align="margins" fo:keep-with-next="auto" style:may-break-between-rows="true" table:border-model="collapsing"/>
    </style:style>
    <style:style style:name="Table106.A" style:family="table-column">
      <style:table-column-properties style:column-width="2.898cm" style:rel-column-width="10615*"/>
    </style:style>
    <style:style style:name="Table106.B" style:family="table-column">
      <style:table-column-properties style:column-width="14.993cm" style:rel-column-width="54920*"/>
    </style:style>
    <style:style style:name="Table106.1" style:family="table-row">
      <style:table-row-properties fo:keep-together="always"/>
    </style:style>
    <style:style style:name="Table10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6.B1" style:family="table-cell">
      <style:table-cell-properties style:vertical-align="" fo:background-color="transparent" fo:padding="0.049cm" fo:border="none" style:writing-mode="page">
        <style:background-image/>
      </style:table-cell-properties>
    </style:style>
    <style:style style:name="Table107" style:family="table">
      <style:table-properties style:width="17.891cm" fo:break-before="auto" fo:break-after="auto" table:align="margins" fo:keep-with-next="auto" style:may-break-between-rows="true" table:border-model="collapsing"/>
    </style:style>
    <style:style style:name="Table107.A" style:family="table-column">
      <style:table-column-properties style:column-width="2.898cm" style:rel-column-width="10615*"/>
    </style:style>
    <style:style style:name="Table107.B" style:family="table-column">
      <style:table-column-properties style:column-width="14.993cm" style:rel-column-width="54920*"/>
    </style:style>
    <style:style style:name="Table107.1" style:family="table-row">
      <style:table-row-properties fo:keep-together="always"/>
    </style:style>
    <style:style style:name="Table10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7.B1" style:family="table-cell">
      <style:table-cell-properties style:vertical-align="" fo:background-color="transparent" fo:padding="0.049cm" fo:border="none" style:writing-mode="page">
        <style:background-image/>
      </style:table-cell-properties>
    </style:style>
    <style:style style:name="Table108" style:family="table">
      <style:table-properties style:width="17.891cm" fo:break-before="auto" fo:break-after="auto" table:align="margins" fo:keep-with-next="auto" style:may-break-between-rows="true" table:border-model="collapsing"/>
    </style:style>
    <style:style style:name="Table108.A" style:family="table-column">
      <style:table-column-properties style:column-width="2.898cm" style:rel-column-width="10615*"/>
    </style:style>
    <style:style style:name="Table108.B" style:family="table-column">
      <style:table-column-properties style:column-width="14.993cm" style:rel-column-width="54920*"/>
    </style:style>
    <style:style style:name="Table108.1" style:family="table-row">
      <style:table-row-properties fo:keep-together="always"/>
    </style:style>
    <style:style style:name="Table10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8.B1" style:family="table-cell">
      <style:table-cell-properties style:vertical-align="" fo:background-color="transparent" fo:padding="0.049cm" fo:border="none" style:writing-mode="page">
        <style:background-image/>
      </style:table-cell-properties>
    </style:style>
    <style:style style:name="Table108.6" style:family="table-row">
      <style:table-row-properties fo:keep-together="auto"/>
    </style:style>
    <style:style style:name="Table109" style:family="table">
      <style:table-properties style:width="17.891cm" fo:break-before="auto" fo:break-after="auto" table:align="margins" fo:keep-with-next="auto" style:may-break-between-rows="true" table:border-model="collapsing"/>
    </style:style>
    <style:style style:name="Table109.A" style:family="table-column">
      <style:table-column-properties style:column-width="2.898cm" style:rel-column-width="10615*"/>
    </style:style>
    <style:style style:name="Table109.B" style:family="table-column">
      <style:table-column-properties style:column-width="14.993cm" style:rel-column-width="54920*"/>
    </style:style>
    <style:style style:name="Table109.1" style:family="table-row">
      <style:table-row-properties fo:keep-together="always"/>
    </style:style>
    <style:style style:name="Table10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9.B1" style:family="table-cell">
      <style:table-cell-properties style:vertical-align="" fo:background-color="transparent" fo:padding="0.049cm" fo:border="none" style:writing-mode="page">
        <style:background-image/>
      </style:table-cell-properties>
    </style:style>
    <style:style style:name="Table110" style:family="table">
      <style:table-properties style:width="17.891cm" fo:break-before="auto" fo:break-after="auto" table:align="margins" fo:keep-with-next="auto" style:may-break-between-rows="true" table:border-model="collapsing"/>
    </style:style>
    <style:style style:name="Table110.A" style:family="table-column">
      <style:table-column-properties style:column-width="2.898cm" style:rel-column-width="10615*"/>
    </style:style>
    <style:style style:name="Table110.B" style:family="table-column">
      <style:table-column-properties style:column-width="14.993cm" style:rel-column-width="54920*"/>
    </style:style>
    <style:style style:name="Table110.1" style:family="table-row">
      <style:table-row-properties fo:keep-together="always"/>
    </style:style>
    <style:style style:name="Table1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0.B1" style:family="table-cell">
      <style:table-cell-properties style:vertical-align="" fo:background-color="transparent" fo:padding="0.049cm" fo:border="none" style:writing-mode="page">
        <style:background-image/>
      </style:table-cell-properties>
    </style:style>
    <style:style style:name="Table111" style:family="table">
      <style:table-properties style:width="17.891cm" fo:break-before="auto" fo:break-after="auto" table:align="margins" fo:keep-with-next="auto" style:may-break-between-rows="true" table:border-model="collapsing"/>
    </style:style>
    <style:style style:name="Table111.A" style:family="table-column">
      <style:table-column-properties style:column-width="2.898cm" style:rel-column-width="10615*"/>
    </style:style>
    <style:style style:name="Table111.B" style:family="table-column">
      <style:table-column-properties style:column-width="14.993cm" style:rel-column-width="54920*"/>
    </style:style>
    <style:style style:name="Table111.1" style:family="table-row">
      <style:table-row-properties fo:keep-together="always"/>
    </style:style>
    <style:style style:name="Table1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1.B1" style:family="table-cell">
      <style:table-cell-properties style:vertical-align="" fo:background-color="transparent" fo:padding="0.049cm" fo:border="none" style:writing-mode="page">
        <style:background-image/>
      </style:table-cell-properties>
    </style:style>
    <style:style style:name="Table112" style:family="table">
      <style:table-properties style:width="17.891cm" fo:break-before="auto" fo:break-after="auto" table:align="margins" fo:keep-with-next="auto" style:may-break-between-rows="true" table:border-model="collapsing"/>
    </style:style>
    <style:style style:name="Table112.A" style:family="table-column">
      <style:table-column-properties style:column-width="2.905cm" style:rel-column-width="10641*"/>
    </style:style>
    <style:style style:name="Table112.B" style:family="table-column">
      <style:table-column-properties style:column-width="14.986cm" style:rel-column-width="54894*"/>
    </style:style>
    <style:style style:name="Table112.1" style:family="table-row">
      <style:table-row-properties fo:keep-together="auto"/>
    </style:style>
    <style:style style:name="Table1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2.B1" style:family="table-cell">
      <style:table-cell-properties style:vertical-align="" fo:background-color="transparent" fo:padding="0.049cm" fo:border="none" style:writing-mode="page">
        <style:background-image/>
      </style:table-cell-properties>
    </style:style>
    <style:style style:name="Table143" style:family="table">
      <style:table-properties style:width="14.882cm" table:align="left"/>
    </style:style>
    <style:style style:name="Table143.A" style:family="table-column">
      <style:table-column-properties style:column-width="2.3cm"/>
    </style:style>
    <style:style style:name="Table143.B" style:family="table-column">
      <style:table-column-properties style:column-width="12.582cm"/>
    </style:style>
    <style:style style:name="Table143.A1" style:family="table-cell">
      <style:table-cell-properties fo:padding="0.097cm" fo:border="none"/>
    </style:style>
    <style:style style:name="Table114" style:family="table">
      <style:table-properties style:width="14.499cm" table:align="left"/>
    </style:style>
    <style:style style:name="Table114.A" style:family="table-column">
      <style:table-column-properties style:column-width="1.609cm"/>
    </style:style>
    <style:style style:name="Table114.B" style:family="table-column">
      <style:table-column-properties style:column-width="4.106cm"/>
    </style:style>
    <style:style style:name="Table114.C" style:family="table-column">
      <style:table-column-properties style:column-width="8.784cm"/>
    </style:style>
    <style:style style:name="Table114.A1" style:family="table-cell">
      <style:table-cell-properties style:vertical-align="middle" fo:padding="0.049cm" fo:border="none"/>
    </style:style>
    <style:style style:name="Table143" style:family="table">
      <style:table-properties style:width="14.882cm" table:align="left"/>
    </style:style>
    <style:style style:name="Table143.A" style:family="table-column">
      <style:table-column-properties style:column-width="2.3cm"/>
    </style:style>
    <style:style style:name="Table143.B" style:family="table-column">
      <style:table-column-properties style:column-width="12.582cm"/>
    </style:style>
    <style:style style:name="Table143.A1" style:family="table-cell">
      <style:table-cell-properties fo:padding="0.097cm" fo:border="none"/>
    </style:style>
    <style:style style:name="Table114" style:family="table">
      <style:table-properties style:width="14.499cm" table:align="left"/>
    </style:style>
    <style:style style:name="Table114.A" style:family="table-column">
      <style:table-column-properties style:column-width="1.609cm"/>
    </style:style>
    <style:style style:name="Table114.B" style:family="table-column">
      <style:table-column-properties style:column-width="4.106cm"/>
    </style:style>
    <style:style style:name="Table114.C" style:family="table-column">
      <style:table-column-properties style:column-width="8.784cm"/>
    </style:style>
    <style:style style:name="Table114.A1" style:family="table-cell">
      <style:table-cell-properties style:vertical-align="middle" fo:padding="0.049cm" fo:border="none"/>
    </style:style>
    <style:style style:name="Table115" style:family="table">
      <style:table-properties style:width="17.891cm" fo:break-before="auto" fo:break-after="auto" table:align="margins" fo:keep-with-next="auto" style:may-break-between-rows="true" table:border-model="collapsing"/>
    </style:style>
    <style:style style:name="Table115.A" style:family="table-column">
      <style:table-column-properties style:column-width="2.898cm" style:rel-column-width="10615*"/>
    </style:style>
    <style:style style:name="Table115.B" style:family="table-column">
      <style:table-column-properties style:column-width="14.993cm" style:rel-column-width="54920*"/>
    </style:style>
    <style:style style:name="Table115.1" style:family="table-row">
      <style:table-row-properties fo:keep-together="always"/>
    </style:style>
    <style:style style:name="Table1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5.B1" style:family="table-cell">
      <style:table-cell-properties style:vertical-align="" fo:background-color="transparent" fo:padding="0.049cm" fo:border="none" style:writing-mode="page">
        <style:background-image/>
      </style:table-cell-properties>
    </style:style>
    <style:style style:name="Table116" style:family="table">
      <style:table-properties style:width="17.891cm" fo:break-before="auto" fo:break-after="auto" table:align="margins" fo:keep-with-next="auto" style:may-break-between-rows="true" table:border-model="collapsing"/>
    </style:style>
    <style:style style:name="Table116.A" style:family="table-column">
      <style:table-column-properties style:column-width="2.898cm" style:rel-column-width="10615*"/>
    </style:style>
    <style:style style:name="Table116.B" style:family="table-column">
      <style:table-column-properties style:column-width="14.993cm" style:rel-column-width="54920*"/>
    </style:style>
    <style:style style:name="Table116.1" style:family="table-row">
      <style:table-row-properties fo:keep-together="always"/>
    </style:style>
    <style:style style:name="Table1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6.B1" style:family="table-cell">
      <style:table-cell-properties style:vertical-align="" fo:background-color="transparent" fo:padding="0.049cm" fo:border="none" style:writing-mode="page">
        <style:background-image/>
      </style:table-cell-properties>
    </style:style>
    <style:style style:name="Table117" style:family="table">
      <style:table-properties style:width="17.891cm" fo:break-before="auto" fo:break-after="auto" table:align="margins" fo:keep-with-next="auto" style:may-break-between-rows="true" table:border-model="collapsing"/>
    </style:style>
    <style:style style:name="Table117.A" style:family="table-column">
      <style:table-column-properties style:column-width="2.898cm" style:rel-column-width="10615*"/>
    </style:style>
    <style:style style:name="Table117.B" style:family="table-column">
      <style:table-column-properties style:column-width="14.993cm" style:rel-column-width="54920*"/>
    </style:style>
    <style:style style:name="Table117.1" style:family="table-row">
      <style:table-row-properties fo:keep-together="always"/>
    </style:style>
    <style:style style:name="Table1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7.B1" style:family="table-cell">
      <style:table-cell-properties style:vertical-align="" fo:background-color="transparent" fo:padding="0.049cm" fo:border="none" style:writing-mode="page">
        <style:background-image/>
      </style:table-cell-properties>
    </style:style>
    <style:style style:name="Table118" style:family="table">
      <style:table-properties style:width="17.891cm" fo:break-before="auto" fo:break-after="auto" table:align="margins" fo:keep-with-next="auto" style:may-break-between-rows="true" table:border-model="collapsing"/>
    </style:style>
    <style:style style:name="Table118.A" style:family="table-column">
      <style:table-column-properties style:column-width="2.898cm" style:rel-column-width="10615*"/>
    </style:style>
    <style:style style:name="Table118.B" style:family="table-column">
      <style:table-column-properties style:column-width="14.993cm" style:rel-column-width="54920*"/>
    </style:style>
    <style:style style:name="Table118.1" style:family="table-row">
      <style:table-row-properties fo:keep-together="always"/>
    </style:style>
    <style:style style:name="Table1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8.B1" style:family="table-cell">
      <style:table-cell-properties style:vertical-align="" fo:background-color="transparent" fo:padding="0.049cm" fo:border="none" style:writing-mode="page">
        <style:background-image/>
      </style:table-cell-properties>
    </style:style>
    <style:style style:name="Table119" style:family="table">
      <style:table-properties style:width="17.891cm" fo:break-before="auto" fo:break-after="auto" table:align="margins" fo:keep-with-next="auto" style:may-break-between-rows="true" table:border-model="collapsing"/>
    </style:style>
    <style:style style:name="Table119.A" style:family="table-column">
      <style:table-column-properties style:column-width="2.898cm" style:rel-column-width="10615*"/>
    </style:style>
    <style:style style:name="Table119.B" style:family="table-column">
      <style:table-column-properties style:column-width="14.993cm" style:rel-column-width="54920*"/>
    </style:style>
    <style:style style:name="Table119.1" style:family="table-row">
      <style:table-row-properties fo:keep-together="always"/>
    </style:style>
    <style:style style:name="Table1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9.B1" style:family="table-cell">
      <style:table-cell-properties style:vertical-align="" fo:background-color="transparent" fo:padding="0.049cm" fo:border="none" style:writing-mode="page">
        <style:background-image/>
      </style:table-cell-properties>
    </style:style>
    <style:style style:name="Table119.2" style:family="table-row">
      <style:table-row-properties fo:keep-together="auto"/>
    </style:style>
    <style:style style:name="Table120" style:family="table">
      <style:table-properties style:width="17.891cm" fo:break-before="auto" fo:break-after="auto" table:align="margins" fo:keep-with-next="auto" style:may-break-between-rows="true" table:border-model="collapsing"/>
    </style:style>
    <style:style style:name="Table120.A" style:family="table-column">
      <style:table-column-properties style:column-width="2.898cm" style:rel-column-width="10615*"/>
    </style:style>
    <style:style style:name="Table120.B" style:family="table-column">
      <style:table-column-properties style:column-width="14.993cm" style:rel-column-width="54920*"/>
    </style:style>
    <style:style style:name="Table120.1" style:family="table-row">
      <style:table-row-properties fo:keep-together="always"/>
    </style:style>
    <style:style style:name="Table1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0.B1" style:family="table-cell">
      <style:table-cell-properties style:vertical-align="" fo:background-color="transparent" fo:padding="0.049cm" fo:border="none" style:writing-mode="page">
        <style:background-image/>
      </style:table-cell-properties>
    </style:style>
    <style:style style:name="Table121" style:family="table">
      <style:table-properties style:width="17.891cm" fo:break-before="auto" fo:break-after="auto" table:align="margins" fo:keep-with-next="auto" style:may-break-between-rows="true" table:border-model="collapsing"/>
    </style:style>
    <style:style style:name="Table121.A" style:family="table-column">
      <style:table-column-properties style:column-width="2.898cm" style:rel-column-width="10615*"/>
    </style:style>
    <style:style style:name="Table121.B" style:family="table-column">
      <style:table-column-properties style:column-width="14.993cm" style:rel-column-width="54920*"/>
    </style:style>
    <style:style style:name="Table121.1" style:family="table-row">
      <style:table-row-properties fo:keep-together="always"/>
    </style:style>
    <style:style style:name="Table1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1.B1" style:family="table-cell">
      <style:table-cell-properties style:vertical-align="" fo:background-color="transparent" fo:padding="0.049cm" fo:border="none" style:writing-mode="page">
        <style:background-image/>
      </style:table-cell-properties>
    </style:style>
    <style:style style:name="Table122" style:family="table">
      <style:table-properties style:width="17.891cm" fo:break-before="auto" fo:break-after="auto" table:align="margins" fo:keep-with-next="auto" style:may-break-between-rows="true" table:border-model="collapsing"/>
    </style:style>
    <style:style style:name="Table122.A" style:family="table-column">
      <style:table-column-properties style:column-width="2.898cm" style:rel-column-width="10615*"/>
    </style:style>
    <style:style style:name="Table122.B" style:family="table-column">
      <style:table-column-properties style:column-width="14.993cm" style:rel-column-width="54920*"/>
    </style:style>
    <style:style style:name="Table122.1" style:family="table-row">
      <style:table-row-properties fo:keep-together="always"/>
    </style:style>
    <style:style style:name="Table1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2.B1" style:family="table-cell">
      <style:table-cell-properties style:vertical-align="" fo:background-color="transparent" fo:padding="0.049cm" fo:border="none" style:writing-mode="page">
        <style:background-image/>
      </style:table-cell-properties>
    </style:style>
    <style:style style:name="Table123" style:family="table">
      <style:table-properties style:width="17.891cm" fo:break-before="auto" fo:break-after="auto" table:align="margins" fo:keep-with-next="auto" style:may-break-between-rows="true" table:border-model="collapsing"/>
    </style:style>
    <style:style style:name="Table123.A" style:family="table-column">
      <style:table-column-properties style:column-width="2.898cm" style:rel-column-width="10615*"/>
    </style:style>
    <style:style style:name="Table123.B" style:family="table-column">
      <style:table-column-properties style:column-width="14.993cm" style:rel-column-width="54920*"/>
    </style:style>
    <style:style style:name="Table123.1" style:family="table-row">
      <style:table-row-properties fo:keep-together="always"/>
    </style:style>
    <style:style style:name="Table1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3.B1" style:family="table-cell">
      <style:table-cell-properties style:vertical-align="" fo:background-color="transparent" fo:padding="0.049cm" fo:border="none" style:writing-mode="page">
        <style:background-image/>
      </style:table-cell-properties>
    </style:style>
    <style:style style:name="Table124" style:family="table">
      <style:table-properties style:width="17.891cm" fo:break-before="auto" fo:break-after="auto" table:align="margins" fo:keep-with-next="auto" style:may-break-between-rows="true" table:border-model="collapsing"/>
    </style:style>
    <style:style style:name="Table124.A" style:family="table-column">
      <style:table-column-properties style:column-width="2.898cm" style:rel-column-width="10615*"/>
    </style:style>
    <style:style style:name="Table124.B" style:family="table-column">
      <style:table-column-properties style:column-width="14.993cm" style:rel-column-width="54920*"/>
    </style:style>
    <style:style style:name="Table124.1" style:family="table-row">
      <style:table-row-properties fo:keep-together="always"/>
    </style:style>
    <style:style style:name="Table1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4.B1" style:family="table-cell">
      <style:table-cell-properties style:vertical-align="" fo:background-color="transparent" fo:padding="0.049cm" fo:border="none" style:writing-mode="page">
        <style:background-image/>
      </style:table-cell-properties>
    </style:style>
    <style:style style:name="Table125" style:family="table">
      <style:table-properties style:width="17.891cm" fo:break-before="auto" fo:break-after="auto" table:align="margins" fo:keep-with-next="auto" style:may-break-between-rows="true" table:border-model="collapsing"/>
    </style:style>
    <style:style style:name="Table125.A" style:family="table-column">
      <style:table-column-properties style:column-width="2.898cm" style:rel-column-width="10615*"/>
    </style:style>
    <style:style style:name="Table125.B" style:family="table-column">
      <style:table-column-properties style:column-width="14.993cm" style:rel-column-width="54920*"/>
    </style:style>
    <style:style style:name="Table125.1" style:family="table-row">
      <style:table-row-properties fo:keep-together="always"/>
    </style:style>
    <style:style style:name="Table1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5.B1" style:family="table-cell">
      <style:table-cell-properties style:vertical-align="" fo:background-color="transparent" fo:padding="0.049cm" fo:border="none" style:writing-mode="page">
        <style:background-image/>
      </style:table-cell-properties>
    </style:style>
    <style:style style:name="Table126" style:family="table">
      <style:table-properties style:width="17.891cm" fo:break-before="auto" fo:break-after="auto" table:align="margins" fo:keep-with-next="auto" style:may-break-between-rows="true" table:border-model="collapsing"/>
    </style:style>
    <style:style style:name="Table126.A" style:family="table-column">
      <style:table-column-properties style:column-width="2.898cm" style:rel-column-width="10615*"/>
    </style:style>
    <style:style style:name="Table126.B" style:family="table-column">
      <style:table-column-properties style:column-width="14.993cm" style:rel-column-width="54920*"/>
    </style:style>
    <style:style style:name="Table126.1" style:family="table-row">
      <style:table-row-properties fo:keep-together="always"/>
    </style:style>
    <style:style style:name="Table1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6.B1" style:family="table-cell">
      <style:table-cell-properties style:vertical-align="" fo:background-color="transparent" fo:padding="0.049cm" fo:border="none" style:writing-mode="page">
        <style:background-image/>
      </style:table-cell-properties>
    </style:style>
    <style:style style:name="Table127" style:family="table">
      <style:table-properties style:width="17.891cm" fo:break-before="auto" fo:break-after="auto" table:align="margins" fo:keep-with-next="auto" style:may-break-between-rows="true" table:border-model="collapsing"/>
    </style:style>
    <style:style style:name="Table127.A" style:family="table-column">
      <style:table-column-properties style:column-width="2.898cm" style:rel-column-width="10615*"/>
    </style:style>
    <style:style style:name="Table127.B" style:family="table-column">
      <style:table-column-properties style:column-width="14.993cm" style:rel-column-width="54920*"/>
    </style:style>
    <style:style style:name="Table127.1" style:family="table-row">
      <style:table-row-properties fo:keep-together="always"/>
    </style:style>
    <style:style style:name="Table1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7.B1" style:family="table-cell">
      <style:table-cell-properties style:vertical-align="" fo:background-color="transparent" fo:padding="0.049cm" fo:border="none" style:writing-mode="page">
        <style:background-image/>
      </style:table-cell-properties>
    </style:style>
    <style:style style:name="Table128" style:family="table">
      <style:table-properties style:width="17.891cm" fo:break-before="auto" fo:break-after="auto" table:align="margins" fo:keep-with-next="auto" style:may-break-between-rows="true" table:border-model="collapsing"/>
    </style:style>
    <style:style style:name="Table128.A" style:family="table-column">
      <style:table-column-properties style:column-width="2.898cm" style:rel-column-width="10615*"/>
    </style:style>
    <style:style style:name="Table128.B" style:family="table-column">
      <style:table-column-properties style:column-width="14.993cm" style:rel-column-width="54920*"/>
    </style:style>
    <style:style style:name="Table128.1" style:family="table-row">
      <style:table-row-properties fo:keep-together="always"/>
    </style:style>
    <style:style style:name="Table1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8.B1" style:family="table-cell">
      <style:table-cell-properties style:vertical-align="" fo:background-color="transparent" fo:padding="0.049cm" fo:border="none" style:writing-mode="page">
        <style:background-image/>
      </style:table-cell-properties>
    </style:style>
    <style:style style:name="Table129" style:family="table">
      <style:table-properties style:width="17.891cm" fo:break-before="auto" fo:break-after="auto" table:align="margins" fo:keep-with-next="auto" style:may-break-between-rows="true" table:border-model="collapsing"/>
    </style:style>
    <style:style style:name="Table129.A" style:family="table-column">
      <style:table-column-properties style:column-width="2.898cm" style:rel-column-width="10615*"/>
    </style:style>
    <style:style style:name="Table129.B" style:family="table-column">
      <style:table-column-properties style:column-width="14.993cm" style:rel-column-width="54920*"/>
    </style:style>
    <style:style style:name="Table129.1" style:family="table-row">
      <style:table-row-properties fo:keep-together="always"/>
    </style:style>
    <style:style style:name="Table1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9.B1" style:family="table-cell">
      <style:table-cell-properties style:vertical-align="" fo:background-color="transparent" fo:padding="0.049cm" fo:border="none" style:writing-mode="page">
        <style:background-image/>
      </style:table-cell-properties>
    </style:style>
    <style:style style:name="Table130" style:family="table">
      <style:table-properties style:width="17.891cm" fo:break-before="auto" fo:break-after="auto" table:align="margins" fo:keep-with-next="auto" style:may-break-between-rows="true" table:border-model="collapsing"/>
    </style:style>
    <style:style style:name="Table130.A" style:family="table-column">
      <style:table-column-properties style:column-width="2.898cm" style:rel-column-width="10615*"/>
    </style:style>
    <style:style style:name="Table130.B" style:family="table-column">
      <style:table-column-properties style:column-width="14.993cm" style:rel-column-width="54920*"/>
    </style:style>
    <style:style style:name="Table130.1" style:family="table-row">
      <style:table-row-properties fo:keep-together="always"/>
    </style:style>
    <style:style style:name="Table1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0.B1" style:family="table-cell">
      <style:table-cell-properties style:vertical-align="" fo:background-color="transparent" fo:padding="0.049cm" fo:border="none" style:writing-mode="page">
        <style:background-image/>
      </style:table-cell-properties>
    </style:style>
    <style:style style:name="Table131" style:family="table">
      <style:table-properties style:width="17.891cm" fo:break-before="auto" fo:break-after="auto" table:align="margins" fo:keep-with-next="auto" style:may-break-between-rows="true" table:border-model="collapsing"/>
    </style:style>
    <style:style style:name="Table131.A" style:family="table-column">
      <style:table-column-properties style:column-width="2.898cm" style:rel-column-width="10615*"/>
    </style:style>
    <style:style style:name="Table131.B" style:family="table-column">
      <style:table-column-properties style:column-width="14.993cm" style:rel-column-width="54920*"/>
    </style:style>
    <style:style style:name="Table131.1" style:family="table-row">
      <style:table-row-properties fo:keep-together="always"/>
    </style:style>
    <style:style style:name="Table1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1.B1" style:family="table-cell">
      <style:table-cell-properties style:vertical-align="" fo:background-color="transparent" fo:padding="0.049cm" fo:border="none" style:writing-mode="page">
        <style:background-image/>
      </style:table-cell-properties>
    </style:style>
    <style:style style:name="Table132" style:family="table">
      <style:table-properties style:width="17.891cm" fo:break-before="auto" fo:break-after="auto" table:align="margins" fo:keep-with-next="auto" style:may-break-between-rows="true" table:border-model="collapsing"/>
    </style:style>
    <style:style style:name="Table132.A" style:family="table-column">
      <style:table-column-properties style:column-width="2.898cm" style:rel-column-width="10615*"/>
    </style:style>
    <style:style style:name="Table132.B" style:family="table-column">
      <style:table-column-properties style:column-width="14.993cm" style:rel-column-width="54920*"/>
    </style:style>
    <style:style style:name="Table132.1" style:family="table-row">
      <style:table-row-properties fo:keep-together="always"/>
    </style:style>
    <style:style style:name="Table1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2.B1" style:family="table-cell">
      <style:table-cell-properties style:vertical-align="" fo:background-color="transparent" fo:padding="0.049cm" fo:border="none" style:writing-mode="page">
        <style:background-image/>
      </style:table-cell-properties>
    </style:style>
    <style:style style:name="Table133" style:family="table">
      <style:table-properties style:width="17.891cm" fo:break-before="auto" fo:break-after="auto" table:align="margins" fo:keep-with-next="auto" style:may-break-between-rows="true" table:border-model="collapsing"/>
    </style:style>
    <style:style style:name="Table133.A" style:family="table-column">
      <style:table-column-properties style:column-width="2.898cm" style:rel-column-width="10615*"/>
    </style:style>
    <style:style style:name="Table133.B" style:family="table-column">
      <style:table-column-properties style:column-width="14.993cm" style:rel-column-width="54920*"/>
    </style:style>
    <style:style style:name="Table133.1" style:family="table-row">
      <style:table-row-properties fo:keep-together="always"/>
    </style:style>
    <style:style style:name="Table1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3.B1" style:family="table-cell">
      <style:table-cell-properties style:vertical-align="" fo:background-color="transparent" fo:padding="0.049cm" fo:border="none" style:writing-mode="page">
        <style:background-image/>
      </style:table-cell-properties>
    </style:style>
    <style:style style:name="Table147" style:family="table">
      <style:table-properties style:width="17.891cm" fo:break-before="auto" fo:break-after="auto" table:align="margins" fo:keep-with-next="auto" style:may-break-between-rows="true" table:border-model="collapsing"/>
    </style:style>
    <style:style style:name="Table147.A" style:family="table-column">
      <style:table-column-properties style:column-width="2.946cm" style:rel-column-width="10791*"/>
    </style:style>
    <style:style style:name="Table147.B" style:family="table-column">
      <style:table-column-properties style:column-width="14.945cm" style:rel-column-width="54744*"/>
    </style:style>
    <style:style style:name="Table147.1" style:family="table-row">
      <style:table-row-properties fo:keep-together="always"/>
    </style:style>
    <style:style style:name="Table1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7.B1" style:family="table-cell">
      <style:table-cell-properties style:vertical-align="" fo:background-color="transparent" fo:padding="0.049cm" fo:border="none" style:writing-mode="page">
        <style:background-image/>
      </style:table-cell-properties>
    </style:style>
    <style:style style:name="Table148" style:family="table">
      <style:table-properties style:width="17.891cm" fo:break-before="auto" fo:break-after="auto" table:align="margins" fo:keep-with-next="auto" style:may-break-between-rows="true" table:border-model="collapsing"/>
    </style:style>
    <style:style style:name="Table148.A" style:family="table-column">
      <style:table-column-properties style:column-width="2.898cm" style:rel-column-width="10615*"/>
    </style:style>
    <style:style style:name="Table148.B" style:family="table-column">
      <style:table-column-properties style:column-width="14.993cm" style:rel-column-width="54920*"/>
    </style:style>
    <style:style style:name="Table148.1" style:family="table-row">
      <style:table-row-properties fo:keep-together="always"/>
    </style:style>
    <style:style style:name="Table1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8.B1" style:family="table-cell">
      <style:table-cell-properties style:vertical-align="" fo:background-color="transparent" fo:padding="0.049cm" fo:border="none" style:writing-mode="page">
        <style:background-image/>
      </style:table-cell-properties>
    </style:style>
    <style:style style:name="Table149" style:family="table">
      <style:table-properties style:width="17.891cm" fo:break-before="auto" fo:break-after="auto" table:align="margins" fo:keep-with-next="auto" style:may-break-between-rows="true" table:border-model="collapsing"/>
    </style:style>
    <style:style style:name="Table149.A" style:family="table-column">
      <style:table-column-properties style:column-width="2.898cm" style:rel-column-width="10615*"/>
    </style:style>
    <style:style style:name="Table149.B" style:family="table-column">
      <style:table-column-properties style:column-width="14.993cm" style:rel-column-width="54920*"/>
    </style:style>
    <style:style style:name="Table149.1" style:family="table-row">
      <style:table-row-properties fo:keep-together="always"/>
    </style:style>
    <style:style style:name="Table1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9.B1" style:family="table-cell">
      <style:table-cell-properties style:vertical-align="" fo:background-color="transparent" fo:padding="0.049cm" fo:border="none" style:writing-mode="page">
        <style:background-image/>
      </style:table-cell-properties>
    </style:style>
    <style:style style:name="Table150" style:family="table">
      <style:table-properties style:width="17.891cm" fo:break-before="auto" fo:break-after="auto" table:align="margins" fo:keep-with-next="auto" style:may-break-between-rows="true" table:border-model="collapsing"/>
    </style:style>
    <style:style style:name="Table150.A" style:family="table-column">
      <style:table-column-properties style:column-width="2.898cm" style:rel-column-width="10615*"/>
    </style:style>
    <style:style style:name="Table150.B" style:family="table-column">
      <style:table-column-properties style:column-width="14.993cm" style:rel-column-width="54920*"/>
    </style:style>
    <style:style style:name="Table150.1" style:family="table-row">
      <style:table-row-properties fo:keep-together="always"/>
    </style:style>
    <style:style style:name="Table1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0.B1" style:family="table-cell">
      <style:table-cell-properties style:vertical-align="" fo:background-color="transparent" fo:padding="0.049cm" fo:border="none" style:writing-mode="page">
        <style:background-image/>
      </style:table-cell-properties>
    </style:style>
    <style:style style:name="Table151" style:family="table">
      <style:table-properties style:width="17.891cm" fo:break-before="auto" fo:break-after="auto" table:align="margins" fo:keep-with-next="auto" style:may-break-between-rows="true" table:border-model="collapsing"/>
    </style:style>
    <style:style style:name="Table151.A" style:family="table-column">
      <style:table-column-properties style:column-width="2.898cm" style:rel-column-width="10615*"/>
    </style:style>
    <style:style style:name="Table151.B" style:family="table-column">
      <style:table-column-properties style:column-width="14.993cm" style:rel-column-width="54920*"/>
    </style:style>
    <style:style style:name="Table151.1" style:family="table-row">
      <style:table-row-properties fo:keep-together="always"/>
    </style:style>
    <style:style style:name="Table1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1.B1" style:family="table-cell">
      <style:table-cell-properties style:vertical-align="" fo:background-color="transparent" fo:padding="0.049cm" fo:border="none" style:writing-mode="page">
        <style:background-image/>
      </style:table-cell-properties>
    </style:style>
    <style:style style:name="Table152" style:family="table">
      <style:table-properties style:width="17.891cm" fo:break-before="auto" fo:break-after="auto" table:align="margins" fo:keep-with-next="auto" style:may-break-between-rows="true" table:border-model="collapsing"/>
    </style:style>
    <style:style style:name="Table152.A" style:family="table-column">
      <style:table-column-properties style:column-width="2.898cm" style:rel-column-width="10615*"/>
    </style:style>
    <style:style style:name="Table152.B" style:family="table-column">
      <style:table-column-properties style:column-width="14.993cm" style:rel-column-width="54920*"/>
    </style:style>
    <style:style style:name="Table152.1" style:family="table-row">
      <style:table-row-properties fo:keep-together="always"/>
    </style:style>
    <style:style style:name="Table1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2.B1" style:family="table-cell">
      <style:table-cell-properties style:vertical-align="" fo:background-color="transparent" fo:padding="0.049cm" fo:border="none" style:writing-mode="page">
        <style:background-image/>
      </style:table-cell-properties>
    </style:style>
    <style:style style:name="Table153" style:family="table">
      <style:table-properties style:width="17.891cm" fo:break-before="auto" fo:break-after="auto" table:align="margins" fo:keep-with-next="auto" style:may-break-between-rows="true" table:border-model="collapsing"/>
    </style:style>
    <style:style style:name="Table153.A" style:family="table-column">
      <style:table-column-properties style:column-width="2.898cm" style:rel-column-width="10615*"/>
    </style:style>
    <style:style style:name="Table153.B" style:family="table-column">
      <style:table-column-properties style:column-width="14.993cm" style:rel-column-width="54920*"/>
    </style:style>
    <style:style style:name="Table153.1" style:family="table-row">
      <style:table-row-properties fo:keep-together="always"/>
    </style:style>
    <style:style style:name="Table1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3.B1" style:family="table-cell">
      <style:table-cell-properties style:vertical-align="" fo:background-color="transparent" fo:padding="0.049cm" fo:border="none" style:writing-mode="page">
        <style:background-image/>
      </style:table-cell-properties>
    </style:style>
    <style:style style:name="Table154" style:family="table">
      <style:table-properties style:width="17.891cm" fo:break-before="auto" fo:break-after="auto" table:align="margins" fo:keep-with-next="auto" style:may-break-between-rows="true" table:border-model="collapsing"/>
    </style:style>
    <style:style style:name="Table154.A" style:family="table-column">
      <style:table-column-properties style:column-width="2.898cm" style:rel-column-width="10615*"/>
    </style:style>
    <style:style style:name="Table154.B" style:family="table-column">
      <style:table-column-properties style:column-width="14.993cm" style:rel-column-width="54920*"/>
    </style:style>
    <style:style style:name="Table154.1" style:family="table-row">
      <style:table-row-properties fo:keep-together="always"/>
    </style:style>
    <style:style style:name="Table1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4.B1" style:family="table-cell">
      <style:table-cell-properties style:vertical-align="" fo:background-color="transparent" fo:padding="0.049cm" fo:border="none" style:writing-mode="page">
        <style:background-image/>
      </style:table-cell-properties>
    </style:style>
    <style:style style:name="Table155" style:family="table">
      <style:table-properties style:width="17.891cm" fo:break-before="auto" fo:break-after="auto" table:align="margins" fo:keep-with-next="auto" style:may-break-between-rows="true" table:border-model="collapsing"/>
    </style:style>
    <style:style style:name="Table155.A" style:family="table-column">
      <style:table-column-properties style:column-width="2.898cm" style:rel-column-width="10615*"/>
    </style:style>
    <style:style style:name="Table155.B" style:family="table-column">
      <style:table-column-properties style:column-width="14.993cm" style:rel-column-width="54920*"/>
    </style:style>
    <style:style style:name="Table155.1" style:family="table-row">
      <style:table-row-properties fo:keep-together="always"/>
    </style:style>
    <style:style style:name="Table1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5.B1" style:family="table-cell">
      <style:table-cell-properties style:vertical-align="" fo:background-color="transparent" fo:padding="0.049cm" fo:border="none" style:writing-mode="page">
        <style:background-image/>
      </style:table-cell-properties>
    </style:style>
    <style:style style:name="Table156" style:family="table">
      <style:table-properties style:width="17.891cm" fo:break-before="auto" fo:break-after="auto" table:align="margins" fo:keep-with-next="auto" style:may-break-between-rows="true" table:border-model="collapsing"/>
    </style:style>
    <style:style style:name="Table156.A" style:family="table-column">
      <style:table-column-properties style:column-width="2.898cm" style:rel-column-width="10615*"/>
    </style:style>
    <style:style style:name="Table156.B" style:family="table-column">
      <style:table-column-properties style:column-width="14.993cm" style:rel-column-width="54920*"/>
    </style:style>
    <style:style style:name="Table156.1" style:family="table-row">
      <style:table-row-properties fo:keep-together="always"/>
    </style:style>
    <style:style style:name="Table1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6.B1" style:family="table-cell">
      <style:table-cell-properties style:vertical-align="" fo:background-color="transparent" fo:padding="0.049cm" fo:border="none" style:writing-mode="page">
        <style:background-image/>
      </style:table-cell-properties>
    </style:style>
    <style:style style:name="Table158" style:family="table">
      <style:table-properties style:width="17.891cm" fo:break-before="auto" fo:break-after="auto" table:align="margins" fo:keep-with-next="auto" style:may-break-between-rows="true" table:border-model="collapsing"/>
    </style:style>
    <style:style style:name="Table158.A" style:family="table-column">
      <style:table-column-properties style:column-width="2.898cm" style:rel-column-width="10615*"/>
    </style:style>
    <style:style style:name="Table158.B" style:family="table-column">
      <style:table-column-properties style:column-width="14.993cm" style:rel-column-width="54920*"/>
    </style:style>
    <style:style style:name="Table158.1" style:family="table-row">
      <style:table-row-properties fo:keep-together="always"/>
    </style:style>
    <style:style style:name="Table1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8.B1" style:family="table-cell">
      <style:table-cell-properties style:vertical-align="" fo:background-color="transparent" fo:padding="0.049cm" fo:border="none" style:writing-mode="page">
        <style:background-image/>
      </style:table-cell-properties>
    </style:style>
    <style:style style:name="Table161" style:family="table">
      <style:table-properties style:width="17.891cm" fo:break-before="auto" fo:break-after="auto" table:align="margins" fo:keep-with-next="auto" style:may-break-between-rows="true" table:border-model="collapsing"/>
    </style:style>
    <style:style style:name="Table161.A" style:family="table-column">
      <style:table-column-properties style:column-width="2.898cm" style:rel-column-width="10615*"/>
    </style:style>
    <style:style style:name="Table161.B" style:family="table-column">
      <style:table-column-properties style:column-width="14.993cm" style:rel-column-width="54920*"/>
    </style:style>
    <style:style style:name="Table161.1" style:family="table-row">
      <style:table-row-properties fo:keep-together="always"/>
    </style:style>
    <style:style style:name="Table1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1.B1" style:family="table-cell">
      <style:table-cell-properties style:vertical-align="" fo:background-color="transparent" fo:padding="0.049cm" fo:border="none" style:writing-mode="page">
        <style:background-image/>
      </style:table-cell-properties>
    </style:style>
    <style:style style:name="Table157" style:family="table">
      <style:table-properties style:width="17.891cm" fo:break-before="auto" fo:break-after="auto" table:align="margins" fo:keep-with-next="auto" style:may-break-between-rows="true" table:border-model="collapsing"/>
    </style:style>
    <style:style style:name="Table157.A" style:family="table-column">
      <style:table-column-properties style:column-width="2.898cm" style:rel-column-width="10615*"/>
    </style:style>
    <style:style style:name="Table157.B" style:family="table-column">
      <style:table-column-properties style:column-width="14.993cm" style:rel-column-width="54920*"/>
    </style:style>
    <style:style style:name="Table157.1" style:family="table-row">
      <style:table-row-properties fo:keep-together="always"/>
    </style:style>
    <style:style style:name="Table1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7.B1" style:family="table-cell">
      <style:table-cell-properties style:vertical-align="" fo:background-color="transparent" fo:padding="0.049cm" fo:border="none" style:writing-mode="page">
        <style:background-image/>
      </style:table-cell-properties>
    </style:style>
    <style:style style:name="Table159" style:family="table">
      <style:table-properties style:width="17.891cm" fo:break-before="auto" fo:break-after="auto" table:align="margins" fo:keep-with-next="auto" style:may-break-between-rows="true" table:border-model="collapsing"/>
    </style:style>
    <style:style style:name="Table159.A" style:family="table-column">
      <style:table-column-properties style:column-width="2.898cm" style:rel-column-width="10615*"/>
    </style:style>
    <style:style style:name="Table159.B" style:family="table-column">
      <style:table-column-properties style:column-width="14.993cm" style:rel-column-width="54920*"/>
    </style:style>
    <style:style style:name="Table159.1" style:family="table-row">
      <style:table-row-properties fo:keep-together="always"/>
    </style:style>
    <style:style style:name="Table1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9.B1" style:family="table-cell">
      <style:table-cell-properties style:vertical-align="" fo:background-color="transparent" fo:padding="0.049cm" fo:border="none" style:writing-mode="page">
        <style:background-image/>
      </style:table-cell-properties>
    </style:style>
    <style:style style:name="Table160" style:family="table">
      <style:table-properties style:width="17.891cm" fo:break-before="auto" fo:break-after="auto" table:align="margins" fo:keep-with-next="auto" style:may-break-between-rows="true" table:border-model="collapsing"/>
    </style:style>
    <style:style style:name="Table160.A" style:family="table-column">
      <style:table-column-properties style:column-width="2.898cm" style:rel-column-width="10615*"/>
    </style:style>
    <style:style style:name="Table160.B" style:family="table-column">
      <style:table-column-properties style:column-width="14.993cm" style:rel-column-width="54920*"/>
    </style:style>
    <style:style style:name="Table160.1" style:family="table-row">
      <style:table-row-properties fo:keep-together="always"/>
    </style:style>
    <style:style style:name="Table1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0.B1" style:family="table-cell">
      <style:table-cell-properties style:vertical-align="" fo:background-color="transparent" fo:padding="0.049cm" fo:border="none" style:writing-mode="page">
        <style:background-image/>
      </style:table-cell-properties>
    </style:style>
    <style:style style:name="Table163" style:family="table">
      <style:table-properties style:width="17.891cm" fo:break-before="auto" fo:break-after="auto" table:align="margins" fo:keep-with-next="auto" style:may-break-between-rows="true" table:border-model="collapsing"/>
    </style:style>
    <style:style style:name="Table163.A" style:family="table-column">
      <style:table-column-properties style:column-width="2.898cm" style:rel-column-width="10615*"/>
    </style:style>
    <style:style style:name="Table163.B" style:family="table-column">
      <style:table-column-properties style:column-width="14.993cm" style:rel-column-width="54920*"/>
    </style:style>
    <style:style style:name="Table163.1" style:family="table-row">
      <style:table-row-properties fo:keep-together="always"/>
    </style:style>
    <style:style style:name="Table1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3.B1" style:family="table-cell">
      <style:table-cell-properties style:vertical-align="" fo:background-color="transparent" fo:padding="0.049cm" fo:border="none" style:writing-mode="page">
        <style:background-image/>
      </style:table-cell-properties>
    </style:style>
    <style:style style:name="Table166" style:family="table">
      <style:table-properties style:width="17.891cm" fo:break-before="auto" fo:break-after="auto" table:align="margins" fo:keep-with-next="auto" style:may-break-between-rows="true" table:border-model="collapsing"/>
    </style:style>
    <style:style style:name="Table166.A" style:family="table-column">
      <style:table-column-properties style:column-width="2.898cm" style:rel-column-width="10615*"/>
    </style:style>
    <style:style style:name="Table166.B" style:family="table-column">
      <style:table-column-properties style:column-width="14.993cm" style:rel-column-width="54920*"/>
    </style:style>
    <style:style style:name="Table166.1" style:family="table-row">
      <style:table-row-properties fo:keep-together="always"/>
    </style:style>
    <style:style style:name="Table1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6.B1" style:family="table-cell">
      <style:table-cell-properties style:vertical-align="" fo:background-color="transparent" fo:padding="0.049cm" fo:border="none" style:writing-mode="page">
        <style:background-image/>
      </style:table-cell-properties>
    </style:style>
    <style:style style:name="Table164" style:family="table">
      <style:table-properties style:width="17.891cm" fo:break-before="auto" fo:break-after="auto" table:align="margins" fo:keep-with-next="auto" style:may-break-between-rows="true" table:border-model="collapsing"/>
    </style:style>
    <style:style style:name="Table164.A" style:family="table-column">
      <style:table-column-properties style:column-width="2.898cm" style:rel-column-width="10615*"/>
    </style:style>
    <style:style style:name="Table164.B" style:family="table-column">
      <style:table-column-properties style:column-width="14.993cm" style:rel-column-width="54920*"/>
    </style:style>
    <style:style style:name="Table164.1" style:family="table-row">
      <style:table-row-properties fo:keep-together="always"/>
    </style:style>
    <style:style style:name="Table1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4.B1" style:family="table-cell">
      <style:table-cell-properties style:vertical-align="" fo:background-color="transparent" fo:padding="0.049cm" fo:border="none" style:writing-mode="page">
        <style:background-image/>
      </style:table-cell-properties>
    </style:style>
    <style:style style:name="Table167" style:family="table">
      <style:table-properties style:width="17.891cm" fo:break-before="auto" fo:break-after="auto" table:align="margins" fo:keep-with-next="auto" style:may-break-between-rows="true" table:border-model="collapsing"/>
    </style:style>
    <style:style style:name="Table167.A" style:family="table-column">
      <style:table-column-properties style:column-width="2.898cm" style:rel-column-width="10615*"/>
    </style:style>
    <style:style style:name="Table167.B" style:family="table-column">
      <style:table-column-properties style:column-width="14.993cm" style:rel-column-width="54920*"/>
    </style:style>
    <style:style style:name="Table167.1" style:family="table-row">
      <style:table-row-properties fo:keep-together="always"/>
    </style:style>
    <style:style style:name="Table1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7.B1" style:family="table-cell">
      <style:table-cell-properties style:vertical-align="" fo:background-color="transparent" fo:padding="0.049cm" fo:border="none" style:writing-mode="page">
        <style:background-image/>
      </style:table-cell-properties>
    </style:style>
    <style:style style:name="Table162" style:family="table">
      <style:table-properties style:width="17.891cm" fo:break-before="auto" fo:break-after="auto" table:align="margins" fo:keep-with-next="auto" style:may-break-between-rows="true" table:border-model="collapsing"/>
    </style:style>
    <style:style style:name="Table162.A" style:family="table-column">
      <style:table-column-properties style:column-width="2.896cm" style:rel-column-width="1642*"/>
    </style:style>
    <style:style style:name="Table162.B" style:family="table-column">
      <style:table-column-properties style:column-width="14.995cm" style:rel-column-width="8501*"/>
    </style:style>
    <style:style style:name="Table162.1" style:family="table-row">
      <style:table-row-properties fo:keep-together="always"/>
    </style:style>
    <style:style style:name="Table1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2.B1" style:family="table-cell">
      <style:table-cell-properties style:vertical-align="" fo:background-color="transparent" fo:padding="0.049cm" fo:border="none" style:writing-mode="page">
        <style:background-image/>
      </style:table-cell-properties>
    </style:style>
    <style:style style:name="Table165" style:family="table">
      <style:table-properties style:width="17.891cm" fo:break-before="auto" fo:break-after="auto" table:align="margins" fo:keep-with-next="auto" style:may-break-between-rows="true" table:border-model="collapsing"/>
    </style:style>
    <style:style style:name="Table165.A" style:family="table-column">
      <style:table-column-properties style:column-width="2.898cm" style:rel-column-width="10615*"/>
    </style:style>
    <style:style style:name="Table165.B" style:family="table-column">
      <style:table-column-properties style:column-width="14.993cm" style:rel-column-width="54920*"/>
    </style:style>
    <style:style style:name="Table165.1" style:family="table-row">
      <style:table-row-properties fo:keep-together="always"/>
    </style:style>
    <style:style style:name="Table1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5.B1" style:family="table-cell">
      <style:table-cell-properties style:vertical-align="" fo:background-color="transparent" fo:padding="0.049cm" fo:border="none" style:writing-mode="page">
        <style:background-image/>
      </style:table-cell-properties>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5c0cdb"/>
    </style:style>
    <style:style style:name="P3" style:family="paragraph" style:parent-style-name="Text_20_body">
      <style:paragraph-properties fo:text-align="start" style:justify-single-word="false"/>
      <style:text-properties officeooo:paragraph-rsid="0064950e"/>
    </style:style>
    <style:style style:name="P4" style:family="paragraph" style:parent-style-name="Text_20_body">
      <style:text-properties officeooo:rsid="002b60a2" officeooo:paragraph-rsid="002b60a2"/>
    </style:style>
    <style:style style:name="P5" style:family="paragraph" style:parent-style-name="Text_20_body">
      <style:paragraph-properties fo:text-align="start" style:justify-single-word="false"/>
      <style:text-properties officeooo:rsid="005da16f" officeooo:paragraph-rsid="005da16f"/>
    </style:style>
    <style:style style:name="P6" style:family="paragraph" style:parent-style-name="Text_20_body">
      <style:paragraph-properties fo:text-align="start" style:justify-single-word="false"/>
      <style:text-properties officeooo:rsid="005e8d40" officeooo:paragraph-rsid="005e8d40"/>
    </style:style>
    <style:style style:name="P7" style:family="paragraph" style:parent-style-name="Text_20_body">
      <style:text-properties officeooo:rsid="006b3ab7" officeooo:paragraph-rsid="006b3ab7"/>
    </style:style>
    <style:style style:name="P8" style:family="paragraph" style:parent-style-name="Text_20_body">
      <style:paragraph-properties fo:text-align="start" style:justify-single-word="false"/>
      <style:text-properties officeooo:rsid="006c4db9" officeooo:paragraph-rsid="006c4db9"/>
    </style:style>
    <style:style style:name="P9" style:family="paragraph" style:parent-style-name="Text_20_body">
      <style:paragraph-properties fo:text-align="start" style:justify-single-word="false"/>
      <style:text-properties officeooo:rsid="006cd586" officeooo:paragraph-rsid="006cd586"/>
    </style:style>
    <style:style style:name="P10" style:family="paragraph" style:parent-style-name="Text_20_body">
      <style:paragraph-properties fo:text-align="start" style:justify-single-word="false"/>
      <style:text-properties officeooo:rsid="006dfbd7" officeooo:paragraph-rsid="006dfbd7"/>
    </style:style>
    <style:style style:name="P11" style:family="paragraph" style:parent-style-name="Text_20_body">
      <style:paragraph-properties fo:text-align="start" style:justify-single-word="false"/>
      <style:text-properties officeooo:rsid="006dfbd7" officeooo:paragraph-rsid="006fcaf6"/>
    </style:style>
    <style:style style:name="P12" style:family="paragraph" style:parent-style-name="Text_20_body">
      <style:paragraph-properties fo:text-align="start" style:justify-single-word="false"/>
      <style:text-properties officeooo:rsid="007210c8" officeooo:paragraph-rsid="007210c8"/>
    </style:style>
    <style:style style:name="P13" style:family="paragraph" style:parent-style-name="Text_20_body">
      <style:paragraph-properties fo:text-align="start" style:justify-single-word="false"/>
      <style:text-properties officeooo:rsid="0073a313" officeooo:paragraph-rsid="0073a313"/>
    </style:style>
    <style:style style:name="P14" style:family="paragraph" style:parent-style-name="Text_20_body">
      <style:text-properties style:font-name="Arial" officeooo:rsid="007d2725" officeooo:paragraph-rsid="007d2725"/>
    </style:style>
    <style:style style:name="P15" style:family="paragraph" style:parent-style-name="Text_20_body">
      <style:paragraph-properties fo:text-align="start" style:justify-single-word="false"/>
      <style:text-properties style:font-name="Arial" officeooo:rsid="00952f1b" officeooo:paragraph-rsid="00952f1b"/>
    </style:style>
    <style:style style:name="P16" style:family="paragraph" style:parent-style-name="Text_20_body">
      <style:paragraph-properties fo:text-align="start" style:justify-single-word="false"/>
      <style:text-properties style:font-name="Arial" officeooo:rsid="00994b28" officeooo:paragraph-rsid="00994b28"/>
    </style:style>
    <style:style style:name="P17" style:family="paragraph" style:parent-style-name="Text_20_body">
      <style:paragraph-properties fo:text-align="start" style:justify-single-word="false"/>
      <style:text-properties officeooo:rsid="006fcaf6" officeooo:paragraph-rsid="006fcaf6"/>
    </style:style>
    <style:style style:name="P18" style:family="paragraph" style:parent-style-name="Text_20_body">
      <style:paragraph-properties fo:text-align="start" style:justify-single-word="false"/>
      <style:text-properties officeooo:rsid="00943dff" officeooo:paragraph-rsid="00943dff"/>
    </style:style>
    <style:style style:name="P19" style:family="paragraph" style:parent-style-name="Text_20_body">
      <style:paragraph-properties fo:text-align="start" style:justify-single-word="false"/>
      <style:text-properties officeooo:rsid="00952f1b" officeooo:paragraph-rsid="00952f1b"/>
    </style:style>
    <style:style style:name="P20" style:family="paragraph" style:parent-style-name="Text_20_body">
      <style:paragraph-properties fo:text-align="start" style:justify-single-word="false"/>
      <style:text-properties officeooo:rsid="00994b28" officeooo:paragraph-rsid="00994b28"/>
    </style:style>
    <style:style style:name="P21" style:family="paragraph" style:parent-style-name="Text_20_body">
      <style:paragraph-properties fo:text-align="start" style:justify-single-word="false"/>
      <style:text-properties officeooo:rsid="009aef24" officeooo:paragraph-rsid="009b1a53"/>
    </style:style>
    <style:style style:name="P22" style:family="paragraph" style:parent-style-name="Text_20_body">
      <style:paragraph-properties fo:text-align="start" style:justify-single-word="false"/>
      <style:text-properties officeooo:rsid="009b1a53" officeooo:paragraph-rsid="009d7698"/>
    </style:style>
    <style:style style:name="P23" style:family="paragraph" style:parent-style-name="Text_20_body">
      <style:paragraph-properties fo:text-align="start" style:justify-single-word="false"/>
      <style:text-properties officeooo:rsid="009c23fe" officeooo:paragraph-rsid="009c23fe"/>
    </style:style>
    <style:style style:name="P24" style:family="paragraph" style:parent-style-name="Text_20_body">
      <style:paragraph-properties fo:text-align="start" style:justify-single-word="false"/>
      <style:text-properties officeooo:rsid="009d7698" officeooo:paragraph-rsid="009d7698"/>
    </style:style>
    <style:style style:name="P25" style:family="paragraph" style:parent-style-name="Text_20_body">
      <style:paragraph-properties fo:margin-top="0cm" fo:margin-bottom="0cm" style:contextual-spacing="false" fo:text-align="start" style:justify-single-word="false"/>
    </style:style>
    <style:style style:name="P26"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Heading_20_3">
      <style:paragraph-properties fo:text-align="start" style:justify-single-word="false"/>
      <style:text-properties fo:font-weight="bold"/>
    </style:style>
    <style:style style:name="P28" style:family="paragraph" style:parent-style-name="Heading_20_3">
      <style:paragraph-properties fo:text-align="start" style:justify-single-word="false"/>
    </style:style>
    <style:style style:name="P29" style:family="paragraph" style:parent-style-name="Heading_20_3">
      <style:paragraph-properties fo:text-align="start" style:justify-single-word="false"/>
      <style:text-properties officeooo:paragraph-rsid="00114c5d"/>
    </style:style>
    <style:style style:name="P30" style:family="paragraph" style:parent-style-name="Heading_20_3">
      <style:paragraph-properties fo:text-align="start" style:justify-single-word="false"/>
      <style:text-properties officeooo:paragraph-rsid="002dca26"/>
    </style:style>
    <style:style style:name="P31" style:family="paragraph" style:parent-style-name="Heading_20_3">
      <style:paragraph-properties fo:text-align="start" style:justify-single-word="false"/>
      <style:text-properties officeooo:paragraph-rsid="002f0c65"/>
    </style:style>
    <style:style style:name="P32" style:family="paragraph" style:parent-style-name="Heading_20_3">
      <style:paragraph-properties fo:text-align="start" style:justify-single-word="false"/>
      <style:text-properties officeooo:paragraph-rsid="003629b1"/>
    </style:style>
    <style:style style:name="P33" style:family="paragraph" style:parent-style-name="Heading_20_3">
      <style:paragraph-properties fo:text-align="start" style:justify-single-word="false"/>
      <style:text-properties officeooo:paragraph-rsid="00419186"/>
    </style:style>
    <style:style style:name="P34" style:family="paragraph" style:parent-style-name="Heading_20_3">
      <style:paragraph-properties fo:text-align="start" style:justify-single-word="false"/>
      <style:text-properties officeooo:paragraph-rsid="004a6eb7"/>
    </style:style>
    <style:style style:name="P35" style:family="paragraph" style:parent-style-name="Heading_20_3">
      <style:paragraph-properties fo:text-align="start" style:justify-single-word="false"/>
      <style:text-properties officeooo:paragraph-rsid="005177a4"/>
    </style:style>
    <style:style style:name="P36" style:family="paragraph" style:parent-style-name="Heading_20_3">
      <style:paragraph-properties fo:text-align="start" style:justify-single-word="false"/>
      <style:text-properties officeooo:paragraph-rsid="00534b5d"/>
    </style:style>
    <style:style style:name="P37" style:family="paragraph" style:parent-style-name="Heading_20_3">
      <style:paragraph-properties fo:text-align="start" style:justify-single-word="false"/>
      <style:text-properties officeooo:paragraph-rsid="0064950e"/>
    </style:style>
    <style:style style:name="P38" style:family="paragraph" style:parent-style-name="Heading_20_3">
      <style:paragraph-properties fo:text-align="start" style:justify-single-word="false"/>
      <style:text-properties officeooo:paragraph-rsid="0068c00a"/>
    </style:style>
    <style:style style:name="P39" style:family="paragraph" style:parent-style-name="Heading_20_3">
      <style:paragraph-properties fo:text-align="start" style:justify-single-word="false"/>
      <style:text-properties officeooo:paragraph-rsid="0069f729"/>
    </style:style>
    <style:style style:name="P40" style:family="paragraph" style:parent-style-name="Heading_20_3">
      <style:paragraph-properties fo:text-align="start" style:justify-single-word="false"/>
      <style:text-properties officeooo:paragraph-rsid="007c6989"/>
    </style:style>
    <style:style style:name="P41" style:family="paragraph" style:parent-style-name="Heading_20_3">
      <style:paragraph-properties fo:text-align="start" style:justify-single-word="false"/>
      <style:text-properties officeooo:paragraph-rsid="00937375"/>
    </style:style>
    <style:style style:name="P42" style:family="paragraph" style:parent-style-name="Heading_20_3">
      <style:paragraph-properties fo:text-align="start" style:justify-single-word="false"/>
      <style:text-properties officeooo:paragraph-rsid="009b1a53"/>
    </style:style>
    <style:style style:name="P43" style:family="paragraph" style:parent-style-name="Heading_20_3">
      <style:paragraph-properties fo:text-align="start" style:justify-single-word="false"/>
      <style:text-properties officeooo:paragraph-rsid="00a65d1b"/>
    </style:style>
    <style:style style:name="P44" style:family="paragraph" style:parent-style-name="Heading_20_3">
      <style:paragraph-properties fo:text-align="start" style:justify-single-word="false"/>
      <style:text-properties officeooo:rsid="000f35bb" officeooo:paragraph-rsid="000f35bb"/>
    </style:style>
    <style:style style:name="P45" style:family="paragraph" style:parent-style-name="Heading_20_3">
      <style:paragraph-properties fo:text-align="start" style:justify-single-word="false"/>
      <style:text-properties officeooo:rsid="005ebe23" officeooo:paragraph-rsid="005ebe23"/>
    </style:style>
    <style:style style:name="P46" style:family="paragraph" style:parent-style-name="Heading_20_3">
      <style:paragraph-properties fo:text-align="start" style:justify-single-word="false"/>
      <style:text-properties officeooo:rsid="005da16f" officeooo:paragraph-rsid="005da16f"/>
    </style:style>
    <style:style style:name="P47" style:family="paragraph" style:parent-style-name="Heading_20_3">
      <style:paragraph-properties fo:text-align="start" style:justify-single-word="false"/>
      <style:text-properties officeooo:rsid="0064950e" officeooo:paragraph-rsid="0064950e"/>
    </style:style>
    <style:style style:name="P48" style:family="paragraph" style:parent-style-name="Heading_20_3">
      <style:paragraph-properties fo:text-align="start" style:justify-single-word="false"/>
      <style:text-properties style:font-name="Liberation Sans1" fo:font-size="14pt" fo:font-style="normal" fo:font-weight="bold" officeooo:rsid="0068c00a" officeooo:paragraph-rsid="00695b8f" style:font-name-asian="SimSun" style:font-size-asian="14pt" style:font-weight-asian="bold" style:font-name-complex="Lucida Sans" style:font-size-complex="14pt" style:font-weight-complex="normal"/>
    </style:style>
    <style:style style:name="P49" style:family="paragraph" style:parent-style-name="Heading_20_3">
      <style:paragraph-properties fo:text-align="start" style:justify-single-word="false"/>
      <style:text-properties style:font-name="Liberation Sans1" fo:font-size="14pt" fo:font-style="normal" fo:font-weight="bold" officeooo:rsid="006c4db9" officeooo:paragraph-rsid="006c4db9" style:font-name-asian="SimSun" style:font-size-asian="14pt" style:font-weight-asian="bold" style:font-name-complex="Lucida Sans" style:font-size-complex="14pt" style:font-weight-complex="normal"/>
    </style:style>
    <style:style style:name="P50" style:family="paragraph" style:parent-style-name="Heading_20_3">
      <style:paragraph-properties fo:text-align="start" style:justify-single-word="false"/>
      <style:text-properties officeooo:rsid="00937375" officeooo:paragraph-rsid="00937375"/>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end" style:justify-single-word="false"/>
    </style:style>
    <style:style style:name="P53" style:family="paragraph" style:parent-style-name="Table_20_Contents">
      <style:paragraph-properties fo:text-align="end" style:justify-single-word="false"/>
      <style:text-properties fo:font-weight="bold"/>
    </style:style>
    <style:style style:name="P54" style:family="paragraph" style:parent-style-name="Table_20_Contents">
      <style:paragraph-properties fo:text-align="end" style:justify-single-word="false"/>
      <style:text-properties style:use-window-font-color="true" loext:opacity="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0fa0b6"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114c5d"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4a6eb7"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5177a4"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2ffe3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373e6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4b5a4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5ebe2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60385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695b8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a4eb0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a65d1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abd36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acb3d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14c70"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6ea83" officeooo:paragraph-rsid="0016ea8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9cc44" officeooo:paragraph-rsid="0019cc44"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7a972" officeooo:paragraph-rsid="0017a97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8f4b5"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8f4b5" officeooo:paragraph-rsid="003c67e7"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37c3a"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55d8f" officeooo:paragraph-rsid="00455d8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6330f" officeooo:paragraph-rsid="0046330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d2a79" officeooo:paragraph-rsid="004d2a7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4d2a79"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177a4"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34b5d" officeooo:paragraph-rsid="00534b5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43239" officeooo:paragraph-rsid="00543239"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6b3d5" officeooo:paragraph-rsid="0056b3d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6b3d5" officeooo:paragraph-rsid="00579fa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5b429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3361e" officeooo:paragraph-rsid="0063361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95b8f" officeooo:paragraph-rsid="00695b8f"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695b8f"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a9f8d4" officeooo:paragraph-rsid="00a9f8d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abd369" officeooo:paragraph-rsid="00abd369"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5ebe23" officeooo:paragraph-rsid="005ebe2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69f729" officeooo:paragraph-rsid="0069f729"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21" style:family="paragraph" style:parent-style-name="Table_20_Contents">
      <style:text-properties officeooo:rsid="004d2a79" officeooo:paragraph-rsid="004d2a79"/>
    </style:style>
    <style:style style:name="P122" style:family="paragraph" style:parent-style-name="Table_20_Contents">
      <style:paragraph-properties fo:text-align="start" style:justify-single-word="false"/>
      <style:text-properties officeooo:paragraph-rsid="0069b3af"/>
    </style:style>
    <style:style style:name="P123" style:family="paragraph" style:parent-style-name="Table_20_Contents">
      <style:paragraph-properties fo:text-align="start" style:justify-single-word="false"/>
      <style:text-properties officeooo:paragraph-rsid="0069f729"/>
    </style:style>
    <style:style style:name="P124" style:family="paragraph" style:parent-style-name="Table_20_Contents">
      <style:text-properties officeooo:rsid="007c3c46" officeooo:paragraph-rsid="007c3c46"/>
    </style:style>
    <style:style style:name="P125" style:family="paragraph" style:parent-style-name="Heading_20_2">
      <style:paragraph-properties fo:text-align="start" style:justify-single-word="false"/>
    </style:style>
    <style:style style:name="P126" style:family="paragraph" style:parent-style-name="Preformatted_20_Text">
      <style:paragraph-properties fo:text-align="center" style:justify-single-word="false"/>
    </style:style>
    <style:style style:name="P127" style:family="paragraph" style:parent-style-name="Preformatted_20_Text">
      <style:paragraph-properties fo:text-align="start" style:justify-single-word="false"/>
    </style:style>
    <style:style style:name="P128" style:family="paragraph" style:parent-style-name="Preformatted_20_Text">
      <style:paragraph-properties fo:text-align="start" style:justify-single-word="false"/>
      <style:text-properties officeooo:paragraph-rsid="005b5fb5"/>
    </style:style>
    <style:style style:name="P129" style:family="paragraph" style:parent-style-name="Preformatted_20_Text">
      <style:paragraph-properties fo:text-align="start" style:justify-single-word="false"/>
      <style:text-properties officeooo:paragraph-rsid="005da16f"/>
    </style:style>
    <style:style style:name="P130" style:family="paragraph" style:parent-style-name="Preformatted_20_Text">
      <style:paragraph-properties fo:text-align="start" style:justify-single-word="false"/>
      <style:text-properties officeooo:paragraph-rsid="00663195"/>
    </style:style>
    <style:style style:name="P131" style:family="paragraph" style:parent-style-name="Preformatted_20_Text">
      <style:paragraph-properties fo:text-align="start" style:justify-single-word="false"/>
      <style:text-properties officeooo:paragraph-rsid="00695b8f"/>
    </style:style>
    <style:style style:name="P132" style:family="paragraph" style:parent-style-name="Preformatted_20_Text">
      <style:paragraph-properties fo:text-align="start" style:justify-single-word="false"/>
      <style:text-properties style:use-window-font-color="true" loext:opacity="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0fa0b6"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091e5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0a10f6"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2dca26"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2f0c65"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373e67"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47e371"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69b3a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a4eb0b"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a50227"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a65d1b"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a7d634"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114c5d" officeooo:paragraph-rsid="00114c5d"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141aef"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17a972" officeooo:paragraph-rsid="0017a972"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310605" officeooo:paragraph-rsid="00310605"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37ba1e" officeooo:paragraph-rsid="0037ba1e"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4a6eb7"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5177a4"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51aeca" officeooo:paragraph-rsid="0051aeca"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603855" officeooo:paragraph-rsid="00603855"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663195" officeooo:paragraph-rsid="00663195"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663195"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663195" officeooo:paragraph-rsid="0069f729"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67d118" officeooo:paragraph-rsid="0067d118"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67d118" officeooo:paragraph-rsid="0068c00a"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67d118"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695b8f" officeooo:paragraph-rsid="00695b8f"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914fcc" officeooo:paragraph-rsid="00914fcc"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933fa2" officeooo:paragraph-rsid="00933fa2"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6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584ca1"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7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a403f4"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7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5556a7" officeooo:paragraph-rsid="005556a7"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7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584ca1" officeooo:paragraph-rsid="00584ca1"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7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a403f4" officeooo:paragraph-rsid="00a403f4"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174" style:family="paragraph" style:parent-style-name="Preformatted_20_Text">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141aef"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Preformatted_20_Text">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Preformatted_20_Text">
      <style:text-properties officeooo:paragraph-rsid="0068c00a"/>
    </style:style>
    <style:style style:name="P177" style:family="paragraph" style:parent-style-name="Preformatted_20_Text">
      <style:text-properties officeooo:rsid="0068c00a" officeooo:paragraph-rsid="0068c00a"/>
    </style:style>
    <style:style style:name="P178" style:family="paragraph" style:parent-style-name="Preformatted_20_Text">
      <style:text-properties officeooo:rsid="0068c00a" officeooo:paragraph-rsid="00695b8f"/>
    </style:style>
    <style:style style:name="P179" style:family="paragraph" style:parent-style-name="Preformatted_20_Text">
      <style:text-properties officeooo:paragraph-rsid="00695b8f"/>
    </style:style>
    <style:style style:name="P180" style:family="paragraph" style:parent-style-name="Preformatted_20_Text">
      <style:paragraph-properties fo:margin-left="1.058cm" fo:margin-right="0cm" fo:text-align="start" style:justify-single-word="false" fo:text-indent="0cm" style:auto-text-indent="false"/>
    </style:style>
    <style:style style:name="P181" style:family="paragraph" style:parent-style-name="Preformatted_20_Text">
      <style:paragraph-properties fo:margin-left="1.058cm" fo:margin-right="0cm" fo:text-align="start" style:justify-single-word="false" fo:text-indent="0cm" style:auto-text-indent="false"/>
      <style:text-properties officeooo:paragraph-rsid="004a1abf"/>
    </style:style>
    <style:style style:name="P182" style:family="paragraph" style:parent-style-name="Preformatted_20_Text">
      <style:paragraph-properties fo:margin-left="1.058cm" fo:margin-right="0cm" fo:text-align="start" style:justify-single-word="false" fo:text-indent="0cm" style:auto-text-indent="false"/>
      <style:text-properties officeooo:paragraph-rsid="005da16f"/>
    </style:style>
    <style:style style:name="P183" style:family="paragraph" style:parent-style-name="Preformatted_20_Text">
      <style:paragraph-properties fo:margin-left="1.058cm" fo:margin-right="0cm" fo:text-align="start" style:justify-single-word="false" fo:text-indent="0cm" style:auto-text-indent="false"/>
      <style:text-properties officeooo:paragraph-rsid="005e8d40"/>
    </style:style>
    <style:style style:name="P184" style:family="paragraph" style:parent-style-name="Preformatted_20_Text">
      <style:paragraph-properties fo:margin-left="1.058cm" fo:margin-right="0cm" fo:text-align="start" style:justify-single-word="false" fo:text-indent="0cm" style:auto-text-indent="false"/>
      <style:text-properties officeooo:paragraph-rsid="005ebe23"/>
    </style:style>
    <style:style style:name="P185" style:family="paragraph" style:parent-style-name="Preformatted_20_Text">
      <style:paragraph-properties fo:margin-left="1.058cm" fo:margin-right="0cm" fo:text-align="start" style:justify-single-word="false" fo:text-indent="0cm" style:auto-text-indent="false"/>
      <style:text-properties officeooo:paragraph-rsid="0073a313"/>
    </style:style>
    <style:style style:name="P186" style:family="paragraph" style:parent-style-name="Preformatted_20_Text">
      <style:paragraph-properties fo:margin-left="1.058cm" fo:margin-right="0cm" fo:text-align="start" style:justify-single-word="false" fo:text-indent="0cm" style:auto-text-indent="false"/>
      <style:text-properties officeooo:paragraph-rsid="00761071"/>
    </style:style>
    <style:style style:name="P187" style:family="paragraph" style:parent-style-name="Preformatted_20_Text">
      <style:paragraph-properties fo:margin-left="1.058cm" fo:margin-right="0cm" fo:text-align="start" style:justify-single-word="false" fo:text-indent="0cm" style:auto-text-indent="false"/>
      <style:text-properties officeooo:paragraph-rsid="0076f1dd"/>
    </style:style>
    <style:style style:name="P188" style:family="paragraph" style:parent-style-name="Preformatted_20_Text">
      <style:paragraph-properties fo:margin-left="1.058cm" fo:margin-right="0cm" fo:text-align="start" style:justify-single-word="false" fo:text-indent="0cm" style:auto-text-indent="false"/>
      <style:text-properties style:font-name="Liberation Mono" fo:font-size="11pt" officeooo:rsid="00745353" officeooo:paragraph-rsid="0073a313" fo:background-color="transparent" style:font-name-asian="NSimSun" style:font-size-asian="10pt" style:font-name-complex="Liberation Mono1" style:font-size-complex="10pt"/>
    </style:style>
    <style:style style:name="P189" style:family="paragraph" style:parent-style-name="Preformatted_20_Text">
      <style:paragraph-properties fo:margin-left="1.058cm" fo:margin-right="0cm" fo:text-align="start" style:justify-single-word="false" fo:text-indent="0cm" style:auto-text-indent="false"/>
      <style:text-properties style:font-name="Liberation Mono" fo:font-size="11pt" officeooo:rsid="00745353" officeooo:paragraph-rsid="0076f1dd" fo:background-color="transparent" style:font-name-asian="NSimSun" style:font-size-asian="10pt" style:font-name-complex="Liberation Mono1" style:font-size-complex="10pt"/>
    </style:style>
    <style:style style:name="P190" style:family="paragraph" style:parent-style-name="Preformatted_20_Text">
      <style:paragraph-properties fo:margin-left="1.058cm" fo:margin-right="0cm" fo:text-align="start" style:justify-single-word="false" fo:text-indent="0cm" style:auto-text-indent="false"/>
      <style:text-properties style:font-name="Liberation Mono" fo:font-size="11pt" officeooo:rsid="00745353" officeooo:paragraph-rsid="00761071" fo:background-color="transparent" style:font-name-asian="NSimSun" style:font-size-asian="10pt" style:font-name-complex="Liberation Mono1" style:font-size-complex="10pt"/>
    </style:style>
    <style:style style:name="P191" style:family="paragraph" style:parent-style-name="Preformatted_20_Text">
      <style:paragraph-properties fo:margin-left="1.058cm" fo:margin-right="0cm" fo:text-align="start" style:justify-single-word="false" fo:text-indent="0cm" style:auto-text-indent="false"/>
      <style:text-properties style:font-name="Liberation Mono" fo:font-size="11pt" officeooo:rsid="00761071" officeooo:paragraph-rsid="0073a313" fo:background-color="transparent" style:font-name-asian="NSimSun" style:font-size-asian="10pt" style:font-name-complex="Liberation Mono1" style:font-size-complex="10pt"/>
    </style:style>
    <style:style style:name="P192" style:family="paragraph" style:parent-style-name="Table_20_Heading">
      <style:paragraph-properties fo:text-align="end" style:justify-single-word="false"/>
      <style:text-properties fo:font-weight="bold"/>
    </style:style>
    <style:style style:name="P193" style:family="paragraph" style:parent-style-name="Table_20_Heading">
      <style:paragraph-properties fo:text-align="end" style:justify-single-word="false"/>
      <style:text-properties fo:font-weight="bold" officeooo:rsid="004d2a79" officeooo:paragraph-rsid="004d2a79"/>
    </style:style>
    <style:style style:name="P194" style:family="paragraph" style:parent-style-name="Table_20_Heading">
      <style:paragraph-properties fo:text-align="end" style:justify-single-word="false"/>
    </style:style>
    <style:style style:name="P195" style:family="paragraph" style:parent-style-name="Table_20_Heading">
      <style:paragraph-properties fo:text-align="end" style:justify-single-word="false"/>
      <style:text-properties officeooo:paragraph-rsid="0083e426"/>
    </style:style>
    <style:style style:name="P196" style:family="paragraph" style:parent-style-name="Table_20_Heading">
      <style:paragraph-properties fo:text-align="start" style:justify-single-word="false"/>
    </style:style>
    <style:style style:name="P197" style:family="paragraph" style:parent-style-name="Table_20_Heading">
      <style:paragraph-properties fo:text-align="end" style:justify-single-word="false"/>
      <style:text-properties style:use-window-font-color="true" loext:opacity="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2dca26"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2f0c65"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3629b1"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419186"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5ebe23"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695b8f"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69f729"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Heading">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a65d1b"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Heading">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Heading_20_4">
      <style:paragraph-properties fo:text-align="start" style:justify-single-word="false"/>
    </style:style>
    <style:style style:name="P209" style:family="paragraph" style:parent-style-name="Heading_20_4">
      <style:paragraph-properties fo:text-align="start" style:justify-single-word="false"/>
      <style:text-properties officeooo:paragraph-rsid="005c0cdb"/>
    </style:style>
    <style:style style:name="P210" style:family="paragraph" style:parent-style-name="Heading_20_4">
      <style:text-properties style:font-name="Liberation Sans1" fo:font-size="12pt" fo:font-style="normal" fo:font-weight="bold" officeooo:rsid="009f6549" style:font-name-asian="SimSun" style:font-size-asian="12pt" style:font-weight-asian="bold" style:font-name-complex="Lucida Sans" style:font-size-complex="12pt" style:font-weight-complex="normal"/>
    </style:style>
    <style:style style:name="P211" style:family="paragraph" style:parent-style-name="sample">
      <style:text-properties officeooo:paragraph-rsid="003b1816"/>
    </style:style>
    <style:style style:name="P212" style:family="paragraph" style:parent-style-name="sample">
      <style:text-properties officeooo:rsid="003b1816" officeooo:paragraph-rsid="003b1816"/>
    </style:style>
    <style:style style:name="P213" style:family="paragraph" style:parent-style-name="sample">
      <style:text-properties officeooo:rsid="003b1816" officeooo:paragraph-rsid="003c67e7"/>
    </style:style>
    <style:style style:name="P214" style:family="paragraph" style:parent-style-name="sample">
      <style:text-properties officeooo:rsid="003c67e7" officeooo:paragraph-rsid="003c67e7"/>
    </style:style>
    <style:style style:name="P215" style:family="paragraph" style:parent-style-name="sample">
      <style:text-properties officeooo:rsid="003fd026" officeooo:paragraph-rsid="003fd026"/>
    </style:style>
    <style:style style:name="P216" style:family="paragraph" style:parent-style-name="sample">
      <style:text-properties officeooo:rsid="003a930b" officeooo:paragraph-rsid="003a930b"/>
    </style:style>
    <style:style style:name="P217" style:family="paragraph" style:parent-style-name="sample">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8" style:family="paragraph" style:parent-style-name="sample">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19" style:family="paragraph" style:parent-style-name="Footnote">
      <style:text-properties officeooo:rsid="00579fa3" officeooo:paragraph-rsid="00579fa3"/>
    </style:style>
    <style:style style:name="P220"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style:style>
    <style:style style:name="P221"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rsid="006b3ab7" officeooo:paragraph-rsid="006b3ab7"/>
    </style:style>
    <style:style style:name="P222"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style:style>
    <style:style style:name="P223"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officeooo:paragraph-rsid="0064950e"/>
    </style:style>
    <style:style style:name="P224"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officeooo:paragraph-rsid="006b3ab7"/>
    </style:style>
    <style:style style:name="P225"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style>
    <style:style style:name="P226"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officeooo:paragraph-rsid="006b3ab7"/>
    </style:style>
    <style:style style:name="P227" style:family="paragraph" style:parent-style-name="Text_20_body">
      <style:paragraph-properties fo:margin-left="0cm" fo:margin-right="0cm" fo:orphans="2" fo:widows="2" fo:text-indent="0cm" style:auto-text-indent="false"/>
    </style:style>
    <style:style style:name="P228" style:family="paragraph" style:parent-style-name="Heading_20_1" style:master-page-name="Standard">
      <style:paragraph-properties fo:text-align="center" style:justify-single-word="false" style:page-number="auto"/>
      <style:text-properties fo:font-weight="bold"/>
    </style:style>
    <style:style style:name="P229" style:family="paragraph" style:parent-style-name="Heading_20_3">
      <style:paragraph-properties fo:text-align="start" style:justify-single-word="false"/>
    </style:style>
    <style:style style:name="P230" style:family="paragraph" style:parent-style-name="Heading_20_3">
      <style:paragraph-properties fo:text-align="start" style:justify-single-word="false"/>
      <style:text-properties officeooo:paragraph-rsid="00b7aaab"/>
    </style:style>
    <style:style style:name="P231" style:family="paragraph" style:parent-style-name="Heading_20_3">
      <style:paragraph-properties fo:text-align="start" style:justify-single-word="false"/>
      <style:text-properties officeooo:paragraph-rsid="00b9b21d"/>
    </style:style>
    <style:style style:name="P232" style:family="paragraph" style:parent-style-name="Heading_20_3">
      <style:paragraph-properties fo:text-align="start" style:justify-single-word="false"/>
      <style:text-properties officeooo:paragraph-rsid="00baa918"/>
    </style:style>
    <style:style style:name="P233" style:family="paragraph" style:parent-style-name="Heading_20_3">
      <style:paragraph-properties fo:text-align="start" style:justify-single-word="false"/>
      <style:text-properties officeooo:paragraph-rsid="00bb5e68"/>
    </style:style>
    <style:style style:name="P234" style:family="paragraph" style:parent-style-name="Heading_20_3">
      <style:paragraph-properties fo:text-align="start" style:justify-single-word="false"/>
      <style:text-properties officeooo:paragraph-rsid="00bb8446"/>
    </style:style>
    <style:style style:name="P235" style:family="paragraph" style:parent-style-name="Heading_20_3">
      <style:paragraph-properties fo:text-align="start" style:justify-single-word="false"/>
      <style:text-properties officeooo:paragraph-rsid="00419186"/>
    </style:style>
    <style:style style:name="P236" style:family="paragraph" style:parent-style-name="Heading_20_3">
      <style:paragraph-properties fo:text-align="start" style:justify-single-word="false"/>
      <style:text-properties officeooo:paragraph-rsid="00bf6ef8"/>
    </style:style>
    <style:style style:name="P237" style:family="paragraph" style:parent-style-name="Heading_20_3">
      <style:paragraph-properties fo:text-align="start" style:justify-single-word="false"/>
      <style:text-properties officeooo:paragraph-rsid="00c06f23"/>
    </style:style>
    <style:style style:name="P238" style:family="paragraph" style:parent-style-name="Heading_20_3">
      <style:paragraph-properties fo:text-align="start" style:justify-single-word="false"/>
      <style:text-properties officeooo:paragraph-rsid="00c69076"/>
    </style:style>
    <style:style style:name="P239" style:family="paragraph" style:parent-style-name="Heading_20_3">
      <style:paragraph-properties fo:text-align="start" style:justify-single-word="false"/>
      <style:text-properties officeooo:paragraph-rsid="00c95f07"/>
    </style:style>
    <style:style style:name="P240" style:family="paragraph" style:parent-style-name="Heading_20_3">
      <style:paragraph-properties fo:text-align="start" style:justify-single-word="false"/>
      <style:text-properties officeooo:paragraph-rsid="00cd5a59"/>
    </style:style>
    <style:style style:name="P24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a403f4" officeooo:paragraph-rsid="00a403f4" style:font-size-asian="11pt" style:font-style-asian="normal" style:font-weight-asian="normal" style:font-name-complex="Liberation Mono3" style:font-size-complex="11pt" style:font-style-complex="normal" style:font-weight-complex="normal" style:text-overline-style="none" style:text-overline-color="font-color"/>
    </style:style>
    <style:style style:name="P24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a4eb0b" officeooo:paragraph-rsid="00a4eb0b" style:font-size-asian="11pt" style:font-style-asian="normal" style:font-weight-asian="normal" style:font-size-complex="11pt" style:font-style-complex="normal" style:font-weight-complex="normal" style:text-overline-style="none" style:text-overline-color="font-color"/>
    </style:style>
    <style:style style:name="P24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4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b7aaab" style:font-size-asian="11pt" style:font-style-asian="normal" style:font-weight-asian="normal" style:font-size-complex="11pt" style:font-style-complex="normal" style:font-weight-complex="normal" style:text-overline-style="none" style:text-overline-color="font-color"/>
    </style:style>
    <style:style style:name="P24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b9b21d" style:font-size-asian="11pt" style:font-style-asian="normal" style:font-weight-asian="normal" style:font-size-complex="11pt" style:font-style-complex="normal" style:font-weight-complex="normal" style:text-overline-style="none" style:text-overline-color="font-color"/>
    </style:style>
    <style:style style:name="P24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bb5e68" style:font-size-asian="11pt" style:font-style-asian="normal" style:font-weight-asian="normal" style:font-size-complex="11pt" style:font-style-complex="normal" style:font-weight-complex="normal" style:text-overline-style="none" style:text-overline-color="font-color"/>
    </style:style>
    <style:style style:name="P24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bb8446" style:font-size-asian="11pt" style:font-style-asian="normal" style:font-weight-asian="normal" style:font-size-complex="11pt" style:font-style-complex="normal" style:font-weight-complex="normal" style:text-overline-style="none" style:text-overline-color="font-color"/>
    </style:style>
    <style:style style:name="P24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bc73ed" style:font-size-asian="11pt" style:font-style-asian="normal" style:font-weight-asian="normal" style:font-size-complex="11pt" style:font-style-complex="normal" style:font-weight-complex="normal" style:text-overline-style="none" style:text-overline-color="font-color"/>
    </style:style>
    <style:style style:name="P24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bf6ef8" style:font-size-asian="11pt" style:font-style-asian="normal" style:font-weight-asian="normal" style:font-size-complex="11pt" style:font-style-complex="normal" style:font-weight-complex="normal" style:text-overline-style="none" style:text-overline-color="font-color"/>
    </style:style>
    <style:style style:name="P25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c06f23" style:font-size-asian="11pt" style:font-style-asian="normal" style:font-weight-asian="normal" style:font-size-complex="11pt" style:font-style-complex="normal" style:font-weight-complex="normal" style:text-overline-style="none" style:text-overline-color="font-color"/>
    </style:style>
    <style:style style:name="P25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c26a2a" style:font-size-asian="11pt" style:font-style-asian="normal" style:font-weight-asian="normal" style:font-size-complex="11pt" style:font-style-complex="normal" style:font-weight-complex="normal" style:text-overline-style="none" style:text-overline-color="font-color"/>
    </style:style>
    <style:style style:name="P25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c50450" style:font-size-asian="11pt" style:font-style-asian="normal" style:font-weight-asian="normal" style:font-size-complex="11pt" style:font-style-complex="normal" style:font-weight-complex="normal" style:text-overline-style="none" style:text-overline-color="font-color"/>
    </style:style>
    <style:style style:name="P25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c5c45f" style:font-size-asian="11pt" style:font-style-asian="normal" style:font-weight-asian="normal" style:font-size-complex="11pt" style:font-style-complex="normal" style:font-weight-complex="normal" style:text-overline-style="none" style:text-overline-color="font-color"/>
    </style:style>
    <style:style style:name="P25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c69076" style:font-size-asian="11pt" style:font-style-asian="normal" style:font-weight-asian="normal" style:font-size-complex="11pt" style:font-style-complex="normal" style:font-weight-complex="normal" style:text-overline-style="none" style:text-overline-color="font-color"/>
    </style:style>
    <style:style style:name="P25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c7b83f" style:font-size-asian="11pt" style:font-style-asian="normal" style:font-weight-asian="normal" style:font-size-complex="11pt" style:font-style-complex="normal" style:font-weight-complex="normal" style:text-overline-style="none" style:text-overline-color="font-color"/>
    </style:style>
    <style:style style:name="P25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c95f07" style:font-size-asian="11pt" style:font-style-asian="normal" style:font-weight-asian="normal" style:font-size-complex="11pt" style:font-style-complex="normal" style:font-weight-complex="normal" style:text-overline-style="none" style:text-overline-color="font-color"/>
    </style:style>
    <style:style style:name="P25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cc7495" style:font-size-asian="11pt" style:font-style-asian="normal" style:font-weight-asian="normal" style:font-size-complex="11pt" style:font-style-complex="normal" style:font-weight-complex="normal" style:text-overline-style="none" style:text-overline-color="font-color"/>
    </style:style>
    <style:style style:name="P25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paragraph-rsid="00cd5a59" style:font-size-asian="11pt" style:font-style-asian="normal" style:font-weight-asian="normal" style:font-size-complex="11pt" style:font-style-complex="normal" style:font-weight-complex="normal" style:text-overline-style="none" style:text-overline-color="font-color"/>
    </style:style>
    <style:style style:name="P25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size="11pt" fo:font-style="normal" fo:text-shadow="none" style:text-underline-style="none" fo:font-weight="normal" officeooo:rsid="00b7aaab" officeooo:paragraph-rsid="00b7aaab" style:font-size-asian="11pt" style:font-style-asian="normal" style:font-weight-asian="normal" style:font-size-complex="11pt" style:font-style-complex="normal" style:font-weight-complex="normal" style:text-overline-style="none" style:text-overline-color="font-color"/>
    </style:style>
    <style:style style:name="P260" style:family="paragraph" style:parent-style-name="Preformatted_20_Text">
      <style:paragraph-properties fo:text-align="start" style:justify-single-word="false"/>
    </style:style>
    <style:style style:name="P261" style:family="paragraph" style:parent-style-name="Preformatted_20_Text">
      <style:paragraph-properties fo:text-align="start" style:justify-single-word="false"/>
      <style:text-properties officeooo:paragraph-rsid="00b3b90a"/>
    </style:style>
    <style:style style:name="P262" style:family="paragraph" style:parent-style-name="Preformatted_20_Text">
      <style:paragraph-properties fo:text-align="start" style:justify-single-word="false"/>
      <style:text-properties style:use-window-font-color="true" loext:opacity="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paragraph-rsid="00b003da"/>
    </style:style>
    <style:style style:name="P264"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paragraph-rsid="007caa72"/>
    </style:style>
    <style:style style:name="P265" style:family="paragraph" style:parent-style-name="Preformatted_20_Text">
      <loext:graphic-properties draw:fill="solid" draw:fill-color="#eeeeee" draw:opacity="100%"/>
      <style:paragraph-properties fo:margin-left="1cm" fo:margin-right="0cm" fo:margin-top="0.18cm" fo:margin-bottom="0.18cm" style:contextual-spacing="false" fo:orphans="2" fo:widows="2" fo:text-indent="0cm" style:auto-text-indent="false" fo:background-color="#eeeeee" fo:padding="0cm" fo:border="none"/>
      <style:text-properties fo:font-variant="normal" fo:text-transform="none" fo:color="#000000" loext:opacity="100%" fo:letter-spacing="normal" fo:font-style="normal" fo:font-weight="normal" officeooo:paragraph-rsid="00b34fd9"/>
    </style:style>
    <style:style style:name="P266" style:family="paragraph" style:parent-style-name="Standard" style:list-style-name="L12"/>
    <style:style style:name="P267" style:family="paragraph" style:parent-style-name="Table_20_Contents" style:list-style-name="L13">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list-style-name="L14">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list-style-name="L14">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list-style-name="L15">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list-style-name="L16">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list-style-name="L17">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list-style-name="L18">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list-style-name="L19">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list-style-name="L20">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list-style-name="L21">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list-style-name="L22">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list-style-name="L23">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b7aaab"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b9b21d"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baa918"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bb5e68"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bb8446"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be4603"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bf6ef8"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c06f23"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c3249c"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c50450"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c5c45f"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c69076"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c95f07"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cad4e6"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cc7495"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cd5a59"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b7aaab"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b9b21d"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baa918"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bb5e68"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bb8446"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bf6ef8"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c06f23"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c3249c"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c50450"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c5c45f"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c69076"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c95f07" style:font-size-asian="12pt" style:font-style-asian="normal" style:font-weight-asian="bold" style:font-size-complex="12pt" style:font-style-complex="normal" style:font-weight-complex="bold" style:text-overline-style="none" style:text-overline-color="font-color"/>
    </style:style>
    <style:style style:name="P307" style:family="paragraph" style:parent-style-name="Table_20_Contents">
      <style:paragraph-properties fo:text-align="end"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0cd5a59" style:font-size-asian="12pt" style:font-style-asian="normal" style:font-weight-asian="bold" style:font-size-complex="12pt" style:font-style-complex="normal" style:font-weight-complex="bold"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abd369" officeooo:paragraph-rsid="00a65d1b"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7aaab" officeooo:paragraph-rsid="00b7aaab"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9b21d" officeooo:paragraph-rsid="00b9b21d"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aa918" officeooo:paragraph-rsid="00baa918"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b5e68" officeooo:paragraph-rsid="00bb5e68"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b8446" officeooo:paragraph-rsid="00bb8446"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bf6ef8" officeooo:paragraph-rsid="00bf6ef8"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06f23" officeooo:paragraph-rsid="00c06f23"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3249c" officeooo:paragraph-rsid="00c3249c"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3249c" officeooo:paragraph-rsid="00c69076"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3249c" officeooo:paragraph-rsid="00c95f07"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3249c" officeooo:paragraph-rsid="00cd5a59"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0450" officeooo:paragraph-rsid="00c50450"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0450" officeooo:paragraph-rsid="00c69076"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0450" officeooo:paragraph-rsid="00c95f07"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0450" officeooo:paragraph-rsid="00cd5a59"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c45f" officeooo:paragraph-rsid="00c5c45f"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c45f" officeooo:paragraph-rsid="00c69076"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c45f" officeooo:paragraph-rsid="00c95f07"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monospace" fo:font-size="12pt" fo:font-style="normal" fo:text-shadow="none" style:text-underline-style="none" fo:font-weight="normal" officeooo:rsid="00c5c45f" officeooo:paragraph-rsid="00cd5a59"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center" style:justify-single-word="false"/>
    </style:style>
    <style:style style:name="P329" style:family="paragraph" style:parent-style-name="Table_20_Contents">
      <style:text-properties officeooo:rsid="00b003da" officeooo:paragraph-rsid="00b003da"/>
    </style:style>
    <style:style style:name="P330" style:family="paragraph" style:parent-style-name="Table_20_Contents">
      <style:paragraph-properties fo:text-align="center" style:justify-single-word="false"/>
      <style:text-properties officeooo:rsid="00b003da" officeooo:paragraph-rsid="00b003da"/>
    </style:style>
    <style:style style:name="P331" style:family="paragraph" style:parent-style-name="Table_20_Contents">
      <style:paragraph-properties fo:text-align="end" style:justify-single-word="false"/>
      <style:text-properties officeooo:rsid="00b633e5" officeooo:paragraph-rsid="00b633e5"/>
    </style:style>
    <style:style style:name="P332" style:family="paragraph" style:parent-style-name="Table_20_Contents">
      <style:text-properties officeooo:rsid="00b633e5" officeooo:paragraph-rsid="00b633e5"/>
    </style:style>
    <style:style style:name="P333" style:family="paragraph" style:parent-style-name="Table_20_Contents">
      <style:paragraph-properties fo:text-align="end" style:justify-single-word="false"/>
      <style:text-properties fo:font-weight="bold" officeooo:rsid="00b72529" officeooo:paragraph-rsid="00b72529"/>
    </style:style>
    <style:style style:name="P334" style:family="paragraph" style:parent-style-name="Table_20_Contents">
      <style:text-properties officeooo:rsid="00b72529" officeooo:paragraph-rsid="00b72529"/>
    </style:style>
    <style:style style:name="P33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 fo:font-size="12pt" fo:font-style="normal" fo:text-shadow="none" style:text-underline-style="none" fo:font-weight="normal" officeooo:paragraph-rsid="00b72529"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officeooo:paragraph-rsid="00bf6ef8"/>
    </style:style>
    <style:style style:name="P338" style:family="paragraph" style:parent-style-name="Table_20_Contents">
      <style:paragraph-properties fo:text-align="start" style:justify-single-word="false"/>
      <style:text-properties officeooo:paragraph-rsid="00c06f23"/>
    </style:style>
    <style:style style:name="P339" style:family="paragraph" style:parent-style-name="Table_20_Contents">
      <style:paragraph-properties fo:text-align="start" style:justify-single-word="false"/>
      <style:text-properties officeooo:paragraph-rsid="00c69076"/>
    </style:style>
    <style:style style:name="P340" style:family="paragraph" style:parent-style-name="Table_20_Contents">
      <style:paragraph-properties fo:text-align="start" style:justify-single-word="false"/>
      <style:text-properties officeooo:paragraph-rsid="00c95f07"/>
    </style:style>
    <style:style style:name="P341" style:family="paragraph" style:parent-style-name="Table_20_Contents">
      <style:paragraph-properties fo:text-align="start" style:justify-single-word="false"/>
      <style:text-properties officeooo:paragraph-rsid="00ca6822"/>
    </style:style>
    <style:style style:name="P342" style:family="paragraph" style:parent-style-name="Table_20_Contents">
      <style:paragraph-properties fo:text-align="start" style:justify-single-word="false"/>
      <style:text-properties officeooo:paragraph-rsid="00cad4e6"/>
    </style:style>
    <style:style style:name="P343" style:family="paragraph" style:parent-style-name="Table_20_Contents">
      <style:paragraph-properties fo:text-align="start" style:justify-single-word="false"/>
      <style:text-properties officeooo:paragraph-rsid="00cd5a59"/>
    </style:style>
    <style:style style:name="P344" style:family="paragraph" style:parent-style-name="Table_20_Contents" style:list-style-name="L13">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list-style-name="L14">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list-style-name="L14">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list-style-name="L15">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list-style-name="L16">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list-style-name="L17">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list-style-name="L18">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list-style-name="L19">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list-style-name="L20">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list-style-name="L21">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list-style-name="L22">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list-style-name="L23">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Heading">
      <style:paragraph-properties fo:text-align="end" style:justify-single-word="false"/>
      <style:text-properties officeooo:rsid="00b72529" officeooo:paragraph-rsid="00b72529"/>
    </style:style>
    <style:style style:name="P357" style:family="paragraph" style:parent-style-name="Text_20_body" style:list-style-name="L1">
      <style:paragraph-properties fo:text-align="start" style:justify-single-word="false"/>
      <style:text-properties officeooo:rsid="00943dff" officeooo:paragraph-rsid="00943dff"/>
    </style:style>
    <style:style style:name="P358" style:family="paragraph" style:parent-style-name="Text_20_body" style:list-style-name="L2">
      <style:paragraph-properties fo:text-align="start" style:justify-single-word="false"/>
      <style:text-properties style:font-name="Arial" officeooo:rsid="00952f1b" officeooo:paragraph-rsid="00952f1b"/>
    </style:style>
    <style:style style:name="P359" style:family="paragraph" style:parent-style-name="Text_20_body" style:list-style-name="L2">
      <style:paragraph-properties fo:text-align="start" style:justify-single-word="false"/>
      <style:text-properties style:font-name="Arial" officeooo:rsid="00994b28" officeooo:paragraph-rsid="00994b28"/>
    </style:style>
    <style:style style:name="P360" style:family="paragraph" style:parent-style-name="Text_20_body" style:list-style-name="L2">
      <style:paragraph-properties fo:text-align="start" style:justify-single-word="false"/>
      <style:text-properties style:font-name="Arial" officeooo:rsid="0096ff92" officeooo:paragraph-rsid="0096ff92"/>
    </style:style>
    <style:style style:name="P361" style:family="paragraph" style:parent-style-name="Text_20_body">
      <style:paragraph-properties fo:text-align="start" style:justify-single-word="false"/>
    </style:style>
    <style:style style:name="P362" style:family="paragraph" style:parent-style-name="Text_20_body" style:list-style-name="L3">
      <style:paragraph-properties fo:text-align="start" style:justify-single-word="false"/>
    </style:style>
    <style:style style:name="P363" style:family="paragraph" style:parent-style-name="Text_20_body" style:list-style-name="L3">
      <style:paragraph-properties fo:text-align="start" style:justify-single-word="false"/>
      <style:text-properties officeooo:paragraph-rsid="009c23fe"/>
    </style:style>
    <style:style style:name="P364" style:family="paragraph" style:parent-style-name="Text_20_body" style:list-style-name="L4">
      <style:paragraph-properties fo:text-align="start" style:justify-single-word="false"/>
    </style:style>
    <style:style style:name="P365" style:family="paragraph" style:parent-style-name="Text_20_body" style:list-style-name="L5">
      <style:paragraph-properties fo:text-align="start" style:justify-single-word="false"/>
    </style:style>
    <style:style style:name="P366" style:family="paragraph" style:parent-style-name="Text_20_body" style:list-style-name="L6">
      <style:paragraph-properties fo:text-align="start" style:justify-single-word="false"/>
    </style:style>
    <style:style style:name="P367" style:family="paragraph" style:parent-style-name="Text_20_body" style:list-style-name="L7">
      <style:paragraph-properties fo:text-align="start" style:justify-single-word="false"/>
      <style:text-properties officeooo:paragraph-rsid="005b5fb5"/>
    </style:style>
    <style:style style:name="P368" style:family="paragraph" style:parent-style-name="Text_20_body" style:list-style-name="L12">
      <style:paragraph-properties fo:text-align="start" style:justify-single-word="false"/>
    </style:style>
    <style:style style:name="P369" style:family="paragraph" style:parent-style-name="Text_20_body" style:list-style-name="L7">
      <style:paragraph-properties fo:text-align="start" style:justify-single-word="false"/>
      <style:text-properties officeooo:rsid="005b5fb5" officeooo:paragraph-rsid="005c0cdb"/>
    </style:style>
    <style:style style:name="P370" style:family="paragraph" style:parent-style-name="Text_20_body" style:list-style-name="L8">
      <style:paragraph-properties fo:text-align="start" style:justify-single-word="false"/>
      <style:text-properties officeooo:rsid="006c4db9" officeooo:paragraph-rsid="006c4db9"/>
    </style:style>
    <style:style style:name="P371" style:family="paragraph" style:parent-style-name="Text_20_body" style:list-style-name="L9">
      <style:paragraph-properties fo:text-align="start" style:justify-single-word="false"/>
      <style:text-properties officeooo:rsid="006df843" officeooo:paragraph-rsid="006df843"/>
    </style:style>
    <style:style style:name="P372" style:family="paragraph" style:parent-style-name="Text_20_body" style:list-style-name="L10">
      <style:paragraph-properties fo:text-align="start" style:justify-single-word="false"/>
      <style:text-properties officeooo:rsid="006dfbd7" officeooo:paragraph-rsid="006dfbd7"/>
    </style:style>
    <style:style style:name="P373" style:family="paragraph" style:parent-style-name="Text_20_body" style:list-style-name="L11">
      <style:paragraph-properties fo:text-align="start" style:justify-single-word="false"/>
      <style:text-properties officeooo:rsid="006fcaf6" officeooo:paragraph-rsid="006fcaf6"/>
    </style:style>
    <style:style style:name="P374" style:family="paragraph" style:parent-style-name="Text_20_body">
      <style:text-properties officeooo:rsid="00b092ac" officeooo:paragraph-rsid="00b092ac"/>
    </style:style>
    <style:style style:name="P375" style:family="paragraph" style:parent-style-name="Text_20_body" style:list-style-name="L3">
      <style:paragraph-properties fo:margin-top="0cm" fo:margin-bottom="0cm" style:contextual-spacing="false" fo:text-align="start" style:justify-single-word="false"/>
    </style:style>
    <style:style style:name="P376" style:family="paragraph" style:parent-style-name="Text_20_body" style:list-style-name="L5">
      <style:paragraph-properties fo:margin-top="0cm" fo:margin-bottom="0cm" style:contextual-spacing="false" fo:text-align="start" style:justify-single-word="false"/>
    </style:style>
    <style:style style:name="P377" style:family="paragraph" style:parent-style-name="Text_20_body" style:list-style-name="L12">
      <style:paragraph-properties fo:margin-top="0cm" fo:margin-bottom="0cm" style:contextual-spacing="false" fo:text-align="start" style:justify-single-word="false"/>
    </style:style>
    <style:style style:name="P378" style:family="paragraph" style:parent-style-name="Text_20_body" style:list-style-name="L12">
      <style:paragraph-properties fo:margin-top="0cm" fo:margin-bottom="0cm" style:contextual-spacing="false" fo:text-align="start" style:justify-single-word="false"/>
      <style:text-properties officeooo:paragraph-rsid="00419186"/>
    </style:style>
    <style:style style:name="P379" style:family="paragraph" style:parent-style-name="Text_20_body" style:list-style-name="L12">
      <style:paragraph-properties fo:margin-top="0cm" fo:margin-bottom="0cm" style:contextual-spacing="false" fo:text-align="start" style:justify-single-word="false"/>
      <style:text-properties officeooo:paragraph-rsid="000fa0b6"/>
    </style:style>
    <style:style style:name="P380" style:family="paragraph" style:parent-style-name="Text_20_body" style:list-style-name="L12">
      <style:paragraph-properties fo:margin-top="0cm" fo:margin-bottom="0cm" style:contextual-spacing="false" fo:text-align="start" style:justify-single-word="false"/>
      <style:text-properties officeooo:paragraph-rsid="008f5ec5"/>
    </style:style>
    <style:style style:name="P381" style:family="paragraph" style:parent-style-name="Text_20_body" style:list-style-name="L12">
      <style:paragraph-properties fo:margin-top="0cm" fo:margin-bottom="0cm" style:contextual-spacing="false" fo:text-align="start" style:justify-single-word="false"/>
      <style:text-properties officeooo:paragraph-rsid="0064c2f6"/>
    </style:style>
    <style:style style:name="P382" style:family="paragraph" style:parent-style-name="Text_20_body" style:list-style-name="L12">
      <style:paragraph-properties fo:margin-top="0cm" fo:margin-bottom="0cm" style:contextual-spacing="false" fo:text-align="start" style:justify-single-word="false"/>
      <style:text-properties officeooo:paragraph-rsid="008d87d6"/>
    </style:style>
    <style:style style:name="P383" style:family="paragraph" style:parent-style-name="Text_20_body" style:list-style-name="L12">
      <style:paragraph-properties fo:margin-top="0cm" fo:margin-bottom="0cm" style:contextual-spacing="false" fo:text-align="start" style:justify-single-word="false"/>
      <style:text-properties officeooo:paragraph-rsid="008b4c63"/>
    </style:style>
    <style:style style:name="P384" style:family="paragraph" style:parent-style-name="Text_20_body" style:list-style-name="L12">
      <style:paragraph-properties fo:margin-top="0cm" fo:margin-bottom="0cm" style:contextual-spacing="false" fo:text-align="start" style:justify-single-word="false"/>
      <style:text-properties officeooo:paragraph-rsid="0088692d"/>
    </style:style>
    <style:style style:name="P385" style:family="paragraph" style:parent-style-name="Text_20_body" style:list-style-name="L12">
      <style:paragraph-properties fo:margin-top="0cm" fo:margin-bottom="0cm" style:contextual-spacing="false" fo:text-align="start" style:justify-single-word="false"/>
      <style:text-properties officeooo:paragraph-rsid="0086b65f"/>
    </style:style>
    <style:style style:name="P386" style:family="paragraph" style:parent-style-name="Text_20_body" style:list-style-name="L12">
      <style:paragraph-properties fo:margin-top="0cm" fo:margin-bottom="0cm" style:contextual-spacing="false" fo:text-align="start" style:justify-single-word="false"/>
      <style:text-properties officeooo:paragraph-rsid="008ad579"/>
    </style:style>
    <style:style style:name="P387" style:family="paragraph" style:parent-style-name="Text_20_body" style:list-style-name="L12">
      <style:paragraph-properties fo:margin-top="0cm" fo:margin-bottom="0cm" style:contextual-spacing="false" fo:text-align="start" style:justify-single-word="false"/>
      <style:text-properties officeooo:paragraph-rsid="00b685f1"/>
    </style:style>
    <style:style style:name="P388" style:family="paragraph" style:parent-style-name="Text_20_body" style:list-style-name="L12">
      <style:paragraph-properties fo:margin-top="0cm" fo:margin-bottom="0cm" style:contextual-spacing="false" fo:text-align="start" style:justify-single-word="false"/>
      <style:text-properties officeooo:paragraph-rsid="00b72529"/>
    </style:style>
    <style:style style:name="P389" style:family="paragraph" style:parent-style-name="Text_20_body" style:list-style-name="L12">
      <style:paragraph-properties fo:margin-top="0cm" fo:margin-bottom="0cm" style:contextual-spacing="false" fo:text-align="start" style:justify-single-word="false"/>
      <style:text-properties officeooo:paragraph-rsid="00304279"/>
    </style:style>
    <style:style style:name="P390" style:family="paragraph" style:parent-style-name="Text_20_body" style:list-style-name="L3">
      <style:paragraph-properties fo:margin-top="0cm" fo:margin-bottom="0cm" style:contextual-spacing="false" fo:text-align="start" style:justify-single-word="false"/>
      <style:text-properties officeooo:rsid="009c23fe" officeooo:paragraph-rsid="009c23fe"/>
    </style:style>
    <style:style style:name="P391" style:family="paragraph" style:parent-style-name="Text_20_body" style:list-style-name="L12">
      <style:paragraph-properties fo:margin-top="0cm" fo:margin-bottom="0cm" style:contextual-spacing="false" fo:text-align="start" style:justify-single-word="false"/>
      <style:text-properties officeooo:rsid="00114c70" officeooo:paragraph-rsid="00419186"/>
    </style:style>
    <style:style style:name="P392" style:family="paragraph" style:parent-style-name="Text_20_body" style:list-style-name="L12">
      <style:paragraph-properties fo:margin-top="0cm" fo:margin-bottom="0cm" style:contextual-spacing="false" fo:text-align="start" style:justify-single-word="false"/>
      <style:text-properties officeooo:rsid="00114c70" officeooo:paragraph-rsid="00114c70"/>
    </style:style>
    <style:style style:name="P393" style:family="paragraph" style:parent-style-name="Text_20_body" style:list-style-name="L12">
      <style:paragraph-properties fo:margin-top="0cm" fo:margin-bottom="0cm" style:contextual-spacing="false" fo:text-align="start" style:justify-single-word="false"/>
      <style:text-properties officeooo:rsid="00114c70" officeooo:paragraph-rsid="008c8ca6"/>
    </style:style>
    <style:style style:name="P394" style:family="paragraph" style:parent-style-name="Text_20_body" style:list-style-name="L12">
      <style:paragraph-properties fo:margin-top="0cm" fo:margin-bottom="0cm" style:contextual-spacing="false" fo:text-align="start" style:justify-single-word="false"/>
      <style:text-properties officeooo:rsid="00114c70" officeooo:paragraph-rsid="008cf501"/>
    </style:style>
    <style:style style:name="P395" style:family="paragraph" style:parent-style-name="Text_20_body" style:list-style-name="L12">
      <style:paragraph-properties fo:margin-top="0cm" fo:margin-bottom="0cm" style:contextual-spacing="false" fo:text-align="start" style:justify-single-word="false"/>
      <style:text-properties officeooo:rsid="00304279" officeooo:paragraph-rsid="00304279"/>
    </style:style>
    <style:style style:name="P396" style:family="paragraph" style:parent-style-name="Text_20_body" style:list-style-name="L12">
      <style:paragraph-properties fo:margin-top="0cm" fo:margin-bottom="0cm" style:contextual-spacing="false" fo:text-align="start" style:justify-single-word="false"/>
      <style:text-properties officeooo:rsid="007dffad" officeooo:paragraph-rsid="007dffad"/>
    </style:style>
    <style:style style:name="P397" style:family="paragraph" style:parent-style-name="Text_20_body" style:list-style-name="L12">
      <style:paragraph-properties fo:margin-top="0cm" fo:margin-bottom="0cm" style:contextual-spacing="false" fo:text-align="start" style:justify-single-word="false"/>
      <style:text-properties officeooo:rsid="000fa0b6" officeooo:paragraph-rsid="000fa0b6"/>
    </style:style>
    <style:style style:name="P398" style:family="paragraph" style:parent-style-name="Text_20_body" style:list-style-name="L12">
      <style:paragraph-properties fo:margin-top="0cm" fo:margin-bottom="0cm" style:contextual-spacing="false" fo:text-align="start" style:justify-single-word="false"/>
      <style:text-properties officeooo:rsid="0064c2f6" officeooo:paragraph-rsid="0064c2f6"/>
    </style:style>
    <style:style style:name="P399" style:family="paragraph" style:parent-style-name="Text_20_body" style:list-style-name="L12">
      <style:paragraph-properties fo:margin-top="0cm" fo:margin-bottom="0cm" style:contextual-spacing="false" fo:text-align="start" style:justify-single-word="false"/>
      <style:text-properties officeooo:rsid="0069f729" officeooo:paragraph-rsid="0069f729"/>
    </style:style>
    <style:style style:name="P400" style:family="paragraph" style:parent-style-name="Text_20_body" style:list-style-name="L12">
      <style:paragraph-properties fo:margin-top="0cm" fo:margin-bottom="0cm" style:contextual-spacing="false" fo:text-align="start" style:justify-single-word="false"/>
      <style:text-properties officeooo:rsid="008b4c63" officeooo:paragraph-rsid="008b4c63"/>
    </style:style>
    <style:style style:name="P401" style:family="paragraph" style:parent-style-name="Text_20_body" style:list-style-name="L12">
      <style:paragraph-properties fo:margin-top="0cm" fo:margin-bottom="0cm" style:contextual-spacing="false" fo:text-align="start" style:justify-single-word="false"/>
      <style:text-properties officeooo:rsid="008c8ca6" officeooo:paragraph-rsid="008c8ca6"/>
    </style:style>
    <style:style style:name="P402" style:family="paragraph" style:parent-style-name="Text_20_body" style:list-style-name="L12">
      <style:paragraph-properties fo:margin-top="0cm" fo:margin-bottom="0cm" style:contextual-spacing="false" fo:text-align="start" style:justify-single-word="false"/>
      <style:text-properties officeooo:rsid="00861d80" officeooo:paragraph-rsid="00861d80"/>
    </style:style>
    <style:style style:name="P403" style:family="paragraph" style:parent-style-name="Text_20_body" style:list-style-name="L12">
      <style:paragraph-properties fo:margin-top="0cm" fo:margin-bottom="0cm" style:contextual-spacing="false" fo:text-align="start" style:justify-single-word="false"/>
      <style:text-properties officeooo:rsid="0088692d" officeooo:paragraph-rsid="0088692d"/>
    </style:style>
    <style:style style:name="P404" style:family="paragraph" style:parent-style-name="Text_20_body" style:list-style-name="L12">
      <style:paragraph-properties fo:margin-top="0cm" fo:margin-bottom="0cm" style:contextual-spacing="false" fo:text-align="start" style:justify-single-word="false"/>
      <style:text-properties officeooo:rsid="008ad579" officeooo:paragraph-rsid="008ad579"/>
    </style:style>
    <style:style style:name="P405" style:family="paragraph" style:parent-style-name="Text_20_body" style:list-style-name="L12">
      <style:paragraph-properties fo:margin-top="0cm" fo:margin-bottom="0cm" style:contextual-spacing="false" fo:text-align="start" style:justify-single-word="false"/>
      <style:text-properties officeooo:rsid="00b72529" officeooo:paragraph-rsid="00b72529"/>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style:font-name="monospace" officeooo:rsid="002f0c65"/>
    </style:style>
    <style:style style:name="T7" style:family="text">
      <style:text-properties style:font-name="monospace" officeooo:rsid="002ffe35"/>
    </style:style>
    <style:style style:name="T8" style:family="text">
      <style:text-properties style:font-name="monospace" officeooo:rsid="003629b1"/>
    </style:style>
    <style:style style:name="T9" style:family="text">
      <style:text-properties style:font-name="monospace" officeooo:rsid="00437c3a"/>
    </style:style>
    <style:style style:name="T10" style:family="text">
      <style:text-properties style:font-name="monospace" officeooo:rsid="004a1abf"/>
    </style:style>
    <style:style style:name="T11" style:family="text">
      <style:text-properties style:font-name="monospace" officeooo:rsid="004a6eb7"/>
    </style:style>
    <style:style style:name="T12" style:family="text">
      <style:text-properties style:font-name="monospace" officeooo:rsid="005177a4"/>
    </style:style>
    <style:style style:name="T13" style:family="text">
      <style:text-properties style:font-name="monospace" officeooo:rsid="005c0cdb"/>
    </style:style>
    <style:style style:name="T14" style:family="text">
      <style:text-properties style:font-name="monospace" style:text-underline-style="none" officeooo:rsid="0064950e"/>
    </style:style>
    <style:style style:name="T15" style:family="text">
      <style:text-properties style:font-name="monospace" officeooo:rsid="00a2f119"/>
    </style:style>
    <style:style style:name="T16" style:family="text">
      <style:text-properties style:font-name="monospace" officeooo:rsid="00a4eb0b"/>
    </style:style>
    <style:style style:name="T17" style:family="text">
      <style:text-properties style:font-name="monospace" officeooo:rsid="00a9f8d4"/>
    </style:style>
    <style:style style:name="T18" style:family="text">
      <style:text-properties style:font-name="monospace" officeooo:rsid="00b34fd9"/>
    </style:style>
    <style:style style:name="T19" style:family="text">
      <style:text-properties style:font-name="monospace" officeooo:rsid="00b22020"/>
    </style:style>
    <style:style style:name="T20" style:family="text">
      <style:text-properties style:font-name="monospace" officeooo:rsid="00b72529"/>
    </style:style>
    <style:style style:name="T21" style:family="text">
      <style:text-properties style:font-name="monospace" officeooo:rsid="00b9b21d"/>
    </style:style>
    <style:style style:name="T22" style:family="text">
      <style:text-properties style:font-name="monospace" officeooo:rsid="00baa918"/>
    </style:style>
    <style:style style:name="T23" style:family="text">
      <style:text-properties style:font-name="monospace" officeooo:rsid="00bb5e68"/>
    </style:style>
    <style:style style:name="T24" style:family="text">
      <style:text-properties style:font-name="monospace" officeooo:rsid="00bb8446"/>
    </style:style>
    <style:style style:name="T25" style:family="text">
      <style:text-properties style:font-name="monospace" officeooo:rsid="00be4603"/>
    </style:style>
    <style:style style:name="T26" style:family="text">
      <style:text-properties style:font-name="monospace" officeooo:rsid="00bf6ef8"/>
    </style:style>
    <style:style style:name="T27" style:family="text">
      <style:text-properties style:font-name="monospace" officeooo:rsid="00c06f23"/>
    </style:style>
    <style:style style:name="T28" style:family="text">
      <style:text-properties style:font-name="monospace" officeooo:rsid="00c3249c"/>
    </style:style>
    <style:style style:name="T29" style:family="text">
      <style:text-properties style:font-name="monospace" officeooo:rsid="00c5c45f"/>
    </style:style>
    <style:style style:name="T30" style:family="text">
      <style:text-properties style:font-name="monospace" officeooo:rsid="00c7b83f"/>
    </style:style>
    <style:style style:name="T31" style:family="text">
      <style:text-properties style:font-name="monospace" officeooo:rsid="00ca6822"/>
    </style:style>
    <style:style style:name="T32" style:family="text">
      <style:text-properties style:font-name="monospace" officeooo:rsid="00cc7495"/>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officeooo:rsid="0003fc68"/>
    </style:style>
    <style:style style:name="T36" style:family="text">
      <style:text-properties officeooo:rsid="00091e5f"/>
    </style:style>
    <style:style style:name="T37" style:family="text">
      <style:text-properties officeooo:rsid="000a10f6"/>
    </style:style>
    <style:style style:name="T38" style:family="text">
      <style:text-properties officeooo:rsid="000e8640"/>
    </style:style>
    <style:style style:name="T39" style:family="text">
      <style:text-properties officeooo:rsid="00114c5d"/>
    </style:style>
    <style:style style:name="T40" style:family="text">
      <style:text-properties officeooo:rsid="00114c70"/>
    </style:style>
    <style:style style:name="T41" style:family="text">
      <style:text-properties officeooo:rsid="00141aef"/>
    </style:style>
    <style:style style:name="T42" style:family="text">
      <style:text-properties officeooo:rsid="0016ea83"/>
    </style:style>
    <style:style style:name="T43" style:family="text">
      <style:text-properties officeooo:rsid="001732ed"/>
    </style:style>
    <style:style style:name="T44" style:family="text">
      <style:text-properties officeooo:rsid="002dca26"/>
    </style:style>
    <style:style style:name="T45" style:family="text">
      <style:text-properties officeooo:rsid="002f0c65"/>
    </style:style>
    <style:style style:name="T46" style:family="text">
      <style:text-properties officeooo:rsid="003629b1"/>
    </style:style>
    <style:style style:name="T47" style:family="text">
      <style:text-properties officeooo:rsid="00373e67"/>
    </style:style>
    <style:style style:name="T48" style:family="text">
      <style:text-properties officeooo:rsid="0037ba1e"/>
    </style:style>
    <style:style style:name="T49" style:family="text">
      <style:text-properties officeooo:rsid="003b1816"/>
    </style:style>
    <style:style style:name="T50" style:family="text">
      <style:text-properties officeooo:rsid="003c67e7"/>
    </style:style>
    <style:style style:name="T51" style:family="text">
      <style:text-properties officeooo:rsid="00419186"/>
    </style:style>
    <style:style style:name="T52" style:family="text">
      <style:text-properties officeooo:rsid="00437c3a"/>
    </style:style>
    <style:style style:name="T53" style:family="text">
      <style:text-properties officeooo:rsid="0046330f"/>
    </style:style>
    <style:style style:name="T54" style:family="text">
      <style:text-properties officeooo:rsid="0047e371"/>
    </style:style>
    <style:style style:name="T55" style:family="text">
      <style:text-properties officeooo:rsid="004a6eb7"/>
    </style:style>
    <style:style style:name="T56" style:family="text">
      <style:text-properties officeooo:rsid="004d2a79"/>
    </style:style>
    <style:style style:name="T57" style:family="text">
      <style:text-properties officeooo:rsid="004ee386"/>
    </style:style>
    <style:style style:name="T58" style:family="text">
      <style:text-properties officeooo:rsid="00501388"/>
    </style:style>
    <style:style style:name="T59" style:family="text">
      <style:text-properties officeooo:rsid="005177a4"/>
    </style:style>
    <style:style style:name="T60" style:family="text">
      <style:text-properties officeooo:rsid="00534b5d"/>
    </style:style>
    <style:style style:name="T61" style:family="text">
      <style:text-properties officeooo:rsid="00543239"/>
    </style:style>
    <style:style style:name="T62" style:family="text">
      <style:text-properties officeooo:rsid="00584ca1"/>
    </style:style>
    <style:style style:name="T63" style:family="text">
      <style:text-properties officeooo:rsid="005b4297"/>
    </style:style>
    <style:style style:name="T64" style:family="text">
      <style:text-properties officeooo:rsid="005b5fb5"/>
    </style:style>
    <style:style style:name="T65" style:family="text">
      <style:text-properties officeooo:rsid="005c0cdb"/>
    </style:style>
    <style:style style:name="T66" style:family="text">
      <style:text-properties officeooo:rsid="005ccc8a"/>
    </style:style>
    <style:style style:name="T67" style:family="text">
      <style:text-properties officeooo:rsid="005e8d40"/>
    </style:style>
    <style:style style:name="T68" style:family="text">
      <style:text-properties officeooo:rsid="005ebe23"/>
    </style:style>
    <style:style style:name="T69" style:family="text">
      <style:text-properties officeooo:rsid="00603855"/>
    </style:style>
    <style:style style:name="T70" style:family="text">
      <style:text-properties officeooo:rsid="0064950e"/>
    </style:style>
    <style:style style:name="T71" style:family="text">
      <style:text-properties style:font-name="Arial"/>
    </style:style>
    <style:style style:name="T72" style:family="text">
      <style:text-properties style:font-name="Arial" officeooo:rsid="0064950e"/>
    </style:style>
    <style:style style:name="T73" style:family="text">
      <style:text-properties style:font-name="Arial" fo:font-size="10pt" fo:font-style="normal" fo:font-weight="normal" officeooo:rsid="0064950e"/>
    </style:style>
    <style:style style:name="T74" style:family="text">
      <style:text-properties style:font-name="Arial" fo:font-style="normal" fo:font-weight="normal" officeooo:rsid="0064950e"/>
    </style:style>
    <style:style style:name="T75" style:family="text">
      <style:text-properties style:font-name="Arial" officeooo:rsid="006ae90d"/>
    </style:style>
    <style:style style:name="T76" style:family="text">
      <style:text-properties style:font-name="Arial" officeooo:rsid="0070f27c"/>
    </style:style>
    <style:style style:name="T77" style:family="text">
      <style:text-properties style:font-name="Arial" officeooo:rsid="007210c8"/>
    </style:style>
    <style:style style:name="T78" style:family="text">
      <style:text-properties style:font-name="Arial" officeooo:rsid="00804f25"/>
    </style:style>
    <style:style style:name="T79" style:family="text">
      <style:text-properties style:font-name="Arial" officeooo:rsid="008ad579"/>
    </style:style>
    <style:style style:name="T80" style:family="text">
      <style:text-properties style:font-name="Arial" officeooo:rsid="009b1a53"/>
    </style:style>
    <style:style style:name="T81" style:family="text">
      <style:text-properties style:font-name="Arial" officeooo:rsid="009c23fe"/>
    </style:style>
    <style:style style:name="T82" style:family="text">
      <style:text-properties style:font-name="Arial" officeooo:rsid="009d7698"/>
    </style:style>
    <style:style style:name="T83" style:family="text">
      <style:text-properties style:font-name="Arial" officeooo:rsid="009f6549"/>
    </style:style>
    <style:style style:name="T84" style:family="text">
      <style:text-properties style:font-name="Arial" officeooo:rsid="00b34fd9"/>
    </style:style>
    <style:style style:name="T85" style:family="text">
      <style:text-properties style:font-name="Arial" fo:font-size="13pt" style:font-size-asian="13pt"/>
    </style:style>
    <style:style style:name="T86" style:family="text">
      <style:text-properties style:font-name="Arial" fo:font-size="13pt" officeooo:rsid="00c69076" style:font-size-asian="13pt"/>
    </style:style>
    <style:style style:name="T87" style:family="text">
      <style:text-properties style:font-name="Liberation Mono2" fo:font-size="10pt" fo:font-style="normal" fo:font-weight="normal" officeooo:rsid="0064950e"/>
    </style:style>
    <style:style style:name="T88" style:family="text">
      <style:text-properties fo:font-style="normal" fo:font-weight="normal"/>
    </style:style>
    <style:style style:name="T89" style:family="text">
      <style:text-properties fo:font-style="normal" fo:font-weight="normal" officeooo:rsid="006b3ab7"/>
    </style:style>
    <style:style style:name="T90" style:family="text">
      <style:text-properties fo:font-variant="normal" fo:text-transform="none" fo:color="#000000" loext:opacity="100%" style:font-name="Times New Roman" fo:font-size="14pt" fo:letter-spacing="normal" fo:font-style="normal" fo:font-weight="normal"/>
    </style:style>
    <style:style style:name="T91" style:family="text">
      <style:text-properties fo:font-variant="normal" fo:text-transform="none" fo:color="#000000" loext:opacity="100%" style:font-name="Times New Roman" fo:font-size="14pt" fo:letter-spacing="normal" fo:font-style="normal" fo:font-weight="normal" officeooo:rsid="0064950e"/>
    </style:style>
    <style:style style:name="T92" style:family="text">
      <style:text-properties fo:font-variant="normal" fo:text-transform="none" fo:color="#000000" loext:opacity="100%" style:font-name="Times New Roman" fo:font-size="14pt" fo:letter-spacing="normal" fo:font-style="normal" fo:font-weight="normal" officeooo:rsid="0064c2f6"/>
    </style:style>
    <style:style style:name="T93" style:family="text">
      <style:text-properties fo:font-variant="normal" fo:text-transform="none" fo:color="#000000" loext:opacity="100%" style:font-name="Courier New" fo:font-size="14pt" fo:letter-spacing="normal" fo:font-style="normal" fo:font-weight="normal"/>
    </style:style>
    <style:style style:name="T94" style:family="text">
      <style:text-properties fo:font-variant="normal" fo:text-transform="none" fo:color="#000000" loext:opacity="100%" style:font-name="Courier New" fo:font-size="14pt" fo:letter-spacing="normal" fo:font-style="normal" fo:font-weight="normal" officeooo:rsid="0064950e"/>
    </style:style>
    <style:style style:name="T95" style:family="text">
      <style:text-properties fo:font-variant="normal" fo:text-transform="none" fo:color="#000000" loext:opacity="100%" fo:letter-spacing="normal"/>
    </style:style>
    <style:style style:name="T96" style:family="text">
      <style:text-properties fo:font-variant="normal" fo:text-transform="none" fo:color="#000000" loext:opacity="100%" fo:letter-spacing="normal" fo:font-style="normal" fo:font-weight="normal"/>
    </style:style>
    <style:style style:name="T97" style:family="text">
      <style:text-properties fo:font-variant="normal" fo:text-transform="none" fo:color="#000000" loext:opacity="100%" style:font-name="Liberation Mono2" fo:font-size="10pt" fo:letter-spacing="normal" fo:font-style="normal" fo:font-weight="normal"/>
    </style:style>
    <style:style style:name="T98" style:family="text">
      <style:text-properties fo:font-variant="normal" fo:text-transform="none" fo:color="#000000" loext:opacity="100%" style:font-name="Liberation Mono2" fo:font-size="10pt" fo:letter-spacing="normal" fo:font-style="normal" fo:font-weight="normal" officeooo:rsid="0064c2f6" fo:background-color="transparent" loext:char-shading-value="0" style:font-name-asian="NSimSun" style:font-size-asian="10pt" style:font-name-complex="Liberation Mono1" style:font-size-complex="10pt"/>
    </style:style>
    <style:style style:name="T99" style:family="text">
      <style:text-properties fo:font-variant="normal" fo:text-transform="none" fo:color="#000000" loext:opacity="100%" style:font-name="Liberation Mono2" fo:font-size="10pt" fo:letter-spacing="normal" fo:font-style="normal" fo:font-weight="normal" officeooo:rsid="006b3ab7" fo:background-color="transparent" loext:char-shading-value="0" style:font-name-asian="NSimSun" style:font-size-asian="10pt" style:font-name-complex="Liberation Mono1" style:font-size-complex="10pt"/>
    </style:style>
    <style:style style:name="T100" style:family="text">
      <style:text-properties fo:font-variant="normal" fo:text-transform="none" fo:color="#000000" loext:opacity="100%" style:font-name="monospace" fo:font-size="14pt" fo:letter-spacing="normal" fo:font-style="normal" fo:font-weight="normal"/>
    </style:style>
    <style:style style:name="T101" style:family="text">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02" style:family="text">
      <style:text-properties fo:color="#000000" loext:opacity="100%" style:text-outline="false" style:text-line-through-style="none" style:text-line-through-type="none" style:font-name="Arial" fo:font-size="12pt" fo:font-style="normal" fo:text-shadow="none" style:text-underline-style="none" fo:font-weight="normal" officeooo:rsid="00663195" style:font-size-asian="12pt" style:font-style-asian="normal" style:font-weight-asian="normal" style:font-size-complex="12pt" style:font-style-complex="normal" style:font-weight-complex="normal" style:text-overline-style="none" style:text-overline-color="font-color"/>
    </style:style>
    <style:style style:name="T103" style:family="text">
      <style:text-properties fo:color="#000000" loext:opacity="100%" style:text-outline="false" style:text-line-through-style="none" style:text-line-through-type="none" style:font-name="Arial" fo:font-size="12pt" fo:font-style="normal" fo:text-shadow="none" style:text-underline-style="none" fo:font-weight="normal" officeooo:rsid="00695b8f" style:font-size-asian="12pt" style:font-style-asian="normal" style:font-weight-asian="normal" style:font-size-complex="12pt" style:font-style-complex="normal" style:font-weight-complex="normal" style:text-overline-style="none" style:text-overline-color="font-color"/>
    </style:style>
    <style:style style:name="T104" style:family="text">
      <style:text-properties fo:color="#000000" loext:opacity="100%" style:text-outline="false" style:text-line-through-style="none" style:text-line-through-type="none" style:font-name="Arial" fo:font-size="12pt" fo:font-style="normal" fo:text-shadow="none" style:text-underline-style="none" fo:font-weight="normal" officeooo:rsid="0069f729" style:font-size-asian="12pt" style:font-style-asian="normal" style:font-weight-asian="normal" style:font-size-complex="12pt" style:font-style-complex="normal" style:font-weight-complex="normal" style:text-overline-style="none" style:text-overline-color="font-color"/>
    </style:style>
    <style:style style:name="T105" style:family="text">
      <style:text-properties fo:color="#000000" loext:opacity="100%" style:text-outline="false" style:text-line-through-style="none" style:text-line-through-type="none" style:font-name="Arial" fo:font-size="12pt" fo:font-style="normal" fo:text-shadow="none" style:text-underline-style="none" fo:font-weight="normal" officeooo:rsid="0064c2f6" style:font-size-asian="12pt" style:font-style-asian="normal" style:font-weight-asian="normal" style:font-size-complex="12pt" style:font-style-complex="normal" style:font-weight-complex="normal" style:text-overline-style="none" style:text-overline-color="font-color"/>
    </style:style>
    <style:style style:name="T106" style:family="text">
      <style:text-properties fo:color="#000000" loext:opacity="100%" style:text-outline="false" style:text-line-through-style="none" style:text-line-through-type="none" style:font-name="Arial" fo:font-size="12pt" fo:font-style="normal" fo:text-shadow="none" style:text-underline-style="none" fo:font-weight="normal" officeooo:rsid="00bb8446" style:font-size-asian="12pt" style:font-style-asian="normal" style:font-weight-asian="normal" style:font-size-complex="12pt" style:font-style-complex="normal" style:font-weight-complex="normal" style:text-overline-style="none" style:text-overline-color="font-color"/>
    </style:style>
    <style:style style:name="T107" style:family="text">
      <style:text-properties fo:color="#000000" loext:opacity="100%" style:text-outline="false" style:text-line-through-style="none" style:text-line-through-type="none" style:font-name="Arial" fo:font-size="12pt" fo:font-style="normal" fo:text-shadow="none" style:text-underline-style="none" fo:font-weight="normal" officeooo:rsid="00b9b21d" style:font-size-asian="12pt" style:font-style-asian="normal" style:font-weight-asian="normal" style:font-size-complex="12pt" style:font-style-complex="normal" style:font-weight-complex="normal" style:text-overline-style="none" style:text-overline-color="font-color"/>
    </style:style>
    <style:style style:name="T108" style:family="text">
      <style:text-properties fo:color="#000000" loext:opacity="100%" style:text-outline="false" style:text-line-through-style="none" style:text-line-through-type="none" style:font-name="Arial" fo:font-size="12pt" fo:font-style="normal" fo:text-shadow="none" style:text-underline-style="none" fo:font-weight="normal" officeooo:rsid="00bb5e68" style:font-size-asian="12pt" style:font-style-asian="normal" style:font-weight-asian="normal" style:font-size-complex="12pt" style:font-style-complex="normal" style:font-weight-complex="normal" style:text-overline-style="none" style:text-overline-color="font-color"/>
    </style:style>
    <style:style style:name="T109" style:family="text">
      <style:text-properties fo:color="#000000" loext:opacity="100%" style:text-outline="false" style:text-line-through-style="none" style:text-line-through-type="none" style:font-name="Arial" fo:font-size="12pt" fo:font-style="normal" fo:text-shadow="none" style:text-underline-style="none" fo:font-weight="normal" officeooo:rsid="00bf6ef8" style:font-size-asian="12pt" style:font-style-asian="normal" style:font-weight-asian="normal" style:font-size-complex="12pt" style:font-style-complex="normal" style:font-weight-complex="normal" style:text-overline-style="none" style:text-overline-color="font-color"/>
    </style:style>
    <style:style style:name="T110" style:family="text">
      <style:text-properties fo:color="#000000" loext:opacity="100%" style:text-outline="false" style:text-line-through-style="none" style:text-line-through-type="none" style:font-name="Arial" fo:font-size="12pt" fo:font-style="normal" fo:text-shadow="none" style:text-underline-style="none" fo:font-weight="normal" officeooo:rsid="00c06f23" style:font-size-asian="12pt" style:font-style-asian="normal" style:font-weight-asian="normal" style:font-size-complex="12pt" style:font-style-complex="normal" style:font-weight-complex="normal" style:text-overline-style="none" style:text-overline-color="font-color"/>
    </style:style>
    <style:style style:name="T111" style:family="text">
      <style:text-properties fo:color="#000000" loext:opacity="100%" style:text-outline="false" style:text-line-through-style="none" style:text-line-through-type="none" style:font-name="Arial" fo:font-size="12pt" fo:font-style="normal" fo:text-shadow="none" style:text-underline-style="none" fo:font-weight="normal" officeooo:rsid="00c3249c" style:font-size-asian="12pt" style:font-style-asian="normal" style:font-weight-asian="normal" style:font-size-complex="12pt" style:font-style-complex="normal" style:font-weight-complex="normal" style:text-overline-style="none" style:text-overline-color="font-color"/>
    </style:style>
    <style:style style:name="T112" style:family="text">
      <style:text-properties fo:color="#000000" loext:opacity="100%" style:text-outline="false" style:text-line-through-style="none" style:text-line-through-type="none" style:font-name="Arial" fo:font-size="12pt" fo:font-style="normal" fo:text-shadow="none" style:text-underline-style="none" fo:font-weight="normal" officeooo:rsid="00c5c45f" style:font-size-asian="12pt" style:font-style-asian="normal" style:font-weight-asian="normal" style:font-size-complex="12pt" style:font-style-complex="normal" style:font-weight-complex="normal" style:text-overline-style="none" style:text-overline-color="font-color"/>
    </style:style>
    <style:style style:name="T113" style:family="text">
      <style:text-properties fo:color="#000000" loext:opacity="100%" style:text-outline="false" style:text-line-through-style="none" style:text-line-through-type="none" style:font-name="Arial" fo:font-size="12pt" fo:font-style="normal" fo:text-shadow="none" style:text-underline-style="none" fo:font-weight="normal" officeooo:rsid="00c69076"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fo:color="#000000" loext:opacity="100%" style:text-outline="false" style:text-line-through-style="none" style:text-line-through-type="none" style:font-name="Arial" fo:font-size="12pt" fo:font-style="normal" fo:text-shadow="none" style:text-underline-style="none" fo:font-weight="normal" officeooo:rsid="00c7b83f"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fo:color="#000000" loext:opacity="100%" style:text-outline="false" style:text-line-through-style="none" style:text-line-through-type="none" style:font-name="Arial" fo:font-size="12pt" fo:font-style="normal" fo:text-shadow="none" style:text-underline-style="none" fo:font-weight="normal" officeooo:rsid="00ca6822"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fo:color="#000000" loext:opacity="100%" style:text-outline="false" style:text-line-through-style="none" style:text-line-through-type="none" style:font-name="Arial" fo:font-size="12pt" fo:font-style="normal" fo:text-shadow="none" style:text-underline-style="none" fo:font-weight="normal" officeooo:rsid="00cad4e6"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4c2f6"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95b8f"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9b3af"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69f729"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bb5e68"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bb8446"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bf6ef8" style:font-size-asian="12pt" style:font-style-asian="normal" style:font-weight-asian="normal" style:font-size-complex="12pt"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06f23"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3249c"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5c45f"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69076" style:font-size-asian="12pt" style:font-style-asian="normal" style:font-weight-asian="normal" style:font-size-complex="12pt" style:font-style-complex="normal" style:font-weight-complex="normal" style:text-overline-style="none" style:text-overline-color="font-color"/>
    </style:style>
    <style:style style:name="T129"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7b83f" style:font-size-asian="12pt" style:font-style-asian="normal" style:font-weight-asian="normal" style:font-size-complex="12pt" style:font-style-complex="normal" style:font-weight-complex="normal" style:text-overline-style="none" style:text-overline-color="font-color"/>
    </style:style>
    <style:style style:name="T130"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95f07"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style:font-name="monospace" fo:font-size="12pt" fo:font-style="normal" fo:text-shadow="none" style:text-underline-style="none" fo:font-weight="normal" officeooo:rsid="00ca6822"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style:font-name="Liberation Mono" fo:font-size="11pt" fo:font-style="normal" fo:text-shadow="none" style:text-underline-style="none" fo:font-weight="normal" officeooo:rsid="00663195" style:font-size-asian="11pt" style:font-style-asian="normal" style:font-weight-asian="normal" style:font-size-complex="11pt"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Liberation Mono" fo:font-size="11pt" fo:font-style="normal" fo:text-shadow="none" style:text-underline-style="none" fo:font-weight="normal" officeooo:rsid="00663195" fo:background-color="transparent" loext:char-shading-value="0" style:font-name-asian="NSimSun" style:font-size-asian="11pt" style:font-style-asian="normal" style:font-weight-asian="normal" style:font-name-complex="Liberation Mono1" style:font-size-complex="11pt"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text-position="super 58%" style:font-name="monospace" fo:font-size="12pt" fo:font-style="normal" fo:text-shadow="none" style:text-underline-style="none" fo:font-weight="normal" officeooo:rsid="00bf6ef8"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text-position="super 58%" style:font-name="Arial" fo:font-size="12pt" fo:font-style="normal" fo:text-shadow="none" style:text-underline-style="none" fo:font-weight="normal" officeooo:rsid="00ca6822"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officeooo:rsid="0068c00a"/>
    </style:style>
    <style:style style:name="T138" style:family="text">
      <style:text-properties style:font-name="Liberation Sans1" fo:font-size="14pt" fo:font-style="normal" fo:font-weight="bold" officeooo:rsid="0068c00a" style:font-name-asian="SimSun" style:font-size-asian="14pt" style:font-weight-asian="bold" style:font-name-complex="Lucida Sans" style:font-size-complex="14pt" style:font-weight-complex="normal"/>
    </style:style>
    <style:style style:name="T139" style:family="text">
      <style:text-properties style:font-name="Liberation Sans1" fo:font-size="14pt" fo:font-style="normal" fo:font-weight="bold" officeooo:rsid="0069f729" style:font-name-asian="SimSun" style:font-size-asian="14pt" style:font-weight-asian="bold" style:font-name-complex="Lucida Sans" style:font-size-complex="14pt" style:font-weight-complex="normal"/>
    </style:style>
    <style:style style:name="T140" style:family="text">
      <style:text-properties style:font-name="Liberation Sans1" fo:font-size="14pt" fo:font-style="normal" fo:font-weight="bold" officeooo:rsid="00994b28" style:font-name-asian="SimSun" style:font-size-asian="14pt" style:font-weight-asian="bold" style:font-name-complex="Lucida Sans" style:font-size-complex="14pt" style:font-weight-complex="normal"/>
    </style:style>
    <style:style style:name="T141" style:family="text">
      <style:text-properties style:font-name="Liberation Sans1" fo:font-size="14pt" fo:font-style="normal" fo:font-weight="bold" officeooo:rsid="00a65d1b" style:font-name-asian="SimSun" style:font-size-asian="14pt" style:font-weight-asian="bold" style:font-name-complex="Lucida Sans" style:font-size-complex="14pt" style:font-weight-complex="normal"/>
    </style:style>
    <style:style style:name="T142" style:family="text">
      <style:text-properties style:font-name="Liberation Sans1" fo:font-size="14pt" fo:font-style="normal" fo:font-weight="bold" officeooo:rsid="00b72529" style:font-name-asian="SimSun" style:font-size-asian="14pt" style:font-weight-asian="bold" style:font-name-complex="Lucida Sans" style:font-size-complex="14pt" style:font-weight-complex="normal"/>
    </style:style>
    <style:style style:name="T143" style:family="text">
      <style:text-properties style:font-name="Liberation Sans1" fo:font-size="14pt" fo:font-style="normal" fo:font-weight="bold" officeooo:rsid="00b7aaab" style:font-name-asian="SimSun" style:font-size-asian="14pt" style:font-weight-asian="bold" style:font-name-complex="Lucida Sans" style:font-size-complex="14pt" style:font-weight-complex="normal"/>
    </style:style>
    <style:style style:name="T144" style:family="text">
      <style:text-properties style:font-name="Liberation Sans1" fo:font-size="14pt" fo:font-style="normal" fo:font-weight="bold" officeooo:rsid="00b9b21d" style:font-name-asian="SimSun" style:font-size-asian="14pt" style:font-weight-asian="bold" style:font-name-complex="Lucida Sans" style:font-size-complex="14pt" style:font-weight-complex="normal"/>
    </style:style>
    <style:style style:name="T145" style:family="text">
      <style:text-properties style:font-name="Liberation Sans1" fo:font-size="14pt" fo:font-style="normal" fo:font-weight="bold" officeooo:rsid="00baa918" style:font-name-asian="SimSun" style:font-size-asian="14pt" style:font-weight-asian="bold" style:font-name-complex="Lucida Sans" style:font-size-complex="14pt" style:font-weight-complex="normal"/>
    </style:style>
    <style:style style:name="T146" style:family="text">
      <style:text-properties style:font-name="Liberation Sans1" fo:font-size="14pt" fo:font-style="normal" fo:font-weight="bold" officeooo:rsid="00bb5e68" style:font-name-asian="SimSun" style:font-size-asian="14pt" style:font-weight-asian="bold" style:font-name-complex="Lucida Sans" style:font-size-complex="14pt" style:font-weight-complex="normal"/>
    </style:style>
    <style:style style:name="T147" style:family="text">
      <style:text-properties style:font-name="Liberation Sans1" fo:font-size="14pt" fo:font-style="normal" fo:font-weight="bold" officeooo:rsid="00bb8446" style:font-name-asian="SimSun" style:font-size-asian="14pt" style:font-weight-asian="bold" style:font-name-complex="Lucida Sans" style:font-size-complex="14pt" style:font-weight-complex="normal"/>
    </style:style>
    <style:style style:name="T148" style:family="text">
      <style:text-properties style:font-name="Liberation Sans1" fo:font-size="14pt" fo:font-style="normal" fo:font-weight="bold" officeooo:rsid="00bf6ef8" style:font-name-asian="SimSun" style:font-size-asian="14pt" style:font-weight-asian="bold" style:font-name-complex="Lucida Sans" style:font-size-complex="14pt" style:font-weight-complex="normal"/>
    </style:style>
    <style:style style:name="T149" style:family="text">
      <style:text-properties style:font-name="Liberation Sans1" fo:font-size="14pt" fo:font-style="normal" fo:font-weight="bold" officeooo:rsid="00c06f23" style:font-name-asian="SimSun" style:font-size-asian="14pt" style:font-weight-asian="bold" style:font-name-complex="Lucida Sans" style:font-size-complex="14pt" style:font-weight-complex="normal"/>
    </style:style>
    <style:style style:name="T150" style:family="text">
      <style:text-properties style:font-name="Liberation Sans1" fo:font-size="14pt" fo:font-style="normal" fo:font-weight="bold" officeooo:rsid="00c3249c" style:font-name-asian="SimSun" style:font-size-asian="14pt" style:font-weight-asian="bold" style:font-name-complex="Lucida Sans" style:font-size-complex="14pt" style:font-weight-complex="normal"/>
    </style:style>
    <style:style style:name="T151" style:family="text">
      <style:text-properties style:font-name="Liberation Sans1" fo:font-size="14pt" fo:font-style="normal" fo:font-weight="bold" officeooo:rsid="00c50450" style:font-name-asian="SimSun" style:font-size-asian="14pt" style:font-weight-asian="bold" style:font-name-complex="Lucida Sans" style:font-size-complex="14pt" style:font-weight-complex="normal"/>
    </style:style>
    <style:style style:name="T152" style:family="text">
      <style:text-properties style:font-name="Liberation Sans1" fo:font-size="14pt" fo:font-style="normal" fo:font-weight="bold" officeooo:rsid="00c5c45f" style:font-name-asian="SimSun" style:font-size-asian="14pt" style:font-weight-asian="bold" style:font-name-complex="Lucida Sans" style:font-size-complex="14pt" style:font-weight-complex="normal"/>
    </style:style>
    <style:style style:name="T153" style:family="text">
      <style:text-properties style:font-name="Liberation Sans1" fo:font-size="14pt" fo:font-style="normal" fo:font-weight="bold" officeooo:rsid="00c69076" style:font-name-asian="SimSun" style:font-size-asian="14pt" style:font-weight-asian="bold" style:font-name-complex="Lucida Sans" style:font-size-complex="14pt" style:font-weight-complex="normal"/>
    </style:style>
    <style:style style:name="T154" style:family="text">
      <style:text-properties style:font-name="Liberation Sans1" fo:font-size="14pt" fo:font-style="normal" fo:font-weight="bold" officeooo:rsid="00c95f07" style:font-name-asian="SimSun" style:font-size-asian="14pt" style:font-weight-asian="bold" style:font-name-complex="Lucida Sans" style:font-size-complex="14pt" style:font-weight-complex="normal"/>
    </style:style>
    <style:style style:name="T155" style:family="text">
      <style:text-properties officeooo:rsid="00695b8f"/>
    </style:style>
    <style:style style:name="T156" style:family="text">
      <style:text-properties officeooo:rsid="006ae90d"/>
    </style:style>
    <style:style style:name="T157" style:family="text">
      <style:text-properties style:font-name="Liberation Mono" fo:font-size="11pt" fo:font-style="normal" fo:font-weight="normal" officeooo:rsid="006b3ab7" fo:background-color="transparent" loext:char-shading-value="0" style:font-name-asian="NSimSun" style:font-size-asian="10pt" style:font-name-complex="Liberation Mono1" style:font-size-complex="10pt"/>
    </style:style>
    <style:style style:name="T158" style:family="text">
      <style:text-properties style:font-name="Liberation Mono" fo:font-size="11pt" officeooo:rsid="00745353" fo:background-color="transparent" loext:char-shading-value="0" style:font-name-asian="NSimSun" style:font-size-asian="10pt" style:font-name-complex="Liberation Mono1" style:font-size-complex="10pt"/>
    </style:style>
    <style:style style:name="T159" style:family="text">
      <style:text-properties style:font-name="Liberation Mono" fo:font-size="11pt" officeooo:rsid="00761071" fo:background-color="transparent" loext:char-shading-value="0" style:font-name-asian="NSimSun" style:font-size-asian="10pt" style:font-name-complex="Liberation Mono1" style:font-size-complex="10pt"/>
    </style:style>
    <style:style style:name="T160" style:family="text">
      <style:text-properties style:font-name="Liberation Mono" fo:font-size="11pt" officeooo:rsid="0076f1dd" fo:background-color="transparent" loext:char-shading-value="0" style:font-name-asian="NSimSun" style:font-size-asian="10pt" style:font-name-complex="Liberation Mono1" style:font-size-complex="10pt"/>
    </style:style>
    <style:style style:name="T161" style:family="text">
      <style:text-properties style:font-name="Liberation Mono" fo:font-size="11pt" officeooo:rsid="0078997e" fo:background-color="transparent" loext:char-shading-value="0" style:font-name-asian="NSimSun" style:font-size-asian="10pt" style:font-name-complex="Liberation Mono1" style:font-size-complex="10pt"/>
    </style:style>
    <style:style style:name="T162" style:family="text">
      <style:text-properties style:font-name="Liberation Mono" fo:font-size="11pt" officeooo:rsid="00b003da" fo:background-color="transparent" loext:char-shading-value="0" style:font-name-asian="NSimSun" style:font-size-asian="10pt" style:font-name-complex="Liberation Mono1" style:font-size-complex="10pt"/>
    </style:style>
    <style:style style:name="T163" style:family="text">
      <style:text-properties style:font-name="Liberation Mono" fo:font-size="11pt" officeooo:rsid="00b34fd9" fo:background-color="transparent" loext:char-shading-value="0" style:font-name-asian="NSimSun" style:font-size-asian="10pt" style:font-name-complex="Liberation Mono1" style:font-size-complex="10pt"/>
    </style:style>
    <style:style style:name="T164" style:family="text">
      <style:text-properties officeooo:rsid="006df843"/>
    </style:style>
    <style:style style:name="T165" style:family="text">
      <style:text-properties officeooo:rsid="006fcaf6"/>
    </style:style>
    <style:style style:name="T166" style:family="text">
      <style:text-properties officeooo:rsid="0070f27c"/>
    </style:style>
    <style:style style:name="T167" style:family="text">
      <style:text-properties officeooo:rsid="007210c8"/>
    </style:style>
    <style:style style:name="T168" style:family="text">
      <style:text-properties officeooo:rsid="00745353"/>
    </style:style>
    <style:style style:name="T169" style:family="text">
      <style:text-properties officeooo:rsid="00761071"/>
    </style:style>
    <style:style style:name="T170" style:family="text">
      <style:text-properties officeooo:rsid="007c6989"/>
    </style:style>
    <style:style style:name="T171" style:family="text">
      <style:text-properties officeooo:rsid="007caa72"/>
    </style:style>
    <style:style style:name="T172" style:family="text">
      <style:text-properties officeooo:rsid="007d2725"/>
    </style:style>
    <style:style style:name="T173" style:family="text">
      <style:text-properties officeooo:rsid="00804f25"/>
    </style:style>
    <style:style style:name="T174" style:family="text">
      <style:text-properties officeooo:rsid="0080d8fd"/>
    </style:style>
    <style:style style:name="T175" style:family="text">
      <style:text-properties officeooo:rsid="0083e426"/>
    </style:style>
    <style:style style:name="T176" style:family="text">
      <style:text-properties officeooo:rsid="00856806"/>
    </style:style>
    <style:style style:name="T177" style:family="text">
      <style:text-properties officeooo:rsid="00861d80"/>
    </style:style>
    <style:style style:name="T178" style:family="text">
      <style:text-properties officeooo:rsid="0088692d"/>
    </style:style>
    <style:style style:name="T179" style:family="text">
      <style:text-properties officeooo:rsid="008ad579"/>
    </style:style>
    <style:style style:name="T180" style:family="text">
      <style:text-properties officeooo:rsid="008b4c63"/>
    </style:style>
    <style:style style:name="T181" style:family="text">
      <style:text-properties officeooo:rsid="00952f1b"/>
    </style:style>
    <style:style style:name="T182" style:family="text">
      <style:text-properties officeooo:rsid="00994b28"/>
    </style:style>
    <style:style style:name="T183" style:family="text">
      <style:text-properties officeooo:rsid="0073a313"/>
    </style:style>
    <style:style style:name="T184" style:family="text">
      <style:text-properties officeooo:rsid="009b1a53"/>
    </style:style>
    <style:style style:name="T185" style:family="text">
      <style:text-properties officeooo:rsid="009c23fe"/>
    </style:style>
    <style:style style:name="T186" style:family="text">
      <style:text-properties officeooo:rsid="009d7698"/>
    </style:style>
    <style:style style:name="T187" style:family="text">
      <style:text-properties officeooo:rsid="00a2b281"/>
    </style:style>
    <style:style style:name="T188" style:family="text">
      <style:text-properties officeooo:rsid="00a2f119"/>
    </style:style>
    <style:style style:name="T189" style:family="text">
      <style:text-properties officeooo:rsid="00a403f4"/>
    </style:style>
    <style:style style:name="T190" style:family="text">
      <style:text-properties officeooo:rsid="00a403f4" fo:background-color="transparent" loext:char-shading-value="0" style:font-name-asian="NSimSun" style:font-name-complex="Liberation Mono1"/>
    </style:style>
    <style:style style:name="T191" style:family="text">
      <style:text-properties officeooo:rsid="00c5c45f" fo:background-color="transparent" loext:char-shading-value="0" style:font-name-asian="NSimSun" style:font-name-complex="Liberation Mono1"/>
    </style:style>
    <style:style style:name="T192" style:family="text">
      <style:text-properties officeooo:rsid="00a4eb0b"/>
    </style:style>
    <style:style style:name="T193" style:family="text">
      <style:text-properties officeooo:rsid="00a982f2"/>
    </style:style>
    <style:style style:name="T194" style:family="text">
      <style:text-properties officeooo:rsid="00a9f8d4"/>
    </style:style>
    <style:style style:name="T195" style:family="text">
      <style:text-properties officeooo:rsid="00abd369"/>
    </style:style>
    <style:style style:name="T196" style:family="text">
      <style:text-properties officeooo:rsid="00acb3de"/>
    </style:style>
    <style:style style:name="T197" style:family="text">
      <style:text-properties officeooo:rsid="00ad0495"/>
    </style:style>
    <style:style style:name="T198" style:family="text">
      <style:text-properties officeooo:rsid="00b003da"/>
    </style:style>
    <style:style style:name="T199" style:family="text">
      <style:text-properties officeooo:rsid="00b092ac"/>
    </style:style>
    <style:style style:name="T200" style:family="text">
      <style:text-properties officeooo:rsid="00b22020"/>
    </style:style>
    <style:style style:name="T201" style:family="text">
      <style:text-properties officeooo:rsid="00b34fd9"/>
    </style:style>
    <style:style style:name="T202" style:family="text">
      <style:text-properties officeooo:rsid="00b3b90a"/>
    </style:style>
    <style:style style:name="T203" style:family="text">
      <style:text-properties officeooo:rsid="00b685f1"/>
    </style:style>
    <style:style style:name="T204" style:family="text">
      <style:text-properties officeooo:rsid="00b72529"/>
    </style:style>
    <style:style style:name="T205" style:family="text">
      <style:text-properties officeooo:rsid="00304279"/>
    </style:style>
    <style:style style:name="T206" style:family="text">
      <style:text-properties style:use-window-font-color="true" loext:opacity="0%"/>
    </style:style>
    <style:style style:name="T207" style:family="text">
      <style:text-properties style:use-window-font-color="true" loext:opacity="0%" officeooo:rsid="00b72529"/>
    </style:style>
    <style:style style:name="T208" style:family="text">
      <style:text-properties style:use-window-font-color="true" loext:opacity="0%" style:font-name="monospace"/>
    </style:style>
    <style:style style:name="T209" style:family="text">
      <style:text-properties style:use-window-font-color="true" loext:opacity="0%" style:font-name="monospace" officeooo:rsid="00b72529"/>
    </style:style>
    <style:style style:name="T210" style:family="text">
      <style:text-properties style:use-window-font-color="true" loext:opacity="0%" style:font-name="monospace" officeooo:rsid="00b8a78b"/>
    </style:style>
    <style:style style:name="T211" style:family="text">
      <style:text-properties style:use-window-font-color="true" loext:opacity="0%" style:font-name="monospace" officeooo:rsid="00b9b21d"/>
    </style:style>
    <style:style style:name="T212" style:family="text">
      <style:text-properties style:use-window-font-color="true" loext:opacity="0%" officeooo:rsid="00b8a78b"/>
    </style:style>
    <style:style style:name="T213" style:family="text">
      <style:text-properties officeooo:rsid="00b7aaab"/>
    </style:style>
    <style:style style:name="T214" style:family="text">
      <style:text-properties officeooo:rsid="00b8a78b"/>
    </style:style>
    <style:style style:name="T215" style:family="text">
      <style:text-properties style:text-position="super 58%"/>
    </style:style>
    <style:style style:name="T216" style:family="text">
      <style:text-properties style:text-position="super 58%" style:font-name="Arial" fo:font-size="13pt" officeooo:rsid="00c69076" style:font-size-asian="13pt"/>
    </style:style>
    <style:style style:name="T217" style:family="text">
      <style:text-properties style:text-position="super 58%" fo:font-size="13pt" officeooo:rsid="00c69076" style:font-size-asian="13pt"/>
    </style:style>
    <style:style style:name="T218" style:family="text">
      <style:text-properties officeooo:rsid="00b9b21d"/>
    </style:style>
    <style:style style:name="T219" style:family="text">
      <style:text-properties officeooo:rsid="00baa918"/>
    </style:style>
    <style:style style:name="T220" style:family="text">
      <style:text-properties officeooo:rsid="00bb5e68"/>
    </style:style>
    <style:style style:name="T221" style:family="text">
      <style:text-properties officeooo:rsid="00bb8446"/>
    </style:style>
    <style:style style:name="T222" style:family="text">
      <style:text-properties officeooo:rsid="00bf6ef8"/>
    </style:style>
    <style:style style:name="T223" style:family="text">
      <style:text-properties style:font-name="Arial2" fo:font-size="13pt" officeooo:rsid="00b9b21d" style:font-size-asian="13pt"/>
    </style:style>
    <style:style style:name="T224" style:family="text">
      <style:text-properties officeooo:rsid="00c06f23"/>
    </style:style>
    <style:style style:name="T225" style:family="text">
      <style:text-properties officeooo:rsid="00c3249c"/>
    </style:style>
    <style:style style:name="T226" style:family="text">
      <style:text-properties officeooo:rsid="00c50450"/>
    </style:style>
    <style:style style:name="T227" style:family="text">
      <style:text-properties officeooo:rsid="00c5c45f"/>
    </style:style>
    <style:style style:name="T228" style:family="text">
      <style:text-properties officeooo:rsid="00c69076"/>
    </style:style>
    <style:style style:name="T229" style:family="text">
      <style:text-properties officeooo:rsid="00c7b83f"/>
    </style:style>
    <style:style style:name="T230" style:family="text">
      <style:text-properties fo:font-size="13pt" officeooo:rsid="00c3249c" style:font-size-asian="13pt"/>
    </style:style>
    <style:style style:name="T231" style:family="text">
      <style:text-properties fo:font-size="13pt" officeooo:rsid="00c69076" style:font-size-asian="13pt"/>
    </style:style>
    <style:style style:name="T232" style:family="text">
      <style:text-properties fo:font-size="13pt" officeooo:rsid="00c7b83f" style:font-size-asian="13pt"/>
    </style:style>
    <style:style style:name="T233" style:family="text">
      <style:text-properties officeooo:rsid="00c95f07"/>
    </style:style>
    <style:style style:name="T234" style:family="text">
      <style:text-properties officeooo:rsid="00ca6822"/>
    </style:style>
    <style:style style:name="T235" style:family="text">
      <style:text-properties officeooo:rsid="00cad4e6"/>
    </style:style>
    <style:style style:name="T236" style:family="text">
      <style:text-properties officeooo:rsid="00cc74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8">FTL User's Guide</text:p>
      <text:h text:style-name="P125" text:outline-level="2">Introduction</text:h>
      <text:h text:style-name="P27" text:outline-level="3">Version</text:h>
      <text:p text:style-name="P1">This guide applies to the FTL run-time library with version 1.<text:span text:style-name="T63">2</text:span><text:span text:style-name="T198">8</text:span>. </text:p>
      <text:h text:style-name="P50" text:outline-level="3">Overview</text:h>
      <text:p text:style-name="P18">The primary use of FTL is to facilitate the simple creation of tools driven by command line scripts that can either be read from a script file or typed line-by-line on a console. <text:s/>This is achieved by writing programs in C or C++ which create FTL <text:span text:style-name="T34">commands</text:span> and FTL <text:span text:style-name="T34">functions</text:span> which are used directly to provide the basic operations a tool wishes to make available. <text:s/>This C or C++ can make use of the FTL library which </text:p>
      <text:list xml:id="list2004605047" text:style-name="L1">
        <text:list-item>
          <text:p text:style-name="P357">can handle common aspects of a script interpretation</text:p>
        </text:list-item>
        <text:list-item>
          <text:p text:style-name="P357">provides a run-time library of additional FTL commands, functions and values which <text:span text:style-name="T181">can be made available alongside the features provided by the tool.</text:span></text:p>
        </text:list-item>
      </text:list>
      <text:p text:style-name="P19">The advantage to the tool writer of using FTL is that <text:span text:style-name="T71">the simple script language supported can be extended using the FTL language in such a way that the scripts made available to the tool user can be far more sophisticated than would otherwise been the case.</text:span></text:p>
      <text:p text:style-name="P15">The typical structure of a tool written using FTL involves</text:p>
      <text:list xml:id="list3056745272" text:style-name="L2">
        <text:list-item>
          <text:p text:style-name="P358">the FTL run-time library</text:p>
        </text:list-item>
        <text:list-item>
          <text:p text:style-name="P359">zero or more FTL run-time library extensions</text:p>
        </text:list-item>
        <text:list-item>
          <text:p text:style-name="P358">C/C++ code written by the tool writer</text:p>
        </text:list-item>
        <text:list-item>
          <text:p text:style-name="P360">a "prolog" written in FTL which provides a user scripting environment based on that provided by the tool writer</text:p>
        </text:list-item>
      </text:list>
      <text:p text:style-name="P16">The FTL language itself is syntactically more diverse (and therefore more complex for the tool user to learn) than the basic script syntax we'd expect tool users to require. <text:s/>Although FTL is available to the tool user, typically only the separate, and simpler, basic script syntax should be needed.</text:p>
      <text:h text:style-name="P41" text:outline-level="3"><text:span text:style-name="T140">Basic Script</text:span> Syntax</text:h>
      <text:p text:style-name="P1">Command lines are extracted from a command file <text:span text:style-name="T182">(or command line console) </text:span>after </text:p>
      <text:list xml:id="list2262174338" text:style-name="L3">
        <text:list-item>
          <text:p text:style-name="P375">discard of commented-out lines (those beginning '<text:span text:style-name="T1">#</text:span>') </text:p>
        </text:list-item>
        <text:list-item>
          <text:p text:style-name="P375">concatenation of lines ending with an escape ('<text:span text:style-name="T1">\'</text:span>) </text:p>
        </text:list-item>
        <text:list-item>
          <text:p text:style-name="P390">separation of command lines joined on the line using semicolon (<text:span text:style-name="T1">';'</text:span>) </text:p>
        </text:list-item>
        <text:list-item>
          <text:p text:style-name="P362">expansion of textual substitutions introduced with an expansion escape ('<text:span text:style-name="T1">$</text:span>') </text:p>
        </text:list-item>
        <text:list-item>
          <text:p text:style-name="P363"><text:soft-page-break/><text:span text:style-name="T185">incorporation in to </text:span><text:span text:style-name="T81">a single command</text:span><text:span text:style-name="T185"> line of every line that is enclosed by brackets</text:span><text:span text:style-name="T100">(</text:span><text:span text:style-name="T90"> and </text:span><text:span text:style-name="Source_20_Text"><text:span text:style-name="T96">)</text:span></text:span><text:span text:style-name="T90">,  </text:span><text:span text:style-name="Source_20_Text"><text:span text:style-name="T96">{</text:span></text:span><text:span text:style-name="T95"> </text:span><text:span text:style-name="T90">and </text:span><text:span text:style-name="Source_20_Text"><text:span text:style-name="T96">}</text:span></text:span><text:span text:style-name="T90">,  </text:span><text:span text:style-name="Source_20_Text"><text:span text:style-name="T96">&lt;</text:span></text:span><text:span text:style-name="T95"> </text:span><text:span text:style-name="T90">and </text:span><text:span text:style-name="Source_20_Text"><text:span text:style-name="T96">&gt;</text:span></text:span><text:span text:style-name="T95"> </text:span><text:span text:style-name="T90">, and double quoted (</text:span><text:span text:style-name="Source_20_Text"><text:span text:style-name="T96">"</text:span></text:span><text:span text:style-name="T90">) strings.</text:span></text:p>
        </text:list-item>
      </text:list>
      <text:p text:style-name="P1">The characters '#', '\' and '$' are not used as part of FTL expression syntax. </text:p>
      <text:p text:style-name="P23">Some examples (including the new line prompt '&gt; ') might include:</text:p>
      <text:p text:style-name="sample">&gt; echo Hello World</text:p>
      <text:p text:style-name="sample"/>
      <text:p text:style-name="sample">&gt; echo A Long \</text:p>
      <text:p text:style-name="sample">&gt; Hello \</text:p>
      <text:p text:style-name="sample">&gt; World</text:p>
      <text:p text:style-name="sample"/>
      <text:p text:style-name="sample">&gt; echo Hello World; echo Hello Again</text:p>
      <text:p text:style-name="sample"/>
      <text:p text:style-name="sample">&gt; set lines "more than</text:p>
      <text:p text:style-name="sample">&gt; one line</text:p>
      <text:p text:style-name="sample">&gt; with newlines in it"</text:p>
      <text:p text:style-name="sample"/>
      <text:p text:style-name="sample">&gt; set program {</text:p>
      <text:p text:style-name="sample">&gt; <text:s text:c="3"/>echo Hello World</text:p>
      <text:p text:style-name="sample">&gt; }</text:p>
      <text:p text:style-name="sample"/>
      <text:p text:style-name="sample">&gt; echo $lines; echo ${lines}</text:p>
      <text:p text:style-name="P23"/>
      <text:p text:style-name="P20">The macro expansion is similar to that traditionally found in POSIX shell programs, and is describe in a section below "Macro Expansion".</text:p>
      <text:p text:style-name="P21"><text:span text:style-name="T71">C</text:span>ommand lines <text:span text:style-name="T80">usually</text:span> have a structure (also familiar to those who have used POSIX shells) in which an initial word is taken as the name of a command and further text provides further detail about what is required often with no syntax more complex than further words, numbers and quoted strings. <text:s/>The way that these lines are interpreted in the light of the current values of variables in the FTL language is explained <text:span text:style-name="T83">just</text:span> below "<text:span text:style-name="T80">S</text:span><text:span text:style-name="T183">tandard </text:span><text:span text:style-name="T184">C</text:span><text:span text:style-name="T183">ommand </text:span><text:span text:style-name="T184">L</text:span><text:span text:style-name="T183">ine </text:span><text:span text:style-name="T184">P</text:span><text:span text:style-name="T183">arsing</text:span><text:span text:style-name="T184">".</text:span></text:p>
      <text:p text:style-name="P22">In a fashion, the interpretation of these command lines amounts to a very simple programming language. <text:s/>That language, however, is not FTL itself. <text:s/></text:p>
      <text:p text:style-name="P22"><text:span text:style-name="T82">One</text:span><text:span text:style-name="T186"> consequence of this is that the way a variable is used </text:span><text:span text:style-name="T82">will</text:span><text:span text:style-name="T186"> be different depending on whether it is used </text:span><text:span text:style-name="T82">as part of the</text:span><text:span text:style-name="T186"> command line syntax or </text:span><text:span text:style-name="T82">as part of</text:span><text:span text:style-name="T186"> FTL expression syntax.</text:span></text:p>
      <text:h text:style-name="P210" text:outline-level="4">Standard Command Line Parsing</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style-name="TableLine2665701715472">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style-name="TableLine2665701717920">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style-name="TableLine2665701715200">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style-name="TableLine2665701726080">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soft-page-break/><text:line-break/>These are used in two separate environments:</text:p>
      <text:list xml:id="list1673184788" text:style-name="L4">
        <text:list-item>
          <text:p text:style-name="P364">As <text:span text:style-name="T82">the</text:span> command <text:span text:style-name="T186">on a command line</text:span> - one of the initial elements on an interpreted command line </text:p>
        </text:list-item>
      </text:list>
      <text:list xml:id="list2955077151" text:style-name="L5">
        <text:list-item>
          <text:list>
            <text:list-item>
              <text:p text:style-name="P376">When a <text:span text:style-name="T33">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376">When a <text:span text:style-name="T33">command</text:span> name is used as the first element in the line the rest of the command line is <text:span text:style-name="T1">$</text:span>-expanded and given to the command to parse.  A warning is produced if it completes before using all the characters on the line and the result, if not <text:span text:style-name="T1">NULL</text:span>, is otherwise printed out. </text:p>
            </text:list-item>
            <text:list-item>
              <text:p text:style-name="P376">When an <text:span text:style-name="T33">environment</text:span> name is used as the first element in the line that environment is pushed on to the environment stack and the rest of the line is reparsed as a command in that environment (as above). </text:p>
            </text:list-item>
            <text:list-item>
              <text:p text:style-name="P365">A <text:span text:style-name="T33">variable</text:span> name, which does not refer to any of the above types of value can not be used. </text:p>
            </text:list-item>
          </text:list>
        </text:list-item>
      </text:list>
      <text:list xml:id="list180225186124963" text:continue-list="list1673184788" text:style-name="L4">
        <text:list-item>
          <text:p text:style-name="P364">As an FTL <text:span text:style-name="T82">value</text:span> </text:p>
        </text:list-item>
      </text:list>
      <text:list xml:id="list1244161827" text:style-name="L6">
        <text:list-item>
          <text:list>
            <text:list-item>
              <text:p text:style-name="P366">The <text:span text:style-name="T186">value is returned as part of an FTL </text:span>expression. </text:p>
            </text:list-item>
          </text:list>
        </text:list-item>
      </text:list>
      <text:p text:style-name="P24">These are some examples of command lines:</text:p>
      <text:p text:style-name="sample">&gt; command anything</text:p>
      <text:p text:style-name="sample">&gt; directory subdirectory-in-directory command-in-subdirectory any syntax at all</text:p>
      <text:p text:style-name="sample">&gt; function FTL-expression-1 FTL-expression-2</text:p>
      <text:p text:style-name="sample">&gt; directory FTL-expression-in-directory-1 FTL-expression-in-directory-2</text:p>
      <text:p text:style-name="P1">Because the primary aim of the language is to provide a command interpreter most input files are interpreted <text:span text:style-name="T186">as scripts </text:span>in <text:span text:style-name="T82">the script syntax</text:span>, with FTL expressions used only when required for command definition and extension.</text:p>
      <text:h text:style-name="P40" text:outline-level="3"><text:span text:style-name="T170">FTL Literal</text:span><text:span text:style-name="T172">s</text:span><text:span text:style-name="T170"> Syntax</text:span></text:h>
      <text:p text:style-name="P264">&lt;<text:span text:style-name="T171">code_literal&gt; ::= '{' [ '\' &lt;char&gt; | &lt;char&gt; ]* ] '}'<text:line-break/>&lt;string&gt; ::= '"' ['\' &lt;escape&gt; | &lt;char&gt; ]* '"'<text:line-break/></text:span>&lt;integer&gt; ::= [&lt;base&gt;] &lt;<text:span text:style-name="T199">base</text:span>digit<text:span text:style-name="T199">s</text:span>&gt;<text:line-break/>&lt;<text:span text:style-name="T199">real&gt; ::= [&lt;base&gt;] &lt;basedigits&gt; '.' [&lt;basedigits&gt;] [&lt;exp&gt;&lt;basedigits&gt;]</text:span><text:line-break/>&lt;base&gt; ::= '0x' | '0X' | '0o' | '0O' | '0b' | '0B' <text:line-break/>&lt;identifier&gt; ::= &lt;common_identifier&gt; | &lt;builtin_identifier&gt;<text:line-break/>&lt;common_identifier&gt; ::= &lt;alphabetic&gt; (&lt;alphabetic&gt; | '_' | &lt;digit&gt;)*<text:line-break/>&lt;builtin_identifier&gt; ::= '_' &lt;digit&gt;+ </text:p>
      <text:p text:style-name="Text_20_body">In <text:span text:style-name="T1">&lt;code_literal&gt;</text:span>s all the characters between an initial '{' and a matching '}' are used except '\' which is used to ensure the following character is included (e.g. '\\' will include the '\' character). <text:s/>A '}' matches the initial '{' only when it does not occur within bracketed text (i.e. text between '{' and '}', or between an initial double quote (") and its matching closing double quote). </text:p>
      <text:p text:style-name="Text_20_body">In a <text:span text:style-name="T1">&lt;string&gt;</text:span> all characters between an initial double quote (") and its matching closing double quote are included except '\' which is used to introduce one or more characters in an escape sequence.</text:p>
      <text:p text:style-name="P263"><text:soft-page-break/>&lt;<text:span text:style-name="T162">basedigits</text:span>&gt; ::= &lt;digit&gt; (&lt;digit&gt; | '_')*</text:p>
      <text:p text:style-name="Text_20_body">For <text:span text:style-name="T1">&lt;integers&gt;</text:span> the numeric base 16 is specified by '0x' and '0X'; the base 8 is specified by '0o' and '0O'; and the base 2 is specified by '0b' and '0B'. Integers beginning with a numeric base specification use digits from '0' up to a character representing one less than the base. The characters 'A', 'B', 'C', 'D', 'E' and 'F', or 'a', 'b, 'c', 'd', 'e', and 'f' are used for digits of value 10, 11, 12, 13, 14, and 15 as required by base 16. Following the initial digit the character '_' can be used – it is ignored in the value and is accepted only to aid the comprehension of long numbers (e.g. it might be used every three characters as a thousands separator, or every eight binary digits as a byte separator). </text:p>
      <text:p text:style-name="P265">&lt;<text:span text:style-name="T163">exp</text:span>&gt; ::= &lt;<text:span text:style-name="T201">exp14</text:span>&gt; | &lt;<text:span text:style-name="T163">exp25&gt;<text:line-break/>&lt;exp14&gt; ::= 'e' | 'E'<text:line-break/>&lt;exp25&gt; ::= 'p' | 'P'</text:span></text:p>
      <text:p text:style-name="P374">Note that &lt;<text:span text:style-name="T1">real</text:span>&gt;s are supported only as a compile time option in the library. <text:s/>When they are available <text:span text:style-name="T71">t</text:span>he same base selection is used for &lt;<text:span text:style-name="T19">integer</text:span>&gt;s <text:span text:style-name="T200">and applied to each of the optional &lt;</text:span><text:span text:style-name="T18">basedigits</text:span><text:span text:style-name="T201">&gt; </text:span><text:span text:style-name="T200">parts of the literal. <text:s/></text:span><text:span text:style-name="T201">The first of these provides the integer part and is always present (it may be zero). <text:s/>The second is the factional part, and the third specifies the exponent (of the base used). <text:s/>The character introducing the exponent is &lt;</text:span><text:span text:style-name="T18">exp25</text:span><text:span text:style-name="T201">&gt; (e.g. 'p') for hex real literals and &lt;</text:span><text:span text:style-name="T18">exp14</text:span><text:span text:style-name="T201">&gt; (e.g. 'e') otherwise (following the con</text:span><text:span text:style-name="T84">v</text:span><text:span text:style-name="T201">ention used in C).</text:span></text:p>
      <text:h text:style-name="P40" text:outline-level="3">FTL Expression Syntax</text:h>
      <text:p text:style-name="P127">&lt;expression&gt; ::= (&lt;index&gt; '=')* &lt;invocation&gt;</text:p>
      <text:p text:style-name="P127">&lt;invocation&gt; ::= (&lt;substitution&gt; ['!']*)+ </text:p>
      <text:p text:style-name="P128">&lt;substitution&gt; ::= <text:span text:style-name="T64">['&amp;'] </text:span>&lt;operation&gt;+</text:p>
      <text:p text:style-name="P127">&lt;operation&gt; ::= user_operator_parse(&lt;retrieval&gt; | &lt;reference&gt;)</text:p>
      <text:p text:style-name="P127">&lt;reference&gt; ::= '@' &lt;retrieval&gt;</text:p>
      <text:p text:style-name="P127">&lt;retrieval&gt; ::= [&lt;closure&gt;]['.' &lt;fieldsindex&gt;]*</text:p>
      <text:p text:style-name="P127">&lt;fieldsindex&gt; ::= &lt;index&gt; |</text:p>
      <text:p text:style-name="P127"><text:s text:c="18"/>&lt;vector&gt; |</text:p>
      <text:p text:style-name="P127"><text:s text:c="18"/>&lt;id_environment&gt;</text:p>
      <text:p text:style-name="P127">&lt;closure&gt; ::= (&lt;base&gt; [':' | '::'])* &lt;base&gt;</text:p>
      <text:p text:style-name="P127">&lt;base&gt; ::= '(' &lt;expression&gt; ')' |</text:p>
      <text:p text:style-name="P127"><text:s text:c="11"/>&lt;code&gt; |</text:p>
      <text:p text:style-name="P127"><text:s text:c="11"/>&lt;id_environment&gt; |</text:p>
      <text:p text:style-name="P127"><text:s text:c="11"/>&lt;identifier&gt; |</text:p>
      <text:p text:style-name="P127"><text:s text:c="11"/>&lt;vector&gt; |</text:p>
      <text:p text:style-name="P127"><text:s text:c="11"/>&lt;type_literal&gt;</text:p>
      <text:p text:style-name="P261">&lt;code&gt; ::= &lt;<text:span text:style-name="T172">code_literal&gt;<text:line-break/>&lt;type_literal&gt; ::= &lt;integer&gt; | &lt;</text:span><text:span text:style-name="T202">real&gt; | </text:span>&lt;string&gt; </text:p>
      <text:p text:style-name="P127">&lt;expression_list&gt; ::= &lt;expression&gt; (';' &lt;expression&gt;)* [';']</text:p>
      <text:p text:style-name="P261">&lt;id_environment&gt; ::= '[' [&lt;binding_list&gt; | </text:p>
      <text:p text:style-name="P261"><text:s text:c="26"/>&lt;binding_list&gt; ',' &lt;unbound_list&gt; |</text:p>
      <text:p text:style-name="P261"><text:s text:c="26"/>&lt;unbound_list&gt;] ']' </text:p>
      <text:p text:style-name="P127">&lt;binding_list&gt; ::= [&lt;binding&gt; (',' &lt;binding&gt;)*] <text:s/></text:p>
      <text:p text:style-name="P127">&lt;unbound_list&gt; ::= &lt;index&gt; (',' &lt;index&gt;)*</text:p>
      <text:p text:style-name="P127">&lt;binding&gt; ::= &lt;index&gt; '=' &lt;invocation&gt;</text:p>
      <text:p text:style-name="P127">&lt;vector&gt; ::= '&lt;' &lt;implied_series&gt; | &lt;series&gt; '&gt;'</text:p>
      <text:p text:style-name="P127">&lt;index&gt; ::= &lt;identifier&gt; | &lt;integer&gt; | &lt;string&gt; <text:span text:style-name="T202">| '(' &lt;expression&gt; ')'</text:span></text:p>
      <text:p text:style-name="P127">&lt;series&gt; ::= [&lt;series_binding&gt; (',' &lt;seres_binding&gt;)*]</text:p>
      <text:p text:style-name="P127"><text:soft-page-break/>&lt;implied_series&gt; ::= [&lt;series_binding&gt; [',' &lt;series_binding&gt;]] '..' [&lt;series_binding&gt;]</text:p>
      <text:p text:style-name="P127">&lt;series_binding&gt; ::= [&lt;invocation&gt; '='] &lt;invocation&gt;</text:p>
      <text:p text:style-name="P14">In a <text:span text:style-name="T1">&lt;code&gt;</text:span> value the <text:span text:style-name="T1">&lt;code_literal&gt;</text:span> is interpreted as an <text:span text:style-name="T1">&lt;expression_list&gt;</text:span>.</text:p>
      <text:h text:style-name="P28" text:outline-level="3">FTL Expression <text:span text:style-name="T173">evaluation</text:span></text:h>
      <text:h text:style-name="P208"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edence, an associativity and a monadic or diadic binding.  The associativity determines whether the operator is a prefix, infix, or postfix one and which of its arguments may be parsed at the same precedence . The precedence defines how tightly the arguments of the operator are bound to the operator in comparison with other operators.  The binding should take either one (for a monadic operator) or two (for a dyadic operator) arguments and will be executed once the operator's arguments have been parsed successfully.  </text:p>
      <text:h text:style-name="P208"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51">0</text:p>
          </table:table-cell>
          <table:table-cell table:style-name="Table2.A2" office:value-type="string">
            <text:p text:style-name="P51">_or_</text:p>
          </table:table-cell>
          <table:table-cell table:style-name="Table2.A2" office:value-type="string">
            <text:p text:style-name="Table_20_Contents">logor</text:p>
          </table:table-cell>
          <table:table-cell table:style-name="Table2.D2" office:value-type="string">
            <text:p text:style-name="P51">xfy</text:p>
          </table:table-cell>
        </table:table-row>
        <table:table-row table:style-name="Table2.1">
          <table:table-cell table:style-name="Table2.A2" office:value-type="string">
            <text:p text:style-name="P51">1</text:p>
          </table:table-cell>
          <table:table-cell table:style-name="Table2.A2" office:value-type="string">
            <text:p text:style-name="P51">_and_</text:p>
          </table:table-cell>
          <table:table-cell table:style-name="Table2.A2" office:value-type="string">
            <text:p text:style-name="Table_20_Contents">logand</text:p>
          </table:table-cell>
          <table:table-cell table:style-name="Table2.D2" office:value-type="string">
            <text:p text:style-name="P51">xfy</text:p>
          </table:table-cell>
        </table:table-row>
        <table:table-row table:style-name="Table2.1">
          <table:table-cell table:style-name="Table2.A2" office:value-type="string">
            <text:p text:style-name="P51">2</text:p>
          </table:table-cell>
          <table:table-cell table:style-name="Table2.A2" office:value-type="string">
            <text:p text:style-name="P51">_not_</text:p>
          </table:table-cell>
          <table:table-cell table:style-name="Table2.A2" office:value-type="string">
            <text:p text:style-name="Table_20_Contents">invert</text:p>
          </table:table-cell>
          <table:table-cell table:style-name="Table2.D2" office:value-type="string">
            <text:p text:style-name="P51">fy</text:p>
          </table:table-cell>
        </table:table-row>
        <table:table-row table:style-name="Table2.1">
          <table:table-cell table:style-name="Table2.A2" office:value-type="string">
            <text:p text:style-name="P51">3</text:p>
          </table:table-cell>
          <table:table-cell table:style-name="Table2.A2" office:value-type="string">
            <text:p text:style-name="P51">_bitor_</text:p>
          </table:table-cell>
          <table:table-cell table:style-name="Table2.A2" office:value-type="string">
            <text:p text:style-name="Table_20_Contents">bitor</text:p>
          </table:table-cell>
          <table:table-cell table:style-name="Table2.D2" office:value-type="string">
            <text:p text:style-name="P51">xfy</text:p>
          </table:table-cell>
        </table:table-row>
        <table:table-row table:style-name="Table2.1">
          <table:table-cell table:style-name="Table2.A2" office:value-type="string">
            <text:p text:style-name="P51">4</text:p>
          </table:table-cell>
          <table:table-cell table:style-name="Table2.A2" office:value-type="string">
            <text:p text:style-name="P51">_bitxor_</text:p>
          </table:table-cell>
          <table:table-cell table:style-name="Table2.A2" office:value-type="string">
            <text:p text:style-name="Table_20_Contents">bitxor</text:p>
          </table:table-cell>
          <table:table-cell table:style-name="Table2.D2" office:value-type="string">
            <text:p text:style-name="P51">xfy</text:p>
          </table:table-cell>
        </table:table-row>
        <table:table-row table:style-name="Table2.1">
          <table:table-cell table:style-name="Table2.A2" office:value-type="string">
            <text:p text:style-name="P51">5</text:p>
          </table:table-cell>
          <table:table-cell table:style-name="Table2.A2" office:value-type="string">
            <text:p text:style-name="P51">_bitand_</text:p>
          </table:table-cell>
          <table:table-cell table:style-name="Table2.A2" office:value-type="string">
            <text:p text:style-name="Table_20_Contents">bitand</text:p>
          </table:table-cell>
          <table:table-cell table:style-name="Table2.D2" office:value-type="string">
            <text:p text:style-name="P51">xfy</text:p>
          </table:table-cell>
        </table:table-row>
        <table:table-row table:style-name="Table2.1">
          <table:table-cell table:style-name="Table2.A2" office:value-type="string">
            <text:p text:style-name="P51">6</text:p>
          </table:table-cell>
          <table:table-cell table:style-name="Table2.A2" office:value-type="string">
            <text:p text:style-name="P51">_bitnot_</text:p>
          </table:table-cell>
          <table:table-cell table:style-name="Table2.A2" office:value-type="string">
            <text:p text:style-name="Table_20_Contents">bitnot</text:p>
          </table:table-cell>
          <table:table-cell table:style-name="Table2.D2" office:value-type="string">
            <text:p text:style-name="P51">fy</text:p>
          </table:table-cell>
        </table:table-row>
        <table:table-row table:style-name="Table2.1">
          <table:table-cell table:style-name="Table2.A2" table:number-rows-spanned="6" office:value-type="string">
            <text:p text:style-name="P51">7</text:p>
          </table:table-cell>
          <table:table-cell table:style-name="Table2.A2" office:value-type="string">
            <text:p text:style-name="P51">==</text:p>
          </table:table-cell>
          <table:table-cell table:style-name="Table2.A2" office:value-type="string">
            <text:p text:style-name="Table_20_Contents">equal</text:p>
          </table:table-cell>
          <table:table-cell table:style-name="Table2.D2" office:value-type="string">
            <text:p text:style-name="P51">xfx</text:p>
          </table:table-cell>
        </table:table-row>
        <table:table-row table:style-name="Table2.1">
          <table:covered-table-cell/>
          <table:table-cell table:style-name="Table2.A2" office:value-type="string">
            <text:p text:style-name="P51">!=</text:p>
          </table:table-cell>
          <table:table-cell table:style-name="Table2.A2" office:value-type="string">
            <text:p text:style-name="Table_20_Contents">notequal</text:p>
          </table:table-cell>
          <table:table-cell table:style-name="Table2.D2" office:value-type="string">
            <text:p text:style-name="P51">xfx</text:p>
          </table:table-cell>
        </table:table-row>
        <table:table-row table:style-name="Table2.1">
          <table:covered-table-cell/>
          <table:table-cell table:style-name="Table2.A2" office:value-type="string">
            <text:p text:style-name="P51">_lt_</text:p>
          </table:table-cell>
          <table:table-cell table:style-name="Table2.A2" office:value-type="string">
            <text:p text:style-name="Table_20_Contents">less</text:p>
          </table:table-cell>
          <table:table-cell table:style-name="Table2.D2" office:value-type="string">
            <text:p text:style-name="P51">xfx</text:p>
          </table:table-cell>
        </table:table-row>
        <table:table-row table:style-name="Table2.1">
          <table:covered-table-cell/>
          <table:table-cell table:style-name="Table2.A2" office:value-type="string">
            <text:p text:style-name="P51">_le_</text:p>
          </table:table-cell>
          <table:table-cell table:style-name="Table2.A2" office:value-type="string">
            <text:p text:style-name="Table_20_Contents">lesseq</text:p>
          </table:table-cell>
          <table:table-cell table:style-name="Table2.D2" office:value-type="string">
            <text:p text:style-name="P51">xfx</text:p>
          </table:table-cell>
        </table:table-row>
        <table:table-row table:style-name="Table2.1">
          <table:covered-table-cell/>
          <table:table-cell table:style-name="Table2.A2" office:value-type="string">
            <text:p text:style-name="P51">_gt_</text:p>
          </table:table-cell>
          <table:table-cell table:style-name="Table2.A2" office:value-type="string">
            <text:p text:style-name="Table_20_Contents">more</text:p>
          </table:table-cell>
          <table:table-cell table:style-name="Table2.D2" office:value-type="string">
            <text:p text:style-name="P51">xfx</text:p>
          </table:table-cell>
        </table:table-row>
        <table:table-row table:style-name="Table2.1">
          <table:covered-table-cell/>
          <table:table-cell table:style-name="Table2.A2" office:value-type="string">
            <text:p text:style-name="P51">_ge_</text:p>
          </table:table-cell>
          <table:table-cell table:style-name="Table2.A2" office:value-type="string">
            <text:p text:style-name="Table_20_Contents">moreeq</text:p>
          </table:table-cell>
          <table:table-cell table:style-name="Table2.D2" office:value-type="string">
            <text:p text:style-name="P51">xfx</text:p>
          </table:table-cell>
        </table:table-row>
        <table:table-row table:style-name="Table2.1">
          <table:table-cell table:style-name="Table2.A2" table:number-rows-spanned="2" office:value-type="string">
            <text:p text:style-name="P51">8</text:p>
          </table:table-cell>
          <table:table-cell table:style-name="Table2.A2" office:value-type="string">
            <text:p text:style-name="P51">_shl_</text:p>
          </table:table-cell>
          <table:table-cell table:style-name="Table2.A2" office:value-type="string">
            <text:p text:style-name="Table_20_Contents">shiftl</text:p>
          </table:table-cell>
          <table:table-cell table:style-name="Table2.D2" office:value-type="string">
            <text:p text:style-name="P51">xfy</text:p>
          </table:table-cell>
        </table:table-row>
        <table:table-row table:style-name="Table2.1">
          <table:covered-table-cell/>
          <table:table-cell table:style-name="Table2.A2" office:value-type="string">
            <text:p text:style-name="P51">_shr_</text:p>
          </table:table-cell>
          <table:table-cell table:style-name="Table2.A2" office:value-type="string">
            <text:p text:style-name="Table_20_Contents">shiftr</text:p>
          </table:table-cell>
          <table:table-cell table:style-name="Table2.D2" office:value-type="string">
            <text:p text:style-name="P51">xfy</text:p>
          </table:table-cell>
        </table:table-row>
        <table:table-row table:style-name="Table2.1">
          <table:table-cell table:style-name="Table2.A2" office:value-type="string">
            <text:p text:style-name="P51">9</text:p>
          </table:table-cell>
          <table:table-cell table:style-name="Table2.A2" office:value-type="string">
            <text:p text:style-name="P51">-</text:p>
          </table:table-cell>
          <table:table-cell table:style-name="Table2.A2" office:value-type="string">
            <text:p text:style-name="Table_20_Contents">neg</text:p>
          </table:table-cell>
          <table:table-cell table:style-name="Table2.D2" office:value-type="string">
            <text:p text:style-name="P51">fy</text:p>
          </table:table-cell>
        </table:table-row>
        <table:table-row table:style-name="Table2.1">
          <table:table-cell table:style-name="Table2.A2" table:number-rows-spanned="2" office:value-type="string">
            <text:p text:style-name="P51">10</text:p>
          </table:table-cell>
          <table:table-cell table:style-name="Table2.A2" office:value-type="string">
            <text:p text:style-name="P51">+</text:p>
          </table:table-cell>
          <table:table-cell table:style-name="Table2.A2" office:value-type="string">
            <text:p text:style-name="Table_20_Contents">add</text:p>
          </table:table-cell>
          <table:table-cell table:style-name="Table2.D2" office:value-type="string">
            <text:p text:style-name="P51">xfy</text:p>
          </table:table-cell>
        </table:table-row>
        <table:table-row table:style-name="Table2.1">
          <table:covered-table-cell/>
          <table:table-cell table:style-name="Table2.A2" office:value-type="string">
            <text:p text:style-name="P51">-</text:p>
          </table:table-cell>
          <table:table-cell table:style-name="Table2.A2" office:value-type="string">
            <text:p text:style-name="Table_20_Contents">sub</text:p>
          </table:table-cell>
          <table:table-cell table:style-name="Table2.D2" office:value-type="string">
            <text:p text:style-name="P51">xfy</text:p>
          </table:table-cell>
        </table:table-row>
        <table:table-row table:style-name="Table2.1">
          <table:table-cell table:style-name="Table2.A2" table:number-rows-spanned="3" office:value-type="string">
            <text:p text:style-name="P51">11</text:p>
          </table:table-cell>
          <table:table-cell table:style-name="Table2.A2" office:value-type="string">
            <text:p text:style-name="P51">*</text:p>
          </table:table-cell>
          <table:table-cell table:style-name="Table2.A2" office:value-type="string">
            <text:p text:style-name="Table_20_Contents">mul</text:p>
          </table:table-cell>
          <table:table-cell table:style-name="Table2.D2" office:value-type="string">
            <text:p text:style-name="P51">xfy</text:p>
          </table:table-cell>
        </table:table-row>
        <table:table-row table:style-name="Table2.1">
          <table:covered-table-cell/>
          <table:table-cell table:style-name="Table2.A2" office:value-type="string">
            <text:p text:style-name="P51">/</text:p>
          </table:table-cell>
          <table:table-cell table:style-name="Table2.A2" office:value-type="string">
            <text:p text:style-name="Table_20_Contents">div</text:p>
          </table:table-cell>
          <table:table-cell table:style-name="Table2.D2" office:value-type="string">
            <text:p text:style-name="P51"><text:span text:style-name="T198">x</text:span>fy</text:p>
          </table:table-cell>
        </table:table-row>
        <table:table-row table:style-name="Table2.1">
          <table:covered-table-cell/>
          <table:table-cell table:style-name="Table2.A2" office:value-type="string">
            <text:p text:style-name="P51">_<text:span text:style-name="T198">rem_</text:span></text:p>
          </table:table-cell>
          <table:table-cell table:style-name="Table2.A2" office:value-type="string">
            <text:p text:style-name="P329">mod</text:p>
          </table:table-cell>
          <table:table-cell table:style-name="Table2.D2" office:value-type="string">
            <text:p text:style-name="P330">xfy</text:p>
          </table:table-cell>
        </table:table-row>
        <table:table-row table:style-name="Table2.1">
          <table:table-cell table:style-name="Table2.A2" office:value-type="string">
            <text:p text:style-name="P330">12</text:p>
          </table:table-cell>
          <table:table-cell table:style-name="Table2.A2" office:value-type="string">
            <text:p text:style-name="P51">**</text:p>
          </table:table-cell>
          <table:table-cell table:style-name="Table2.A2" office:value-type="string">
            <text:p text:style-name="P329">pow</text:p>
          </table:table-cell>
          <table:table-cell table:style-name="Table2.D2" office:value-type="string">
            <text:p text:style-name="P330">xfy</text:p>
          </table:table-cell>
        </table:table-row>
      </table:table>
      <text:p text:style-name="P1"/>
      <text:p text:style-name="P1">Note that the priorities refer to the relative position in the vector parse.op - their absolute value is not relevant.</text:p>
      <text:h text:style-name="P209" text:outline-level="4">Default Parsing</text:h>
      <text:p text:style-name="Text_20_body">After parsing user-operators all evaluation in FTL occurs in an <text:span text:style-name="T1">&lt;invocation&gt;</text:span> </text:p>
      <text:list xml:id="list3081780752" text:style-name="L7">
        <text:list-item>
          <text:p text:style-name="P367">where <text:span text:style-name="T64">a final </text:span>'<text:span text:style-name="T1">!</text:span>' has been used.  In an invocation a <text:span text:style-name="T1">&lt;code&gt;</text:span> value or a <text:span text:style-name="T1">&lt;closure&gt;</text:span> is executed; <text:span text:style-name="T64">or,</text:span></text:p>
        </text:list-item>
        <text:list-item>
          <text:p text:style-name="P369">where <text:span text:style-name="T65">the </text:span><text:span text:style-name="T13">&lt;invocation&gt;</text:span><text:span text:style-name="T65"> is marked for automatic execution (e.g. using the </text:span><text:span text:style-name="name"><text:span text:style-name="T65">func</text:span></text:span><text:span text:style-name="T65"> command) and the </text:span><text:span text:style-name="T13">&lt;invocation&gt;</text:span><text:span text:style-name="T65"> has no unbound variables.</text:span></text:p>
        </text:list-item>
      </text:list>
      <text:p text:style-name="P2">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p>
      <text:p text:style-name="P2">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p>
      <text:p text:style-name="Text_20_body">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text:soft-page-break/>environment is the provided value stacked on to the current environment (when the colon operator is executed).</text:p>
      <text:p text:style-name="P2">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28" text:outline-level="3">FTL Variable Scope</text:h>
      <text:p text:style-name="P2">At any given time the currently accessible scope is defined as an environment that is normally itself constructed as a stack of other environments or simple directories.  Within a directory some name bindings are constant - which means that the value associated with the name can not be changed,  Also, some stack environments may be "locked" - which means that they can not be extended with new values, and names can not be removed from them.</text:p>
      <text:p text:style-name="P2">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p>
      <text:p text:style-name="P2">The only visible value for 'a' in this environment</text:p>
      <text:p text:style-name="P126">[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text:span text:style-name="T72">entire environment</text:span>.  This notation can be used to create <text:span text:style-name="T70">variable names using the FTL indexing notation (see below)</text:span>.  Thus "<text:span text:style-name="T1">.</text:span><text:span text:style-name="T2">name</text:span>" will refer to <text:span text:style-name="T72">the same</text:span> variable <text:span text:style-name="T70">that </text:span> <text:span text:style-name="T2">name</text:span> <text:span text:style-name="T72">does</text:span>.</text:p>
      <text:h text:style-name="P28" text:outline-level="3">FTL Indexing</text:h>
      <text:p text:style-name="P1">The dot ('<text:span text:style-name="T1">.</text:span>') provides a couple of syntactical short-cuts.  Normally</text:p>
      <text:p text:style-name="P126">X.Y</text:p>
      <text:p text:style-name="P1">is equivalent to</text:p>
      <text:p text:style-name="P126">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text:span text:style-name="T75">refers to</text:span> the value associated with the integer <text:span text:style-name="T2">integer</text:span>.  For convenience FTL also allows the syntax <text:span text:style-name="T1">X.</text:span><text:span text:style-name="T2">identifier</text:span> as an equivalent to <text:span text:style-name="T1">X."</text:span><text:span text:style-name="T2">identifier</text:span><text:span text:style-name="T1">"</text:span>.  <text:span text:style-name="T156">Not all strings are identifiers: identifiers are those which begin with an alphabetic character and then continue with characters that are either alphanumeric or the character '_'.</text:span><text:line-break/><text:line-break/><text:soft-pag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text:line-break/><text:line-break/>The syntax </text:p>
      <text:p text:style-name="P126">X.(Y) </text:p>
      <text:p text:style-name="P1">can be used when a literal value is not available.  The value of expression Y is used as an object to be interpreted in the context of X.  If this value is an integer, string or environment it is treated in the way indicated above. <text:line-break/><text:line-break/>Examples:<text:bookmark text:name="Unknown"/></text:p>
      <text:p text:style-name="P180">&gt; set vec &lt;2,6,9&gt;</text:p>
      <text:p text:style-name="P180">&gt; set ids [a=6,b=2,h=9]</text:p>
      <text:p text:style-name="P180">&gt; eval vec.0</text:p>
      <text:p text:style-name="P180">2</text:p>
      <text:p text:style-name="P180">&gt; eval ids.h</text:p>
      <text:p text:style-name="P180">9</text:p>
      <text:p text:style-name="P180">&gt; eval ids."h"</text:p>
      <text:p text:style-name="P180">9</text:p>
      <text:p text:style-name="P180">&gt; eval vec.(ids.b)</text:p>
      <text:p text:style-name="P180">9</text:p>
      <text:p text:style-name="P180">&gt; eval vec.&lt;2,1,2&gt;</text:p>
      <text:p text:style-name="P180">&lt;9, 6, 9&gt;</text:p>
      <text:p text:style-name="P180">&gt; eval vec.[f=2,g=1,h=2]</text:p>
      <text:p text:style-name="P181">[f=9, g=6, h=9]</text:p>
      <text:p text:style-name="P180">&gt; eval ids.&lt;"b","a"&gt;</text:p>
      <text:p text:style-name="P180">&lt;2, 6&gt;</text:p>
      <text:p text:style-name="P180">&gt; eval ids.[q="h", l="a"]</text:p>
      <text:p text:style-name="P180">[q=9, l=6]</text:p>
      <text:p text:style-name="P180">&gt; eval vec.&lt;4&gt;</text:p>
      <text:p text:style-name="P180">&lt;&gt;</text:p>
      <text:p text:style-name="P180">&gt; eval vec.&lt;4,0,1&gt;</text:p>
      <text:p text:style-name="P180">&lt;1=2, 6&gt;</text:p>
      <text:p text:style-name="P180">&gt; eval vec.(ids)</text:p>
      <text:p text:style-name="P180">[a=, b=9, h=]</text:p>
      <text:p text:style-name="P180">&gt; eval ids.[x="i", y="b"]</text:p>
      <text:p text:style-name="P180">[x=, y=2]</text:p>
      <text:p text:style-name="P180">&gt; inenv ids.[x="i", y="b"] "x"</text:p>
      <text:p text:style-name="P180">FALSE</text:p>
      <text:p text:style-name="P180">&gt; inenv ids.[x="i", y="b"] "y"</text:p>
      <text:p text:style-name="P180">TRUE</text:p>
      <text:h text:style-name="P47" text:outline-level="3">FTL Local Variables</text:h>
      <text:p text:style-name="P3"><text:span text:style-name="T70">A </text:span><text:span text:style-name="T72">directory</text:span><text:span text:style-name="T70"> can be used as a set of local variable names using the </text:span><text:span text:style-name="T14">enter </text:span><text:span text:style-name="T72">built in function (see below); or a closure with local variables as its arguments can be used. <text:s/>For example a function to check whether a string is empty that uses a local variable </text:span><text:span text:style-name="T91">"</text:span><text:span text:style-name="T94">enter</text:span><text:span text:style-name="T91">" could be written like this:</text:span></text:p>
      <text:p text:style-name="P223"><text:soft-page-break/><text:span text:style-name="T73">set is_empty</text:span><text:span text:style-name="T74"> [</text:span><text:span text:style-name="T87">string</text:span><text:span text:style-name="T74">]: {</text:span></text:p>
      <text:p text:style-name="P223"><text:s text:c="4"/><text:span text:style-name="T88">[answer = FALSE]:{</text:span></text:p>
      <text:p text:style-name="P222"><text:s text:c="8"/><text:span text:style-name="T88">(len string!) == 0 {answer = TRUE}!;</text:span></text:p>
      <text:p text:style-name="P222"><text:s text:c="8"/><text:span text:style-name="T88">answer}!</text:span></text:p>
      <text:p text:style-name="P220">}</text:p>
      <text:p text:style-name="P227"><text:span text:style-name="T92">or </text:span><text:span text:style-name="T90">us</text:span><text:span text:style-name="T92">ing</text:span><text:span text:style-name="T90"> "</text:span><text:span text:style-name="T93">enter</text:span><text:span text:style-name="T90">":</text:span></text:p>
      <text:p text:style-name="P225"><text:span text:style-name="T98">set is_empty </text:span><text:span text:style-name="T96">[</text:span><text:span text:style-name="T97">string</text:span><text:span text:style-name="T96">]: {</text:span></text:p>
      <text:p text:style-name="P222"><text:s text:c="4"/><text:span text:style-name="T88">enter [answer = FALSE]!;</text:span></text:p>
      <text:p text:style-name="P222"><text:s text:c="4"/><text:span text:style-name="T88">(len string!) == 0 {answer = TRUE}!;</text:span></text:p>
      <text:p text:style-name="P222"><text:s text:c="4"/><text:span text:style-name="T88">answer</text:span></text:p>
      <text:p text:style-name="P220">}</text:p>
      <text:p text:style-name="P7">The "<text:span text:style-name="T14">leave</text:span>" or "<text:span text:style-name="T14">leaving</text:span>" functions return to the previous environment as it was before a matching <text:span text:style-name="T14">enter</text:span>. <text:s/>The difference between them is that leaving returns the environment that was built up since the matching <text:span text:style-name="T14">enter</text:span>.</text:p>
      <text:p text:style-name="P226"><text:span text:style-name="T98">set </text:span><text:span text:style-name="T99">make_imaginary</text:span><text:span text:style-name="T98"> </text:span><text:span text:style-name="T96">[</text:span><text:span text:style-name="T99">re,im</text:span><text:span text:style-name="T96">]: {</text:span></text:p>
      <text:p text:style-name="P224"><text:s text:c="4"/><text:span text:style-name="T88">enter [</text:span><text:span text:style-name="T157">numbertype</text:span><text:span text:style-name="T88"> = </text:span><text:span text:style-name="T157">"complex"</text:span><text:span text:style-name="T88">]!;</text:span></text:p>
      <text:p text:style-name="P224"><text:span text:style-name="T88"><text:s text:c="4"/>.</text:span><text:span text:style-name="T89">real = re;</text:span></text:p>
      <text:p text:style-name="P221"><text:s text:c="4"/>.imaginary = im;</text:p>
      <text:p text:style-name="P221"><text:s text:c="4"/>leaving!</text:p>
      <text:p text:style-name="P221">}</text:p>
      <text:p text:style-name="P221">&gt; make_imaginary 3 4</text:p>
      <text:p text:style-name="P221">[numbertype="complex",real=3,imaginary=4]</text:p>
      <text:h text:style-name="P37"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126">@a 20!</text:p>
      <text:p text:style-name="P1">and</text:p>
      <text:p text:style-name="P126">a = 20</text:p>
      <text:h text:style-name="P28" text:outline-level="3"><text:soft-page-break/>FTL Values</text:h>
      <text:p text:style-name="P25">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196">Values</text:p>
          </table:table-cell>
        </table:table-row>
        <table:table-row table:style-name="Table3.1">
          <table:table-cell table:style-name="Table3.A2" office:value-type="string">
            <text:p text:style-name="P52">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52">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52">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331">real</text:p>
          </table:table-cell>
          <table:table-cell table:style-name="Table3.B2" office:value-type="string">
            <text:p text:style-name="P332">This type is used for floating point values. <text:s/>The number of bits used in this representation depends on the compiler used. <text:s/>Ideally it would allow the precise representation of a signed 63-bit integer, but on many Windows compilers this is unfortunately not possible (only a signed 52-bit integer).<text:line-break/><text:span text:style-name="T203">This type is available depending on a compile-time option.</text:span></text:p>
          </table:table-cell>
        </table:table-row>
        <table:table-row table:style-name="Table3.1">
          <table:table-cell table:style-name="Table3.A2" office:value-type="string">
            <text:p text:style-name="P52">bool</text:p>
          </table:table-cell>
          <table:table-cell table:style-name="Table3.B2" office:value-type="string">
            <text:p text:style-name="Table_20_Contents">This type contains the values <text:span text:style-name="T1">TRUE</text:span> and <text:span text:style-name="T1">FALSE</text:span>. <text:s/><text:line-break/><text:span text:style-name="T203">This is not a true built-in type as the others are, TRUE and FALSE are both actually closures (see below).</text:span></text:p>
          </table:table-cell>
        </table:table-row>
        <table:table-row table:style-name="Table3.1">
          <table:table-cell table:style-name="Table3.A2" office:value-type="string">
            <text:p text:style-name="P52">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52">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52">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ext:soft-page-break/>
        <table:table-row table:style-name="Table3.1">
          <table:table-cell table:style-name="Table3.A2" office:value-type="string">
            <text:p text:style-name="P52">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line-break/><text:span text:style-name="T66">Closures can be marked for automatic execution. <text:s/>If they are not marked for automatic execution, execution requires an explicit “!”. <text:s/>Otherwise execution will occur automatically when the closure has no unbound names.</text:span></text:p>
          </table:table-cell>
        </table:table-row>
        <table:table-row table:style-name="Table3.1">
          <table:table-cell table:style-name="Table3.A2" office:value-type="string">
            <text:p text:style-name="P52">cmd</text:p>
          </table:table-cell>
          <table:table-cell table:style-name="Table3.B2" office:value-type="string">
            <text:p text:style-name="Table_20_Contents">This type supports different kind of executable value <text:span text:style-name="T175">from</text:span>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52">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52">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52">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52">macad<text:span text:style-name="T35">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28" text:outline-level="3">Boolean Values</text:h>
      <text:p text:style-name="P1">In this version of FTL the values of TRUE and FALSE are:</text:p>
      <text:p text:style-name="P129">TRUE = [val]::{val!}</text:p>
      <text:p text:style-name="P129">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127">&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127">&lt;true_or_false&gt; {&lt;boolean_expression&gt;}! {&lt;boolean_expression&gt;}! ... {&lt;boolean_expression&gt;}!</text:p>
      <text:p text:style-name="P1">Thus this construct can be used as a conditionally executed "and".</text:p>
      <text:h text:style-name="P46" text:outline-level="3"><text:soft-page-break/>Automatic Execution of Closures</text:h>
      <text:p text:style-name="P5">The most explicit form of FTL does not use automatic execution of closures: a “!” is always required to indicate when a closure is to be executed, even if it has no unbound variables. <text:s/>For example the built in function <text:span text:style-name="name">add</text:span> has two unbound variables:</text:p>
      <text:p text:style-name="P182">&gt; eval add</text:p>
      <text:p text:style-name="P182">[_1, _2]::&lt;func:0x7fe091a2856b,2&gt;</text:p>
      <text:p text:style-name="P182">&gt; eval add 1</text:p>
      <text:p text:style-name="P182">[_2]::&lt;func:0x7fe091a2856b,2&gt;</text:p>
      <text:p text:style-name="P182">&gt; eval add 1 2</text:p>
      <text:p text:style-name="P182">[]::&lt;func:0x7fe091a2856b,2&gt;</text:p>
      <text:p text:style-name="P182">&gt; eval add 1 2 !</text:p>
      <text:p text:style-name="P182">3</text:p>
      <text:p text:style-name="P5">While this makes the meaning of code very clear the “!” is nearly redundant – in the sense that, once an argument has been applied that assigns the last unbound variable, it is almost always then executed. For this reason, for convenience, a closure can be marked for automatic execution, whereby such closures are executed <text:span text:style-name="T67">automatically if they occur with no bound variables.</text:span></text:p>
      <text:p text:style-name="P5"><text:span text:style-name="T203">By default n</text:span>one of the built-in functions have closure values values marked for automatic execution. <text:s/><text:span text:style-name="T203">However this is dependent on a compile time option. <text:s/>When provided this option will make all the built in functions execute automatically and effectively results in a completely different dialect, which is not used in the examples provided by this document.</text:span></text:p>
      <text:p text:style-name="P6">The <text:span text:style-name="name">func</text:span> command is provided to mark a normal closure as one for automatic execution. <text:s/>One closure created from another by substituting a value for an unbound variable will inherit the marking. <text:s/>For example</text:p>
      <text:p text:style-name="P183">&gt; func fnadd[a,b]:{add a b!}</text:p>
      <text:p text:style-name="P183">&gt; eval fnadd</text:p>
      <text:p text:style-name="P183">[a, b]:{add a b!}</text:p>
      <text:p text:style-name="P183">&gt; eval fnadd 1</text:p>
      <text:p text:style-name="P183">[b]:{add a b!}</text:p>
      <text:p text:style-name="P183">&gt; eval fnadd 1 2</text:p>
      <text:p text:style-name="P183">3</text:p>
      <text:p text:style-name="P6">Because a closure with no unbound variables <text:span text:style-name="T68">can be useful </text:span>as a value, there is an operator ‘<text:span text:style-name="name">&amp;</text:span>’ <text:span text:style-name="T68">that</text:span> can be used to return a closure w<text:span text:style-name="T68">hich is</text:span> not <text:span text:style-name="T68">marked for </text:span>automatic execution. <text:span text:style-name="T68">For example:</text:span></text:p>
      <text:p text:style-name="P184">&gt; eval &amp;fnadd 1</text:p>
      <text:p text:style-name="P184">[b]:{add a b!}</text:p>
      <text:p text:style-name="P184">&gt; eval &amp;fnadd 1 2</text:p>
      <text:p text:style-name="P184">[]:{add a b!}</text:p>
      <text:p text:style-name="P184">&gt; eval &amp;fnadd 1 2 !</text:p>
      <text:p text:style-name="P184">3</text:p>
      <text:h text:style-name="P49" text:outline-level="3">Macro Expansion</text:h>
      <text:p text:style-name="P8">The command line handler incorporates a traditional-style macro handler which uses the '<text:span text:style-name="name"><text:span text:style-name="T67">$</text:span></text:span>' character to introduce a macro invocation.</text:p>
      <text:h text:style-name="Heading_20_4" text:outline-level="4">What a Macro Invocation Looks Like</text:h>
      <text:p text:style-name="P8"><text:span text:style-name="T71">M</text:span>acro invocation uses one of these syntaxes:</text:p>
      <text:list xml:id="list1285294742" text:style-name="L8">
        <text:list-item>
          <text:p text:style-name="P370"><text:soft-page-break/>$&lt;decimal_number&gt; - expand the value of FTL expression "<text:span text:style-name="name"><text:span text:style-name="T67">.&lt;decimal_number&gt;</text:span></text:span><text:span text:style-name="name">"</text:span></text:p>
        </text:list-item>
        <text:list-item>
          <text:p text:style-name="P370">$&lt;identifier&gt; - expand the value of FTL expression "&lt;<text:span text:style-name="name"><text:span text:style-name="T67">identifier</text:span></text:span>&gt;"</text:p>
        </text:list-item>
        <text:list-item>
          <text:p text:style-name="P370">${&lt;expression&gt;} - expand the value of FTL expression "&lt;<text:span text:style-name="name"><text:span text:style-name="T67">expression</text:span></text:span>&gt;"</text:p>
        </text:list-item>
      </text:list>
      <text:p text:style-name="P9">The expression <text:span text:style-name="name"><text:span text:style-name="T67">.1</text:span></text:span>, <text:span text:style-name="T164">as a &lt;decimal_number&gt;, </text:span>for example will return the value of symbol <text:span text:style-name="name"><text:span text:style-name="T67">1</text:span></text:span> in top level of the current environment. <text:s/>This means that, when a <text:span text:style-name="T71">series</text:span> of environments have been stacked (as might occur when <text:span text:style-name="T71">integers are used as</text:span> unbound variables in a series of closures which have invoked each other) <text:span text:style-name="name"><text:span text:style-name="T67">.1</text:span></text:span> will refer only to the current invocation.</text:p>
      <text:p text:style-name="P9">The expression <text:span text:style-name="name"><text:span text:style-name="T67">var</text:span></text:span>, as an &lt;identifier&gt;, will refer to the current value of that symbol <text:span text:style-name="T71">(at any level in the environment)</text:span>.</text:p>
      <text:p text:style-name="P9">Note that the <text:span text:style-name="T164">first two syntaxes can be re-expressed using the third, since $&lt;decimal_number&gt; is the same as </text:span>${.&lt;<text:span text:style-name="T164">decimal_number&gt;</text:span>} <text:span text:style-name="T164">and $&lt;identifier&gt; is the same as ${&lt;identifier&gt;}. <text:s/>This can be convenient when the macro is to be expanded in text which might be consumed as part of a &lt;decimal_number&gt; or an &lt;identifier&gt;. <text:s/>For example:</text:span></text:p>
      <text:list xml:id="list1302185362" text:style-name="L9">
        <text:list-item>
          <text:p text:style-name="P371">'12 ${item}s' can be used in place of the otherwise ambiguous '12 $items'</text:p>
        </text:list-item>
        <text:list-item>
          <text:p text:style-name="P371">'${.1}000 bytes' could be used in place of the otherwise ambiguous '$1000 bytes'</text:p>
        </text:list-item>
      </text:list>
      <text:p text:style-name="P9">When an expression is expanded its value is calculated and then the macro invocation characters are replaced by text. <text:s/>If the value is a string <text:span text:style-name="T164">that string forms the text of the replacement. <text:s/>Otherwise the replacement text will be the text with which that value would normally be printed.</text:span></text:p>
      <text:h text:style-name="Heading_20_4" text:outline-level="4">When Macro Expansion Takes Place</text:h>
      <text:p text:style-name="P10">Macro expansion occurs on two separate occasions:</text:p>
      <text:list xml:id="list2474462014" text:style-name="L10">
        <text:list-item>
          <text:p text:style-name="P372"><text:span text:style-name="T77">When using</text:span><text:span text:style-name="T167"> the standard command line parsing method: </text:span><text:span text:style-name="T77">a</text:span>fter each line of input is complete (e.g. once a number of input lines using '\' at the end of each one are concatenated, <text:span text:style-name="T165">or the lines between matching brackets are concatenated</text:span>).</text:p>
        </text:list-item>
        <text:list-item>
          <text:p text:style-name="P372">Before a command is invoked as part of an FTL expression the expansion is applied to its argument. (<text:span text:style-name="T71">W</text:span>hen commands, which usually consume the text of the rest of the line when used on a command line, are used in this way they take a single string argument.) </text:p>
        </text:list-item>
      </text:list>
      <text:p text:style-name="P10">In either case macros invocations are sought <text:span text:style-name="T71">throughout</text:span> the text except:</text:p>
      <text:list xml:id="list4228960369" text:style-name="L11">
        <text:list-item>
          <text:p text:style-name="P373">if the leading '<text:span text:style-name="name"><text:span text:style-name="T67">$</text:span></text:span>' is preceded by a backslash (<text:span text:style-name="name"><text:span text:style-name="T67">\</text:span></text:span>) character; or,</text:p>
        </text:list-item>
        <text:list-item>
          <text:p text:style-name="P373">if the invocation occurs in a section of the text bracketed by '<text:span text:style-name="name"><text:span text:style-name="T67">{</text:span></text:span>' and '<text:span text:style-name="name"><text:span text:style-name="T67">}</text:span></text:span>'</text:p>
          <text:list>
            <text:list-item>
              <text:p text:style-name="P373">where the final '<text:span text:style-name="name"><text:span text:style-name="T67">}</text:span></text:span>' matches the first '<text:span text:style-name="name"><text:span text:style-name="T67">{</text:span></text:span>' in terms of included '<text:span text:style-name="name"><text:span text:style-name="T67">{ .. }</text:span></text:span>' sections</text:p>
            </text:list-item>
            <text:list-item>
              <text:p text:style-name="P373">where the initial '<text:span text:style-name="name"><text:span text:style-name="T67">{</text:span></text:span>' is not preceded by a backslash (<text:span text:style-name="name"><text:span text:style-name="T67">\</text:span></text:span>) character.</text:p>
            </text:list-item>
          </text:list>
        </text:list-item>
      </text:list>
      <text:p text:style-name="P11">Naturally, <text:span text:style-name="T71">t</text:span>he result of a macro expansion depends on the values of symbols in the environment <text:span text:style-name="T165">when the expansion takes place</text:span>. <text:s/></text:p>
      <text:p text:style-name="P17">In the first case, of a completed line of input, the environment is the one left by any previous line. <text:s/>This is true even if the line includes a prefix which denotes a change or restriction of the current environment.</text:p>
      <text:p text:style-name="P12">In the second case the environment used is the latest one, which includes the binding of a single unbound variable representing the command's string argument.</text:p>
      <text:p text:style-name="P13">These examples use the standard command line parsing method:</text:p>
      <text:p text:style-name="P185"><text:soft-page-break/>&gt; set name "Eric"</text:p>
      <text:p text:style-name="P185">&gt; echo Your name is $name</text:p>
      <text:p text:style-name="P185">Your name is Eric</text:p>
      <text:p text:style-name="P185">&gt; echo {Your name is $name}</text:p>
      <text:p text:style-name="P185">{Your name is $name}</text:p>
      <text:p text:style-name="P185">&gt; set hi[name]:{echo "Hello $name"!}</text:p>
      <text:p text:style-name="P185">&gt; hi "<text:span text:style-name="T168">sunshine</text:span>"</text:p>
      <text:p text:style-name="P185">Hello <text:span text:style-name="T158">sunshine</text:span></text:p>
      <text:p text:style-name="P188"/>
      <text:p text:style-name="P189">&gt; echo hi is $hi</text:p>
      <text:p text:style-name="P189">hi is [name]:{echo "Hello $name"!}</text:p>
      <text:p text:style-name="P188"/>
      <text:p text:style-name="P185"><text:span text:style-name="T158">&gt; </text:span><text:span text:style-name="T159">set age 50</text:span></text:p>
      <text:p text:style-name="P186">&gt; eval echo "Hi $name, <text:span text:style-name="T169">happy ${age}th</text:span>"!</text:p>
      <text:p text:style-name="P190">Hi Eric, happy 50th</text:p>
      <text:p text:style-name="P186"><text:span text:style-name="T158">&gt; eval echo {Hi $name, </text:span><text:span text:style-name="T159">happy ${age}th</text:span><text:span text:style-name="T158">}!</text:span></text:p>
      <text:p text:style-name="P190">Hi Eric, happy 50th</text:p>
      <text:p text:style-name="P185"><text:span text:style-name="T158">&gt; set person [name="</text:span><text:span text:style-name="T159">Sunny Joe</text:span><text:span text:style-name="T158">", age=30]</text:span></text:p>
      <text:p text:style-name="P186"><text:span text:style-name="T158">&gt; person eval echo "Hi $name, </text:span><text:span text:style-name="T159">happy ${age}th</text:span><text:span text:style-name="T158">"!</text:span></text:p>
      <text:p text:style-name="P188">Hi Eric, happy 50th</text:p>
      <text:p text:style-name="P186"><text:span text:style-name="T158">&gt; person eval echo {Hi $name, </text:span><text:span text:style-name="T159">happy ${age}th</text:span><text:span text:style-name="T158">}!</text:span></text:p>
      <text:p text:style-name="P187"><text:span text:style-name="T158">Hi </text:span><text:span text:style-name="T159">Sunn</text:span><text:span text:style-name="T158">y </text:span><text:span text:style-name="T159">Joe, happy </text:span><text:span text:style-name="T160">30th</text:span></text:p>
      <text:p text:style-name="P191"/>
      <text:p text:style-name="P191">&gt; set args &lt;"copy", "fileA", "fileB"&gt;</text:p>
      <text:p text:style-name="P191">&gt; echo Program ${args.0}</text:p>
      <text:p text:style-name="P191">Program copy</text:p>
      <text:p text:style-name="P191">&gt; args eval echo {${.0}ing $1 to $2}!</text:p>
      <text:p text:style-name="P191">copying fileA to fileB</text:p>
      <text:p text:style-name="P185"><text:span text:style-name="T159">&gt; set log[0,1,2]:{ echo ${.0}ing $1 to $2</text:span><text:span text:style-name="T161">"</text:span><text:span text:style-name="T159">! }</text:span></text:p>
      <text:p text:style-name="P191">&gt; log "copy" "fileA" "fileB"</text:p>
      <text:p text:style-name="P191">copying fileA to fileB</text:p>
      <text:h text:style-name="P42" text:outline-level="3">Run-time library overview</text:h>
      <text:p text:style-name="P1">The values available in the run time library include those in the following categories. </text:p>
      <text:list xml:id="list902758048" text:style-name="L12">
        <text:list-item>
          <text:p text:style-name="P377">Program control </text:p>
          <text:list>
            <text:list-item>
              <text:p text:style-name="P391">catch &lt;excep&gt; &lt;do&gt; - run &lt;do&gt; executing &lt;excep&gt; &lt;ex&gt; on an exception</text:p>
            </text:list-item>
            <text:list-item>
              <text:p text:style-name="P378">do &lt;do&gt; &lt;test&gt; - execute &lt;do&gt; while &lt;test&gt; evaluates non-zero </text:p>
            </text:list-item>
            <text:list-item>
              <text:p text:style-name="P377">every &lt;n&gt; &lt;command&gt; - repeat command every &lt;n&gt; ms</text:p>
            </text:list-item>
            <text:list-item>
              <text:p text:style-name="P377">exit - abandon all command inputs</text:p>
            </text:list-item>
            <text:list-item>
              <text:p text:style-name="P377">for &lt;env&gt; &lt;binding&gt; - execute &lt;binding&gt; for all &lt;env&gt; values</text:p>
            </text:list-item>
            <text:list-item>
              <text:p text:style-name="P395">forall &lt;env&gt; &lt;binding&gt; - execute &lt;binding&gt; &lt;val&gt; &lt;name&gt; for all entries in &lt;env&gt;</text:p>
            </text:list-item>
            <text:list-item>
              <text:p text:style-name="P395">forwhile &lt;env&gt; &lt;binding&gt; - for &lt;binding&gt; while it is not FALSE <text:s text:c="17"/></text:p>
            </text:list-item>
            <text:list-item>
              <text:p text:style-name="P395">forallwhile &lt;env&gt; &lt;binding&gt; - forall &lt;binding&gt; while it is not FALSE</text:p>
            </text:list-item>
            <text:list-item>
              <text:p text:style-name="P377">if &lt;<text:span text:style-name="T173">b</text:span>&gt; &lt;then-code&gt; &lt;else-code&gt; - execute &lt;then-code&gt; if &lt;n&gt;!=<text:span text:style-name="T173">FALSE</text:span></text:p>
            </text:list-item>
            <text:list-item>
              <text:p text:style-name="P387">return &lt;rc&gt; - abandon current command input returning &lt;rc&gt;</text:p>
            </text:list-item>
            <text:list-item>
              <text:p text:style-name="P377">source &lt;filename&gt; - read from file &lt;filename&gt;</text:p>
            </text:list-item>
            <text:list-item>
              <text:p text:style-name="P377">sourcetext &lt;strin<text:span text:style-name="T203">g</text:span>&gt;|&lt;code&gt; - read characters from string or code</text:p>
            </text:list-item>
            <text:list-item>
              <text:p text:style-name="P391">throw &lt;value&gt; - signal an exception with &lt;value&gt;, exit outer 'catch'</text:p>
            </text:list-item>
            <text:list-item>
              <text:p text:style-name="P377">while &lt;test&gt; &lt;do&gt; - while &lt;test&gt; evaluates non-zero execute &lt;do&gt; </text:p>
            </text:list-item>
          </text:list>
        </text:list-item>
        <text:list-item>
          <text:p text:style-name="P377">General </text:p>
          <text:list>
            <text:list-item>
              <text:p text:style-name="P377"><text:soft-page-break/>cmd &lt;function&gt; &lt;help&gt; - create a command from a function </text:p>
            </text:list-item>
            <text:list-item>
              <text:p text:style-name="P377">cmp &lt;expr&gt; &lt;expr&gt; - returns integer comparing its arguments </text:p>
            </text:list-item>
            <text:list-item>
              <text:p text:style-name="P377">command &lt;whole line&gt; - execute as <text:span text:style-name="T193">a </text:span>line of source</text:p>
            </text:list-item>
            <text:list-item>
              <text:p text:style-name="P377">echo &lt;whole line&gt; - prints the line out </text:p>
            </text:list-item>
            <text:list-item>
              <text:p text:style-name="P377">eval &lt;expr&gt; - evaluate expression </text:p>
            </text:list-item>
            <text:list-item>
              <text:p text:style-name="P396">func <text:s/>&lt;name&gt; &lt;closure&gt; - set auto exec closure value in environment</text:p>
            </text:list-item>
            <text:list-item>
              <text:p text:style-name="P377">help - prints command information</text:p>
            </text:list-item>
            <text:list-item>
              <text:p text:style-name="P377">set &lt;name&gt; &lt;expr&gt; - set value in environment</text:p>
            </text:list-item>
            <text:list-item>
              <text:p text:style-name="P377">sleep &lt;n&gt; - sleep for &lt;n&gt; milliseconds</text:p>
            </text:list-item>
          </text:list>
        </text:list-item>
        <text:list-item>
          <text:p text:style-name="P377">Types </text:p>
          <text:list>
            <text:list-item>
              <text:p text:style-name="P397">basetype - directory of built in type values</text:p>
            </text:list-item>
            <text:list-item>
              <text:p text:style-name="P379">NULL - nul value </text:p>
            </text:list-item>
            <text:list-item>
              <text:p text:style-name="P377">type &lt;typename&gt; - return the type with the given name </text:p>
            </text:list-item>
            <text:list-item>
              <text:p text:style-name="P377">typeof &lt;expr&gt; - returns the type of &lt;expr&gt; </text:p>
            </text:list-item>
            <text:list-item>
              <text:p text:style-name="P377">typename &lt;expr&gt; - returns the name of the type of &lt;expr&gt;</text:p>
            </text:list-item>
          </text:list>
        </text:list-item>
        <text:list-item>
          <text:p text:style-name="P377">Booleans </text:p>
          <text:list>
            <text:list-item>
              <text:p text:style-name="P377">TRUE - TRUE value <text:span text:style-name="T173">(an un-FALSE value)</text:span></text:p>
            </text:list-item>
            <text:list-item>
              <text:p text:style-name="P377">FALSE - <text:span text:style-name="T78">the FALSE</text:span> value </text:p>
            </text:list-item>
            <text:list-item>
              <text:p text:style-name="P377">equal &lt;val&gt; &lt;val&gt; - TRUE if first &lt;val&gt; equal to second </text:p>
            </text:list-item>
            <text:list-item>
              <text:p text:style-name="P377">invert &lt;val&gt; - TRUE if &lt;val&gt; is FALSE, FALSE otherwise</text:p>
            </text:list-item>
            <text:list-item>
              <text:p text:style-name="P377">less &lt;val&gt; &lt;val&gt; - TRUE if first &lt;val&gt; less than second </text:p>
            </text:list-item>
            <text:list-item>
              <text:p text:style-name="P377">lesseq &lt;val&gt; &lt;val&gt; - TRUE if first &lt;val&gt; less than or equal to second </text:p>
            </text:list-item>
            <text:list-item>
              <text:p text:style-name="P377">logand &lt;val1&gt; &lt;val2&gt; - FALSE if &lt;val1&gt; is FALSE, &lt;val2&gt; otherwise </text:p>
            </text:list-item>
            <text:list-item>
              <text:p text:style-name="P377">logor &lt;val1&gt; &lt;val2&gt; - TRUE if &lt;val1&gt; is TRUE, &lt;val2&gt; otherwise</text:p>
            </text:list-item>
            <text:list-item>
              <text:p text:style-name="P377">more &lt;val&gt; &lt;val&gt; - TRUE if first &lt;val&gt; more than second </text:p>
            </text:list-item>
            <text:list-item>
              <text:p text:style-name="P377">moreeq &lt;val&gt; &lt;val&gt; - TRUE if first &lt;val&gt; more than or equal to second </text:p>
            </text:list-item>
            <text:list-item>
              <text:p text:style-name="P377">notequal &lt;val&gt; &lt;val&gt; - TRUE if first &lt;val&gt; not equal to second </text:p>
            </text:list-item>
          </text:list>
        </text:list-item>
        <text:list-item>
          <text:p text:style-name="P377">Integers </text:p>
          <text:list>
            <text:list-item>
              <text:p text:style-name="P377">bitor &lt;n1&gt; &lt;n2&gt; - return n1 "or"ed with n2 </text:p>
            </text:list-item>
            <text:list-item>
              <text:p text:style-name="P377">bitxor &lt;n1&gt; &lt;n2&gt; - return n1 exclusive "or"ed with n2 </text:p>
            </text:list-item>
            <text:list-item>
              <text:p text:style-name="P377">bitand &lt;n1&gt; &lt;n2&gt; - return n1 "and"ed with n2 </text:p>
            </text:list-item>
            <text:list-item>
              <text:p text:style-name="P377">bitnot &lt;n&gt; - return the bitwise "not" of n </text:p>
            </text:list-item>
            <text:list-item>
              <text:p text:style-name="P377">int &lt;integer expr&gt; - numeric value </text:p>
            </text:list-item>
            <text:list-item>
              <text:p text:style-name="P377">intseq &lt;first&gt; &lt;inc&gt; &lt;last&gt; - vector of integers incrementing by &lt;inc&gt; </text:p>
            </text:list-item>
            <text:list-item>
              <text:p text:style-name="P380"><text:span text:style-name="T174">int_fmt_hexbits</text:span> &lt;n&gt; - print decimal if all bits in this mask, else hex</text:p>
            </text:list-item>
            <text:list-item>
              <text:p text:style-name="P389"><text:span text:style-name="T205">rndseed &lt;n&gt; | &lt;string&gt; - set random seed based on argument</text:span></text:p>
            </text:list-item>
            <text:list-item>
              <text:p text:style-name="P377">rndseq &lt;n&gt; - vector of integers containing 0..&lt;n&gt;-1 in a random order</text:p>
            </text:list-item>
            <text:list-item>
              <text:p text:style-name="P377">rnd &lt;n&gt; - return random number less than &lt;n&gt;</text:p>
            </text:list-item>
            <text:list-item>
              <text:p text:style-name="P377">shiftl &lt;n1&gt; &lt;n2&gt; - return n1 left shifted by n2 bits</text:p>
            </text:list-item>
            <text:list-item>
              <text:p text:style-name="P377">shiftr &lt;n1&gt; &lt;n2&gt; - return n1 right shifted by n2 bits</text:p>
            </text:list-item>
          </text:list>
        </text:list-item>
        <text:list-item>
          <text:p text:style-name="P405">Integers or Reals</text:p>
          <text:list>
            <text:list-item>
              <text:p text:style-name="P388">abs &lt;n&gt; - absolute (positive) value of &lt;n&gt;</text:p>
            </text:list-item>
            <text:list-item>
              <text:p text:style-name="P388">add &lt;n1&gt; &lt;n2&gt; - return n1 with n2 added</text:p>
            </text:list-item>
            <text:list-item>
              <text:p text:style-name="P388">div &lt;n1&gt; &lt;n2&gt; - return n1 divided by n2</text:p>
            </text:list-item>
            <text:list-item>
              <text:p text:style-name="P388">mod &lt;n1&gt; &lt;n2&gt; - return n1 modulus n2</text:p>
            </text:list-item>
            <text:list-item>
              <text:p text:style-name="P388">mul &lt;n1&gt; &lt;n2&gt; - return n1 multiplied by n2</text:p>
            </text:list-item>
            <text:list-item>
              <text:p text:style-name="P388">neg &lt;n&gt; - return negated &lt;n&gt;</text:p>
            </text:list-item>
            <text:list-item>
              <text:p text:style-name="P388">pow &lt;n1&gt; &lt;n2&gt; - return n1 to the power of n2</text:p>
            </text:list-item>
            <text:list-item>
              <text:p text:style-name="P388">sub &lt;n1&gt; &lt;n2&gt; - return n1 with n2 subtracted</text:p>
            </text:list-item>
          </text:list>
        </text:list-item>
        <text:list-item>
          <text:p text:style-name="P405"><text:soft-page-break/>Reals</text:p>
          <text:list>
            <text:list-item>
              <text:p text:style-name="P388">real &lt;real expr&gt; - real value</text:p>
            </text:list-item>
            <text:list-item>
              <text:p text:style-name="P388">rint &lt;n&gt; - nearby integer to &lt;n&gt;</text:p>
            </text:list-item>
            <text:list-item>
              <text:p text:style-name="P388">ceil &lt;n&gt; - number smallest integer not less than &lt;n&gt;</text:p>
            </text:list-item>
            <text:list-item>
              <text:p text:style-name="P388">floor &lt;n&gt; - number largest integer not greater than &lt;n&gt;</text:p>
            </text:list-item>
            <text:list-item>
              <text:p text:style-name="P388">round &lt;n&gt; - number of the nearest integer</text:p>
            </text:list-item>
            <text:list-item>
              <text:p text:style-name="P388">sqrt &lt;x&gt; - square root of &lt;x&gt;</text:p>
            </text:list-item>
            <text:list-item>
              <text:p text:style-name="P388">exp &lt;x&gt; - e to the power of &lt;x&gt;</text:p>
            </text:list-item>
            <text:list-item>
              <text:p text:style-name="P388">log &lt;x&gt; - logarithm of &lt;x&gt; base e</text:p>
            </text:list-item>
            <text:list-item>
              <text:p text:style-name="P388">sin &lt;x&gt; - trigonometric sine of &lt;x&gt; radians</text:p>
            </text:list-item>
            <text:list-item>
              <text:p text:style-name="P388">cos &lt;x&gt; - trigonometric cosine of &lt;x&gt; radians</text:p>
            </text:list-item>
            <text:list-item>
              <text:p text:style-name="P388">tan &lt;x&gt; - trigonometric tangent of &lt;x&gt; radians</text:p>
            </text:list-item>
            <text:list-item>
              <text:p text:style-name="P388">asin &lt;x&gt; - trigonometric inverse sine of &lt;x&gt;</text:p>
            </text:list-item>
            <text:list-item>
              <text:p text:style-name="P388">acos &lt;x&gt; - trigonometric inverse cosine of &lt;x&gt;</text:p>
            </text:list-item>
            <text:list-item>
              <text:p text:style-name="P388">atan &lt;x&gt; - trigonometric inverse tangent of &lt;x&gt;</text:p>
            </text:list-item>
            <text:list-item>
              <text:p text:style-name="P388">sinh &lt;x&gt; - hyperbolic sine of &lt;x&gt; radians</text:p>
            </text:list-item>
            <text:list-item>
              <text:p text:style-name="P388">cosh &lt;x&gt; - hyperbolic cosine of &lt;x&gt; radians</text:p>
            </text:list-item>
            <text:list-item>
              <text:p text:style-name="P388">tanh &lt;x&gt; - hyperbolic tangent of &lt;x&gt; radians</text:p>
            </text:list-item>
            <text:list-item>
              <text:p text:style-name="P388">asinh &lt;x&gt; - hyperbolic inverse sine of &lt;x&gt;</text:p>
            </text:list-item>
            <text:list-item>
              <text:p text:style-name="P388">acosh &lt;x&gt; - hyperbolic inverse cosine of &lt;x&gt;</text:p>
            </text:list-item>
            <text:list-item>
              <text:p text:style-name="P388">atanh &lt;x&gt; - hyperbolic inverse tangent of &lt;x&gt;</text:p>
            </text:list-item>
          </text:list>
        </text:list-item>
        <text:list-item>
          <text:p text:style-name="P377">Environments and directories </text:p>
          <text:list>
            <text:list-item>
              <text:p text:style-name="P377">domain &lt;env&gt; - generate vector of names in &lt;env&gt; </text:p>
            </text:list-item>
            <text:list-item>
              <text:p text:style-name="P377">dynenv &lt;getall&gt; &lt;count&gt; &lt;set&gt; &lt;get&gt; - dynamic env built from given functions</text:p>
            </text:list-item>
            <text:list-item>
              <text:p text:style-name="P377">enter &lt;env&gt; - add commands from &lt;env&gt; to current environment</text:p>
            </text:list-item>
            <text:list-item>
              <text:p text:style-name="P377">envjoin &lt;env1&gt; &lt;env2&gt; - composed directory indexing &lt;env2&gt; with &lt;env1&gt; values</text:p>
            </text:list-item>
            <text:list-item>
              <text:p text:style-name="P377">inenv &lt;env&gt; &lt;name&gt; - returns 0 unless string &lt;name&gt; is in &lt;env&gt;</text:p>
            </text:list-item>
            <text:list-item>
              <text:p text:style-name="P398">leave - exit the environment last entered or restricted </text:p>
            </text:list-item>
            <text:list-item>
              <text:p text:style-name="P399">leaving - <text:s/>exit the environment last entered or restricted &amp; return it</text:p>
            </text:list-item>
            <text:list-item>
              <text:p text:style-name="P381">len [&lt;env&gt;|&lt;closure&gt;|&lt;string&gt;] - number of elements in object</text:p>
            </text:list-item>
            <text:list-item>
              <text:p text:style-name="P377">lock &lt;env&gt; - prevent new names being added to &lt;env&gt;</text:p>
            </text:list-item>
            <text:list-item>
              <text:p text:style-name="P377">new &lt;env&gt; - copy all &lt;env&gt; values</text:p>
            </text:list-item>
            <text:list-item>
              <text:p text:style-name="P377">range &lt;env&gt; - generate vector of values in &lt;env&gt; </text:p>
            </text:list-item>
            <text:list-item>
              <text:p text:style-name="P377">restrict &lt;env&gt; - restrict further commands to those in &lt;env&gt; </text:p>
            </text:list-item>
            <text:list-item>
              <text:p text:style-name="P377">rndseq &lt;n&gt; - vector of integers containing 0..&lt;n&gt;-1 in a random order</text:p>
            </text:list-item>
            <text:list-item>
              <text:p text:style-name="P377">select &lt;binding&gt; &lt;env&gt; - subset of &lt;env&gt; for which &lt;binding&gt; returns TRUE</text:p>
            </text:list-item>
            <text:list-item>
              <text:p text:style-name="P377">sort &lt;env&gt; - sorted vector of values in &lt;env&gt; </text:p>
            </text:list-item>
            <text:list-item>
              <text:p text:style-name="P377">sortby &lt;cmpfn&gt; &lt;env&gt; - sorted vector of values in &lt;env&gt; using &lt;cmpfn&gt; </text:p>
            </text:list-item>
            <text:list-item>
              <text:p text:style-name="P377">sortdom &lt;env&gt; - sorted vector of names in &lt;env&gt; </text:p>
            </text:list-item>
            <text:list-item>
              <text:p text:style-name="P377">sortdomby &lt;cmpfn&gt; &lt;env&gt; - sorted vector of names in &lt;env&gt; using &lt;cmpfn&gt; </text:p>
            </text:list-item>
            <text:list-item>
              <text:p text:style-name="P381">zip &lt;dom&gt; &lt;range&gt; - generate environment with given domain and range taken from &lt;range&gt;</text:p>
            </text:list-item>
          </text:list>
        </text:list-item>
        <text:list-item>
          <text:p text:style-name="P377">Closures</text:p>
          <text:list>
            <text:list-item>
              <text:p text:style-name="P377">argname &lt;closure&gt; - return name of 1st argument to be bound or NULL </text:p>
            </text:list-item>
            <text:list-item>
              <text:p text:style-name="P377">argnames &lt;closure&gt; - return vector of arguments to be bound</text:p>
            </text:list-item>
            <text:list-item>
              <text:p text:style-name="P377">bind &lt;closure&gt; &lt;arg&gt; - bind argument to unbound closure argument </text:p>
            </text:list-item>
            <text:list-item>
              <text:p text:style-name="P382">closure &lt;push&gt; &lt;dir&gt; &lt;code&gt; - create closure from code and dir (+ stack if push)</text:p>
            </text:list-item>
            <text:list-item>
              <text:p text:style-name="P377">code &lt;closure&gt; - return code component of a closure </text:p>
            </text:list-item>
            <text:list-item>
              <text:p text:style-name="P377"><text:soft-page-break/>context &lt;closure&gt; - return environment component of a closure</text:p>
            </text:list-item>
            <text:list-item>
              <text:p text:style-name="P377">deprime &lt;closure&gt; - unmark closure for automatic execution</text:p>
            </text:list-item>
            <text:list-item>
              <text:p text:style-name="P377">func &lt;name&gt; &lt;closure&gt; - set auto exec closure value in environment</text:p>
            </text:list-item>
            <text:list-item>
              <text:p text:style-name="P377">prime &lt;closure&gt; - mark closure for automatic execution when all args bound</text:p>
            </text:list-item>
          </text:list>
        </text:list-item>
        <text:list-item>
          <text:p text:style-name="P377">Character handling </text:p>
          <text:list>
            <text:list-item>
              <text:p text:style-name="P266">binsplit &lt;le?&gt; &lt;signed?&gt; &lt;n&gt; &lt;str&gt; - make vector of &lt;signed&gt;&gt; &lt;n&gt;-byte ints with &lt;le?&gt; endianness</text:p>
            </text:list-item>
            <text:list-item>
              <text:p text:style-name="P377">chr &lt;int&gt; - returns string of (multibyte) char with given ordinal </text:p>
            </text:list-item>
            <text:list-item>
              <text:p text:style-name="P377">chrcode &lt;string&gt; - returns ordinal of the first character of string </text:p>
            </text:list-item>
            <text:list-item>
              <text:p text:style-name="P377">collate &lt;str1&gt; &lt;str2&gt; - compare collating sequence of chars in strings </text:p>
            </text:list-item>
            <text:list-item>
              <text:p text:style-name="P377">chop &lt;stride&gt; &lt;str&gt; - make vector of strings each &lt;stride&gt; bytes or less</text:p>
            </text:list-item>
            <text:list-item>
              <text:p text:style-name="P377">chopn &lt;n&gt; &lt;stride&gt; &lt;str&gt; - make vector of &lt;n&gt; strings each &lt;stride&gt; bytes or less</text:p>
            </text:list-item>
            <text:list-item>
              <text:p text:style-name="P377">len [&lt;env&gt;|&lt;closure&gt;|&lt;string&gt;] - number of elements in object</text:p>
            </text:list-item>
            <text:list-item>
              <text:p text:style-name="P377">join &lt;delim&gt; &lt;str&gt; - join vector of octets and strings separated by &lt;delim&gt;s</text:p>
            </text:list-item>
            <text:list-item>
              <text:p text:style-name="P377">joinchr &lt;delim&gt; &lt;str&gt; - join vector of chars and strings separated by &lt;delim&gt;s</text:p>
            </text:list-item>
            <text:list-item>
              <text:p text:style-name="P377">octet &lt;int&gt; - returns single byte string containing given octet</text:p>
            </text:list-item>
            <text:list-item>
              <text:p text:style-name="P377">octetcode &lt;string&gt; - returns ordinal of the first byte of string</text:p>
            </text:list-item>
            <text:list-item>
              <text:p text:style-name="P377">split &lt;delim&gt; &lt;str&gt; - make vector of strings separated by &lt;delim&gt;s </text:p>
            </text:list-item>
            <text:list-item>
              <text:p text:style-name="P377">str &lt;expr&gt; - evaluate expression and return string representation </text:p>
            </text:list-item>
            <text:list-item>
              <text:p text:style-name="P377">strf &lt;fmt&gt; &lt;env&gt; - formatted string from values in &lt;env&gt; </text:p>
            </text:list-item>
            <text:list-item>
              <text:p text:style-name="P377">strcoll &lt;str1&gt; &lt;str2&gt; - compare collating sequence of chars in strings </text:p>
            </text:list-item>
            <text:list-item>
              <text:p text:style-name="P377">strlen [&lt;string&gt;] - number of (possibly multibyte) chars in string </text:p>
            </text:list-item>
            <text:list-item>
              <text:p text:style-name="P377">tolower &lt;str&gt; - lower case version of string </text:p>
            </text:list-item>
            <text:list-item>
              <text:p text:style-name="P377">toupper &lt;str&gt; - upper case version of string </text:p>
            </text:list-item>
          </text:list>
        </text:list-item>
        <text:list-item>
          <text:p text:style-name="P392">Binary data handling</text:p>
          <text:list>
            <text:list-item>
              <text:p text:style-name="P392">binsplit &lt;le?&gt; &lt;signed?&gt; &lt;n&gt; &lt;str&gt; - make vector of &lt;signed&gt;&gt; &lt;n&gt;-byte ints with &lt;le?&gt; endianness</text:p>
            </text:list-item>
            <text:list-item>
              <text:p text:style-name="P392">mem base_can &lt;mem&gt; [rwgc] &lt;ix&gt; - return start of area ending at &lt;ix&gt; that can do ops</text:p>
            </text:list-item>
            <text:list-item>
              <text:p text:style-name="P392">mem base_cant &lt;mem&gt; [rwgc] &lt;ix&gt; - return start of area ending at &lt;ix&gt; that can do ops</text:p>
            </text:list-item>
            <text:list-item>
              <text:p text:style-name="P392">mem bin &lt;base&gt; &lt;string&gt; - create mem with base index and read-only string</text:p>
            </text:list-item>
            <text:list-item>
              <text:p text:style-name="P392">mem block &lt;base&gt; &lt;len&gt; - create block of mem with len bytes and base index</text:p>
            </text:list-item>
            <text:list-item>
              <text:p text:style-name="P393">mem dump &lt;+char?&gt; &lt;ln2entryb&gt; &lt;mem&gt; &lt;ix&gt; &lt;len&gt; - dump content of memory</text:p>
            </text:list-item>
            <text:list-item>
              <text:p text:style-name="P393">mem get &lt;mem&gt; &lt;ix&gt; &lt;len&gt; - force read &lt;len&gt; string at &lt;ix&gt; in memory</text:p>
            </text:list-item>
            <text:list-item>
              <text:p text:style-name="P393">mem len_can &lt;mem&gt; [rwgc] &lt;ix&gt; - return length of area at &lt;ix&gt; that can do ops</text:p>
            </text:list-item>
            <text:list-item>
              <text:p text:style-name="P393">mem len_cant &lt;mem&gt; [rwgc] &lt;ix&gt; - return length of area at &lt;ix&gt; that can not do ops</text:p>
            </text:list-item>
            <text:list-item>
              <text:p text:style-name="P393">mem read &lt;mem&gt; &lt;ix&gt; &lt;len&gt; - read &lt;len&gt; string at &lt;ix&gt; in memory</text:p>
            </text:list-item>
            <text:list-item>
              <text:p text:style-name="P393">mem rebase &lt;mem&gt; &lt;base&gt; - place &lt;mem&gt; at byte index &lt;base&gt;</text:p>
            </text:list-item>
            <text:list-item>
              <text:p text:style-name="P394">mem write &lt;mem&gt; &lt;ix&gt; &lt;str&gt; - write binary string at index to memory</text:p>
            </text:list-item>
          </text:list>
        </text:list-item>
        <text:list-item>
          <text:p text:style-name="P377">Input and Output </text:p>
          <text:list>
            <text:list-item>
              <text:p text:style-name="P383">io binfile &lt;filename&gt; &lt;rw&gt; - return stream for opened binary file</text:p>
            </text:list-item>
            <text:list-item>
              <text:p text:style-name="P383">io close &lt;stream&gt; - close stream</text:p>
            </text:list-item>
            <text:list-item>
              <text:p text:style-name="P383"><text:span text:style-name="T180">io </text:span>connect &lt;protocol&gt; &lt;netaddress&gt; &lt;rw&gt; - return stream for remote connection</text:p>
            </text:list-item>
            <text:list-item>
              <text:p text:style-name="P383">io err - default error stream</text:p>
            </text:list-item>
            <text:list-item>
              <text:p text:style-name="P383">io file &lt;filename&gt; &lt;rw&gt; - return stream for opened file </text:p>
            </text:list-item>
            <text:list-item>
              <text:p text:style-name="P377">io filetostring &lt;filename&gt; [&lt;outfile&gt;] - write file out as a C string</text:p>
            </text:list-item>
            <text:list-item>
              <text:p text:style-name="P400">io flush &lt;stream&gt; - ensure unbuffered output is written</text:p>
            </text:list-item>
            <text:list-item>
              <text:p text:style-name="P383"><text:soft-page-break/>io fmt - updateable directory of formatting functions for io.fprintf </text:p>
            </text:list-item>
            <text:list-item>
              <text:p text:style-name="P383">io fprintf &lt;stream&gt; &lt;format&gt; &lt;env&gt; - write formatted string to stream </text:p>
            </text:list-item>
            <text:list-item>
              <text:p text:style-name="P377">io getc &lt;stream&gt; - read the next character from the stream </text:p>
            </text:list-item>
            <text:list-item>
              <text:p text:style-name="P377">io in - default input stream </text:p>
            </text:list-item>
            <text:list-item>
              <text:p text:style-name="P400">io inblocked &lt;stream&gt; - TRUE if reading would block</text:p>
            </text:list-item>
            <text:list-item>
              <text:p text:style-name="P377">io instring &lt;string&gt; &lt;rw&gt; - return stream for reading string</text:p>
            </text:list-item>
            <text:list-item>
              <text:p text:style-name="P377"><text:span text:style-name="T180">io </text:span>listen &lt;protocol&gt; &lt;netport&gt; &lt;rw&gt; - return stream for local port</text:p>
            </text:list-item>
            <text:list-item>
              <text:p text:style-name="P377">io out - default output stream </text:p>
            </text:list-item>
            <text:list-item>
              <text:p text:style-name="P377">io outstring &lt;closure&gt; - apply output stream to closure and return string </text:p>
            </text:list-item>
            <text:list-item>
              <text:p text:style-name="P377">io pathfile &lt;path&gt; &lt;filename&gt; &lt;rw&gt; - return stream for opened file on path </text:p>
            </text:list-item>
            <text:list-item>
              <text:p text:style-name="P377">io pathbinfile &lt;path&gt; &lt;filename&gt; &lt;rw&gt; - return stream for opened binary file on path</text:p>
            </text:list-item>
            <text:list-item>
              <text:p text:style-name="P377">io read &lt;stream&gt; &lt;size&gt; - read up to &lt;size&gt; bytes from stream</text:p>
            </text:list-item>
            <text:list-item>
              <text:p text:style-name="P401">io ready &lt;stream&gt; - return whether next write may not cause wait</text:p>
            </text:list-item>
            <text:list-item>
              <text:p text:style-name="P377">io stringify &lt;stream&gt; &lt;expr&gt; - write FTL representation to stream </text:p>
            </text:list-item>
            <text:list-item>
              <text:p text:style-name="P377">io write &lt;stream&gt; &lt;string&gt; - write string to stream </text:p>
            </text:list-item>
          </text:list>
        </text:list-item>
        <text:list-item>
          <text:p text:style-name="P377">Parser interface </text:p>
          <text:list>
            <text:list-item>
              <text:p text:style-name="P377">parse argv - directory of command line arguments <text:span text:style-name="T178">for command</text:span></text:p>
            </text:list-item>
            <text:list-item>
              <text:p text:style-name="P377">parse assoc - environment containing operator associativity definitions </text:p>
            </text:list-item>
            <text:list-item>
              <text:p text:style-name="P377">parse codeid - name of interpreter</text:p>
            </text:list-item>
            <text:list-item>
              <text:p text:style-name="P377">parse env - return current invocation environment</text:p>
            </text:list-item>
            <text:list-item>
              <text:p text:style-name="P377">parse errors - total number of errors encountered by parser </text:p>
            </text:list-item>
            <text:list-item>
              <text:p text:style-name="P377">parse errors_reset &lt;n&gt; - reset total number of errors to &lt;n&gt; </text:p>
            </text:list-item>
            <text:list-item>
              <text:p text:style-name="P377">parse exec &lt;cmds&gt; &lt;stream&gt; - return value of executing initial &lt;cmds&gt; then stream</text:p>
            </text:list-item>
            <text:list-item>
              <text:p text:style-name="P384">parse <text:span text:style-name="T178">exec</text:span>argv - directory of command line arguments <text:span text:style-name="T178">given to interpreter</text:span></text:p>
            </text:list-item>
            <text:list-item>
              <text:p text:style-name="P377"><text:span text:style-name="T177">parse </text:span>expand &lt;inc{}&gt; &lt;env&gt; &lt;val&gt; - expand macros in string or code &lt;val&gt;</text:p>
            </text:list-item>
            <text:list-item>
              <text:p text:style-name="P377">parse line - number of the line in the character source</text:p>
            </text:list-item>
            <text:list-item>
              <text:p text:style-name="P402">parse local - return local current invocation directory</text:p>
            </text:list-item>
            <text:list-item>
              <text:p text:style-name="P377">parse newerror - register the occurrance of a new error </text:p>
            </text:list-item>
            <text:list-item>
              <text:p text:style-name="P377">parse op - environment containing operation definitions </text:p>
            </text:list-item>
            <text:list-item>
              <text:p text:style-name="P377">parse opeval &lt;opdefs&gt; &lt;code&gt; - execute code according to operator definitions </text:p>
            </text:list-item>
            <text:list-item>
              <text:p text:style-name="P377">parse opset &lt;opdefs&gt; &lt;prec&gt; &lt;assoc&gt; &lt;name&gt; &lt;function&gt; - define an operator in opdefs </text:p>
            </text:list-item>
            <text:list-item>
              <text:p text:style-name="P377">parse readline - read and expand a line from the command input </text:p>
            </text:list-item>
            <text:list-item>
              <text:p text:style-name="P377">parse rdenv &lt;cmds&gt; &lt;stream&gt; - return env made executing initial &lt;cmds&gt; then stream</text:p>
            </text:list-item>
            <text:list-item>
              <text:p text:style-name="P377">parse rdmod &lt;module&gt; - return env made executing module file on path</text:p>
            </text:list-item>
            <text:list-item>
              <text:p text:style-name="P377">parse root - return current root environment </text:p>
            </text:list-item>
            <text:list-item>
              <text:p text:style-name="P377">parse scan &lt;string&gt; - return parse object from string </text:p>
            </text:list-item>
            <text:list-item>
              <text:p text:style-name="P385">parse scancode &lt;@string&gt; &lt;parseobj&gt; - parse {code} block from parse object</text:p>
            </text:list-item>
            <text:list-item>
              <text:p text:style-name="P385">parse scanempty &lt;parseobj&gt; - parse empty line from string from parse object, update string </text:p>
            </text:list-item>
            <text:list-item>
              <text:p text:style-name="P377">parse scanspace &lt;parseobj&gt; - parse over white space from string from parse object, update string</text:p>
            </text:list-item>
            <text:list-item>
              <text:p text:style-name="P377">parse scanhex &lt;@int&gt; &lt;parseobj&gt; - parse hex string from parse object, update string</text:p>
            </text:list-item>
            <text:list-item>
              <text:p text:style-name="P377">parse scanhexw &lt;width&gt; &lt;@int&gt; &lt;parseobj&gt; - parse hex in &lt;width&gt; chars from parse object, update string </text:p>
            </text:list-item>
            <text:list-item>
              <text:p text:style-name="P384"><text:soft-page-break/>parse scanid &lt;@string&gt; &lt;parseobj&gt; - parse identifier, update string</text:p>
            </text:list-item>
            <text:list-item>
              <text:p text:style-name="P384">parse scanint &lt;@int&gt; &lt;parseobj&gt; - parse integer from string from parse object, update string </text:p>
            </text:list-item>
            <text:list-item>
              <text:p text:style-name="P384">parse scanintval &lt;@int&gt; &lt;parseobj&gt; - parse signed based integer from parse object</text:p>
            </text:list-item>
            <text:list-item>
              <text:p text:style-name="P384">parse scanitem &lt;delims&gt; &lt;@string&gt; &lt;parseobj&gt; - parse item until delimiter, update string </text:p>
            </text:list-item>
            <text:list-item>
              <text:p text:style-name="P384">parse scanitemstr &lt;@string&gt; &lt;parseobj&gt; - parse item or string, update string</text:p>
            </text:list-item>
            <text:list-item>
              <text:p text:style-name="P377">parse scanmatch &lt;dir&gt; &lt;@val&gt; &lt;parseobj&gt; - parse prefix in dir from parse object giving matching value</text:p>
            </text:list-item>
            <text:list-item>
              <text:p text:style-name="P384">parse scanned &lt;parseobj&gt; - return text remaining in parse object </text:p>
            </text:list-item>
            <text:list-item>
              <text:p text:style-name="P377">scanopterm &lt;opdefs&gt; &lt;scanfn&gt; &lt;@val&gt; &lt;parseobj&gt; - parse term using &lt;opdefs&gt; &amp; base &lt;scanfn&gt;</text:p>
            </text:list-item>
            <text:list-item>
              <text:p text:style-name="P377">parse scanstr &lt;@string&gt; &lt;parseobj&gt; - parse item until delimiter, update string</text:p>
            </text:list-item>
            <text:list-item>
              <text:p text:style-name="P384">scantomatch &lt;dir&gt; &lt;@val&gt; &lt;parseobj&gt; - parse up to delimiter named in dir in &lt;parseobj&gt; giving matching value</text:p>
            </text:list-item>
            <text:list-item>
              <text:p text:style-name="P403">parse scanvalue &lt;@string&gt; &lt;parseobj&gt; - parse a basic value in &lt;parseobj&gt;</text:p>
            </text:list-item>
            <text:list-item>
              <text:p text:style-name="P384">parse scanwhite &lt;parseobj&gt; - parse white spce from string from parse object, update string</text:p>
            </text:list-item>
            <text:list-item>
              <text:p text:style-name="P377">parse source - name of the source of chars at start of the last line </text:p>
            </text:list-item>
            <text:list-item>
              <text:p text:style-name="P402">parse stack - return local current invocation directory stack</text:p>
            </text:list-item>
          </text:list>
        </text:list-item>
        <text:list-item>
          <text:p text:style-name="P377">Operating System interface </text:p>
          <text:list>
            <text:list-item>
              <text:p text:style-name="P377">sys env - system environment variable environment </text:p>
            </text:list-item>
            <text:list-item>
              <text:p text:style-name="P377">sys fs casematch - whether case must match in file system file names value </text:p>
            </text:list-item>
            <text:list-item>
              <text:p text:style-name="P377">sys fs absname &lt;file&gt; - TRUE iff file has an absolute path name </text:p>
            </text:list-item>
            <text:list-item>
              <text:p text:style-name="P396">sys fs home - the user's home directory name</text:p>
            </text:list-item>
            <text:list-item>
              <text:p text:style-name="P377">sys fs nowhere - name of file available as empty source or sink</text:p>
            </text:list-item>
            <text:list-item>
              <text:p text:style-name="P396">sys fs rcfile - name of the file, in the home directory, <text:span text:style-name="T71">holding</text:span> initial commands </text:p>
            </text:list-item>
            <text:list-item>
              <text:p text:style-name="P377">sys fs sep - string separating path elements in a file name </text:p>
            </text:list-item>
            <text:list-item>
              <text:p text:style-name="P377">sys fs thisdir - name of directory representing the current directory</text:p>
            </text:list-item>
            <text:list-item>
              <text:p text:style-name="P384">sys localtime &lt;time&gt; - broken down local time </text:p>
            </text:list-item>
            <text:list-item>
              <text:p text:style-name="P384">sys localtimef &lt;format&gt; &lt;time&gt; - formatted local time </text:p>
            </text:list-item>
            <text:list-item>
              <text:p text:style-name="P384">sys osfamily - name of operating system type</text:p>
            </text:list-item>
            <text:list-item>
              <text:p text:style-name="P377">sys run &lt;line&gt; - execute system &lt;line&gt; </text:p>
            </text:list-item>
            <text:list-item>
              <text:p text:style-name="P377">sys runrc &lt;command&gt; - execute system command &amp; return result code </text:p>
            </text:list-item>
            <text:list-item>
              <text:p text:style-name="P377">sys shell path &lt;path&gt; &lt;file&gt; - return name of file on path </text:p>
            </text:list-item>
            <text:list-item>
              <text:p text:style-name="P377">sys shell pathsep - character value separating directory elements in a path environment</text:p>
            </text:list-item>
            <text:list-item>
              <text:p text:style-name="P403">sys shell self - file system name of interpreter binary</text:p>
            </text:list-item>
            <text:list-item>
              <text:p text:style-name="P404">sys ticks <text:s/>- current elapsed time measure in ticks</text:p>
            </text:list-item>
            <text:list-item>
              <text:p text:style-name="P386"><text:span text:style-name="T179">sys </text:span>ticks_hz - <text:span text:style-name="T79">number of ticks per second</text:span></text:p>
            </text:list-item>
            <text:list-item>
              <text:p text:style-name="P386"><text:span text:style-name="T179">sys </text:span>ticks_start - <text:span text:style-name="T79">ticks value when interpreter was started</text:span></text:p>
            </text:list-item>
            <text:list-item>
              <text:p text:style-name="P386">sys time - system calendar time in seconds </text:p>
            </text:list-item>
            <text:list-item>
              <text:p text:style-name="P384">sys uid &lt;user&gt; - return the UID of the named user </text:p>
            </text:list-item>
            <text:list-item>
              <text:p text:style-name="P384">sys utctime &lt;time&gt; - broken down UTC time </text:p>
            </text:list-item>
            <text:list-item>
              <text:p text:style-name="P384">sys utctimef &lt;format&gt; &lt;time&gt; - formatted UTC time </text:p>
            </text:list-item>
          </text:list>
        </text:list-item>
        <text:list-item>
          <text:p text:style-name="P377">Windows-only interface </text:p>
          <text:list>
            <text:list-item>
              <text:p text:style-name="P377">reg value HKEY_CLASSES_ROOT &lt;key&gt; - open key values in HKEY_CLASSES_ROOT </text:p>
            </text:list-item>
            <text:list-item>
              <text:p text:style-name="P377"><text:soft-page-break/>reg value HKEY_USERS &lt;key&gt; - open key values in HKEY_USERS </text:p>
            </text:list-item>
            <text:list-item>
              <text:p text:style-name="P377">reg value HKEY_CURRENT_USER &lt;key&gt; - open key values in HKEY_CURRENT_USER </text:p>
            </text:list-item>
            <text:list-item>
              <text:p text:style-name="P377">reg value HKEY_LOCAL_MACHINE &lt;key&gt; - open key values in HKEY_LOCAL_MACHINE </text:p>
            </text:list-item>
            <text:list-item>
              <text:p text:style-name="P377">reg value HKEY_CURRENT_CONFIG &lt;key&gt; - open key values in HKEY_CURRENT_CONFIG</text:p>
            </text:list-item>
            <text:list-item>
              <text:p text:style-name="P377">reg allow_edit &lt;boolean&gt; - enable/disable write to the registry from new keys</text:p>
            </text:list-item>
            <text:list-item>
              <text:p text:style-name="P368">reg key - directory of key value types </text:p>
            </text:list-item>
          </text:list>
        </text:list-item>
      </text:list>
      <text:h text:style-name="P125" text:outline-level="2">Run-time Library</text:h>
      <text:p text:style-name="P25">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192">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192">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333">real</text:p>
          </table:table-cell>
          <table:table-cell table:style-name="Table4.A1" office:value-type="string">
            <text:p text:style-name="P334">FTL expression returning a real value (when optionally supported)</text:p>
          </table:table-cell>
        </table:table-row>
        <table:table-row table:style-name="Table4.1">
          <table:table-cell table:style-name="Table4.A1" office:value-type="string">
            <text:p text:style-name="P53">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192">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194">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194">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192">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192">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193">intordir</text:p>
          </table:table-cell>
          <table:table-cell table:style-name="Table4.A1" office:value-type="string">
            <text:p text:style-name="P121">&lt;int&gt; | &lt;dir&gt;</text:p>
          </table:table-cell>
        </table:table-row>
        <table:table-row table:style-name="Table4.1">
          <table:table-cell table:style-name="Table4.A1" office:value-type="string">
            <text:p text:style-name="P356">number</text:p>
          </table:table-cell>
          <table:table-cell table:style-name="Table4.A1" office:value-type="string">
            <text:p text:style-name="Table_20_Contents">&lt;<text:span text:style-name="T204">int&gt; | &lt;real&gt;</text:span></text:p>
          </table:table-cell>
        </table:table-row>
        <table:table-row table:style-name="Table4.1">
          <table:table-cell table:style-name="Table4.A1" office:value-type="string">
            <text:p text:style-name="P195">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194">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195">string<text:span text:style-name="T175">orcode</text:span></text:p>
          </table:table-cell>
          <table:table-cell table:style-name="Table4.A1" office:value-type="string">
            <text:p text:style-name="Table_20_Contents">FTL expression rerturning <text:span text:style-name="T175">either </text:span>a string <text:span text:style-name="T175">or a code </text:span>value</text:p>
          </table:table-cell>
        </table:table-row>
        <table:table-row table:style-name="Table4.1">
          <table:table-cell table:style-name="Table4.A1" office:value-type="string">
            <text:p text:style-name="P53">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194">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194">restofline</text:p>
          </table:table-cell>
          <table:table-cell table:style-name="Table4.A1" office:value-type="string">
            <text:p text:style-name="Table_20_Contents">The sequence of characters starting at the first non-white character and ending at the end of the line.</text:p>
            <text:p text:style-name="P124">Note: when supplied to a command inside an FTL expression this is supplied as a string value or a code value. <text:s/>When a string is used it is subject to macro <text:span text:style-name="T71">expansion</text:span> before being provided to the command.</text:p>
          </table:table-cell>
        </table:table-row>
      </table:table>
      <text:p text:style-name="P1"><text:line-break/>The names in the default run-time library are presented in alphabetic order below. </text:p>
      <text:h text:style-name="P231" text:outline-level="3"><text:span text:style-name="T144">abs</text:span> &lt;<text:span text:style-name="T144">number</text:span>&gt; </text:h>
      <table:table table:name="Table148" table:style-name="Table148">
        <table:table-column table:style-name="Table148.A"/>
        <table:table-column table:style-name="Table148.B"/>
        <table:table-row table:style-name="Table148.1">
          <table:table-cell table:style-name="Table148.A1" office:value-type="string">
            <text:p text:style-name="P296">Name</text:p>
          </table:table-cell>
          <table:table-cell table:style-name="Table148.B1" office:value-type="string">
            <text:p text:style-name="P310">abs</text:p>
          </table:table-cell>
        </table:table-row>
        <text:soft-page-break/>
        <table:table-row table:style-name="Table148.1">
          <table:table-cell table:style-name="Table148.A1" office:value-type="string">
            <text:p text:style-name="P296">Kind</text:p>
          </table:table-cell>
          <table:table-cell table:style-name="Table148.B1" office:value-type="string">
            <text:p text:style-name="P280">Function</text:p>
          </table:table-cell>
        </table:table-row>
        <table:table-row table:style-name="Table148.1">
          <table:table-cell table:style-name="Table148.A1" office:value-type="string">
            <text:p text:style-name="P296">Arg syntax</text:p>
          </table:table-cell>
          <table:table-cell table:style-name="Table148.B1" office:value-type="string">
            <text:p text:style-name="P280">&lt;n:<text:span text:style-name="T218">number</text:span>&gt;</text:p>
          </table:table-cell>
        </table:table-row>
        <table:table-row table:style-name="Table148.1">
          <table:table-cell table:style-name="Table148.A1" office:value-type="string">
            <text:p text:style-name="P296">Description</text:p>
          </table:table-cell>
          <table:table-cell table:style-name="Table148.B1" office:value-type="string">
            <text:p text:style-name="P280">Takes an integer <text:span text:style-name="T218">or real </text:span>and returns its <text:span text:style-name="T218">absolute (i.e. positive)</text:span> value.</text:p>
          </table:table-cell>
        </table:table-row>
        <table:table-row table:style-name="Table148.1">
          <table:table-cell table:style-name="Table148.A1" office:value-type="string">
            <text:p text:style-name="P296">Returns</text:p>
          </table:table-cell>
          <table:table-cell table:style-name="Table148.B1" office:value-type="string">
            <text:p text:style-name="P280">An integer <text:span text:style-name="T218">or real </text:span>with the value <text:span text:style-name="T21">|n|</text:span>.<text:span text:style-name="T1"><text:line-break/></text:span>See also: <text:span text:style-name="T21">neg</text:span>, <text:span text:style-name="T1">add</text:span>, <text:span text:style-name="T1">sub</text:span>, <text:span text:style-name="T1">mul</text:span>, <text:span text:style-name="T210">div</text:span><text:span text:style-name="T206">, </text:span><text:span text:style-name="T211">pow</text:span></text:p>
          </table:table-cell>
        </table:table-row>
        <table:table-row table:style-name="Table148.1">
          <table:table-cell table:style-name="Table148.A1" office:value-type="string">
            <text:p text:style-name="P296">Example</text:p>
          </table:table-cell>
          <table:table-cell table:style-name="Table148.B1" office:value-type="string">
            <text:p text:style-name="P245">&gt; abs 10</text:p>
            <text:p text:style-name="P245">10</text:p>
            <text:p text:style-name="P245">&gt; abs -10</text:p>
            <text:p text:style-name="P245">10</text:p>
            <text:p text:style-name="P245">&gt; abs -10.10</text:p>
            <text:p text:style-name="P245">10.1</text:p>
            <text:p text:style-name="P245">&gt; abs 10.10</text:p>
            <text:p text:style-name="P245">10.1</text:p>
          </table:table-cell>
        </table:table-row>
      </table:table>
      <text:h text:style-name="P231" text:outline-level="3">add &lt;<text:span text:style-name="T142">number</text:span>&gt; &lt;<text:span text:style-name="T142">number</text:span>&gt; </text:h>
      <table:table table:name="Table5" table:style-name="Table5">
        <table:table-column table:style-name="Table5.A"/>
        <table:table-column table:style-name="Table5.B"/>
        <table:table-row table:style-name="TableLine2665701744848">
          <table:table-cell table:style-name="Table5.A1" office:value-type="string">
            <text:p text:style-name="P54">Name</text:p>
          </table:table-cell>
          <table:table-cell table:style-name="Table5.B1" office:value-type="string">
            <text:p text:style-name="P56">add</text:p>
          </table:table-cell>
        </table:table-row>
        <table:table-row table:style-name="Table5.2">
          <table:table-cell table:style-name="Table5.A1" office:value-type="string">
            <text:p text:style-name="P54">Kind</text:p>
          </table:table-cell>
          <table:table-cell table:style-name="Table5.B1" office:value-type="string">
            <text:p text:style-name="P55">Function</text:p>
          </table:table-cell>
        </table:table-row>
        <table:table-row table:style-name="TableLine2665701743216">
          <table:table-cell table:style-name="Table5.A1" office:value-type="string">
            <text:p text:style-name="P54">Arg syntax</text:p>
          </table:table-cell>
          <table:table-cell table:style-name="Table5.B1" office:value-type="string">
            <text:p text:style-name="P55">&lt;n1:<text:span text:style-name="T204">number</text:span>&gt; &lt;n2:<text:span text:style-name="T204">number</text:span>&gt;</text:p>
          </table:table-cell>
        </table:table-row>
        <table:table-row table:style-name="TableLine2665701745392">
          <table:table-cell table:style-name="Table5.A1" office:value-type="string">
            <text:p text:style-name="P54">Description</text:p>
          </table:table-cell>
          <table:table-cell table:style-name="Table5.B1" office:value-type="string">
            <text:p text:style-name="P55">Takes two integers <text:span text:style-name="T204">or reals</text:span> and adds them together.<text:line-break/><text:span text:style-name="T204">If either n1 or n2 are real numbers the result will be a real.</text:span></text:p>
          </table:table-cell>
        </table:table-row>
        <table:table-row table:style-name="TableLine2665701748656">
          <table:table-cell table:style-name="Table5.A1" office:value-type="string">
            <text:p text:style-name="P54">Returns</text:p>
          </table:table-cell>
          <table:table-cell table:style-name="Table5.B1" office:value-type="string">
            <text:p text:style-name="P336">An integer <text:span text:style-name="T204">or real </text:span>with the value n1+n2.<text:span text:style-name="T1"><text:line-break/></text:span>See also: <text:span text:style-name="T1">sub</text:span>, <text:span text:style-name="T1">mul</text:span>, <text:span text:style-name="T1">div</text:span>, <text:span text:style-name="T20">pow</text:span>, <text:span text:style-name="T20">abs</text:span>, <text:span text:style-name="T20">neg</text:span>, <text:span text:style-name="T1">shiftr</text:span>, <text:span text:style-name="T1">shiftl</text:span></text:p>
          </table:table-cell>
        </table:table-row>
        <table:table-row table:style-name="TableLine2665701748384">
          <table:table-cell table:style-name="Table5.A1" office:value-type="string">
            <text:p text:style-name="P54">Example</text:p>
          </table:table-cell>
          <table:table-cell table:style-name="Table5.B1" office:value-type="string">
            <text:p text:style-name="P132">&gt; add 0x100 12</text:p>
            <text:p text:style-name="P132">268</text:p>
            <text:p text:style-name="P132">&gt; sys localtimef "%T" (add (sys.time!) 600!)</text:p>
            <text:p text:style-name="P132">"17:30:14"</text:p>
            <text:p text:style-name="P132">&gt; <text:span text:style-name="T213">eval </text:span>add 4 0.3!</text:p>
            <text:p text:style-name="P132">4.3</text:p>
          </table:table-cell>
        </table:table-row>
      </table:table>
      <text:h text:style-name="P28" text:outline-level="3">argname &lt;closure&gt;</text:h>
      <table:table table:name="Table6" table:style-name="Table6" table:template-name="FTL Name Spec">
        <table:table-column table:style-name="Table6.A"/>
        <table:table-column table:style-name="Table6.B"/>
        <table:table-row table:style-name="Table6.1">
          <table:table-cell table:style-name="Table6.A1" office:value-type="string">
            <text:p text:style-name="P57">Name</text:p>
          </table:table-cell>
          <table:table-cell table:style-name="Table6.B1" office:value-type="string">
            <text:p text:style-name="P108">argname</text:p>
          </table:table-cell>
        </table:table-row>
        <table:table-row table:style-name="Table6.1">
          <table:table-cell table:style-name="Table6.A1" office:value-type="string">
            <text:p text:style-name="P57">Kind</text:p>
          </table:table-cell>
          <table:table-cell table:style-name="Table6.B1" office:value-type="string">
            <text:p text:style-name="P62">Function</text:p>
          </table:table-cell>
        </table:table-row>
        <table:table-row table:style-name="Table6.1">
          <table:table-cell table:style-name="Table6.A1" office:value-type="string">
            <text:p text:style-name="P57">Arg syntax</text:p>
          </table:table-cell>
          <table:table-cell table:style-name="Table6.B1" office:value-type="string">
            <text:p text:style-name="P62">&lt;closure&gt;</text:p>
          </table:table-cell>
        </table:table-row>
        <table:table-row table:style-name="Table6.1">
          <table:table-cell table:style-name="Table6.A1" office:value-type="string">
            <text:p text:style-name="P57">Description</text:p>
          </table:table-cell>
          <table:table-cell table:style-name="Table6.B1" office:value-type="string">
            <text:p text:style-name="P62">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57">Returns</text:p>
          </table:table-cell>
          <table:table-cell table:style-name="Table6.B1" office:value-type="string">
            <text:p text:style-name="P62">A string containing the name of the variable next to be bound to an argument.</text:p>
          </table:table-cell>
        </table:table-row>
        <text:soft-page-break/>
        <table:table-row table:style-name="Table6.1">
          <table:table-cell table:style-name="Table6.A1" office:value-type="string">
            <text:p text:style-name="P57">Example</text:p>
          </table:table-cell>
          <table:table-cell table:style-name="Table6.B1" office:value-type="string">
            <text:p text:style-name="P133">&gt; argname [b=1,a]::{a+b}</text:p>
            <text:p text:style-name="P133">"a"</text:p>
            <text:p text:style-name="P133">&gt; argname set</text:p>
            <text:p text:style-name="P133">"_1"</text:p>
            <text:p text:style-name="P133">&gt; set needs_argument[fn]:{NULL != (argname fn!)}</text:p>
            <text:p text:style-name="P133">&gt; needs_argument needs_argument</text:p>
            <text:p text:style-name="P133">TRUE</text:p>
            <text:p text:style-name="P133">&gt; needs_argument []:{echo "no"!}</text:p>
            <text:p text:style-name="P133">FALSE</text:p>
          </table:table-cell>
        </table:table-row>
      </table:table>
      <text:h text:style-name="P28" text:outline-level="3">argname<text:span text:style-name="T38">s</text:span> &lt;closure&gt;</text:h>
      <table:table table:name="Table7" table:style-name="Table7">
        <table:table-column table:style-name="Table7.A"/>
        <table:table-column table:style-name="Table7.B"/>
        <table:table-row table:style-name="Table7.1">
          <table:table-cell table:style-name="Table7.A1" office:value-type="string">
            <text:p text:style-name="P54">Name</text:p>
          </table:table-cell>
          <table:table-cell table:style-name="Table7.B1" office:value-type="string">
            <text:p text:style-name="P56">argnames</text:p>
          </table:table-cell>
        </table:table-row>
        <table:table-row table:style-name="Table7.1">
          <table:table-cell table:style-name="Table7.A1" office:value-type="string">
            <text:p text:style-name="P54">Kind</text:p>
          </table:table-cell>
          <table:table-cell table:style-name="Table7.B1" office:value-type="string">
            <text:p text:style-name="P55">Function</text:p>
          </table:table-cell>
        </table:table-row>
        <table:table-row table:style-name="Table7.1">
          <table:table-cell table:style-name="Table7.A1" office:value-type="string">
            <text:p text:style-name="P54">Arg syntax</text:p>
          </table:table-cell>
          <table:table-cell table:style-name="Table7.B1" office:value-type="string">
            <text:p text:style-name="P55">&lt;closure&gt;</text:p>
          </table:table-cell>
        </table:table-row>
        <table:table-row table:style-name="Table7.1">
          <table:table-cell table:style-name="Table7.A1" office:value-type="string">
            <text:p text:style-name="P54">Description</text:p>
          </table:table-cell>
          <table:table-cell table:style-name="Table7.B1" office:value-type="string">
            <text:p text:style-name="P55">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54">Returns</text:p>
          </table:table-cell>
          <table:table-cell table:style-name="Table7.B1" office:value-type="string">
            <text:p text:style-name="P55">A string containing the name of the variable next to be bound to an argument.</text:p>
          </table:table-cell>
        </table:table-row>
        <table:table-row table:style-name="Table7.1">
          <table:table-cell table:style-name="Table7.A1" office:value-type="string">
            <text:p text:style-name="P54">Example</text:p>
          </table:table-cell>
          <table:table-cell table:style-name="Table7.B1" office:value-type="string">
            <text:p text:style-name="P132">&gt; argnames [b=1,a]::{a+b}</text:p>
            <text:p text:style-name="P132">&lt;"a"&gt;</text:p>
            <text:p text:style-name="P132">&gt; argnames add</text:p>
            <text:p text:style-name="P132">&lt;"_1", "_2"&gt;</text:p>
            <text:p text:style-name="P132">&gt; set argument_count[fn]:{len (argnames fn!)!}</text:p>
            <text:p text:style-name="P132">&gt; argument_count add</text:p>
            <text:p text:style-name="P132">2</text:p>
          </table:table-cell>
        </table:table-row>
      </table:table>
      <text:h text:style-name="P44" text:outline-level="3">basetype</text:h>
      <table:table table:name="Table134" table:style-name="Table134" table:template-name="FTL Name Spec">
        <table:table-column table:style-name="Table134.A"/>
        <table:table-column table:style-name="Table134.B"/>
        <table:table-row table:style-name="Table134.1">
          <table:table-cell table:style-name="Table134.A1" office:value-type="string">
            <text:p text:style-name="P58">Name</text:p>
          </table:table-cell>
          <table:table-cell table:style-name="Table134.B1" office:value-type="string">
            <text:p text:style-name="P116">basetype</text:p>
          </table:table-cell>
        </table:table-row>
        <table:table-row table:style-name="Table134.1">
          <table:table-cell table:style-name="Table134.A1" office:value-type="string">
            <text:p text:style-name="P58">Kind</text:p>
          </table:table-cell>
          <table:table-cell table:style-name="Table134.B1" office:value-type="string">
            <text:p text:style-name="P85">Directory</text:p>
          </table:table-cell>
        </table:table-row>
        <table:table-row table:style-name="Table134.1">
          <table:table-cell table:style-name="Table134.A1" office:value-type="string">
            <text:p text:style-name="P58">Arg syntax</text:p>
          </table:table-cell>
          <table:table-cell table:style-name="Table134.B1" office:value-type="string">
            <text:p text:style-name="P85">Not a function</text:p>
          </table:table-cell>
        </table:table-row>
        <table:table-row table:style-name="Table134.1">
          <table:table-cell table:style-name="Table134.A1" office:value-type="string">
            <text:p text:style-name="P58">Description</text:p>
          </table:table-cell>
          <table:table-cell table:style-name="Table134.B1" office:value-type="string">
            <text:p text:style-name="P85">Contains the values of types built-in to the parser.<text:line-break/><text:span text:style-name="T39">When printed, types contain the names held by this directory.</text:span></text:p>
          </table:table-cell>
        </table:table-row>
        <table:table-row table:style-name="Table134.1">
          <table:table-cell table:style-name="Table134.A1" office:value-type="string">
            <text:p text:style-name="P58">Returns</text:p>
          </table:table-cell>
          <table:table-cell table:style-name="Table134.B1" office:value-type="string">
            <text:p text:style-name="P63"><text:span text:style-name="T39">Not a function.</text:span><text:span text:style-name="T1"><text:line-break/></text:span>See also:<text:span text:style-name="T3">type</text:span>, <text:span text:style-name="T3">typename</text:span>, <text:span text:style-name="T3">typeof</text:span></text:p>
          </table:table-cell>
        </table:table-row>
        <text:soft-page-break/>
        <table:table-row table:style-name="Table134.1">
          <table:table-cell table:style-name="Table134.A1" office:value-type="string">
            <text:p text:style-name="P58">Example</text:p>
          </table:table-cell>
          <table:table-cell table:style-name="Table134.B1" office:value-type="string">
            <text:p text:style-name="P134">&gt; <text:span text:style-name="T39">typename “some text”</text:span></text:p>
            <text:p text:style-name="P134">“<text:span text:style-name="T39">string”</text:span></text:p>
            <text:p text:style-name="P150">&gt; typeof "some text"</text:p>
            <text:p text:style-name="P150">$basetype.string</text:p>
            <text:p text:style-name="P150">&gt; eval basetype.string</text:p>
            <text:p text:style-name="P150">$basetype.string</text:p>
            <text:p text:style-name="P134"/>
            <text:p text:style-name="P150">&gt; help all basetype</text:p>
            <text:p text:style-name="P150">all basetype &lt;subcommand&gt; - commands:</text:p>
            <text:p text:style-name="P150"><text:s text:c="4"/>type - type value</text:p>
            <text:p text:style-name="P150"><text:s text:c="4"/>nul - type value</text:p>
            <text:p text:style-name="P150"><text:s text:c="4"/>string - type value</text:p>
            <text:p text:style-name="P150"><text:s text:c="4"/>code - type value</text:p>
            <text:p text:style-name="P150"><text:s text:c="4"/>closure - type value</text:p>
            <text:p text:style-name="P150"><text:s text:c="4"/>int - type value</text:p>
            <text:p text:style-name="P150"><text:s text:c="4"/>dir - type value</text:p>
            <text:p text:style-name="P150"><text:s text:c="4"/>cmd - type value</text:p>
            <text:p text:style-name="P150"><text:s text:c="4"/>fn - type value</text:p>
            <text:p text:style-name="P150"><text:s text:c="4"/>stream - type value</text:p>
            <text:p text:style-name="P150"><text:s text:c="4"/>ip - type value</text:p>
            <text:p text:style-name="P150"><text:s text:c="4"/>mac - type value</text:p>
            <text:p text:style-name="P150"><text:s text:c="4"/>coroutine - type value</text:p>
            <text:p text:style-name="P150"><text:s text:c="4"/>mem - type value</text:p>
          </table:table-cell>
        </table:table-row>
      </table:table>
      <text:h text:style-name="P29" text:outline-level="3"><text:span text:style-name="T39">bind</text:span> &lt;<text:span text:style-name="T40">closure</text:span>&gt; &lt;<text:span text:style-name="T40">any</text:span>&gt;</text:h>
      <table:table table:name="Table8" table:style-name="Table8" table:template-name="FTL Name Spec">
        <table:table-column table:style-name="Table8.A"/>
        <table:table-column table:style-name="Table8.B"/>
        <table:table-row table:style-name="Table8.1">
          <table:table-cell table:style-name="Table8.A1" office:value-type="string">
            <text:p text:style-name="P59">Name</text:p>
          </table:table-cell>
          <table:table-cell table:style-name="Table8.B1" office:value-type="string">
            <text:p text:style-name="P109">bind</text:p>
          </table:table-cell>
        </table:table-row>
        <table:table-row table:style-name="Table8.1">
          <table:table-cell table:style-name="Table8.A1" office:value-type="string">
            <text:p text:style-name="P59">Kind</text:p>
          </table:table-cell>
          <table:table-cell table:style-name="Table8.B1" office:value-type="string">
            <text:p text:style-name="P64">Function</text:p>
          </table:table-cell>
        </table:table-row>
        <table:table-row table:style-name="Table8.1">
          <table:table-cell table:style-name="Table8.A1" office:value-type="string">
            <text:p text:style-name="P59">Arg syntax</text:p>
          </table:table-cell>
          <table:table-cell table:style-name="Table8.B1" office:value-type="string">
            <text:p text:style-name="P64">&lt;<text:span text:style-name="T40">fn</text:span>:<text:span text:style-name="T40">closure</text:span>&gt; &lt;<text:span text:style-name="T40">arg</text:span>:<text:span text:style-name="T40">any</text:span>&gt;</text:p>
          </table:table-cell>
        </table:table-row>
        <table:table-row table:style-name="Table8.1">
          <table:table-cell table:style-name="Table8.A1" office:value-type="string">
            <text:p text:style-name="P59">Description</text:p>
          </table:table-cell>
          <table:table-cell table:style-name="Table8.B1" office:value-type="string">
            <text:p text:style-name="P64">Takes <text:span text:style-name="T40">a closure with at least one unbound variable and binds the given value to the next to be bound</text:span>.</text:p>
          </table:table-cell>
        </table:table-row>
        <table:table-row table:style-name="Table8.1">
          <table:table-cell table:style-name="Table8.A1" office:value-type="string">
            <text:p text:style-name="P59">Returns</text:p>
          </table:table-cell>
          <table:table-cell table:style-name="Table8.B1" office:value-type="string">
            <text:p text:style-name="P86">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p>
            <text:p text:style-name="P174">set bind[fn, arg]:{fn arg}</text:p>
            <text:p text:style-name="P65">See also: <text:span text:style-name="T4">closure</text:span>, <text:span text:style-name="T4">code</text:span>, <text:span text:style-name="T4">context</text:span>, <text:span text:style-name="T4">argname</text:span>, <text:span text:style-name="T4">argnames</text:span></text:p>
          </table:table-cell>
        </table:table-row>
        <table:table-row table:style-name="Table8.1">
          <table:table-cell table:style-name="Table8.A1" office:value-type="string">
            <text:p text:style-name="P59">Example</text:p>
          </table:table-cell>
          <table:table-cell table:style-name="Table8.B1" office:value-type="string">
            <text:p text:style-name="P135">&gt; <text:span text:style-name="T41">set dir bind [a] 33!</text:span></text:p>
            <text:p text:style-name="P151">&gt; eval dir</text:p>
            <text:p text:style-name="P151">[a=33]</text:p>
            <text:p text:style-name="P151"/>
            <text:p text:style-name="P151">&gt; set inc bind add 1!</text:p>
            <text:p text:style-name="P151">&gt; inc 3</text:p>
            <text:p text:style-name="P151">4</text:p>
          </table:table-cell>
        </table:table-row>
      </table:table>
      <text:h text:style-name="P29" text:outline-level="3"><text:soft-page-break/><text:span text:style-name="T39">binsplit</text:span> &lt;<text:span text:style-name="T42">bool&gt; &lt;bool&gt; &lt;int&gt; &lt;string&gt;</text:span></text:h>
      <table:table table:name="Table135" table:style-name="Table135" table:template-name="FTL Name Spec">
        <table:table-column table:style-name="Table135.A"/>
        <table:table-column table:style-name="Table135.B"/>
        <table:table-row table:style-name="Table135.1">
          <table:table-cell table:style-name="Table135.A1" office:value-type="string">
            <text:p text:style-name="P59">Name</text:p>
          </table:table-cell>
          <table:table-cell table:style-name="Table135.B1" office:value-type="string">
            <text:p text:style-name="P109">bi<text:span text:style-name="T41">nsplit</text:span></text:p>
          </table:table-cell>
        </table:table-row>
        <table:table-row table:style-name="Table135.1">
          <table:table-cell table:style-name="Table135.A1" office:value-type="string">
            <text:p text:style-name="P59">Kind</text:p>
          </table:table-cell>
          <table:table-cell table:style-name="Table135.B1" office:value-type="string">
            <text:p text:style-name="P64">Function</text:p>
          </table:table-cell>
        </table:table-row>
        <table:table-row table:style-name="Table135.1">
          <table:table-cell table:style-name="Table135.A1" office:value-type="string">
            <text:p text:style-name="P59">Arg syntax</text:p>
          </table:table-cell>
          <table:table-cell table:style-name="Table135.B1" office:value-type="string">
            <text:p text:style-name="P64">&lt;<text:span text:style-name="T42">le</text:span>:<text:span text:style-name="T42">bool</text:span>&gt; &lt;<text:span text:style-name="T42">signed</text:span>:<text:span text:style-name="T42">bool</text:span>&gt; <text:span text:style-name="T42">&lt;bytes:int&gt; &lt;data:string&gt;</text:span></text:p>
          </table:table-cell>
        </table:table-row>
        <table:table-row table:style-name="Table135.1">
          <table:table-cell table:style-name="Table135.A1" office:value-type="string">
            <text:p text:style-name="P59">Description</text:p>
          </table:table-cell>
          <table:table-cell table:style-name="Table135.B1" office:value-type="string">
            <text:p text:style-name="P87">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43">remainder of the data (that is less than ‘bytes’ in length) is not represented in the resulting vector.</text:span></text:p>
            <text:p text:style-name="P88">This function creates an alternative representation of the data ‘data’ and does not duplicate the memory required to hold it.</text:p>
            <text:p text:style-name="P89">Valid values for ‘bytes’ are only 1, 2, or 4.</text:p>
          </table:table-cell>
        </table:table-row>
        <table:table-row table:style-name="Table135.1">
          <table:table-cell table:style-name="Table135.A1" office:value-type="string">
            <text:p text:style-name="P59">Returns</text:p>
          </table:table-cell>
          <table:table-cell table:style-name="Table135.B1" office:value-type="string">
            <text:p text:style-name="P64">Bitwise "and" of <text:span text:style-name="T1">b1</text:span> and <text:span text:style-name="T1">b2</text:span>.<text:span text:style-name="T1"><text:line-break/></text:span>See also: <text:span text:style-name="T5">chop</text:span></text:p>
          </table:table-cell>
        </table:table-row>
        <table:table-row table:style-name="Table135.1">
          <table:table-cell table:style-name="Table135.A1" office:value-type="string">
            <text:p text:style-name="P59">Example</text:p>
          </table:table-cell>
          <table:table-cell table:style-name="Table135.B1" office:value-type="string">
            <text:p text:style-name="P152">&gt; set bin "\xff\xff\xff\xff\x80\x00\x00\x01\x01\x00\x00\xff"</text:p>
            <text:p text:style-name="P152">&gt; int_fmt_hexbits 255</text:p>
            <text:p text:style-name="P152">-1</text:p>
            <text:p text:style-name="P152">&gt; binsplit TRUE TRUE 4 bin</text:p>
            <text:p text:style-name="P152">&lt;-1, 0x1000080, 0xffffffffff000001&gt;</text:p>
            <text:p text:style-name="P152">&gt; binsplit TRUE FALSE 4 bin</text:p>
            <text:p text:style-name="P152">&lt;0xffffffff, 0x1000080, 0xff000001&gt;</text:p>
            <text:p text:style-name="P152">&gt; binsplit FALSE TRUE 4 bin</text:p>
            <text:p text:style-name="P152">&lt;-1, 0xffffffff80000001, 0x10000ff&gt;</text:p>
            <text:p text:style-name="P152">&gt; binsplit FALSE FALSE 4 bin</text:p>
            <text:p text:style-name="P152">&lt;0xffffffff, 0x80000001, 0x10000ff&gt;</text:p>
            <text:p text:style-name="P152">&gt; binsplit TRUE TRUE 2 bin</text:p>
            <text:p text:style-name="P152">&lt;-1, -1, 128, 0x100, 1, 0xffffffffffffff00&gt;</text:p>
            <text:p text:style-name="P152">&gt; binsplit TRUE FALSE 2 bin</text:p>
            <text:p text:style-name="P152">&lt;0xffff, 0xffff, 128, 0x100, 1, 0xff00&gt;</text:p>
            <text:p text:style-name="P152">&gt; binsplit FALSE TRUE 2 bin</text:p>
            <text:p text:style-name="P152">&lt;-1, -1, 0xffffffffffff8000, 1, 0x100, 255&gt;</text:p>
            <text:p text:style-name="P152">&gt; binsplit FALSE FALSE 2 bin</text:p>
            <text:p text:style-name="P152">&lt;0xffff, 0xffff, 0x8000, 1, 0x100, 255&gt;</text:p>
            <text:p text:style-name="P152">&gt; binsplit TRUE TRUE 1 bin</text:p>
            <text:p text:style-name="P152">&lt;-1, -1, -1, -1, -128, 0, 0, 1, 1, 0, 0, -1&gt;</text:p>
            <text:p text:style-name="P152">&gt; binsplit TRUE FALSE 1 bin</text:p>
            <text:p text:style-name="P152">&lt;255, 255, 255, 255, 128, 0, 0, 1, 1, 0, 0, 255&gt;</text:p>
          </table:table-cell>
        </table:table-row>
      </table:table>
      <text:h text:style-name="P34" text:outline-level="3">bit<text:span text:style-name="T55">and</text:span> &lt;int&gt; &lt;int&gt;</text:h>
      <table:table table:name="Table141" table:style-name="Table141">
        <table:table-column table:style-name="Table141.A"/>
        <table:table-column table:style-name="Table141.B"/>
        <table:table-row table:style-name="Table141.1">
          <table:table-cell table:style-name="Table141.A1" office:value-type="string">
            <text:p text:style-name="P60">Name</text:p>
          </table:table-cell>
          <table:table-cell table:style-name="Table141.B1" office:value-type="string">
            <text:p text:style-name="P114">bit<text:span text:style-name="T55">and</text:span></text:p>
          </table:table-cell>
        </table:table-row>
        <table:table-row table:style-name="Table141.1">
          <table:table-cell table:style-name="Table141.A1" office:value-type="string">
            <text:p text:style-name="P60">Kind</text:p>
          </table:table-cell>
          <table:table-cell table:style-name="Table141.B1" office:value-type="string">
            <text:p text:style-name="P74">Function</text:p>
          </table:table-cell>
        </table:table-row>
        <text:soft-page-break/>
        <table:table-row table:style-name="Table141.1">
          <table:table-cell table:style-name="Table141.A1" office:value-type="string">
            <text:p text:style-name="P60">Arg syntax</text:p>
          </table:table-cell>
          <table:table-cell table:style-name="Table141.B1" office:value-type="string">
            <text:p text:style-name="P74">&lt;b1:int&gt; &lt;b2:int&gt;</text:p>
          </table:table-cell>
        </table:table-row>
        <table:table-row table:style-name="Table141.1">
          <table:table-cell table:style-name="Table141.A1" office:value-type="string">
            <text:p text:style-name="P60">Description</text:p>
          </table:table-cell>
          <table:table-cell table:style-name="Table141.B1" office:value-type="string">
            <text:p text:style-name="P74">Takes two sets of 64 bits (held in the two integers represented in two's complement arithmetic) and returns the integer representing the "<text:span text:style-name="T55">and</text:span>" of corresponding bits.</text:p>
          </table:table-cell>
        </table:table-row>
        <table:table-row table:style-name="Table141.1">
          <table:table-cell table:style-name="Table141.A1" office:value-type="string">
            <text:p text:style-name="P60">Returns</text:p>
          </table:table-cell>
          <table:table-cell table:style-name="Table141.B1" office:value-type="string">
            <text:p text:style-name="P74">Bitwise "<text:span text:style-name="T55">and</text:span>" of <text:span text:style-name="T1">b1</text:span> and <text:span text:style-name="T1">b2</text:span>.<text:span text:style-name="T1"><text:line-break/></text:span>See also: <text:span text:style-name="T11">or</text:span>, <text:span text:style-name="T1">bit</text:span><text:span text:style-name="T11">or</text:span>, <text:span text:style-name="T1">bitxor</text:span>, <text:span text:style-name="T1">bitnot</text:span></text:p>
          </table:table-cell>
        </table:table-row>
        <table:table-row table:style-name="Table141.1">
          <table:table-cell table:style-name="Table141.A1" office:value-type="string">
            <text:p text:style-name="P60">Example</text:p>
          </table:table-cell>
          <table:table-cell table:style-name="Table141.B1" office:value-type="string">
            <text:p text:style-name="P142">&gt; bitand 1 3</text:p>
            <text:p text:style-name="P155">1</text:p>
            <text:p text:style-name="P142"><text:span text:style-name="T55">&gt; </text:span>bitand 0 0xffff</text:p>
            <text:p text:style-name="P155">0</text:p>
            <text:p text:style-name="P142"><text:span text:style-name="T55">&gt; </text:span>strf "0x%09x" &lt;bitand 0x000fff000 0x123456789!&gt;</text:p>
            <text:p text:style-name="P142">"0x000456000"</text:p>
          </table:table-cell>
        </table:table-row>
      </table:table>
      <text:h text:style-name="P34" text:outline-level="3">bitnot &lt;int&gt; </text:h>
      <table:table table:name="Table9" table:style-name="Table9" table:template-name="FTL Name Spec">
        <table:table-column table:style-name="Table9.A"/>
        <table:table-column table:style-name="Table9.B"/>
        <table:table-row table:style-name="Table9.1">
          <table:table-cell table:style-name="Table9.A1" office:value-type="string">
            <text:p text:style-name="P57">Name</text:p>
          </table:table-cell>
          <table:table-cell table:style-name="Table9.B1" office:value-type="string">
            <text:p text:style-name="P108">bitnot</text:p>
          </table:table-cell>
        </table:table-row>
        <table:table-row table:style-name="Table9.1">
          <table:table-cell table:style-name="Table9.A1" office:value-type="string">
            <text:p text:style-name="P57">Kind</text:p>
          </table:table-cell>
          <table:table-cell table:style-name="Table9.B1" office:value-type="string">
            <text:p text:style-name="P62">Function</text:p>
          </table:table-cell>
        </table:table-row>
        <table:table-row table:style-name="Table9.1">
          <table:table-cell table:style-name="Table9.A1" office:value-type="string">
            <text:p text:style-name="P57">Arg syntax</text:p>
          </table:table-cell>
          <table:table-cell table:style-name="Table9.B1" office:value-type="string">
            <text:p text:style-name="P62">&lt;b:int&gt;</text:p>
          </table:table-cell>
        </table:table-row>
        <table:table-row table:style-name="Table9.1">
          <table:table-cell table:style-name="Table9.A1" office:value-type="string">
            <text:p text:style-name="P57">Description</text:p>
          </table:table-cell>
          <table:table-cell table:style-name="Table9.B1" office:value-type="string">
            <text:p text:style-name="P62">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57">Returns</text:p>
          </table:table-cell>
          <table:table-cell table:style-name="Table9.B1" office:value-type="string">
            <text:p text:style-name="P62">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57">Example</text:p>
          </table:table-cell>
          <table:table-cell table:style-name="Table9.B1" office:value-type="string">
            <text:p text:style-name="P133">&gt; bitnot 0</text:p>
            <text:p text:style-name="P133">-1</text:p>
            <text:p text:style-name="P133">&gt; bitnot 0xffff</text:p>
            <text:p text:style-name="P133">-65536</text:p>
            <text:p text:style-name="P133">&gt; strf "0x%09x" &lt;bitnot 0x000fff000!&gt;</text:p>
            <text:p text:style-name="P133">"0xffffffffff000fff"</text:p>
          </table:table-cell>
        </table:table-row>
      </table:table>
      <text:h text:style-name="P28" text:outline-level="3">bitor &lt;int&gt; &lt;int&gt;</text:h>
      <table:table table:name="Table10" table:style-name="Table10" table:template-name="FTL Name Spec">
        <table:table-column table:style-name="Table10.A"/>
        <table:table-column table:style-name="Table10.B"/>
        <table:table-row table:style-name="Table10.1">
          <table:table-cell table:style-name="Table10.A1" office:value-type="string">
            <text:p text:style-name="P57">Name</text:p>
          </table:table-cell>
          <table:table-cell table:style-name="Table10.B1" office:value-type="string">
            <text:p text:style-name="P108">bitor</text:p>
          </table:table-cell>
        </table:table-row>
        <table:table-row table:style-name="Table10.1">
          <table:table-cell table:style-name="Table10.A1" office:value-type="string">
            <text:p text:style-name="P57">Kind</text:p>
          </table:table-cell>
          <table:table-cell table:style-name="Table10.B1" office:value-type="string">
            <text:p text:style-name="P62">Function</text:p>
          </table:table-cell>
        </table:table-row>
        <table:table-row table:style-name="Table10.1">
          <table:table-cell table:style-name="Table10.A1" office:value-type="string">
            <text:p text:style-name="P57">Arg syntax</text:p>
          </table:table-cell>
          <table:table-cell table:style-name="Table10.B1" office:value-type="string">
            <text:p text:style-name="P62">&lt;b1:int&gt; &lt;b2:int&gt;</text:p>
          </table:table-cell>
        </table:table-row>
        <table:table-row table:style-name="Table10.1">
          <table:table-cell table:style-name="Table10.A1" office:value-type="string">
            <text:p text:style-name="P57">Description</text:p>
          </table:table-cell>
          <table:table-cell table:style-name="Table10.B1" office:value-type="string">
            <text:p text:style-name="P62">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57">Returns</text:p>
          </table:table-cell>
          <table:table-cell table:style-name="Table10.B1" office:value-type="string">
            <text:p text:style-name="P62">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ext:soft-page-break/>
        <table:table-row table:style-name="Table10.1">
          <table:table-cell table:style-name="Table10.A1" office:value-type="string">
            <text:p text:style-name="P57">Example</text:p>
          </table:table-cell>
          <table:table-cell table:style-name="Table10.B1" office:value-type="string">
            <text:p text:style-name="P133">&gt; bitor 1 2</text:p>
            <text:p text:style-name="P133">3</text:p>
            <text:p text:style-name="P133">&gt; bitor 0xffff0000 0xffff</text:p>
            <text:p text:style-name="P133">4294967295</text:p>
            <text:p text:style-name="P133">&gt; strf "0x%09x" &lt;bitor 0x000fff000 0x123456789!&gt;</text:p>
            <text:p text:style-name="P133">"0x123fff789"</text:p>
          </table:table-cell>
        </table:table-row>
      </table:table>
      <text:h text:style-name="P28" text:outline-level="3">bitxor &lt;int&gt; &lt;int&gt; </text:h>
      <table:table table:name="Table11" table:style-name="Table11" table:template-name="FTL Name Spec">
        <table:table-column table:style-name="Table11.A"/>
        <table:table-column table:style-name="Table11.B"/>
        <table:table-row table:style-name="Table11.1">
          <table:table-cell table:style-name="Table11.A1" office:value-type="string">
            <text:p text:style-name="P57">Name</text:p>
          </table:table-cell>
          <table:table-cell table:style-name="Table11.B1" office:value-type="string">
            <text:p text:style-name="P108">bitxor</text:p>
          </table:table-cell>
        </table:table-row>
        <table:table-row table:style-name="Table11.1">
          <table:table-cell table:style-name="Table11.A1" office:value-type="string">
            <text:p text:style-name="P57">Kind</text:p>
          </table:table-cell>
          <table:table-cell table:style-name="Table11.B1" office:value-type="string">
            <text:p text:style-name="P62">Function</text:p>
          </table:table-cell>
        </table:table-row>
        <table:table-row table:style-name="Table11.1">
          <table:table-cell table:style-name="Table11.A1" office:value-type="string">
            <text:p text:style-name="P57">Arg syntax</text:p>
          </table:table-cell>
          <table:table-cell table:style-name="Table11.B1" office:value-type="string">
            <text:p text:style-name="P62">&lt;b1:int&gt; &lt;b2:int&gt;</text:p>
          </table:table-cell>
        </table:table-row>
        <table:table-row table:style-name="Table11.1">
          <table:table-cell table:style-name="Table11.A1" office:value-type="string">
            <text:p text:style-name="P57">Description</text:p>
          </table:table-cell>
          <table:table-cell table:style-name="Table11.B1" office:value-type="string">
            <text:p text:style-name="P62">Takes two sets of 64 bits (held in the two integers represented in two's complement arithmetic) and returns the integer representing the "exclusive or" of corresponding bits.</text:p>
          </table:table-cell>
        </table:table-row>
        <table:table-row table:style-name="Table11.1">
          <table:table-cell table:style-name="Table11.A1" office:value-type="string">
            <text:p text:style-name="P57">Returns</text:p>
          </table:table-cell>
          <table:table-cell table:style-name="Table11.B1" office:value-type="string">
            <text:p text:style-name="P62">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able:table-row table:style-name="Table11.1">
          <table:table-cell table:style-name="Table11.A1" office:value-type="string">
            <text:p text:style-name="P57">Example</text:p>
          </table:table-cell>
          <table:table-cell table:style-name="Table11.B1" office:value-type="string">
            <text:p text:style-name="P133">&gt; bitxor 1 3</text:p>
            <text:p text:style-name="P133">2</text:p>
            <text:p text:style-name="P133">&gt; bitxor 0xffff 0xff00</text:p>
            <text:p text:style-name="P133">255</text:p>
            <text:p text:style-name="P133">&gt; <text:s/>strf "0x%09x" &lt;bitxor 0x000fff000 0x555555555!&gt;</text:p>
            <text:p text:style-name="P133">"0x555aaa555"</text:p>
          </table:table-cell>
        </table:table-row>
      </table:table>
      <text:h text:style-name="P232" text:outline-level="3"><text:span text:style-name="T145">ceil</text:span> &lt;<text:span text:style-name="T145">real</text:span>&gt; </text:h>
      <table:table table:name="Table149" table:style-name="Table149">
        <table:table-column table:style-name="Table149.A"/>
        <table:table-column table:style-name="Table149.B"/>
        <table:table-row table:style-name="Table149.1">
          <table:table-cell table:style-name="Table149.A1" office:value-type="string">
            <text:p text:style-name="P297">Name</text:p>
          </table:table-cell>
          <table:table-cell table:style-name="Table149.B1" office:value-type="string">
            <text:p text:style-name="P311">ceil</text:p>
          </table:table-cell>
        </table:table-row>
        <table:table-row table:style-name="Table149.1">
          <table:table-cell table:style-name="Table149.A1" office:value-type="string">
            <text:p text:style-name="P297">Kind</text:p>
          </table:table-cell>
          <table:table-cell table:style-name="Table149.B1" office:value-type="string">
            <text:p text:style-name="P282">Function <text:span text:style-name="T220">(available only when the real type is supported.)</text:span></text:p>
          </table:table-cell>
        </table:table-row>
        <table:table-row table:style-name="Table149.1">
          <table:table-cell table:style-name="Table149.A1" office:value-type="string">
            <text:p text:style-name="P297">Arg syntax</text:p>
          </table:table-cell>
          <table:table-cell table:style-name="Table149.B1" office:value-type="string">
            <text:p text:style-name="P281">&lt;n:<text:span text:style-name="T219">real</text:span>&gt;</text:p>
          </table:table-cell>
        </table:table-row>
        <table:table-row table:style-name="Table149.1">
          <table:table-cell table:style-name="Table149.A1" office:value-type="string">
            <text:p text:style-name="P297">Description</text:p>
          </table:table-cell>
          <table:table-cell table:style-name="Table149.B1" office:value-type="string">
            <text:p text:style-name="P281">Takes a <text:span text:style-name="T218">real </text:span>and returns <text:span text:style-name="T219">a real number representing the smallest integer not less than n (the ceiling of the </text:span><text:span text:style-name="T220">integral part of the real)</text:span>.</text:p>
          </table:table-cell>
        </table:table-row>
        <table:table-row table:style-name="Table149.1">
          <table:table-cell table:style-name="Table149.A1" office:value-type="string">
            <text:p text:style-name="P297">Returns</text:p>
          </table:table-cell>
          <table:table-cell table:style-name="Table149.B1" office:value-type="string">
            <text:p text:style-name="P281">An <text:span text:style-name="T218">real </text:span>with the <text:span text:style-name="T220">smallest integral number less than n</text:span>.<text:line-break/><text:span text:style-name="T220">Note: the result is not an integer – </text:span><text:span text:style-name="T23">rint</text:span><text:span text:style-name="T220"> can be used to convert it to an integer though.</text:span><text:span text:style-name="T1"><text:line-break/></text:span>See also: <text:span text:style-name="T23">rint</text:span>, <text:span text:style-name="T23">floor</text:span>, <text:span text:style-name="T23">round</text:span></text:p>
          </table:table-cell>
        </table:table-row>
        <text:soft-page-break/>
        <table:table-row table:style-name="Table149.1">
          <table:table-cell table:style-name="Table149.A1" office:value-type="string">
            <text:p text:style-name="P297">Example</text:p>
          </table:table-cell>
          <table:table-cell table:style-name="Table149.B1" office:value-type="string">
            <text:p text:style-name="P246">&gt; ceil 10.1</text:p>
            <text:p text:style-name="P246">11</text:p>
            <text:p text:style-name="P246">&gt; ceil 10.9</text:p>
            <text:p text:style-name="P246">11</text:p>
            <text:p text:style-name="P246">&gt; ceil -10.1</text:p>
            <text:p text:style-name="P246">-10</text:p>
            <text:p text:style-name="P246">&gt; ceil -10.9</text:p>
            <text:p text:style-name="P246">-10</text:p>
            <text:p text:style-name="P246">&gt; typeof (ceil 10!)</text:p>
            <text:p text:style-name="P246">$basetype.int</text:p>
            <text:p text:style-name="P246">&gt; typeof (ceil 10.1!)</text:p>
            <text:p text:style-name="P246">$basetype.real</text:p>
          </table:table-cell>
        </table:table-row>
      </table:table>
      <text:h text:style-name="P232" text:outline-level="3">chop &lt;int<text:span text:style-name="T59">ordir</text:span>&gt; &lt;string&gt;</text:h>
      <table:table table:name="Table12" table:style-name="Table12" table:template-name="FTL Name Spec">
        <table:table-column table:style-name="Table12.A"/>
        <table:table-column table:style-name="Table12.B"/>
        <table:table-row table:style-name="Table12.1">
          <table:table-cell table:style-name="Table12.A1" office:value-type="string">
            <text:p text:style-name="P57">Name</text:p>
          </table:table-cell>
          <table:table-cell table:style-name="Table12.B1" office:value-type="string">
            <text:p text:style-name="P108">chop</text:p>
          </table:table-cell>
        </table:table-row>
        <table:table-row table:style-name="Table12.1">
          <table:table-cell table:style-name="Table12.A1" office:value-type="string">
            <text:p text:style-name="P57">Kind</text:p>
          </table:table-cell>
          <table:table-cell table:style-name="Table12.B1" office:value-type="string">
            <text:p text:style-name="P62">Function</text:p>
          </table:table-cell>
        </table:table-row>
        <table:table-row table:style-name="Table12.1">
          <table:table-cell table:style-name="Table12.A1" office:value-type="string">
            <text:p text:style-name="P57">Arg syntax</text:p>
          </table:table-cell>
          <table:table-cell table:style-name="Table12.B1" office:value-type="string">
            <text:p text:style-name="P75">&lt;stride:int<text:span text:style-name="T56">ordir</text:span>&gt; &lt;str:string&gt; </text:p>
          </table:table-cell>
        </table:table-row>
        <table:table-row table:style-name="Table12.1">
          <table:table-cell table:style-name="Table12.A1" office:value-type="string">
            <text:p text:style-name="P57">Description</text:p>
          </table:table-cell>
          <table:table-cell table:style-name="Table12.B1" office:value-type="string">
            <text:p text:style-name="P62">Returns a vector of successive substrings from &lt;str&gt; <text:span text:style-name="T56">as determined by stride. When stride is an integer </text:span>each <text:span text:style-name="T56">substring is </text:span>|&lt;stride&gt;| octets long except the <text:s/><text:span text:style-name="T58">l</text:span>ast which may have fewer <text:span text:style-name="T56">(being all that is left)</text:span>.  The substrings are taken <text:s/><text:span text:style-name="T58">s</text:span>equentially from <text:span text:style-name="T56">str with postive values of &lt;stride&gt; being taken from the front of <text:s/>he string and negative ones being taken from the back.</text:span></text:p>
            <text:p text:style-name="P95">When stride is a directory each element in the vector will have the same shape as the directory <text:span text:style-name="T58">(and its subdirectories)</text:span> except that the values are replaced by successive substrings from &lt;str&gt;.</text:p>
          </table:table-cell>
        </table:table-row>
        <table:table-row table:style-name="Table12.1">
          <table:table-cell table:style-name="Table12.A1" office:value-type="string">
            <text:p text:style-name="P57">Returns</text:p>
          </table:table-cell>
          <table:table-cell table:style-name="Table12.B1" office:value-type="string">
            <text:p text:style-name="P62">A vector of successive <text:span text:style-name="T59">substrings</text:span> <text:span text:style-name="T59">or directories of</text:span> substrings taken from the string.<text:span text:style-name="T1"><text:line-break/></text:span>See also: <text:span text:style-name="name"><text:span text:style-name="T59">chopn</text:span></text:span><text:span text:style-name="T59">, </text:span><text:span text:style-name="T1">zip, </text:span><text:span text:style-name="T12">join</text:span></text:p>
          </table:table-cell>
        </table:table-row>
        <table:table-row table:style-name="Table12.1">
          <table:table-cell table:style-name="Table12.A1" office:value-type="string">
            <text:p text:style-name="P57">Example</text:p>
          </table:table-cell>
          <table:table-cell table:style-name="Table12.B1" office:value-type="string">
            <text:p text:style-name="P133">&gt; chop 3 "abcdefghijk"</text:p>
            <text:p text:style-name="P133">&lt;"abc", "def", "ghi", "jk"&gt;</text:p>
            <text:p text:style-name="P133">&gt; chop -3 "abcdefghijk"</text:p>
            <text:p text:style-name="P133">&lt;"ijk", "fgh", "cde", "ab"&gt;</text:p>
            <text:p text:style-name="P133"><text:span text:style-name="T58">&gt; </text:span>set rev[x]:{x.&lt;(len x!)-1..0&gt;}</text:p>
            <text:p text:style-name="P133">&gt; join "," (rev (chop -3 (strf "%d" &lt;10000000&gt;!)!)!)</text:p>
            <text:p text:style-name="P133">"10,000,000"</text:p>
            <text:p text:style-name="P133">&gt; chop [word=-4] "thisand that"</text:p>
            <text:p text:style-name="P133">&lt;[word="that"], [word="and "], [word="this"]&gt;</text:p>
            <text:p text:style-name="P133">&gt; chop <text:span text:style-name="T57">[first=</text:span>&lt;<text:span text:style-name="T57">1,1</text:span>&gt;,<text:span text:style-name="T57">body=6]</text:span> "* <text:span text:style-name="T57">thing1**thing2+*thing3</text:span>"</text:p>
            <text:p text:style-name="P133">&lt;[first=&lt;"*", " "&gt;, body="thing1"], [first=&lt;"*", "*"&gt;, body="thing2"], [first=&lt;"+", "*"&gt;, body="thing3"]&gt;</text:p>
            <text:p text:style-name="P133">&gt; join NULL (chop &lt;-5,-4,-2,-4,-2,-4,-5&gt; "able was I ere I saw elba "!)</text:p>
            <text:p text:style-name="P133">"elba saw I ere I was able "</text:p>
          </table:table-cell>
        </table:table-row>
      </table:table>
      <text:h text:style-name="P35" text:outline-level="3"><text:soft-page-break/><text:span text:style-name="T59">c</text:span>hop<text:span text:style-name="T59">n &lt;int&gt;</text:span> &lt;int<text:span text:style-name="T59">ordir</text:span>&gt; &lt;string&gt;</text:h>
      <table:table table:name="Table142" table:style-name="Table142">
        <table:table-column table:style-name="Table142.A"/>
        <table:table-column table:style-name="Table142.B"/>
        <table:table-row table:style-name="Table142.1">
          <table:table-cell table:style-name="Table142.A1" office:value-type="string">
            <text:p text:style-name="P61">Name</text:p>
          </table:table-cell>
          <table:table-cell table:style-name="Table142.B1" office:value-type="string">
            <text:p text:style-name="P115">chop<text:span text:style-name="T59">n</text:span></text:p>
          </table:table-cell>
        </table:table-row>
        <table:table-row table:style-name="Table142.1">
          <table:table-cell table:style-name="Table142.A1" office:value-type="string">
            <text:p text:style-name="P61">Kind</text:p>
          </table:table-cell>
          <table:table-cell table:style-name="Table142.B1" office:value-type="string">
            <text:p text:style-name="P76">Function</text:p>
          </table:table-cell>
        </table:table-row>
        <table:table-row table:style-name="Table142.1">
          <table:table-cell table:style-name="Table142.A1" office:value-type="string">
            <text:p text:style-name="P61">Arg syntax</text:p>
          </table:table-cell>
          <table:table-cell table:style-name="Table142.B1" office:value-type="string">
            <text:p text:style-name="P76"><text:span text:style-name="T59">&lt;items:int&gt; </text:span>&lt;stride:int<text:span text:style-name="T56">ordir</text:span>&gt; &lt;str:string&gt; </text:p>
          </table:table-cell>
        </table:table-row>
        <table:table-row table:style-name="Table142.1">
          <table:table-cell table:style-name="Table142.A1" office:value-type="string">
            <text:p text:style-name="P61">Description</text:p>
          </table:table-cell>
          <table:table-cell table:style-name="Table142.B1" office:value-type="string">
            <text:p text:style-name="P76">Returns a vector of <text:span text:style-name="T59">two items. <text:s/>The first is similar to that returned by </text:span><text:span text:style-name="name"><text:span text:style-name="T59">chop</text:span></text:span><text:span text:style-name="T59"> with up to &lt;items&gt; </text:span>successive substrings from &lt;str&gt; <text:span text:style-name="T56">as determined by stride. When stride is an integer </text:span>each <text:span text:style-name="T56">substring is </text:span>|&lt;stride&gt;| octets long except the <text:s/><text:span text:style-name="T58">l</text:span>ast which may have fewer <text:span text:style-name="T56">(being all that is left)</text:span>.  The substrings are taken <text:s/><text:span text:style-name="T58">s</text:span>equentially from <text:span text:style-name="T56">str with postive values of &lt;stride&gt; being taken from the front of <text:s/>he string and negative ones being taken from the back.</text:span></text:p>
            <text:p text:style-name="P96">When stride is a directory each element in the vector will have the same shape as the directory <text:span text:style-name="T58">(and its subdirectories)</text:span> except that the values are replaced by successive substrings from &lt;str&gt;.</text:p>
            <text:p text:style-name="P97">The second item in the vector returned is a string containing any remaining characters not removed from the string.</text:p>
          </table:table-cell>
        </table:table-row>
        <table:table-row table:style-name="Table142.1">
          <table:table-cell table:style-name="Table142.A1" office:value-type="string">
            <text:p text:style-name="P61">Returns</text:p>
          </table:table-cell>
          <table:table-cell table:style-name="Table142.B1" office:value-type="string">
            <text:p text:style-name="P76">A vector <text:span text:style-name="T59">of two items. <text:s/>The first a vector</text:span> of successive substrings <text:span text:style-name="T59">or directory of substrings </text:span>taken from the string; <text:span text:style-name="T59">and the second any remaining characters in the string.</text:span><text:span text:style-name="T1"><text:line-break/></text:span>See also: <text:span text:style-name="T1">zip, </text:span><text:span text:style-name="T12">chop, join</text:span></text:p>
          </table:table-cell>
        </table:table-row>
        <table:table-row table:style-name="Table142.1">
          <table:table-cell table:style-name="Table142.A1" office:value-type="string">
            <text:p text:style-name="P61">Example</text:p>
          </table:table-cell>
          <table:table-cell table:style-name="Table142.B1" office:value-type="string">
            <text:p text:style-name="P143">&gt; <text:span text:style-name="T59">set first[n,str]:{ (</text:span>chop<text:span text:style-name="T59">n 1</text:span> <text:span text:style-name="T59">n</text:span> <text:span text:style-name="T59">str!).0 }</text:span></text:p>
            <text:p text:style-name="P156">&gt; set last[n,str]:{ (chopn 1 (-n) str!).0 }</text:p>
            <text:p text:style-name="P156">&gt; set allbutfirst[n,str]:{ (chopn 1 n str!).1 }</text:p>
            <text:p text:style-name="P156">&gt; set allbutlast[n,str]:{ (chopn 1 (-n) str!}.1 }</text:p>
            <text:p text:style-name="P156">&gt; first 3 "abcdefghij"</text:p>
            <text:p text:style-name="P156">"abc"</text:p>
            <text:p text:style-name="P156">&gt; last 3 "abcdefghij"</text:p>
            <text:p text:style-name="P156">"hij"</text:p>
            <text:p text:style-name="P156">&gt; allbutfirst 3 "abcdefghij"</text:p>
            <text:p text:style-name="P156">"defghij"</text:p>
            <text:p text:style-name="P156">&gt; allbutlast 3 "abcdefghij"</text:p>
            <text:p text:style-name="P156">"abcdefg"</text:p>
            <text:p text:style-name="P157">&gt; chopn 1 [op=1,header=7] "3headerhpacketcontent"</text:p>
            <text:p text:style-name="P143">&lt;[op="3", header="headerh"], "packetcontent"&gt;</text:p>
          </table:table-cell>
        </table:table-row>
      </table:table>
      <text:h text:style-name="P35" text:outline-level="3">chr &lt;int&gt;</text:h>
      <table:table table:name="Table13" table:style-name="Table13" table:template-name="FTL Name Spec">
        <table:table-column table:style-name="Table13.A"/>
        <table:table-column table:style-name="Table13.B"/>
        <table:table-row table:style-name="Table13.1">
          <table:table-cell table:style-name="Table13.A1" office:value-type="string">
            <text:p text:style-name="P57">Name</text:p>
          </table:table-cell>
          <table:table-cell table:style-name="Table13.B1" office:value-type="string">
            <text:p text:style-name="P108">chr</text:p>
          </table:table-cell>
        </table:table-row>
        <table:table-row table:style-name="Table13.1">
          <table:table-cell table:style-name="Table13.A1" office:value-type="string">
            <text:p text:style-name="P57">Kind</text:p>
          </table:table-cell>
          <table:table-cell table:style-name="Table13.B1" office:value-type="string">
            <text:p text:style-name="P62">Function</text:p>
          </table:table-cell>
        </table:table-row>
        <table:table-row table:style-name="Table13.1">
          <table:table-cell table:style-name="Table13.A1" office:value-type="string">
            <text:p text:style-name="P57">Arg syntax</text:p>
          </table:table-cell>
          <table:table-cell table:style-name="Table13.B1" office:value-type="string">
            <text:p text:style-name="P62">&lt;widechar:int&gt;</text:p>
          </table:table-cell>
        </table:table-row>
        <table:table-row table:style-name="Table13.1">
          <table:table-cell table:style-name="Table13.A1" office:value-type="string">
            <text:p text:style-name="P57">Description</text:p>
          </table:table-cell>
          <table:table-cell table:style-name="Table13.B1" office:value-type="string">
            <text:p text:style-name="P62">Returns a string containing a single (possibly-multibyte) character with the given position in the current locale's character set.</text:p>
          </table:table-cell>
        </table:table-row>
        <table:table-row table:style-name="Table13.1">
          <table:table-cell table:style-name="Table13.A1" office:value-type="string">
            <text:p text:style-name="P57">Returns</text:p>
          </table:table-cell>
          <table:table-cell table:style-name="Table13.B1" office:value-type="string">
            <text:p text:style-name="P62">A string of octets representing the character with the given ordinal number.<text:span text:style-name="T1"><text:line-break/></text:span>See also: <text:span text:style-name="T1">octet</text:span>, <text:span text:style-name="T1">chrcode</text:span></text:p>
          </table:table-cell>
        </table:table-row>
        <text:soft-page-break/>
        <table:table-row table:style-name="Table13.1">
          <table:table-cell table:style-name="Table13.A1" office:value-type="string">
            <text:p text:style-name="P57">Example</text:p>
          </table:table-cell>
          <table:table-cell table:style-name="Table13.B1" office:value-type="string">
            <text:p text:style-name="P133">&gt; echo ${chr 163!}</text:p>
            <text:p text:style-name="P133">£</text:p>
            <text:p text:style-name="P133">&gt; chr 163</text:p>
            <text:p text:style-name="P133">"\xc2\xa3"</text:p>
            <text:p text:style-name="P133">&gt; eval chr 65!</text:p>
            <text:p text:style-name="P133">"A"</text:p>
          </table:table-cell>
        </table:table-row>
      </table:table>
      <text:h text:style-name="P28" text:outline-level="3">chrcode &lt;char&gt;</text:h>
      <table:table table:name="Table14" table:style-name="Table14" table:template-name="FTL Name Spec">
        <table:table-column table:style-name="Table14.A"/>
        <table:table-column table:style-name="Table14.B"/>
        <table:table-row table:style-name="Table14.1">
          <table:table-cell table:style-name="Table14.A1" office:value-type="string">
            <text:p text:style-name="P57">Name</text:p>
          </table:table-cell>
          <table:table-cell table:style-name="Table14.B1" office:value-type="string">
            <text:p text:style-name="P108">chrcode</text:p>
          </table:table-cell>
        </table:table-row>
        <table:table-row table:style-name="Table14.1">
          <table:table-cell table:style-name="Table14.A1" office:value-type="string">
            <text:p text:style-name="P57">Kind</text:p>
          </table:table-cell>
          <table:table-cell table:style-name="Table14.B1" office:value-type="string">
            <text:p text:style-name="P62">Function</text:p>
          </table:table-cell>
        </table:table-row>
        <table:table-row table:style-name="Table14.1">
          <table:table-cell table:style-name="Table14.A1" office:value-type="string">
            <text:p text:style-name="P57">Arg syntax</text:p>
          </table:table-cell>
          <table:table-cell table:style-name="Table14.B1" office:value-type="string">
            <text:p text:style-name="P62">&lt;char:string&gt;</text:p>
          </table:table-cell>
        </table:table-row>
        <table:table-row table:style-name="Table14.1">
          <table:table-cell table:style-name="Table14.A1" office:value-type="string">
            <text:p text:style-name="P57">Description</text:p>
          </table:table-cell>
          <table:table-cell table:style-name="Table14.B1" office:value-type="string">
            <text:p text:style-name="P62">Returns the ordinal position of the first (possibly-multibyte) character in its argument in the current locale's character set.</text:p>
          </table:table-cell>
        </table:table-row>
        <table:table-row table:style-name="Table14.1">
          <table:table-cell table:style-name="Table14.A1" office:value-type="string">
            <text:p text:style-name="P57">Returns</text:p>
          </table:table-cell>
          <table:table-cell table:style-name="Table14.B1" office:value-type="string">
            <text:p text:style-name="P62">An integer containing the ordinal number.<text:span text:style-name="T1"><text:line-break/></text:span>See also: <text:span text:style-name="T1">chr</text:span>, <text:span text:style-name="T1">octetcode</text:span></text:p>
          </table:table-cell>
        </table:table-row>
        <table:table-row table:style-name="Table14.1">
          <table:table-cell table:style-name="Table14.A1" office:value-type="string">
            <text:p text:style-name="P57">Example</text:p>
          </table:table-cell>
          <table:table-cell table:style-name="Table14.B1" office:value-type="string">
            <text:p text:style-name="P133">&gt; eval "£"</text:p>
            <text:p text:style-name="P133">"\xc2\xa3"</text:p>
            <text:p text:style-name="P133">&gt; chrcode "\xc2\xa3"</text:p>
            <text:p text:style-name="P133">163</text:p>
            <text:p text:style-name="P133">&gt; eval chrcode "€"!</text:p>
            <text:p text:style-name="P133">8364</text:p>
          </table:table-cell>
        </table:table-row>
      </table:table>
      <text:h text:style-name="P28" text:outline-level="3">closure &lt;bool&gt; &lt;dir&gt; &lt;code&gt;</text:h>
      <table:table table:name="Table15" table:style-name="Table15" table:template-name="FTL Name Spec">
        <table:table-column table:style-name="Table15.A"/>
        <table:table-column table:style-name="Table15.B"/>
        <table:table-row table:style-name="Table15.1">
          <table:table-cell table:style-name="Table15.A1" office:value-type="string">
            <text:p text:style-name="P57">Name</text:p>
          </table:table-cell>
          <table:table-cell table:style-name="Table15.B1" office:value-type="string">
            <text:p text:style-name="P108">closure</text:p>
          </table:table-cell>
        </table:table-row>
        <table:table-row table:style-name="Table15.1">
          <table:table-cell table:style-name="Table15.A1" office:value-type="string">
            <text:p text:style-name="P57">Kind</text:p>
          </table:table-cell>
          <table:table-cell table:style-name="Table15.B1" office:value-type="string">
            <text:p text:style-name="P62">Function</text:p>
          </table:table-cell>
        </table:table-row>
        <table:table-row table:style-name="Table15.1">
          <table:table-cell table:style-name="Table15.A1" office:value-type="string">
            <text:p text:style-name="P57">Arg syntax</text:p>
          </table:table-cell>
          <table:table-cell table:style-name="Table15.B1" office:value-type="string">
            <text:p text:style-name="P62">&lt;bool&gt; &lt;dir&gt; &lt;code&gt;</text:p>
          </table:table-cell>
        </table:table-row>
        <table:table-row table:style-name="Table15.1">
          <table:table-cell table:style-name="Table15.A1" office:value-type="string">
            <text:p text:style-name="P57">Description</text:p>
          </table:table-cell>
          <table:table-cell table:style-name="Table15.B1" office:value-type="string">
            <text:p text:style-name="P26">Create a closure from the environment &lt;dir&gt; and code &lt;code&gt;.  If &lt;bool&gt; is TRUE the new closure includes the current environment just as </text:p>
            <text:p text:style-name="P26">&lt;dir&gt;:&lt;code&gt;</text:p>
            <text:p text:style-name="P26">would. Otherwise it does not include the current envionment (i.e. the environment is precisely &lt;dir&gt;) just as</text:p>
            <text:p text:style-name="P26">&lt;dir&gt;::&lt;code&gt;</text:p>
            <text:p text:style-name="P26">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57">Returns</text:p>
          </table:table-cell>
          <table:table-cell table:style-name="Table15.B1" office:value-type="string">
            <text:p text:style-name="P62">A closure with no unbound variables created from &lt;dir&gt; and &lt;code&gt;.</text:p>
          </table:table-cell>
        </table:table-row>
        <text:soft-page-break/>
        <table:table-row table:style-name="Table15.1">
          <table:table-cell table:style-name="Table15.A1" office:value-type="string">
            <text:p text:style-name="P57">Example</text:p>
          </table:table-cell>
          <table:table-cell table:style-name="Table15.B1" office:value-type="string">
            <text:p text:style-name="P133">&gt; closure FALSE [inc=3] {&lt;0, inc .. 10&gt;}</text:p>
            <text:p text:style-name="P133">[inc=3]::{&lt;0, inc .. 10&gt;}</text:p>
            <text:p text:style-name="P133">&gt; set key_chooser[vals]:{(closure FALSE vals {key}!)!}</text:p>
            <text:p text:style-name="P133">&gt; key_chooser ["lock"=8,"key"=-9,"bolt"=2]</text:p>
            <text:p text:style-name="P133">-9</text:p>
            <text:p text:style-name="P133">&gt; key_chooser ["lock"=8,"bolt"=2]</text:p>
            <text:p text:style-name="P133">ftl $*console*@26@0: in</text:p>
            <text:p text:style-name="P133">ftl $*console*@26: in</text:p>
            <text:p text:style-name="P133">ftl $*console*:28: undefined symbol 'key'</text:p>
            <text:p text:style-name="P133">ftl $*console*:28: error in closure code body</text:p>
            <text:p text:style-name="P133">&gt; set init_42 closure TRUE [first=42] {[value=first]}!</text:p>
          </table:table-cell>
        </table:table-row>
      </table:table>
      <text:h text:style-name="P28" text:outline-level="3">cmd &lt;function&gt; &lt;help&gt;</text:h>
      <table:table table:name="Table16" table:style-name="Table16" table:template-name="FTL Name Spec">
        <table:table-column table:style-name="Table16.A"/>
        <table:table-column table:style-name="Table16.B"/>
        <table:table-row table:style-name="Table16.1">
          <table:table-cell table:style-name="Table16.A1" office:value-type="string">
            <text:p text:style-name="P198">Name</text:p>
          </table:table-cell>
          <table:table-cell table:style-name="Table16.B1" office:value-type="string">
            <text:p text:style-name="P108">cmd</text:p>
          </table:table-cell>
        </table:table-row>
        <table:table-row table:style-name="Table16.1">
          <table:table-cell table:style-name="Table16.A1" office:value-type="string">
            <text:p text:style-name="P198">Kind</text:p>
          </table:table-cell>
          <table:table-cell table:style-name="Table16.B1" office:value-type="string">
            <text:p text:style-name="P62">Function</text:p>
          </table:table-cell>
        </table:table-row>
        <table:table-row table:style-name="Table16.1">
          <table:table-cell table:style-name="Table16.A1" office:value-type="string">
            <text:p text:style-name="P198">Arg syntax</text:p>
          </table:table-cell>
          <table:table-cell table:style-name="Table16.B1" office:value-type="string">
            <text:p text:style-name="P62">&lt;function:closure&gt; &lt;help:string&gt;</text:p>
          </table:table-cell>
        </table:table-row>
        <table:table-row table:style-name="Table16.1">
          <table:table-cell table:style-name="Table16.A1" office:value-type="string">
            <text:p text:style-name="P198">Description</text:p>
          </table:table-cell>
          <table:table-cell table:style-name="Table16.B1" office:value-type="string">
            <text:p text:style-name="P62">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able:table-row table:style-name="Table16.1">
          <table:table-cell table:style-name="Table16.A1" office:value-type="string">
            <text:p text:style-name="P198">Returns</text:p>
          </table:table-cell>
          <table:table-cell table:style-name="Table16.B1" office:value-type="string">
            <text:p text:style-name="P62">A closure embedding the help string and a new command which evaluates the given function. </text:p>
          </table:table-cell>
        </table:table-row>
        <table:table-row table:style-name="Table16.1">
          <table:table-cell table:style-name="Table16.A1" office:value-type="string">
            <text:p text:style-name="P198">Example</text:p>
          </table:table-cell>
          <table:table-cell table:style-name="Table16.B1" office:value-type="string">
            <text:p text:style-name="P133">&gt; set onetwo_fn[s]:{ (split " " s!).&lt;0,1&gt; }</text:p>
            <text:p text:style-name="P133">&gt; set onetwo cmd onetwo_fn "&lt;first&gt; &lt;second&gt; .. return 1st and 2nd items"!</text:p>
            <text:p text:style-name="P133">&gt; help</text:p>
            <text:p text:style-name="P133">...</text:p>
            <text:p text:style-name="P133">onetwo &lt;first&gt; &lt;second&gt; .. return 1st and 2nd items</text:p>
            <text:p text:style-name="P133">...</text:p>
            <text:p text:style-name="P133">&gt; onetwo beaky mick titch</text:p>
            <text:p text:style-name="P133">&lt;"beaky", "mick"&gt;</text:p>
            <text:p text:style-name="P133">&gt; eval onetwo "-o file -- opts"!</text:p>
            <text:p text:style-name="P133">&lt;"-o", "file"&gt;</text:p>
          </table:table-cell>
        </table:table-row>
      </table:table>
      <text:h text:style-name="P28" text:outline-level="3">cmp &lt;any&gt; &lt;any&gt;</text:h>
      <table:table table:name="Table17" table:style-name="Table17" table:template-name="FTL Name Spec">
        <table:table-column table:style-name="Table17.A"/>
        <table:table-column table:style-name="Table17.B"/>
        <table:table-row table:style-name="Table17.1">
          <table:table-cell table:style-name="Table17.A1" office:value-type="string">
            <text:p text:style-name="P198">Name</text:p>
          </table:table-cell>
          <table:table-cell table:style-name="Table17.B1" office:value-type="string">
            <text:p text:style-name="P108">cmp</text:p>
          </table:table-cell>
        </table:table-row>
        <text:soft-page-break/>
        <table:table-row table:style-name="Table17.1">
          <table:table-cell table:style-name="Table17.A1" office:value-type="string">
            <text:p text:style-name="P198">Kind</text:p>
          </table:table-cell>
          <table:table-cell table:style-name="Table17.B1" office:value-type="string">
            <text:p text:style-name="P62">Function</text:p>
          </table:table-cell>
        </table:table-row>
        <table:table-row table:style-name="Table17.1">
          <table:table-cell table:style-name="Table17.A1" office:value-type="string">
            <text:p text:style-name="P198">Arg syntax</text:p>
          </table:table-cell>
          <table:table-cell table:style-name="Table17.B1" office:value-type="string">
            <text:p text:style-name="P62">&lt;arg1:any&gt; &lt;arg2:any&gt;</text:p>
          </table:table-cell>
        </table:table-row>
        <table:table-row table:style-name="Table17.1">
          <table:table-cell table:style-name="Table17.A1" office:value-type="string">
            <text:p text:style-name="P198">Description</text:p>
          </table:table-cell>
          <table:table-cell table:style-name="Table17.B1" office:value-type="string">
            <text:p text:style-name="P62">Compares two values returning an integer as follows:</text:p>
            <text:list xml:id="list496951087" text:style-name="L13">
              <text:list-item>
                <text:p text:style-name="P344">values incomparable: a non-zero value </text:p>
              </text:list-item>
              <text:list-item>
                <text:p text:style-name="P344">arg1 is arg2: zero </text:p>
              </text:list-item>
              <text:list-item>
                <text:p text:style-name="P344">value of arg1 is equivalent to the value of arg2: zero </text:p>
              </text:list-item>
              <text:list-item>
                <text:p text:style-name="P344">value of arg1 is less than the value of arg2: a negative integer </text:p>
              </text:list-item>
              <text:list-item>
                <text:p text:style-name="P267">value of arg1 is greater than the value of arg2: a strictly positive value </text:p>
              </text:list-item>
            </text:list>
            <text:p text:style-name="P62">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198">Returns</text:p>
          </table:table-cell>
          <table:table-cell table:style-name="Table17.B1" office:value-type="string">
            <text:p text:style-name="P62">An integer value comparing its arguments.</text:p>
          </table:table-cell>
        </table:table-row>
        <table:table-row table:style-name="Table17.1">
          <table:table-cell table:style-name="Table17.A1" office:value-type="string">
            <text:p text:style-name="P198">Example</text:p>
          </table:table-cell>
          <table:table-cell table:style-name="Table17.B1" office:value-type="string">
            <text:p text:style-name="P133">&gt; cmp 9 1</text:p>
            <text:p text:style-name="P133">1</text:p>
            <text:p text:style-name="P133">&gt; cmp "Astring" "Bstring"</text:p>
            <text:p text:style-name="P133">-1</text:p>
            <text:p text:style-name="P133">&gt; cmp "string\0_B" "string\0_A"</text:p>
            <text:p text:style-name="P133">1</text:p>
            <text:p text:style-name="P133">&gt; cmp &lt;1&gt; &lt;1&gt;</text:p>
            <text:p text:style-name="P133">-1</text:p>
            <text:p text:style-name="P133">&gt; set dir &lt;1&gt;</text:p>
            <text:p text:style-name="P133">&gt; cmp dir dir</text:p>
            <text:p text:style-name="P133">0</text:p>
            <text:p text:style-name="P133">&gt; cmp NULL ({}!)</text:p>
            <text:p text:style-name="P166">0</text:p>
          </table:table-cell>
        </table:table-row>
      </table:table>
      <text:h text:style-name="P28" text:outline-level="3">code &lt;closure&gt;</text:h>
      <table:table table:name="Table18" table:style-name="Table18" table:template-name="FTL Name Spec">
        <table:table-column table:style-name="Table18.A"/>
        <table:table-column table:style-name="Table18.B"/>
        <table:table-row table:style-name="Table18.1">
          <table:table-cell table:style-name="Table18.A1" office:value-type="string">
            <text:p text:style-name="P57">Name</text:p>
          </table:table-cell>
          <table:table-cell table:style-name="Table18.B1" office:value-type="string">
            <text:p text:style-name="P108">code</text:p>
          </table:table-cell>
        </table:table-row>
        <table:table-row table:style-name="Table18.1">
          <table:table-cell table:style-name="Table18.A1" office:value-type="string">
            <text:p text:style-name="P57">Kind</text:p>
          </table:table-cell>
          <table:table-cell table:style-name="Table18.B1" office:value-type="string">
            <text:p text:style-name="P62">Function</text:p>
          </table:table-cell>
        </table:table-row>
        <table:table-row table:style-name="Table18.1">
          <table:table-cell table:style-name="Table18.A1" office:value-type="string">
            <text:p text:style-name="P57">Arg syntax</text:p>
          </table:table-cell>
          <table:table-cell table:style-name="Table18.B1" office:value-type="string">
            <text:p text:style-name="P62">&lt;closure&gt;</text:p>
          </table:table-cell>
        </table:table-row>
        <table:table-row table:style-name="Table18.1">
          <table:table-cell table:style-name="Table18.A1" office:value-type="string">
            <text:p text:style-name="P57">Description</text:p>
          </table:table-cell>
          <table:table-cell table:style-name="Table18.B1" office:value-type="string">
            <text:p text:style-name="P62">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57">Returns</text:p>
          </table:table-cell>
          <table:table-cell table:style-name="Table18.B1" office:value-type="string">
            <text:p text:style-name="P62">A code value.</text:p>
          </table:table-cell>
        </table:table-row>
        <table:table-row table:style-name="Table18.1">
          <table:table-cell table:style-name="Table18.A1" office:value-type="string">
            <text:p text:style-name="P57">Example</text:p>
          </table:table-cell>
          <table:table-cell table:style-name="Table18.B1" office:value-type="string">
            <text:p text:style-name="P133">&gt; code [b=1,a]:{a+b}</text:p>
            <text:p text:style-name="P133">{a+b}</text:p>
            <text:p text:style-name="P133">&gt; code set</text:p>
            <text:p text:style-name="P133">&lt;cmd:0x8063679,1&gt;</text:p>
            <text:p text:style-name="P133">&gt; code code</text:p>
            <text:p text:style-name="P133">&lt;func:0x805ac4e,1&gt;</text:p>
          </table:table-cell>
        </table:table-row>
      </table:table>
      <text:h text:style-name="P28" text:outline-level="3"><text:soft-page-break/>collate &lt;string1&gt; &lt;string2&gt;</text:h>
      <table:table table:name="Table19" table:style-name="Table19" table:template-name="FTL Name Spec">
        <table:table-column table:style-name="Table19.A"/>
        <table:table-column table:style-name="Table19.B"/>
        <table:table-row table:style-name="Table19.1">
          <table:table-cell table:style-name="Table19.A1" office:value-type="string">
            <text:p text:style-name="P198">Name</text:p>
          </table:table-cell>
          <table:table-cell table:style-name="Table19.B1" office:value-type="string">
            <text:p text:style-name="P108">collate</text:p>
          </table:table-cell>
        </table:table-row>
        <table:table-row table:style-name="Table19.1">
          <table:table-cell table:style-name="Table19.A1" office:value-type="string">
            <text:p text:style-name="P198">Kind</text:p>
          </table:table-cell>
          <table:table-cell table:style-name="Table19.B1" office:value-type="string">
            <text:p text:style-name="P62">Function</text:p>
          </table:table-cell>
        </table:table-row>
        <table:table-row table:style-name="Table19.1">
          <table:table-cell table:style-name="Table19.A1" office:value-type="string">
            <text:p text:style-name="P198">Arg syntax</text:p>
          </table:table-cell>
          <table:table-cell table:style-name="Table19.B1" office:value-type="string">
            <text:p text:style-name="P62">&lt;chars1:string&gt; &lt;chars2:string&gt;</text:p>
          </table:table-cell>
        </table:table-row>
        <table:table-row table:style-name="Table19.1">
          <table:table-cell table:style-name="Table19.A1" office:value-type="string">
            <text:p text:style-name="P198">Description</text:p>
          </table:table-cell>
          <table:table-cell table:style-name="Table19.B1" office:value-type="string">
            <text:p text:style-name="P62">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198">Returns</text:p>
          </table:table-cell>
          <table:table-cell table:style-name="Table19.B1" office:value-type="string">
            <text:p text:style-name="P62">An integer comparing the lexicographic collating sequences of the two strings.</text:p>
          </table:table-cell>
        </table:table-row>
        <table:table-row table:style-name="Table19.1">
          <table:table-cell table:style-name="Table19.A1" office:value-type="string">
            <text:p text:style-name="P198">Example</text:p>
          </table:table-cell>
          <table:table-cell table:style-name="Table19.B1" office:value-type="string">
            <text:p text:style-name="P133">&gt; collate "same" "same"</text:p>
            <text:p text:style-name="P133">0</text:p>
            <text:p text:style-name="P133">&gt; collate "early" "late"</text:p>
            <text:p text:style-name="P133">-1</text:p>
            <text:p text:style-name="P133">&gt; sortby collate &lt;"fred", "£", "FORMER", "104"&gt;</text:p>
            <text:p text:style-name="P133">&lt;3, 2, 0, 1&gt;</text:p>
          </table:table-cell>
        </table:table-row>
      </table:table>
      <text:h text:style-name="P43" text:outline-level="3"><text:span text:style-name="T141">command</text:span> &lt;<text:span text:style-name="T141">whole line</text:span>&gt;</text:h>
      <table:table table:name="Table146" table:style-name="Table146">
        <table:table-column table:style-name="Table146.A"/>
        <table:table-column table:style-name="Table146.B"/>
        <table:table-row table:style-name="Table146.1">
          <table:table-cell table:style-name="Table146.A1" office:value-type="string">
            <text:p text:style-name="P206">Name</text:p>
          </table:table-cell>
          <table:table-cell table:style-name="Table146.B1" office:value-type="string">
            <text:p text:style-name="P308">command</text:p>
          </table:table-cell>
        </table:table-row>
        <table:table-row table:style-name="Table146.1">
          <table:table-cell table:style-name="Table146.A1" office:value-type="string">
            <text:p text:style-name="P206">Kind</text:p>
          </table:table-cell>
          <table:table-cell table:style-name="Table146.B1" office:value-type="string">
            <text:p text:style-name="P107">Command</text:p>
          </table:table-cell>
        </table:table-row>
        <table:table-row table:style-name="Table146.1">
          <table:table-cell table:style-name="Table146.A1" office:value-type="string">
            <text:p text:style-name="P206">Arg syntax</text:p>
          </table:table-cell>
          <table:table-cell table:style-name="Table146.B1" office:value-type="string">
            <text:p text:style-name="P83">&lt;restofline&gt;</text:p>
          </table:table-cell>
        </table:table-row>
        <table:table-row table:style-name="Table146.1">
          <table:table-cell table:style-name="Table146.A1" office:value-type="string">
            <text:p text:style-name="P206">Description</text:p>
          </table:table-cell>
          <table:table-cell table:style-name="Table146.B1" office:value-type="string">
            <text:p text:style-name="P82"><text:span text:style-name="T187">Execute the text </text:span><text:span text:style-name="T195">on the rest of the line </text:span><text:span text:style-name="T187">as if it w</text:span><text:span text:style-name="T194">as a</text:span><text:span text:style-name="T187"> </text:span><text:span text:style-name="T188">source command.</text:span></text:p>
            <text:p text:style-name="P83"><text:span text:style-name="T188">Normally execution continues until </text:span><text:span text:style-name="T194">the </text:span><text:span text:style-name="T195">line</text:span><text:span text:style-name="T188"> is completely read or until a </text:span><text:span text:style-name="T15">return</text:span><text:span text:style-name="T188"> or </text:span><text:span text:style-name="T15">exit</text:span><text:span text:style-name="T188"> command are executed. </text:span></text:p>
            <text:p text:style-name="P84"><text:span text:style-name="T195">As with other commands, when used as a function multiple lines of source can be provided either as a string or as a code value and the text provided is subject to macro expansion in the current environment. <text:s/>This means that, unlike </text:span><text:span text:style-name="T15">sourcetext</text:span><text:span text:style-name="T195">, macros in the text are expanded before the commands are executed.</text:span></text:p>
            <text:p text:style-name="P84">See also: <text:span text:style-name="T1">parse.exec</text:span>, <text:span text:style-name="T1">source</text:span>, <text:span text:style-name="T17">sourcetext</text:span>, <text:span text:style-name="T15">return</text:span><text:span text:style-name="T188">, </text:span><text:span text:style-name="T15">exit</text:span> </text:p>
          </table:table-cell>
        </table:table-row>
        <table:table-row table:style-name="Table146.1">
          <table:table-cell table:style-name="Table146.A1" office:value-type="string">
            <text:p text:style-name="P206">Returns</text:p>
          </table:table-cell>
          <table:table-cell table:style-name="Table146.B1" office:value-type="string">
            <text:p text:style-name="P106">Any value provided by a <text:span text:style-name="T1">return</text:span> command.</text:p>
          </table:table-cell>
        </table:table-row>
        <text:soft-page-break/>
        <table:table-row table:style-name="Table146.1">
          <table:table-cell table:style-name="Table146.A1" office:value-type="string">
            <text:p text:style-name="P206">Example</text:p>
          </table:table-cell>
          <table:table-cell table:style-name="Table146.B1" office:value-type="string">
            <text:p text:style-name="P148">&gt; set doit "echo"</text:p>
            <text:p text:style-name="P148">&gt; command $doit some arguments for $doit</text:p>
            <text:p text:style-name="P148">some arguments for echo</text:p>
            <text:p text:style-name="P148">&gt; # some arguments for echo</text:p>
            <text:p text:style-name="P148">&gt; command return 2+2</text:p>
            <text:p text:style-name="P148">4</text:p>
            <text:p text:style-name="P148">&gt; #4</text:p>
            <text:p text:style-name="P148">&gt;</text:p>
            <text:p text:style-name="P148">&gt; set <text:span text:style-name="T197">PROFORMA</text:span>[cond,then]:{cond {command then!}!<text:span text:style-name="T196">}</text:span></text:p>
            <text:p text:style-name="P148">&gt; <text:span text:style-name="T196">set WHEN[cond,then]:{cond {sourcetext then!}!}</text:span></text:p>
            <text:p text:style-name="P148">&gt; <text:span text:style-name="T197">set scope 1</text:span></text:p>
            <text:p text:style-name="P148">&gt; WHEN TRUE {</text:p>
            <text:p text:style-name="P148">&gt; <text:s text:c="4"/>set scope 2</text:p>
            <text:p text:style-name="P148">&gt; <text:s text:c="4"/>echo scope is $scope</text:p>
            <text:p text:style-name="P148">&gt; }</text:p>
            <text:p text:style-name="P148">scope is 2</text:p>
            <text:p text:style-name="P148">&gt; eval scope</text:p>
            <text:p text:style-name="P148">2</text:p>
            <text:p text:style-name="P148">&gt; set scope 1</text:p>
            <text:p text:style-name="P148">&gt; <text:span text:style-name="T197">PROFORMA</text:span> TRUE {</text:p>
            <text:p text:style-name="P148">&gt; <text:s text:c="4"/>set scope 2</text:p>
            <text:p text:style-name="P148">&gt; <text:s text:c="4"/>echo scope is $scope</text:p>
            <text:p text:style-name="P148">&gt; }</text:p>
            <text:p text:style-name="P148">scope is 1</text:p>
          </table:table-cell>
        </table:table-row>
      </table:table>
      <text:h text:style-name="P43" text:outline-level="3">context &lt;closure&gt;</text:h>
      <table:table table:name="Table20" table:style-name="Table20" table:template-name="FTL Name Spec">
        <table:table-column table:style-name="Table20.A"/>
        <table:table-column table:style-name="Table20.B"/>
        <table:table-row table:style-name="Table20.1">
          <table:table-cell table:style-name="Table20.A1" office:value-type="string">
            <text:p text:style-name="P57">Name</text:p>
          </table:table-cell>
          <table:table-cell table:style-name="Table20.B1" office:value-type="string">
            <text:p text:style-name="P108">context</text:p>
          </table:table-cell>
        </table:table-row>
        <table:table-row table:style-name="Table20.1">
          <table:table-cell table:style-name="Table20.A1" office:value-type="string">
            <text:p text:style-name="P57">Kind</text:p>
          </table:table-cell>
          <table:table-cell table:style-name="Table20.B1" office:value-type="string">
            <text:p text:style-name="P62">Function</text:p>
          </table:table-cell>
        </table:table-row>
        <table:table-row table:style-name="Table20.1">
          <table:table-cell table:style-name="Table20.A1" office:value-type="string">
            <text:p text:style-name="P57">Arg syntax</text:p>
          </table:table-cell>
          <table:table-cell table:style-name="Table20.B1" office:value-type="string">
            <text:p text:style-name="P62">&lt;closure&gt;</text:p>
          </table:table-cell>
        </table:table-row>
        <table:table-row table:style-name="Table20.1">
          <table:table-cell table:style-name="Table20.A1" office:value-type="string">
            <text:p text:style-name="P57">Description</text:p>
          </table:table-cell>
          <table:table-cell table:style-name="Table20.B1" office:value-type="string">
            <text:p text:style-name="P62">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 <text:span text:style-name="T1">argnames</text:span></text:p>
          </table:table-cell>
        </table:table-row>
        <table:table-row table:style-name="Table20.1">
          <table:table-cell table:style-name="Table20.A1" office:value-type="string">
            <text:p text:style-name="P57">Returns</text:p>
          </table:table-cell>
          <table:table-cell table:style-name="Table20.B1" office:value-type="string">
            <text:p text:style-name="P62">A directory representing the environment in which &lt;closure&gt; will run.</text:p>
          </table:table-cell>
        </table:table-row>
        <table:table-row table:style-name="Table20.1">
          <table:table-cell table:style-name="Table20.A1" office:value-type="string">
            <text:p text:style-name="P57">Example</text:p>
          </table:table-cell>
          <table:table-cell table:style-name="Table20.B1" office:value-type="string">
            <text:p text:style-name="P133">&gt; context [b=1,a]::{a+b}</text:p>
            <text:p text:style-name="P133">[b=1, a]</text:p>
            <text:p text:style-name="P133">&gt; context set</text:p>
            <text:p text:style-name="P133">[_help="&lt;name&gt; &lt;expr&gt; - set value in environment", _1]</text:p>
            <text:p text:style-name="P133">&gt; eval (context [b=1,a]:{a+b}!).b</text:p>
            <text:p text:style-name="P133">1</text:p>
            <text:p text:style-name="P133">&gt; eval (context [b=1,a]:{a+b}!).a</text:p>
            <text:p text:style-name="P133">ftl $*console*:12: index symbol undefined in parent '"a"'</text:p>
            <text:p text:style-name="P133">ftl $*console*:12: failed to evaluate expression</text:p>
          </table:table-cell>
        </table:table-row>
      </table:table>
      <text:h text:style-name="P28" text:outline-level="3"><text:soft-page-break/>div &lt;<text:span text:style-name="T143">number</text:span>&gt; &lt;<text:span text:style-name="T143">number</text:span>&gt; </text:h>
      <table:table table:name="Table21" table:style-name="Table21" table:template-name="FTL Name Spec">
        <table:table-column table:style-name="Table21.A"/>
        <table:table-column table:style-name="Table21.B"/>
        <table:table-row table:style-name="Table21.1">
          <table:table-cell table:style-name="Table21.A1" office:value-type="string">
            <text:p text:style-name="P57">Name</text:p>
          </table:table-cell>
          <table:table-cell table:style-name="Table21.B1" office:value-type="string">
            <text:p text:style-name="P108">div</text:p>
          </table:table-cell>
        </table:table-row>
        <table:table-row table:style-name="Table21.1">
          <table:table-cell table:style-name="Table21.A1" office:value-type="string">
            <text:p text:style-name="P57">Kind</text:p>
          </table:table-cell>
          <table:table-cell table:style-name="Table21.B1" office:value-type="string">
            <text:p text:style-name="P62">Function</text:p>
          </table:table-cell>
        </table:table-row>
        <table:table-row table:style-name="Table21.1">
          <table:table-cell table:style-name="Table21.A1" office:value-type="string">
            <text:p text:style-name="P57">Arg syntax</text:p>
          </table:table-cell>
          <table:table-cell table:style-name="Table21.B1" office:value-type="string">
            <text:p text:style-name="P62">&lt;n1:<text:span text:style-name="T213">number</text:span>&gt; &lt;n2:<text:span text:style-name="T213">number</text:span>&gt;</text:p>
          </table:table-cell>
        </table:table-row>
        <table:table-row table:style-name="Table21.1">
          <table:table-cell table:style-name="Table21.A1" office:value-type="string">
            <text:p text:style-name="P57">Description</text:p>
          </table:table-cell>
          <table:table-cell table:style-name="Table21.B1" office:value-type="string">
            <text:p text:style-name="P279">Takes two integer <text:span text:style-name="T213">or real</text:span>s and divides the first by the second returning the result.<text:line-break/><text:span text:style-name="T207">If either n1 or n2 are real numbers the result will be a real.</text:span><text:line-break/><text:span text:style-name="T213">If both n1 and n2 are integers the result is the integer part of the division (given as an integer).</text:span></text:p>
          </table:table-cell>
        </table:table-row>
        <table:table-row table:style-name="Table21.1">
          <table:table-cell table:style-name="Table21.A1" office:value-type="string">
            <text:p text:style-name="P57">Returns</text:p>
          </table:table-cell>
          <table:table-cell table:style-name="Table21.B1" office:value-type="string">
            <text:p text:style-name="P279">An integer <text:span text:style-name="T213">or real </text:span>with the value n1/n2.<text:span text:style-name="T1"><text:line-break/></text:span>See also: <text:span text:style-name="T1">add</text:span>, <text:span text:style-name="T1">sub</text:span>, <text:span text:style-name="T1">mul</text:span>, <text:span text:style-name="T209">pow</text:span><text:span text:style-name="T206">, </text:span><text:span text:style-name="T209">abs</text:span><text:span text:style-name="T206">, </text:span><text:span text:style-name="T209">neg</text:span><text:span text:style-name="T206">, </text:span><text:span text:style-name="T208">shiftr</text:span><text:span text:style-name="T206">, </text:span><text:span text:style-name="T208">shiftl</text:span></text:p>
          </table:table-cell>
        </table:table-row>
        <table:table-row table:style-name="Table21.1">
          <table:table-cell table:style-name="Table21.A1" office:value-type="string">
            <text:p text:style-name="P57">Example</text:p>
          </table:table-cell>
          <table:table-cell table:style-name="Table21.B1" office:value-type="string">
            <text:p text:style-name="P133">&gt; div 14 6</text:p>
            <text:p text:style-name="P133">2</text:p>
            <text:p text:style-name="P133">&gt; div -14 6</text:p>
            <text:p text:style-name="P133">-2</text:p>
            <text:p text:style-name="P133">&gt; div 14 (-6)</text:p>
            <text:p text:style-name="P133">-2</text:p>
            <text:p text:style-name="P133">&gt; div -14 (-6)</text:p>
            <text:p text:style-name="P133">2</text:p>
            <text:p text:style-name="P133">&gt; eval div 4 3!</text:p>
            <text:p text:style-name="P133">1</text:p>
            <text:p text:style-name="P133">&gt; eval div 4 3.0!</text:p>
            <text:p text:style-name="P133">1.333333333333333</text:p>
            <text:p text:style-name="P133">&gt;</text:p>
          </table:table-cell>
        </table:table-row>
      </table:table>
      <text:h text:style-name="P28" text:outline-level="3">do &lt;code&gt; &lt;code&gt;</text:h>
      <table:table table:name="Table22" table:style-name="Table22" table:template-name="FTL Name Spec">
        <table:table-column table:style-name="Table22.A"/>
        <table:table-column table:style-name="Table22.B"/>
        <table:table-row table:style-name="Table22.1">
          <table:table-cell table:style-name="Table22.A1" office:value-type="string">
            <text:p text:style-name="P198">Name</text:p>
          </table:table-cell>
          <table:table-cell table:style-name="Table22.B1" office:value-type="string">
            <text:p text:style-name="P108">do</text:p>
          </table:table-cell>
        </table:table-row>
        <table:table-row table:style-name="Table22.1">
          <table:table-cell table:style-name="Table22.A1" office:value-type="string">
            <text:p text:style-name="P198">Kind</text:p>
          </table:table-cell>
          <table:table-cell table:style-name="Table22.B1" office:value-type="string">
            <text:p text:style-name="P62">Function</text:p>
          </table:table-cell>
        </table:table-row>
        <table:table-row table:style-name="Table22.1">
          <table:table-cell table:style-name="Table22.A1" office:value-type="string">
            <text:p text:style-name="P198">Arg syntax</text:p>
          </table:table-cell>
          <table:table-cell table:style-name="Table22.B1" office:value-type="string">
            <text:p text:style-name="P62">&lt;do:code&gt; &lt;test:code&gt;</text:p>
          </table:table-cell>
        </table:table-row>
        <table:table-row table:style-name="Table22.1">
          <table:table-cell table:style-name="Table22.A1" office:value-type="string">
            <text:p text:style-name="P198">Description</text:p>
          </table:table-cell>
          <table:table-cell table:style-name="Table22.B1" office:value-type="string">
            <text:p text:style-name="P62">execute &lt;do&gt; while &lt;test&gt; evaluates to <text:span text:style-name="T1">TRUE</text:span></text:p>
          </table:table-cell>
        </table:table-row>
        <table:table-row table:style-name="Table22.1">
          <table:table-cell table:style-name="Table22.A1" office:value-type="string">
            <text:p text:style-name="P198">Returns</text:p>
          </table:table-cell>
          <table:table-cell table:style-name="Table22.B1" office:value-type="string">
            <text:p text:style-name="P62">Returns the value associated with &lt;code&gt; on its last execution</text:p>
          </table:table-cell>
        </table:table-row>
        <text:soft-page-break/>
        <table:table-row table:style-name="Table22.1">
          <table:table-cell table:style-name="Table22.A1" office:value-type="string">
            <text:p text:style-name="P198">Example</text:p>
          </table:table-cell>
          <table:table-cell table:style-name="Table22.B1" office:value-type="string">
            <text:p text:style-name="P133">set nosix_run[]: {</text:p>
            <text:p text:style-name="P133"><text:s text:c="4"/>count = 0;</text:p>
            <text:p text:style-name="P133"><text:s text:c="4"/>do {n = rnd 6!; </text:p>
            <text:p text:style-name="P133"><text:s text:c="8"/>count = 1+(count);</text:p>
            <text:p text:style-name="P133"><text:s text:c="8"/>count </text:p>
            <text:p text:style-name="P133"><text:s text:c="4"/>} { 0 != (n) }!</text:p>
            <text:p text:style-name="P133">}</text:p>
            <text:p text:style-name="P133">&gt; nosix_run</text:p>
            <text:p text:style-name="P133">5</text:p>
            <text:p text:style-name="P133">&gt; nosix_run</text:p>
            <text:p text:style-name="P133">10</text:p>
            <text:p text:style-name="P133">&gt; nosix_run</text:p>
            <text:p text:style-name="P133">1</text:p>
          </table:table-cell>
        </table:table-row>
      </table:table>
      <text:h text:style-name="P28" text:outline-level="3">domain &lt;dir&gt;</text:h>
      <table:table table:name="Table23" table:style-name="Table23" table:template-name="FTL Name Spec">
        <table:table-column table:style-name="Table23.A"/>
        <table:table-column table:style-name="Table23.B"/>
        <table:table-row table:style-name="Table23.1">
          <table:table-cell table:style-name="Table23.A1" office:value-type="string">
            <text:p text:style-name="P198">Name</text:p>
          </table:table-cell>
          <table:table-cell table:style-name="Table23.B1" office:value-type="string">
            <text:p text:style-name="P108">domain</text:p>
          </table:table-cell>
        </table:table-row>
        <table:table-row table:style-name="Table23.1">
          <table:table-cell table:style-name="Table23.A1" office:value-type="string">
            <text:p text:style-name="P198">Kind</text:p>
          </table:table-cell>
          <table:table-cell table:style-name="Table23.B1" office:value-type="string">
            <text:p text:style-name="P62">Function</text:p>
          </table:table-cell>
        </table:table-row>
        <table:table-row table:style-name="Table23.1">
          <table:table-cell table:style-name="Table23.A1" office:value-type="string">
            <text:p text:style-name="P198">Arg syntax</text:p>
          </table:table-cell>
          <table:table-cell table:style-name="Table23.B1" office:value-type="string">
            <text:p text:style-name="P62">&lt;env:dir&gt;</text:p>
          </table:table-cell>
        </table:table-row>
        <table:table-row table:style-name="Table23.1">
          <table:table-cell table:style-name="Table23.A1" office:value-type="string">
            <text:p text:style-name="P198">Description</text:p>
          </table:table-cell>
          <table:table-cell table:style-name="Table23.B1" office:value-type="string">
            <text:p text:style-name="P62">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198">Returns</text:p>
          </table:table-cell>
          <table:table-cell table:style-name="Table23.B1" office:value-type="string">
            <text:p text:style-name="P62">a vector of names used in <text:span text:style-name="T1">env,</text:span> in any order</text:p>
          </table:table-cell>
        </table:table-row>
        <table:table-row table:style-name="Table23.1">
          <table:table-cell table:style-name="Table23.A1" office:value-type="string">
            <text:p text:style-name="P198">Example</text:p>
          </table:table-cell>
          <table:table-cell table:style-name="Table23.B1" office:value-type="string">
            <text:p text:style-name="P133">&gt; domain [a=3, b="asdf", "c"=[], d]</text:p>
            <text:p text:style-name="P133">&lt;"a", "b", "c"&gt;</text:p>
            <text:p text:style-name="P133">&gt; join ", " (domain [a=3, b="asdf", "c"=[], d]!)</text:p>
            <text:p text:style-name="P133">"a, b, c"</text:p>
            <text:p text:style-name="P133">&gt; set rndelement[env]: { env.((domain env!).(rnd (len env!)!)) }</text:p>
            <text:p text:style-name="P133">&gt; rndelement [a=3, b="asdf", "c"=[], d]</text:p>
            <text:p text:style-name="P133">"asdf"</text:p>
            <text:p text:style-name="P133">&gt; rndelement [a=3, b="asdf", "c"=[], d]</text:p>
            <text:p text:style-name="P133">3</text:p>
            <text:p text:style-name="P133">&gt; rndelement [a=3, b="asdf", "c"=[], d]</text:p>
            <text:p text:style-name="P133">[]</text:p>
          </table:table-cell>
        </table:table-row>
      </table:table>
      <text:h text:style-name="P28" text:outline-level="3">equal &lt;val&gt; &lt;val&gt;</text:h>
      <table:table table:name="Table24" table:style-name="Table24" table:template-name="FTL Name Spec">
        <table:table-column table:style-name="Table24.A"/>
        <table:table-column table:style-name="Table24.B"/>
        <table:table-row table:style-name="Table24.1">
          <table:table-cell table:style-name="Table24.A1" office:value-type="string">
            <text:p text:style-name="P198">Name</text:p>
          </table:table-cell>
          <table:table-cell table:style-name="Table24.B1" office:value-type="string">
            <text:p text:style-name="P108">equal</text:p>
          </table:table-cell>
        </table:table-row>
        <table:table-row table:style-name="Table24.1">
          <table:table-cell table:style-name="Table24.A1" office:value-type="string">
            <text:p text:style-name="P198">Kind</text:p>
          </table:table-cell>
          <table:table-cell table:style-name="Table24.B1" office:value-type="string">
            <text:p text:style-name="P62">Function</text:p>
          </table:table-cell>
        </table:table-row>
        <table:table-row table:style-name="Table24.1">
          <table:table-cell table:style-name="Table24.A1" office:value-type="string">
            <text:p text:style-name="P198">Arg syntax</text:p>
          </table:table-cell>
          <table:table-cell table:style-name="Table24.B1" office:value-type="string">
            <text:p text:style-name="P62">&lt;val1:any&gt; &lt;val2:any&gt;</text:p>
          </table:table-cell>
        </table:table-row>
        <text:soft-page-break/>
        <table:table-row table:style-name="Table24.1">
          <table:table-cell table:style-name="Table24.A1" office:value-type="string">
            <text:p text:style-name="P198">Description</text:p>
          </table:table-cell>
          <table:table-cell table:style-name="Table24.B1" office:value-type="string">
            <text:p text:style-name="P62">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175">[val1, val2]: { 0 == (cmp val1 val2!) }</text:p>
            <text:p text:style-name="P62">See also: <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198">Returns</text:p>
          </table:table-cell>
          <table:table-cell table:style-name="Table24.B1" office:value-type="string">
            <text:p text:style-name="P62">TRUE or FALSE</text:p>
          </table:table-cell>
        </table:table-row>
        <table:table-row table:style-name="Table24.1">
          <table:table-cell table:style-name="Table24.A1" office:value-type="string">
            <text:p text:style-name="P198">Example</text:p>
          </table:table-cell>
          <table:table-cell table:style-name="Table24.B1" office:value-type="string">
            <text:p text:style-name="P133">{ <text:s text:c="2"/>if (equal var NULL!) {</text:p>
            <text:p text:style-name="P133"><text:s text:c="8"/>echo "nothing there"!</text:p>
            <text:p text:style-name="P133"><text:s text:c="4"/>}{ <text:s/>do_something_with var!</text:p>
            <text:p text:style-name="P133"><text:s text:c="4"/>}!</text:p>
            <text:p text:style-name="P133">}</text:p>
            <text:p text:style-name="P133">&gt; eval (3 == 3) {echo "hi"!}!</text:p>
            <text:p text:style-name="P133">hi</text:p>
            <text:p text:style-name="P133">FALSE</text:p>
          </table:table-cell>
        </table:table-row>
      </table:table>
      <text:h text:style-name="P28" text:outline-level="3">echo &lt;whole line&gt;</text:h>
      <table:table table:name="Table25" table:style-name="Table25" table:template-name="FTL Name Spec">
        <table:table-column table:style-name="Table25.A"/>
        <table:table-column table:style-name="Table25.B"/>
        <table:table-row table:style-name="Table25.1">
          <table:table-cell table:style-name="Table25.A1" office:value-type="string">
            <text:p text:style-name="P198">Name</text:p>
          </table:table-cell>
          <table:table-cell table:style-name="Table25.B1" office:value-type="string">
            <text:p text:style-name="P108">echo</text:p>
          </table:table-cell>
        </table:table-row>
        <table:table-row table:style-name="Table25.1">
          <table:table-cell table:style-name="Table25.A1" office:value-type="string">
            <text:p text:style-name="P198">Kind</text:p>
          </table:table-cell>
          <table:table-cell table:style-name="Table25.B1" office:value-type="string">
            <text:p text:style-name="P62">Command</text:p>
          </table:table-cell>
        </table:table-row>
        <table:table-row table:style-name="Table25.1">
          <table:table-cell table:style-name="Table25.A1" office:value-type="string">
            <text:p text:style-name="P198">Arg syntax</text:p>
          </table:table-cell>
          <table:table-cell table:style-name="Table25.B1" office:value-type="string">
            <text:p text:style-name="P62">&lt;restofline&gt;</text:p>
          </table:table-cell>
        </table:table-row>
        <table:table-row table:style-name="Table25.1">
          <table:table-cell table:style-name="Table25.A1" office:value-type="string">
            <text:p text:style-name="P198">Description</text:p>
          </table:table-cell>
          <table:table-cell table:style-name="Table25.B1" office:value-type="string">
            <text:p text:style-name="P62">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198">Returns</text:p>
          </table:table-cell>
          <table:table-cell table:style-name="Table25.B1" office:value-type="string">
            <text:p text:style-name="P62">NULL</text:p>
          </table:table-cell>
        </table:table-row>
        <table:table-row table:style-name="Table25.1">
          <table:table-cell table:style-name="Table25.A1" office:value-type="string">
            <text:p text:style-name="P198">Example</text:p>
          </table:table-cell>
          <table:table-cell table:style-name="Table25.B1" office:value-type="string">
            <text:p text:style-name="P133">&gt; echo <text:s text:c="2"/>=== STARTING ===</text:p>
            <text:p text:style-name="P133">=== STARTING ===</text:p>
            <text:p text:style-name="P133">&gt; set option "on"</text:p>
            <text:p text:style-name="P133">&gt; echo Option is currently $option</text:p>
            <text:p text:style-name="P133">Option is currently on</text:p>
            <text:p text:style-name="P133">&gt; set follow[a]: { [next = add a 1!]:{ echo "Next $next"! }! }</text:p>
            <text:p text:style-name="P133">&gt; follow 4</text:p>
            <text:p text:style-name="P133">Next 5</text:p>
            <text:p text:style-name="P133">&gt; set copy[1,2]:{ sys.run "echo cp '$1' '$2'"! }</text:p>
            <text:p text:style-name="P149">&gt; copy "fileA" "fileB"</text:p>
            <text:p text:style-name="P149">cp fileA fileB</text:p>
          </table:table-cell>
        </table:table-row>
      </table:table>
      <text:h text:style-name="P28" text:outline-level="3">enter &lt;dir&gt;</text:h>
      <table:table table:name="Table26" table:style-name="Table26" table:template-name="FTL Name Spec">
        <table:table-column table:style-name="Table26.A"/>
        <table:table-column table:style-name="Table26.B"/>
        <table:table-row table:style-name="Table26.1">
          <table:table-cell table:style-name="Table26.A1" office:value-type="string">
            <text:p text:style-name="P198">Name</text:p>
          </table:table-cell>
          <table:table-cell table:style-name="Table26.B1" office:value-type="string">
            <text:p text:style-name="P108">enter</text:p>
          </table:table-cell>
        </table:table-row>
        <table:table-row table:style-name="Table26.1">
          <table:table-cell table:style-name="Table26.A1" office:value-type="string">
            <text:p text:style-name="P198">Kind</text:p>
          </table:table-cell>
          <table:table-cell table:style-name="Table26.B1" office:value-type="string">
            <text:p text:style-name="P62">Function</text:p>
          </table:table-cell>
        </table:table-row>
        <table:table-row table:style-name="Table26.1">
          <table:table-cell table:style-name="Table26.A1" office:value-type="string">
            <text:p text:style-name="P198">Arg syntax</text:p>
          </table:table-cell>
          <table:table-cell table:style-name="Table26.B1" office:value-type="string">
            <text:p text:style-name="P62">&lt;env:dir&gt;</text:p>
          </table:table-cell>
        </table:table-row>
        <text:soft-page-break/>
        <table:table-row table:style-name="Table26.1">
          <table:table-cell table:style-name="Table26.A1" office:value-type="string">
            <text:p text:style-name="P198">Description</text:p>
          </table:table-cell>
          <table:table-cell table:style-name="Table26.B1" office:value-type="string">
            <text:p text:style-name="P123"><text:span text:style-name="T101">This command pushes its argument directory </text:span><text:span text:style-name="T117">env</text:span><text:span text:style-name="T101"> onto the current environment stack thus bringing all the names defined in the directory into scope.<text:line-break/>Since the commands </text:span><text:span text:style-name="T117">parse.local</text:span><text:span text:style-name="T101"> and </text:span><text:span text:style-name="T117">help</text:span><text:span text:style-name="T101"> are active only on the top directory in the current environment the command has a direct effect on them.<text:line-break/>Note that </text:span><text:span text:style-name="T102">(unless left explicitly using </text:span><text:span text:style-name="T118">leave</text:span><text:span text:style-name="T102"> o</text:span><text:span text:style-name="T104">r</text:span><text:span text:style-name="T102"> </text:span><text:span text:style-name="T118">leav</text:span><text:span text:style-name="T121">ing</text:span><text:span text:style-name="T102">) </text:span><text:span text:style-name="T101">the environment entered during the execution of a block goes out of scope at the end of the block, together with any pushed directories.<text:line-break/>See also: </text:span><text:span text:style-name="T117">restrict</text:span><text:span text:style-name="T101">, </text:span><text:span text:style-name="T118">leave</text:span><text:span text:style-name="T105">, </text:span><text:span text:style-name="T118">leav</text:span><text:span text:style-name="T121">ing</text:span></text:p>
          </table:table-cell>
        </table:table-row>
        <table:table-row table:style-name="Table26.1">
          <table:table-cell table:style-name="Table26.A1" office:value-type="string">
            <text:p text:style-name="P198">Returns</text:p>
          </table:table-cell>
          <table:table-cell table:style-name="Table26.B1" office:value-type="string">
            <text:p text:style-name="P62">NULL</text:p>
          </table:table-cell>
        </table:table-row>
        <table:table-row table:style-name="Table26.1">
          <table:table-cell table:style-name="Table26.A1" office:value-type="string">
            <text:p text:style-name="P198">Example</text:p>
          </table:table-cell>
          <table:table-cell table:style-name="Table26.B1" office:value-type="string">
            <text:p text:style-name="P133">&gt; enter [h=help, e=echo, ans=42]</text:p>
            <text:p text:style-name="P133">&gt; help</text:p>
            <text:p text:style-name="P133">ans - int value</text:p>
            <text:p text:style-name="P133">e &lt;whole line&gt; - prints the line out</text:p>
            <text:p text:style-name="P133">h - prints command information</text:p>
            <text:p text:style-name="P133">&gt; eval h</text:p>
            <text:p text:style-name="P133">["_help"="- prints command information"]::&lt;func:0x8053dfc,0&gt;</text:p>
            <text:p text:style-name="P133">&gt; eval help</text:p>
            <text:p text:style-name="P133">["_help"="- prints command information"]::&lt;func:0x8053dfc,0&gt;</text:p>
            <text:p text:style-name="P159">&gt;</text:p>
            <text:p text:style-name="P133">&gt; set f [rec]:{ x="original"; enter rec!; echo x!; }</text:p>
            <text:p text:style-name="P133">&gt; f [x="new"]</text:p>
            <text:p text:style-name="P133">new</text:p>
            <text:p text:style-name="P133">&gt; f [y="new"]</text:p>
            <text:p text:style-name="P133">original</text:p>
            <text:p text:style-name="P159">&gt;</text:p>
            <text:p text:style-name="P159">&gt; eval ans</text:p>
            <text:p text:style-name="P159">42</text:p>
            <text:p text:style-name="P159">&gt; set f1[]:{ans=80;ans}</text:p>
            <text:p text:style-name="P159">&gt; f1</text:p>
            <text:p text:style-name="P159">80</text:p>
            <text:p text:style-name="P159">&gt; eval ans</text:p>
            <text:p text:style-name="P159">80</text:p>
            <text:p text:style-name="P130"><text:span text:style-name="T133">&gt; set f1[]:{enter [ans=</text:span><text:span text:style-name="T134">9</text:span><text:span text:style-name="T133">]!;ans}</text:span></text:p>
            <text:p text:style-name="P159">&gt; f1</text:p>
            <text:p text:style-name="P159">9</text:p>
            <text:p text:style-name="P159">&gt; eval ans</text:p>
            <text:p text:style-name="P159">80</text:p>
            <text:p text:style-name="P162">&gt;</text:p>
            <text:p text:style-name="P163">&gt; <text:span text:style-name="T137">set </text:span>item_bill[purchase]: {</text:p>
            <text:p text:style-name="P176"><text:s text:c="4"/><text:span text:style-name="T137">enter </text:span>purchase!;</text:p>
            <text:p text:style-name="P176"><text:s text:c="8"/>total = items * unit_cost;</text:p>
            <text:p text:style-name="P176"><text:s text:c="4"/><text:span text:style-name="T137">leave</text:span>!;</text:p>
            <text:p text:style-name="P176"><text:s text:c="4"/><text:span text:style-name="T137">purchase.total</text:span></text:p>
            <text:p text:style-name="P176">};</text:p>
            <text:p text:style-name="P176"><text:span text:style-name="T137">&gt; set </text:span>item1 [name="Cheese", total=NULL, items=3, unit_cost=200]</text:p>
            <text:p text:style-name="P176"><text:span text:style-name="T137">&gt; </text:span>item_bill item1</text:p>
            <text:p text:style-name="P177">600</text:p>
            <text:p text:style-name="P163"><text:span text:style-name="T137">&gt; </text:span>print item1</text:p>
            <text:p text:style-name="P163">[name="Cheese",total=600,items=3,unit_cost=200]</text:p>
          </table:table-cell>
        </table:table-row>
      </table:table>
      <text:h text:style-name="P28" text:outline-level="3"><text:soft-page-break/>eval &lt;expr&gt;</text:h>
      <table:table table:name="Table27" table:style-name="Table27">
        <table:table-column table:style-name="Table27.A"/>
        <table:table-column table:style-name="Table27.B"/>
        <table:table-row table:style-name="Table27.1">
          <table:table-cell table:style-name="Table27.A1" office:value-type="string">
            <text:p text:style-name="P197">Name</text:p>
          </table:table-cell>
          <table:table-cell table:style-name="Table27.B1" office:value-type="string">
            <text:p text:style-name="P56">eval</text:p>
          </table:table-cell>
        </table:table-row>
        <table:table-row table:style-name="Table27.1">
          <table:table-cell table:style-name="Table27.A1" office:value-type="string">
            <text:p text:style-name="P197">Kind</text:p>
          </table:table-cell>
          <table:table-cell table:style-name="Table27.B1" office:value-type="string">
            <text:p text:style-name="P55">Command</text:p>
          </table:table-cell>
        </table:table-row>
        <table:table-row table:style-name="Table27.1">
          <table:table-cell table:style-name="Table27.A1" office:value-type="string">
            <text:p text:style-name="P197">Arg syntax</text:p>
          </table:table-cell>
          <table:table-cell table:style-name="Table27.B1" office:value-type="string">
            <text:p text:style-name="P55">&lt;expression:any&gt;</text:p>
          </table:table-cell>
        </table:table-row>
        <table:table-row table:style-name="Table27.1">
          <table:table-cell table:style-name="Table27.A1" office:value-type="string">
            <text:p text:style-name="P197">Description</text:p>
          </table:table-cell>
          <table:table-cell table:style-name="Table27.B1" office:value-type="string">
            <text:p text:style-name="P55">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197">Returns</text:p>
          </table:table-cell>
          <table:table-cell table:style-name="Table27.B1" office:value-type="string">
            <text:p text:style-name="P55">The value of the FTL expression</text:p>
          </table:table-cell>
        </table:table-row>
        <table:table-row table:style-name="Table27.1">
          <table:table-cell table:style-name="Table27.A1" office:value-type="string">
            <text:p text:style-name="P197">Example</text:p>
          </table:table-cell>
          <table:table-cell table:style-name="Table27.B1" office:value-type="string">
            <text:p text:style-name="P132">&gt; eval f="foibles"</text:p>
            <text:p text:style-name="P132">"foibles"</text:p>
            <text:p text:style-name="P132">&gt; eval [a]:{echo a!; a} "asparagus"!</text:p>
            <text:p text:style-name="P132">asparagus</text:p>
            <text:p text:style-name="P132">"asparagus"</text:p>
            <text:p text:style-name="P132">&gt; set demo [expr]:{ </text:p>
            <text:p text:style-name="P132">&gt; <text:s text:c="3"/>io.write io.out ""+(expr)+" = "+(str (eval expr!)!)+"\n"! </text:p>
            <text:p text:style-name="P132">&gt; }</text:p>
            <text:p text:style-name="P132">&gt; forall &lt;3..5&gt; [n]:{demo "100/"+(str n!)!}</text:p>
            <text:p text:style-name="P132">100/3 = 33</text:p>
            <text:p text:style-name="P132">100/4 = 25</text:p>
            <text:p text:style-name="P132">100/5 = 20</text:p>
          </table:table-cell>
        </table:table-row>
      </table:table>
      <text:h text:style-name="P28" text:outline-level="3">every &lt;n&gt; &lt;command&gt;</text:h>
      <table:table table:name="Table28" table:style-name="Table28" table:template-name="FTL Name Spec">
        <table:table-column table:style-name="Table28.A"/>
        <table:table-column table:style-name="Table28.B"/>
        <table:table-row table:style-name="Table28.1">
          <table:table-cell table:style-name="Table28.A1" office:value-type="string">
            <text:p text:style-name="P198">Name</text:p>
          </table:table-cell>
          <table:table-cell table:style-name="Table28.B1" office:value-type="string">
            <text:p text:style-name="P108">every</text:p>
          </table:table-cell>
        </table:table-row>
        <table:table-row table:style-name="Table28.1">
          <table:table-cell table:style-name="Table28.A1" office:value-type="string">
            <text:p text:style-name="P198">Kind</text:p>
          </table:table-cell>
          <table:table-cell table:style-name="Table28.B1" office:value-type="string">
            <text:p text:style-name="P62">Command</text:p>
          </table:table-cell>
        </table:table-row>
        <table:table-row table:style-name="Table28.1">
          <table:table-cell table:style-name="Table28.A1" office:value-type="string">
            <text:p text:style-name="P198">Arg syntax</text:p>
          </table:table-cell>
          <table:table-cell table:style-name="Table28.B1" office:value-type="string">
            <text:p text:style-name="P62">&lt;milliseconds:int&gt; &lt;commands:restofline&gt;</text:p>
          </table:table-cell>
        </table:table-row>
        <table:table-row table:style-name="Table28.4">
          <table:table-cell table:style-name="Table28.A1" office:value-type="string">
            <text:p text:style-name="P198">Description</text:p>
          </table:table-cell>
          <table:table-cell table:style-name="Table28.B1" office:value-type="string">
            <text:p text:style-name="P62">Executes the command line &lt;restofline&gt; every <text:span text:style-name="T1">milliseconds</text:span> forever <text:span text:style-name="T63">or until the value returned by the command is first FALSE</text:span>.<text:line-break/>(Note that the command line is not an FTL expression.)<text:line-break/>The function <text:span text:style-name="T1">sleep</text:span> is implicitly invoked by this command.<text:line-break/>See also: <text:span text:style-name="T1">sleep</text:span></text:p>
            <text:p text:style-name="P102">If the number of milliseconds is negative the sleep function is not invoked. (This may have a different effect to the sleep function being called with the argument zero.)</text:p>
          </table:table-cell>
        </table:table-row>
        <table:table-row table:style-name="Table28.1">
          <table:table-cell table:style-name="Table28.A1" office:value-type="string">
            <text:p text:style-name="P198">Returns</text:p>
          </table:table-cell>
          <table:table-cell table:style-name="Table28.B1" office:value-type="string">
            <text:p text:style-name="P62">Does not return</text:p>
          </table:table-cell>
        </table:table-row>
        <table:table-row table:style-name="Table28.4">
          <table:table-cell table:style-name="Table28.A1" office:value-type="string">
            <text:p text:style-name="P217">Example</text:p>
          </table:table-cell>
          <table:table-cell table:style-name="Table28.B1" office:value-type="string">
            <text:p text:style-name="P218">&gt; every 1000 echo tick</text:p>
            <text:p text:style-name="P218">tick</text:p>
            <text:p text:style-name="P218">tick</text:p>
            <text:p text:style-name="P218">tick</text:p>
            <text:p text:style-name="P218">tick</text:p>
            <text:p text:style-name="P218">tick</text:p>
            <text:p text:style-name="P218">tick</text:p>
            <text:p text:style-name="P218">tick</text:p>
            <text:p text:style-name="P218">tick</text:p>
            <text:p text:style-name="P218">:</text:p>
            <text:p text:style-name="P218"><text:soft-page-break/></text:p>
            <text:p text:style-name="P218">&gt; set n 5<text:line-break/>&gt; set f[]:{n=n-1; io.fprintf io.out "%d\n"&lt;n&gt;!; n _gt_ 0}<text:line-break/>&gt; every -1 f<text:line-break/>4<text:line-break/>3<text:line-break/>2<text:line-break/>1<text:line-break/>0<text:line-break/>&gt;</text:p>
          </table:table-cell>
        </table:table-row>
      </table:table>
      <text:h text:style-name="P28" text:outline-level="3">exit</text:h>
      <table:table table:name="Table29" table:style-name="Table29" table:template-name="FTL Name Spec">
        <table:table-column table:style-name="Table29.A"/>
        <table:table-column table:style-name="Table29.B"/>
        <table:table-row table:style-name="Table29.1">
          <table:table-cell table:style-name="Table29.A1" office:value-type="string">
            <text:p text:style-name="P198">Name</text:p>
          </table:table-cell>
          <table:table-cell table:style-name="Table29.B1" office:value-type="string">
            <text:p text:style-name="P108">exit</text:p>
          </table:table-cell>
        </table:table-row>
        <table:table-row table:style-name="Table29.1">
          <table:table-cell table:style-name="Table29.A1" office:value-type="string">
            <text:p text:style-name="P198">Kind</text:p>
          </table:table-cell>
          <table:table-cell table:style-name="Table29.B1" office:value-type="string">
            <text:p text:style-name="P62">Function</text:p>
          </table:table-cell>
        </table:table-row>
        <table:table-row table:style-name="Table29.1">
          <table:table-cell table:style-name="Table29.A1" office:value-type="string">
            <text:p text:style-name="P198">Arg syntax</text:p>
          </table:table-cell>
          <table:table-cell table:style-name="Table29.B1" office:value-type="string">
            <text:p text:style-name="P62">no argument</text:p>
          </table:table-cell>
        </table:table-row>
        <table:table-row table:style-name="Table29.1">
          <table:table-cell table:style-name="Table29.A1" office:value-type="string">
            <text:p text:style-name="P198">Description</text:p>
          </table:table-cell>
          <table:table-cell table:style-name="Table29.B1" office:value-type="string">
            <text:p text:style-name="P62">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198">Returns</text:p>
          </table:table-cell>
          <table:table-cell table:style-name="Table29.B1" office:value-type="string">
            <text:p text:style-name="P62">Does not return</text:p>
          </table:table-cell>
        </table:table-row>
        <table:table-row table:style-name="Table29.1">
          <table:table-cell table:style-name="Table29.A1" office:value-type="string">
            <text:p text:style-name="P198">Example</text:p>
          </table:table-cell>
          <table:table-cell table:style-name="Table29.B1" office:value-type="string">
            <text:p text:style-name="P133">&gt; exit</text:p>
            <text:p text:style-name="P133">&gt; set error[msg]:{ echo msg!; exit! }</text:p>
          </table:table-cell>
        </table:table-row>
      </table:table>
      <text:h text:style-name="P237" text:outline-level="3"><text:span text:style-name="T149">exp</text:span> &lt;<text:span text:style-name="T148">real</text:span>&gt; </text:h>
      <table:table table:name="Table154" table:style-name="Table154">
        <table:table-column table:style-name="Table154.A"/>
        <table:table-column table:style-name="Table154.B"/>
        <table:table-row table:style-name="Table154.1">
          <table:table-cell table:style-name="Table154.A1" office:value-type="string">
            <text:p text:style-name="P301">Name</text:p>
          </table:table-cell>
          <table:table-cell table:style-name="Table154.B1" office:value-type="string">
            <text:p text:style-name="P315">exp</text:p>
          </table:table-cell>
        </table:table-row>
        <table:table-row table:style-name="Table154.1">
          <table:table-cell table:style-name="Table154.A1" office:value-type="string">
            <text:p text:style-name="P301">Kind</text:p>
          </table:table-cell>
          <table:table-cell table:style-name="Table154.B1" office:value-type="string">
            <text:p text:style-name="P286">Function <text:span text:style-name="T220">(available only when the real type is supported.)</text:span></text:p>
          </table:table-cell>
        </table:table-row>
        <table:table-row table:style-name="Table154.1">
          <table:table-cell table:style-name="Table154.A1" office:value-type="string">
            <text:p text:style-name="P301">Arg syntax</text:p>
          </table:table-cell>
          <table:table-cell table:style-name="Table154.B1" office:value-type="string">
            <text:p text:style-name="P286">&lt;<text:span text:style-name="T222">x</text:span>:<text:span text:style-name="T222">real</text:span>&gt;</text:p>
          </table:table-cell>
        </table:table-row>
        <table:table-row table:style-name="Table154.1">
          <table:table-cell table:style-name="Table154.A1" office:value-type="string">
            <text:p text:style-name="P301">Description</text:p>
          </table:table-cell>
          <table:table-cell table:style-name="Table154.B1" office:value-type="string">
            <text:p text:style-name="P286">Takes a <text:span text:style-name="T222">real number and</text:span> returns <text:span text:style-name="T224">Euler's number (e) raised to that power</text:span>.<text:line-break/><text:span text:style-name="T224">The inverse function to </text:span><text:span text:style-name="T26">log</text:span><text:span text:style-name="T224">.</text:span></text:p>
          </table:table-cell>
        </table:table-row>
        <table:table-row table:style-name="Table154.1">
          <table:table-cell table:style-name="Table154.A1" office:value-type="string">
            <text:p text:style-name="P301">Returns</text:p>
          </table:table-cell>
          <table:table-cell table:style-name="Table154.B1" office:value-type="string">
            <text:p text:style-name="P338"><text:span text:style-name="T101">A </text:span><text:span text:style-name="T109">real</text:span><text:span text:style-name="T101"> with the value </text:span><text:span text:style-name="T110">e</text:span><text:span text:style-name="T135">x</text:span><text:span text:style-name="T109">.</text:span><text:span text:style-name="T117"><text:line-break/></text:span><text:span text:style-name="T101">See also: </text:span><text:span text:style-name="T124">mul</text:span><text:span text:style-name="T101">, </text:span><text:span text:style-name="T124">pow</text:span><text:span text:style-name="T101">, </text:span><text:span text:style-name="T125">sqrt</text:span><text:span text:style-name="T101">, </text:span><text:span text:style-name="T124">log</text:span></text:p>
          </table:table-cell>
        </table:table-row>
        <table:table-row table:style-name="Table154.1">
          <table:table-cell table:style-name="Table154.A1" office:value-type="string">
            <text:p text:style-name="P301">Example</text:p>
          </table:table-cell>
          <table:table-cell table:style-name="Table154.B1" office:value-type="string">
            <text:p text:style-name="P250">&gt; exp 0</text:p>
            <text:p text:style-name="P250">1</text:p>
            <text:p text:style-name="P250">&gt; exp 1</text:p>
            <text:p text:style-name="P250">2.718281828459045</text:p>
            <text:p text:style-name="P250">&gt; exp (log 3!)</text:p>
            <text:p text:style-name="P250">3</text:p>
          </table:table-cell>
        </table:table-row>
      </table:table>
      <text:h text:style-name="P237" text:outline-level="3">FALSE</text:h>
      <table:table table:name="Table30" table:style-name="Table30" table:template-name="FTL Name Spec">
        <table:table-column table:style-name="Table30.A"/>
        <table:table-column table:style-name="Table30.B"/>
        <table:table-row table:style-name="Table30.1">
          <table:table-cell table:style-name="Table30.A1" office:value-type="string">
            <text:p text:style-name="P57">Name</text:p>
          </table:table-cell>
          <table:table-cell table:style-name="Table30.B1" office:value-type="string">
            <text:p text:style-name="P108">FALSE</text:p>
          </table:table-cell>
        </table:table-row>
        <table:table-row table:style-name="Table30.1">
          <table:table-cell table:style-name="Table30.A1" office:value-type="string">
            <text:p text:style-name="P57">Kind</text:p>
          </table:table-cell>
          <table:table-cell table:style-name="Table30.B1" office:value-type="string">
            <text:p text:style-name="P62">Value</text:p>
          </table:table-cell>
        </table:table-row>
        <text:soft-page-break/>
        <table:table-row table:style-name="Table30.1">
          <table:table-cell table:style-name="Table30.A1" office:value-type="string">
            <text:p text:style-name="P57">Arg syntax</text:p>
          </table:table-cell>
          <table:table-cell table:style-name="Table30.B1" office:value-type="string">
            <text:p text:style-name="P62">(no args)</text:p>
          </table:table-cell>
        </table:table-row>
        <table:table-row table:style-name="Table30.1">
          <table:table-cell table:style-name="Table30.A1" office:value-type="string">
            <text:p text:style-name="P57">Description</text:p>
          </table:table-cell>
          <table:table-cell table:style-name="Table30.B1" office:value-type="string">
            <text:p text:style-name="P62">Provides the <text:span text:style-name="T1">FALSE</text:span> value which can be used in boolean expressions.<text:line-break/>Note that the value used for <text:span text:style-name="T1">FALSE</text:span> behaves as if it were defined as follows:</text:p>
            <text:p text:style-name="P175">[code]:{FALSE}</text:p>
            <text:p text:style-name="P62">See also: <text:span text:style-name="T1">TRUE</text:span>, the section about Boolean Values above.</text:p>
          </table:table-cell>
        </table:table-row>
        <table:table-row table:style-name="Table30.1">
          <table:table-cell table:style-name="Table30.A1" office:value-type="string">
            <text:p text:style-name="P57">Returns</text:p>
          </table:table-cell>
          <table:table-cell table:style-name="Table30.B1" office:value-type="string">
            <text:p text:style-name="P62">A value that is different to the one used for <text:span text:style-name="T1">TRUE.</text:span></text:p>
          </table:table-cell>
        </table:table-row>
        <table:table-row table:style-name="Table30.1">
          <table:table-cell table:style-name="Table30.A1" office:value-type="string">
            <text:p text:style-name="P57">Example</text:p>
          </table:table-cell>
          <table:table-cell table:style-name="Table30.B1" office:value-type="string">
            <text:p text:style-name="P133">&gt; set done FALSE</text:p>
            <text:p text:style-name="P133">&gt; set once[fn]: { if (done) { done=TRUE; fn! } {}! } </text:p>
            <text:p text:style-name="P133">{ <text:s text:c="2"/>rc = fn!;</text:p>
            <text:p text:style-name="P133"><text:s text:c="4"/>if (rc.error_occured) {echo "ERROR"!; FALSE} {TRUE}!</text:p>
            <text:p text:style-name="P133">}</text:p>
            <text:p text:style-name="P133">&gt; eval FALSE {echo "never run"!}!</text:p>
            <text:p text:style-name="P133">FALSE</text:p>
          </table:table-cell>
        </table:table-row>
      </table:table>
      <text:h text:style-name="P233" text:outline-level="3"><text:span text:style-name="T146">floor</text:span> &lt;<text:span text:style-name="T145">real</text:span>&gt; </text:h>
      <table:table table:name="Table150" table:style-name="Table150">
        <table:table-column table:style-name="Table150.A"/>
        <table:table-column table:style-name="Table150.B"/>
        <table:table-row table:style-name="Table150.1">
          <table:table-cell table:style-name="Table150.A1" office:value-type="string">
            <text:p text:style-name="P298">Name</text:p>
          </table:table-cell>
          <table:table-cell table:style-name="Table150.B1" office:value-type="string">
            <text:p text:style-name="P312">floor</text:p>
          </table:table-cell>
        </table:table-row>
        <table:table-row table:style-name="Table150.1">
          <table:table-cell table:style-name="Table150.A1" office:value-type="string">
            <text:p text:style-name="P298">Kind</text:p>
          </table:table-cell>
          <table:table-cell table:style-name="Table150.B1" office:value-type="string">
            <text:p text:style-name="P282">Function <text:span text:style-name="T220">(available only when the real type is supported.)</text:span></text:p>
          </table:table-cell>
        </table:table-row>
        <table:table-row table:style-name="Table150.1">
          <table:table-cell table:style-name="Table150.A1" office:value-type="string">
            <text:p text:style-name="P298">Arg syntax</text:p>
          </table:table-cell>
          <table:table-cell table:style-name="Table150.B1" office:value-type="string">
            <text:p text:style-name="P282">&lt;n:<text:span text:style-name="T219">real</text:span>&gt;</text:p>
          </table:table-cell>
        </table:table-row>
        <table:table-row table:style-name="Table150.1">
          <table:table-cell table:style-name="Table150.A1" office:value-type="string">
            <text:p text:style-name="P298">Description</text:p>
          </table:table-cell>
          <table:table-cell table:style-name="Table150.B1" office:value-type="string">
            <text:p text:style-name="P282">Takes a <text:span text:style-name="T218">real </text:span>and returns <text:span text:style-name="T219">a real number representing the smallest integer not less than n (the </text:span><text:span text:style-name="T221">floor</text:span><text:span text:style-name="T219"> of the </text:span><text:span text:style-name="T220">integral part of the real)</text:span>.</text:p>
          </table:table-cell>
        </table:table-row>
        <table:table-row table:style-name="Table150.1">
          <table:table-cell table:style-name="Table150.A1" office:value-type="string">
            <text:p text:style-name="P298">Returns</text:p>
          </table:table-cell>
          <table:table-cell table:style-name="Table150.B1" office:value-type="string">
            <text:p text:style-name="P282">An <text:span text:style-name="T218">real </text:span>with the <text:span text:style-name="T220">largest integral number not greater than n</text:span>.<text:line-break/><text:span text:style-name="T220">Note: the result is not an integer – </text:span><text:span text:style-name="T23">rint</text:span><text:span text:style-name="T220"> can be used to convert it to an integer though.</text:span><text:span text:style-name="T1"><text:line-break/></text:span>See also: <text:span text:style-name="T23">rint</text:span>, <text:span text:style-name="T24">ceil</text:span>, <text:span text:style-name="T23">round</text:span></text:p>
          </table:table-cell>
        </table:table-row>
        <table:table-row table:style-name="Table150.1">
          <table:table-cell table:style-name="Table150.A1" office:value-type="string">
            <text:p text:style-name="P298">Example</text:p>
          </table:table-cell>
          <table:table-cell table:style-name="Table150.B1" office:value-type="string">
            <text:p text:style-name="P247">&gt; floor 10.1</text:p>
            <text:p text:style-name="P247">10</text:p>
            <text:p text:style-name="P247">&gt; floor 10.9</text:p>
            <text:p text:style-name="P247">10</text:p>
            <text:p text:style-name="P247">&gt; floor -10.1</text:p>
            <text:p text:style-name="P247">-11</text:p>
            <text:p text:style-name="P247">&gt; floor -10.9</text:p>
            <text:p text:style-name="P247">-11</text:p>
            <text:p text:style-name="P247">&gt; typeof (floor 10!)</text:p>
            <text:p text:style-name="P247">$basetype.int</text:p>
            <text:p text:style-name="P247">&gt; typeof (floor 10.1!)</text:p>
            <text:p text:style-name="P247">$basetype.real</text:p>
          </table:table-cell>
        </table:table-row>
      </table:table>
      <text:h text:style-name="P233" text:outline-level="3">for &lt;dir&gt; &lt;closure&gt;</text:h>
      <table:table table:name="Table31" table:style-name="Table31" table:template-name="FTL Name Spec">
        <table:table-column table:style-name="Table31.A"/>
        <table:table-column table:style-name="Table31.B"/>
        <table:table-row table:style-name="Table31.1">
          <table:table-cell table:style-name="Table31.A1" office:value-type="string">
            <text:p text:style-name="P198">Name</text:p>
          </table:table-cell>
          <table:table-cell table:style-name="Table31.B1" office:value-type="string">
            <text:p text:style-name="P108">for</text:p>
          </table:table-cell>
        </table:table-row>
        <table:table-row table:style-name="TableLine2665833324416">
          <table:table-cell table:style-name="Table31.A1" office:value-type="string">
            <text:p text:style-name="P198">Kind</text:p>
          </table:table-cell>
          <table:table-cell table:style-name="Table31.B1" office:value-type="string">
            <text:p text:style-name="P62">Function</text:p>
          </table:table-cell>
        </table:table-row>
        <table:table-row table:style-name="TableLine2665833318432">
          <table:table-cell table:style-name="Table31.A1" office:value-type="string">
            <text:p text:style-name="P198">Arg syntax</text:p>
          </table:table-cell>
          <table:table-cell table:style-name="Table31.B1" office:value-type="string">
            <text:p text:style-name="P62">&lt;set:clodir&gt; &lt;enumerate:clocode&gt;</text:p>
          </table:table-cell>
        </table:table-row>
        <text:soft-page-break/>
        <table:table-row table:style-name="TableLine2665833310272">
          <table:table-cell table:style-name="Table31.A1" office:value-type="string">
            <text:p text:style-name="P198">Description</text:p>
          </table:table-cell>
          <table:table-cell table:style-name="Table31.B1" office:value-type="string">
            <text:p text:style-name="P62">This function executes <text:span text:style-name="T1">enumerate</text:span> for every name value pair in <text:span text:style-name="T1">set</text:span>.<text:line-break/>If enumerate is code it is simply executed in the environment where <text:span text:style-name="T1">for</text:span> was invoked once for every member in the set, otherwise <text:span text:style-name="T1">enumerate</text:span> <text:span text:style-name="T44">should</text:span> be a closure with one argument.<text:line-break/>If it is a closure with one argument, that argument is successively bound to different values in the name-value pairs in the <text:span text:style-name="T1">set</text:span>.</text:p>
          </table:table-cell>
        </table:table-row>
        <table:table-row table:style-name="TableLine2665833312992">
          <table:table-cell table:style-name="Table31.A1" office:value-type="string">
            <text:p text:style-name="P198">Returns</text:p>
          </table:table-cell>
          <table:table-cell table:style-name="Table31.B1" office:value-type="string">
            <text:p text:style-name="P62">NULL</text:p>
          </table:table-cell>
        </table:table-row>
        <table:table-row table:style-name="TableLine2665833308640">
          <table:table-cell table:style-name="Table31.A1" office:value-type="string">
            <text:p text:style-name="P198">Example</text:p>
          </table:table-cell>
          <table:table-cell table:style-name="Table31.B1" office:value-type="string">
            <text:p text:style-name="P133">&gt; for &lt;..3&gt; { echo "next"! }</text:p>
            <text:p text:style-name="P133">next</text:p>
            <text:p text:style-name="P133">next</text:p>
            <text:p text:style-name="P133">next</text:p>
            <text:p text:style-name="P133">&gt; for &lt;"one", "fine", "day"&gt; echo</text:p>
            <text:p text:style-name="P133">one</text:p>
            <text:p text:style-name="P133">fine</text:p>
            <text:p text:style-name="P133">day</text:p>
          </table:table-cell>
        </table:table-row>
      </table:table>
      <text:h text:style-name="P30" text:outline-level="3">forall &lt;dir&gt; &lt;closure&gt;</text:h>
      <table:table table:name="Table136" table:style-name="Table136">
        <table:table-column table:style-name="Table136.A"/>
        <table:table-column table:style-name="Table136.B"/>
        <table:table-row table:style-name="Table136.1">
          <table:table-cell table:style-name="Table136.A1" office:value-type="string">
            <text:p text:style-name="P199">Name</text:p>
          </table:table-cell>
          <table:table-cell table:style-name="Table136.B1" office:value-type="string">
            <text:p text:style-name="P110">forall</text:p>
          </table:table-cell>
        </table:table-row>
        <table:table-row table:style-name="TableLine2665833314896">
          <table:table-cell table:style-name="Table136.A1" office:value-type="string">
            <text:p text:style-name="P199">Kind</text:p>
          </table:table-cell>
          <table:table-cell table:style-name="Table136.B1" office:value-type="string">
            <text:p text:style-name="P67">Function</text:p>
          </table:table-cell>
        </table:table-row>
        <table:table-row table:style-name="TableLine2665833320880">
          <table:table-cell table:style-name="Table136.A1" office:value-type="string">
            <text:p text:style-name="P199">Arg syntax</text:p>
          </table:table-cell>
          <table:table-cell table:style-name="Table136.B1" office:value-type="string">
            <text:p text:style-name="P67">&lt;set:clodir&gt; &lt;enumerate:clo<text:span text:style-name="T44">sure</text:span>&gt;</text:p>
          </table:table-cell>
        </table:table-row>
        <table:table-row table:style-name="TableLine2665833318976">
          <table:table-cell table:style-name="Table136.A1" office:value-type="string">
            <text:p text:style-name="P199">Description</text:p>
          </table:table-cell>
          <table:table-cell table:style-name="Table136.B1" office:value-type="string">
            <text:p text:style-name="P67">This function executes <text:span text:style-name="T1">enumerate</text:span> for every name value pair in <text:span text:style-name="T1">set</text:span>.<text:line-break/><text:span text:style-name="T1">enumerate</text:span> <text:span text:style-name="T44">should</text:span> be a closure with two arguments. <text:span text:style-name="T44">T</text:span>he first argument is successively bound to different values, while the second is bound to the corresponding name.<text:line-break/>The order of evaluation is defined only for vectors.</text:p>
          </table:table-cell>
        </table:table-row>
        <table:table-row table:style-name="TableLine2665833314352">
          <table:table-cell table:style-name="Table136.A1" office:value-type="string">
            <text:p text:style-name="P199">Returns</text:p>
          </table:table-cell>
          <table:table-cell table:style-name="Table136.B1" office:value-type="string">
            <text:p text:style-name="P67">NULL</text:p>
          </table:table-cell>
        </table:table-row>
        <table:table-row table:style-name="TableLine2665833309456">
          <table:table-cell table:style-name="Table136.A1" office:value-type="string">
            <text:p text:style-name="P199">Example</text:p>
          </table:table-cell>
          <table:table-cell table:style-name="Table136.B1" office:value-type="string">
            <text:p text:style-name="P138">set sieve[n]: { </text:p>
            <text:p text:style-name="P138"><text:s text:c="4"/>forall &lt;0, n .. (len prime!)&gt; [i]:{ </text:p>
            <text:p text:style-name="P138"><text:s text:c="8"/>prime.(i) = NULL </text:p>
            <text:p text:style-name="P138"><text:s text:c="4"/>}! </text:p>
            <text:p text:style-name="P138">}</text:p>
            <text:p text:style-name="P138">&gt; forall [a="ay", b="bee", c="see"] [pron, let]:{</text:p>
            <text:p text:style-name="P138">&gt; <text:s text:c="4"/>echo "$let is pronounced '$pron'"!</text:p>
            <text:p text:style-name="P138">&gt; }</text:p>
            <text:p text:style-name="P138">a is pronounced 'ay'</text:p>
            <text:p text:style-name="P138">b is pronounced 'bee'</text:p>
            <text:p text:style-name="P138">c is pronounced 'see'</text:p>
            <text:p text:style-name="P138">&gt; forall ([a,b]::{b=20+(a)} 1 2) [val, name]:{echo "$name = $val"!}</text:p>
            <text:p text:style-name="P138">b = 2</text:p>
            <text:p text:style-name="P138">a = 1</text:p>
          </table:table-cell>
        </table:table-row>
      </table:table>
      <text:h text:style-name="P32" text:outline-level="3"><text:soft-page-break/>for<text:span text:style-name="T46">allwhile</text:span> &lt;dir&gt; &lt;closure&gt;</text:h>
      <table:table table:name="Table138" table:style-name="Table138">
        <table:table-column table:style-name="Table138.A"/>
        <table:table-column table:style-name="Table138.B"/>
        <table:table-row table:style-name="Table138.1">
          <table:table-cell table:style-name="Table138.A1" office:value-type="string">
            <text:p text:style-name="P201">Name</text:p>
          </table:table-cell>
          <table:table-cell table:style-name="Table138.B1" office:value-type="string">
            <text:p text:style-name="P112">for<text:span text:style-name="T46">allwhile</text:span></text:p>
          </table:table-cell>
        </table:table-row>
        <table:table-row table:style-name="TableLine2665833321696">
          <table:table-cell table:style-name="Table138.A1" office:value-type="string">
            <text:p text:style-name="P201">Kind</text:p>
          </table:table-cell>
          <table:table-cell table:style-name="Table138.B1" office:value-type="string">
            <text:p text:style-name="P69">Function</text:p>
          </table:table-cell>
        </table:table-row>
        <table:table-row table:style-name="TableLine2665833319792">
          <table:table-cell table:style-name="Table138.A1" office:value-type="string">
            <text:p text:style-name="P201">Arg syntax</text:p>
          </table:table-cell>
          <table:table-cell table:style-name="Table138.B1" office:value-type="string">
            <text:p text:style-name="P69">&lt;<text:span text:style-name="T46">vals</text:span>:clodir&gt; &lt;enumerate:clo<text:span text:style-name="T46">sure</text:span>&gt;</text:p>
          </table:table-cell>
        </table:table-row>
        <table:table-row table:style-name="TableLine2665833315440">
          <table:table-cell table:style-name="Table138.A1" office:value-type="string">
            <text:p text:style-name="P201">Description</text:p>
          </table:table-cell>
          <table:table-cell table:style-name="Table138.B1" office:value-type="string">
            <text:p text:style-name="P71">This function executes <text:span text:style-name="T1">enumerate</text:span> for every name value pair, in <text:span text:style-name="T46">order, in</text:span> <text:span text:style-name="T8">vals</text:span> <text:span text:style-name="T46">until the value returned by enumerate is not FALSE.</text:span><text:line-break/><text:span text:style-name="T46">E</text:span>numerate <text:span text:style-name="T46">must be a closure with exactly two unbound variables</text:span>. <text:s/><text:span text:style-name="T44">T</text:span>he first argument is successively bound to different values, while the second is bound to the corresponding name. <text:span text:style-name="T46">If the execution returns NULL (e.g. leaves no value) the enumerations will not stop.</text:span></text:p>
          </table:table-cell>
        </table:table-row>
        <table:table-row table:style-name="TableLine2665833320064">
          <table:table-cell table:style-name="Table138.A1" office:value-type="string">
            <text:p text:style-name="P201">Returns</text:p>
          </table:table-cell>
          <table:table-cell table:style-name="Table138.B1" office:value-type="string">
            <text:p text:style-name="P91">TRUE if <text:span text:style-name="T50">all </text:span>the <text:span text:style-name="T50">values in the sequence were used</text:span> and FALSE otherwise.</text:p>
          </table:table-cell>
        </table:table-row>
        <table:table-row table:style-name="TableLine2665833310816">
          <table:table-cell table:style-name="Table138.A1" office:value-type="string">
            <text:p text:style-name="P201">Example</text:p>
          </table:table-cell>
          <table:table-cell table:style-name="Table138.B1" office:value-type="string">
            <text:p text:style-name="P140">&gt; <text:span text:style-name="T47">set lastlessthan[seq,max]:{</text:span></text:p>
            <text:p text:style-name="P140"><text:s text:c="4"/>.<text:span text:style-name="T48">ix = NULL;</text:span></text:p>
            <text:p text:style-name="P140"><text:s text:c="4"/><text:span text:style-name="T48">forallwhile seq [val,index]:{</text:span></text:p>
            <text:p text:style-name="P140"><text:s text:c="8"/><text:span text:style-name="T48">val _lt_ max {</text:span></text:p>
            <text:p text:style-name="P140"><text:s text:c="12"/><text:span text:style-name="T48">ix = index;</text:span></text:p>
            <text:p text:style-name="P140"><text:s text:c="12"/><text:span text:style-name="T48">TRUE</text:span></text:p>
            <text:p text:style-name="P140"><text:s text:c="8"/><text:span text:style-name="T48">}!</text:span></text:p>
            <text:p text:style-name="P140"><text:s text:c="4"/><text:span text:style-name="T48">}!;</text:span></text:p>
            <text:p text:style-name="P140"><text:s text:c="4"/><text:span text:style-name="T48">ix</text:span></text:p>
            <text:p text:style-name="P154">}</text:p>
            <text:p text:style-name="P140"><text:span text:style-name="T48">&gt; lastlessthan</text:span> &lt;<text:span text:style-name="T47">14,88,142,156,188</text:span>&gt; <text:span text:style-name="T48">150</text:span></text:p>
            <text:p text:style-name="P154">2</text:p>
          </table:table-cell>
        </table:table-row>
      </table:table>
      <text:h text:style-name="P32" text:outline-level="3">for<text:span text:style-name="T46">while</text:span> &lt;dir&gt; &lt;closure&gt;</text:h>
      <table:table table:name="Table139" table:style-name="Table139">
        <table:table-column table:style-name="Table139.A"/>
        <table:table-column table:style-name="Table139.B"/>
        <table:table-row table:style-name="Table139.1">
          <table:table-cell table:style-name="Table139.A1" office:value-type="string">
            <text:p text:style-name="P201">Name</text:p>
          </table:table-cell>
          <table:table-cell table:style-name="Table139.B1" office:value-type="string">
            <text:p text:style-name="P112"><text:span text:style-name="name">for</text:span><text:span text:style-name="name"><text:span text:style-name="T46">allwhile</text:span></text:span></text:p>
          </table:table-cell>
        </table:table-row>
        <table:table-row table:style-name="TableLine2665833317344">
          <table:table-cell table:style-name="Table139.A1" office:value-type="string">
            <text:p text:style-name="P201">Kind</text:p>
          </table:table-cell>
          <table:table-cell table:style-name="Table139.B1" office:value-type="string">
            <text:p text:style-name="P69">Function</text:p>
          </table:table-cell>
        </table:table-row>
        <table:table-row table:style-name="TableLine2665833322240">
          <table:table-cell table:style-name="Table139.A1" office:value-type="string">
            <text:p text:style-name="P201">Arg syntax</text:p>
          </table:table-cell>
          <table:table-cell table:style-name="Table139.B1" office:value-type="string">
            <text:p text:style-name="P69">&lt;<text:span text:style-name="T46">vals</text:span>:clodir&gt; &lt;enumerate:clocode&gt;</text:p>
          </table:table-cell>
        </table:table-row>
        <table:table-row table:style-name="TableLine2665833323600">
          <table:table-cell table:style-name="Table139.A1" office:value-type="string">
            <text:p text:style-name="P201">Description</text:p>
          </table:table-cell>
          <table:table-cell table:style-name="Table139.B1" office:value-type="string">
            <text:p text:style-name="P70">This function executes <text:span text:style-name="T1">enumerate</text:span> for every name value pair, in <text:span text:style-name="T46">order, in</text:span> <text:span text:style-name="T8">vals</text:span> <text:span text:style-name="T46">until the value returned by enumerate is not FALSE. <text:s/>If the execution returns NULL (e.g. leaves no value) the enumerations will not stop.</text:span><text:line-break/><text:span text:style-name="T46">E</text:span>numerate <text:span text:style-name="T46">must be a closure with exactly one unbound variables which</text:span> is successively bound to <text:span text:style-name="T47">each</text:span> value <text:span text:style-name="T47">in </text:span><text:span text:style-name="name"><text:span text:style-name="T47">vals</text:span></text:span>.</text:p>
          </table:table-cell>
        </table:table-row>
        <table:table-row table:style-name="TableLine2665833310544">
          <table:table-cell table:style-name="Table139.A1" office:value-type="string">
            <text:p text:style-name="P201">Returns</text:p>
          </table:table-cell>
          <table:table-cell table:style-name="Table139.B1" office:value-type="string">
            <text:p text:style-name="P90">TRUE if <text:span text:style-name="T50">all </text:span>the <text:span text:style-name="T50">values in the sequence were used</text:span> and FALSE otherwise.</text:p>
          </table:table-cell>
        </table:table-row>
        <table:table-row table:style-name="TableLine2665833309728">
          <table:table-cell table:style-name="Table139.A1" office:value-type="string">
            <text:p text:style-name="P201">Example</text:p>
          </table:table-cell>
          <table:table-cell table:style-name="Table139.B1" office:value-type="string">
            <text:p text:style-name="P211">&gt; <text:span text:style-name="T49">set list [cmds]:{ </text:span></text:p>
            <text:p text:style-name="P213"><text:s text:c="4"/>forwhile cmds [cmd]:{</text:p>
            <text:p text:style-name="P213"><text:s text:c="8"/>if cmd != "stop" {echo cmd!}{FALSE}!</text:p>
            <text:p text:style-name="P213"><text:s text:c="4"/>}!</text:p>
            <text:p text:style-name="P212">}</text:p>
            <text:p text:style-name="P216">&gt; list &lt;&gt;</text:p>
            <text:p text:style-name="P212">&gt; list &lt;<text:span text:style-name="T50">"add","subtract","print"</text:span>&gt;</text:p>
            <text:p text:style-name="P212">add</text:p>
            <text:p text:style-name="P212">subtract</text:p>
            <text:p text:style-name="P212"><text:soft-page-break/>print</text:p>
            <text:p text:style-name="P215">TRUE</text:p>
            <text:p text:style-name="P214">&gt; <text:span text:style-name="T49">list &lt;</text:span>"add","subtract","stop","ignore","ignore"<text:span text:style-name="T49">&gt;</text:span></text:p>
            <text:p text:style-name="P212">add</text:p>
            <text:p text:style-name="P212">subtract</text:p>
            <text:p text:style-name="P215">FALSE</text:p>
          </table:table-cell>
        </table:table-row>
      </table:table>
      <text:h text:style-name="P45" text:outline-level="3">func</text:h>
      <table:table table:name="Table113" table:style-name="Table113">
        <table:table-column table:style-name="Table113.A"/>
        <table:table-column table:style-name="Table113.B"/>
        <table:table-row table:style-name="Table113.1">
          <table:table-cell table:style-name="Table113.A1" office:value-type="string">
            <text:p text:style-name="P203">Name</text:p>
          </table:table-cell>
          <table:table-cell table:style-name="Table113.B1" office:value-type="string">
            <text:p text:style-name="P117">func</text:p>
          </table:table-cell>
        </table:table-row>
        <table:table-row table:style-name="TableLine2665833324688">
          <table:table-cell table:style-name="Table113.A1" office:value-type="string">
            <text:p text:style-name="P203">Kind</text:p>
          </table:table-cell>
          <table:table-cell table:style-name="Table113.B1" office:value-type="string">
            <text:p text:style-name="P77">Command</text:p>
          </table:table-cell>
        </table:table-row>
        <table:table-row table:style-name="TableLine2665833317888">
          <table:table-cell table:style-name="Table113.A1" office:value-type="string">
            <text:p text:style-name="P203">Arg syntax</text:p>
          </table:table-cell>
          <table:table-cell table:style-name="Table113.B1" office:value-type="string">
            <text:p text:style-name="P78">&lt;name:token&gt; &lt;value:<text:span text:style-name="T69">closure</text:span>&gt;</text:p>
          </table:table-cell>
        </table:table-row>
        <table:table-row table:style-name="TableLine2665833314080">
          <table:table-cell table:style-name="Table113.A1" office:value-type="string">
            <text:p text:style-name="P203">Description</text:p>
          </table:table-cell>
          <table:table-cell table:style-name="Table113.B1" office:value-type="string">
            <text:p text:style-name="P78">Provide a name for the given <text:span text:style-name="T69">closure</text:span> in the current environment <text:span text:style-name="T69">and mark it for automatic execution</text:span>.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p>
            <text:p text:style-name="P103">See also: <text:span text:style-name="name">set</text:span></text:p>
          </table:table-cell>
        </table:table-row>
        <table:table-row table:style-name="TableLine2665833321152">
          <table:table-cell table:style-name="Table113.A1" office:value-type="string">
            <text:p text:style-name="P203">Returns</text:p>
          </table:table-cell>
          <table:table-cell table:style-name="Table113.B1" office:value-type="string">
            <text:p text:style-name="P77">NULL</text:p>
          </table:table-cell>
        </table:table-row>
        <table:table-row table:style-name="TableLine2665833314624">
          <table:table-cell table:style-name="Table113.A1" office:value-type="string">
            <text:p text:style-name="P203">Example</text:p>
          </table:table-cell>
          <table:table-cell table:style-name="Table113.B1" office:value-type="string">
            <text:p text:style-name="P158">&gt; set noauto[a,b]:{a+b}</text:p>
            <text:p text:style-name="P158">&gt; func auto[a,b]:{a+b}</text:p>
            <text:p text:style-name="P158">&gt; eval noauto 1</text:p>
            <text:p text:style-name="P158">[b]:{a+b}</text:p>
            <text:p text:style-name="P158">&gt; eval auto 1</text:p>
            <text:p text:style-name="P158">[b]:{a+b}</text:p>
            <text:p text:style-name="P158">&gt; eval noauto 1 2</text:p>
            <text:p text:style-name="P158">[]:{a+b}</text:p>
            <text:p text:style-name="P158">&gt; eval auto 1 2</text:p>
            <text:p text:style-name="P158">3</text:p>
            <text:p text:style-name="P158">&gt; eval noauto 1 2 !</text:p>
            <text:p text:style-name="P158">3</text:p>
            <text:p text:style-name="P158">&gt; eval auto 1 2 !</text:p>
            <text:p text:style-name="P158">ftl $*console*:+39 in</text:p>
            <text:p text:style-name="P158">ftl $*console*:40: a int value is not executable:</text:p>
            <text:p text:style-name="P158">3</text:p>
            <text:p text:style-name="P158">ftl $*console*:+39: failed to evaluate expression</text:p>
            <text:p text:style-name="P158">&gt; eval &amp;auto 1 2</text:p>
            <text:p text:style-name="P158">[]:{a+b}</text:p>
            <text:p text:style-name="P158">&gt; eval &amp;auto 1 2 !</text:p>
            <text:p text:style-name="P158">3</text:p>
          </table:table-cell>
        </table:table-row>
      </table:table>
      <text:h text:style-name="P32" text:outline-level="3">help</text:h>
      <table:table table:name="Table32" table:style-name="Table32" table:template-name="FTL Name Spec">
        <table:table-column table:style-name="Table32.A"/>
        <table:table-column table:style-name="Table32.B"/>
        <table:table-row table:style-name="Table32.1">
          <table:table-cell table:style-name="Table32.A1" office:value-type="string">
            <text:p text:style-name="P198">Name</text:p>
          </table:table-cell>
          <table:table-cell table:style-name="Table32.B1" office:value-type="string">
            <text:p text:style-name="P108">help [all] [&lt;command&gt;]</text:p>
          </table:table-cell>
        </table:table-row>
        <table:table-row table:style-name="TableLine2665833316256">
          <table:table-cell table:style-name="Table32.A1" office:value-type="string">
            <text:p text:style-name="P198">Kind</text:p>
          </table:table-cell>
          <table:table-cell table:style-name="Table32.B1" office:value-type="string">
            <text:p text:style-name="P62">Command</text:p>
          </table:table-cell>
        </table:table-row>
        <table:table-row table:style-name="TableLine2665833325232">
          <table:table-cell table:style-name="Table32.A1" office:value-type="string">
            <text:p text:style-name="P198">Arg syntax</text:p>
          </table:table-cell>
          <table:table-cell table:style-name="Table32.B1" office:value-type="string">
            <text:p text:style-name="P62">[all] [&lt;command&gt;]<text:soft-page-break/></text:p>
          </table:table-cell>
        </table:table-row>
        <table:table-row table:style-name="TableLine2665833317072">
          <table:table-cell table:style-name="Table32.A1" office:value-type="string">
            <text:p text:style-name="P198">Description</text:p>
          </table:table-cell>
          <table:table-cell table:style-name="Table32.B1" office:value-type="string">
            <text:p text:style-name="P62">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hese, however, are only included in the output if "<text:span text:style-name="T1">all</text:span>" is given on the command line.</text:p>
          </table:table-cell>
        </table:table-row>
        <table:table-row table:style-name="TableLine2665833311088">
          <table:table-cell table:style-name="Table32.A1" office:value-type="string">
            <text:p text:style-name="P198">Returns</text:p>
          </table:table-cell>
          <table:table-cell table:style-name="Table32.B1" office:value-type="string">
            <text:p text:style-name="P62">NULL</text:p>
          </table:table-cell>
        </table:table-row>
        <table:table-row table:style-name="TableLine2665833313264">
          <table:table-cell table:style-name="Table32.A1" office:value-type="string">
            <text:p text:style-name="P198">Example</text:p>
          </table:table-cell>
          <table:table-cell table:style-name="Table32.B1" office:value-type="string">
            <text:p text:style-name="P133">&gt; help</text:p>
            <text:p text:style-name="P133">help [all] - prints command information</text:p>
            <text:p text:style-name="P133">set &lt;name&gt; &lt;expr&gt; - set value in environment</text:p>
            <text:p text:style-name="P133">exit - abandon all command inputs</text:p>
            <text:p text:style-name="P133">:</text:p>
            <text:p text:style-name="P133">sys help - show subcommands</text:p>
            <text:p text:style-name="P133">parse help - show subcommands</text:p>
            <text:p text:style-name="P133">io help - show subcommands</text:p>
            <text:p text:style-name="P133">:</text:p>
            <text:p text:style-name="P133">echo &lt;whole line&gt; - prints the line out</text:p>
            <text:p text:style-name="P133">eval &lt;expr&gt; - evaluate expression</text:p>
            <text:p text:style-name="P133">sleep &lt;n&gt; - sleep for &lt;n&gt; milliseconds</text:p>
            <text:p text:style-name="P133">len [&lt;env&gt;|&lt;closure&gt;|&lt;string&gt;] - number of elements in object</text:p>
            <text:p text:style-name="P133">&gt; sys help</text:p>
            <text:p text:style-name="P133">run &lt;line&gt; - execute system &lt;line&gt;</text:p>
            <text:p text:style-name="P133">uid &lt;user&gt; - return the UID of the named user</text:p>
            <text:p text:style-name="P133">time - system calendar time in seconds</text:p>
            <text:p text:style-name="P133">localtime &lt;time&gt; - broken down local time</text:p>
            <text:p text:style-name="P133">utctime &lt;time&gt; - broken down UTC time</text:p>
            <text:p text:style-name="P133">localtimef &lt;format&gt; &lt;time&gt; - formatted local time</text:p>
            <text:p text:style-name="P133">utctimef &lt;format&gt; &lt;time&gt; - formatted UTC time</text:p>
            <text:p text:style-name="P133">&gt; enter [ e=echo, h=help, x=exit, o=1, t=2 ]</text:p>
            <text:p text:style-name="P133">&gt; help</text:p>
            <text:p text:style-name="P133">e &lt;whole line&gt; - prints the line out</text:p>
            <text:p text:style-name="P133">h [all] [&lt;cmd&gt;] - prints information about commands</text:p>
            <text:p text:style-name="P133">x - abandon all command inputs</text:p>
            <text:p text:style-name="P133">&gt; help all</text:p>
            <text:p text:style-name="P133">e &lt;whole line&gt; - prints the line out</text:p>
            <text:p text:style-name="P133">h [all] [&lt;cmd&gt;] - prints information about commands</text:p>
            <text:p text:style-name="P133">x - abandon all command inputs</text:p>
            <text:p text:style-name="P133">o - int value</text:p>
            <text:p text:style-name="P133">t - int value</text:p>
            <text:p text:style-name="P133">&gt; help exit</text:p>
            <text:p text:style-name="P133"><text:soft-page-break/>exit - abandon all command inputs</text:p>
            <text:p text:style-name="P133">&gt; sys help time</text:p>
            <text:p text:style-name="P133">time - system calendar time in seconds</text:p>
            <text:p text:style-name="P133">&gt; help sys.time</text:p>
            <text:p text:style-name="P133">sys.time - system calendar time in seconds</text:p>
            <text:p text:style-name="P133">&gt; enter [fn = [_help="- my function"]:{echo _help!}, env = [x="variable"], var = "variable" ]</text:p>
            <text:p text:style-name="P133">&gt; help</text:p>
            <text:p text:style-name="P133">fn - my function</text:p>
            <text:p text:style-name="P133">env help - show subcommands</text:p>
            <text:p text:style-name="P133">&gt; help all</text:p>
            <text:p text:style-name="P133">fn - my function</text:p>
            <text:p text:style-name="P133">env &lt;subcommand&gt; - commands:</text:p>
            <text:p text:style-name="P133"><text:s text:c="4"/>x - string value</text:p>
            <text:p text:style-name="P133">var - string value</text:p>
            <text:p text:style-name="P133">&gt; env help</text:p>
            <text:p text:style-name="P133">&gt; env help all</text:p>
            <text:p text:style-name="P133">x - string value</text:p>
          </table:table-cell>
        </table:table-row>
      </table:table>
      <text:h text:style-name="P28" text:outline-level="3">if &lt;bool&gt; &lt;then-code&gt; &lt;else-code&gt;</text:h>
      <table:table table:name="Table33" table:style-name="Table33" table:template-name="FTL Name Spec">
        <table:table-column table:style-name="Table33.A"/>
        <table:table-column table:style-name="Table33.B"/>
        <table:table-row table:style-name="Table33.1">
          <table:table-cell table:style-name="Table33.A1" office:value-type="string">
            <text:p text:style-name="P198">Name</text:p>
          </table:table-cell>
          <table:table-cell table:style-name="Table33.B1" office:value-type="string">
            <text:p text:style-name="P108">if</text:p>
          </table:table-cell>
        </table:table-row>
        <table:table-row table:style-name="TableLine2665833313536">
          <table:table-cell table:style-name="Table33.A1" office:value-type="string">
            <text:p text:style-name="P198">Kind</text:p>
          </table:table-cell>
          <table:table-cell table:style-name="Table33.B1" office:value-type="string">
            <text:p text:style-name="P62">Function</text:p>
          </table:table-cell>
        </table:table-row>
        <table:table-row table:style-name="TableLine2665833336928">
          <table:table-cell table:style-name="Table33.A1" office:value-type="string">
            <text:p text:style-name="P198">Arg syntax</text:p>
          </table:table-cell>
          <table:table-cell table:style-name="Table33.B1" office:value-type="string">
            <text:p text:style-name="P62">&lt;test:bool&gt; &lt;then:code&gt; &lt;else:code&gt;</text:p>
          </table:table-cell>
        </table:table-row>
        <table:table-row table:style-name="TableLine2665833325776">
          <table:table-cell table:style-name="Table33.A1" office:value-type="string">
            <text:p text:style-name="P198">Description</text:p>
          </table:table-cell>
          <table:table-cell table:style-name="Table33.B1" office:value-type="string">
            <text:p text:style-name="P62">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able:table-row table:style-name="TableLine2665833333936">
          <table:table-cell table:style-name="Table33.A1" office:value-type="string">
            <text:p text:style-name="P198">Returns</text:p>
          </table:table-cell>
          <table:table-cell table:style-name="Table33.B1" office:value-type="string">
            <text:p text:style-name="P62">Returns the value returned by the execution of <text:span text:style-name="T1">then</text:span> or <text:span text:style-name="T1">else</text:span>, depending on which was selected for execution.</text:p>
          </table:table-cell>
        </table:table-row>
        <table:table-row table:style-name="TableLine2665833340736">
          <table:table-cell table:style-name="Table33.A1" office:value-type="string">
            <text:p text:style-name="P198">Example</text:p>
          </table:table-cell>
          <table:table-cell table:style-name="Table33.B1" office:value-type="string">
            <text:p text:style-name="P133">&gt; if 3 lt (rnd 6!) { echo "heads"! } { echo "tails"! }</text:p>
            <text:p text:style-name="P133">&gt; eval echo (if 3 lt (rnd 6!) {"heads"}{"tails"}!)!</text:p>
            <text:p text:style-name="P133">set doit[cmd]: {</text:p>
            <text:p text:style-name="P133"><text:s text:c="4"/>if 0 == (cmp cmd "exit"!) {</text:p>
            <text:p text:style-name="P133"><text:s text:c="7"/>FALSE</text:p>
            <text:p text:style-name="P133"><text:s text:c="4"/>}{</text:p>
            <text:p text:style-name="P133"><text:s text:c="7"/>eval cmd!;</text:p>
            <text:p text:style-name="P133"><text:s text:c="7"/>TRUE</text:p>
            <text:p text:style-name="P133"><text:s text:c="4"/>}!</text:p>
            <text:p text:style-name="P133">}</text:p>
            <text:p text:style-name="P133">&gt; if TRUE (echo "this") (echo "that")</text:p>
            <text:p text:style-name="P133">this</text:p>
            <text:p text:style-name="P133">&gt; if FALSE (echo "this") (echo "that")</text:p>
            <text:p text:style-name="P133">that</text:p>
          </table:table-cell>
        </table:table-row>
      </table:table>
      <text:h text:style-name="P28" text:outline-level="3"><text:span text:style-name="T36">i</text:span>nenv &lt;env&gt; &lt;name&gt;</text:h>
      <table:table table:name="Table34" table:style-name="Table34" table:template-name="FTL Name Spec">
        <table:table-column table:style-name="Table34.A"/>
        <table:table-column table:style-name="Table34.B"/>
        <table:table-row table:style-name="Table34.1">
          <table:table-cell table:style-name="Table34.A1" office:value-type="string">
            <text:p text:style-name="P198">Name</text:p>
          </table:table-cell>
          <table:table-cell table:style-name="Table34.B1" office:value-type="string">
            <text:p text:style-name="P108">inenv</text:p>
          </table:table-cell>
        </table:table-row>
        <table:table-row table:style-name="Table34.1">
          <table:table-cell table:style-name="Table34.A1" office:value-type="string">
            <text:p text:style-name="P198">Kind</text:p>
          </table:table-cell>
          <table:table-cell table:style-name="Table34.B1" office:value-type="string">
            <text:p text:style-name="P62">Function</text:p>
          </table:table-cell>
        </table:table-row>
        <text:soft-page-break/>
        <table:table-row table:style-name="Table34.1">
          <table:table-cell table:style-name="Table34.A1" office:value-type="string">
            <text:p text:style-name="P198">Arg syntax</text:p>
          </table:table-cell>
          <table:table-cell table:style-name="Table34.B1" office:value-type="string">
            <text:p text:style-name="P62">&lt;env:clodir&gt; &lt;name&gt;</text:p>
          </table:table-cell>
        </table:table-row>
        <table:table-row table:style-name="Table34.1">
          <table:table-cell table:style-name="Table34.A1" office:value-type="string">
            <text:p text:style-name="P198">Description</text:p>
          </table:table-cell>
          <table:table-cell table:style-name="Table34.B1" office:value-type="string">
            <text:p text:style-name="P62">returns 0 unless string &lt;name&gt; has a value in &lt;env&gt;</text:p>
          </table:table-cell>
        </table:table-row>
        <table:table-row table:style-name="Table34.1">
          <table:table-cell table:style-name="Table34.A1" office:value-type="string">
            <text:p text:style-name="P198">Returns</text:p>
          </table:table-cell>
          <table:table-cell table:style-name="Table34.B1" office:value-type="string">
            <text:p text:style-name="P62">NULL</text:p>
          </table:table-cell>
        </table:table-row>
        <table:table-row table:style-name="Table34.1">
          <table:table-cell table:style-name="Table34.A1" office:value-type="string">
            <text:p text:style-name="P198">Example</text:p>
          </table:table-cell>
          <table:table-cell table:style-name="Table34.B1" office:value-type="string">
            <text:p text:style-name="P133">&gt; inenv parse.env "inenv"</text:p>
            <text:p text:style-name="P167">TRUE</text:p>
            <text:p text:style-name="P133">&gt; inenv [a=NULL, b] "a"</text:p>
            <text:p text:style-name="P167">TRUE</text:p>
            <text:p text:style-name="P133">&gt; inenv [a=NULL, b] "b"</text:p>
            <text:p text:style-name="P167">FALSE</text:p>
            <text:p text:style-name="P133">&gt; inenv [a=NULL, b] "c"</text:p>
            <text:p text:style-name="P167">FALSE</text:p>
          </table:table-cell>
        </table:table-row>
      </table:table>
      <text:h text:style-name="P28" text:outline-level="3">invert &lt;bool&gt; </text:h>
      <table:table table:name="Table35" table:style-name="Table35" table:template-name="FTL Name Spec">
        <table:table-column table:style-name="Table35.A"/>
        <table:table-column table:style-name="Table35.B"/>
        <table:table-row table:style-name="Table35.1">
          <table:table-cell table:style-name="Table35.A1" office:value-type="string">
            <text:p text:style-name="P57">Name</text:p>
          </table:table-cell>
          <table:table-cell table:style-name="Table35.B1" office:value-type="string">
            <text:p text:style-name="P108">invert</text:p>
          </table:table-cell>
        </table:table-row>
        <table:table-row table:style-name="Table35.1">
          <table:table-cell table:style-name="Table35.A1" office:value-type="string">
            <text:p text:style-name="P57">Kind</text:p>
          </table:table-cell>
          <table:table-cell table:style-name="Table35.B1" office:value-type="string">
            <text:p text:style-name="P62">Function</text:p>
          </table:table-cell>
        </table:table-row>
        <table:table-row table:style-name="Table35.1">
          <table:table-cell table:style-name="Table35.A1" office:value-type="string">
            <text:p text:style-name="P57">Arg syntax</text:p>
          </table:table-cell>
          <table:table-cell table:style-name="Table35.B1" office:value-type="string">
            <text:p text:style-name="P62">&lt;b:int&gt; </text:p>
          </table:table-cell>
        </table:table-row>
        <table:table-row table:style-name="Table35.1">
          <table:table-cell table:style-name="Table35.A1" office:value-type="string">
            <text:p text:style-name="P57">Description</text:p>
          </table:table-cell>
          <table:table-cell table:style-name="Table35.B1" office:value-type="string">
            <text:p text:style-name="P62">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57">Returns</text:p>
          </table:table-cell>
          <table:table-cell table:style-name="Table35.B1" office:value-type="string">
            <text:p text:style-name="P62">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able:table-row table:style-name="Table35.1">
          <table:table-cell table:style-name="Table35.A1" office:value-type="string">
            <text:p text:style-name="P57">Example</text:p>
          </table:table-cell>
          <table:table-cell table:style-name="Table35.B1" office:value-type="string">
            <text:p text:style-name="P133">&gt; invert TRUE</text:p>
            <text:p text:style-name="P133">FALSE</text:p>
            <text:p text:style-name="P133">&gt; invert FALSE</text:p>
            <text:p text:style-name="P133">TRUE</text:p>
          </table:table-cell>
        </table:table-row>
      </table:table>
      <text:h text:style-name="P31" text:outline-level="3">io <text:span text:style-name="T45">bin</text:span>file &lt;filename&gt; &lt;rw&gt;</text:h>
      <table:table table:name="Table137" table:style-name="Table137">
        <table:table-column table:style-name="Table137.A"/>
        <table:table-column table:style-name="Table137.B"/>
        <table:table-row table:style-name="Table137.1">
          <table:table-cell table:style-name="Table137.A1" office:value-type="string">
            <text:p text:style-name="P200">Name</text:p>
          </table:table-cell>
          <table:table-cell table:style-name="Table137.B1" office:value-type="string">
            <text:p text:style-name="P111">io.<text:span text:style-name="T45">bin</text:span>file</text:p>
          </table:table-cell>
        </table:table-row>
        <table:table-row table:style-name="Table137.1">
          <table:table-cell table:style-name="Table137.A1" office:value-type="string">
            <text:p text:style-name="P200">Kind</text:p>
          </table:table-cell>
          <table:table-cell table:style-name="Table137.B1" office:value-type="string">
            <text:p text:style-name="P66">Function</text:p>
          </table:table-cell>
        </table:table-row>
        <table:table-row table:style-name="Table137.1">
          <table:table-cell table:style-name="Table137.A1" office:value-type="string">
            <text:p text:style-name="P200">Arg syntax</text:p>
          </table:table-cell>
          <table:table-cell table:style-name="Table137.B1" office:value-type="string">
            <text:p text:style-name="P66">&lt;filename:string&gt; &lt;access:string&gt;</text:p>
          </table:table-cell>
        </table:table-row>
        <text:soft-page-break/>
        <table:table-row table:style-name="Table137.1">
          <table:table-cell table:style-name="Table137.A1" office:value-type="string">
            <text:p text:style-name="P200">Description</text:p>
          </table:table-cell>
          <table:table-cell table:style-name="Table137.B1" office:value-type="string">
            <text:p text:style-name="P66">opens a <text:span text:style-name="T45">binary </text:span>file from the local filing system with name filename to which the requested access is provided.  The access string consists of one or more of the following characters:</text:p>
            <text:list xml:id="list2365775011" text:style-name="L14">
              <text:list-item>
                <text:p text:style-name="P346">"r" - open for read access </text:p>
              </text:list-item>
              <text:list-item>
                <text:p text:style-name="P269">"w" - open for write access </text:p>
              </text:list-item>
            </text:list>
            <text:p text:style-name="P66">Note that the binding "<text:span text:style-name="T6">io.binf</text:span><text:span text:style-name="T1">ile &lt;filename&gt;</text:span>" can be used as a generic object to represent something openable as a stream.</text:p>
            <text:p text:style-name="P66"><text:span text:style-name="T45">On some operating systems this call differs from </text:span><text:span text:style-name="T6">io.file</text:span><text:span text:style-name="T45"> in the handling of certain characters. <text:s/>All of the characters in the file are provided without translation when </text:span><text:span text:style-name="T6">io.binfile</text:span><text:span text:style-name="T45"> is used.</text:span><text:line-break/><text:line-break/>Once opened the resulting stream should eventually be closed using <text:span text:style-name="T1">io.close</text:span>.<text:line-break/><text:line-break/>See also: <text:span text:style-name="T1">i</text:span><text:span text:style-name="T6">o.file</text:span><text:span text:style-name="T45">, </text:span><text:span text:style-name="T6">i</text:span><text:span text:style-name="T1">o.pathfile</text:span>, <text:span text:style-name="T1">io.close</text:span> </text:p>
          </table:table-cell>
        </table:table-row>
        <table:table-row table:style-name="Table137.1">
          <table:table-cell table:style-name="Table137.A1" office:value-type="string">
            <text:p text:style-name="P200">Returns</text:p>
          </table:table-cell>
          <table:table-cell table:style-name="Table137.B1" office:value-type="string">
            <text:p text:style-name="P66"><text:span text:style-name="T1">NULL</text:span> if the file could not be opened with the requested access otherwise a stream giving access (via <text:span text:style-name="T1">io.write</text:span> etc.) to the file </text:p>
          </table:table-cell>
        </table:table-row>
        <table:table-row table:style-name="Table137.1">
          <table:table-cell table:style-name="Table137.A1" office:value-type="string">
            <text:p text:style-name="P200">Example</text:p>
          </table:table-cell>
          <table:table-cell table:style-name="Table137.B1" office:value-type="string">
            <text:p text:style-name="P139">&gt; set exists[f]: { 0 != (cmp NULL (io.<text:span text:style-name="T45">bin</text:span>file f "r"!)!) }</text:p>
            <text:p text:style-name="P139">&gt; exists "/tmp/gone"</text:p>
            <text:p text:style-name="P139">FALSE</text:p>
            <text:p text:style-name="P139">&gt; exists "ftl"</text:p>
            <text:p text:style-name="P139">TRUE</text:p>
            <text:p text:style-name="P139">&gt; parse exec "" (io.<text:span text:style-name="T45">bin</text:span>file "script" "r"!)</text:p>
          </table:table-cell>
        </table:table-row>
      </table:table>
      <text:h text:style-name="P28" text:outline-level="3">io close &lt;stream&gt;</text:h>
      <table:table table:name="Table36" table:style-name="Table36" table:template-name="FTL Name Spec">
        <table:table-column table:style-name="Table36.A"/>
        <table:table-column table:style-name="Table36.B"/>
        <table:table-row table:style-name="Table36.1">
          <table:table-cell table:style-name="Table36.A1" office:value-type="string">
            <text:p text:style-name="P198">Name</text:p>
          </table:table-cell>
          <table:table-cell table:style-name="Table36.B1" office:value-type="string">
            <text:p text:style-name="P108">io.close</text:p>
          </table:table-cell>
        </table:table-row>
        <table:table-row table:style-name="Table36.1">
          <table:table-cell table:style-name="Table36.A1" office:value-type="string">
            <text:p text:style-name="P198">Kind</text:p>
          </table:table-cell>
          <table:table-cell table:style-name="Table36.B1" office:value-type="string">
            <text:p text:style-name="P62">Function</text:p>
          </table:table-cell>
        </table:table-row>
        <table:table-row table:style-name="Table36.1">
          <table:table-cell table:style-name="Table36.A1" office:value-type="string">
            <text:p text:style-name="P198">Arg syntax</text:p>
          </table:table-cell>
          <table:table-cell table:style-name="Table36.B1" office:value-type="string">
            <text:p text:style-name="P62">&lt;open:stream&gt;</text:p>
          </table:table-cell>
        </table:table-row>
        <table:table-row table:style-name="Table36.1">
          <table:table-cell table:style-name="Table36.A1" office:value-type="string">
            <text:p text:style-name="P198">Description</text:p>
          </table:table-cell>
          <table:table-cell table:style-name="Table36.B1" office:value-type="string">
            <text:p text:style-name="P62">Completes access to the given stream and makes it unavailable for future access </text:p>
          </table:table-cell>
        </table:table-row>
        <table:table-row table:style-name="Table36.1">
          <table:table-cell table:style-name="Table36.A1" office:value-type="string">
            <text:p text:style-name="P198">Returns</text:p>
          </table:table-cell>
          <table:table-cell table:style-name="Table36.B1" office:value-type="string">
            <text:p text:style-name="P62">NULL</text:p>
          </table:table-cell>
        </table:table-row>
        <table:table-row table:style-name="Table36.1">
          <table:table-cell table:style-name="Table36.A1" office:value-type="string">
            <text:p text:style-name="P198">Example</text:p>
          </table:table-cell>
          <table:table-cell table:style-name="Table36.B1" office:value-type="string">
            <text:p text:style-name="P133">&gt; io close io.file "test" "w"!</text:p>
            <text:p text:style-name="P133">set log[msg]:{</text:p>
            <text:p text:style-name="P133"><text:s text:c="4"/>logstr = io.file "log" "w"!;</text:p>
            <text:p text:style-name="P133"><text:s text:c="4"/>io.write logstr msg!;</text:p>
            <text:p text:style-name="P133"><text:s text:c="4"/>io.write logstr "\n"!;</text:p>
            <text:p text:style-name="P133"><text:s text:c="4"/>io.close logstr!;</text:p>
            <text:p text:style-name="P133">}</text:p>
          </table:table-cell>
        </table:table-row>
      </table:table>
      <text:h text:style-name="P28" text:outline-level="3">io err</text:h>
      <table:table table:name="Table37" table:style-name="Table37" table:template-name="FTL Name Spec">
        <table:table-column table:style-name="Table37.A"/>
        <table:table-column table:style-name="Table37.B"/>
        <table:table-row table:style-name="Table37.1">
          <table:table-cell table:style-name="Table37.A1" office:value-type="string">
            <text:p text:style-name="P198">Name</text:p>
          </table:table-cell>
          <table:table-cell table:style-name="Table37.B1" office:value-type="string">
            <text:p text:style-name="P108">io.err</text:p>
          </table:table-cell>
        </table:table-row>
        <text:soft-page-break/>
        <table:table-row table:style-name="Table37.1">
          <table:table-cell table:style-name="Table37.A1" office:value-type="string">
            <text:p text:style-name="P198">Kind</text:p>
          </table:table-cell>
          <table:table-cell table:style-name="Table37.B1" office:value-type="string">
            <text:p text:style-name="P62">Read only value</text:p>
          </table:table-cell>
        </table:table-row>
        <table:table-row table:style-name="Table37.1">
          <table:table-cell table:style-name="Table37.A1" office:value-type="string">
            <text:p text:style-name="P198">Arg syntax</text:p>
          </table:table-cell>
          <table:table-cell table:style-name="Table37.B1" office:value-type="string">
            <text:p text:style-name="P62">Not a function</text:p>
          </table:table-cell>
        </table:table-row>
        <table:table-row table:style-name="Table37.1">
          <table:table-cell table:style-name="Table37.A1" office:value-type="string">
            <text:p text:style-name="P198">Description</text:p>
          </table:table-cell>
          <table:table-cell table:style-name="Table37.B1" office:value-type="string">
            <text:p text:style-name="P62">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198">Returns</text:p>
          </table:table-cell>
          <table:table-cell table:style-name="Table37.B1" office:value-type="string">
            <text:p text:style-name="P62">Not a function</text:p>
          </table:table-cell>
        </table:table-row>
        <table:table-row table:style-name="Table37.1">
          <table:table-cell table:style-name="Table37.A1" office:value-type="string">
            <text:p text:style-name="P198">Example</text:p>
          </table:table-cell>
          <table:table-cell table:style-name="Table37.B1" office:value-type="string">
            <text:p text:style-name="P133">&gt; io write io.err "Wrong!\n"</text:p>
            <text:p text:style-name="P133">7</text:p>
            <text:p text:style-name="P133">set error[rc, msg]: {</text:p>
            <text:p text:style-name="P133"><text:s text:c="4"/>io.write io.err ""+(str rc!)+" "+(msg)+"\n"!</text:p>
            <text:p text:style-name="P133">}</text:p>
          </table:table-cell>
        </table:table-row>
      </table:table>
      <text:h text:style-name="P28" text:outline-level="3">io file &lt;filename&gt; &lt;rw&gt;</text:h>
      <table:table table:name="Table38" table:style-name="Table38" table:template-name="FTL Name Spec">
        <table:table-column table:style-name="Table38.A"/>
        <table:table-column table:style-name="Table38.B"/>
        <table:table-row table:style-name="Table38.1">
          <table:table-cell table:style-name="Table38.A1" office:value-type="string">
            <text:p text:style-name="P198">Name</text:p>
          </table:table-cell>
          <table:table-cell table:style-name="Table38.B1" office:value-type="string">
            <text:p text:style-name="P108">io.file</text:p>
          </table:table-cell>
        </table:table-row>
        <table:table-row table:style-name="Table38.1">
          <table:table-cell table:style-name="Table38.A1" office:value-type="string">
            <text:p text:style-name="P198">Kind</text:p>
          </table:table-cell>
          <table:table-cell table:style-name="Table38.B1" office:value-type="string">
            <text:p text:style-name="P62">Function</text:p>
          </table:table-cell>
        </table:table-row>
        <table:table-row table:style-name="Table38.1">
          <table:table-cell table:style-name="Table38.A1" office:value-type="string">
            <text:p text:style-name="P198">Arg syntax</text:p>
          </table:table-cell>
          <table:table-cell table:style-name="Table38.B1" office:value-type="string">
            <text:p text:style-name="P62">&lt;filename:string&gt; &lt;access:string&gt;</text:p>
          </table:table-cell>
        </table:table-row>
        <table:table-row table:style-name="Table38.1">
          <table:table-cell table:style-name="Table38.A1" office:value-type="string">
            <text:p text:style-name="P198">Description</text:p>
          </table:table-cell>
          <table:table-cell table:style-name="Table38.B1" office:value-type="string">
            <text:p text:style-name="P62">opens a file from the local filing system with name filename to which the requested access is provided.  The access string consists of one or more of the following characters:</text:p>
            <text:list xml:id="list180224930249969" text:continue-numbering="true" text:style-name="L14">
              <text:list-item>
                <text:p text:style-name="P345">"r" - open for read access </text:p>
              </text:list-item>
              <text:list-item>
                <text:p text:style-name="P268">"w" - open for write access </text:p>
              </text:list-item>
            </text:list>
            <text:p text:style-name="P68">Note that the binding "<text:span text:style-name="T1">file &lt;filename&gt;</text:span>" can be used as a generic object to represent something openable as a stream.</text:p>
            <text:p text:style-name="P68"><text:span text:style-name="T45">On some operating systems this call differs from </text:span><text:span text:style-name="T6">io.</text:span><text:span text:style-name="T7">bin</text:span><text:span text:style-name="T6">file</text:span><text:span text:style-name="T45"> in the handling of certain characters. <text:s/>For example, on Windows, a control-Z character in the file is treated as an end-of-file character, preventing the reading of subsequent characters.</text:span></text:p>
            <text:p text:style-name="P68">Once opened the resulting stream should eventually be closed using <text:span text:style-name="T1">io.close</text:span>.<text:line-break/><text:line-break/>See also: <text:span text:style-name="T6">io.file,</text:span> <text:span text:style-name="T1">io.pathfile</text:span>, <text:span text:style-name="T1">io.close</text:span> </text:p>
          </table:table-cell>
        </table:table-row>
        <table:table-row table:style-name="Table38.1">
          <table:table-cell table:style-name="Table38.A1" office:value-type="string">
            <text:p text:style-name="P198">Returns</text:p>
          </table:table-cell>
          <table:table-cell table:style-name="Table38.B1" office:value-type="string">
            <text:p text:style-name="P62"><text:span text:style-name="T1">NULL</text:span> if the file could not be opened with the requested access otherwise a stream giving access (via <text:span text:style-name="T1">io.write</text:span> etc.) to the file </text:p>
          </table:table-cell>
        </table:table-row>
        <table:table-row table:style-name="Table38.1">
          <table:table-cell table:style-name="Table38.A1" office:value-type="string">
            <text:p text:style-name="P198">Example</text:p>
          </table:table-cell>
          <table:table-cell table:style-name="Table38.B1" office:value-type="string">
            <text:p text:style-name="P133">&gt; set exists[f]: { 0 != (cmp NULL (io.file f "r"!)!) }</text:p>
            <text:p text:style-name="P133">&gt; exists "/tmp/gone"</text:p>
            <text:p text:style-name="P133">FALSE</text:p>
            <text:p text:style-name="P133">&gt; exists "ftl"</text:p>
            <text:p text:style-name="P133">TRUE</text:p>
            <text:p text:style-name="P133">&gt; parse exec "" (io.file "script" "r"!)</text:p>
          </table:table-cell>
        </table:table-row>
      </table:table>
      <text:h text:style-name="P28" text:outline-level="3"><text:soft-page-break/>io fprintf &lt;stream&gt; &lt;format&gt; &lt;env&gt;</text:h>
      <table:table table:name="Table39" table:style-name="Table39" table:template-name="FTL Name Spec">
        <table:table-column table:style-name="Table39.A"/>
        <table:table-column table:style-name="Table39.B"/>
        <table:table-row table:style-name="Table39.1">
          <table:table-cell table:style-name="Table39.A1" office:value-type="string">
            <text:p text:style-name="P198">Name</text:p>
          </table:table-cell>
          <table:table-cell table:style-name="Table39.B1" office:value-type="string">
            <text:p text:style-name="P108">io.fprintf</text:p>
          </table:table-cell>
        </table:table-row>
        <table:table-row table:style-name="Table39.1">
          <table:table-cell table:style-name="Table39.A1" office:value-type="string">
            <text:p text:style-name="P198">Kind</text:p>
          </table:table-cell>
          <table:table-cell table:style-name="Table39.B1" office:value-type="string">
            <text:p text:style-name="P62">Function</text:p>
          </table:table-cell>
        </table:table-row>
        <table:table-row table:style-name="Table39.1">
          <table:table-cell table:style-name="Table39.A1" office:value-type="string">
            <text:p text:style-name="P198">Arg syntax</text:p>
          </table:table-cell>
          <table:table-cell table:style-name="Table39.B1" office:value-type="string">
            <text:p text:style-name="P62">&lt;out:stream&gt; &lt;format:string&gt; &lt;args:clodir&gt;</text:p>
          </table:table-cell>
        </table:table-row>
        <table:table-row table:style-name="Table39.1">
          <table:table-cell table:style-name="Table39.A1" office:value-type="string">
            <text:p text:style-name="P198">Description</text:p>
          </table:table-cell>
          <table:table-cell table:style-name="Table39.B1" office:value-type="string">
            <text:p text:style-name="P62">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198">Returns</text:p>
          </table:table-cell>
          <table:table-cell table:style-name="Table39.B1" office:value-type="string">
            <text:p text:style-name="P62">The number of bytes written to the stream.</text:p>
          </table:table-cell>
        </table:table-row>
        <table:table-row table:style-name="Table39.1">
          <table:table-cell table:style-name="Table39.A1" office:value-type="string">
            <text:p text:style-name="P198">Example</text:p>
          </table:table-cell>
          <table:table-cell table:style-name="Table39.B1" office:value-type="string">
            <text:p text:style-name="P133">&gt; io fprintf io.out "€1 = £%[pounds]d.%[pennies]02d\n" [pennies=60, pounds=0]</text:p>
            <text:p text:style-name="P133">€1 = £0.60</text:p>
            <text:p text:style-name="P133">14</text:p>
            <text:p text:style-name="P133">&gt; set printf io.fprintf io.out</text:p>
            <text:p text:style-name="P133">&gt; set n printf "sequence %02d %02d %02d %02d\n" &lt;5..8&gt;!</text:p>
            <text:p text:style-name="P133">sequence 05 06 07 08</text:p>
            <text:p text:style-name="P133">&gt; eval n</text:p>
            <text:p text:style-name="P133">21</text:p>
          </table:table-cell>
        </table:table-row>
      </table:table>
      <text:h text:style-name="P28" text:outline-level="3">io getc</text:h>
      <table:table table:name="Table40" table:style-name="Table40" table:template-name="FTL Name Spec">
        <table:table-column table:style-name="Table40.A"/>
        <table:table-column table:style-name="Table40.B"/>
        <table:table-row table:style-name="Table40.1">
          <table:table-cell table:style-name="Table40.A1" office:value-type="string">
            <text:p text:style-name="P198">Name</text:p>
          </table:table-cell>
          <table:table-cell table:style-name="Table40.B1" office:value-type="string">
            <text:p text:style-name="P108">io.getc</text:p>
          </table:table-cell>
        </table:table-row>
        <table:table-row table:style-name="Table40.1">
          <table:table-cell table:style-name="Table40.A1" office:value-type="string">
            <text:p text:style-name="P198">Kind</text:p>
          </table:table-cell>
          <table:table-cell table:style-name="Table40.B1" office:value-type="string">
            <text:p text:style-name="P62">Function</text:p>
          </table:table-cell>
        </table:table-row>
        <table:table-row table:style-name="Table40.1">
          <table:table-cell table:style-name="Table40.A1" office:value-type="string">
            <text:p text:style-name="P198">Arg syntax</text:p>
          </table:table-cell>
          <table:table-cell table:style-name="Table40.B1" office:value-type="string">
            <text:p text:style-name="P62">&lt;in:stream&gt;</text:p>
          </table:table-cell>
        </table:table-row>
        <table:table-row table:style-name="Table40.1">
          <table:table-cell table:style-name="Table40.A1" office:value-type="string">
            <text:p text:style-name="P198">Description</text:p>
          </table:table-cell>
          <table:table-cell table:style-name="Table40.B1" office:value-type="string">
            <text:p text:style-name="P62">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198">Returns</text:p>
          </table:table-cell>
          <table:table-cell table:style-name="Table40.B1" office:value-type="string">
            <text:p text:style-name="P62">A string containing the next octet read from the given stream.</text:p>
          </table:table-cell>
        </table:table-row>
        <text:soft-page-break/>
        <table:table-row table:style-name="Table40.1">
          <table:table-cell table:style-name="Table40.A1" office:value-type="string">
            <text:p text:style-name="P198">Example</text:p>
          </table:table-cell>
          <table:table-cell table:style-name="Table40.B1" office:value-type="string">
            <text:p text:style-name="P133">&gt; set sin io.instring "In" "r"!</text:p>
            <text:p text:style-name="P133">&gt; io getc sin</text:p>
            <text:p text:style-name="P133">"I"</text:p>
            <text:p text:style-name="P133">&gt; io getc sin</text:p>
            <text:p text:style-name="P133">"n"</text:p>
            <text:p text:style-name="P133">&gt; io getc sin</text:p>
            <text:p text:style-name="P133">&gt;</text:p>
            <text:p text:style-name="P133">set rev[st]:{</text:p>
            <text:p text:style-name="P133"><text:s text:c="4"/>.out="";</text:p>
            <text:p text:style-name="P133"><text:s text:c="4"/>.ch=NULL;</text:p>
            <text:p text:style-name="P133"><text:s text:c="4"/>while {NULL != (ch=io.getc st!)} {</text:p>
            <text:p text:style-name="P133"><text:s text:c="8"/>out=""+(ch)+(out);</text:p>
            <text:p text:style-name="P133"><text:s text:c="4"/>}!;</text:p>
            <text:p text:style-name="P133"><text:s text:c="4"/>out</text:p>
            <text:p text:style-name="P133">}</text:p>
            <text:p text:style-name="P133">&gt; set sin io.instring "able was I ere" "r"!</text:p>
            <text:p text:style-name="P133">&gt; rev sin</text:p>
            <text:p text:style-name="P133">"ere I saw elba"</text:p>
          </table:table-cell>
        </table:table-row>
      </table:table>
      <text:h text:style-name="P28" text:outline-level="3">io in</text:h>
      <table:table table:name="Table41" table:style-name="Table41" table:template-name="FTL Name Spec">
        <table:table-column table:style-name="Table41.A"/>
        <table:table-column table:style-name="Table41.B"/>
        <table:table-row table:style-name="Table41.1">
          <table:table-cell table:style-name="Table41.A1" office:value-type="string">
            <text:p text:style-name="P198">Name</text:p>
          </table:table-cell>
          <table:table-cell table:style-name="Table41.B1" office:value-type="string">
            <text:p text:style-name="P108">io.in</text:p>
          </table:table-cell>
        </table:table-row>
        <table:table-row table:style-name="Table41.1">
          <table:table-cell table:style-name="Table41.A1" office:value-type="string">
            <text:p text:style-name="P198">Kind</text:p>
          </table:table-cell>
          <table:table-cell table:style-name="Table41.B1" office:value-type="string">
            <text:p text:style-name="P62">Read only value</text:p>
          </table:table-cell>
        </table:table-row>
        <table:table-row table:style-name="Table41.1">
          <table:table-cell table:style-name="Table41.A1" office:value-type="string">
            <text:p text:style-name="P198">Arg syntax</text:p>
          </table:table-cell>
          <table:table-cell table:style-name="Table41.B1" office:value-type="string">
            <text:p text:style-name="P62">Not a function</text:p>
          </table:table-cell>
        </table:table-row>
        <table:table-row table:style-name="Table41.1">
          <table:table-cell table:style-name="Table41.A1" office:value-type="string">
            <text:p text:style-name="P198">Description</text:p>
          </table:table-cell>
          <table:table-cell table:style-name="Table41.B1" office:value-type="string">
            <text:p text:style-name="P62">The standard stream to use for normal input.  (The same stream that is associated with <text:span text:style-name="T1">stdin</text:span> in C when the interpreter was started.)<text:line-break/>See variables <text:span text:style-name="T1">io.out</text:span> and <text:span text:style-name="T1">io.err </text:span>too. </text:p>
          </table:table-cell>
        </table:table-row>
        <table:table-row table:style-name="Table41.1">
          <table:table-cell table:style-name="Table41.A1" office:value-type="string">
            <text:p text:style-name="P198">Returns</text:p>
          </table:table-cell>
          <table:table-cell table:style-name="Table41.B1" office:value-type="string">
            <text:p text:style-name="P62">Not a function</text:p>
          </table:table-cell>
        </table:table-row>
        <table:table-row table:style-name="Table41.1">
          <table:table-cell table:style-name="Table41.A1" office:value-type="string">
            <text:p text:style-name="P198">Example</text:p>
          </table:table-cell>
          <table:table-cell table:style-name="Table41.B1" office:value-type="string">
            <text:p text:style-name="P133">&gt; io in</text:p>
            <text:p text:style-name="P133">&lt;-'&lt;stdin&gt;'</text:p>
            <text:p text:style-name="P133">set is_stdin[str]: { 0 == (cmp str io.in!) }</text:p>
          </table:table-cell>
        </table:table-row>
      </table:table>
      <text:h text:style-name="P28" text:outline-level="3">io instring &lt;string&gt; &lt;rw&gt;</text:h>
      <table:table table:name="Table42" table:style-name="Table42" table:template-name="FTL Name Spec">
        <table:table-column table:style-name="Table42.A"/>
        <table:table-column table:style-name="Table42.B"/>
        <table:table-row table:style-name="Table42.1">
          <table:table-cell table:style-name="Table42.A1" office:value-type="string">
            <text:p text:style-name="P198">Name</text:p>
          </table:table-cell>
          <table:table-cell table:style-name="Table42.B1" office:value-type="string">
            <text:p text:style-name="P108">io.instring</text:p>
          </table:table-cell>
        </table:table-row>
        <table:table-row table:style-name="Table42.1">
          <table:table-cell table:style-name="Table42.A1" office:value-type="string">
            <text:p text:style-name="P198">Kind</text:p>
          </table:table-cell>
          <table:table-cell table:style-name="Table42.B1" office:value-type="string">
            <text:p text:style-name="P62">Function</text:p>
          </table:table-cell>
        </table:table-row>
        <table:table-row table:style-name="Table42.1">
          <table:table-cell table:style-name="Table42.A1" office:value-type="string">
            <text:p text:style-name="P198">Arg syntax</text:p>
          </table:table-cell>
          <table:table-cell table:style-name="Table42.B1" office:value-type="string">
            <text:p text:style-name="P62">&lt;input:string&gt; &lt;access:string&gt;</text:p>
          </table:table-cell>
        </table:table-row>
        <table:table-row table:style-name="Table42.1">
          <table:table-cell table:style-name="Table42.A1" office:value-type="string">
            <text:p text:style-name="P198">Description</text:p>
          </table:table-cell>
          <table:table-cell table:style-name="Table42.B1" office:value-type="string">
            <text:p text:style-name="P62">creates a stream from a string for reading from.  The access string consists of one or more of the following characters:</text:p>
            <text:list xml:id="list1562476930" text:style-name="L15">
              <text:list-item>
                <text:p text:style-name="P347">"r" - open for read access </text:p>
              </text:list-item>
              <text:list-item>
                <text:p text:style-name="P270">"w" - open for write access </text:p>
              </text:list-item>
            </text:list>
            <text:p text:style-name="P62">However this type of string can only be opened for reading.  Nonetheless the binding "io.instring &lt;string&gt;" can be used as a generic object to represent something openable as a stream. </text:p>
          </table:table-cell>
        </table:table-row>
        <text:soft-page-break/>
        <table:table-row table:style-name="Table42.1">
          <table:table-cell table:style-name="Table42.A1" office:value-type="string">
            <text:p text:style-name="P198">Returns</text:p>
          </table:table-cell>
          <table:table-cell table:style-name="Table42.B1" office:value-type="string">
            <text:p text:style-name="P62">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198">Example</text:p>
          </table:table-cell>
          <table:table-cell table:style-name="Table42.B1" office:value-type="string">
            <text:p text:style-name="P133">&gt; parse exec "" (io.instring "echo hi\necho there" "r"!)</text:p>
            <text:p text:style-name="P133">hi</text:p>
            <text:p text:style-name="P133">there</text:p>
            <text:p text:style-name="P133">&gt; set f io.instring "text to read\n" "r"!</text:p>
            <text:p text:style-name="P133">&gt; io read f 4</text:p>
            <text:p text:style-name="P133">"text"</text:p>
            <text:p text:style-name="P133">&gt; io close f</text:p>
          </table:table-cell>
        </table:table-row>
      </table:table>
      <text:h text:style-name="P28" text:outline-level="3">io out</text:h>
      <table:table table:name="Table43" table:style-name="Table43" table:template-name="FTL Name Spec">
        <table:table-column table:style-name="Table43.A"/>
        <table:table-column table:style-name="Table43.B"/>
        <table:table-row table:style-name="Table43.1">
          <table:table-cell table:style-name="Table43.A1" office:value-type="string">
            <text:p text:style-name="P198">Name</text:p>
          </table:table-cell>
          <table:table-cell table:style-name="Table43.B1" office:value-type="string">
            <text:p text:style-name="P108">io.out</text:p>
          </table:table-cell>
        </table:table-row>
        <table:table-row table:style-name="Table43.1">
          <table:table-cell table:style-name="Table43.A1" office:value-type="string">
            <text:p text:style-name="P198">Kind</text:p>
          </table:table-cell>
          <table:table-cell table:style-name="Table43.B1" office:value-type="string">
            <text:p text:style-name="P62">Value</text:p>
          </table:table-cell>
        </table:table-row>
        <table:table-row table:style-name="Table43.1">
          <table:table-cell table:style-name="Table43.A1" office:value-type="string">
            <text:p text:style-name="P198">Arg syntax</text:p>
          </table:table-cell>
          <table:table-cell table:style-name="Table43.B1" office:value-type="string">
            <text:p text:style-name="P62">Not a function</text:p>
          </table:table-cell>
        </table:table-row>
        <table:table-row table:style-name="Table43.1">
          <table:table-cell table:style-name="Table43.A1" office:value-type="string">
            <text:p text:style-name="P198">Description</text:p>
          </table:table-cell>
          <table:table-cell table:style-name="Table43.B1" office:value-type="string">
            <text:p text:style-name="P62">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198">Returns</text:p>
          </table:table-cell>
          <table:table-cell table:style-name="Table43.B1" office:value-type="string">
            <text:p text:style-name="P62">Not a function</text:p>
          </table:table-cell>
        </table:table-row>
        <table:table-row table:style-name="Table43.1">
          <table:table-cell table:style-name="Table43.A1" office:value-type="string">
            <text:p text:style-name="P198">Example</text:p>
          </table:table-cell>
          <table:table-cell table:style-name="Table43.B1" office:value-type="string">
            <text:p text:style-name="P133">&gt; io out</text:p>
            <text:p text:style-name="P133">&lt;-EOF-&gt;</text:p>
            <text:p text:style-name="P133">set myecho[msg]: {</text:p>
            <text:p text:style-name="P133"><text:s text:c="4"/>io.write io.out msg!;</text:p>
            <text:p text:style-name="P133"><text:s text:c="4"/>io.write io.out "\n"!;</text:p>
            <text:p text:style-name="P153">}</text:p>
          </table:table-cell>
        </table:table-row>
      </table:table>
      <text:h text:style-name="P28" text:outline-level="3">io outstring &lt;closure&gt;</text:h>
      <table:table table:name="Table44" table:style-name="Table44" table:template-name="FTL Name Spec">
        <table:table-column table:style-name="Table44.A"/>
        <table:table-column table:style-name="Table44.B"/>
        <table:table-row table:style-name="Table44.1">
          <table:table-cell table:style-name="Table44.A1" office:value-type="string">
            <text:p text:style-name="P198">Name</text:p>
          </table:table-cell>
          <table:table-cell table:style-name="Table44.B1" office:value-type="string">
            <text:p text:style-name="P108">io.outstring</text:p>
          </table:table-cell>
        </table:table-row>
        <table:table-row table:style-name="Table44.1">
          <table:table-cell table:style-name="Table44.A1" office:value-type="string">
            <text:p text:style-name="P198">Kind</text:p>
          </table:table-cell>
          <table:table-cell table:style-name="Table44.B1" office:value-type="string">
            <text:p text:style-name="P62">Function</text:p>
          </table:table-cell>
        </table:table-row>
        <table:table-row table:style-name="Table44.1">
          <table:table-cell table:style-name="Table44.A1" office:value-type="string">
            <text:p text:style-name="P198">Arg syntax</text:p>
          </table:table-cell>
          <table:table-cell table:style-name="Table44.B1" office:value-type="string">
            <text:p text:style-name="P62">&lt;code:closure&gt;</text:p>
          </table:table-cell>
        </table:table-row>
        <table:table-row table:style-name="Table44.1">
          <table:table-cell table:style-name="Table44.A1" office:value-type="string">
            <text:p text:style-name="P198">Description</text:p>
          </table:table-cell>
          <table:table-cell table:style-name="Table44.B1" office:value-type="string">
            <text:p text:style-name="P62">Executes the given code with a stream argument that when written to creates a string.  The string created is returned as a result of the function.</text:p>
          </table:table-cell>
        </table:table-row>
        <table:table-row table:style-name="Table44.1">
          <table:table-cell table:style-name="Table44.A1" office:value-type="string">
            <text:p text:style-name="P198">Returns</text:p>
          </table:table-cell>
          <table:table-cell table:style-name="Table44.B1" office:value-type="string">
            <text:p text:style-name="P62">The string generated by writes in the closure</text:p>
          </table:table-cell>
        </table:table-row>
        <text:soft-page-break/>
        <table:table-row table:style-name="Table44.1">
          <table:table-cell table:style-name="Table44.A1" office:value-type="string">
            <text:p text:style-name="P198">Example</text:p>
          </table:table-cell>
          <table:table-cell table:style-name="Table44.B1" office:value-type="string">
            <text:p text:style-name="P133">&gt; set s io.outstring [out]:{ for &lt;..5&gt; {io.write out "line\n"!}! }!</text:p>
            <text:p text:style-name="P133">&gt; echo $s</text:p>
            <text:p text:style-name="P133">line</text:p>
            <text:p text:style-name="P133">line</text:p>
            <text:p text:style-name="P133">line</text:p>
            <text:p text:style-name="P133">line</text:p>
            <text:p text:style-name="P133">line</text:p>
            <text:p text:style-name="P133">&gt; set mystrf[fmt,args]:{io.outstring [out]:{io.fprintf out fmt args!}!}</text:p>
            <text:p text:style-name="P133">&gt; mystrf "hi - %s" &lt;"you"&gt;</text:p>
            <text:p text:style-name="P133">"hi - you"</text:p>
          </table:table-cell>
        </table:table-row>
      </table:table>
      <text:h text:style-name="P28" text:outline-level="3">io pathfile &lt;path&gt; &lt;filename&gt; &lt;rw&gt;</text:h>
      <table:table table:name="Table45" table:style-name="Table45" table:template-name="FTL Name Spec">
        <table:table-column table:style-name="Table45.A"/>
        <table:table-column table:style-name="Table45.B"/>
        <table:table-row table:style-name="Table45.1">
          <table:table-cell table:style-name="Table45.A1" office:value-type="string">
            <text:p text:style-name="P198">Name</text:p>
          </table:table-cell>
          <table:table-cell table:style-name="Table45.B1" office:value-type="string">
            <text:p text:style-name="P108">io.pathfile</text:p>
          </table:table-cell>
        </table:table-row>
        <table:table-row table:style-name="Table45.1">
          <table:table-cell table:style-name="Table45.A1" office:value-type="string">
            <text:p text:style-name="P198">Kind</text:p>
          </table:table-cell>
          <table:table-cell table:style-name="Table45.B1" office:value-type="string">
            <text:p text:style-name="P62">Function</text:p>
          </table:table-cell>
        </table:table-row>
        <table:table-row table:style-name="Table45.1">
          <table:table-cell table:style-name="Table45.A1" office:value-type="string">
            <text:p text:style-name="P198">Arg syntax</text:p>
          </table:table-cell>
          <table:table-cell table:style-name="Table45.B1" office:value-type="string">
            <text:p text:style-name="P62">&lt;path:string&gt; &lt;filename:string&gt; &lt;access:string&gt;</text:p>
          </table:table-cell>
        </table:table-row>
        <table:table-row table:style-name="Table45.1">
          <table:table-cell table:style-name="Table45.A1" office:value-type="string">
            <text:p text:style-name="P198">Description</text:p>
          </table:table-cell>
          <table:table-cell table:style-name="Table45.B1" office:value-type="string">
            <text:p text:style-name="P62">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51541307" text:style-name="L16">
              <text:list-item>
                <text:p text:style-name="P348">"r" - open for read access </text:p>
              </text:list-item>
              <text:list-item>
                <text:p text:style-name="P271">"w" - open for write access </text:p>
              </text:list-item>
            </text:list>
            <text:p text:style-name="P62">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198">Returns</text:p>
          </table:table-cell>
          <table:table-cell table:style-name="Table45.B1" office:value-type="string">
            <text:p text:style-name="P62"><text:span text:style-name="T1">NULL</text:span> if the file could not be opened with the requested access in one of the directories given in the path otherwise a stream giving access (via <text:span text:style-name="T1">io.write</text:span> etc.) to a file.</text:p>
          </table:table-cell>
        </table:table-row>
        <text:soft-page-break/>
        <table:table-row table:style-name="Table45.1">
          <table:table-cell table:style-name="Table45.A1" office:value-type="string">
            <text:p text:style-name="P198">Example</text:p>
          </table:table-cell>
          <table:table-cell table:style-name="Table45.B1" office:value-type="string">
            <text:p text:style-name="P133">set include [name]:{</text:p>
            <text:p text:style-name="P133"><text:s text:c="4"/>.rdf = NULL;</text:p>
            <text:p text:style-name="P133"><text:s text:c="4"/>if (inenv sys.env "MYPATH"!) {</text:p>
            <text:p text:style-name="P133"><text:s text:c="8"/>rdf = io.pathfile sys.env.MYPATH name "r"!;</text:p>
            <text:p text:style-name="P133"><text:s text:c="4"/>}{ <text:s/>rdf = io.file name "r"!;</text:p>
            <text:p text:style-name="P133"><text:s text:c="4"/>}!;</text:p>
            <text:p text:style-name="P133"><text:s text:c="4"/>if (equal NULL rdf!) { echo "can't read file "+(str name!)!; } {</text:p>
            <text:p text:style-name="P133"><text:s text:c="8"/>.ret = parse.exec "" rdf!;</text:p>
            <text:p text:style-name="P133"><text:s text:c="8"/>io.close rdf!;</text:p>
            <text:p text:style-name="P133"><text:s text:c="8"/>ret</text:p>
            <text:p text:style-name="P133"><text:s text:c="4"/>}!</text:p>
            <text:p text:style-name="P133">}</text:p>
            <text:p text:style-name="P133">&gt; include "hello"</text:p>
            <text:p text:style-name="P133">hello world</text:p>
            <text:p text:style-name="P133">&gt; set sys.env.MYPATH "."</text:p>
            <text:p text:style-name="P133">&gt; include "hello"</text:p>
            <text:p text:style-name="P133">hello world</text:p>
            <text:p text:style-name="P133">&gt; set sys.env.MYPATH ".."</text:p>
            <text:p text:style-name="P133">&gt; include "hello"</text:p>
            <text:p text:style-name="P133">can't read file "hello"</text:p>
          </table:table-cell>
        </table:table-row>
      </table:table>
      <text:h text:style-name="P28" text:outline-level="3">io read</text:h>
      <table:table table:name="Table46" table:style-name="Table46" table:template-name="FTL Name Spec">
        <table:table-column table:style-name="Table46.A"/>
        <table:table-column table:style-name="Table46.B"/>
        <table:table-row table:style-name="Table46.1">
          <table:table-cell table:style-name="Table46.A1" office:value-type="string">
            <text:p text:style-name="P198">Name</text:p>
          </table:table-cell>
          <table:table-cell table:style-name="Table46.B1" office:value-type="string">
            <text:p text:style-name="P108">io.read</text:p>
          </table:table-cell>
        </table:table-row>
        <table:table-row table:style-name="Table46.1">
          <table:table-cell table:style-name="Table46.A1" office:value-type="string">
            <text:p text:style-name="P198">Kind</text:p>
          </table:table-cell>
          <table:table-cell table:style-name="Table46.B1" office:value-type="string">
            <text:p text:style-name="P62">Function</text:p>
          </table:table-cell>
        </table:table-row>
        <table:table-row table:style-name="Table46.1">
          <table:table-cell table:style-name="Table46.A1" office:value-type="string">
            <text:p text:style-name="P198">Arg syntax</text:p>
          </table:table-cell>
          <table:table-cell table:style-name="Table46.B1" office:value-type="string">
            <text:p text:style-name="P62">&lt;in:stream&gt; &lt;octets:integer&gt;</text:p>
          </table:table-cell>
        </table:table-row>
        <table:table-row table:style-name="Table46.1">
          <table:table-cell table:style-name="Table46.A1" office:value-type="string">
            <text:p text:style-name="P198">Description</text:p>
          </table:table-cell>
          <table:table-cell table:style-name="Table46.B1" office:value-type="string">
            <text:p text:style-name="P62">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198">Returns</text:p>
          </table:table-cell>
          <table:table-cell table:style-name="Table46.B1" office:value-type="string">
            <text:p text:style-name="P62">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198">Example</text:p>
          </table:table-cell>
          <table:table-cell table:style-name="Table46.B1" office:value-type="string">
            <text:p text:style-name="P133">&gt; set f io.file "/tmp/1" "r"!</text:p>
            <text:p text:style-name="P133">&gt; io read f 50</text:p>
            <text:p text:style-name="P133">" <text:s text:c="4"/>Logs from Test inherited_option\n\n\nTest: inher"</text:p>
          </table:table-cell>
        </table:table-row>
      </table:table>
      <text:h text:style-name="P28" text:outline-level="3">io stringify &lt;stream&gt; &lt;expr&gt;</text:h>
      <table:table table:name="Table47" table:style-name="Table47" table:template-name="FTL Name Spec">
        <table:table-column table:style-name="Table47.A"/>
        <table:table-column table:style-name="Table47.B"/>
        <table:table-row table:style-name="Table47.1">
          <table:table-cell table:style-name="Table47.A1" office:value-type="string">
            <text:p text:style-name="P198">Name</text:p>
          </table:table-cell>
          <table:table-cell table:style-name="Table47.B1" office:value-type="string">
            <text:p text:style-name="P108">io.stringify</text:p>
          </table:table-cell>
        </table:table-row>
        <table:table-row table:style-name="Table47.1">
          <table:table-cell table:style-name="Table47.A1" office:value-type="string">
            <text:p text:style-name="P198">Kind</text:p>
          </table:table-cell>
          <table:table-cell table:style-name="Table47.B1" office:value-type="string">
            <text:p text:style-name="P62">Function</text:p>
          </table:table-cell>
        </table:table-row>
        <table:table-row table:style-name="Table47.1">
          <table:table-cell table:style-name="Table47.A1" office:value-type="string">
            <text:p text:style-name="P198">Arg syntax</text:p>
          </table:table-cell>
          <table:table-cell table:style-name="Table47.B1" office:value-type="string">
            <text:p text:style-name="P62">&lt;out:stream&gt; &lt;expr:any&gt;</text:p>
          </table:table-cell>
        </table:table-row>
        <text:soft-page-break/>
        <table:table-row table:style-name="Table47.1">
          <table:table-cell table:style-name="Table47.A1" office:value-type="string">
            <text:p text:style-name="P198">Description</text:p>
          </table:table-cell>
          <table:table-cell table:style-name="Table47.B1" office:value-type="string">
            <text:p text:style-name="P62">Writes the expression <text:span text:style-name="T1">expr</text:span> to the output stream in a syntax (where possible) that would be parsed to re-create the expression value.<text:line-break/>This function is equivalent to</text:p>
            <text:p text:style-name="P175"><text:s text:c="4"/><text:span text:style-name="T1">[stream, val]:{io.write stream (str val!)!} </text:span></text:p>
            <text:p text:style-name="P62">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198">Returns</text:p>
          </table:table-cell>
          <table:table-cell table:style-name="Table47.B1" office:value-type="string">
            <text:p text:style-name="P62">The number of characters written to the output stream</text:p>
          </table:table-cell>
        </table:table-row>
        <table:table-row table:style-name="Table47.1">
          <table:table-cell table:style-name="Table47.A1" office:value-type="string">
            <text:p text:style-name="P198">Example</text:p>
          </table:table-cell>
          <table:table-cell table:style-name="Table47.B1" office:value-type="string">
            <text:p text:style-name="P133">&gt; set n io.stringify io.out "that's \"£££\"s\n"!</text:p>
            <text:p text:style-name="P133">"that\'s \"\xc2\xa3\xc2\xa3\xc2\xa3\"s\n"&gt;</text:p>
            <text:p text:style-name="P133">&gt; eval n</text:p>
            <text:p text:style-name="P133">41</text:p>
            <text:p text:style-name="P133">&gt; io stringify io.out [a=3, b="this", c=&lt;"one", 2, 3&gt;]</text:p>
            <text:p text:style-name="P133">["a"=3,"b"="this","c"=&lt;"one", 2, 3&gt;]36</text:p>
          </table:table-cell>
        </table:table-row>
      </table:table>
      <text:h text:style-name="P28" text:outline-level="3">io write &lt;stream&gt; &lt;string&gt;</text:h>
      <table:table table:name="Table48" table:style-name="Table48" table:template-name="FTL Name Spec">
        <table:table-column table:style-name="Table48.A"/>
        <table:table-column table:style-name="Table48.B"/>
        <table:table-row table:style-name="Table48.1">
          <table:table-cell table:style-name="Table48.A1" office:value-type="string">
            <text:p text:style-name="P198">Name</text:p>
          </table:table-cell>
          <table:table-cell table:style-name="Table48.B1" office:value-type="string">
            <text:p text:style-name="P108">io.write</text:p>
          </table:table-cell>
        </table:table-row>
        <table:table-row table:style-name="Table48.1">
          <table:table-cell table:style-name="Table48.A1" office:value-type="string">
            <text:p text:style-name="P198">Kind</text:p>
          </table:table-cell>
          <table:table-cell table:style-name="Table48.B1" office:value-type="string">
            <text:p text:style-name="P62">Function</text:p>
          </table:table-cell>
        </table:table-row>
        <table:table-row table:style-name="Table48.1">
          <table:table-cell table:style-name="Table48.A1" office:value-type="string">
            <text:p text:style-name="P198">Arg syntax</text:p>
          </table:table-cell>
          <table:table-cell table:style-name="Table48.B1" office:value-type="string">
            <text:p text:style-name="P62">&lt;out:stream&gt; &lt;text:string&gt;</text:p>
          </table:table-cell>
        </table:table-row>
        <table:table-row table:style-name="Table48.1">
          <table:table-cell table:style-name="Table48.A1" office:value-type="string">
            <text:p text:style-name="P198">Description</text:p>
          </table:table-cell>
          <table:table-cell table:style-name="Table48.B1" office:value-type="string">
            <text:p text:style-name="P62">Writes the octets (bytes) of the characters in text to the output stream provided.<text:line-break/>The stream must have write access.</text:p>
          </table:table-cell>
        </table:table-row>
        <table:table-row table:style-name="Table48.1">
          <table:table-cell table:style-name="Table48.A1" office:value-type="string">
            <text:p text:style-name="P198">Returns</text:p>
          </table:table-cell>
          <table:table-cell table:style-name="Table48.B1" office:value-type="string">
            <text:p text:style-name="P62">The number of bytes written to the stream.</text:p>
          </table:table-cell>
        </table:table-row>
        <table:table-row table:style-name="Table48.1">
          <table:table-cell table:style-name="Table48.A1" office:value-type="string">
            <text:p text:style-name="P198">Example</text:p>
          </table:table-cell>
          <table:table-cell table:style-name="Table48.B1" office:value-type="string">
            <text:p text:style-name="P133">&gt;io write io.out "€1 = £0.60\n"</text:p>
            <text:p text:style-name="P133">€1 = £0.60</text:p>
            <text:p text:style-name="P133">14</text:p>
            <text:p text:style-name="P133">&gt; set n io.write io.out "that's \"£££\"s\n"!</text:p>
            <text:p text:style-name="P133">that's "£££"s</text:p>
            <text:p text:style-name="P133">&gt; eval n</text:p>
            <text:p text:style-name="P133">17</text:p>
          </table:table-cell>
        </table:table-row>
      </table:table>
      <text:h text:style-name="P28" text:outline-level="3">joinchr &lt;delim&gt; &lt;str&gt;</text:h>
      <table:table table:name="Table49" table:style-name="Table49" table:template-name="FTL Name Spec">
        <table:table-column table:style-name="Table49.A"/>
        <table:table-column table:style-name="Table49.B"/>
        <table:table-row table:style-name="Table49.1">
          <table:table-cell table:style-name="Table49.A1" office:value-type="string">
            <text:p text:style-name="P198">Name</text:p>
          </table:table-cell>
          <table:table-cell table:style-name="Table49.B1" office:value-type="string">
            <text:p text:style-name="P108">joinchr</text:p>
          </table:table-cell>
        </table:table-row>
        <table:table-row table:style-name="Table49.1">
          <table:table-cell table:style-name="Table49.A1" office:value-type="string">
            <text:p text:style-name="P198">Kind</text:p>
          </table:table-cell>
          <table:table-cell table:style-name="Table49.B1" office:value-type="string">
            <text:p text:style-name="P62">Function</text:p>
          </table:table-cell>
        </table:table-row>
        <table:table-row table:style-name="Table49.1">
          <table:table-cell table:style-name="Table49.A1" office:value-type="string">
            <text:p text:style-name="P198">Arg syntax</text:p>
          </table:table-cell>
          <table:table-cell table:style-name="Table49.B1" office:value-type="string">
            <text:p text:style-name="P62">&lt;delim:strintnl&gt; &lt;vec:clodir&gt;</text:p>
          </table:table-cell>
        </table:table-row>
        <table:table-row table:style-name="Table49.1">
          <table:table-cell table:style-name="Table49.A1" office:value-type="string">
            <text:p text:style-name="P198">Description</text:p>
          </table:table-cell>
          <table:table-cell table:style-name="Table49.B1" office:value-type="string">
            <text:p text:style-name="P62">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ext:soft-page-break/>
        <table:table-row table:style-name="Table49.1">
          <table:table-cell table:style-name="Table49.A1" office:value-type="string">
            <text:p text:style-name="P198">Returns</text:p>
          </table:table-cell>
          <table:table-cell table:style-name="Table49.B1" office:value-type="string">
            <text:p text:style-name="P62">returns a string concatenating the items in the vector separated by the delimiter</text:p>
          </table:table-cell>
        </table:table-row>
        <table:table-row table:style-name="Table49.1">
          <table:table-cell table:style-name="Table49.A1" office:value-type="string">
            <text:p text:style-name="P198">Example</text:p>
          </table:table-cell>
          <table:table-cell table:style-name="Table49.B1" office:value-type="string">
            <text:p text:style-name="P133">&gt; eval echo (joinchr 167 &lt;"para1", "para2", "para3"&gt;!)!</text:p>
            <text:p text:style-name="P133">para1§para2§para3</text:p>
            <text:p text:style-name="P133">&gt; eval echo (joinchr NULL &lt;915, 961, 945, 953&gt;!)!</text:p>
            <text:p text:style-name="P133">Γραι</text:p>
            <text:p text:style-name="P133">&gt; set chshow [n]:{ echo (joinchr " " &lt;n .. 32+(n)&gt;!)! }</text:p>
            <text:p text:style-name="P133">&gt; chshow 913</text:p>
            <text:p text:style-name="P133">Α Β Γ Δ Ε Ζ Η Θ Ι Κ Λ Μ Ν Ξ Ο Π Ρ ΢ Σ Τ Υ Φ Χ Ψ Ω Ϊ Ϋ ά έ ή ί ΰ α</text:p>
          </table:table-cell>
        </table:table-row>
      </table:table>
      <text:h text:style-name="P28" text:outline-level="3">join &lt;delim&gt; &lt;str&gt;</text:h>
      <table:table table:name="Table50" table:style-name="Table50" table:template-name="FTL Name Spec">
        <table:table-column table:style-name="Table50.A"/>
        <table:table-column table:style-name="Table50.B"/>
        <table:table-row table:style-name="Table50.1">
          <table:table-cell table:style-name="Table50.A1" office:value-type="string">
            <text:p text:style-name="P198">Name</text:p>
          </table:table-cell>
          <table:table-cell table:style-name="Table50.B1" office:value-type="string">
            <text:p text:style-name="P108">join</text:p>
          </table:table-cell>
        </table:table-row>
        <table:table-row table:style-name="Table50.1">
          <table:table-cell table:style-name="Table50.A1" office:value-type="string">
            <text:p text:style-name="P198">Kind</text:p>
          </table:table-cell>
          <table:table-cell table:style-name="Table50.B1" office:value-type="string">
            <text:p text:style-name="P62">Function</text:p>
          </table:table-cell>
        </table:table-row>
        <table:table-row table:style-name="Table50.1">
          <table:table-cell table:style-name="Table50.A1" office:value-type="string">
            <text:p text:style-name="P198">Arg syntax</text:p>
          </table:table-cell>
          <table:table-cell table:style-name="Table50.B1" office:value-type="string">
            <text:p text:style-name="P62">&lt;delim:strintnl&gt; &lt;vec:clodir&gt;</text:p>
          </table:table-cell>
        </table:table-row>
        <table:table-row table:style-name="Table50.1">
          <table:table-cell table:style-name="Table50.A1" office:value-type="string">
            <text:p text:style-name="P198">Description</text:p>
          </table:table-cell>
          <table:table-cell table:style-name="Table50.B1" office:value-type="string">
            <text:p text:style-name="P62">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198">Returns</text:p>
          </table:table-cell>
          <table:table-cell table:style-name="Table50.B1" office:value-type="string">
            <text:p text:style-name="P62">returns a string concatenating the items in the vector separated by the delimiter</text:p>
          </table:table-cell>
        </table:table-row>
        <table:table-row table:style-name="Table50.1">
          <table:table-cell table:style-name="Table50.A1" office:value-type="string">
            <text:p text:style-name="P198">Example</text:p>
          </table:table-cell>
          <table:table-cell table:style-name="Table50.B1" office:value-type="string">
            <text:p text:style-name="P133">&gt; join "/" &lt;"dir", "subdir", "file"&gt;</text:p>
            <text:p text:style-name="P133">"dir/subdir/file"</text:p>
            <text:p text:style-name="P133">&gt; join 0 &lt;"line1", "line2"&gt;</text:p>
            <text:p text:style-name="P133">"line1\0line2"</text:p>
            <text:p text:style-name="P133">&gt; join NULL &lt;0x41, " line", 0x320, "made from", 32, "bytes"&gt;</text:p>
            <text:p text:style-name="P133">"A line made from bytes"</text:p>
          </table:table-cell>
        </table:table-row>
      </table:table>
      <text:h text:style-name="P48" text:outline-level="3">leave</text:h>
      <table:table table:name="Table144" table:style-name="Table144">
        <table:table-column table:style-name="Table144.A"/>
        <table:table-column table:style-name="Table144.B"/>
        <table:table-row table:style-name="Table144.1">
          <table:table-cell table:style-name="Table144.A1" office:value-type="string">
            <text:p text:style-name="P204">Name</text:p>
          </table:table-cell>
          <table:table-cell table:style-name="Table144.B1" office:value-type="string">
            <text:p text:style-name="P118">leave</text:p>
          </table:table-cell>
        </table:table-row>
        <table:table-row table:style-name="Table144.1">
          <table:table-cell table:style-name="Table144.A1" office:value-type="string">
            <text:p text:style-name="P204">Kind</text:p>
          </table:table-cell>
          <table:table-cell table:style-name="Table144.B1" office:value-type="string">
            <text:p text:style-name="P79">Function</text:p>
          </table:table-cell>
        </table:table-row>
        <table:table-row table:style-name="Table144.1">
          <table:table-cell table:style-name="Table144.A1" office:value-type="string">
            <text:p text:style-name="P204">Arg syntax</text:p>
          </table:table-cell>
          <table:table-cell table:style-name="Table144.B1" office:value-type="string">
            <text:p text:style-name="P104">No argument</text:p>
          </table:table-cell>
        </table:table-row>
        <table:table-row table:style-name="Table144.1">
          <table:table-cell table:style-name="Table144.A1" office:value-type="string">
            <text:p text:style-name="P204">Description</text:p>
          </table:table-cell>
          <table:table-cell table:style-name="Table144.B1" office:value-type="string">
            <text:p text:style-name="P123"><text:span text:style-name="T101">This command </text:span><text:span text:style-name="T103">pops the last</text:span><text:span text:style-name="T101"> argument directory </text:span><text:span text:style-name="T103">pushed using either </text:span><text:span text:style-name="T117">en</text:span><text:span text:style-name="T119">ter</text:span><text:span text:style-name="T101"> </text:span><text:span text:style-name="T103">or </text:span><text:span text:style-name="T119">r</text:span><text:span text:style-name="T121">estrict</text:span><text:span text:style-name="T119"> </text:span><text:span text:style-name="T101">onto the current environment stack thus </text:span><text:span text:style-name="T103">removing </text:span><text:span text:style-name="T101">all the names </text:span><text:span text:style-name="T103">in their directories from</text:span><text:span text:style-name="T101"> scope.<text:line-break/>Since the commands </text:span><text:span text:style-name="T117">parse.local</text:span><text:span text:style-name="T101"> and </text:span><text:span text:style-name="T117">help</text:span><text:span text:style-name="T101"> are active only on the top directory in the current environment the command has a direct effect on them.<text:line-break/>Note that </text:span><text:span text:style-name="T102">(unless left explicitly using </text:span><text:span text:style-name="T118">leave</text:span><text:span text:style-name="T102">) </text:span><text:span text:style-name="T101">the environment entered during the execution of a block goes out of scope at the end of the block, together with any pushed directories.<text:line-break/>See also: </text:span><text:span text:style-name="T119">enter</text:span><text:span text:style-name="T101">, </text:span><text:span text:style-name="T117">restric</text:span><text:span text:style-name="T121">t</text:span><text:span text:style-name="T101">, </text:span><text:span text:style-name="T121">leaving</text:span></text:p>
          </table:table-cell>
        </table:table-row>
        <text:soft-page-break/>
        <table:table-row table:style-name="Table144.1">
          <table:table-cell table:style-name="Table144.A1" office:value-type="string">
            <text:p text:style-name="P204">Returns</text:p>
          </table:table-cell>
          <table:table-cell table:style-name="Table144.B1" office:value-type="string">
            <text:p text:style-name="P79">NULL</text:p>
          </table:table-cell>
        </table:table-row>
        <table:table-row table:style-name="Table144.1">
          <table:table-cell table:style-name="Table144.A1" office:value-type="string">
            <text:p text:style-name="P204">Example</text:p>
          </table:table-cell>
          <table:table-cell table:style-name="Table144.B1" office:value-type="string">
            <text:p text:style-name="P144">&gt; enter [h=help, e=echo, ans=42]</text:p>
            <text:p text:style-name="P144">&gt; help</text:p>
            <text:p text:style-name="P144">ans - int value</text:p>
            <text:p text:style-name="P144">e &lt;whole line&gt; - prints the line out</text:p>
            <text:p text:style-name="P144">h - prints command information</text:p>
            <text:p text:style-name="P144">&gt; eval h</text:p>
            <text:p text:style-name="P144">["_help"="- prints command information"]::&lt;func:0x8053dfc,0&gt;</text:p>
            <text:p text:style-name="P144">&gt; eval help</text:p>
            <text:p text:style-name="P144">["_help"="- prints command information"]::&lt;func:0x8053dfc,0&gt;</text:p>
            <text:p text:style-name="P160">&gt;</text:p>
            <text:p text:style-name="P144">&gt; set f [rec]:{ x="original"; enter rec!; echo x!; }</text:p>
            <text:p text:style-name="P144">&gt; f [x="new"]</text:p>
            <text:p text:style-name="P144">new</text:p>
            <text:p text:style-name="P144">&gt; f [y="new"]</text:p>
            <text:p text:style-name="P144">original</text:p>
            <text:p text:style-name="P160">&gt;</text:p>
            <text:p text:style-name="P160">&gt; eval ans</text:p>
            <text:p text:style-name="P160">42</text:p>
            <text:p text:style-name="P160">&gt; set f1[]:{ans=80;ans}</text:p>
            <text:p text:style-name="P160">&gt; f1</text:p>
            <text:p text:style-name="P160">80</text:p>
            <text:p text:style-name="P160">&gt; eval ans</text:p>
            <text:p text:style-name="P160">80</text:p>
            <text:p text:style-name="P131"><text:span text:style-name="T133">&gt; set f1[]:{enter [ans=</text:span><text:span text:style-name="T134">9</text:span><text:span text:style-name="T133">]!;ans}</text:span></text:p>
            <text:p text:style-name="P160">&gt; f1</text:p>
            <text:p text:style-name="P160">9</text:p>
            <text:p text:style-name="P160">&gt; eval ans</text:p>
            <text:p text:style-name="P160">80</text:p>
            <text:p text:style-name="P164">&gt;</text:p>
            <text:p text:style-name="P164">&gt; <text:span text:style-name="T137">set </text:span>item_bill[purchase]: {</text:p>
            <text:p text:style-name="P179"><text:s text:c="4"/><text:span text:style-name="T137">enter </text:span>purchase!;</text:p>
            <text:p text:style-name="P179"><text:s text:c="8"/>total = items * unit_cost;</text:p>
            <text:p text:style-name="P179"><text:s text:c="4"/><text:span text:style-name="T137">leave</text:span>!;</text:p>
            <text:p text:style-name="P179"><text:s text:c="4"/><text:span text:style-name="T137">purchase.total</text:span></text:p>
            <text:p text:style-name="P179">};</text:p>
            <text:p text:style-name="P179"><text:span text:style-name="T137">&gt; set </text:span>item1 [name="Cheese", total=NULL, items=3, unit_cost=200]</text:p>
            <text:p text:style-name="P179"><text:span text:style-name="T137">&gt; </text:span>item_bill item1</text:p>
            <text:p text:style-name="P178">600</text:p>
            <text:p text:style-name="P164"><text:span text:style-name="T137">&gt; </text:span>print item1</text:p>
            <text:p text:style-name="P164">[name="Cheese",total=600,items=3,unit_cost=200]</text:p>
          </table:table-cell>
        </table:table-row>
      </table:table>
      <text:h text:style-name="P39" text:outline-level="3"><text:span text:style-name="T138">leav</text:span><text:span text:style-name="T139">ing</text:span></text:h>
      <table:table table:name="Table145" table:style-name="Table145">
        <table:table-column table:style-name="Table145.A"/>
        <table:table-column table:style-name="Table145.B"/>
        <table:table-row table:style-name="Table145.1">
          <table:table-cell table:style-name="Table145.A1" office:value-type="string">
            <text:p text:style-name="P205">Name</text:p>
          </table:table-cell>
          <table:table-cell table:style-name="Table145.B1" office:value-type="string">
            <text:p text:style-name="P118">leaving</text:p>
          </table:table-cell>
        </table:table-row>
        <table:table-row table:style-name="Table145.1">
          <table:table-cell table:style-name="Table145.A1" office:value-type="string">
            <text:p text:style-name="P205">Kind</text:p>
          </table:table-cell>
          <table:table-cell table:style-name="Table145.B1" office:value-type="string">
            <text:p text:style-name="P80">Function</text:p>
          </table:table-cell>
        </table:table-row>
        <table:table-row table:style-name="Table145.1">
          <table:table-cell table:style-name="Table145.A1" office:value-type="string">
            <text:p text:style-name="P205">Arg syntax</text:p>
          </table:table-cell>
          <table:table-cell table:style-name="Table145.B1" office:value-type="string">
            <text:p text:style-name="P105">No argument</text:p>
          </table:table-cell>
        </table:table-row>
        <table:table-row table:style-name="Table145.1">
          <table:table-cell table:style-name="Table145.A1" office:value-type="string">
            <text:p text:style-name="P205">Description</text:p>
          </table:table-cell>
          <table:table-cell table:style-name="Table145.B1" office:value-type="string">
            <text:p text:style-name="P123"><text:span text:style-name="T101">This command </text:span><text:span text:style-name="T103">pops the last</text:span><text:span text:style-name="T101"> argument directory </text:span><text:span text:style-name="T103">pushed using either </text:span><text:span text:style-name="T117">en</text:span><text:span text:style-name="T119">ter</text:span><text:span text:style-name="T101"> </text:span><text:span text:style-name="T103">or </text:span><text:span text:style-name="T119">r</text:span><text:span text:style-name="T121">estrict</text:span><text:span text:style-name="T119"> </text:span><text:span text:style-name="T101">onto the current environment stack thus </text:span><text:span text:style-name="T103">removing </text:span><text:span text:style-name="T101">all the names </text:span><text:span text:style-name="T103">in </text:span><text:soft-page-break/><text:span text:style-name="T103">their directories from</text:span><text:span text:style-name="T101"> scope. <text:s/></text:span><text:span text:style-name="T104">It then returns the environment removed in that way. <text:s/>(i.e. it is identical to </text:span><text:span text:style-name="T119">l</text:span><text:span text:style-name="T121">eave </text:span><text:span text:style-name="T104">except it returns the environment just left).</text:span><text:span text:style-name="T101"><text:line-break/>Since the commands </text:span><text:span text:style-name="T117">parse.local</text:span><text:span text:style-name="T101"> and </text:span><text:span text:style-name="T117">help</text:span><text:span text:style-name="T101"> are active only on the top directory in the current environment the command has a direct effect on them.<text:line-break/>Note that </text:span><text:span text:style-name="T102">(unless left explicitly using </text:span><text:span text:style-name="T118">leave</text:span><text:span text:style-name="T102"> o</text:span><text:span text:style-name="T104">r</text:span><text:span text:style-name="T102"> </text:span><text:span text:style-name="T118">leav</text:span><text:span text:style-name="T121">ing</text:span><text:span text:style-name="T102">) </text:span><text:span text:style-name="T101">the environment entered during the execution of a block goes out of scope at the end of the block, together with any pushed directories.<text:line-break/>See also: </text:span><text:span text:style-name="T119">enter</text:span><text:span text:style-name="T101">, </text:span><text:span text:style-name="T121">leave</text:span><text:span text:style-name="T101">, </text:span><text:span text:style-name="T117">restrict</text:span></text:p>
          </table:table-cell>
        </table:table-row>
        <table:table-row table:style-name="Table145.1">
          <table:table-cell table:style-name="Table145.A1" office:value-type="string">
            <text:p text:style-name="P205">Returns</text:p>
          </table:table-cell>
          <table:table-cell table:style-name="Table145.B1" office:value-type="string">
            <text:p text:style-name="P80">&lt;env:clodir&gt;</text:p>
          </table:table-cell>
        </table:table-row>
        <table:table-row table:style-name="Table145.1">
          <table:table-cell table:style-name="Table145.A1" office:value-type="string">
            <text:p text:style-name="P205">Example</text:p>
          </table:table-cell>
          <table:table-cell table:style-name="Table145.B1" office:value-type="string">
            <text:p text:style-name="P161">&gt; enter []</text:p>
            <text:p text:style-name="P161">&gt; set this 8</text:p>
            <text:p text:style-name="P161">&gt; leaving</text:p>
            <text:p text:style-name="P161">[this=8]</text:p>
          </table:table-cell>
        </table:table-row>
      </table:table>
      <text:h text:style-name="P39" text:outline-level="3">len [&lt;env&gt;|&lt;closure&gt;|&lt;string&gt;]</text:h>
      <table:table table:name="Table51" table:style-name="Table51" table:template-name="FTL Name Spec">
        <table:table-column table:style-name="Table51.A"/>
        <table:table-column table:style-name="Table51.B"/>
        <table:table-row table:style-name="Table51.1">
          <table:table-cell table:style-name="Table51.A1" office:value-type="string">
            <text:p text:style-name="P198">Name</text:p>
          </table:table-cell>
          <table:table-cell table:style-name="Table51.B1" office:value-type="string">
            <text:p text:style-name="P108">len</text:p>
          </table:table-cell>
        </table:table-row>
        <table:table-row table:style-name="Table51.1">
          <table:table-cell table:style-name="Table51.A1" office:value-type="string">
            <text:p text:style-name="P198">Kind</text:p>
          </table:table-cell>
          <table:table-cell table:style-name="Table51.B1" office:value-type="string">
            <text:p text:style-name="P62">Function</text:p>
          </table:table-cell>
        </table:table-row>
        <table:table-row table:style-name="Table51.1">
          <table:table-cell table:style-name="Table51.A1" office:value-type="string">
            <text:p text:style-name="P198">Arg syntax</text:p>
          </table:table-cell>
          <table:table-cell table:style-name="Table51.B1" office:value-type="string">
            <text:p text:style-name="P62">&lt;obj:clodirstr&gt;</text:p>
          </table:table-cell>
        </table:table-row>
        <table:table-row table:style-name="Table51.1">
          <table:table-cell table:style-name="Table51.A1" office:value-type="string">
            <text:p text:style-name="P198">Description</text:p>
          </table:table-cell>
          <table:table-cell table:style-name="Table51.B1" office:value-type="string">
            <text:p text:style-name="P62">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198">Returns</text:p>
          </table:table-cell>
          <table:table-cell table:style-name="Table51.B1" office:value-type="string">
            <text:p text:style-name="P62">The number of elements in the argument</text:p>
          </table:table-cell>
        </table:table-row>
        <table:table-row table:style-name="Table51.1">
          <table:table-cell table:style-name="Table51.A1" office:value-type="string">
            <text:p text:style-name="P198">Example</text:p>
          </table:table-cell>
          <table:table-cell table:style-name="Table51.B1" office:value-type="string">
            <text:p text:style-name="P133">&gt; len "one\0two"</text:p>
            <text:p text:style-name="P133">7</text:p>
            <text:p text:style-name="P133">&gt; len [a=5,b,c]</text:p>
            <text:p text:style-name="P133">1</text:p>
            <text:p text:style-name="P133">&gt; len &lt;..4&gt;</text:p>
            <text:p text:style-name="P133">4</text:p>
            <text:p text:style-name="P133">&gt; len "£"</text:p>
            <text:p text:style-name="P133">2</text:p>
            <text:p text:style-name="P133">&gt; set stack &lt;&gt;</text:p>
            <text:p text:style-name="P133">&gt; set push [x]: { stack.(len stack!) = x; }</text:p>
            <text:p text:style-name="P133">&gt; push "this"</text:p>
            <text:p text:style-name="P133">&gt; push "that"</text:p>
            <text:p text:style-name="P133">&gt; eval stack</text:p>
            <text:p text:style-name="P133">&lt;"this", "that"&gt;</text:p>
          </table:table-cell>
        </table:table-row>
      </table:table>
      <text:h text:style-name="P38" text:outline-level="3"><text:soft-page-break/>less &lt;val&gt; &lt;val&gt;</text:h>
      <table:table table:name="Table52" table:style-name="Table52" table:template-name="FTL Name Spec">
        <table:table-column table:style-name="Table52.A"/>
        <table:table-column table:style-name="Table52.B"/>
        <table:table-row table:style-name="Table52.1">
          <table:table-cell table:style-name="Table52.A1" office:value-type="string">
            <text:p text:style-name="P198">Name</text:p>
          </table:table-cell>
          <table:table-cell table:style-name="Table52.B1" office:value-type="string">
            <text:p text:style-name="P108">less</text:p>
          </table:table-cell>
        </table:table-row>
        <table:table-row table:style-name="Table52.1">
          <table:table-cell table:style-name="Table52.A1" office:value-type="string">
            <text:p text:style-name="P198">Kind</text:p>
          </table:table-cell>
          <table:table-cell table:style-name="Table52.B1" office:value-type="string">
            <text:p text:style-name="P62">Function</text:p>
          </table:table-cell>
        </table:table-row>
        <table:table-row table:style-name="Table52.1">
          <table:table-cell table:style-name="Table52.A1" office:value-type="string">
            <text:p text:style-name="P198">Arg syntax</text:p>
          </table:table-cell>
          <table:table-cell table:style-name="Table52.B1" office:value-type="string">
            <text:p text:style-name="P62">&lt;val1:any&gt; &lt;val2:any&gt;</text:p>
          </table:table-cell>
        </table:table-row>
        <table:table-row table:style-name="Table52.1">
          <table:table-cell table:style-name="Table52.A1" office:value-type="string">
            <text:p text:style-name="P198">Description</text:p>
          </table:table-cell>
          <table:table-cell table:style-name="Table52.B1" office:value-type="string">
            <text:p text:style-name="P62">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175">[val1, val2]: { 0 lt (cmp val1 val2!) }</text:p>
            <text:p text:style-name="P62">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198">Returns</text:p>
          </table:table-cell>
          <table:table-cell table:style-name="Table52.B1" office:value-type="string">
            <text:p text:style-name="P62"><text:span text:style-name="T1">TRUE</text:span> or <text:span text:style-name="T1">FALSE</text:span></text:p>
          </table:table-cell>
        </table:table-row>
        <table:table-row table:style-name="Table52.1">
          <table:table-cell table:style-name="Table52.A1" office:value-type="string">
            <text:p text:style-name="P198">Example</text:p>
          </table:table-cell>
          <table:table-cell table:style-name="Table52.B1" office:value-type="string">
            <text:p text:style-name="P133">set min[a,b]:{ if (less a b!){a}{b}! }</text:p>
          </table:table-cell>
        </table:table-row>
      </table:table>
      <text:h text:style-name="P28" text:outline-level="3">lesseq &lt;val&gt; &lt;val&gt;</text:h>
      <table:table table:name="Table53" table:style-name="Table53" table:template-name="FTL Name Spec">
        <table:table-column table:style-name="Table53.A"/>
        <table:table-column table:style-name="Table53.B"/>
        <table:table-row table:style-name="Table53.1">
          <table:table-cell table:style-name="Table53.A1" office:value-type="string">
            <text:p text:style-name="P198">Name</text:p>
          </table:table-cell>
          <table:table-cell table:style-name="Table53.B1" office:value-type="string">
            <text:p text:style-name="P108">lesseq</text:p>
          </table:table-cell>
        </table:table-row>
        <table:table-row table:style-name="Table53.1">
          <table:table-cell table:style-name="Table53.A1" office:value-type="string">
            <text:p text:style-name="P198">Kind</text:p>
          </table:table-cell>
          <table:table-cell table:style-name="Table53.B1" office:value-type="string">
            <text:p text:style-name="P62">Function</text:p>
          </table:table-cell>
        </table:table-row>
        <table:table-row table:style-name="Table53.1">
          <table:table-cell table:style-name="Table53.A1" office:value-type="string">
            <text:p text:style-name="P198">Arg syntax</text:p>
          </table:table-cell>
          <table:table-cell table:style-name="Table53.B1" office:value-type="string">
            <text:p text:style-name="P62">&lt;val1:any&gt; &lt;val2:any&gt;</text:p>
          </table:table-cell>
        </table:table-row>
        <table:table-row table:style-name="Table53.1">
          <table:table-cell table:style-name="Table53.A1" office:value-type="string">
            <text:p text:style-name="P198">Description</text:p>
          </table:table-cell>
          <table:table-cell table:style-name="Table53.B1" office:value-type="string">
            <text:p text:style-name="P62">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175">[val1, val2]: { 0 le (cmp val1 val2!) }</text:p>
            <text:p text:style-name="P62">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198">Returns</text:p>
          </table:table-cell>
          <table:table-cell table:style-name="Table53.B1" office:value-type="string">
            <text:p text:style-name="P62"><text:span text:style-name="T1">TRUE</text:span> or <text:span text:style-name="T1">FALSE</text:span></text:p>
          </table:table-cell>
        </table:table-row>
        <table:table-row table:style-name="Table53.1">
          <table:table-cell table:style-name="Table53.A1" office:value-type="string">
            <text:p text:style-name="P198">Example</text:p>
          </table:table-cell>
          <table:table-cell table:style-name="Table53.B1" office:value-type="string">
            <text:p text:style-name="P133">set inrange[x,low,high]: { 1 and (moreeq x low!) and (lesseq x high!) }</text:p>
          </table:table-cell>
        </table:table-row>
      </table:table>
      <text:h text:style-name="P28" text:outline-level="3">lock &lt;env&gt;</text:h>
      <table:table table:name="Table54" table:style-name="Table54" table:template-name="FTL Name Spec">
        <table:table-column table:style-name="Table54.A"/>
        <table:table-column table:style-name="Table54.B"/>
        <table:table-row table:style-name="Table54.1">
          <table:table-cell table:style-name="Table54.A1" office:value-type="string">
            <text:p text:style-name="P198">Name</text:p>
          </table:table-cell>
          <table:table-cell table:style-name="Table54.B1" office:value-type="string">
            <text:p text:style-name="P108">lock</text:p>
          </table:table-cell>
        </table:table-row>
        <table:table-row table:style-name="Table54.1">
          <table:table-cell table:style-name="Table54.A1" office:value-type="string">
            <text:p text:style-name="P198">Kind</text:p>
          </table:table-cell>
          <table:table-cell table:style-name="Table54.B1" office:value-type="string">
            <text:p text:style-name="P62">Function</text:p>
          </table:table-cell>
        </table:table-row>
        <table:table-row table:style-name="Table54.1">
          <table:table-cell table:style-name="Table54.A1" office:value-type="string">
            <text:p text:style-name="P198">Arg syntax</text:p>
          </table:table-cell>
          <table:table-cell table:style-name="Table54.B1" office:value-type="string">
            <text:p text:style-name="P62">&lt;env:clodir&gt;</text:p>
          </table:table-cell>
        </table:table-row>
        <text:soft-page-break/>
        <table:table-row table:style-name="Table54.1">
          <table:table-cell table:style-name="Table54.A1" office:value-type="string">
            <text:p text:style-name="P198">Description</text:p>
          </table:table-cell>
          <table:table-cell table:style-name="Table54.B1" office:value-type="string">
            <text:p text:style-name="P62">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198">Returns</text:p>
          </table:table-cell>
          <table:table-cell table:style-name="Table54.B1" office:value-type="string">
            <text:p text:style-name="P62">NULL</text:p>
          </table:table-cell>
        </table:table-row>
        <table:table-row table:style-name="Table54.1">
          <table:table-cell table:style-name="Table54.A1" office:value-type="string">
            <text:p text:style-name="P198">Example</text:p>
          </table:table-cell>
          <table:table-cell table:style-name="Table54.B1" office:value-type="string">
            <text:p text:style-name="P133">&gt; set milk [mon=4, tue=2, wed=4, thu=3, fri=3, sat=6, sun=0]</text:p>
            <text:p text:style-name="P133">&gt; lock milk</text:p>
            <text:p text:style-name="P133">&gt; set milk.mon 5</text:p>
            <text:p text:style-name="P133">&gt; eval milk.mon</text:p>
            <text:p text:style-name="P133">5</text:p>
            <text:p text:style-name="P133">&gt; set milk.feb 4</text:p>
            <text:p text:style-name="P133">ftl $*console*:6: can't set a value for "feb" here</text:p>
            <text:p text:style-name="P133">&gt; set config_empty []</text:p>
            <text:p text:style-name="P133">&gt; lock config_empty</text:p>
          </table:table-cell>
        </table:table-row>
      </table:table>
      <text:h text:style-name="P237" text:outline-level="3"><text:span text:style-name="T149">log</text:span> &lt;<text:span text:style-name="T148">real</text:span>&gt; </text:h>
      <table:table table:name="Table155" table:style-name="Table155">
        <table:table-column table:style-name="Table155.A"/>
        <table:table-column table:style-name="Table155.B"/>
        <table:table-row table:style-name="Table155.1">
          <table:table-cell table:style-name="Table155.A1" office:value-type="string">
            <text:p text:style-name="P301">Name</text:p>
          </table:table-cell>
          <table:table-cell table:style-name="Table155.B1" office:value-type="string">
            <text:p text:style-name="P315">log</text:p>
          </table:table-cell>
        </table:table-row>
        <table:table-row table:style-name="Table155.1">
          <table:table-cell table:style-name="Table155.A1" office:value-type="string">
            <text:p text:style-name="P301">Kind</text:p>
          </table:table-cell>
          <table:table-cell table:style-name="Table155.B1" office:value-type="string">
            <text:p text:style-name="P286">Function <text:span text:style-name="T220">(available only when the real type is supported.)</text:span></text:p>
          </table:table-cell>
        </table:table-row>
        <table:table-row table:style-name="Table155.1">
          <table:table-cell table:style-name="Table155.A1" office:value-type="string">
            <text:p text:style-name="P301">Arg syntax</text:p>
          </table:table-cell>
          <table:table-cell table:style-name="Table155.B1" office:value-type="string">
            <text:p text:style-name="P286">&lt;<text:span text:style-name="T222">x</text:span>:<text:span text:style-name="T222">real</text:span>&gt;</text:p>
          </table:table-cell>
        </table:table-row>
        <table:table-row table:style-name="Table155.1">
          <table:table-cell table:style-name="Table155.A1" office:value-type="string">
            <text:p text:style-name="P301">Description</text:p>
          </table:table-cell>
          <table:table-cell table:style-name="Table155.B1" office:value-type="string">
            <text:p text:style-name="P286">Takes a <text:span text:style-name="T222">real number and</text:span> returns <text:span text:style-name="T224">its natural logarithm (logarithm to the base of Euler's number (e))</text:span>.<text:line-break/><text:span text:style-name="T224">The inverse function to </text:span><text:span text:style-name="T27">exp</text:span><text:span text:style-name="T224">.</text:span></text:p>
          </table:table-cell>
        </table:table-row>
        <table:table-row table:style-name="Table155.1">
          <table:table-cell table:style-name="Table155.A1" office:value-type="string">
            <text:p text:style-name="P301">Returns</text:p>
          </table:table-cell>
          <table:table-cell table:style-name="Table155.B1" office:value-type="string">
            <text:p text:style-name="P338"><text:span text:style-name="T101">A </text:span><text:span text:style-name="T109">real</text:span><text:span text:style-name="T101"> with the value </text:span><text:span text:style-name="T110">e</text:span><text:span text:style-name="T135">x</text:span><text:span text:style-name="T109">.</text:span><text:span text:style-name="T117"><text:line-break/></text:span><text:span text:style-name="T101">See also: </text:span><text:span text:style-name="T124">mul</text:span><text:span text:style-name="T101">, </text:span><text:span text:style-name="T124">pow</text:span><text:span text:style-name="T101">, </text:span><text:span text:style-name="T125">sqrt</text:span><text:span text:style-name="T101">, </text:span><text:span text:style-name="T125">exp</text:span></text:p>
          </table:table-cell>
        </table:table-row>
        <table:table-row table:style-name="Table155.1">
          <table:table-cell table:style-name="Table155.A1" office:value-type="string">
            <text:p text:style-name="P301">Example</text:p>
          </table:table-cell>
          <table:table-cell table:style-name="Table155.B1" office:value-type="string">
            <text:p text:style-name="P251">&gt; log 0</text:p>
            <text:p text:style-name="P251">-inf</text:p>
            <text:p text:style-name="P251">&gt; log 1</text:p>
            <text:p text:style-name="P251">0</text:p>
            <text:p text:style-name="P251">&gt; log E</text:p>
            <text:p text:style-name="P251">1</text:p>
            <text:p text:style-name="P251">&gt; log E**2</text:p>
            <text:p text:style-name="P251">2</text:p>
            <text:p text:style-name="P251">&gt; log (exp 3.4!)</text:p>
            <text:p text:style-name="P251">3.4</text:p>
          </table:table-cell>
        </table:table-row>
      </table:table>
      <text:h text:style-name="P240" text:outline-level="3"><text:span text:style-name="T154">a</text:span><text:span text:style-name="T151">cos</text:span> &lt;<text:span text:style-name="T148">real</text:span>&gt; </text:h>
      <table:table table:name="Table157" table:style-name="Table157">
        <table:table-column table:style-name="Table157.A"/>
        <table:table-column table:style-name="Table157.B"/>
        <table:table-row table:style-name="Table157.1">
          <table:table-cell table:style-name="Table157.A1" office:value-type="string">
            <text:p text:style-name="P307">Name</text:p>
          </table:table-cell>
          <table:table-cell table:style-name="Table157.B1" office:value-type="string">
            <text:p text:style-name="P323"><text:span text:style-name="T233">a</text:span>cos</text:p>
          </table:table-cell>
        </table:table-row>
        <table:table-row table:style-name="Table157.1">
          <table:table-cell table:style-name="Table157.A1" office:value-type="string">
            <text:p text:style-name="P307">Kind</text:p>
          </table:table-cell>
          <table:table-cell table:style-name="Table157.B1" office:value-type="string">
            <text:p text:style-name="P294">Function <text:span text:style-name="T220">(available only when the real type is supported.)</text:span></text:p>
          </table:table-cell>
        </table:table-row>
        <table:table-row table:style-name="Table157.1">
          <table:table-cell table:style-name="Table157.A1" office:value-type="string">
            <text:p text:style-name="P307">Arg syntax</text:p>
          </table:table-cell>
          <table:table-cell table:style-name="Table157.B1" office:value-type="string">
            <text:p text:style-name="P294">&lt;<text:span text:style-name="T222">x</text:span>:<text:span text:style-name="T222">real</text:span>&gt;</text:p>
          </table:table-cell>
        </table:table-row>
        <text:soft-page-break/>
        <table:table-row table:style-name="Table157.1">
          <table:table-cell table:style-name="Table157.A1" office:value-type="string">
            <text:p text:style-name="P307">Description</text:p>
          </table:table-cell>
          <table:table-cell table:style-name="Table157.B1" office:value-type="string">
            <text:p text:style-name="P294">Takes a <text:span text:style-name="T222">real number and</text:span> returns <text:span text:style-name="T235">a number of radians whose </text:span><text:span text:style-name="T225">trigonometric </text:span><text:span text:style-name="T235">co</text:span><text:span text:style-name="T225">sine </text:span><text:span text:style-name="T235">would equal that value</text:span>.<text:line-break/><text:span text:style-name="T224">The inverse function to </text:span><text:span text:style-name="T29">cos</text:span><text:span text:style-name="T224">.</text:span></text:p>
          </table:table-cell>
        </table:table-row>
        <table:table-row table:style-name="Table157.1">
          <table:table-cell table:style-name="Table157.A1" office:value-type="string">
            <text:p text:style-name="P307">Returns</text:p>
          </table:table-cell>
          <table:table-cell table:style-name="Table157.B1" office:value-type="string">
            <text:p text:style-name="P343"><text:span text:style-name="T101">A </text:span><text:span text:style-name="T109">real</text:span><text:span text:style-name="T101"> with the value </text:span><text:span text:style-name="T112">cos</text:span><text:span text:style-name="T136">-1</text:span><text:span text:style-name="T111">(x)</text:span><text:span text:style-name="T109">.</text:span><text:span text:style-name="T117"><text:line-break/></text:span><text:span text:style-name="T101">See also: </text:span><text:span text:style-name="T130">as</text:span><text:span text:style-name="T127">in</text:span><text:span text:style-name="T101">, </text:span><text:span text:style-name="T130">at</text:span><text:span text:style-name="T126">an</text:span><text:span text:style-name="T101">, </text:span><text:span text:style-name="T126">sin</text:span><text:span text:style-name="T101">, </text:span><text:span text:style-name="T126">cos</text:span><text:span text:style-name="T110">, </text:span><text:span text:style-name="T126">tan</text:span><text:span text:style-name="T110">, </text:span><text:span text:style-name="T130">ac</text:span><text:span text:style-name="T127">os</text:span><text:span text:style-name="T126">h</text:span></text:p>
          </table:table-cell>
        </table:table-row>
        <table:table-row table:style-name="Table157.1">
          <table:table-cell table:style-name="Table157.A1" office:value-type="string">
            <text:p text:style-name="P307">Example</text:p>
          </table:table-cell>
          <table:table-cell table:style-name="Table157.B1" office:value-type="string">
            <text:p text:style-name="P258">&gt; set preal[x]:{echo (strf "%.12f" &lt;x&gt;!)!}</text:p>
            <text:p text:style-name="P258">&gt; preal (acos 0.0!)/PI</text:p>
            <text:p text:style-name="P258">0.500000000000</text:p>
            <text:p text:style-name="P258">&gt; preal (acos 0.75**0.5!)/PI</text:p>
            <text:p text:style-name="P258">0.166666666667</text:p>
            <text:p text:style-name="P258">&gt; preal (acos 0.5**0.5!)/PI</text:p>
            <text:p text:style-name="P258">0.250000000000</text:p>
            <text:p text:style-name="P258">&gt; preal (acos 0.0!)/PI</text:p>
            <text:p text:style-name="P258">0.500000000000</text:p>
          </table:table-cell>
        </table:table-row>
      </table:table>
      <text:h text:style-name="P240" text:outline-level="3"><text:span text:style-name="T154">a</text:span><text:span text:style-name="T151">cos</text:span><text:span text:style-name="T153">h</text:span> &lt;<text:span text:style-name="T148">real</text:span>&gt; </text:h>
      <table:table table:name="Table160" table:style-name="Table160">
        <table:table-column table:style-name="Table160.A"/>
        <table:table-column table:style-name="Table160.B"/>
        <table:table-row table:style-name="Table160.1">
          <table:table-cell table:style-name="Table160.A1" office:value-type="string">
            <text:p text:style-name="P307">Name</text:p>
          </table:table-cell>
          <table:table-cell table:style-name="Table160.B1" office:value-type="string">
            <text:p text:style-name="P323"><text:span text:style-name="T233">a</text:span>cos<text:span text:style-name="T229">h</text:span></text:p>
          </table:table-cell>
        </table:table-row>
        <table:table-row table:style-name="Table160.1">
          <table:table-cell table:style-name="Table160.A1" office:value-type="string">
            <text:p text:style-name="P307">Kind</text:p>
          </table:table-cell>
          <table:table-cell table:style-name="Table160.B1" office:value-type="string">
            <text:p text:style-name="P294">Function <text:span text:style-name="T220">(available only when the real type is supported.)</text:span></text:p>
          </table:table-cell>
        </table:table-row>
        <table:table-row table:style-name="Table160.1">
          <table:table-cell table:style-name="Table160.A1" office:value-type="string">
            <text:p text:style-name="P307">Arg syntax</text:p>
          </table:table-cell>
          <table:table-cell table:style-name="Table160.B1" office:value-type="string">
            <text:p text:style-name="P294">&lt;<text:span text:style-name="T222">x</text:span>:<text:span text:style-name="T222">real</text:span>&gt;</text:p>
          </table:table-cell>
        </table:table-row>
        <table:table-row table:style-name="Table160.1">
          <table:table-cell table:style-name="Table160.A1" office:value-type="string">
            <text:p text:style-name="P307">Description</text:p>
          </table:table-cell>
          <table:table-cell table:style-name="Table160.B1" office:value-type="string">
            <text:p text:style-name="P294">Takes a <text:span text:style-name="T222">real number and</text:span> returns <text:span text:style-name="T235">a number whose hyperbolic</text:span><text:span text:style-name="T225"> </text:span><text:span text:style-name="T235">co</text:span><text:span text:style-name="T225">sine </text:span><text:span text:style-name="T235">would equal that value</text:span>.<text:line-break/><text:span text:style-name="T224">The inverse function to </text:span><text:span text:style-name="T29">cos</text:span><text:span text:style-name="T30">h</text:span><text:span text:style-name="T224">.</text:span></text:p>
          </table:table-cell>
        </table:table-row>
        <table:table-row table:style-name="Table160.1">
          <table:table-cell table:style-name="Table160.A1" office:value-type="string">
            <text:p text:style-name="P307">Returns</text:p>
          </table:table-cell>
          <table:table-cell table:style-name="Table160.B1" office:value-type="string">
            <text:p text:style-name="P343"><text:span text:style-name="T101">A </text:span><text:span text:style-name="T109">real</text:span><text:span text:style-name="T101"> with the value </text:span><text:span text:style-name="T112">cos</text:span><text:span text:style-name="T114">h</text:span><text:span text:style-name="T136">-1</text:span><text:span text:style-name="T111">(x)</text:span><text:span text:style-name="T109">.</text:span><text:span text:style-name="T117"><text:line-break/></text:span><text:span text:style-name="T101">See also: </text:span><text:span text:style-name="T131">as</text:span><text:span text:style-name="T127">in</text:span><text:span text:style-name="T129">h</text:span><text:span text:style-name="T101">, </text:span><text:span text:style-name="T131">at</text:span><text:span text:style-name="T126">an</text:span><text:span text:style-name="T129">h</text:span><text:span text:style-name="T101">, </text:span><text:span text:style-name="T126">sin</text:span><text:span text:style-name="T129">h</text:span><text:span text:style-name="T101">, </text:span><text:span text:style-name="T126">cos</text:span><text:span text:style-name="T129">h</text:span><text:span text:style-name="T110">, </text:span><text:span text:style-name="T126">tan</text:span><text:span text:style-name="T129">h</text:span><text:span text:style-name="T110">, </text:span><text:span text:style-name="T131">ac</text:span><text:span text:style-name="T127">os</text:span></text:p>
          </table:table-cell>
        </table:table-row>
        <table:table-row table:style-name="Table160.1">
          <table:table-cell table:style-name="Table160.A1" office:value-type="string">
            <text:p text:style-name="P307">Example</text:p>
          </table:table-cell>
          <table:table-cell table:style-name="Table160.B1" office:value-type="string">
            <text:p text:style-name="P258">&gt; set preal[x]:{echo (strf "%.12f" &lt;x&gt;!)!}</text:p>
            <text:p text:style-name="P258">&gt; preal (acosh 0.0!)</text:p>
            <text:p text:style-name="P258">-nan</text:p>
            <text:p text:style-name="P258">&gt; preal (acosh 1.0!)</text:p>
            <text:p text:style-name="P258">0.000000000000</text:p>
            <text:p text:style-name="P258">&gt; preal (acosh (-1.0)!)</text:p>
            <text:p text:style-name="P258">-nan</text:p>
            <text:p text:style-name="P258">&gt; preal (acosh (cosh 0.123!)!)</text:p>
            <text:p text:style-name="P258">0.123000000000</text:p>
          </table:table-cell>
        </table:table-row>
      </table:table>
      <text:h text:style-name="P240" text:outline-level="3"><text:span text:style-name="T154">a</text:span><text:span text:style-name="T150">sin</text:span> &lt;<text:span text:style-name="T148">real</text:span>&gt; </text:h>
      <table:table table:name="Table156" table:style-name="Table156">
        <table:table-column table:style-name="Table156.A"/>
        <table:table-column table:style-name="Table156.B"/>
        <table:table-row table:style-name="Table156.1">
          <table:table-cell table:style-name="Table156.A1" office:value-type="string">
            <text:p text:style-name="P302">Name</text:p>
          </table:table-cell>
          <table:table-cell table:style-name="Table156.B1" office:value-type="string">
            <text:p text:style-name="P316"><text:span text:style-name="T233">a</text:span>sin</text:p>
          </table:table-cell>
        </table:table-row>
        <table:table-row table:style-name="Table156.1">
          <table:table-cell table:style-name="Table156.A1" office:value-type="string">
            <text:p text:style-name="P302">Kind</text:p>
          </table:table-cell>
          <table:table-cell table:style-name="Table156.B1" office:value-type="string">
            <text:p text:style-name="P287">Function <text:span text:style-name="T220">(available only when the real type is supported.)</text:span></text:p>
          </table:table-cell>
        </table:table-row>
        <table:table-row table:style-name="Table156.1">
          <table:table-cell table:style-name="Table156.A1" office:value-type="string">
            <text:p text:style-name="P302">Arg syntax</text:p>
          </table:table-cell>
          <table:table-cell table:style-name="Table156.B1" office:value-type="string">
            <text:p text:style-name="P287">&lt;<text:span text:style-name="T222">x</text:span>:<text:span text:style-name="T222">real</text:span>&gt;</text:p>
          </table:table-cell>
        </table:table-row>
        <table:table-row table:style-name="Table156.1">
          <table:table-cell table:style-name="Table156.A1" office:value-type="string">
            <text:p text:style-name="P302">Description</text:p>
          </table:table-cell>
          <table:table-cell table:style-name="Table156.B1" office:value-type="string">
            <text:p text:style-name="P287">Takes a <text:span text:style-name="T222">real number and</text:span> returns <text:span text:style-name="T235">a number of radians whose </text:span><text:span text:style-name="T225">trigonometric sine </text:span><text:span text:style-name="T235">would equal that value</text:span>.<text:line-break/><text:span text:style-name="T224">The inverse function to </text:span><text:span text:style-name="T28">sin</text:span><text:span text:style-name="T224">.</text:span></text:p>
          </table:table-cell>
        </table:table-row>
        <text:soft-page-break/>
        <table:table-row table:style-name="Table156.1">
          <table:table-cell table:style-name="Table156.A1" office:value-type="string">
            <text:p text:style-name="P302">Returns</text:p>
          </table:table-cell>
          <table:table-cell table:style-name="Table156.B1" office:value-type="string">
            <text:p text:style-name="P341"><text:span text:style-name="T101">A </text:span><text:span text:style-name="T109">real</text:span><text:span text:style-name="T101"> with the value </text:span><text:span text:style-name="T111">sin</text:span><text:span text:style-name="T136">-1</text:span><text:span text:style-name="T111">(x)</text:span><text:span text:style-name="T109">.</text:span><text:span text:style-name="T117"><text:line-break/></text:span><text:span text:style-name="T101">See also: </text:span><text:span text:style-name="T130">ac</text:span><text:span text:style-name="T126">os</text:span><text:span text:style-name="T101">, </text:span><text:span text:style-name="T130">atan</text:span><text:span text:style-name="T101">, </text:span><text:span text:style-name="T126">sin</text:span><text:span text:style-name="T101">, </text:span><text:span text:style-name="T126">cos</text:span><text:span text:style-name="T110">, </text:span><text:span text:style-name="T126">tan</text:span><text:span text:style-name="T110">, </text:span><text:span text:style-name="T130">as</text:span><text:span text:style-name="T126">inh</text:span></text:p>
          </table:table-cell>
        </table:table-row>
        <table:table-row table:style-name="Table156.1">
          <table:table-cell table:style-name="Table156.A1" office:value-type="string">
            <text:p text:style-name="P302">Example</text:p>
          </table:table-cell>
          <table:table-cell table:style-name="Table156.B1" office:value-type="string">
            <text:p text:style-name="P255">&gt; set preal[x]:{echo (strf "%.12f" &lt;x&gt;!)!}</text:p>
            <text:p text:style-name="P257">&gt; preal (asin 0.0!)</text:p>
            <text:p text:style-name="P257">0.000000000000</text:p>
            <text:p text:style-name="P257">&gt; preal (asin 0.75**0.5!)/PI</text:p>
            <text:p text:style-name="P257">0.333333333333</text:p>
            <text:p text:style-name="P257">&gt; preal (asin 0.5**0.5!)/PI</text:p>
            <text:p text:style-name="P257">0.250000000000</text:p>
            <text:p text:style-name="P257">&gt; preal (asin 1.0!)/PI</text:p>
            <text:p text:style-name="P257">0.500000000000</text:p>
            <text:p text:style-name="P257">&gt; preal (asin (sin 0.123!)!)</text:p>
            <text:p text:style-name="P257">0.123000000000</text:p>
          </table:table-cell>
        </table:table-row>
      </table:table>
      <text:h text:style-name="P240" text:outline-level="3"><text:span text:style-name="T154">a</text:span><text:span text:style-name="T150">sin</text:span><text:span text:style-name="T153">h</text:span> &lt;<text:span text:style-name="T148">real</text:span>&gt; </text:h>
      <table:table table:name="Table159" table:style-name="Table159">
        <table:table-column table:style-name="Table159.A"/>
        <table:table-column table:style-name="Table159.B"/>
        <table:table-row table:style-name="Table159.1">
          <table:table-cell table:style-name="Table159.A1" office:value-type="string">
            <text:p text:style-name="P307">Name</text:p>
          </table:table-cell>
          <table:table-cell table:style-name="Table159.B1" office:value-type="string">
            <text:p text:style-name="P319"><text:span text:style-name="T233">a</text:span>sin<text:span text:style-name="T234">h</text:span></text:p>
          </table:table-cell>
        </table:table-row>
        <table:table-row table:style-name="Table159.1">
          <table:table-cell table:style-name="Table159.A1" office:value-type="string">
            <text:p text:style-name="P307">Kind</text:p>
          </table:table-cell>
          <table:table-cell table:style-name="Table159.B1" office:value-type="string">
            <text:p text:style-name="P294">Function <text:span text:style-name="T220">(available only when the real type is supported.)</text:span></text:p>
          </table:table-cell>
        </table:table-row>
        <table:table-row table:style-name="Table159.1">
          <table:table-cell table:style-name="Table159.A1" office:value-type="string">
            <text:p text:style-name="P307">Arg syntax</text:p>
          </table:table-cell>
          <table:table-cell table:style-name="Table159.B1" office:value-type="string">
            <text:p text:style-name="P294">&lt;<text:span text:style-name="T222">x</text:span>:<text:span text:style-name="T222">real</text:span>&gt;</text:p>
          </table:table-cell>
        </table:table-row>
        <table:table-row table:style-name="Table159.1">
          <table:table-cell table:style-name="Table159.A1" office:value-type="string">
            <text:p text:style-name="P307">Description</text:p>
          </table:table-cell>
          <table:table-cell table:style-name="Table159.B1" office:value-type="string">
            <text:p text:style-name="P343"><text:span text:style-name="T101">Takes a </text:span><text:span text:style-name="T109">real number and</text:span><text:span text:style-name="T101"> returns </text:span><text:span text:style-name="T116">a number whose hyperbolic</text:span><text:span text:style-name="T111"> sine </text:span><text:span text:style-name="T116">would equal that value</text:span><text:span text:style-name="T101">.<text:line-break/></text:span><text:span text:style-name="T110">The inverse function to </text:span><text:span text:style-name="T126">sin</text:span><text:span text:style-name="T128">h</text:span><text:span text:style-name="T110">.</text:span></text:p>
          </table:table-cell>
        </table:table-row>
        <table:table-row table:style-name="Table159.1">
          <table:table-cell table:style-name="Table159.A1" office:value-type="string">
            <text:p text:style-name="P307">Returns</text:p>
          </table:table-cell>
          <table:table-cell table:style-name="Table159.B1" office:value-type="string">
            <text:p text:style-name="P343"><text:span text:style-name="T101">A </text:span><text:span text:style-name="T109">real</text:span><text:span text:style-name="T101"> with the value </text:span><text:span text:style-name="T111">sin</text:span><text:span text:style-name="T115">h</text:span><text:span text:style-name="T136">-1</text:span><text:span text:style-name="T111">(x)</text:span><text:span text:style-name="T109">.</text:span><text:span text:style-name="T117"><text:line-break/></text:span><text:span text:style-name="T101">See also: </text:span><text:span text:style-name="T131">ac</text:span><text:span text:style-name="T126">os</text:span><text:span text:style-name="T128">h</text:span><text:span text:style-name="T101">, </text:span><text:span text:style-name="T131">at</text:span><text:span text:style-name="T126">an</text:span><text:span text:style-name="T128">h</text:span><text:span text:style-name="T101">, </text:span><text:span text:style-name="T126">sin</text:span><text:span text:style-name="T128">h</text:span><text:span text:style-name="T101">, </text:span><text:span text:style-name="T126">cos</text:span><text:span text:style-name="T128">h</text:span><text:span text:style-name="T110">, </text:span><text:span text:style-name="T126">tan</text:span><text:span text:style-name="T128">h</text:span><text:span text:style-name="T110">, </text:span><text:span text:style-name="T131">as</text:span><text:span text:style-name="T126">in</text:span></text:p>
          </table:table-cell>
        </table:table-row>
        <table:table-row table:style-name="Table159.1">
          <table:table-cell table:style-name="Table159.A1" office:value-type="string">
            <text:p text:style-name="P307">Example</text:p>
          </table:table-cell>
          <table:table-cell table:style-name="Table159.B1" office:value-type="string">
            <text:p text:style-name="P258">&gt; set preal[x]:{echo (strf "%.12f" &lt;x&gt;!)!}</text:p>
            <text:p text:style-name="P258">&gt; preal (asinh 0.0!)</text:p>
            <text:p text:style-name="P258">0.000000000000</text:p>
            <text:p text:style-name="P258">&gt; preal (asinh 1.0!)</text:p>
            <text:p text:style-name="P258">0.881373587020</text:p>
            <text:p text:style-name="P258">&gt; preal (asinh (-1.0)!)</text:p>
            <text:p text:style-name="P258">-0.881373587020</text:p>
            <text:p text:style-name="P258">&gt; preal (asinh (sinh 0.123!)!)</text:p>
            <text:p text:style-name="P258">0.123000000000</text:p>
          </table:table-cell>
        </table:table-row>
      </table:table>
      <text:h text:style-name="P240" text:outline-level="3"><text:span text:style-name="T154">a</text:span><text:span text:style-name="T152">tan</text:span> &lt;<text:span text:style-name="T148">real</text:span>&gt; </text:h>
      <table:table table:name="Table158" table:style-name="Table158">
        <table:table-column table:style-name="Table158.A"/>
        <table:table-column table:style-name="Table158.B"/>
        <table:table-row table:style-name="Table158.1">
          <table:table-cell table:style-name="Table158.A1" office:value-type="string">
            <text:p text:style-name="P304">Name</text:p>
          </table:table-cell>
          <table:table-cell table:style-name="Table158.B1" office:value-type="string">
            <text:p text:style-name="P324"><text:span text:style-name="T233">a</text:span>tan</text:p>
          </table:table-cell>
        </table:table-row>
        <table:table-row table:style-name="Table158.1">
          <table:table-cell table:style-name="Table158.A1" office:value-type="string">
            <text:p text:style-name="P304">Kind</text:p>
          </table:table-cell>
          <table:table-cell table:style-name="Table158.B1" office:value-type="string">
            <text:p text:style-name="P289">Function <text:span text:style-name="T220">(available only when the real type is supported.)</text:span></text:p>
          </table:table-cell>
        </table:table-row>
        <table:table-row table:style-name="Table158.1">
          <table:table-cell table:style-name="Table158.A1" office:value-type="string">
            <text:p text:style-name="P304">Arg syntax</text:p>
          </table:table-cell>
          <table:table-cell table:style-name="Table158.B1" office:value-type="string">
            <text:p text:style-name="P289">&lt;<text:span text:style-name="T222">x</text:span>:<text:span text:style-name="T222">real</text:span>&gt;</text:p>
          </table:table-cell>
        </table:table-row>
        <table:table-row table:style-name="Table158.1">
          <table:table-cell table:style-name="Table158.A1" office:value-type="string">
            <text:p text:style-name="P304">Description</text:p>
          </table:table-cell>
          <table:table-cell table:style-name="Table158.B1" office:value-type="string">
            <text:p text:style-name="P292">Takes a <text:span text:style-name="T222">real number and</text:span> returns <text:span text:style-name="T235">a number of radians whose </text:span><text:span text:style-name="T225">trigonometric </text:span><text:span text:style-name="T235">tangent</text:span><text:span text:style-name="T225"> </text:span><text:span text:style-name="T235">would equal that value</text:span>.<text:line-break/><text:span text:style-name="T224">The inverse function to </text:span><text:span text:style-name="T29">tan</text:span><text:span text:style-name="T224">.</text:span></text:p>
          </table:table-cell>
        </table:table-row>
        <table:table-row table:style-name="Table158.1">
          <table:table-cell table:style-name="Table158.A1" office:value-type="string">
            <text:p text:style-name="P304">Returns</text:p>
          </table:table-cell>
          <table:table-cell table:style-name="Table158.B1" office:value-type="string">
            <text:p text:style-name="P341"><text:span text:style-name="T101">A </text:span><text:span text:style-name="T109">real</text:span><text:span text:style-name="T101"> with the value </text:span><text:span text:style-name="T112">tan</text:span><text:span text:style-name="T136">-1</text:span><text:span text:style-name="T111">(x)</text:span><text:span text:style-name="T109">.</text:span><text:span text:style-name="T117"><text:line-break/></text:span><text:span text:style-name="T101">See also: </text:span><text:span text:style-name="T126">s</text:span><text:span text:style-name="T127">in</text:span><text:span text:style-name="T101">, </text:span><text:span text:style-name="T127">cos</text:span><text:span text:style-name="T101">, </text:span><text:span text:style-name="T126">asin</text:span><text:span text:style-name="T101">, </text:span><text:span text:style-name="T126">acos</text:span><text:span text:style-name="T110">, </text:span><text:span text:style-name="T126">atan</text:span><text:span text:style-name="T110">, </text:span><text:span text:style-name="T127">tan</text:span><text:span text:style-name="T126">h</text:span></text:p>
          </table:table-cell>
        </table:table-row>
        <text:soft-page-break/>
        <table:table-row table:style-name="Table158.1">
          <table:table-cell table:style-name="Table158.A1" office:value-type="string">
            <text:p text:style-name="P304">Example</text:p>
          </table:table-cell>
          <table:table-cell table:style-name="Table158.B1" office:value-type="string">
            <text:p text:style-name="P255">&gt; set preal[x]:{echo (strf "%.12f" &lt;x&gt;!)!}</text:p>
            <text:p text:style-name="P257">&gt; preal (atan 0.0!)</text:p>
            <text:p text:style-name="P257">0.000000000000</text:p>
            <text:p text:style-name="P257">&gt; preal (atan 3.0**0.5!)/PI</text:p>
            <text:p text:style-name="P257">0.333333333333</text:p>
            <text:p text:style-name="P257">&gt; preal (atan 1.0!)/PI</text:p>
            <text:p text:style-name="P257">0.250000000000</text:p>
            <text:p text:style-name="P257">&gt; preal (atan (tan 0.123!)!)</text:p>
            <text:p text:style-name="P257">0.123000000000</text:p>
          </table:table-cell>
        </table:table-row>
      </table:table>
      <text:h text:style-name="P238" text:outline-level="3"><text:span text:style-name="T154">a</text:span><text:span text:style-name="T152">tan</text:span><text:span text:style-name="T153">h</text:span> &lt;<text:span text:style-name="T148">real</text:span>&gt; </text:h>
      <table:table table:name="Table161" table:style-name="Table161">
        <table:table-column table:style-name="Table161.A"/>
        <table:table-column table:style-name="Table161.B"/>
        <table:table-row table:style-name="Table161.1">
          <table:table-cell table:style-name="Table161.A1" office:value-type="string">
            <text:p text:style-name="P305">Name</text:p>
          </table:table-cell>
          <table:table-cell table:style-name="Table161.B1" office:value-type="string">
            <text:p text:style-name="P325"><text:span text:style-name="T233">a</text:span>tan<text:span text:style-name="T229">h</text:span></text:p>
          </table:table-cell>
        </table:table-row>
        <table:table-row table:style-name="Table161.1">
          <table:table-cell table:style-name="Table161.A1" office:value-type="string">
            <text:p text:style-name="P305">Kind</text:p>
          </table:table-cell>
          <table:table-cell table:style-name="Table161.B1" office:value-type="string">
            <text:p text:style-name="P290">Function <text:span text:style-name="T220">(available only when the real type is supported.)</text:span></text:p>
          </table:table-cell>
        </table:table-row>
        <table:table-row table:style-name="Table161.1">
          <table:table-cell table:style-name="Table161.A1" office:value-type="string">
            <text:p text:style-name="P305">Arg syntax</text:p>
          </table:table-cell>
          <table:table-cell table:style-name="Table161.B1" office:value-type="string">
            <text:p text:style-name="P290">&lt;<text:span text:style-name="T222">x</text:span>:<text:span text:style-name="T222">real</text:span>&gt;</text:p>
          </table:table-cell>
        </table:table-row>
        <table:table-row table:style-name="Table161.1">
          <table:table-cell table:style-name="Table161.A1" office:value-type="string">
            <text:p text:style-name="P305">Description</text:p>
          </table:table-cell>
          <table:table-cell table:style-name="Table161.B1" office:value-type="string">
            <text:p text:style-name="P293">Takes a <text:span text:style-name="T222">real number and</text:span> returns <text:span text:style-name="T235">a number whose hyperbolic</text:span><text:span text:style-name="T225"> </text:span><text:span text:style-name="T236">tangent</text:span><text:span text:style-name="T225"> </text:span><text:span text:style-name="T235">would equal that value</text:span>.<text:line-break/><text:span text:style-name="T224">The inverse function to </text:span><text:span text:style-name="T29">tan</text:span><text:span text:style-name="T32">h</text:span><text:span text:style-name="T224">.</text:span></text:p>
          </table:table-cell>
        </table:table-row>
        <table:table-row table:style-name="Table161.1">
          <table:table-cell table:style-name="Table161.A1" office:value-type="string">
            <text:p text:style-name="P305">Returns</text:p>
          </table:table-cell>
          <table:table-cell table:style-name="Table161.B1" office:value-type="string">
            <text:p text:style-name="P341"><text:span text:style-name="T101">A </text:span><text:span text:style-name="T109">real</text:span><text:span text:style-name="T101"> with the value </text:span><text:span text:style-name="T112">tan</text:span><text:span text:style-name="T115">h</text:span><text:span text:style-name="T136">-1</text:span><text:span text:style-name="T111">(x) </text:span><text:span text:style-name="T112">(which is sin(x)/cos(x))</text:span><text:span text:style-name="T109">.</text:span><text:span text:style-name="T117"><text:line-break/></text:span><text:span text:style-name="T101">See also: </text:span><text:span text:style-name="T126">s</text:span><text:span text:style-name="T127">in</text:span><text:span text:style-name="T129">h</text:span><text:span text:style-name="T101">, </text:span><text:span text:style-name="T127">cos</text:span><text:span text:style-name="T129">h</text:span><text:span text:style-name="T101">, </text:span><text:span text:style-name="T126">asin</text:span><text:span text:style-name="T129">h</text:span><text:span text:style-name="T101">, </text:span><text:span text:style-name="T126">acos</text:span><text:span text:style-name="T129">h</text:span><text:span text:style-name="T110">, </text:span><text:span text:style-name="T126">atan</text:span><text:span text:style-name="T129">h</text:span><text:span text:style-name="T110">, </text:span><text:span text:style-name="T127">tan</text:span></text:p>
          </table:table-cell>
        </table:table-row>
        <table:table-row table:style-name="Table161.1">
          <table:table-cell table:style-name="Table161.A1" office:value-type="string">
            <text:p text:style-name="P305">Example</text:p>
          </table:table-cell>
          <table:table-cell table:style-name="Table161.B1" office:value-type="string">
            <text:p text:style-name="P255">&gt; set preal[x]:{echo (strf "%.12f" &lt;x&gt;!)!}</text:p>
            <text:p text:style-name="P258">&gt; preal (atanh 0.0!)</text:p>
            <text:p text:style-name="P258">0.000000000000</text:p>
            <text:p text:style-name="P258">&gt; preal (atanh 1.0!)</text:p>
            <text:p text:style-name="P258">inf</text:p>
            <text:p text:style-name="P258">&gt; preal (atanh (-1.0)!)</text:p>
            <text:p text:style-name="P258">-inf</text:p>
            <text:p text:style-name="P258">&gt; preal (atanh 0.5!)</text:p>
            <text:p text:style-name="P258">0.549306144334</text:p>
            <text:p text:style-name="P258">&gt; preal (atanh (tanh 0.123!)!)</text:p>
            <text:p text:style-name="P258">0.123000000000</text:p>
          </table:table-cell>
        </table:table-row>
      </table:table>
      <text:h text:style-name="P240" text:outline-level="3"><text:span text:style-name="T151">cos</text:span> &lt;<text:span text:style-name="T148">real</text:span>&gt; </text:h>
      <table:table table:name="Table163" table:style-name="Table163">
        <table:table-column table:style-name="Table163.A"/>
        <table:table-column table:style-name="Table163.B"/>
        <table:table-row table:style-name="Table163.1">
          <table:table-cell table:style-name="Table163.A1" office:value-type="string">
            <text:p text:style-name="P307">Name</text:p>
          </table:table-cell>
          <table:table-cell table:style-name="Table163.B1" office:value-type="string">
            <text:p text:style-name="P323">cos</text:p>
          </table:table-cell>
        </table:table-row>
        <table:table-row table:style-name="Table163.1">
          <table:table-cell table:style-name="Table163.A1" office:value-type="string">
            <text:p text:style-name="P307">Kind</text:p>
          </table:table-cell>
          <table:table-cell table:style-name="Table163.B1" office:value-type="string">
            <text:p text:style-name="P294">Function <text:span text:style-name="T220">(available only when the real type is supported.)</text:span></text:p>
          </table:table-cell>
        </table:table-row>
        <table:table-row table:style-name="Table163.1">
          <table:table-cell table:style-name="Table163.A1" office:value-type="string">
            <text:p text:style-name="P307">Arg syntax</text:p>
          </table:table-cell>
          <table:table-cell table:style-name="Table163.B1" office:value-type="string">
            <text:p text:style-name="P294">&lt;<text:span text:style-name="T222">x</text:span>:<text:span text:style-name="T222">real</text:span>&gt;</text:p>
          </table:table-cell>
        </table:table-row>
        <table:table-row table:style-name="Table163.1">
          <table:table-cell table:style-name="Table163.A1" office:value-type="string">
            <text:p text:style-name="P307">Description</text:p>
          </table:table-cell>
          <table:table-cell table:style-name="Table163.B1" office:value-type="string">
            <text:p text:style-name="P294">Takes a <text:span text:style-name="T222">real number </text:span><text:span text:style-name="T225">of radians </text:span><text:span text:style-name="T222">and</text:span> returns <text:span text:style-name="T224">its </text:span><text:span text:style-name="T225">trigonometric </text:span><text:span text:style-name="T226">co</text:span><text:span text:style-name="T225">sine</text:span>.<text:line-break/><text:span text:style-name="T224">The inverse function to </text:span><text:span text:style-name="T28">a</text:span><text:span text:style-name="T29">cos</text:span><text:span text:style-name="T224">.</text:span></text:p>
          </table:table-cell>
        </table:table-row>
        <table:table-row table:style-name="Table163.1">
          <table:table-cell table:style-name="Table163.A1" office:value-type="string">
            <text:p text:style-name="P307">Returns</text:p>
          </table:table-cell>
          <table:table-cell table:style-name="Table163.B1" office:value-type="string">
            <text:p text:style-name="P343"><text:span text:style-name="T101">A </text:span><text:span text:style-name="T109">real</text:span><text:span text:style-name="T101"> with the value </text:span><text:span text:style-name="T112">cos</text:span><text:span text:style-name="T111">(x)</text:span><text:span text:style-name="T109">.</text:span><text:span text:style-name="T117"><text:line-break/></text:span><text:span text:style-name="T101">See also: </text:span><text:span text:style-name="T126">s</text:span><text:span text:style-name="T127">in</text:span><text:span text:style-name="T101">, </text:span><text:span text:style-name="T126">tan</text:span><text:span text:style-name="T101">, </text:span><text:span text:style-name="T126">asin</text:span><text:span text:style-name="T101">, </text:span><text:span text:style-name="T126">acos</text:span><text:span text:style-name="T110">, </text:span><text:span text:style-name="T126">atan</text:span><text:span text:style-name="T110">, </text:span><text:span text:style-name="T127">cos</text:span><text:span text:style-name="T126">h</text:span></text:p>
          </table:table-cell>
        </table:table-row>
        <text:soft-page-break/>
        <table:table-row table:style-name="Table163.1">
          <table:table-cell table:style-name="Table163.A1" office:value-type="string">
            <text:p text:style-name="P307">Example</text:p>
          </table:table-cell>
          <table:table-cell table:style-name="Table163.B1" office:value-type="string">
            <text:p text:style-name="P258">&gt; set preal[x]:{echo (strf "%.12f" &lt;x&gt;!)!}</text:p>
            <text:p text:style-name="P258">&gt; preal (cos 0.0!)</text:p>
            <text:p text:style-name="P258">1.000000000000</text:p>
            <text:p text:style-name="P258">&gt; preal (cos PI/3!)**2</text:p>
            <text:p text:style-name="P258">0.250000000000</text:p>
            <text:p text:style-name="P258">&gt; preal (<text:span text:style-name="T191">cos</text:span> (-PI/3)!)**2</text:p>
            <text:p text:style-name="P258">0.<text:span text:style-name="T227">2</text:span>50000000000</text:p>
            <text:p text:style-name="P258">&gt; preal (cos PI/4!)**2</text:p>
            <text:p text:style-name="P258">0.500000000000</text:p>
            <text:p text:style-name="P258">&gt; preal (cos PI/2!)**2</text:p>
            <text:p text:style-name="P258">0.000000000000</text:p>
            <text:p text:style-name="P258">&gt; preal (cos (acos 0.123!)!)</text:p>
            <text:p text:style-name="P258">0.123000000000</text:p>
          </table:table-cell>
        </table:table-row>
      </table:table>
      <text:h text:style-name="P240" text:outline-level="3"><text:span text:style-name="T151">cos</text:span><text:span text:style-name="T153">h</text:span> &lt;<text:span text:style-name="T148">real</text:span>&gt; </text:h>
      <table:table table:name="Table166" table:style-name="Table166">
        <table:table-column table:style-name="Table166.A"/>
        <table:table-column table:style-name="Table166.B"/>
        <table:table-row table:style-name="Table166.1">
          <table:table-cell table:style-name="Table166.A1" office:value-type="string">
            <text:p text:style-name="P307">Name</text:p>
          </table:table-cell>
          <table:table-cell table:style-name="Table166.B1" office:value-type="string">
            <text:p text:style-name="P323">cos<text:span text:style-name="T229">h</text:span></text:p>
          </table:table-cell>
        </table:table-row>
        <table:table-row table:style-name="Table166.1">
          <table:table-cell table:style-name="Table166.A1" office:value-type="string">
            <text:p text:style-name="P307">Kind</text:p>
          </table:table-cell>
          <table:table-cell table:style-name="Table166.B1" office:value-type="string">
            <text:p text:style-name="P294">Function <text:span text:style-name="T220">(available only when the real type is supported.)</text:span></text:p>
          </table:table-cell>
        </table:table-row>
        <table:table-row table:style-name="Table166.1">
          <table:table-cell table:style-name="Table166.A1" office:value-type="string">
            <text:p text:style-name="P307">Arg syntax</text:p>
          </table:table-cell>
          <table:table-cell table:style-name="Table166.B1" office:value-type="string">
            <text:p text:style-name="P294">&lt;<text:span text:style-name="T222">x</text:span>:<text:span text:style-name="T222">real</text:span>&gt;</text:p>
          </table:table-cell>
        </table:table-row>
        <table:table-row table:style-name="Table166.1">
          <table:table-cell table:style-name="Table166.A1" office:value-type="string">
            <text:p text:style-name="P307">Description</text:p>
          </table:table-cell>
          <table:table-cell table:style-name="Table166.B1" office:value-type="string">
            <text:p text:style-name="P294">Takes a <text:span text:style-name="T222">real number and</text:span> returns <text:span text:style-name="T224">its </text:span><text:span text:style-name="T229">hyperbolic</text:span><text:span text:style-name="T225"> </text:span><text:span text:style-name="T226">co</text:span><text:span text:style-name="T225">sine </text:span><text:span text:style-name="T228">(</text:span><text:span text:style-name="T230">½</text:span><text:span text:style-name="T231">(e</text:span><text:span text:style-name="T217">x</text:span><text:span text:style-name="T232">-</text:span><text:span text:style-name="T231">e</text:span><text:span text:style-name="T217">-x</text:span><text:span text:style-name="T231">))</text:span>.<text:line-break/><text:span text:style-name="T224">The inverse function to </text:span><text:span text:style-name="T28">a</text:span><text:span text:style-name="T29">cos</text:span><text:span text:style-name="T30">h</text:span><text:span text:style-name="T224">.</text:span></text:p>
          </table:table-cell>
        </table:table-row>
        <table:table-row table:style-name="Table166.1">
          <table:table-cell table:style-name="Table166.A1" office:value-type="string">
            <text:p text:style-name="P307">Returns</text:p>
          </table:table-cell>
          <table:table-cell table:style-name="Table166.B1" office:value-type="string">
            <text:p text:style-name="P343"><text:span text:style-name="T101">A </text:span><text:span text:style-name="T109">real</text:span><text:span text:style-name="T101"> with the value </text:span><text:span text:style-name="T112">cos</text:span><text:span text:style-name="T114">h</text:span><text:span text:style-name="T111">(x)</text:span><text:span text:style-name="T109">.</text:span><text:span text:style-name="T117"><text:line-break/></text:span><text:span text:style-name="T101">See also: </text:span><text:span text:style-name="T126">s</text:span><text:span text:style-name="T127">in</text:span><text:span text:style-name="T129">h</text:span><text:span text:style-name="T101">, </text:span><text:span text:style-name="T126">tan</text:span><text:span text:style-name="T129">h</text:span><text:span text:style-name="T101">, </text:span><text:span text:style-name="T126">asin</text:span><text:span text:style-name="T129">h</text:span><text:span text:style-name="T101">, </text:span><text:span text:style-name="T126">acos</text:span><text:span text:style-name="T129">h</text:span><text:span text:style-name="T110">, </text:span><text:span text:style-name="T126">atan</text:span><text:span text:style-name="T129">h</text:span><text:span text:style-name="T110">, </text:span><text:span text:style-name="T127">cos</text:span></text:p>
          </table:table-cell>
        </table:table-row>
        <table:table-row table:style-name="Table166.1">
          <table:table-cell table:style-name="Table166.A1" office:value-type="string">
            <text:p text:style-name="P307">Example</text:p>
          </table:table-cell>
          <table:table-cell table:style-name="Table166.B1" office:value-type="string">
            <text:p text:style-name="P258">&gt; set preal[x]:{echo (strf "%.12f" &lt;x&gt;!)!}</text:p>
            <text:p text:style-name="P258">&gt; preal (cosh (0.0)!)</text:p>
            <text:p text:style-name="P258">1.000000000000</text:p>
            <text:p text:style-name="P258">&gt; preal (cosh (1.0)!)</text:p>
            <text:p text:style-name="P258">1.543080634815</text:p>
            <text:p text:style-name="P258">&gt; preal (cosh (-1.0)!)</text:p>
            <text:p text:style-name="P258">1.543080634815</text:p>
            <text:p text:style-name="P258">&gt; preal (cosh (acosh 0.123!)!)</text:p>
            <text:p text:style-name="P258">-nan</text:p>
            <text:p text:style-name="P258">&gt; preal (cosh (acosh 1.23!)!)</text:p>
            <text:p text:style-name="P258">1.230<text:span text:style-name="T229">0</text:span>00000000</text:p>
          </table:table-cell>
        </table:table-row>
      </table:table>
      <text:h text:style-name="P239" text:outline-level="3">logand &lt;bool&gt; &lt;bool&gt; </text:h>
      <table:table table:name="Table55" table:style-name="Table55" table:template-name="FTL Name Spec">
        <table:table-column table:style-name="Table55.A"/>
        <table:table-column table:style-name="Table55.B"/>
        <table:table-row table:style-name="Table55.1">
          <table:table-cell table:style-name="Table55.A1" office:value-type="string">
            <text:p text:style-name="P57">Name</text:p>
          </table:table-cell>
          <table:table-cell table:style-name="Table55.B1" office:value-type="string">
            <text:p text:style-name="P108">logand</text:p>
          </table:table-cell>
        </table:table-row>
        <table:table-row table:style-name="Table55.1">
          <table:table-cell table:style-name="Table55.A1" office:value-type="string">
            <text:p text:style-name="P57">Kind</text:p>
          </table:table-cell>
          <table:table-cell table:style-name="Table55.B1" office:value-type="string">
            <text:p text:style-name="P62">Function</text:p>
          </table:table-cell>
        </table:table-row>
        <table:table-row table:style-name="Table55.1">
          <table:table-cell table:style-name="Table55.A1" office:value-type="string">
            <text:p text:style-name="P57">Arg syntax</text:p>
          </table:table-cell>
          <table:table-cell table:style-name="Table55.B1" office:value-type="string">
            <text:p text:style-name="P62">&lt;b1:bool&gt; &lt;b2:bool&gt;</text:p>
          </table:table-cell>
        </table:table-row>
        <table:table-row table:style-name="Table55.1">
          <table:table-cell table:style-name="Table55.A1" office:value-type="string">
            <text:p text:style-name="P57">Description</text:p>
          </table:table-cell>
          <table:table-cell table:style-name="Table55.B1" office:value-type="string">
            <text:p text:style-name="P62">Takes two booleans and returns the <text:span text:style-name="T1">FALSE</text:span> if the first is <text:span text:style-name="T1">FALSE</text:span>, or otherwise returns the second.</text:p>
          </table:table-cell>
        </table:table-row>
        <text:soft-page-break/>
        <table:table-row table:style-name="Table55.1">
          <table:table-cell table:style-name="Table55.A1" office:value-type="string">
            <text:p text:style-name="P57">Returns</text:p>
          </table:table-cell>
          <table:table-cell table:style-name="Table55.B1" office:value-type="string">
            <text:p text:style-name="P62">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57">Example</text:p>
          </table:table-cell>
          <table:table-cell table:style-name="Table55.B1" office:value-type="string">
            <text:p text:style-name="P133">&gt; logand TRUE TRUE</text:p>
            <text:p text:style-name="P133">TRUE</text:p>
            <text:p text:style-name="P133">&gt; logand TRUE FALSE</text:p>
            <text:p text:style-name="P133">FALSE</text:p>
            <text:p text:style-name="P133">&gt; logand FALSE TRUE</text:p>
            <text:p text:style-name="P133">FALSE</text:p>
            <text:p text:style-name="P133">&gt; logand FALSE FALSE</text:p>
            <text:p text:style-name="P133">FALSE</text:p>
          </table:table-cell>
        </table:table-row>
      </table:table>
      <text:h text:style-name="P28" text:outline-level="3">logor &lt;bool&gt; &lt;bool&gt; </text:h>
      <table:table table:name="Table56" table:style-name="Table56" table:template-name="FTL Name Spec">
        <table:table-column table:style-name="Table56.A"/>
        <table:table-column table:style-name="Table56.B"/>
        <table:table-row table:style-name="Table56.1">
          <table:table-cell table:style-name="Table56.A1" office:value-type="string">
            <text:p text:style-name="P57">Name</text:p>
          </table:table-cell>
          <table:table-cell table:style-name="Table56.B1" office:value-type="string">
            <text:p text:style-name="P108">logor</text:p>
          </table:table-cell>
        </table:table-row>
        <table:table-row table:style-name="Table56.1">
          <table:table-cell table:style-name="Table56.A1" office:value-type="string">
            <text:p text:style-name="P57">Kind</text:p>
          </table:table-cell>
          <table:table-cell table:style-name="Table56.B1" office:value-type="string">
            <text:p text:style-name="P62">Function</text:p>
          </table:table-cell>
        </table:table-row>
        <table:table-row table:style-name="Table56.1">
          <table:table-cell table:style-name="Table56.A1" office:value-type="string">
            <text:p text:style-name="P57">Arg syntax</text:p>
          </table:table-cell>
          <table:table-cell table:style-name="Table56.B1" office:value-type="string">
            <text:p text:style-name="P62">&lt;b1:bool&gt; &lt;b2:bool&gt;</text:p>
          </table:table-cell>
        </table:table-row>
        <table:table-row table:style-name="Table56.1">
          <table:table-cell table:style-name="Table56.A1" office:value-type="string">
            <text:p text:style-name="P57">Description</text:p>
          </table:table-cell>
          <table:table-cell table:style-name="Table56.B1" office:value-type="string">
            <text:p text:style-name="P62">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57">Returns</text:p>
          </table:table-cell>
          <table:table-cell table:style-name="Table56.B1" office:value-type="string">
            <text:p text:style-name="P62">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able:table-row table:style-name="Table56.1">
          <table:table-cell table:style-name="Table56.A1" office:value-type="string">
            <text:p text:style-name="P57">Example</text:p>
          </table:table-cell>
          <table:table-cell table:style-name="Table56.B1" office:value-type="string">
            <text:p text:style-name="P133">&gt; logor TRUE TRUE</text:p>
            <text:p text:style-name="P133">TRUE</text:p>
            <text:p text:style-name="P133">&gt; logor TRUE FALSE</text:p>
            <text:p text:style-name="P133">TRUE</text:p>
            <text:p text:style-name="P133">&gt; logor FALSE TRUE</text:p>
            <text:p text:style-name="P133">TRUE</text:p>
            <text:p text:style-name="P133">&gt; logor FALSE FALSE</text:p>
            <text:p text:style-name="P133">TRUE</text:p>
          </table:table-cell>
        </table:table-row>
      </table:table>
      <text:h text:style-name="P28" text:outline-level="3">more &lt;val&gt; &lt;val&gt;</text:h>
      <table:table table:name="Table57" table:style-name="Table57" table:template-name="FTL Name Spec">
        <table:table-column table:style-name="Table57.A"/>
        <table:table-column table:style-name="Table57.B"/>
        <table:table-row table:style-name="Table57.1">
          <table:table-cell table:style-name="Table57.A1" office:value-type="string">
            <text:p text:style-name="P198">Name</text:p>
          </table:table-cell>
          <table:table-cell table:style-name="Table57.B1" office:value-type="string">
            <text:p text:style-name="P108">more</text:p>
          </table:table-cell>
        </table:table-row>
        <table:table-row table:style-name="Table57.1">
          <table:table-cell table:style-name="Table57.A1" office:value-type="string">
            <text:p text:style-name="P198">Kind</text:p>
          </table:table-cell>
          <table:table-cell table:style-name="Table57.B1" office:value-type="string">
            <text:p text:style-name="P62">Function</text:p>
          </table:table-cell>
        </table:table-row>
        <table:table-row table:style-name="Table57.1">
          <table:table-cell table:style-name="Table57.A1" office:value-type="string">
            <text:p text:style-name="P198">Arg syntax</text:p>
          </table:table-cell>
          <table:table-cell table:style-name="Table57.B1" office:value-type="string">
            <text:p text:style-name="P62">&lt;val1:any&gt; &lt;val2:any&gt;</text:p>
          </table:table-cell>
        </table:table-row>
        <text:soft-page-break/>
        <table:table-row table:style-name="Table57.1">
          <table:table-cell table:style-name="Table57.A1" office:value-type="string">
            <text:p text:style-name="P198">Description</text:p>
          </table:table-cell>
          <table:table-cell table:style-name="Table57.B1" office:value-type="string">
            <text:p text:style-name="P62">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175">[val1, val2]: { 0 gt (cmp val1 val2!) }</text:p>
            <text:p text:style-name="P62">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198">Returns</text:p>
          </table:table-cell>
          <table:table-cell table:style-name="Table57.B1" office:value-type="string">
            <text:p text:style-name="P62"><text:span text:style-name="T1">TRUE</text:span> or <text:span text:style-name="T1">FALSE</text:span></text:p>
          </table:table-cell>
        </table:table-row>
        <table:table-row table:style-name="Table57.1">
          <table:table-cell table:style-name="Table57.A1" office:value-type="string">
            <text:p text:style-name="P198">Example</text:p>
          </table:table-cell>
          <table:table-cell table:style-name="Table57.B1" office:value-type="string">
            <text:p text:style-name="P133">set max[a,b]:{ if (more a b!){a}{b}! }</text:p>
          </table:table-cell>
        </table:table-row>
      </table:table>
      <text:h text:style-name="P28" text:outline-level="3">moreeq &lt;val&gt; &lt;val&gt;</text:h>
      <table:table table:name="Table58" table:style-name="Table58" table:template-name="FTL Name Spec">
        <table:table-column table:style-name="Table58.A"/>
        <table:table-column table:style-name="Table58.B"/>
        <table:table-row table:style-name="Table58.1">
          <table:table-cell table:style-name="Table58.A1" office:value-type="string">
            <text:p text:style-name="P198">Name</text:p>
          </table:table-cell>
          <table:table-cell table:style-name="Table58.B1" office:value-type="string">
            <text:p text:style-name="P108">moreeq</text:p>
          </table:table-cell>
        </table:table-row>
        <table:table-row table:style-name="Table58.1">
          <table:table-cell table:style-name="Table58.A1" office:value-type="string">
            <text:p text:style-name="P198">Kind</text:p>
          </table:table-cell>
          <table:table-cell table:style-name="Table58.B1" office:value-type="string">
            <text:p text:style-name="P62">Function</text:p>
          </table:table-cell>
        </table:table-row>
        <table:table-row table:style-name="Table58.1">
          <table:table-cell table:style-name="Table58.A1" office:value-type="string">
            <text:p text:style-name="P198">Arg syntax</text:p>
          </table:table-cell>
          <table:table-cell table:style-name="Table58.B1" office:value-type="string">
            <text:p text:style-name="P62">&lt;val1:any&gt; &lt;val2:any&gt;</text:p>
          </table:table-cell>
        </table:table-row>
        <table:table-row table:style-name="Table58.1">
          <table:table-cell table:style-name="Table58.A1" office:value-type="string">
            <text:p text:style-name="P198">Description</text:p>
          </table:table-cell>
          <table:table-cell table:style-name="Table58.B1" office:value-type="string">
            <text:p text:style-name="P62">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175">[val1, val2]: { 0 ge (cmp val1 val2!) }</text:p>
            <text:p text:style-name="P62">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198">Returns</text:p>
          </table:table-cell>
          <table:table-cell table:style-name="Table58.B1" office:value-type="string">
            <text:p text:style-name="P62"><text:span text:style-name="T1">TRUE</text:span> or <text:span text:style-name="T1">FALSE</text:span></text:p>
          </table:table-cell>
        </table:table-row>
        <table:table-row table:style-name="Table58.1">
          <table:table-cell table:style-name="Table58.A1" office:value-type="string">
            <text:p text:style-name="P198">Example</text:p>
          </table:table-cell>
          <table:table-cell table:style-name="Table58.B1" office:value-type="string">
            <text:p text:style-name="P133">set inrange[x,low,high]: { (moreeq x low!) and (lesseq x high!) }</text:p>
          </table:table-cell>
        </table:table-row>
      </table:table>
      <text:h text:style-name="P28" text:outline-level="3">mul &lt;<text:span text:style-name="T145">number</text:span>&gt; &lt;<text:span text:style-name="T145">number</text:span>&gt; </text:h>
      <table:table table:name="Table59" table:style-name="Table59" table:template-name="FTL Name Spec">
        <table:table-column table:style-name="Table59.A"/>
        <table:table-column table:style-name="Table59.B"/>
        <table:table-row table:style-name="Table59.1">
          <table:table-cell table:style-name="Table59.A1" office:value-type="string">
            <text:p text:style-name="P57">Name</text:p>
          </table:table-cell>
          <table:table-cell table:style-name="Table59.B1" office:value-type="string">
            <text:p text:style-name="P108">mul</text:p>
          </table:table-cell>
        </table:table-row>
        <table:table-row table:style-name="Table59.1">
          <table:table-cell table:style-name="Table59.A1" office:value-type="string">
            <text:p text:style-name="P57">Kind</text:p>
          </table:table-cell>
          <table:table-cell table:style-name="Table59.B1" office:value-type="string">
            <text:p text:style-name="P62">Function</text:p>
          </table:table-cell>
        </table:table-row>
        <table:table-row table:style-name="Table59.1">
          <table:table-cell table:style-name="Table59.A1" office:value-type="string">
            <text:p text:style-name="P57">Arg syntax</text:p>
          </table:table-cell>
          <table:table-cell table:style-name="Table59.B1" office:value-type="string">
            <text:p text:style-name="P62">&lt;n1:<text:span text:style-name="T219">number</text:span>&gt; &lt;n2:<text:span text:style-name="T219">number</text:span>&gt;</text:p>
          </table:table-cell>
        </table:table-row>
        <table:table-row table:style-name="Table59.1">
          <table:table-cell table:style-name="Table59.A1" office:value-type="string">
            <text:p text:style-name="P57">Description</text:p>
          </table:table-cell>
          <table:table-cell table:style-name="Table59.B1" office:value-type="string">
            <text:p text:style-name="P281">Takes two integer <text:span text:style-name="T219">or real</text:span>s and multiplies them together.<text:line-break/><text:span text:style-name="T207">If either n1 or n2 are real numbers the result will be a real.</text:span></text:p>
          </table:table-cell>
        </table:table-row>
        <table:table-row table:style-name="Table59.1">
          <table:table-cell table:style-name="Table59.A1" office:value-type="string">
            <text:p text:style-name="P57">Returns</text:p>
          </table:table-cell>
          <table:table-cell table:style-name="Table59.B1" office:value-type="string">
            <text:p text:style-name="P281">An integer <text:span text:style-name="T219">or real </text:span>with the value n1*n2.<text:span text:style-name="T1"><text:line-break/></text:span>See also: <text:span text:style-name="T1">add</text:span>, <text:span text:style-name="T1">sub</text:span>, <text:span text:style-name="T1">div</text:span>, <text:span text:style-name="T22">pow</text:span>, <text:span text:style-name="T1">shiftl</text:span>, <text:span text:style-name="T1">shiftr</text:span>, <text:span text:style-name="T22">abs</text:span>, <text:span text:style-name="T22">neg</text:span></text:p>
          </table:table-cell>
        </table:table-row>
        <text:soft-page-break/>
        <table:table-row table:style-name="Table59.1">
          <table:table-cell table:style-name="Table59.A1" office:value-type="string">
            <text:p text:style-name="P57">Example</text:p>
          </table:table-cell>
          <table:table-cell table:style-name="Table59.B1" office:value-type="string">
            <text:p text:style-name="P133">&gt; mul 7 24</text:p>
            <text:p text:style-name="P133">168</text:p>
            <text:p text:style-name="P133">&gt; mul 12 1/15.0</text:p>
            <text:p text:style-name="P133">0.8</text:p>
            <text:p text:style-name="P133">&gt; mul 90 0.1</text:p>
            <text:p text:style-name="P133">9</text:p>
          </table:table-cell>
        </table:table-row>
      </table:table>
      <text:h text:style-name="P28" text:outline-level="3">neg &lt;<text:span text:style-name="T144">number</text:span>&gt; </text:h>
      <table:table table:name="Table60" table:style-name="Table60" table:template-name="FTL Name Spec">
        <table:table-column table:style-name="Table60.A"/>
        <table:table-column table:style-name="Table60.B"/>
        <table:table-row table:style-name="Table60.1">
          <table:table-cell table:style-name="Table60.A1" office:value-type="string">
            <text:p text:style-name="P57">Name</text:p>
          </table:table-cell>
          <table:table-cell table:style-name="Table60.B1" office:value-type="string">
            <text:p text:style-name="P108">neg</text:p>
          </table:table-cell>
        </table:table-row>
        <table:table-row table:style-name="Table60.1">
          <table:table-cell table:style-name="Table60.A1" office:value-type="string">
            <text:p text:style-name="P57">Kind</text:p>
          </table:table-cell>
          <table:table-cell table:style-name="Table60.B1" office:value-type="string">
            <text:p text:style-name="P62">Function</text:p>
          </table:table-cell>
        </table:table-row>
        <table:table-row table:style-name="Table60.1">
          <table:table-cell table:style-name="Table60.A1" office:value-type="string">
            <text:p text:style-name="P57">Arg syntax</text:p>
          </table:table-cell>
          <table:table-cell table:style-name="Table60.B1" office:value-type="string">
            <text:p text:style-name="P62">&lt;n:<text:span text:style-name="T218">number</text:span>&gt;</text:p>
          </table:table-cell>
        </table:table-row>
        <table:table-row table:style-name="Table60.1">
          <table:table-cell table:style-name="Table60.A1" office:value-type="string">
            <text:p text:style-name="P57">Description</text:p>
          </table:table-cell>
          <table:table-cell table:style-name="Table60.B1" office:value-type="string">
            <text:p text:style-name="P62">Takes an integer <text:span text:style-name="T218">or real </text:span>and returns its negated value.</text:p>
          </table:table-cell>
        </table:table-row>
        <table:table-row table:style-name="Table60.1">
          <table:table-cell table:style-name="Table60.A1" office:value-type="string">
            <text:p text:style-name="P57">Returns</text:p>
          </table:table-cell>
          <table:table-cell table:style-name="Table60.B1" office:value-type="string">
            <text:p text:style-name="P281">An integer <text:span text:style-name="T218">or real </text:span>with the value -<text:span text:style-name="T1">n</text:span>.<text:span text:style-name="T1"><text:line-break/></text:span>See also: <text:span text:style-name="T209">abs</text:span><text:span text:style-name="T206">, </text:span><text:span text:style-name="T1">add</text:span>, <text:span text:style-name="T1">sub</text:span>, <text:span text:style-name="T1">mul</text:span>, <text:span text:style-name="T210">div</text:span><text:span text:style-name="T206">, </text:span><text:span text:style-name="T22">pow</text:span></text:p>
          </table:table-cell>
        </table:table-row>
        <table:table-row table:style-name="Table60.1">
          <table:table-cell table:style-name="Table60.A1" office:value-type="string">
            <text:p text:style-name="P57">Example</text:p>
          </table:table-cell>
          <table:table-cell table:style-name="Table60.B1" office:value-type="string">
            <text:p text:style-name="P133">&gt; neg 10</text:p>
            <text:p text:style-name="P133">-10</text:p>
            <text:p text:style-name="P133">&gt; neg -10</text:p>
            <text:p text:style-name="P133">10</text:p>
            <text:p text:style-name="P133">&gt; neg 010.10</text:p>
            <text:p text:style-name="P133">-10.1</text:p>
            <text:p text:style-name="P133">&gt; neg -10.10</text:p>
            <text:p text:style-name="P133">10.1</text:p>
          </table:table-cell>
        </table:table-row>
      </table:table>
      <text:h text:style-name="P28" text:outline-level="3">new &lt;env&gt;</text:h>
      <table:table table:name="Table61" table:style-name="Table61" table:template-name="FTL Name Spec">
        <table:table-column table:style-name="Table61.A"/>
        <table:table-column table:style-name="Table61.B"/>
        <table:table-row table:style-name="Table61.1">
          <table:table-cell table:style-name="Table61.A1" office:value-type="string">
            <text:p text:style-name="P198">Name</text:p>
          </table:table-cell>
          <table:table-cell table:style-name="Table61.B1" office:value-type="string">
            <text:p text:style-name="P108">new</text:p>
          </table:table-cell>
        </table:table-row>
        <table:table-row table:style-name="Table61.1">
          <table:table-cell table:style-name="Table61.A1" office:value-type="string">
            <text:p text:style-name="P198">Kind</text:p>
          </table:table-cell>
          <table:table-cell table:style-name="Table61.B1" office:value-type="string">
            <text:p text:style-name="P62">Function</text:p>
          </table:table-cell>
        </table:table-row>
        <table:table-row table:style-name="Table61.1">
          <table:table-cell table:style-name="Table61.A1" office:value-type="string">
            <text:p text:style-name="P198">Arg syntax</text:p>
          </table:table-cell>
          <table:table-cell table:style-name="Table61.B1" office:value-type="string">
            <text:p text:style-name="P62">&lt;env:clodir&gt;</text:p>
          </table:table-cell>
        </table:table-row>
        <table:table-row table:style-name="Table61.1">
          <table:table-cell table:style-name="Table61.A1" office:value-type="string">
            <text:p text:style-name="P198">Description</text:p>
          </table:table-cell>
          <table:table-cell table:style-name="Table61.B1" office:value-type="string">
            <text:p text:style-name="P62">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198">Returns</text:p>
          </table:table-cell>
          <table:table-cell table:style-name="Table61.B1" office:value-type="string">
            <text:p text:style-name="P62">NULL</text:p>
          </table:table-cell>
        </table:table-row>
        <text:soft-page-break/>
        <table:table-row table:style-name="Table61.1">
          <table:table-cell table:style-name="Table61.A1" office:value-type="string">
            <text:p text:style-name="P198">Example</text:p>
          </table:table-cell>
          <table:table-cell table:style-name="Table61.B1" office:value-type="string">
            <text:p text:style-name="P133">&gt; set base [val=1]</text:p>
            <text:p text:style-name="P133">&gt; set copy1 base</text:p>
            <text:p text:style-name="P133">&gt; set copy2 (new base!)</text:p>
            <text:p text:style-name="P133">&gt; set base.val 2</text:p>
            <text:p text:style-name="P133">&gt; eval copy1</text:p>
            <text:p text:style-name="P133">[val=2]</text:p>
            <text:p text:style-name="P133">&gt; eval copy2</text:p>
            <text:p text:style-name="P133">[val=1]</text:p>
            <text:p text:style-name="P133">&gt; </text:p>
            <text:p text:style-name="P133">&gt; set class [val=0]:{ [read=[]:{val}, write=[n]:{val=n;}] }</text:p>
            <text:p text:style-name="P133">&gt; set rw1 class!</text:p>
            <text:p text:style-name="P133">&gt; set rw2 class!</text:p>
            <text:p text:style-name="P133">&gt; eval rw1.write 42!</text:p>
            <text:p text:style-name="P133">&gt; eval rw2.read!</text:p>
            <text:p text:style-name="P133">42</text:p>
            <text:p text:style-name="P133">&gt; # oops!</text:p>
            <text:p text:style-name="P133">&gt;</text:p>
            <text:p text:style-name="P133">&gt; set class [val=0]:{ [read=[]:{val}, write=[n]:{val=n;}] }</text:p>
            <text:p text:style-name="P133">&gt; set rw1 (new class!)!</text:p>
            <text:p text:style-name="P133">&gt; set rw2 (new class!)!</text:p>
            <text:p text:style-name="P133">&gt; eval rw1.write 42!</text:p>
            <text:p text:style-name="P133">&gt; eval rw2.read!</text:p>
            <text:p text:style-name="P133">0</text:p>
            <text:p text:style-name="P133">&gt; eval rw1.read!</text:p>
            <text:p text:style-name="P133">42</text:p>
          </table:table-cell>
        </table:table-row>
      </table:table>
      <text:h text:style-name="P28" text:outline-level="3">notequal &lt;val&gt; &lt;val&gt;</text:h>
      <table:table table:name="Table62" table:style-name="Table62" table:template-name="FTL Name Spec">
        <table:table-column table:style-name="Table62.A"/>
        <table:table-column table:style-name="Table62.B"/>
        <table:table-row table:style-name="Table62.1">
          <table:table-cell table:style-name="Table62.A1" office:value-type="string">
            <text:p text:style-name="P198">Name</text:p>
          </table:table-cell>
          <table:table-cell table:style-name="Table62.B1" office:value-type="string">
            <text:p text:style-name="P108">notequal</text:p>
          </table:table-cell>
        </table:table-row>
        <table:table-row table:style-name="Table62.1">
          <table:table-cell table:style-name="Table62.A1" office:value-type="string">
            <text:p text:style-name="P198">Kind</text:p>
          </table:table-cell>
          <table:table-cell table:style-name="Table62.B1" office:value-type="string">
            <text:p text:style-name="P62">Function</text:p>
          </table:table-cell>
        </table:table-row>
        <table:table-row table:style-name="Table62.1">
          <table:table-cell table:style-name="Table62.A1" office:value-type="string">
            <text:p text:style-name="P198">Arg syntax</text:p>
          </table:table-cell>
          <table:table-cell table:style-name="Table62.B1" office:value-type="string">
            <text:p text:style-name="P62">&lt;val1:any&gt; &lt;val2:any&gt;</text:p>
          </table:table-cell>
        </table:table-row>
        <table:table-row table:style-name="Table62.1">
          <table:table-cell table:style-name="Table62.A1" office:value-type="string">
            <text:p text:style-name="P198">Description</text:p>
          </table:table-cell>
          <table:table-cell table:style-name="Table62.B1" office:value-type="string">
            <text:p text:style-name="P62">Compares its first argument with the second and returns TRUE iff they are not equal and FALSE otherwise. The comparison is made as described in the <text:span text:style-name="T1">cmp</text:span> function.<text:line-break/>This function is identical to </text:p>
            <text:p text:style-name="P175">[val1, val2]: { 0 != (cmp val1 val2!) }</text:p>
            <text:p text:style-name="P62">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198">Returns</text:p>
          </table:table-cell>
          <table:table-cell table:style-name="Table62.B1" office:value-type="string">
            <text:p text:style-name="P62"><text:span text:style-name="T1">TRUE</text:span> or <text:span text:style-name="T1">FALSE</text:span></text:p>
          </table:table-cell>
        </table:table-row>
        <table:table-row table:style-name="Table62.1">
          <table:table-cell table:style-name="Table62.A1" office:value-type="string">
            <text:p text:style-name="P198">Example</text:p>
          </table:table-cell>
          <table:table-cell table:style-name="Table62.B1" office:value-type="string">
            <text:p text:style-name="P133">{ <text:s text:c="2"/>if (notequal var NULL!) { <text:s/></text:p>
            <text:p text:style-name="P133"><text:s text:c="8"/>do_something_with var!</text:p>
            <text:p text:style-name="P133"><text:s text:c="4"/>}{}!</text:p>
            <text:p text:style-name="P133">}</text:p>
          </table:table-cell>
        </table:table-row>
      </table:table>
      <text:h text:style-name="P28" text:outline-level="3"><text:soft-page-break/>NULL</text:h>
      <table:table table:name="Table63" table:style-name="Table63" table:template-name="FTL Name Spec">
        <table:table-column table:style-name="Table63.A"/>
        <table:table-column table:style-name="Table63.B"/>
        <table:table-row table:style-name="Table63.1">
          <table:table-cell table:style-name="Table63.A1" office:value-type="string">
            <text:p text:style-name="P57">Name</text:p>
          </table:table-cell>
          <table:table-cell table:style-name="Table63.B1" office:value-type="string">
            <text:p text:style-name="P108">NULL</text:p>
          </table:table-cell>
        </table:table-row>
        <table:table-row table:style-name="Table63.1">
          <table:table-cell table:style-name="Table63.A1" office:value-type="string">
            <text:p text:style-name="P57">Kind</text:p>
          </table:table-cell>
          <table:table-cell table:style-name="Table63.B1" office:value-type="string">
            <text:p text:style-name="P62">Value</text:p>
          </table:table-cell>
        </table:table-row>
        <table:table-row table:style-name="Table63.1">
          <table:table-cell table:style-name="Table63.A1" office:value-type="string">
            <text:p text:style-name="P57">Arg syntax</text:p>
          </table:table-cell>
          <table:table-cell table:style-name="Table63.B1" office:value-type="string">
            <text:p text:style-name="P62">(no args)</text:p>
          </table:table-cell>
        </table:table-row>
        <table:table-row table:style-name="Table63.1">
          <table:table-cell table:style-name="Table63.A1" office:value-type="string">
            <text:p text:style-name="P57">Description</text:p>
          </table:table-cell>
          <table:table-cell table:style-name="Table63.B1" office:value-type="string">
            <text:p text:style-name="P62">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57">Returns</text:p>
          </table:table-cell>
          <table:table-cell table:style-name="Table63.B1" office:value-type="string">
            <text:p text:style-name="P62">string of (multi-octet) characters with ordinal <text:span text:style-name="T1">widechar</text:span></text:p>
          </table:table-cell>
        </table:table-row>
        <table:table-row table:style-name="Table63.1">
          <table:table-cell table:style-name="Table63.A1" office:value-type="string">
            <text:p text:style-name="P57">Example</text:p>
          </table:table-cell>
          <table:table-cell table:style-name="Table63.B1" office:value-type="string">
            <text:p text:style-name="P133">&gt; set newobj [name1=NULL, name2=NULL]</text:p>
            <text:p text:style-name="P133">&gt; set lastval NULL</text:p>
            <text:p text:style-name="P133">&gt; set val[n]: { lastval=n }</text:p>
            <text:p text:style-name="P133">&gt; cmp NULL ({}!)</text:p>
            <text:p text:style-name="P133">0</text:p>
            <text:p text:style-name="P133">{ <text:s text:c="2"/>rc = fn!;</text:p>
            <text:p text:style-name="P133"><text:s text:c="4"/>if (rc.error_occured) {NULL} {rc.answer}!</text:p>
            <text:p text:style-name="P133">}</text:p>
          </table:table-cell>
        </table:table-row>
      </table:table>
      <text:h text:style-name="P28" text:outline-level="3">octet &lt;int&gt;</text:h>
      <table:table table:name="Table64" table:style-name="Table64" table:template-name="FTL Name Spec">
        <table:table-column table:style-name="Table64.A"/>
        <table:table-column table:style-name="Table64.B"/>
        <table:table-row table:style-name="Table64.1">
          <table:table-cell table:style-name="Table64.A1" office:value-type="string">
            <text:p text:style-name="P198">Name</text:p>
          </table:table-cell>
          <table:table-cell table:style-name="Table64.B1" office:value-type="string">
            <text:p text:style-name="P108">octet</text:p>
          </table:table-cell>
        </table:table-row>
        <table:table-row table:style-name="Table64.1">
          <table:table-cell table:style-name="Table64.A1" office:value-type="string">
            <text:p text:style-name="P198">Kind</text:p>
          </table:table-cell>
          <table:table-cell table:style-name="Table64.B1" office:value-type="string">
            <text:p text:style-name="P62">Function</text:p>
          </table:table-cell>
        </table:table-row>
        <table:table-row table:style-name="Table64.1">
          <table:table-cell table:style-name="Table64.A1" office:value-type="string">
            <text:p text:style-name="P198">Arg syntax</text:p>
          </table:table-cell>
          <table:table-cell table:style-name="Table64.B1" office:value-type="string">
            <text:p text:style-name="P62">&lt;byte:int&gt;</text:p>
          </table:table-cell>
        </table:table-row>
        <table:table-row table:style-name="Table64.1">
          <table:table-cell table:style-name="Table64.A1" office:value-type="string">
            <text:p text:style-name="P198">Description</text:p>
          </table:table-cell>
          <table:table-cell table:style-name="Table64.B1" office:value-type="string">
            <text:p text:style-name="P62">Returns single byte string containing the given octet<text:line-break/>See also: <text:span text:style-name="T1">chr</text:span></text:p>
          </table:table-cell>
        </table:table-row>
        <table:table-row table:style-name="Table64.1">
          <table:table-cell table:style-name="Table64.A1" office:value-type="string">
            <text:p text:style-name="P198">Returns</text:p>
          </table:table-cell>
          <table:table-cell table:style-name="Table64.B1" office:value-type="string">
            <text:p text:style-name="P62">A string of <text:span text:style-name="T1">len</text:span> 1 whose only octet has the ordinal number provided.</text:p>
          </table:table-cell>
        </table:table-row>
        <table:table-row table:style-name="Table64.1">
          <table:table-cell table:style-name="Table64.A1" office:value-type="string">
            <text:p text:style-name="P198">Example</text:p>
          </table:table-cell>
          <table:table-cell table:style-name="Table64.B1" office:value-type="string">
            <text:p text:style-name="P133">&gt; echo Wow${octet 46!}</text:p>
            <text:p text:style-name="P133">Wow.</text:p>
            <text:p text:style-name="P133">&gt; octet 0</text:p>
            <text:p text:style-name="P133">"\0"</text:p>
          </table:table-cell>
        </table:table-row>
      </table:table>
      <text:h text:style-name="P28" text:outline-level="3">octetcode &lt;char&gt;</text:h>
      <table:table table:name="Table65" table:style-name="Table65" table:template-name="FTL Name Spec">
        <table:table-column table:style-name="Table65.A"/>
        <table:table-column table:style-name="Table65.B"/>
        <table:table-row table:style-name="Table65.1">
          <table:table-cell table:style-name="Table65.A1" office:value-type="string">
            <text:p text:style-name="P57">Name</text:p>
          </table:table-cell>
          <table:table-cell table:style-name="Table65.B1" office:value-type="string">
            <text:p text:style-name="P108">octetcode</text:p>
          </table:table-cell>
        </table:table-row>
        <table:table-row table:style-name="Table65.1">
          <table:table-cell table:style-name="Table65.A1" office:value-type="string">
            <text:p text:style-name="P57">Kind</text:p>
          </table:table-cell>
          <table:table-cell table:style-name="Table65.B1" office:value-type="string">
            <text:p text:style-name="P62">Function</text:p>
          </table:table-cell>
        </table:table-row>
        <table:table-row table:style-name="Table65.1">
          <table:table-cell table:style-name="Table65.A1" office:value-type="string">
            <text:p text:style-name="P57">Arg syntax</text:p>
          </table:table-cell>
          <table:table-cell table:style-name="Table65.B1" office:value-type="string">
            <text:p text:style-name="P62">&lt;char:string&gt;</text:p>
          </table:table-cell>
        </table:table-row>
        <table:table-row table:style-name="Table65.1">
          <table:table-cell table:style-name="Table65.A1" office:value-type="string">
            <text:p text:style-name="P57">Description</text:p>
          </table:table-cell>
          <table:table-cell table:style-name="Table65.B1" office:value-type="string">
            <text:p text:style-name="P62">Returns the ordinal position of the first byte (octet) in its argument in the current locale's character set.</text:p>
          </table:table-cell>
        </table:table-row>
        <table:table-row table:style-name="Table65.1">
          <table:table-cell table:style-name="Table65.A1" office:value-type="string">
            <text:p text:style-name="P57">Returns</text:p>
          </table:table-cell>
          <table:table-cell table:style-name="Table65.B1" office:value-type="string">
            <text:p text:style-name="P62">An integer containing the ordinal number.<text:span text:style-name="T1"><text:line-break/></text:span>See also: <text:span text:style-name="T1">octet</text:span>, <text:span text:style-name="T1">chrcode</text:span></text:p>
          </table:table-cell>
        </table:table-row>
        <text:soft-page-break/>
        <table:table-row table:style-name="Table65.1">
          <table:table-cell table:style-name="Table65.A1" office:value-type="string">
            <text:p text:style-name="P57">Example</text:p>
          </table:table-cell>
          <table:table-cell table:style-name="Table65.B1" office:value-type="string">
            <text:p text:style-name="P133">&gt; eval "£"</text:p>
            <text:p text:style-name="P133">"\xc2\xa3"</text:p>
            <text:p text:style-name="P133">&gt; octetcode "\xc2\xa3"</text:p>
            <text:p text:style-name="P133">164</text:p>
            <text:p text:style-name="P133">&gt; set dump[a]:{</text:p>
            <text:p text:style-name="P133">&gt; <text:s text:c="4"/>forall (split NULL a!) [x]:{</text:p>
            <text:p text:style-name="P133">&gt; <text:s text:c="8"/>io.write io.out " "+(strf "%02x" (octetcode x!)!)!</text:p>
            <text:p text:style-name="P133">&gt; <text:s text:c="4"/>}!; </text:p>
            <text:p text:style-name="P133">&gt; <text:s text:c="4"/>io.write io.out "\n"!;</text:p>
            <text:p text:style-name="P133">&gt; }</text:p>
            <text:p text:style-name="P133">&gt; dump "hexadecimal"</text:p>
            <text:p text:style-name="P133"><text:s/>68 65 78 61 64 65 63 69 6d 61 6c</text:p>
          </table:table-cell>
        </table:table-row>
      </table:table>
      <text:p text:style-name="P1"/>
      <text:h text:style-name="P28" text:outline-level="3">parse argv</text:h>
      <table:table table:name="Table66" table:style-name="Table66" table:template-name="FTL Name Spec">
        <table:table-column table:style-name="Table66.A"/>
        <table:table-column table:style-name="Table66.B"/>
        <table:table-row table:style-name="Table66.1">
          <table:table-cell table:style-name="Table66.A1" office:value-type="string">
            <text:p text:style-name="P198">Name</text:p>
          </table:table-cell>
          <table:table-cell table:style-name="Table66.B1" office:value-type="string">
            <text:p text:style-name="P108">parse.argv</text:p>
          </table:table-cell>
        </table:table-row>
        <table:table-row table:style-name="Table66.1">
          <table:table-cell table:style-name="Table66.A1" office:value-type="string">
            <text:p text:style-name="P198">Kind</text:p>
          </table:table-cell>
          <table:table-cell table:style-name="Table66.B1" office:value-type="string">
            <text:p text:style-name="P62">Directory</text:p>
          </table:table-cell>
        </table:table-row>
        <table:table-row table:style-name="Table66.1">
          <table:table-cell table:style-name="Table66.A1" office:value-type="string">
            <text:p text:style-name="P198">Arg syntax</text:p>
          </table:table-cell>
          <table:table-cell table:style-name="Table66.B1" office:value-type="string">
            <text:p text:style-name="P62">Not a function</text:p>
          </table:table-cell>
        </table:table-row>
        <table:table-row table:style-name="Table66.1">
          <table:table-cell table:style-name="Table66.A1" office:value-type="string">
            <text:p text:style-name="P198">Description</text:p>
          </table:table-cell>
          <table:table-cell table:style-name="Table66.B1" office:value-type="string">
            <text:p text:style-name="P62">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198">Returns</text:p>
          </table:table-cell>
          <table:table-cell table:style-name="Table66.B1" office:value-type="string">
            <text:p text:style-name="P62">Not a function</text:p>
          </table:table-cell>
        </table:table-row>
        <table:table-row table:style-name="Table66.1">
          <table:table-cell table:style-name="Table66.A1" office:value-type="string">
            <text:p text:style-name="P198">Example</text:p>
          </table:table-cell>
          <table:table-cell table:style-name="Table66.B1" office:value-type="string">
            <text:p text:style-name="P133">% ftl -- one two</text:p>
            <text:p text:style-name="P133">:</text:p>
            <text:p text:style-name="P133">&gt; eval parse.argv</text:p>
            <text:p text:style-name="P133">[0="ftl", 1="one", 2="two"] <text:s text:c="4"/></text:p>
            <text:p text:style-name="P133">/usr/bin/ftl -- --myopt val</text:p>
            <text:p text:style-name="P133">:</text:p>
            <text:p text:style-name="P133">&gt; eval parse.codeid!</text:p>
            <text:p text:style-name="P133">"ftl"</text:p>
            <text:p text:style-name="P133">&gt; eval parse.argv.0</text:p>
            <text:p text:style-name="P133">"/usr/bin/ftl"</text:p>
          </table:table-cell>
        </table:table-row>
      </table:table>
      <text:h text:style-name="P28" text:outline-level="3">parse codeid</text:h>
      <table:table table:name="Table67" table:style-name="Table67" table:template-name="FTL Name Spec">
        <table:table-column table:style-name="Table67.A"/>
        <table:table-column table:style-name="Table67.B"/>
        <table:table-row table:style-name="Table67.1">
          <table:table-cell table:style-name="Table67.A1" office:value-type="string">
            <text:p text:style-name="P198">Name</text:p>
          </table:table-cell>
          <table:table-cell table:style-name="Table67.B1" office:value-type="string">
            <text:p text:style-name="P108">parse.codeid</text:p>
          </table:table-cell>
        </table:table-row>
        <table:table-row table:style-name="Table67.1">
          <table:table-cell table:style-name="Table67.A1" office:value-type="string">
            <text:p text:style-name="P198">Kind</text:p>
          </table:table-cell>
          <table:table-cell table:style-name="Table67.B1" office:value-type="string">
            <text:p text:style-name="P62">Function</text:p>
          </table:table-cell>
        </table:table-row>
        <table:table-row table:style-name="Table67.1">
          <table:table-cell table:style-name="Table67.A1" office:value-type="string">
            <text:p text:style-name="P198">Arg syntax</text:p>
          </table:table-cell>
          <table:table-cell table:style-name="Table67.B1" office:value-type="string">
            <text:p text:style-name="P62">None</text:p>
          </table:table-cell>
        </table:table-row>
        <table:table-row table:style-name="Table67.1">
          <table:table-cell table:style-name="Table67.A1" office:value-type="string">
            <text:p text:style-name="P198">Description</text:p>
          </table:table-cell>
          <table:table-cell table:style-name="Table67.B1" office:value-type="string">
            <text:p text:style-name="P62">Returns an identification assigned to the interpreter by the invoker.</text:p>
          </table:table-cell>
        </table:table-row>
        <table:table-row table:style-name="Table67.1">
          <table:table-cell table:style-name="Table67.A1" office:value-type="string">
            <text:p text:style-name="P198">Returns</text:p>
          </table:table-cell>
          <table:table-cell table:style-name="Table67.B1" office:value-type="string">
            <text:p text:style-name="P62">A string containing the name of the interpreter assigned by the library-using application</text:p>
          </table:table-cell>
        </table:table-row>
        <text:soft-page-break/>
        <table:table-row table:style-name="Table67.1">
          <table:table-cell table:style-name="Table67.A1" office:value-type="string">
            <text:p text:style-name="P198">Example</text:p>
          </table:table-cell>
          <table:table-cell table:style-name="Table67.B1" office:value-type="string">
            <text:p text:style-name="P133">&gt; parse codeid</text:p>
            <text:p text:style-name="P133">"ftl"</text:p>
            <text:p text:style-name="P133">&gt; set err[msg]:{</text:p>
            <text:p text:style-name="P133">&gt; <text:s text:c="4"/>io.write io.err ""+(parse.codeid!)+": "+(msg)+"\n"!;</text:p>
            <text:p text:style-name="P133">&gt; }</text:p>
            <text:p text:style-name="P133">&gt; err "something wrong"</text:p>
            <text:p text:style-name="P133">ftl: something wrong</text:p>
          </table:table-cell>
        </table:table-row>
      </table:table>
      <text:h text:style-name="P28" text:outline-level="3">parse env</text:h>
      <table:table table:name="Table68" table:style-name="Table68" table:template-name="FTL Name Spec">
        <table:table-column table:style-name="Table68.A"/>
        <table:table-column table:style-name="Table68.B"/>
        <table:table-row table:style-name="Table68.1">
          <table:table-cell table:style-name="Table68.A1" office:value-type="string">
            <text:p text:style-name="P198">Name</text:p>
          </table:table-cell>
          <table:table-cell table:style-name="Table68.B1" office:value-type="string">
            <text:p text:style-name="P108">parse.env</text:p>
          </table:table-cell>
        </table:table-row>
        <table:table-row table:style-name="Table68.1">
          <table:table-cell table:style-name="Table68.A1" office:value-type="string">
            <text:p text:style-name="P198">Kind</text:p>
          </table:table-cell>
          <table:table-cell table:style-name="Table68.B1" office:value-type="string">
            <text:p text:style-name="P62">Function</text:p>
          </table:table-cell>
        </table:table-row>
        <table:table-row table:style-name="Table68.1">
          <table:table-cell table:style-name="Table68.A1" office:value-type="string">
            <text:p text:style-name="P198">Arg syntax</text:p>
          </table:table-cell>
          <table:table-cell table:style-name="Table68.B1" office:value-type="string">
            <text:p text:style-name="P62">None</text:p>
          </table:table-cell>
        </table:table-row>
        <table:table-row table:style-name="Table68.1">
          <table:table-cell table:style-name="Table68.A1" office:value-type="string">
            <text:p text:style-name="P198">Description</text:p>
          </table:table-cell>
          <table:table-cell table:style-name="Table68.B1" office:value-type="string">
            <text:p text:style-name="P62">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198">Returns</text:p>
          </table:table-cell>
          <table:table-cell table:style-name="Table68.B1" office:value-type="string">
            <text:p text:style-name="P62">The current invocation environment.</text:p>
          </table:table-cell>
        </table:table-row>
        <table:table-row table:style-name="Table68.1">
          <table:table-cell table:style-name="Table68.A1" office:value-type="string">
            <text:p text:style-name="P198">Example</text:p>
          </table:table-cell>
          <table:table-cell table:style-name="Table68.B1" office:value-type="string">
            <text:p text:style-name="P133">&gt; join " " (sortdom (parse.env!)!)</text:p>
            <text:p text:style-name="P136">"FALSE NULL TRUE chr chrcode cmd cmp collate do domain echo enter equal eval every exit fmt forall help if inenv int io ip join</text:p>
            <text:p text:style-name="P136">joinchr len less lesseq lock mac more moreeq new notequal octet </text:p>
            <text:p text:style-name="P136">octetcode parse range restrict return rnd set sleep sort sortby </text:p>
            <text:p text:style-name="P136">sortdom sortdomby source sourcetext split str strf strlen sys</text:p>
            <text:p text:style-name="P136">tolower toupp</text:p>
            <text:p text:style-name="P133">er type typename typeof while"</text:p>
            <text:p text:style-name="P133">&gt; set extra [val1=1, val2=2]:{ domain (parse.local!)! }</text:p>
            <text:p text:style-name="P133">&gt; extra</text:p>
            <text:p text:style-name="P136">&lt;"val2", "val1", "extra", "push", "stack", "len", "sleep", "eval", </text:p>
            <text:p text:style-name="P136">"echo", "cmd", "every", "sortdomby", "sortby", "sortdom", "sort", </text:p>
            <text:p text:style-name="P136">"range", "domain", "restrict", ...</text:p>
          </table:table-cell>
        </table:table-row>
      </table:table>
      <text:h text:style-name="P28" text:outline-level="3">parse errors</text:h>
      <table:table table:name="Table69" table:style-name="Table69" table:template-name="FTL Name Spec">
        <table:table-column table:style-name="Table69.A"/>
        <table:table-column table:style-name="Table69.B"/>
        <table:table-row table:style-name="Table69.1">
          <table:table-cell table:style-name="Table69.A1" office:value-type="string">
            <text:p text:style-name="P198">Name</text:p>
          </table:table-cell>
          <table:table-cell table:style-name="Table69.B1" office:value-type="string">
            <text:p text:style-name="P108">parse.errors</text:p>
          </table:table-cell>
        </table:table-row>
        <table:table-row table:style-name="Table69.1">
          <table:table-cell table:style-name="Table69.A1" office:value-type="string">
            <text:p text:style-name="P198">Kind</text:p>
          </table:table-cell>
          <table:table-cell table:style-name="Table69.B1" office:value-type="string">
            <text:p text:style-name="P62">Function</text:p>
          </table:table-cell>
        </table:table-row>
        <table:table-row table:style-name="Table69.1">
          <table:table-cell table:style-name="Table69.A1" office:value-type="string">
            <text:p text:style-name="P198">Arg syntax</text:p>
          </table:table-cell>
          <table:table-cell table:style-name="Table69.B1" office:value-type="string">
            <text:p text:style-name="P62">(no argument)</text:p>
          </table:table-cell>
        </table:table-row>
        <table:table-row table:style-name="Table69.1">
          <table:table-cell table:style-name="Table69.A1" office:value-type="string">
            <text:p text:style-name="P198">Description</text:p>
          </table:table-cell>
          <table:table-cell table:style-name="Table69.B1" office:value-type="string">
            <text:p text:style-name="P62">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able:table-row table:style-name="Table69.1">
          <table:table-cell table:style-name="Table69.A1" office:value-type="string">
            <text:p text:style-name="P198">Returns</text:p>
          </table:table-cell>
          <table:table-cell table:style-name="Table69.B1" office:value-type="string">
            <text:p text:style-name="P62">total number of errors encountered by parser</text:p>
          </table:table-cell>
        </table:table-row>
        <text:soft-page-break/>
        <table:table-row table:style-name="Table69.1">
          <table:table-cell table:style-name="Table69.A1" office:value-type="string">
            <text:p text:style-name="P198">Example</text:p>
          </table:table-cell>
          <table:table-cell table:style-name="Table69.B1" office:value-type="string">
            <text:p text:style-name="P133">&gt; parse errors</text:p>
            <text:p text:style-name="P133">5</text:p>
            <text:p text:style-name="P133">if 0 == (parse.errors!) { } { </text:p>
            <text:p text:style-name="P133"><text:s text:c="4"/>echo "Parse failed with "+(str (parse.errors!)!)+"errors"! </text:p>
            <text:p text:style-name="P133">}!</text:p>
          </table:table-cell>
        </table:table-row>
      </table:table>
      <text:h text:style-name="P28" text:outline-level="3">parse errors_reset &lt;errors&gt;</text:h>
      <table:table table:name="Table70" table:style-name="Table70" table:template-name="FTL Name Spec">
        <table:table-column table:style-name="Table70.A"/>
        <table:table-column table:style-name="Table70.B"/>
        <table:table-row table:style-name="Table70.1">
          <table:table-cell table:style-name="Table70.A1" office:value-type="string">
            <text:p text:style-name="P198">Name</text:p>
          </table:table-cell>
          <table:table-cell table:style-name="Table70.B1" office:value-type="string">
            <text:p text:style-name="P108">parse.errors_reset</text:p>
          </table:table-cell>
        </table:table-row>
        <table:table-row table:style-name="Table70.1">
          <table:table-cell table:style-name="Table70.A1" office:value-type="string">
            <text:p text:style-name="P198">Kind</text:p>
          </table:table-cell>
          <table:table-cell table:style-name="Table70.B1" office:value-type="string">
            <text:p text:style-name="P62">Function</text:p>
          </table:table-cell>
        </table:table-row>
        <table:table-row table:style-name="Table70.1">
          <table:table-cell table:style-name="Table70.A1" office:value-type="string">
            <text:p text:style-name="P198">Arg syntax</text:p>
          </table:table-cell>
          <table:table-cell table:style-name="Table70.B1" office:value-type="string">
            <text:p text:style-name="P62">&lt;errors:int&gt;</text:p>
          </table:table-cell>
        </table:table-row>
        <table:table-row table:style-name="Table70.1">
          <table:table-cell table:style-name="Table70.A1" office:value-type="string">
            <text:p text:style-name="P198">Description</text:p>
          </table:table-cell>
          <table:table-cell table:style-name="Table70.B1" office:value-type="string">
            <text:p text:style-name="P62">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198">Returns</text:p>
          </table:table-cell>
          <table:table-cell table:style-name="Table70.B1" office:value-type="string">
            <text:p text:style-name="P62">total number of errors encountered by parser</text:p>
          </table:table-cell>
        </table:table-row>
        <table:table-row table:style-name="Table70.1">
          <table:table-cell table:style-name="Table70.A1" office:value-type="string">
            <text:p text:style-name="P198">Example</text:p>
          </table:table-cell>
          <table:table-cell table:style-name="Table70.B1" office:value-type="string">
            <text:p text:style-name="P133">&gt; parse errors_reset</text:p>
            <text:p text:style-name="P133">&gt; parse errors</text:p>
            <text:p text:style-name="P133">0</text:p>
            <text:p text:style-name="P133">{ <text:s text:c="2"/>saved = parse.errors!;</text:p>
            <text:p text:style-name="P133"><text:s text:c="4"/>dodgy_function!;</text:p>
            <text:p text:style-name="P133"><text:s text:c="4"/>parse.errors_reset saved!;</text:p>
            <text:p text:style-name="P133">}!</text:p>
          </table:table-cell>
        </table:table-row>
      </table:table>
      <text:h text:style-name="P28" text:outline-level="3">parse exec &lt;cmds&gt; &lt;stream&gt;</text:h>
      <table:table table:name="Table71" table:style-name="Table71" table:template-name="FTL Name Spec">
        <table:table-column table:style-name="Table71.A"/>
        <table:table-column table:style-name="Table71.B"/>
        <table:table-row table:style-name="Table71.1">
          <table:table-cell table:style-name="Table71.A1" office:value-type="string">
            <text:p text:style-name="P198">Name</text:p>
          </table:table-cell>
          <table:table-cell table:style-name="Table71.B1" office:value-type="string">
            <text:p text:style-name="P108">parse.exec</text:p>
          </table:table-cell>
        </table:table-row>
        <table:table-row table:style-name="Table71.1">
          <table:table-cell table:style-name="Table71.A1" office:value-type="string">
            <text:p text:style-name="P198">Kind</text:p>
          </table:table-cell>
          <table:table-cell table:style-name="Table71.B1" office:value-type="string">
            <text:p text:style-name="P62">Function</text:p>
          </table:table-cell>
        </table:table-row>
        <table:table-row table:style-name="Table71.1">
          <table:table-cell table:style-name="Table71.A1" office:value-type="string">
            <text:p text:style-name="P198">Arg syntax</text:p>
          </table:table-cell>
          <table:table-cell table:style-name="Table71.B1" office:value-type="string">
            <text:p text:style-name="P62">&lt;cmds:string&gt; &lt;in:stream&gt;</text:p>
          </table:table-cell>
        </table:table-row>
        <table:table-row table:style-name="Table71.1">
          <table:table-cell table:style-name="Table71.A1" office:value-type="string">
            <text:p text:style-name="P198">Description</text:p>
          </table:table-cell>
          <table:table-cell table:style-name="Table71.B1" office:value-type="string">
            <text:p text:style-name="P62">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198">Returns</text:p>
          </table:table-cell>
          <table:table-cell table:style-name="Table71.B1" office:value-type="string">
            <text:p text:style-name="P62">The value returned by the last command executed.</text:p>
          </table:table-cell>
        </table:table-row>
        <text:soft-page-break/>
        <table:table-row table:style-name="Table71.1">
          <table:table-cell table:style-name="Table71.A1" office:value-type="string">
            <text:p text:style-name="P198">Example</text:p>
          </table:table-cell>
          <table:table-cell table:style-name="Table71.B1" office:value-type="string">
            <text:p text:style-name="P133">&gt; set script_in io.instring "e restricted; e script; x" "r"!</text:p>
            <text:p text:style-name="P133">&gt; parse exec "restrict [e=echo, x=exit]" script_in</text:p>
            <text:p text:style-name="P133">restricted</text:p>
            <text:p text:style-name="P133">script</text:p>
            <text:p text:style-name="P133">&gt; sys run cat /tmp/1</text:p>
            <text:p text:style-name="P133">"Temporary script"</text:p>
            <text:p text:style-name="P133">&gt; set run[script]:{ parse.exec "" (io.file script "r"!)! }</text:p>
            <text:p text:style-name="P133">&gt; set result run "/tmp/1"!</text:p>
            <text:p text:style-name="P133">"Temporary script"</text:p>
            <text:p text:style-name="P133">&gt; eval result</text:p>
            <text:p text:style-name="P133">"Temporary script"</text:p>
            <text:p text:style-name="P133">&gt; parse exec "echo command line" NULL</text:p>
            <text:p text:style-name="P133">command line</text:p>
          </table:table-cell>
        </table:table-row>
      </table:table>
      <text:h text:style-name="P28" text:outline-level="3">parse local</text:h>
      <table:table table:name="Table72" table:style-name="Table72" table:template-name="FTL Name Spec">
        <table:table-column table:style-name="Table72.A"/>
        <table:table-column table:style-name="Table72.B"/>
        <table:table-row table:style-name="Table72.1">
          <table:table-cell table:style-name="Table72.A1" office:value-type="string">
            <text:p text:style-name="P198">Name</text:p>
          </table:table-cell>
          <table:table-cell table:style-name="Table72.B1" office:value-type="string">
            <text:p text:style-name="P108">parse.local</text:p>
          </table:table-cell>
        </table:table-row>
        <table:table-row table:style-name="Table72.1">
          <table:table-cell table:style-name="Table72.A1" office:value-type="string">
            <text:p text:style-name="P198">Kind</text:p>
          </table:table-cell>
          <table:table-cell table:style-name="Table72.B1" office:value-type="string">
            <text:p text:style-name="P62">Function</text:p>
          </table:table-cell>
        </table:table-row>
        <table:table-row table:style-name="Table72.1">
          <table:table-cell table:style-name="Table72.A1" office:value-type="string">
            <text:p text:style-name="P198">Arg syntax</text:p>
          </table:table-cell>
          <table:table-cell table:style-name="Table72.B1" office:value-type="string">
            <text:p text:style-name="P62">None</text:p>
          </table:table-cell>
        </table:table-row>
        <table:table-row table:style-name="Table72.1">
          <table:table-cell table:style-name="Table72.A1" office:value-type="string">
            <text:p text:style-name="P198">Description</text:p>
          </table:table-cell>
          <table:table-cell table:style-name="Table72.B1" office:value-type="string">
            <text:p text:style-name="P62">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198">Returns</text:p>
          </table:table-cell>
          <table:table-cell table:style-name="Table72.B1" office:value-type="string">
            <text:p text:style-name="P62">The local invocation environment (in which local variables are created).</text:p>
          </table:table-cell>
        </table:table-row>
        <table:table-row table:style-name="Table72.1">
          <table:table-cell table:style-name="Table72.A1" office:value-type="string">
            <text:p text:style-name="P198">Example</text:p>
          </table:table-cell>
          <table:table-cell table:style-name="Table72.B1" office:value-type="string">
            <text:p text:style-name="P133">&gt; set extra [domain=domain, parse=parse]::{ domain (parse.local!)! }</text:p>
            <text:p text:style-name="P133">&gt; extra</text:p>
            <text:p text:style-name="P133">&lt;"parse", "domain"&gt;</text:p>
            <text:p text:style-name="P133">&gt; set extra [val1=1, val2=2]:{ domain (parse.env!)! }</text:p>
            <text:p text:style-name="P133">&gt; extra</text:p>
            <text:p text:style-name="P137">&lt;"val1", "val2", "help", "set", "exit", "forall", "if", "while", </text:p>
            <text:p text:style-name="P137">"do", "sys", "parse", "io", "source", "sourcetext", "return", </text:p>
            <text:p text:style-name="P137">"typeof", "typename", "cmp", ...</text:p>
          </table:table-cell>
        </table:table-row>
      </table:table>
      <text:h text:style-name="P28" text:outline-level="3">parse line</text:h>
      <table:table table:name="Table73" table:style-name="Table73" table:template-name="FTL Name Spec">
        <table:table-column table:style-name="Table73.A"/>
        <table:table-column table:style-name="Table73.B"/>
        <table:table-row table:style-name="Table73.1">
          <table:table-cell table:style-name="Table73.A1" office:value-type="string">
            <text:p text:style-name="P198">Name</text:p>
          </table:table-cell>
          <table:table-cell table:style-name="Table73.B1" office:value-type="string">
            <text:p text:style-name="P108">parse.line</text:p>
          </table:table-cell>
        </table:table-row>
        <table:table-row table:style-name="Table73.1">
          <table:table-cell table:style-name="Table73.A1" office:value-type="string">
            <text:p text:style-name="P198">Kind</text:p>
          </table:table-cell>
          <table:table-cell table:style-name="Table73.B1" office:value-type="string">
            <text:p text:style-name="P62">Function</text:p>
          </table:table-cell>
        </table:table-row>
        <table:table-row table:style-name="Table73.1">
          <table:table-cell table:style-name="Table73.A1" office:value-type="string">
            <text:p text:style-name="P198">Arg syntax</text:p>
          </table:table-cell>
          <table:table-cell table:style-name="Table73.B1" office:value-type="string">
            <text:p text:style-name="P62">None</text:p>
          </table:table-cell>
        </table:table-row>
        <table:table-row table:style-name="Table73.1">
          <table:table-cell table:style-name="Table73.A1" office:value-type="string">
            <text:p text:style-name="P198">Description</text:p>
          </table:table-cell>
          <table:table-cell table:style-name="Table73.B1" office:value-type="string">
            <text:p text:style-name="P62">Returns the line number in the current source of characters being interpreted.  The character <text:span text:style-name="T37">source</text:span> used is the one that was selected at the first character of the last command executed.<text:line-break/>See also: <text:span text:style-name="T1">parse.source</text:span></text:p>
          </table:table-cell>
        </table:table-row>
        <text:soft-page-break/>
        <table:table-row table:style-name="Table73.1">
          <table:table-cell table:style-name="Table73.A1" office:value-type="string">
            <text:p text:style-name="P198">Returns</text:p>
          </table:table-cell>
          <table:table-cell table:style-name="Table73.B1" office:value-type="string">
            <text:p text:style-name="P62">The current line number.</text:p>
          </table:table-cell>
        </table:table-row>
        <table:table-row table:style-name="Table73.1">
          <table:table-cell table:style-name="Table73.A1" office:value-type="string">
            <text:p text:style-name="P198">Example</text:p>
          </table:table-cell>
          <table:table-cell table:style-name="Table73.B1" office:value-type="string">
            <text:p text:style-name="P133">&gt; parse line</text:p>
            <text:p text:style-name="P133">27</text:p>
            <text:p text:style-name="P133">&gt; set thisline[]:{ echo "line "+(str (parse.line!)!)! }</text:p>
            <text:p text:style-name="P133">&gt; parse exec "echo init; thisline" (io.instring "thisline" "r"!)</text:p>
            <text:p text:style-name="P133">init</text:p>
            <text:p text:style-name="P133">line 1</text:p>
            <text:p text:style-name="P133">line 2</text:p>
          </table:table-cell>
        </table:table-row>
      </table:table>
      <text:h text:style-name="P28" text:outline-level="3">parse newerror</text:h>
      <table:table table:name="Table74" table:style-name="Table74" table:template-name="FTL Name Spec">
        <table:table-column table:style-name="Table74.A"/>
        <table:table-column table:style-name="Table74.B"/>
        <table:table-row table:style-name="Table74.1">
          <table:table-cell table:style-name="Table74.A1" office:value-type="string">
            <text:p text:style-name="P198">Name</text:p>
          </table:table-cell>
          <table:table-cell table:style-name="Table74.B1" office:value-type="string">
            <text:p text:style-name="P108">parse.newerror</text:p>
          </table:table-cell>
        </table:table-row>
        <table:table-row table:style-name="Table74.1">
          <table:table-cell table:style-name="Table74.A1" office:value-type="string">
            <text:p text:style-name="P198">Kind</text:p>
          </table:table-cell>
          <table:table-cell table:style-name="Table74.B1" office:value-type="string">
            <text:p text:style-name="P62">Function</text:p>
          </table:table-cell>
        </table:table-row>
        <table:table-row table:style-name="Table74.1">
          <table:table-cell table:style-name="Table74.A1" office:value-type="string">
            <text:p text:style-name="P198">Arg syntax</text:p>
          </table:table-cell>
          <table:table-cell table:style-name="Table74.B1" office:value-type="string">
            <text:p text:style-name="P62">(no argument)</text:p>
          </table:table-cell>
        </table:table-row>
        <table:table-row table:style-name="Table74.1">
          <table:table-cell table:style-name="Table74.A1" office:value-type="string">
            <text:p text:style-name="P198">Description</text:p>
          </table:table-cell>
          <table:table-cell table:style-name="Table74.B1" office:value-type="string">
            <text:p text:style-name="P62">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198">Returns</text:p>
          </table:table-cell>
          <table:table-cell table:style-name="Table74.B1" office:value-type="string">
            <text:p text:style-name="P62">NULL</text:p>
          </table:table-cell>
        </table:table-row>
        <table:table-row table:style-name="Table74.1">
          <table:table-cell table:style-name="Table74.A1" office:value-type="string">
            <text:p text:style-name="P198">Example</text:p>
          </table:table-cell>
          <table:table-cell table:style-name="Table74.B1" office:value-type="string">
            <text:p text:style-name="P133">&gt; set myerror[msg] {</text:p>
            <text:p text:style-name="P133"><text:s text:c="4"/>echo msg!;</text:p>
            <text:p text:style-name="P133"><text:s text:c="4"/>parse.newerror!; </text:p>
            <text:p text:style-name="P133">}</text:p>
            <text:p text:style-name="P133">&gt; parse errors</text:p>
            <text:p text:style-name="P133">17</text:p>
            <text:p text:style-name="P133">&gt; parse newerror</text:p>
            <text:p text:style-name="P133">&gt; parse errors</text:p>
            <text:p text:style-name="P133">18</text:p>
          </table:table-cell>
        </table:table-row>
      </table:table>
      <text:h text:style-name="P28" text:outline-level="3">parse assoc</text:h>
      <table:table table:name="Table75" table:style-name="Table75" table:template-name="FTL Name Spec">
        <table:table-column table:style-name="Table75.A"/>
        <table:table-column table:style-name="Table75.B"/>
        <table:table-row table:style-name="Table75.1">
          <table:table-cell table:style-name="Table75.A1" office:value-type="string">
            <text:p text:style-name="P198">Name</text:p>
          </table:table-cell>
          <table:table-cell table:style-name="Table75.B1" office:value-type="string">
            <text:p text:style-name="P108">parse.assoc</text:p>
          </table:table-cell>
        </table:table-row>
        <table:table-row table:style-name="Table75.1">
          <table:table-cell table:style-name="Table75.A1" office:value-type="string">
            <text:p text:style-name="P198">Kind</text:p>
          </table:table-cell>
          <table:table-cell table:style-name="Table75.B1" office:value-type="string">
            <text:p text:style-name="P62">Directory</text:p>
          </table:table-cell>
        </table:table-row>
        <table:table-row table:style-name="Table75.1">
          <table:table-cell table:style-name="Table75.A1" office:value-type="string">
            <text:p text:style-name="P198">Arg syntax</text:p>
          </table:table-cell>
          <table:table-cell table:style-name="Table75.B1" office:value-type="string">
            <text:p text:style-name="P62">Not a function</text:p>
          </table:table-cell>
        </table:table-row>
        <text:soft-page-break/>
        <table:table-row table:style-name="Table75.1">
          <table:table-cell table:style-name="Table75.A1" office:value-type="string">
            <text:p text:style-name="P198">Description</text:p>
          </table:table-cell>
          <table:table-cell table:style-name="Table75.B1" office:value-type="string">
            <text:p text:style-name="P26">This directory names the different kinds of operator associativity that are meaningful in operator definitions.  The values are integers that can be used in operator definitions.  The names are strings of up to three characters constructed: </text:p>
            <text:p text:style-name="P26"><text:span text:style-name="T1">&lt;left-hand associativity&gt;f&lt;right-hand associativity&gt;</text:span> </text:p>
            <text:p text:style-name="P26">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26">a xfy b xfy c = (a xfy b) xfy c</text:p>
            <text:p text:style-name="P26">and a series of "yfx" operators will associate to the right:</text:p>
            <text:p text:style-name="P26">a yfx b yfx b = a yfx (b yfx b)</text:p>
            <text:p text:style-name="P26">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198">Returns</text:p>
          </table:table-cell>
          <table:table-cell table:style-name="Table75.B1" office:value-type="string">
            <text:p text:style-name="P62">Not a function</text:p>
          </table:table-cell>
        </table:table-row>
        <table:table-row table:style-name="Table75.1">
          <table:table-cell table:style-name="Table75.A1" office:value-type="string">
            <text:p text:style-name="P198">Example</text:p>
          </table:table-cell>
          <table:table-cell table:style-name="Table75.B1" office:value-type="string">
            <text:p text:style-name="P133">&gt; domain parse.assoc</text:p>
            <text:p text:style-name="P133">&lt;"yfy", "yfx", "xfy", "xfx", "xf", "yf", "fx", "fy"&gt;</text:p>
            <text:p text:style-name="P133">&gt; parse opset parse.op 3 parse.assoc.xfx "eq" equal</text:p>
            <text:p text:style-name="P133">&gt; eval 9 eq 9</text:p>
            <text:p text:style-name="P133">TRUE</text:p>
            <text:p text:style-name="P133">&gt; # xfx is non-associative </text:p>
            <text:p text:style-name="P133">&gt; eval 9 eq 7 eq 5</text:p>
            <text:p text:style-name="P133">ftl $*console*:116: undefined symbol 'eq'</text:p>
            <text:p text:style-name="P133">ftl $*console*:116: trailing text in expression: ...5</text:p>
            <text:p text:style-name="P133">ftl $*console*:116: warning - trailing text '5'</text:p>
            <text:p text:style-name="P133">&gt; set assocstr[as]:{ (domain (select (equal as) parse.assoc!)!).0 }</text:p>
            <text:p text:style-name="P133">&gt; assocstr 2</text:p>
            <text:p text:style-name="P133">"fy"</text:p>
            <text:p text:style-name="P133">&gt; assocstr parse.assoc.xfy</text:p>
            <text:p text:style-name="P133">"xfy"</text:p>
          </table:table-cell>
        </table:table-row>
      </table:table>
      <text:h text:style-name="P28" text:outline-level="3">parse op</text:h>
      <table:table table:name="Table76" table:style-name="Table76" table:template-name="FTL Name Spec">
        <table:table-column table:style-name="Table76.A"/>
        <table:table-column table:style-name="Table76.B"/>
        <table:table-row table:style-name="Table76.1">
          <table:table-cell table:style-name="Table76.A1" office:value-type="string">
            <text:p text:style-name="P198">Name</text:p>
          </table:table-cell>
          <table:table-cell table:style-name="Table76.B1" office:value-type="string">
            <text:p text:style-name="P108">parse.op</text:p>
          </table:table-cell>
        </table:table-row>
        <table:table-row table:style-name="Table76.2">
          <table:table-cell table:style-name="Table76.A1" office:value-type="string">
            <text:p text:style-name="P198">Kind</text:p>
          </table:table-cell>
          <table:table-cell table:style-name="Table76.B1" office:value-type="string">
            <text:p text:style-name="P62">Directory</text:p>
          </table:table-cell>
        </table:table-row>
        <table:table-row table:style-name="Table76.2">
          <table:table-cell table:style-name="Table76.A1" office:value-type="string">
            <text:p text:style-name="P198">Arg syntax</text:p>
          </table:table-cell>
          <table:table-cell table:style-name="Table76.B1" office:value-type="string">
            <text:p text:style-name="P62">Not a function</text:p>
          </table:table-cell>
        </table:table-row>
        <table:table-row table:style-name="Table76.2">
          <table:table-cell table:style-name="Table76.A1" office:value-type="string">
            <text:p text:style-name="P198">Description</text:p>
          </table:table-cell>
          <table:table-cell table:style-name="Table76.B1" office:value-type="string">
            <text:p text:style-name="P62">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directory of name-value pairs in which the names are operator names and the values are directories with values for the names "<text:span text:style-name="T1">assoc</text:span>" and "<text:span text:style-name="T1">fn</text:span>".  The <text:soft-page-break/>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2">
          <table:table-cell table:style-name="Table76.A1" office:value-type="string">
            <text:p text:style-name="P198">Returns</text:p>
          </table:table-cell>
          <table:table-cell table:style-name="Table76.B1" office:value-type="string">
            <text:p text:style-name="P62">Not a function</text:p>
          </table:table-cell>
        </table:table-row>
        <table:table-row table:style-name="Table76.2">
          <table:table-cell table:style-name="Table76.A1" office:value-type="string">
            <text:p text:style-name="P198">Example</text:p>
          </table:table-cell>
          <table:table-cell table:style-name="Table76.B1" office:value-type="string">
            <text:p text:style-name="P133">&gt; set forops[opdefs, fn]:{</text:p>
            <text:p text:style-name="P133">&gt; <text:s text:c="4"/>forall parse.op [precfns, prec]:{</text:p>
            <text:p text:style-name="P133">&gt; <text:s text:c="8"/>forall precfns [precfn, name]:{</text:p>
            <text:p text:style-name="P133">&gt; <text:s text:c="12"/>fn name prec precfn.assoc precfn.fn!</text:p>
            <text:p text:style-name="P133">&gt; <text:s text:c="8"/>}!</text:p>
            <text:p text:style-name="P133">&gt; <text:s text:c="4"/>}!</text:p>
            <text:p text:style-name="P133">&gt; }</text:p>
            <text:p text:style-name="P133">&gt; set assocstr[as]:{ (domain (select (equal as) parse.assoc!)!).0 }</text:p>
            <text:p text:style-name="P133">&gt; set printf io.fprintf io.out</text:p>
            <text:p text:style-name="P133">&gt; forops parse.op [name, prec, assoc, fn]:{</text:p>
            <text:p text:style-name="P133">&gt; <text:s text:c="4"/>printf "%3d: %3s %v\n" &lt;prec, assocstr assoc!, name&gt;!;</text:p>
            <text:p text:style-name="P133">&gt; }</text:p>
            <text:p text:style-name="P133"><text:s text:c="2"/>0: xfy "or"</text:p>
            <text:p text:style-name="P133"><text:s text:c="2"/>1: xfy "and"</text:p>
            <text:p text:style-name="P133"><text:s text:c="2"/>2: <text:s/>fy "not"</text:p>
            <text:p text:style-name="P133"><text:s text:c="2"/>3: xfx "=="</text:p>
            <text:p text:style-name="P133"><text:s text:c="2"/>3: xfx "!="</text:p>
            <text:p text:style-name="P133"><text:s text:c="2"/>3: xfx "lt"</text:p>
            <text:p text:style-name="P133"><text:s text:c="2"/>3: xfx "le"</text:p>
            <text:p text:style-name="P133"><text:s text:c="2"/>3: xfx "gt"</text:p>
            <text:p text:style-name="P133"><text:s text:c="2"/>3: xfx "ge"</text:p>
            <text:p text:style-name="P133"><text:s text:c="2"/>4: xfy "shl"</text:p>
            <text:p text:style-name="P133"><text:s text:c="2"/>4: xfy "shr"</text:p>
            <text:p text:style-name="P133"><text:s text:c="2"/>5: <text:s/>fy "-"</text:p>
            <text:p text:style-name="P133"><text:s text:c="2"/>6: xfy "+"</text:p>
            <text:p text:style-name="P133"><text:s text:c="2"/>6: xfy "-"</text:p>
            <text:p text:style-name="P133"><text:s text:c="2"/>7: xfy "*"</text:p>
            <text:p text:style-name="P133"><text:s text:c="2"/>7: xfy "/"</text:p>
            <text:p text:style-name="P133">&gt; # ignore operators from now on:</text:p>
            <text:p text:style-name="P133">&gt; set parse.op NULL</text:p>
            <text:p text:style-name="P133">&gt; eval parse.op.4.shr</text:p>
            <text:p text:style-name="P133">["fn"=["_help"="&lt;n1&gt; &lt;n2&gt; - return n1 right shifted by n2 bits", "_1", "_2"]::</text:p>
            <text:p text:style-name="P133">&lt;func:0x805c5d9,2&gt;, "assoc"=7]</text:p>
            <text:p text:style-name="P133">&gt; eval parse.op.4.shr.fn 16 2!</text:p>
            <text:p text:style-name="P133">4</text:p>
            <text:p text:style-name="P133">&gt; eval 16 shr 2</text:p>
            <text:p text:style-name="P133"><text:soft-page-break/>4</text:p>
          </table:table-cell>
        </table:table-row>
      </table:table>
      <text:h text:style-name="P28" text:outline-level="3">parse opset &lt;opdefs&gt; &lt;prec&gt; &lt;assoc&gt; &lt;name&gt; &lt;function&gt;</text:h>
      <table:table table:name="Table77" table:style-name="Table77" table:template-name="FTL Name Spec">
        <table:table-column table:style-name="Table77.A"/>
        <table:table-column table:style-name="Table77.B"/>
        <table:table-row table:style-name="Table77.1">
          <table:table-cell table:style-name="Table77.A1" office:value-type="string">
            <text:p text:style-name="P198">Name</text:p>
          </table:table-cell>
          <table:table-cell table:style-name="Table77.B1" office:value-type="string">
            <text:p text:style-name="P108">parse.opset</text:p>
          </table:table-cell>
        </table:table-row>
        <table:table-row table:style-name="Table77.1">
          <table:table-cell table:style-name="Table77.A1" office:value-type="string">
            <text:p text:style-name="P198">Kind</text:p>
          </table:table-cell>
          <table:table-cell table:style-name="Table77.B1" office:value-type="string">
            <text:p text:style-name="P62">Function</text:p>
          </table:table-cell>
        </table:table-row>
        <table:table-row table:style-name="Table77.1">
          <table:table-cell table:style-name="Table77.A1" office:value-type="string">
            <text:p text:style-name="P198">Arg syntax</text:p>
          </table:table-cell>
          <table:table-cell table:style-name="Table77.B1" office:value-type="string">
            <text:p text:style-name="P62">&lt;opdefs:dir&gt; &lt;prec:int&gt; &lt;assoc:int&gt; &lt;name:string&gt; &lt;function:closure&gt;</text:p>
          </table:table-cell>
        </table:table-row>
        <table:table-row table:style-name="Table77.1">
          <table:table-cell table:style-name="Table77.A1" office:value-type="string">
            <text:p text:style-name="P198">Description</text:p>
          </table:table-cell>
          <table:table-cell table:style-name="Table77.B1" office:value-type="string">
            <text:p text:style-name="P62">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198">Returns</text:p>
          </table:table-cell>
          <table:table-cell table:style-name="Table77.B1" office:value-type="string">
            <text:p text:style-name="P62">NULL</text:p>
          </table:table-cell>
        </table:table-row>
        <table:table-row table:style-name="Table77.1">
          <table:table-cell table:style-name="Table77.A1" office:value-type="string">
            <text:p text:style-name="P198">Example</text:p>
          </table:table-cell>
          <table:table-cell table:style-name="Table77.B1" office:value-type="string">
            <text:p text:style-name="P133">&gt; set ops &lt;&gt; <text:s text:c="10"/># op definitions with explicit priorities</text:p>
            <text:p text:style-name="P133">&gt;</text:p>
            <text:p text:style-name="P133">&gt; parse opset ops 6 <text:s/>parse.assoc."fy" <text:s/>"_ng_" <text:s/>neg</text:p>
            <text:p text:style-name="P133">&gt; parse opset ops 8 <text:s/>parse.assoc."xfy" "_sb_" <text:s/>sub</text:p>
            <text:p text:style-name="P133">&gt; parse opset ops 8 <text:s/>parse.assoc."yfx" "_rsb_" [x,y]:{y-x} <text:s/># reverse subtract</text:p>
            <text:p text:style-name="P133">&gt; parse opset ops 10 parse.assoc."fy" <text:s/>"_mi_" <text:s/>neg</text:p>
            <text:p text:style-name="P133">&gt;</text:p>
            <text:p text:style-name="P133">&gt; set opdef range ops! # op definitions with relative priorities</text:p>
            <text:p text:style-name="P133">&gt;</text:p>
            <text:p text:style-name="P133">&gt; parse opeval opdef {20 _sb_ 4}</text:p>
            <text:p text:style-name="P133">16</text:p>
            <text:p text:style-name="P133">&gt; parse opeval opdef {15 _rsb_ 30}</text:p>
            <text:p text:style-name="P133">15</text:p>
            <text:p text:style-name="P133">&gt; parse opeval opdef {20 _rsb_ 15 _rsb_ 30} # 20 _rsb_ (15 _rsb_ 30)</text:p>
            <text:p text:style-name="P133">-5</text:p>
            <text:p text:style-name="P133">&gt; parse opeval opdef {20 _sb_ 4 _sb_ 6} <text:s text:c="4"/># (20 _sb_ 4) _sb_ 6</text:p>
            <text:p text:style-name="P133">10</text:p>
            <text:p text:style-name="P133">&gt; parse opeval opdef {_ng_ 20 _sb_ 4} <text:s text:c="6"/># _ng_ (20 _sb_ 4)</text:p>
            <text:p text:style-name="P133">-16</text:p>
            <text:p text:style-name="P133">&gt; parse opeval opdef {_mi_ 20 _sb_ 4} <text:s text:c="6"/># (_mi_ 20) _sb_ 4</text:p>
            <text:p text:style-name="P133">-24</text:p>
          </table:table-cell>
        </table:table-row>
      </table:table>
      <text:h text:style-name="P28" text:outline-level="3"><text:soft-page-break/>parse opeval &lt;opdefs&gt; &lt;code&gt;</text:h>
      <table:table table:name="Table78" table:style-name="Table78" table:template-name="FTL Name Spec">
        <table:table-column table:style-name="Table78.A"/>
        <table:table-column table:style-name="Table78.B"/>
        <table:table-row table:style-name="Table78.1">
          <table:table-cell table:style-name="Table78.A1" office:value-type="string">
            <text:p text:style-name="P198">Name</text:p>
          </table:table-cell>
          <table:table-cell table:style-name="Table78.B1" office:value-type="string">
            <text:p text:style-name="P108">parse.opeval &lt;opdefs&gt; &lt;code&gt;</text:p>
          </table:table-cell>
        </table:table-row>
        <table:table-row table:style-name="Table78.2">
          <table:table-cell table:style-name="Table78.A1" office:value-type="string">
            <text:p text:style-name="P198">Kind</text:p>
          </table:table-cell>
          <table:table-cell table:style-name="Table78.B1" office:value-type="string">
            <text:p text:style-name="P62">Function</text:p>
          </table:table-cell>
        </table:table-row>
        <table:table-row table:style-name="Table78.2">
          <table:table-cell table:style-name="Table78.A1" office:value-type="string">
            <text:p text:style-name="P198">Arg syntax</text:p>
          </table:table-cell>
          <table:table-cell table:style-name="Table78.B1" office:value-type="string">
            <text:p text:style-name="P62">&lt;opdefs:dir&gt; &lt;code:code&gt;</text:p>
          </table:table-cell>
        </table:table-row>
        <table:table-row table:style-name="Table78.2">
          <table:table-cell table:style-name="Table78.A1" office:value-type="string">
            <text:p text:style-name="P198">Description</text:p>
          </table:table-cell>
          <table:table-cell table:style-name="Table78.B1" office:value-type="string">
            <text:p text:style-name="P62">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2">
          <table:table-cell table:style-name="Table78.A1" office:value-type="string">
            <text:p text:style-name="P198">Returns</text:p>
          </table:table-cell>
          <table:table-cell table:style-name="Table78.B1" office:value-type="string">
            <text:p text:style-name="P62">The result of evaluating the expression.</text:p>
          </table:table-cell>
        </table:table-row>
        <table:table-row table:style-name="Table78.2">
          <table:table-cell table:style-name="Table78.A1" office:value-type="string">
            <text:p text:style-name="P198">Example</text:p>
          </table:table-cell>
          <table:table-cell table:style-name="Table78.B1" office:value-type="string">
            <text:p text:style-name="P133">&gt; set ops &lt;&gt; <text:s text:c="5"/># op definitions with explicit priorities</text:p>
            <text:p text:style-name="P133">&gt; set opdef NULL <text:s/># op definitions with relative priorities</text:p>
            <text:p text:style-name="P133">&gt;</text:p>
            <text:p text:style-name="P133">&gt; set opset[pri, as, name, fn]:{</text:p>
            <text:p text:style-name="P133">&gt; <text:s text:c="4"/>parse.opset ops pri parse.assoc.(as) name fn!;</text:p>
            <text:p text:style-name="P133">&gt; <text:s text:c="4"/>opdef = range ops!;</text:p>
            <text:p text:style-name="P133">&gt; }</text:p>
            <text:p text:style-name="P133">&gt;</text:p>
            <text:p text:style-name="P133">&gt; # unquoted value format</text:p>
            <text:p text:style-name="P133">&gt; set fmt.t [f,p,v]:{ if (equal "string" (typename v!)!) {v} {str v!}!}</text:p>
            <text:p text:style-name="P133">&gt;</text:p>
            <text:p text:style-name="P133">&gt; set diadic[strf=strf,name,l,r]::{ strf "(%s %t %t)" &lt;name, l, r&gt;! }</text:p>
            <text:p text:style-name="P133">&gt; set monadic[strf=strf,name,lr]::{ strf "(%s %t)" &lt;name, lr&gt;! }</text:p>
            <text:p text:style-name="P133">&gt; opset 6 "fy" "fy" (monadic "fy")</text:p>
            <text:p text:style-name="P133">&gt; opset 6 "fx" "fx" (monadic "fx")</text:p>
            <text:p text:style-name="P133">&gt; opset 6 "yfy" "yfy" (diadic "yfy")</text:p>
            <text:p text:style-name="P133">&gt; opset 6 "xfx" "xfx" (diadic "xfx")</text:p>
            <text:p text:style-name="P133">&gt; opset 6 "xfy" "xfy" (diadic "xfy")</text:p>
            <text:p text:style-name="P133">&gt; opset 6 "yfx" "yfx" (diadic "yfx")</text:p>
            <text:p text:style-name="P133">&gt; opset 6 "yf" "yf" (monadic "yf")</text:p>
            <text:p text:style-name="P133">&gt; opset 6 "xf" "xf" (monadic "xf")</text:p>
            <text:p text:style-name="P133">&gt; opset 8 "fy" "Fy" (monadic "Fy")</text:p>
            <text:p text:style-name="P133">&gt; opset 8 "fx" "Fx" (monadic "Fx")</text:p>
            <text:p text:style-name="P133">&gt; opset 8 "yfy" "yFy" (diadic "yFy")</text:p>
            <text:p text:style-name="P133">&gt; opset 8 "xfx" "xFx" (diadic "xFx")</text:p>
            <text:p text:style-name="P133">&gt; opset 8 "xfy" "xFy" (diadic "xFy")</text:p>
            <text:p text:style-name="P133">&gt; opset 8 "yfx" "yFx" (diadic "yFx")</text:p>
            <text:p text:style-name="P133">&gt; opset 8 "yf" "yF" (monadic "yF")</text:p>
            <text:p text:style-name="P133">&gt; opset 8 "xf" "xF" (monadic "xF")</text:p>
            <text:p text:style-name="P133">&gt;</text:p>
            <text:p text:style-name="P133">&gt; set opeval[expr]: { parse.opeval opdef expr! }</text:p>
            <text:p text:style-name="P133">&gt;</text:p>
            <text:p text:style-name="P133">&gt; opeval {4}</text:p>
            <text:p text:style-name="P133">4</text:p>
            <text:p text:style-name="P133">&gt; opeval {"str"}</text:p>
            <text:p text:style-name="P133">"str"</text:p>
            <text:p text:style-name="P133">&gt; opeval {&lt;3&gt;}</text:p>
            <text:p text:style-name="P133">&lt;3&gt;</text:p>
            <text:p text:style-name="P133"><text:soft-page-break/>&gt; opeval {(4)}</text:p>
            <text:p text:style-name="P133">4</text:p>
            <text:p text:style-name="P133">&gt; opeval {5 xfy 6}</text:p>
            <text:p text:style-name="P133">"(xfy 5 6)"</text:p>
            <text:p text:style-name="P133">&gt; opeval {5 yfx 6}</text:p>
            <text:p text:style-name="P133">"(yfx 5 6)"</text:p>
            <text:p text:style-name="P133">&gt; opeval {5 yfy 6}</text:p>
            <text:p text:style-name="P133">"(yfy 5 6)"</text:p>
            <text:p text:style-name="P133">&gt; opeval {5 xfx 6}</text:p>
            <text:p text:style-name="P133">"(xfx 5 6)"</text:p>
            <text:p text:style-name="P133">&gt; opeval {fx 7}</text:p>
            <text:p text:style-name="P133">"(fx 7)"</text:p>
            <text:p text:style-name="P133">&gt; opeval {fy 7}</text:p>
            <text:p text:style-name="P133">"(fy 7)"</text:p>
            <text:p text:style-name="P133">&gt; opeval {4 xf}</text:p>
            <text:p text:style-name="P133">"(xf 4)"</text:p>
            <text:p text:style-name="P133">&gt; opeval {4 yf}</text:p>
            <text:p text:style-name="P133">"(yf 4)"</text:p>
            <text:p text:style-name="P133">&gt; opeval {5 xfy 6 xfy 7}</text:p>
            <text:p text:style-name="P133">"(xfy (xfy 5 6) 7)"</text:p>
            <text:p text:style-name="P133">&gt; opeval {5 yfx 6 yfx 7}</text:p>
            <text:p text:style-name="P133">"(yfx 5 (yfx 6 7))"</text:p>
            <text:p text:style-name="P133">&gt;</text:p>
            <text:p text:style-name="P133">&gt; opeval {3-4}</text:p>
            <text:p text:style-name="P133">ftl $*console*:131: code has trailing text: ...-4</text:p>
          </table:table-cell>
        </table:table-row>
      </table:table>
      <text:p text:style-name="P1"/>
      <text:h text:style-name="P28" text:outline-level="3">parse root</text:h>
      <table:table table:name="Table79" table:style-name="Table79" table:template-name="FTL Name Spec">
        <table:table-column table:style-name="Table79.A"/>
        <table:table-column table:style-name="Table79.B"/>
        <table:table-row table:style-name="Table79.1">
          <table:table-cell table:style-name="Table79.A1" office:value-type="string">
            <text:p text:style-name="P198">Name</text:p>
          </table:table-cell>
          <table:table-cell table:style-name="Table79.B1" office:value-type="string">
            <text:p text:style-name="P108">parse.root</text:p>
          </table:table-cell>
        </table:table-row>
        <table:table-row table:style-name="Table79.2">
          <table:table-cell table:style-name="Table79.A1" office:value-type="string">
            <text:p text:style-name="P198">Kind</text:p>
          </table:table-cell>
          <table:table-cell table:style-name="Table79.B1" office:value-type="string">
            <text:p text:style-name="P62">Function</text:p>
          </table:table-cell>
        </table:table-row>
        <table:table-row table:style-name="Table79.2">
          <table:table-cell table:style-name="Table79.A1" office:value-type="string">
            <text:p text:style-name="P198">Arg syntax</text:p>
          </table:table-cell>
          <table:table-cell table:style-name="Table79.B1" office:value-type="string">
            <text:p text:style-name="P62">None</text:p>
          </table:table-cell>
        </table:table-row>
        <table:table-row table:style-name="Table79.2">
          <table:table-cell table:style-name="Table79.A1" office:value-type="string">
            <text:p text:style-name="P198">Description</text:p>
          </table:table-cell>
          <table:table-cell table:style-name="Table79.B1" office:value-type="string">
            <text:p text:style-name="P62">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2">
          <table:table-cell table:style-name="Table79.A1" office:value-type="string">
            <text:p text:style-name="P198">Returns</text:p>
          </table:table-cell>
          <table:table-cell table:style-name="Table79.B1" office:value-type="string">
            <text:p text:style-name="P62">The root directory.</text:p>
          </table:table-cell>
        </table:table-row>
        <table:table-row table:style-name="Table79.2">
          <table:table-cell table:style-name="Table79.A1" office:value-type="string">
            <text:p text:style-name="P198">Example</text:p>
          </table:table-cell>
          <table:table-cell table:style-name="Table79.B1" office:value-type="string">
            <text:p text:style-name="P133">&gt; restrict [exit=exit, help=help, domain=domain, parse=parse, enter=enter]</text:p>
            <text:p text:style-name="P133">&gt; enter [local=parse.local, env=parse.env, root=parse.root]</text:p>
            <text:p text:style-name="P133">&gt; help</text:p>
            <text:p text:style-name="P133">local - return local current invocation directory</text:p>
            <text:p text:style-name="P133">env - return current invocation environment</text:p>
            <text:p text:style-name="P133">root - return current root environment</text:p>
            <text:p text:style-name="P133"><text:soft-page-break/>&gt; domain (parse.local!)</text:p>
            <text:p text:style-name="P133">&lt;"local", "env", "root"&gt;</text:p>
            <text:p text:style-name="P133">&gt; domain (parse.env!)</text:p>
            <text:p text:style-name="P133">&lt;"local", "env", "root", "exit", "help", "domain", "parse", "enter"&gt;</text:p>
            <text:p text:style-name="P133">&gt; domain (parse.root!)</text:p>
            <text:p text:style-name="P133">&lt;"help", "set", "exit", "forall", "if", "while", "do", "sys", "parse", "io", </text:p>
            <text:p text:style-name="P133">"source", "sourcetext", "return", "typeof", "typename", "cmp", "type", "NULL", </text:p>
            <text:p text:style-name="P133">"rnd", "int", "TRUE", "FALSE", "equal", "notequal", "less", "lesseq", "more", </text:p>
            <text:p text:style-name="P133">"moreeq", "fmt", "str", "strf", "collate", "toupper", "tolower", "strlen", </text:p>
            <text:p text:style-name="P133">"octet", "chr", "octetcode", "chrcode", "split", "join", "joinchr", "ip", </text:p>
            <text:p text:style-name="P133">"mac", "new", "lock", "inenv", "enter", "restrict", "domain", "range", "sort", </text:p>
            <text:p text:style-name="P133">"sortdom", "sortby", "sortdomby", "every", "cmd", "echo", "eval", "sleep", </text:p>
            <text:p text:style-name="P133">"len"&gt;</text:p>
            <text:p text:style-name="P133">&gt;</text:p>
            <text:p text:style-name="P133">&gt; # leaving parse.root available gives people access to all the commands:</text:p>
            <text:p text:style-name="P133">&gt; domain (myrun=(parse.root!).sys.run)</text:p>
            <text:p text:style-name="P133">&lt;"_help"&gt;</text:p>
            <text:p text:style-name="P133">&gt; myrun pwd</text:p>
            <text:p text:style-name="P133">/home/cgg/tree/clean/v5/src</text:p>
          </table:table-cell>
        </table:table-row>
      </table:table>
      <text:h text:style-name="P28" text:outline-level="3">parse scan &lt;cmd&gt;</text:h>
      <table:table table:name="Table80" table:style-name="Table80" table:template-name="FTL Name Spec">
        <table:table-column table:style-name="Table80.A"/>
        <table:table-column table:style-name="Table80.B"/>
        <table:table-row table:style-name="Table80.1">
          <table:table-cell table:style-name="Table80.A1" office:value-type="string">
            <text:p text:style-name="P198">Name</text:p>
          </table:table-cell>
          <table:table-cell table:style-name="Table80.B1" office:value-type="string">
            <text:p text:style-name="P108">parse.scan</text:p>
          </table:table-cell>
        </table:table-row>
        <table:table-row table:style-name="Table80.1">
          <table:table-cell table:style-name="Table80.A1" office:value-type="string">
            <text:p text:style-name="P198">Kind</text:p>
          </table:table-cell>
          <table:table-cell table:style-name="Table80.B1" office:value-type="string">
            <text:p text:style-name="P62">Function</text:p>
          </table:table-cell>
        </table:table-row>
        <table:table-row table:style-name="Table80.1">
          <table:table-cell table:style-name="Table80.A1" office:value-type="string">
            <text:p text:style-name="P198">Arg syntax</text:p>
          </table:table-cell>
          <table:table-cell table:style-name="Table80.B1" office:value-type="string">
            <text:p text:style-name="P62">&lt;cmd:string&gt;</text:p>
          </table:table-cell>
        </table:table-row>
        <table:table-row table:style-name="Table80.1">
          <table:table-cell table:style-name="Table80.A1" office:value-type="string">
            <text:p text:style-name="P198">Description</text:p>
          </table:table-cell>
          <table:table-cell table:style-name="Table80.B1" office:value-type="string">
            <text:p text:style-name="P62">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198">Returns</text:p>
          </table:table-cell>
          <table:table-cell table:style-name="Table80.B1" office:value-type="string">
            <text:p text:style-name="P62">A parse object which can be used as an argument to other <text:span text:style-name="T1">parse.scan*</text:span> functions.</text:p>
          </table:table-cell>
        </table:table-row>
        <text:soft-page-break/>
        <table:table-row table:style-name="Table80.1">
          <table:table-cell table:style-name="Table80.A1" office:value-type="string">
            <text:p text:style-name="P198">Example</text:p>
          </table:table-cell>
          <table:table-cell table:style-name="Table80.B1" office:value-type="string">
            <text:p text:style-name="P133">&gt; set p parse.scan "123 identifier"!</text:p>
            <text:p text:style-name="P133">&gt; parse scanned p</text:p>
            <text:p text:style-name="P133">"123 identifier"</text:p>
            <text:p text:style-name="P133">&gt; parse scanint @n p</text:p>
            <text:p text:style-name="P133">TRUE</text:p>
            <text:p text:style-name="P133">&gt; parse scanned p</text:p>
            <text:p text:style-name="P133">" identifier"</text:p>
          </table:table-cell>
        </table:table-row>
      </table:table>
      <text:h text:style-name="P28" text:outline-level="3">parse scanned &lt;parseobj&gt;</text:h>
      <table:table table:name="Table81" table:style-name="Table81" table:template-name="FTL Name Spec">
        <table:table-column table:style-name="Table81.A"/>
        <table:table-column table:style-name="Table81.B"/>
        <table:table-row table:style-name="Table81.1">
          <table:table-cell table:style-name="Table81.A1" office:value-type="string">
            <text:p text:style-name="P198">Name</text:p>
          </table:table-cell>
          <table:table-cell table:style-name="Table81.B1" office:value-type="string">
            <text:p text:style-name="P108">parse.scanned</text:p>
          </table:table-cell>
        </table:table-row>
        <table:table-row table:style-name="Table81.1">
          <table:table-cell table:style-name="Table81.A1" office:value-type="string">
            <text:p text:style-name="P198">Kind</text:p>
          </table:table-cell>
          <table:table-cell table:style-name="Table81.B1" office:value-type="string">
            <text:p text:style-name="P62">Function</text:p>
          </table:table-cell>
        </table:table-row>
        <table:table-row table:style-name="Table81.1">
          <table:table-cell table:style-name="Table81.A1" office:value-type="string">
            <text:p text:style-name="P198">Arg syntax</text:p>
          </table:table-cell>
          <table:table-cell table:style-name="Table81.B1" office:value-type="string">
            <text:p text:style-name="P62">&lt;parseobj:clodir&gt;</text:p>
          </table:table-cell>
        </table:table-row>
        <table:table-row table:style-name="Table81.1">
          <table:table-cell table:style-name="Table81.A1" office:value-type="string">
            <text:p text:style-name="P198">Description</text:p>
          </table:table-cell>
          <table:table-cell table:style-name="Table81.B1" office:value-type="string">
            <text:p text:style-name="P62">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198">Returns</text:p>
          </table:table-cell>
          <table:table-cell table:style-name="Table81.B1" office:value-type="string">
            <text:p text:style-name="P62">This string contained by a parse object that remains to be consumed by parse functions.</text:p>
          </table:table-cell>
        </table:table-row>
        <table:table-row table:style-name="Table81.1">
          <table:table-cell table:style-name="Table81.A1" office:value-type="string">
            <text:p text:style-name="P198">Example</text:p>
          </table:table-cell>
          <table:table-cell table:style-name="Table81.B1" office:value-type="string">
            <text:p text:style-name="P133">&gt; set p parse.scan "123 identifier"!</text:p>
            <text:p text:style-name="P133">&gt; parse scanned p</text:p>
            <text:p text:style-name="P133">"123 identifier"</text:p>
            <text:p text:style-name="P133">&gt; parse scanint @n p</text:p>
            <text:p text:style-name="P133">TRUE</text:p>
            <text:p text:style-name="P133">&gt; parse scanned p</text:p>
            <text:p text:style-name="P133">" identifier"</text:p>
          </table:table-cell>
        </table:table-row>
      </table:table>
      <text:h text:style-name="P28" text:outline-level="3">parse scanempty &lt;parseobj&gt;</text:h>
      <table:table table:name="Table82" table:style-name="Table82" table:template-name="FTL Name Spec">
        <table:table-column table:style-name="Table82.A"/>
        <table:table-column table:style-name="Table82.B"/>
        <table:table-row table:style-name="Table82.1">
          <table:table-cell table:style-name="Table82.A1" office:value-type="string">
            <text:p text:style-name="P198">Name</text:p>
          </table:table-cell>
          <table:table-cell table:style-name="Table82.B1" office:value-type="string">
            <text:p text:style-name="P108">parse.scanempty</text:p>
          </table:table-cell>
        </table:table-row>
        <table:table-row table:style-name="Table82.1">
          <table:table-cell table:style-name="Table82.A1" office:value-type="string">
            <text:p text:style-name="P198">Kind</text:p>
          </table:table-cell>
          <table:table-cell table:style-name="Table82.B1" office:value-type="string">
            <text:p text:style-name="P62">Function</text:p>
          </table:table-cell>
        </table:table-row>
        <table:table-row table:style-name="Table82.1">
          <table:table-cell table:style-name="Table82.A1" office:value-type="string">
            <text:p text:style-name="P198">Arg syntax</text:p>
          </table:table-cell>
          <table:table-cell table:style-name="Table82.B1" office:value-type="string">
            <text:p text:style-name="P62">&lt;parseobj:clodir&gt;</text:p>
          </table:table-cell>
        </table:table-row>
        <table:table-row table:style-name="Table82.1">
          <table:table-cell table:style-name="Table82.A1" office:value-type="string">
            <text:p text:style-name="P198">Description</text:p>
          </table:table-cell>
          <table:table-cell table:style-name="Table82.B1" office:value-type="string">
            <text:p text:style-name="P62">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198">Returns</text:p>
          </table:table-cell>
          <table:table-cell table:style-name="Table82.B1" office:value-type="string">
            <text:p text:style-name="P62"><text:span text:style-name="T1">TRUE</text:span> if an empty string was parsed, <text:span text:style-name="T1">FALSE</text:span> otherwise.</text:p>
          </table:table-cell>
        </table:table-row>
        <table:table-row table:style-name="Table82.1">
          <table:table-cell table:style-name="Table82.A1" office:value-type="string">
            <text:p text:style-name="P198">Example</text:p>
          </table:table-cell>
          <table:table-cell table:style-name="Table82.B1" office:value-type="string">
            <text:p text:style-name="P119"/>
          </table:table-cell>
        </table:table-row>
      </table:table>
      <text:h text:style-name="P28" text:outline-level="3"><text:soft-page-break/>parse scanwhite &lt;parseobj&gt;</text:h>
      <table:table table:name="Table83" table:style-name="Table83" table:template-name="FTL Name Spec">
        <table:table-column table:style-name="Table83.A"/>
        <table:table-column table:style-name="Table83.B"/>
        <table:table-row table:style-name="Table83.1">
          <table:table-cell table:style-name="Table83.A1" office:value-type="string">
            <text:p text:style-name="P198">Name</text:p>
          </table:table-cell>
          <table:table-cell table:style-name="Table83.B1" office:value-type="string">
            <text:p text:style-name="P108">parse.scanwhite</text:p>
          </table:table-cell>
        </table:table-row>
        <table:table-row table:style-name="Table83.1">
          <table:table-cell table:style-name="Table83.A1" office:value-type="string">
            <text:p text:style-name="P198">Kind</text:p>
          </table:table-cell>
          <table:table-cell table:style-name="Table83.B1" office:value-type="string">
            <text:p text:style-name="P62">Function</text:p>
          </table:table-cell>
        </table:table-row>
        <table:table-row table:style-name="Table83.1">
          <table:table-cell table:style-name="Table83.A1" office:value-type="string">
            <text:p text:style-name="P198">Arg syntax</text:p>
          </table:table-cell>
          <table:table-cell table:style-name="Table83.B1" office:value-type="string">
            <text:p text:style-name="P62">&lt;parseobj:clodir&gt;</text:p>
          </table:table-cell>
        </table:table-row>
        <table:table-row table:style-name="Table83.1">
          <table:table-cell table:style-name="Table83.A1" office:value-type="string">
            <text:p text:style-name="P198">Description</text:p>
          </table:table-cell>
          <table:table-cell table:style-name="Table83.B1" office:value-type="string">
            <text:p text:style-name="P62">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198">Returns</text:p>
          </table:table-cell>
          <table:table-cell table:style-name="Table83.B1" office:value-type="string">
            <text:p text:style-name="P62"><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198">Example</text:p>
          </table:table-cell>
          <table:table-cell table:style-name="Table83.B1" office:value-type="string">
            <text:p text:style-name="P119"/>
          </table:table-cell>
        </table:table-row>
      </table:table>
      <text:h text:style-name="P28" text:outline-level="3">parse scanspace &lt;parseobj&gt;</text:h>
      <table:table table:name="Table84" table:style-name="Table84" table:template-name="FTL Name Spec">
        <table:table-column table:style-name="Table84.A"/>
        <table:table-column table:style-name="Table84.B"/>
        <table:table-row table:style-name="Table84.1">
          <table:table-cell table:style-name="Table84.A1" office:value-type="string">
            <text:p text:style-name="P198">Name</text:p>
          </table:table-cell>
          <table:table-cell table:style-name="Table84.B1" office:value-type="string">
            <text:p text:style-name="P108">parse.scanspace</text:p>
          </table:table-cell>
        </table:table-row>
        <table:table-row table:style-name="Table84.1">
          <table:table-cell table:style-name="Table84.A1" office:value-type="string">
            <text:p text:style-name="P198">Kind</text:p>
          </table:table-cell>
          <table:table-cell table:style-name="Table84.B1" office:value-type="string">
            <text:p text:style-name="P62">Function</text:p>
          </table:table-cell>
        </table:table-row>
        <table:table-row table:style-name="Table84.1">
          <table:table-cell table:style-name="Table84.A1" office:value-type="string">
            <text:p text:style-name="P198">Arg syntax</text:p>
          </table:table-cell>
          <table:table-cell table:style-name="Table84.B1" office:value-type="string">
            <text:p text:style-name="P62">&lt;parseobj:clodir&gt;</text:p>
          </table:table-cell>
        </table:table-row>
        <table:table-row table:style-name="Table84.1">
          <table:table-cell table:style-name="Table84.A1" office:value-type="string">
            <text:p text:style-name="P198">Description</text:p>
          </table:table-cell>
          <table:table-cell table:style-name="Table84.B1" office:value-type="string">
            <text:p text:style-name="P62">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198">Returns</text:p>
          </table:table-cell>
          <table:table-cell table:style-name="Table84.B1" office:value-type="string">
            <text:p text:style-name="P62">TRUE.</text:p>
          </table:table-cell>
        </table:table-row>
        <table:table-row table:style-name="Table84.1">
          <table:table-cell table:style-name="Table84.A1" office:value-type="string">
            <text:p text:style-name="P198">Example</text:p>
          </table:table-cell>
          <table:table-cell table:style-name="Table84.B1" office:value-type="string">
            <text:p text:style-name="P119"/>
          </table:table-cell>
        </table:table-row>
      </table:table>
      <text:h text:style-name="P28" text:outline-level="3">parse scanint &lt;@int&gt; &lt;parseobj&gt;</text:h>
      <table:table table:name="Table85" table:style-name="Table85" table:template-name="FTL Name Spec">
        <table:table-column table:style-name="Table85.A"/>
        <table:table-column table:style-name="Table85.B"/>
        <table:table-row table:style-name="Table85.1">
          <table:table-cell table:style-name="Table85.A1" office:value-type="string">
            <text:p text:style-name="P198">Name</text:p>
          </table:table-cell>
          <table:table-cell table:style-name="Table85.B1" office:value-type="string">
            <text:p text:style-name="P108">parse.scanwint</text:p>
          </table:table-cell>
        </table:table-row>
        <table:table-row table:style-name="Table85.1">
          <table:table-cell table:style-name="Table85.A1" office:value-type="string">
            <text:p text:style-name="P198">Kind</text:p>
          </table:table-cell>
          <table:table-cell table:style-name="Table85.B1" office:value-type="string">
            <text:p text:style-name="P62">Function</text:p>
          </table:table-cell>
        </table:table-row>
        <table:table-row table:style-name="Table85.1">
          <table:table-cell table:style-name="Table85.A1" office:value-type="string">
            <text:p text:style-name="P198">Arg syntax</text:p>
          </table:table-cell>
          <table:table-cell table:style-name="Table85.B1" office:value-type="string">
            <text:p text:style-name="P62">&lt;ref_int:closure&gt; &lt;parseobj:clodir&gt;</text:p>
          </table:table-cell>
        </table:table-row>
        <text:soft-page-break/>
        <table:table-row table:style-name="Table85.1">
          <table:table-cell table:style-name="Table85.A1" office:value-type="string">
            <text:p text:style-name="P198">Description</text:p>
          </table:table-cell>
          <table:table-cell table:style-name="Table85.B1" office:value-type="string">
            <text:p text:style-name="P62">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5.1">
          <table:table-cell table:style-name="Table85.A1" office:value-type="string">
            <text:p text:style-name="P198">Returns</text:p>
          </table:table-cell>
          <table:table-cell table:style-name="Table85.B1" office:value-type="string">
            <text:p text:style-name="P62"><text:span text:style-name="T1">TRUE</text:span> if a number is parsed, <text:span text:style-name="T1">FALSE</text:span> otherwise.</text:p>
          </table:table-cell>
        </table:table-row>
        <table:table-row table:style-name="Table85.1">
          <table:table-cell table:style-name="Table85.A1" office:value-type="string">
            <text:p text:style-name="P198">Example</text:p>
          </table:table-cell>
          <table:table-cell table:style-name="Table85.B1" office:value-type="string">
            <text:p text:style-name="P133">&gt; set numid[p,ref_n,ref_id]:{</text:p>
            <text:p text:style-name="P133">&gt; (parse.scanint ref_n p)! (parse.scanwhite p)! </text:p>
            <text:p text:style-name="P133">&gt; (parse.scanid ref_id p)! (parse.scanempty p)!</text:p>
            <text:p text:style-name="P133">&gt; }</text:p>
            <text:p text:style-name="P133">&gt; numid (parse.scan "7 baloons"!) @howmany @what</text:p>
            <text:p text:style-name="P133">TRUE</text:p>
            <text:p text:style-name="P133">&gt; eval howmany</text:p>
            <text:p text:style-name="P133">7</text:p>
            <text:p text:style-name="P133">&gt; eval what</text:p>
            <text:p text:style-name="P133">"baloons"</text:p>
          </table:table-cell>
        </table:table-row>
      </table:table>
      <text:h text:style-name="P28" text:outline-level="3">parse scanhex &lt;@int&gt; &lt;parseobj&gt;</text:h>
      <table:table table:name="Table86" table:style-name="Table86" table:template-name="FTL Name Spec">
        <table:table-column table:style-name="Table86.A"/>
        <table:table-column table:style-name="Table86.B"/>
        <table:table-row table:style-name="Table86.1">
          <table:table-cell table:style-name="Table86.A1" office:value-type="string">
            <text:p text:style-name="P198">Name</text:p>
          </table:table-cell>
          <table:table-cell table:style-name="Table86.B1" office:value-type="string">
            <text:p text:style-name="P108">parse.scanhex</text:p>
          </table:table-cell>
        </table:table-row>
        <table:table-row table:style-name="Table86.1">
          <table:table-cell table:style-name="Table86.A1" office:value-type="string">
            <text:p text:style-name="P198">Kind</text:p>
          </table:table-cell>
          <table:table-cell table:style-name="Table86.B1" office:value-type="string">
            <text:p text:style-name="P62">Function</text:p>
          </table:table-cell>
        </table:table-row>
        <table:table-row table:style-name="Table86.1">
          <table:table-cell table:style-name="Table86.A1" office:value-type="string">
            <text:p text:style-name="P198">Arg syntax</text:p>
          </table:table-cell>
          <table:table-cell table:style-name="Table86.B1" office:value-type="string">
            <text:p text:style-name="P62">&lt;ref_int:closure&gt; &lt;parseobj:clodir&gt;</text:p>
          </table:table-cell>
        </table:table-row>
        <table:table-row table:style-name="Table86.1">
          <table:table-cell table:style-name="Table86.A1" office:value-type="string">
            <text:p text:style-name="P198">Description</text:p>
          </table:table-cell>
          <table:table-cell table:style-name="Table86.B1" office:value-type="string">
            <text:p text:style-name="P62">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198">Returns</text:p>
          </table:table-cell>
          <table:table-cell table:style-name="Table86.B1" office:value-type="string">
            <text:p text:style-name="P62"><text:span text:style-name="T1">TRUE</text:span> if a hexadecimal number were parsed, <text:span text:style-name="T1">FALSE</text:span> otherwise.</text:p>
          </table:table-cell>
        </table:table-row>
        <table:table-row table:style-name="Table86.1">
          <table:table-cell table:style-name="Table86.A1" office:value-type="string">
            <text:p text:style-name="P198">Example</text:p>
          </table:table-cell>
          <table:table-cell table:style-name="Table86.B1" office:value-type="string">
            <text:p text:style-name="P119"/>
          </table:table-cell>
        </table:table-row>
      </table:table>
      <text:h text:style-name="P28" text:outline-level="3">parse scanhexw &lt;width&gt; &lt;@int&gt; &lt;parseobj&gt;</text:h>
      <table:table table:name="Table87" table:style-name="Table87" table:template-name="FTL Name Spec">
        <table:table-column table:style-name="Table87.A"/>
        <table:table-column table:style-name="Table87.B"/>
        <table:table-row table:style-name="Table87.1">
          <table:table-cell table:style-name="Table87.A1" office:value-type="string">
            <text:p text:style-name="P198">Name</text:p>
          </table:table-cell>
          <table:table-cell table:style-name="Table87.B1" office:value-type="string">
            <text:p text:style-name="P108">parse.scanhexw</text:p>
          </table:table-cell>
        </table:table-row>
        <text:soft-page-break/>
        <table:table-row table:style-name="Table87.1">
          <table:table-cell table:style-name="Table87.A1" office:value-type="string">
            <text:p text:style-name="P198">Kind</text:p>
          </table:table-cell>
          <table:table-cell table:style-name="Table87.B1" office:value-type="string">
            <text:p text:style-name="P62">Function</text:p>
          </table:table-cell>
        </table:table-row>
        <table:table-row table:style-name="Table87.1">
          <table:table-cell table:style-name="Table87.A1" office:value-type="string">
            <text:p text:style-name="P198">Arg syntax</text:p>
          </table:table-cell>
          <table:table-cell table:style-name="Table87.B1" office:value-type="string">
            <text:p text:style-name="P62">&lt;width:int&gt; &lt;ref_int:closure&gt; &lt;parseobj:clodir&gt;</text:p>
          </table:table-cell>
        </table:table-row>
        <table:table-row table:style-name="Table87.1">
          <table:table-cell table:style-name="Table87.A1" office:value-type="string">
            <text:p text:style-name="P198">Description</text:p>
          </table:table-cell>
          <table:table-cell table:style-name="Table87.B1" office:value-type="string">
            <text:p text:style-name="P62">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198">Returns</text:p>
          </table:table-cell>
          <table:table-cell table:style-name="Table87.B1" office:value-type="string">
            <text:p text:style-name="P62"><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198">Example</text:p>
          </table:table-cell>
          <table:table-cell table:style-name="Table87.B1" office:value-type="string">
            <text:p text:style-name="P119"/>
          </table:table-cell>
        </table:table-row>
      </table:table>
      <text:h text:style-name="P28" text:outline-level="3">parse scanstr &lt;@string&gt; &lt;parseobj&gt;</text:h>
      <table:table table:name="Table88" table:style-name="Table88" table:template-name="FTL Name Spec">
        <table:table-column table:style-name="Table88.A"/>
        <table:table-column table:style-name="Table88.B"/>
        <table:table-row table:style-name="Table88.1">
          <table:table-cell table:style-name="Table88.A1" office:value-type="string">
            <text:p text:style-name="P198">Name</text:p>
          </table:table-cell>
          <table:table-cell table:style-name="Table88.B1" office:value-type="string">
            <text:p text:style-name="P108">parse.scanstr</text:p>
          </table:table-cell>
        </table:table-row>
        <table:table-row table:style-name="Table88.1">
          <table:table-cell table:style-name="Table88.A1" office:value-type="string">
            <text:p text:style-name="P198">Kind</text:p>
          </table:table-cell>
          <table:table-cell table:style-name="Table88.B1" office:value-type="string">
            <text:p text:style-name="P62">Function</text:p>
          </table:table-cell>
        </table:table-row>
        <table:table-row table:style-name="Table88.1">
          <table:table-cell table:style-name="Table88.A1" office:value-type="string">
            <text:p text:style-name="P198">Arg syntax</text:p>
          </table:table-cell>
          <table:table-cell table:style-name="Table88.B1" office:value-type="string">
            <text:p text:style-name="P62">&lt;ref_string:closure&gt; &lt;parseobj:clodir&gt;</text:p>
          </table:table-cell>
        </table:table-row>
        <table:table-row table:style-name="Table88.1">
          <table:table-cell table:style-name="Table88.A1" office:value-type="string">
            <text:p text:style-name="P198">Description</text:p>
          </table:table-cell>
          <table:table-cell table:style-name="Table88.B1" office:value-type="string">
            <text:p text:style-name="P62">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198">Returns</text:p>
          </table:table-cell>
          <table:table-cell table:style-name="Table88.B1" office:value-type="string">
            <text:p text:style-name="P62">TRUE if a string is parsed, FALSE otherwise.</text:p>
          </table:table-cell>
        </table:table-row>
        <table:table-row table:style-name="Table88.1">
          <table:table-cell table:style-name="Table88.A1" office:value-type="string">
            <text:p text:style-name="P198">Example</text:p>
          </table:table-cell>
          <table:table-cell table:style-name="Table88.B1" office:value-type="string">
            <text:p text:style-name="P119"/>
          </table:table-cell>
        </table:table-row>
      </table:table>
      <text:h text:style-name="P28" text:outline-level="3">parse scanid &lt;@string&gt; &lt;parseobj&gt;</text:h>
      <table:table table:name="Table89" table:style-name="Table89" table:template-name="FTL Name Spec">
        <table:table-column table:style-name="Table89.A"/>
        <table:table-column table:style-name="Table89.B"/>
        <table:table-row table:style-name="Table89.1">
          <table:table-cell table:style-name="Table89.A1" office:value-type="string">
            <text:p text:style-name="P198">Name</text:p>
          </table:table-cell>
          <table:table-cell table:style-name="Table89.B1" office:value-type="string">
            <text:p text:style-name="P108">parse.scanid</text:p>
          </table:table-cell>
        </table:table-row>
        <table:table-row table:style-name="Table89.1">
          <table:table-cell table:style-name="Table89.A1" office:value-type="string">
            <text:p text:style-name="P198">Kind</text:p>
          </table:table-cell>
          <table:table-cell table:style-name="Table89.B1" office:value-type="string">
            <text:p text:style-name="P62">Function</text:p>
          </table:table-cell>
        </table:table-row>
        <table:table-row table:style-name="Table89.1">
          <table:table-cell table:style-name="Table89.A1" office:value-type="string">
            <text:p text:style-name="P198">Arg syntax</text:p>
          </table:table-cell>
          <table:table-cell table:style-name="Table89.B1" office:value-type="string">
            <text:p text:style-name="P62">&lt;ref_string:closure&gt; &lt;parseobj:clodir&gt;</text:p>
          </table:table-cell>
        </table:table-row>
        <text:soft-page-break/>
        <table:table-row table:style-name="Table89.1">
          <table:table-cell table:style-name="Table89.A1" office:value-type="string">
            <text:p text:style-name="P198">Description</text:p>
          </table:table-cell>
          <table:table-cell table:style-name="Table89.B1" office:value-type="string">
            <text:p text:style-name="P62">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198">Returns</text:p>
          </table:table-cell>
          <table:table-cell table:style-name="Table89.B1" office:value-type="string">
            <text:p text:style-name="P62">TRUE if an identifier is parsed, FALSE otherwise.</text:p>
          </table:table-cell>
        </table:table-row>
        <table:table-row table:style-name="Table89.1">
          <table:table-cell table:style-name="Table89.A1" office:value-type="string">
            <text:p text:style-name="P198">Example</text:p>
          </table:table-cell>
          <table:table-cell table:style-name="Table89.B1" office:value-type="string">
            <text:p text:style-name="P133">&gt; set numid[p,ref_n,ref_id]:{</text:p>
            <text:p text:style-name="P133">&gt; (parse.scanint ref_n p)! (parse.scanwhite p)! </text:p>
            <text:p text:style-name="P133">&gt; (parse.scanid ref_id p)! (parse.scanempty p)!</text:p>
            <text:p text:style-name="P133">&gt; }</text:p>
            <text:p text:style-name="P133">&gt; numid (parse.scan "7 baloons"!) @howmany @what</text:p>
            <text:p text:style-name="P133">TRUE</text:p>
            <text:p text:style-name="P133">&gt; eval howmany</text:p>
            <text:p text:style-name="P133">7</text:p>
            <text:p text:style-name="P133">&gt; eval what</text:p>
            <text:p text:style-name="P133">"baloons"</text:p>
          </table:table-cell>
        </table:table-row>
      </table:table>
      <text:h text:style-name="P28" text:outline-level="3">parse scanitem &lt;delims&gt; &lt;@string&gt; &lt;parseobj&gt;</text:h>
      <table:table table:name="Table90" table:style-name="Table90" table:template-name="FTL Name Spec">
        <table:table-column table:style-name="Table90.A"/>
        <table:table-column table:style-name="Table90.B"/>
        <table:table-row table:style-name="Table90.1">
          <table:table-cell table:style-name="Table90.A1" office:value-type="string">
            <text:p text:style-name="P198">Name</text:p>
          </table:table-cell>
          <table:table-cell table:style-name="Table90.B1" office:value-type="string">
            <text:p text:style-name="P108">parse.scanitem</text:p>
          </table:table-cell>
        </table:table-row>
        <table:table-row table:style-name="Table90.1">
          <table:table-cell table:style-name="Table90.A1" office:value-type="string">
            <text:p text:style-name="P198">Kind</text:p>
          </table:table-cell>
          <table:table-cell table:style-name="Table90.B1" office:value-type="string">
            <text:p text:style-name="P62">Function</text:p>
          </table:table-cell>
        </table:table-row>
        <table:table-row table:style-name="Table90.1">
          <table:table-cell table:style-name="Table90.A1" office:value-type="string">
            <text:p text:style-name="P198">Arg syntax</text:p>
          </table:table-cell>
          <table:table-cell table:style-name="Table90.B1" office:value-type="string">
            <text:p text:style-name="P62">&lt;delims:string&gt; &lt;ref_string:closure&gt; &lt;parseobj:clodir&gt;</text:p>
          </table:table-cell>
        </table:table-row>
        <table:table-row table:style-name="Table90.1">
          <table:table-cell table:style-name="Table90.A1" office:value-type="string">
            <text:p text:style-name="P198">Description</text:p>
          </table:table-cell>
          <table:table-cell table:style-name="Table90.B1" office:value-type="string">
            <text:p text:style-name="P62">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198">Returns</text:p>
          </table:table-cell>
          <table:table-cell table:style-name="Table90.B1" office:value-type="string">
            <text:p text:style-name="P62">TRUE if one or more non-delimiter characters were parsed, FALSE otherwise.</text:p>
          </table:table-cell>
        </table:table-row>
        <table:table-row table:style-name="Table90.1">
          <table:table-cell table:style-name="Table90.A1" office:value-type="string">
            <text:p text:style-name="P198">Example</text:p>
          </table:table-cell>
          <table:table-cell table:style-name="Table90.B1" office:value-type="string">
            <text:p text:style-name="P119"/>
          </table:table-cell>
        </table:table-row>
      </table:table>
      <text:h text:style-name="P28" text:outline-level="3"><text:soft-page-break/>parse scanitemstr &lt;@string&gt; &lt;parseobj&gt;</text:h>
      <table:table table:name="Table91" table:style-name="Table91" table:template-name="FTL Name Spec">
        <table:table-column table:style-name="Table91.A"/>
        <table:table-column table:style-name="Table91.B"/>
        <table:table-row table:style-name="Table91.1">
          <table:table-cell table:style-name="Table91.A1" office:value-type="string">
            <text:p text:style-name="P198">Name</text:p>
          </table:table-cell>
          <table:table-cell table:style-name="Table91.B1" office:value-type="string">
            <text:p text:style-name="P108">parse.scanitemstr</text:p>
          </table:table-cell>
        </table:table-row>
        <table:table-row table:style-name="Table91.1">
          <table:table-cell table:style-name="Table91.A1" office:value-type="string">
            <text:p text:style-name="P198">Kind</text:p>
          </table:table-cell>
          <table:table-cell table:style-name="Table91.B1" office:value-type="string">
            <text:p text:style-name="P62">Function</text:p>
          </table:table-cell>
        </table:table-row>
        <table:table-row table:style-name="Table91.1">
          <table:table-cell table:style-name="Table91.A1" office:value-type="string">
            <text:p text:style-name="P198">Arg syntax</text:p>
          </table:table-cell>
          <table:table-cell table:style-name="Table91.B1" office:value-type="string">
            <text:p text:style-name="P62">&lt;ref_string:closure&gt; &lt;parseobj:clodir&gt;</text:p>
          </table:table-cell>
        </table:table-row>
        <table:table-row table:style-name="Table91.1">
          <table:table-cell table:style-name="Table91.A1" office:value-type="string">
            <text:p text:style-name="P198">Description</text:p>
          </table:table-cell>
          <table:table-cell table:style-name="Table91.B1" office:value-type="string">
            <text:p text:style-name="P62">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198">Returns</text:p>
          </table:table-cell>
          <table:table-cell table:style-name="Table91.B1" office:value-type="string">
            <text:p text:style-name="P62">TRUE if an item or a quoted string is parsed, FALSE otherwise.</text:p>
          </table:table-cell>
        </table:table-row>
        <table:table-row table:style-name="Table91.1">
          <table:table-cell table:style-name="Table91.A1" office:value-type="string">
            <text:p text:style-name="P198">Example</text:p>
          </table:table-cell>
          <table:table-cell table:style-name="Table91.B1" office:value-type="string">
            <text:p text:style-name="P119"/>
          </table:table-cell>
        </table:table-row>
      </table:table>
      <text:h text:style-name="P28" text:outline-level="3">parse scanmatch &lt;prefixes&gt; &lt;@string&gt; &lt;parseobj&gt;</text:h>
      <table:table table:name="Table92" table:style-name="Table92" table:template-name="FTL Name Spec">
        <table:table-column table:style-name="Table92.A"/>
        <table:table-column table:style-name="Table92.B"/>
        <table:table-row table:style-name="Table92.1">
          <table:table-cell table:style-name="Table92.A1" office:value-type="string">
            <text:p text:style-name="P198">Name</text:p>
          </table:table-cell>
          <table:table-cell table:style-name="Table92.B1" office:value-type="string">
            <text:p text:style-name="P108">parse.scanmatch</text:p>
          </table:table-cell>
        </table:table-row>
        <table:table-row table:style-name="Table92.1">
          <table:table-cell table:style-name="Table92.A1" office:value-type="string">
            <text:p text:style-name="P198">Kind</text:p>
          </table:table-cell>
          <table:table-cell table:style-name="Table92.B1" office:value-type="string">
            <text:p text:style-name="P62">Function</text:p>
          </table:table-cell>
        </table:table-row>
        <table:table-row table:style-name="Table92.1">
          <table:table-cell table:style-name="Table92.A1" office:value-type="string">
            <text:p text:style-name="P198">Arg syntax</text:p>
          </table:table-cell>
          <table:table-cell table:style-name="Table92.B1" office:value-type="string">
            <text:p text:style-name="P62">&lt;prefixes:dir&gt; &lt;ref_val:closure&gt; &lt;parseobj:clodir&gt;</text:p>
          </table:table-cell>
        </table:table-row>
        <table:table-row table:style-name="Table92.1">
          <table:table-cell table:style-name="Table92.A1" office:value-type="string">
            <text:p text:style-name="P198">Description</text:p>
          </table:table-cell>
          <table:table-cell table:style-name="Table92.B1" office:value-type="string">
            <text:p text:style-name="P62">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198">Returns</text:p>
          </table:table-cell>
          <table:table-cell table:style-name="Table92.B1" office:value-type="string">
            <text:p text:style-name="P62"><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198">Example</text:p>
          </table:table-cell>
          <table:table-cell table:style-name="Table92.B1" office:value-type="string">
            <text:p text:style-name="P133">&gt; set cmd "a long line\n"</text:p>
            <text:p text:style-name="P133">&gt; set translations [a=5, line="LINE", long=&lt;99&gt;]</text:p>
            <text:p text:style-name="P133">&gt; set toparse parse.scan cmd!</text:p>
            <text:p text:style-name="P133">&gt; set tran NULL</text:p>
            <text:p text:style-name="P133">&gt; parse scanmatch translations @tran toparse</text:p>
            <text:p text:style-name="P133">TRUE</text:p>
            <text:p text:style-name="P133">&gt; parse scanned toparse</text:p>
            <text:p text:style-name="P133">" long line\n"</text:p>
            <text:p text:style-name="P133">&gt; eval tran</text:p>
            <text:p text:style-name="P133">5</text:p>
            <text:p text:style-name="P133">&gt; parse scanspace toparse</text:p>
            <text:p text:style-name="P133">TRUE</text:p>
            <text:p text:style-name="P133">&gt; parse scanmatch translations @tran toparse</text:p>
            <text:p text:style-name="P133">TRUE</text:p>
            <text:p text:style-name="P133">&gt; parse scanned toparse</text:p>
            <text:p text:style-name="P133">" line\n"</text:p>
            <text:p text:style-name="P133">&gt; eval tran</text:p>
            <text:p text:style-name="P133">&lt;99&gt;</text:p>
            <text:p text:style-name="P133">&gt; parse scanspace toparse</text:p>
            <text:p text:style-name="P133">TRUE</text:p>
            <text:p text:style-name="P133">&gt; parse scanmatch translations @tran toparse</text:p>
            <text:p text:style-name="P133">TRUE</text:p>
            <text:p text:style-name="P133">&gt; parse scanned toparse</text:p>
            <text:p text:style-name="P133">"\n"</text:p>
            <text:p text:style-name="P133">&gt; eval tran</text:p>
            <text:p text:style-name="P133">"LINE"</text:p>
          </table:table-cell>
        </table:table-row>
      </table:table>
      <text:h text:style-name="P28" text:outline-level="3">parse scanops &lt;baseparse&gt; &lt;opdefs&gt; &lt;@string&gt; &lt;parseobj&gt;</text:h>
      <table:table table:name="Table93" table:style-name="Table93" table:template-name="FTL Name Spec">
        <table:table-column table:style-name="Table93.A"/>
        <table:table-column table:style-name="Table93.B"/>
        <table:table-row table:style-name="Table93.1">
          <table:table-cell table:style-name="Table93.A1" office:value-type="string">
            <text:p text:style-name="P198">Name</text:p>
          </table:table-cell>
          <table:table-cell table:style-name="Table93.B1" office:value-type="string">
            <text:p text:style-name="P108">parse.scanops</text:p>
          </table:table-cell>
        </table:table-row>
        <table:table-row table:style-name="Table93.2">
          <table:table-cell table:style-name="Table93.A1" office:value-type="string">
            <text:p text:style-name="P198">Kind</text:p>
          </table:table-cell>
          <table:table-cell table:style-name="Table93.B1" office:value-type="string">
            <text:p text:style-name="P62">Function</text:p>
          </table:table-cell>
        </table:table-row>
        <table:table-row table:style-name="Table93.2">
          <table:table-cell table:style-name="Table93.A1" office:value-type="string">
            <text:p text:style-name="P198">Arg syntax</text:p>
          </table:table-cell>
          <table:table-cell table:style-name="Table93.B1" office:value-type="string">
            <text:p text:style-name="P62">&lt;baseparse:closure&gt; &lt;opdefs:dir&gt; &lt;ref_val:closure&gt; &lt;parseobj:clodir&gt;</text:p>
          </table:table-cell>
        </table:table-row>
        <table:table-row table:style-name="Table93.2">
          <table:table-cell table:style-name="Table93.A1" office:value-type="string">
            <text:p text:style-name="P198">Description</text:p>
          </table:table-cell>
          <table:table-cell table:style-name="Table93.B1" office:value-type="string">
            <text:p text:style-name="P62">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otherwise it returns <text:span text:style-name="T1">FALSE</text:span>.  If the parse succeeds the value associated with 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text:soft-page-break/>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2">
          <table:table-cell table:style-name="Table93.A1" office:value-type="string">
            <text:p text:style-name="P198">Returns</text:p>
          </table:table-cell>
          <table:table-cell table:style-name="Table93.B1" office:value-type="string">
            <text:p text:style-name="P62"><text:span text:style-name="T1">TRUE</text:span> if a prefix contained in <text:span text:style-name="T1">delims</text:span> is parsed, <text:span text:style-name="T1">FALSE</text:span> otherwise.</text:p>
          </table:table-cell>
        </table:table-row>
        <table:table-row table:style-name="Table93.2">
          <table:table-cell table:style-name="Table93.A1" office:value-type="string">
            <text:p text:style-name="P198">Example</text:p>
          </table:table-cell>
          <table:table-cell table:style-name="Table93.B1" office:value-type="string">
            <text:p text:style-name="P119"/>
          </table:table-cell>
        </table:table-row>
      </table:table>
      <text:h text:style-name="P28" text:outline-level="3">parse source</text:h>
      <table:table table:name="Table94" table:style-name="Table94" table:template-name="FTL Name Spec">
        <table:table-column table:style-name="Table94.A"/>
        <table:table-column table:style-name="Table94.B"/>
        <table:table-row table:style-name="Table94.1">
          <table:table-cell table:style-name="Table94.A1" office:value-type="string">
            <text:p text:style-name="P198">Name</text:p>
          </table:table-cell>
          <table:table-cell table:style-name="Table94.B1" office:value-type="string">
            <text:p text:style-name="P108">parse.source</text:p>
          </table:table-cell>
        </table:table-row>
        <table:table-row table:style-name="Table94.1">
          <table:table-cell table:style-name="Table94.A1" office:value-type="string">
            <text:p text:style-name="P198">Kind</text:p>
          </table:table-cell>
          <table:table-cell table:style-name="Table94.B1" office:value-type="string">
            <text:p text:style-name="P62">Function</text:p>
          </table:table-cell>
        </table:table-row>
        <table:table-row table:style-name="Table94.1">
          <table:table-cell table:style-name="Table94.A1" office:value-type="string">
            <text:p text:style-name="P198">Arg syntax</text:p>
          </table:table-cell>
          <table:table-cell table:style-name="Table94.B1" office:value-type="string">
            <text:p text:style-name="P62">None</text:p>
          </table:table-cell>
        </table:table-row>
        <table:table-row table:style-name="Table94.1">
          <table:table-cell table:style-name="Table94.A1" office:value-type="string">
            <text:p text:style-name="P198">Description</text:p>
          </table:table-cell>
          <table:table-cell table:style-name="Table94.B1" office:value-type="string">
            <text:p text:style-name="P62">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198">Returns</text:p>
          </table:table-cell>
          <table:table-cell table:style-name="Table94.B1" office:value-type="string">
            <text:p text:style-name="P62">The current interpreted source.</text:p>
          </table:table-cell>
        </table:table-row>
        <table:table-row table:style-name="Table94.1">
          <table:table-cell table:style-name="Table94.A1" office:value-type="string">
            <text:p text:style-name="P198">Example</text:p>
          </table:table-cell>
          <table:table-cell table:style-name="Table94.B1" office:value-type="string">
            <text:p text:style-name="P133">&gt; parse source</text:p>
            <text:p text:style-name="P133">"$*console*"</text:p>
            <text:p text:style-name="P133">&gt; set thissrc[]:{ echo "source "+(str (parse.source!)!)! }</text:p>
            <text:p text:style-name="P133">&gt; parse exec "echo init; thissrc" (io.instring "echo start\n thissrc" "r"!)</text:p>
            <text:p text:style-name="P133">init</text:p>
            <text:p text:style-name="P133">source "\$&lt;INIT&gt;"</text:p>
            <text:p text:style-name="P133">start</text:p>
            <text:p text:style-name="P133">source "\$&lt;string-in&gt;"</text:p>
          </table:table-cell>
        </table:table-row>
      </table:table>
      <text:h text:style-name="P230" text:outline-level="3"><text:span text:style-name="T143">pow</text:span> &lt;<text:span text:style-name="T143">number</text:span>&gt; &lt;<text:span text:style-name="T143">number</text:span>&gt; </text:h>
      <table:table table:name="Table147" table:style-name="Table147">
        <table:table-column table:style-name="Table147.A"/>
        <table:table-column table:style-name="Table147.B"/>
        <table:table-row table:style-name="Table147.1">
          <table:table-cell table:style-name="Table147.A1" office:value-type="string">
            <text:p text:style-name="P295">Name</text:p>
          </table:table-cell>
          <table:table-cell table:style-name="Table147.B1" office:value-type="string">
            <text:p text:style-name="P309">pow</text:p>
          </table:table-cell>
        </table:table-row>
        <table:table-row table:style-name="Table147.1">
          <table:table-cell table:style-name="Table147.A1" office:value-type="string">
            <text:p text:style-name="P295">Kind</text:p>
          </table:table-cell>
          <table:table-cell table:style-name="Table147.B1" office:value-type="string">
            <text:p text:style-name="P279">Function</text:p>
          </table:table-cell>
        </table:table-row>
        <table:table-row table:style-name="Table147.1">
          <table:table-cell table:style-name="Table147.A1" office:value-type="string">
            <text:p text:style-name="P295">Arg syntax</text:p>
          </table:table-cell>
          <table:table-cell table:style-name="Table147.B1" office:value-type="string">
            <text:p text:style-name="P279">&lt;n1:<text:span text:style-name="T213">number</text:span>&gt; &lt;n2:<text:span text:style-name="T213">number</text:span>&gt;</text:p>
          </table:table-cell>
        </table:table-row>
        <table:table-row table:style-name="Table147.1">
          <table:table-cell table:style-name="Table147.A1" office:value-type="string">
            <text:p text:style-name="P295">Description</text:p>
          </table:table-cell>
          <table:table-cell table:style-name="Table147.B1" office:value-type="string">
            <text:p text:style-name="P279">Takes two integer <text:span text:style-name="T213">or real</text:span>s and <text:span text:style-name="T213">raises</text:span> the first <text:span text:style-name="T213">to the power of</text:span> the second returning the result. <text:s/><text:span text:style-name="T214">n2 is treated as an unsigned number.</text:span><text:line-break/><text:span text:style-name="T207">If either n1 or n2 are real numbers the result will be a real </text:span><text:span text:style-name="T212">otherwise it is an integer</text:span><text:span text:style-name="T207">. <text:s/></text:span><text:span text:style-name="T212">(Note that powers that are too large to be represented as integers are not converted to reals.)</text:span></text:p>
          </table:table-cell>
        </table:table-row>
        <table:table-row table:style-name="Table147.1">
          <table:table-cell table:style-name="Table147.A1" office:value-type="string">
            <text:p text:style-name="P295">Returns</text:p>
          </table:table-cell>
          <table:table-cell table:style-name="Table147.B1" office:value-type="string">
            <text:p text:style-name="P279">An integer <text:span text:style-name="T213">or real </text:span>with the value n1<text:span text:style-name="T215">n2</text:span>.<text:span text:style-name="T1"><text:line-break/></text:span>See also: <text:span text:style-name="T1">add</text:span>, <text:span text:style-name="T1">sub</text:span>, <text:span text:style-name="T1">mul</text:span>, <text:span text:style-name="T210">div</text:span><text:span text:style-name="T206">, </text:span><text:span text:style-name="T209">abs</text:span><text:span text:style-name="T206">, </text:span><text:span text:style-name="T209">neg</text:span><text:span text:style-name="T206">, </text:span><text:span text:style-name="T208">shiftr</text:span><text:span text:style-name="T206">, </text:span><text:span text:style-name="T208">shiftl</text:span></text:p>
          </table:table-cell>
        </table:table-row>
        <text:soft-page-break/>
        <table:table-row table:style-name="Table147.1">
          <table:table-cell table:style-name="Table147.A1" office:value-type="string">
            <text:p text:style-name="P295">Example</text:p>
          </table:table-cell>
          <table:table-cell table:style-name="Table147.B1" office:value-type="string">
            <text:p text:style-name="P244">&gt; pow 2 32</text:p>
            <text:p text:style-name="P244">4294967296</text:p>
            <text:p text:style-name="P244">&gt; pow (-2) 3</text:p>
            <text:p text:style-name="P244">-8</text:p>
            <text:p text:style-name="P244">&gt; pow (-2) 31</text:p>
            <text:p text:style-name="P244">-2147483648</text:p>
            <text:p text:style-name="P244">&gt; pow (-2.0000000001) 31</text:p>
            <text:p text:style-name="P244">-2147483651.3286</text:p>
            <text:p text:style-name="P244">&gt; pow 2147483648 (1.0/31)</text:p>
            <text:p text:style-name="P244">2</text:p>
            <text:p text:style-name="P244">&gt; eval pow 3 (-1)!</text:p>
            <text:p text:style-name="P244">-6148914691236517205</text:p>
            <text:p text:style-name="P244">&gt; eval pow 3 0xffffffffffffffff!</text:p>
            <text:p text:style-name="P244">-6148914691236517205</text:p>
          </table:table-cell>
        </table:table-row>
      </table:table>
      <text:h text:style-name="P230" text:outline-level="3">range &lt;env&gt;</text:h>
      <table:table table:name="Table95" table:style-name="Table95" table:template-name="FTL Name Spec">
        <table:table-column table:style-name="Table95.A"/>
        <table:table-column table:style-name="Table95.B"/>
        <table:table-row table:style-name="Table95.1">
          <table:table-cell table:style-name="Table95.A1" office:value-type="string">
            <text:p text:style-name="P198">Name</text:p>
          </table:table-cell>
          <table:table-cell table:style-name="Table95.B1" office:value-type="string">
            <text:p text:style-name="P108">range</text:p>
          </table:table-cell>
        </table:table-row>
        <table:table-row table:style-name="Table95.1">
          <table:table-cell table:style-name="Table95.A1" office:value-type="string">
            <text:p text:style-name="P198">Kind</text:p>
          </table:table-cell>
          <table:table-cell table:style-name="Table95.B1" office:value-type="string">
            <text:p text:style-name="P62">Function</text:p>
          </table:table-cell>
        </table:table-row>
        <table:table-row table:style-name="Table95.1">
          <table:table-cell table:style-name="Table95.A1" office:value-type="string">
            <text:p text:style-name="P198">Arg syntax</text:p>
          </table:table-cell>
          <table:table-cell table:style-name="Table95.B1" office:value-type="string">
            <text:p text:style-name="P62">&lt;mapping:dir&gt;</text:p>
          </table:table-cell>
        </table:table-row>
        <table:table-row table:style-name="Table95.1">
          <table:table-cell table:style-name="Table95.A1" office:value-type="string">
            <text:p text:style-name="P198">Description</text:p>
          </table:table-cell>
          <table:table-cell table:style-name="Table95.B1" office:value-type="string">
            <text:p text:style-name="P62">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198">Returns</text:p>
          </table:table-cell>
          <table:table-cell table:style-name="Table95.B1" office:value-type="string">
            <text:p text:style-name="P62">A vector of the values contained in the argument directory,</text:p>
          </table:table-cell>
        </table:table-row>
        <table:table-row table:style-name="Table95.1">
          <table:table-cell table:style-name="Table95.A1" office:value-type="string">
            <text:p text:style-name="P198">Example</text:p>
          </table:table-cell>
          <table:table-cell table:style-name="Table95.B1" office:value-type="string">
            <text:p text:style-name="P133">&gt; range [mon="eggs", tue="bacon", wed="flour"]</text:p>
            <text:p text:style-name="P133">&lt;"eggs", "bacon", "flour"&gt;</text:p>
            <text:p text:style-name="P133">&gt; echo ${join " == " (range [a="£3", b="€4.5", "c"="$$4"]!)!}</text:p>
            <text:p text:style-name="P133">£3 == €4.5 == $4</text:p>
          </table:table-cell>
        </table:table-row>
      </table:table>
      <text:h text:style-name="P28" text:outline-level="3">restrict &lt;env&gt;</text:h>
      <table:table table:name="Table96" table:style-name="Table96" table:template-name="FTL Name Spec">
        <table:table-column table:style-name="Table96.A"/>
        <table:table-column table:style-name="Table96.B"/>
        <table:table-row table:style-name="Table96.1">
          <table:table-cell table:style-name="Table96.A1" office:value-type="string">
            <text:p text:style-name="P198">Name</text:p>
          </table:table-cell>
          <table:table-cell table:style-name="Table96.B1" office:value-type="string">
            <text:p text:style-name="P108">restrict</text:p>
          </table:table-cell>
        </table:table-row>
        <table:table-row table:style-name="Table96.1">
          <table:table-cell table:style-name="Table96.A1" office:value-type="string">
            <text:p text:style-name="P198">Kind</text:p>
          </table:table-cell>
          <table:table-cell table:style-name="Table96.B1" office:value-type="string">
            <text:p text:style-name="P62">Function</text:p>
          </table:table-cell>
        </table:table-row>
        <table:table-row table:style-name="Table96.1">
          <table:table-cell table:style-name="Table96.A1" office:value-type="string">
            <text:p text:style-name="P198">Arg syntax</text:p>
          </table:table-cell>
          <table:table-cell table:style-name="Table96.B1" office:value-type="string">
            <text:p text:style-name="P62">&lt;env:dir&gt;</text:p>
          </table:table-cell>
        </table:table-row>
        <table:table-row table:style-name="Table96.1">
          <table:table-cell table:style-name="Table96.A1" office:value-type="string">
            <text:p text:style-name="P198">Description</text:p>
          </table:table-cell>
          <table:table-cell table:style-name="Table96.B1" office:value-type="string">
            <text:p text:style-name="P62">restrict further commands to those in &lt;env&gt;</text:p>
          </table:table-cell>
        </table:table-row>
        <table:table-row table:style-name="Table96.1">
          <table:table-cell table:style-name="Table96.A1" office:value-type="string">
            <text:p text:style-name="P198">Returns</text:p>
          </table:table-cell>
          <table:table-cell table:style-name="Table96.B1" office:value-type="string">
            <text:p text:style-name="P122"><text:span text:style-name="T101">This command removes the current environment stack from scope and pushes its argument directory </text:span><text:span text:style-name="T117">env</text:span><text:span text:style-name="T101"> onto the current environment stack thus bringing all the names defined in the directory into scope.<text:line-break/>Since the commands </text:span><text:span text:style-name="T117">parse.local</text:span><text:span text:style-name="T101"> and </text:span><text:span text:style-name="T117">help</text:span><text:span text:style-name="T101"> are active only on the top directory in the current environment the command has a direct effect on them.<text:line-break/></text:span><text:soft-page-break/><text:span text:style-name="T101">Note that the environment entered during the execution of a block goes out of scope at the end of the block, together with any pushed directories.  This will mean that the original environment will become available again once the block incorporating the </text:span><text:span text:style-name="T120">restrict</text:span><text:span text:style-name="T101"> has exited.<text:line-break/>This function can be used to reduce the complexity of the syntax available subsequently.  It can be particularly useful as an argument to </text:span><text:span text:style-name="T120">parse</text:span><text:span text:style-name="T117">.</text:span><text:span text:style-name="T120">exec</text:span><text:span text:style-name="T101">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text:span text:style-name="T117">cmd</text:span><text:span text:style-name="T101"> function.  The </text:span><text:span text:style-name="T117">lock</text:span><text:span text:style-name="T101"> function may be of use if this is a problem.<text:line-break/>See also: </text:span><text:span text:style-name="T117">enter</text:span><text:span text:style-name="T101">, </text:span><text:span text:style-name="T119">leave</text:span><text:span text:style-name="T101">, </text:span><text:span text:style-name="T117">lock</text:span><text:span text:style-name="T101">, </text:span><text:span text:style-name="T117">cmd</text:span><text:span text:style-name="T101">, </text:span><text:span text:style-name="T117">parse.exec</text:span></text:p>
          </table:table-cell>
        </table:table-row>
        <table:table-row table:style-name="Table96.1">
          <table:table-cell table:style-name="Table96.A1" office:value-type="string">
            <text:p text:style-name="P198">Example</text:p>
          </table:table-cell>
          <table:table-cell table:style-name="Table96.B1" office:value-type="string">
            <text:p text:style-name="P133">&gt; restrict [h=help, e=echo, <text:span text:style-name="T155">x=leave, </text:span>ans=42]</text:p>
            <text:p text:style-name="P133">&gt; h</text:p>
            <text:p text:style-name="P133">h [all] [&lt;cmd&gt;] - prints information about commands</text:p>
            <text:p text:style-name="P133">e &lt;whole line&gt; - prints the line out</text:p>
            <text:p text:style-name="P133">x - exit the environment last entered or restricted</text:p>
            <text:p text:style-name="P133">&gt; eval h <text:s text:c="11"/># we don't have an 'eval' command any more</text:p>
            <text:p text:style-name="P145">ftl $*console*:+27 in</text:p>
            <text:p text:style-name="P145">ftl $*console*:28: unknown command 'eval h'</text:p>
            <text:p text:style-name="P165">&gt; x</text:p>
            <text:p text:style-name="P165">&gt; eval h <text:s text:c="11"/># we have eval again, but not 'eval'</text:p>
            <text:p text:style-name="P165">ftl $*console*:+29 in</text:p>
            <text:p text:style-name="P165">ftl $*console*:30: undefined symbol 'h'</text:p>
            <text:p text:style-name="P165">ftl $*console*:+29: failed to evaluate expression</text:p>
            <text:p text:style-name="P133">% cat &gt; /tmp/2</text:p>
            <text:p text:style-name="P133">e simple</text:p>
            <text:p text:style-name="P133">e script</text:p>
            <text:p text:style-name="P133">x</text:p>
            <text:p text:style-name="P133">^D</text:p>
            <text:p text:style-name="P133">% SCRIPT=/tmp/2 ftl</text:p>
            <text:p text:style-name="P133">ftl: v1.6</text:p>
            <text:p text:style-name="P133">&gt; set script_in io.file sys.env.SCRIPT "r"!</text:p>
            <text:p text:style-name="P133">&gt; parse exec "restrict [e=echo, x=exit]" script_in</text:p>
            <text:p text:style-name="P133">simple</text:p>
            <text:p text:style-name="P133">script</text:p>
          </table:table-cell>
        </table:table-row>
      </table:table>
      <text:h text:style-name="P28" text:outline-level="3">return &lt;rc&gt;</text:h>
      <table:table table:name="Table97" table:style-name="Table97" table:template-name="FTL Name Spec">
        <table:table-column table:style-name="Table97.A"/>
        <table:table-column table:style-name="Table97.B"/>
        <table:table-row table:style-name="Table97.1">
          <table:table-cell table:style-name="Table97.A1" office:value-type="string">
            <text:p text:style-name="P198">Name</text:p>
          </table:table-cell>
          <table:table-cell table:style-name="Table97.B1" office:value-type="string">
            <text:p text:style-name="P108">return</text:p>
          </table:table-cell>
        </table:table-row>
        <table:table-row table:style-name="Table97.1">
          <table:table-cell table:style-name="Table97.A1" office:value-type="string">
            <text:p text:style-name="P198">Kind</text:p>
          </table:table-cell>
          <table:table-cell table:style-name="Table97.B1" office:value-type="string">
            <text:p text:style-name="P62">Function</text:p>
          </table:table-cell>
        </table:table-row>
        <table:table-row table:style-name="Table97.1">
          <table:table-cell table:style-name="Table97.A1" office:value-type="string">
            <text:p text:style-name="P198">Arg syntax</text:p>
          </table:table-cell>
          <table:table-cell table:style-name="Table97.B1" office:value-type="string">
            <text:p text:style-name="P62">&lt;rc:int&gt;</text:p>
          </table:table-cell>
        </table:table-row>
        <table:table-row table:style-name="Table97.1">
          <table:table-cell table:style-name="Table97.A1" office:value-type="string">
            <text:p text:style-name="P198">Description</text:p>
          </table:table-cell>
          <table:table-cell table:style-name="Table97.B1" office:value-type="string">
            <text:p text:style-name="P62">abandon current command input returning &lt;rc&gt;</text:p>
          </table:table-cell>
        </table:table-row>
        <table:table-row table:style-name="Table97.1">
          <table:table-cell table:style-name="Table97.A1" office:value-type="string">
            <text:p text:style-name="P198">Returns</text:p>
          </table:table-cell>
          <table:table-cell table:style-name="Table97.B1" office:value-type="string">
            <text:p text:style-name="P62">A string containing the name of the interpreter assigned by the library-using application</text:p>
          </table:table-cell>
        </table:table-row>
        <text:soft-page-break/>
        <table:table-row table:style-name="Table97.1">
          <table:table-cell table:style-name="Table97.A1" office:value-type="string">
            <text:p text:style-name="P198">Example</text:p>
          </table:table-cell>
          <table:table-cell table:style-name="Table97.B1" office:value-type="string">
            <text:p text:style-name="P133">&gt; set script_in io.instring "echo starting; return 2; echo unreached" "r"!</text:p>
            <text:p text:style-name="P133">&gt; set rc parse.exec "" script_in!</text:p>
            <text:p text:style-name="P133">starting</text:p>
            <text:p text:style-name="P133">2</text:p>
            <text:p text:style-name="P133">&gt; eval rc</text:p>
            <text:p text:style-name="P133">2</text:p>
          </table:table-cell>
        </table:table-row>
      </table:table>
      <text:h text:style-name="P234" text:outline-level="3"><text:span text:style-name="T147">rint</text:span> &lt;<text:span text:style-name="T145">real</text:span>&gt; </text:h>
      <table:table table:name="Table152" table:style-name="Table152">
        <table:table-column table:style-name="Table152.A"/>
        <table:table-column table:style-name="Table152.B"/>
        <table:table-row table:style-name="Table152.1">
          <table:table-cell table:style-name="Table152.A1" office:value-type="string">
            <text:p text:style-name="P299">Name</text:p>
          </table:table-cell>
          <table:table-cell table:style-name="Table152.B1" office:value-type="string">
            <text:p text:style-name="P313">rint</text:p>
          </table:table-cell>
        </table:table-row>
        <table:table-row table:style-name="Table152.1">
          <table:table-cell table:style-name="Table152.A1" office:value-type="string">
            <text:p text:style-name="P299">Kind</text:p>
          </table:table-cell>
          <table:table-cell table:style-name="Table152.B1" office:value-type="string">
            <text:p text:style-name="P283">Function <text:span text:style-name="T220">(available only when the real type is supported.)</text:span></text:p>
          </table:table-cell>
        </table:table-row>
        <table:table-row table:style-name="Table152.1">
          <table:table-cell table:style-name="Table152.A1" office:value-type="string">
            <text:p text:style-name="P299">Arg syntax</text:p>
          </table:table-cell>
          <table:table-cell table:style-name="Table152.B1" office:value-type="string">
            <text:p text:style-name="P283">&lt;n:<text:span text:style-name="T219">real</text:span>&gt;</text:p>
          </table:table-cell>
        </table:table-row>
        <table:table-row table:style-name="Table152.1">
          <table:table-cell table:style-name="Table152.A1" office:value-type="string">
            <text:p text:style-name="P299">Description</text:p>
          </table:table-cell>
          <table:table-cell table:style-name="Table152.B1" office:value-type="string">
            <text:p text:style-name="P283">Takes a <text:span text:style-name="T218">real </text:span><text:span text:style-name="T221">(normally representing an integer) </text:span>and returns <text:span text:style-name="T219">a</text:span><text:span text:style-name="T221">n integer</text:span>. <text:s/><text:span text:style-name="T221">The nearest integer is given.</text:span></text:p>
          </table:table-cell>
        </table:table-row>
        <table:table-row table:style-name="Table152.1">
          <table:table-cell table:style-name="Table152.A1" office:value-type="string">
            <text:p text:style-name="P299">Returns</text:p>
          </table:table-cell>
          <table:table-cell table:style-name="Table152.B1" office:value-type="string">
            <text:p text:style-name="Table_20_Contents"><text:span text:style-name="T101">An </text:span><text:span text:style-name="T106">integer</text:span><text:span text:style-name="T107"> </text:span><text:span text:style-name="T101">with the</text:span><text:span text:style-name="T108"> integral number </text:span><text:span text:style-name="T106">nearest to</text:span><text:span text:style-name="T108"> n</text:span><text:span text:style-name="T101">. <text:s/></text:span><text:span text:style-name="T106">(Other than the type of the result this function is very similar to round.)</text:span><text:span text:style-name="T101"><text:line-break/></text:span><text:span text:style-name="T108">Note: the result is </text:span><text:span text:style-name="T106">always</text:span><text:span text:style-name="T108"> an </text:span>integer<text:span text:style-name="T108">, </text:span><text:span text:style-name="T106">not a </text:span><text:span text:style-name="T123">real</text:span><text:span text:style-name="T108">.</text:span><text:span text:style-name="T117"><text:line-break/></text:span><text:span text:style-name="T101">See also: </text:span><text:span text:style-name="T122">r</text:span><text:span text:style-name="T123">ound</text:span><text:span text:style-name="T101">, </text:span><text:span text:style-name="T122">floor</text:span><text:span text:style-name="T101">, </text:span><text:span text:style-name="T123">ceil</text:span></text:p>
          </table:table-cell>
        </table:table-row>
        <table:table-row table:style-name="Table152.1">
          <table:table-cell table:style-name="Table152.A1" office:value-type="string">
            <text:p text:style-name="P299">Example</text:p>
          </table:table-cell>
          <table:table-cell table:style-name="Table152.B1" office:value-type="string">
            <text:p text:style-name="P248">&gt; rint 10.0</text:p>
            <text:p text:style-name="P248">10</text:p>
            <text:p text:style-name="P248">&gt; rint 10.1</text:p>
            <text:p text:style-name="P248">10</text:p>
            <text:p text:style-name="P248">&gt; rint 10.9</text:p>
            <text:p text:style-name="P248">11</text:p>
            <text:p text:style-name="P248">&gt; rint -10.0</text:p>
            <text:p text:style-name="P248">-10</text:p>
            <text:p text:style-name="P248">&gt; rint -10.1</text:p>
            <text:p text:style-name="P248">-10</text:p>
            <text:p text:style-name="P248">&gt; rint -10.9</text:p>
            <text:p text:style-name="P248">-11</text:p>
            <text:p text:style-name="P248">&gt; typeof (rint 10!)</text:p>
            <text:p text:style-name="P248">$basetype.int</text:p>
            <text:p text:style-name="P248">&gt; typeof (rint 10.0!)</text:p>
            <text:p text:style-name="P248">$basetype.int</text:p>
          </table:table-cell>
        </table:table-row>
      </table:table>
      <text:h text:style-name="P234" text:outline-level="3"><text:span text:style-name="T147">round</text:span> &lt;<text:span text:style-name="T145">real</text:span>&gt; </text:h>
      <table:table table:name="Table151" table:style-name="Table151">
        <table:table-column table:style-name="Table151.A"/>
        <table:table-column table:style-name="Table151.B"/>
        <table:table-row table:style-name="Table151.1">
          <table:table-cell table:style-name="Table151.A1" office:value-type="string">
            <text:p text:style-name="P299">Name</text:p>
          </table:table-cell>
          <table:table-cell table:style-name="Table151.B1" office:value-type="string">
            <text:p text:style-name="P313">round</text:p>
          </table:table-cell>
        </table:table-row>
        <table:table-row table:style-name="Table151.1">
          <table:table-cell table:style-name="Table151.A1" office:value-type="string">
            <text:p text:style-name="P299">Kind</text:p>
          </table:table-cell>
          <table:table-cell table:style-name="Table151.B1" office:value-type="string">
            <text:p text:style-name="P283">Function <text:span text:style-name="T220">(available only when the real type is supported.)</text:span></text:p>
          </table:table-cell>
        </table:table-row>
        <table:table-row table:style-name="Table151.1">
          <table:table-cell table:style-name="Table151.A1" office:value-type="string">
            <text:p text:style-name="P299">Arg syntax</text:p>
          </table:table-cell>
          <table:table-cell table:style-name="Table151.B1" office:value-type="string">
            <text:p text:style-name="P283">&lt;n:<text:span text:style-name="T219">real</text:span>&gt;</text:p>
          </table:table-cell>
        </table:table-row>
        <table:table-row table:style-name="Table151.1">
          <table:table-cell table:style-name="Table151.A1" office:value-type="string">
            <text:p text:style-name="P299">Description</text:p>
          </table:table-cell>
          <table:table-cell table:style-name="Table151.B1" office:value-type="string">
            <text:p text:style-name="P283">Takes a <text:span text:style-name="T218">real </text:span>and returns <text:span text:style-name="T219">a real number representing the </text:span><text:span text:style-name="T221">nearest</text:span><text:span text:style-name="T219"> integer</text:span>.</text:p>
          </table:table-cell>
        </table:table-row>
        <text:soft-page-break/>
        <table:table-row table:style-name="Table151.1">
          <table:table-cell table:style-name="Table151.A1" office:value-type="string">
            <text:p text:style-name="P299">Returns</text:p>
          </table:table-cell>
          <table:table-cell table:style-name="Table151.B1" office:value-type="string">
            <text:p text:style-name="P283">An <text:span text:style-name="T218">real </text:span>with the<text:span text:style-name="T220"> integral number </text:span><text:span text:style-name="T221">nearest to</text:span><text:span text:style-name="T220"> n</text:span>.<text:line-break/><text:span text:style-name="T220">Note: the result is not an integer – </text:span><text:span text:style-name="T23">rint</text:span><text:span text:style-name="T220"> can be used to convert it to an integer though.</text:span><text:span text:style-name="T1"><text:line-break/></text:span>See also: <text:span text:style-name="T23">rint</text:span>, <text:span text:style-name="T23">floor</text:span>, <text:span text:style-name="T24">ceil</text:span></text:p>
          </table:table-cell>
        </table:table-row>
        <table:table-row table:style-name="Table151.1">
          <table:table-cell table:style-name="Table151.A1" office:value-type="string">
            <text:p text:style-name="P299">Example</text:p>
          </table:table-cell>
          <table:table-cell table:style-name="Table151.B1" office:value-type="string">
            <text:p text:style-name="P247">&gt; round 10.1</text:p>
            <text:p text:style-name="P247">10</text:p>
            <text:p text:style-name="P247">&gt; round 10.9</text:p>
            <text:p text:style-name="P247">11</text:p>
            <text:p text:style-name="P247">&gt; round -10.1</text:p>
            <text:p text:style-name="P247">-10</text:p>
            <text:p text:style-name="P247">&gt; round -10.9</text:p>
            <text:p text:style-name="P247">-11</text:p>
            <text:p text:style-name="P247">&gt; typeof (round 10!)</text:p>
            <text:p text:style-name="P247">$basetype.int</text:p>
            <text:p text:style-name="P247">&gt; typeof (round 10.1!)</text:p>
            <text:p text:style-name="P247">$basetype.real</text:p>
          </table:table-cell>
        </table:table-row>
      </table:table>
      <text:h text:style-name="P28" text:outline-level="3">rnd &lt;n&gt;</text:h>
      <table:table table:name="Table98" table:style-name="Table98" table:template-name="FTL Name Spec">
        <table:table-column table:style-name="Table98.A"/>
        <table:table-column table:style-name="Table98.B"/>
        <table:table-row table:style-name="Table98.1">
          <table:table-cell table:style-name="Table98.A1" office:value-type="string">
            <text:p text:style-name="P198">Name</text:p>
          </table:table-cell>
          <table:table-cell table:style-name="Table98.B1" office:value-type="string">
            <text:p text:style-name="P108">rnd</text:p>
          </table:table-cell>
        </table:table-row>
        <table:table-row table:style-name="Table98.1">
          <table:table-cell table:style-name="Table98.A1" office:value-type="string">
            <text:p text:style-name="P198">Kind</text:p>
          </table:table-cell>
          <table:table-cell table:style-name="Table98.B1" office:value-type="string">
            <text:p text:style-name="P62">Function</text:p>
          </table:table-cell>
        </table:table-row>
        <table:table-row table:style-name="Table98.1">
          <table:table-cell table:style-name="Table98.A1" office:value-type="string">
            <text:p text:style-name="P198">Arg syntax</text:p>
          </table:table-cell>
          <table:table-cell table:style-name="Table98.B1" office:value-type="string">
            <text:p text:style-name="P62">&lt;n:int&gt;</text:p>
          </table:table-cell>
        </table:table-row>
        <table:table-row table:style-name="Table98.1">
          <table:table-cell table:style-name="Table98.A1" office:value-type="string">
            <text:p text:style-name="P198">Description</text:p>
          </table:table-cell>
          <table:table-cell table:style-name="Table98.B1" office:value-type="string">
            <text:p text:style-name="P62">Choose <text:span text:style-name="T53">pseudo </text:span>random number less than n and greater or equal to zero.</text:p>
            <text:p text:style-name="P94">The random number generator produces results based on a fixed sequence of random numbers. <text:s/><text:span text:style-name="T54">The sequence of numbers produced is determinstic and will depend on the initial value of a "seed".</text:span></text:p>
            <text:p text:style-name="P73">See also: <text:span text:style-name="T9">rndseed</text:span></text:p>
          </table:table-cell>
        </table:table-row>
        <table:table-row table:style-name="Table98.1">
          <table:table-cell table:style-name="Table98.A1" office:value-type="string">
            <text:p text:style-name="P198">Returns</text:p>
          </table:table-cell>
          <table:table-cell table:style-name="Table98.B1" office:value-type="string">
            <text:p text:style-name="P62">A random integer</text:p>
          </table:table-cell>
        </table:table-row>
        <table:table-row table:style-name="Table98.1">
          <table:table-cell table:style-name="Table98.A1" office:value-type="string">
            <text:p text:style-name="P198">Example</text:p>
          </table:table-cell>
          <table:table-cell table:style-name="Table98.B1" office:value-type="string">
            <text:p text:style-name="P141">&gt; echo ${rnd 256!}.${rnd 256!}.${rnd 256!}.${rnd 256!}</text:p>
            <text:p text:style-name="P141">4.62.35.205</text:p>
            <text:p text:style-name="P141">&gt; set choose[vec]:{ vec.(rnd (len vec!)!) }</text:p>
            <text:p text:style-name="P141">&gt; choose &lt;"red", "white", "blue"&gt;</text:p>
            <text:p text:style-name="P141">"blue"</text:p>
          </table:table-cell>
        </table:table-row>
      </table:table>
      <text:h text:style-name="P33" text:outline-level="3">rnd<text:span text:style-name="T51">seed</text:span> &lt;n&gt;</text:h>
      <table:table table:name="Table140" table:style-name="Table140">
        <table:table-column table:style-name="Table140.A"/>
        <table:table-column table:style-name="Table140.B"/>
        <table:table-row table:style-name="Table140.1">
          <table:table-cell table:style-name="Table140.A1" office:value-type="string">
            <text:p text:style-name="P202">Name</text:p>
          </table:table-cell>
          <table:table-cell table:style-name="Table140.B1" office:value-type="string">
            <text:p text:style-name="P113">rnd<text:span text:style-name="T51">seed</text:span></text:p>
          </table:table-cell>
        </table:table-row>
        <table:table-row table:style-name="Table140.1">
          <table:table-cell table:style-name="Table140.A1" office:value-type="string">
            <text:p text:style-name="P202">Kind</text:p>
          </table:table-cell>
          <table:table-cell table:style-name="Table140.B1" office:value-type="string">
            <text:p text:style-name="P72">Function</text:p>
          </table:table-cell>
        </table:table-row>
        <table:table-row table:style-name="Table140.1">
          <table:table-cell table:style-name="Table140.A1" office:value-type="string">
            <text:p text:style-name="P202">Arg syntax</text:p>
          </table:table-cell>
          <table:table-cell table:style-name="Table140.B1" office:value-type="string">
            <text:p text:style-name="P72">&lt;<text:span text:style-name="T52">seed</text:span>:int&gt; <text:span text:style-name="T52">or &lt;seed:string&gt;</text:span></text:p>
          </table:table-cell>
        </table:table-row>
        <text:soft-page-break/>
        <table:table-row table:style-name="Table140.1">
          <table:table-cell table:style-name="Table140.A1" office:value-type="string">
            <text:p text:style-name="P202">Description</text:p>
          </table:table-cell>
          <table:table-cell table:style-name="Table140.B1" office:value-type="string">
            <text:p text:style-name="P92">Set the "seed" used for the random number generator.<text:line-break/>Up to 32-bits of entropy inferred from the seed which then determines the sequence of values returned from the <text:span text:style-name="name">rnd</text:span> function. <text:s/>The value given can either be in the form of an integer or a binary string. There may be several different values of seed that will result in the same sequence of values returned from <text:span text:style-name="name">rnd</text:span>. Whenever the specific seed is provided the same sequence results, though.</text:p>
            <text:p text:style-name="P93">If, for example, the random number sequence is used to build test data that same test data can be regenerated in a subsequent run by recording and re-establishing the same rndseed prior to execution.</text:p>
            <text:p text:style-name="P93">The sequence of values returned for a given seed is dependent on the build of the interpreter. <text:s/>It is likely, for example, that the same seed will yield different sequences when used on interpreters used on different types of computer or operating system. </text:p>
            <text:p text:style-name="P92">See also: <text:span text:style-name="T1">rnd, </text:span><text:span text:style-name="T10">sys.osfamily</text:span></text:p>
          </table:table-cell>
        </table:table-row>
        <table:table-row table:style-name="Table140.1">
          <table:table-cell table:style-name="Table140.A1" office:value-type="string">
            <text:p text:style-name="P202">Returns</text:p>
          </table:table-cell>
          <table:table-cell table:style-name="Table140.B1" office:value-type="string">
            <text:p text:style-name="P92">NULL</text:p>
          </table:table-cell>
        </table:table-row>
        <table:table-row table:style-name="Table140.1">
          <table:table-cell table:style-name="Table140.A1" office:value-type="string">
            <text:p text:style-name="P202">Example</text:p>
          </table:table-cell>
          <table:table-cell table:style-name="Table140.B1" office:value-type="string">
            <text:p text:style-name="P141">&gt; set test[]:{</text:p>
            <text:p text:style-name="P141">&gt; <text:s text:c="4"/>io.fprintf io.out "%d.%d.%d.%d colour " &lt;</text:p>
            <text:p text:style-name="P141"><text:span text:style-name="T54">&gt; <text:s text:c="22"/></text:span>rnd 256!, rnd 256!, </text:p>
            <text:p text:style-name="P141"><text:span text:style-name="T54">&gt; <text:s text:c="22"/></text:span>rnd 256!, rnd 256! &gt;!;</text:p>
            <text:p text:style-name="P141">&gt; <text:s text:c="4"/>echo &lt;"red", "white", "blue"&gt;.(rnd 3!)!;</text:p>
            <text:p text:style-name="P141">&gt; }</text:p>
            <text:p text:style-name="P141">&gt; set myseed sys.time!; echo Using seed $myseed</text:p>
            <text:p text:style-name="P141">Using seed 1555250522</text:p>
            <text:p text:style-name="P141">&gt; rndseed myseed</text:p>
            <text:p text:style-name="P141"><text:span text:style-name="T54">&gt; </text:span>test</text:p>
            <text:p text:style-name="P141">245.32.252.87 colour blue</text:p>
            <text:p text:style-name="P141">&gt; test</text:p>
            <text:p text:style-name="P141">128.151.116.88 colour white</text:p>
            <text:p text:style-name="P141">&gt; rndseed myseed</text:p>
            <text:p text:style-name="P141"><text:span text:style-name="T54">&gt;</text:span> test</text:p>
            <text:p text:style-name="P141">245.32.252.87 colour blue</text:p>
            <text:p text:style-name="P141"/>
            <text:p text:style-name="P141">&gt; rndseed "a longer string to extract a seed from"</text:p>
          </table:table-cell>
        </table:table-row>
      </table:table>
      <text:h text:style-name="P33" text:outline-level="3">select &lt;closure&gt; &lt;dir&gt;</text:h>
      <table:table table:name="Table99" table:style-name="Table99" table:template-name="FTL Name Spec">
        <table:table-column table:style-name="Table99.A"/>
        <table:table-column table:style-name="Table99.B"/>
        <table:table-row table:style-name="Table99.1">
          <table:table-cell table:style-name="Table99.A1" office:value-type="string">
            <text:p text:style-name="P198">Name</text:p>
          </table:table-cell>
          <table:table-cell table:style-name="Table99.B1" office:value-type="string">
            <text:p text:style-name="P108">select</text:p>
          </table:table-cell>
        </table:table-row>
        <table:table-row table:style-name="Table99.1">
          <table:table-cell table:style-name="Table99.A1" office:value-type="string">
            <text:p text:style-name="P198">Kind</text:p>
          </table:table-cell>
          <table:table-cell table:style-name="Table99.B1" office:value-type="string">
            <text:p text:style-name="P62">Function</text:p>
          </table:table-cell>
        </table:table-row>
        <table:table-row table:style-name="Table99.1">
          <table:table-cell table:style-name="Table99.A1" office:value-type="string">
            <text:p text:style-name="P198">Arg syntax</text:p>
          </table:table-cell>
          <table:table-cell table:style-name="Table99.B1" office:value-type="string">
            <text:p text:style-name="P62">&lt;choose:clocode&gt; &lt;set:clodir&gt; </text:p>
          </table:table-cell>
        </table:table-row>
        <text:soft-page-break/>
        <table:table-row table:style-name="Table99.1">
          <table:table-cell table:style-name="Table99.A1" office:value-type="string">
            <text:p text:style-name="P198">Description</text:p>
          </table:table-cell>
          <table:table-cell table:style-name="Table99.B1" office:value-type="string">
            <text:p text:style-name="P62">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198">Returns</text:p>
          </table:table-cell>
          <table:table-cell table:style-name="Table99.B1" office:value-type="string">
            <text:p text:style-name="P62">The subset of <text:span text:style-name="T1">set</text:span> for which <text:span text:style-name="T1">choose</text:span> returned <text:span text:style-name="T1">TRUE</text:span> as a directory.</text:p>
          </table:table-cell>
        </table:table-row>
        <table:table-row table:style-name="Table99.1">
          <table:table-cell table:style-name="Table99.A1" office:value-type="string">
            <text:p text:style-name="P198">Example</text:p>
          </table:table-cell>
          <table:table-cell table:style-name="Table99.B1" office:value-type="string">
            <text:p text:style-name="P133">&gt; eval select [v]:{ equal "int" (typename v!)! } &lt;1,2,"this",4,"that"&gt;!</text:p>
            <text:p text:style-name="P133">&lt;1, 2, 3=4&gt;</text:p>
            <text:p text:style-name="P133">&gt; eval select [v]:{ equal "string" (typename v!)! } &lt;1,2,"this",4,"that"&gt;!</text:p>
            <text:p text:style-name="P133">&lt;2="this", 4="that"&gt;</text:p>
            <text:p text:style-name="P133">&gt; set inorder select [max=0,v]:{ if (more v max!) { max=v; TRUE } {FALSE}! }</text:p>
            <text:p text:style-name="P133">&gt; inorder &lt;"ay", "bee", "see", "dee", "ee"&gt;</text:p>
            <text:p text:style-name="P133">&lt;"ay", "bee", "see"&gt;</text:p>
            <text:p text:style-name="P133">&gt; inorder &lt;2,3,4,2,4,0,7&gt;</text:p>
            <text:p text:style-name="P133">&lt;2, 3, 4, 6=7&gt;</text:p>
            <text:p text:style-name="P133">&gt; set start[n, vec]: { select [v,ix]:{ moreeq ix n! } vec! }</text:p>
            <text:p text:style-name="P133">&gt; start 3 &lt;"metis", "adrasthea", "amalthea", "thebe", "io", "europa"&gt;</text:p>
            <text:p text:style-name="P133">&lt;3="thebe", "io", "europa"&gt;</text:p>
            <text:p text:style-name="P133">&gt; set pints [mon=1, tue=3, wed=2, thu=2, fri=6, sat=0, sun=0]</text:p>
            <text:p text:style-name="P133">&gt; select (lesseq 2) pints</text:p>
            <text:p text:style-name="P133">["tue"=3, "wed"=2, "thu"=2, "fri"=6]</text:p>
            <text:p text:style-name="P133">&gt; select (equal 0) pints</text:p>
            <text:p text:style-name="P133">["sat"=0, "sun"=0]</text:p>
          </table:table-cell>
        </table:table-row>
      </table:table>
      <text:h text:style-name="P28" text:outline-level="3">set &lt;name&gt; &lt;expr&gt;</text:h>
      <table:table table:name="Table100" table:style-name="Table100" table:template-name="FTL Name Spec">
        <table:table-column table:style-name="Table100.A"/>
        <table:table-column table:style-name="Table100.B"/>
        <table:table-row table:style-name="Table100.1">
          <table:table-cell table:style-name="Table100.A1" office:value-type="string">
            <text:p text:style-name="P198">Name</text:p>
          </table:table-cell>
          <table:table-cell table:style-name="Table100.B1" office:value-type="string">
            <text:p text:style-name="P108">set</text:p>
          </table:table-cell>
        </table:table-row>
        <table:table-row table:style-name="Table100.1">
          <table:table-cell table:style-name="Table100.A1" office:value-type="string">
            <text:p text:style-name="P198">Kind</text:p>
          </table:table-cell>
          <table:table-cell table:style-name="Table100.B1" office:value-type="string">
            <text:p text:style-name="P62">Command</text:p>
          </table:table-cell>
        </table:table-row>
        <table:table-row table:style-name="Table100.1">
          <table:table-cell table:style-name="Table100.A1" office:value-type="string">
            <text:p text:style-name="P198">Arg syntax</text:p>
          </table:table-cell>
          <table:table-cell table:style-name="Table100.B1" office:value-type="string">
            <text:p text:style-name="P62">&lt;name:token&gt; &lt;value:any&gt;</text:p>
          </table:table-cell>
        </table:table-row>
        <text:soft-page-break/>
        <table:table-row table:style-name="Table100.1">
          <table:table-cell table:style-name="Table100.A1" office:value-type="string">
            <text:p text:style-name="P198">Description</text:p>
          </table:table-cell>
          <table:table-cell table:style-name="Table100.B1" office:value-type="string">
            <text:p text:style-name="P62">Provide a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ext:p text:style-name="P103">See also: <text:span text:style-name="name">func</text:span></text:p>
          </table:table-cell>
        </table:table-row>
        <table:table-row table:style-name="Table100.1">
          <table:table-cell table:style-name="Table100.A1" office:value-type="string">
            <text:p text:style-name="P198">Returns</text:p>
          </table:table-cell>
          <table:table-cell table:style-name="Table100.B1" office:value-type="string">
            <text:p text:style-name="P62">NULL</text:p>
          </table:table-cell>
        </table:table-row>
        <table:table-row table:style-name="Table100.1">
          <table:table-cell table:style-name="Table100.A1" office:value-type="string">
            <text:p text:style-name="P198">Example</text:p>
          </table:table-cell>
          <table:table-cell table:style-name="Table100.B1" office:value-type="string">
            <text:p text:style-name="P133">&gt; set name "string value"</text:p>
            <text:p text:style-name="P133">&gt; set dir [old=0]</text:p>
            <text:p text:style-name="P133">&gt; set dir.old "new"</text:p>
            <text:p text:style-name="P133">&gt; set dir.(dir.old) 1</text:p>
            <text:p text:style-name="P133">&gt; eval dir</text:p>
            <text:p text:style-name="P133">["old"="new","new"=1]</text:p>
            <text:p text:style-name="P133">&gt; set proc dir:{ echo old! }</text:p>
            <text:p text:style-name="P133">&gt; proc</text:p>
            <text:p text:style-name="P133">new</text:p>
            <text:p text:style-name="P133">&gt; set fn [old]:{ echo old! }</text:p>
            <text:p text:style-name="P133">&gt; fn "this"</text:p>
            <text:p text:style-name="P133">this</text:p>
          </table:table-cell>
        </table:table-row>
      </table:table>
      <text:h text:style-name="P28" text:outline-level="3">shiftl &lt;int&gt; &lt;int&gt; </text:h>
      <table:table table:name="Table101" table:style-name="Table101" table:template-name="FTL Name Spec">
        <table:table-column table:style-name="Table101.A"/>
        <table:table-column table:style-name="Table101.B"/>
        <table:table-row table:style-name="Table101.1">
          <table:table-cell table:style-name="Table101.A1" office:value-type="string">
            <text:p text:style-name="P57">Name</text:p>
          </table:table-cell>
          <table:table-cell table:style-name="Table101.B1" office:value-type="string">
            <text:p text:style-name="P108">shiftl</text:p>
          </table:table-cell>
        </table:table-row>
        <table:table-row table:style-name="Table101.1">
          <table:table-cell table:style-name="Table101.A1" office:value-type="string">
            <text:p text:style-name="P57">Kind</text:p>
          </table:table-cell>
          <table:table-cell table:style-name="Table101.B1" office:value-type="string">
            <text:p text:style-name="P62">Function</text:p>
          </table:table-cell>
        </table:table-row>
        <table:table-row table:style-name="Table101.1">
          <table:table-cell table:style-name="Table101.A1" office:value-type="string">
            <text:p text:style-name="P57">Arg syntax</text:p>
          </table:table-cell>
          <table:table-cell table:style-name="Table101.B1" office:value-type="string">
            <text:p text:style-name="P62">&lt;n1:int&gt; &lt;n2:int&gt;</text:p>
          </table:table-cell>
        </table:table-row>
        <table:table-row table:style-name="Table101.1">
          <table:table-cell table:style-name="Table101.A1" office:value-type="string">
            <text:p text:style-name="P57">Description</text:p>
          </table:table-cell>
          <table:table-cell table:style-name="Table101.B1" office:value-type="string">
            <text:p text:style-name="P62">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57">Returns</text:p>
          </table:table-cell>
          <table:table-cell table:style-name="Table101.B1" office:value-type="string">
            <text:p text:style-name="P284">An integer with the value n1 shifted left by n2.<text:span text:style-name="T1"><text:line-break/></text:span>See also: <text:span text:style-name="T1">add</text:span>, <text:span text:style-name="T1">sub</text:span>, <text:span text:style-name="T1">mul</text:span>, <text:span text:style-name="T1">div</text:span>, <text:span text:style-name="T25">pow</text:span>, <text:span text:style-name="T1">shift</text:span><text:span text:style-name="T25">r</text:span>, <text:span text:style-name="T25">abs</text:span>, <text:span text:style-name="T25">neg</text:span></text:p>
          </table:table-cell>
        </table:table-row>
        <table:table-row table:style-name="Table101.1">
          <table:table-cell table:style-name="Table101.A1" office:value-type="string">
            <text:p text:style-name="P57">Example</text:p>
          </table:table-cell>
          <table:table-cell table:style-name="Table101.B1" office:value-type="string">
            <text:p text:style-name="P133">&gt; shiftl 1 3</text:p>
            <text:p text:style-name="P133">8</text:p>
            <text:p text:style-name="P133">&gt; shiftl 1 -3</text:p>
            <text:p text:style-name="P133">8</text:p>
            <text:p text:style-name="P133">&gt; shiftl 1 (-3)</text:p>
            <text:p text:style-name="P133">1</text:p>
          </table:table-cell>
        </table:table-row>
      </table:table>
      <text:h text:style-name="P28" text:outline-level="3">shiftr &lt;int&gt; &lt;int&gt; </text:h>
      <table:table table:name="Table102" table:style-name="Table102" table:template-name="FTL Name Spec">
        <table:table-column table:style-name="Table102.A"/>
        <table:table-column table:style-name="Table102.B"/>
        <table:table-row table:style-name="Table102.1">
          <table:table-cell table:style-name="Table102.A1" office:value-type="string">
            <text:p text:style-name="P57">Name</text:p>
          </table:table-cell>
          <table:table-cell table:style-name="Table102.B1" office:value-type="string">
            <text:p text:style-name="P108">shiftr</text:p>
          </table:table-cell>
        </table:table-row>
        <text:soft-page-break/>
        <table:table-row table:style-name="Table102.1">
          <table:table-cell table:style-name="Table102.A1" office:value-type="string">
            <text:p text:style-name="P57">Kind</text:p>
          </table:table-cell>
          <table:table-cell table:style-name="Table102.B1" office:value-type="string">
            <text:p text:style-name="P62">Function</text:p>
          </table:table-cell>
        </table:table-row>
        <table:table-row table:style-name="Table102.1">
          <table:table-cell table:style-name="Table102.A1" office:value-type="string">
            <text:p text:style-name="P57">Arg syntax</text:p>
          </table:table-cell>
          <table:table-cell table:style-name="Table102.B1" office:value-type="string">
            <text:p text:style-name="P62">&lt;n1:int&gt; &lt;n2:int&gt;</text:p>
          </table:table-cell>
        </table:table-row>
        <table:table-row table:style-name="Table102.1">
          <table:table-cell table:style-name="Table102.A1" office:value-type="string">
            <text:p text:style-name="P57">Description</text:p>
          </table:table-cell>
          <table:table-cell table:style-name="Table102.B1" office:value-type="string">
            <text:p text:style-name="P62">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57">Returns</text:p>
          </table:table-cell>
          <table:table-cell table:style-name="Table102.B1" office:value-type="string">
            <text:p text:style-name="P284">An integer with the value n1 shifted left by n2.<text:span text:style-name="T1"><text:line-break/></text:span>See also: <text:span text:style-name="T1">add</text:span>, <text:span text:style-name="T1">sub</text:span>, <text:span text:style-name="T1">mul</text:span>, <text:span text:style-name="T1">div</text:span>, <text:span text:style-name="T25">pow</text:span>, <text:span text:style-name="T1">shiftl</text:span>, <text:span text:style-name="T25">abs</text:span>, <text:span text:style-name="T25">neg</text:span></text:p>
          </table:table-cell>
        </table:table-row>
        <table:table-row table:style-name="Table102.1">
          <table:table-cell table:style-name="Table102.A1" office:value-type="string">
            <text:p text:style-name="P57">Example</text:p>
          </table:table-cell>
          <table:table-cell table:style-name="Table102.B1" office:value-type="string">
            <text:p text:style-name="P133">&gt; shiftr 16 3</text:p>
            <text:p text:style-name="P133">2</text:p>
            <text:p text:style-name="P133">&gt; shiftr 16 (-3)</text:p>
            <text:p text:style-name="P133">16</text:p>
            <text:p text:style-name="P133">&gt; shiftr -16 3</text:p>
            <text:p text:style-name="P133">2305843009213693950</text:p>
          </table:table-cell>
        </table:table-row>
      </table:table>
      <text:h text:style-name="P240" text:outline-level="3"><text:span text:style-name="T150">sin</text:span> &lt;<text:span text:style-name="T148">real</text:span>&gt; </text:h>
      <table:table table:name="Table162" table:style-name="Table162">
        <table:table-column table:style-name="Table162.A"/>
        <table:table-column table:style-name="Table162.B"/>
        <table:table-row table:style-name="Table162.1">
          <table:table-cell table:style-name="Table162.A1" office:value-type="string">
            <text:p text:style-name="P307">Name</text:p>
          </table:table-cell>
          <table:table-cell table:style-name="Table162.B1" office:value-type="string">
            <text:p text:style-name="P319">sin</text:p>
          </table:table-cell>
        </table:table-row>
        <table:table-row table:style-name="Table162.1">
          <table:table-cell table:style-name="Table162.A1" office:value-type="string">
            <text:p text:style-name="P307">Kind</text:p>
          </table:table-cell>
          <table:table-cell table:style-name="Table162.B1" office:value-type="string">
            <text:p text:style-name="P294">Function <text:span text:style-name="T220">(available only when the real type is supported.)</text:span></text:p>
          </table:table-cell>
        </table:table-row>
        <table:table-row table:style-name="Table162.1">
          <table:table-cell table:style-name="Table162.A1" office:value-type="string">
            <text:p text:style-name="P307">Arg syntax</text:p>
          </table:table-cell>
          <table:table-cell table:style-name="Table162.B1" office:value-type="string">
            <text:p text:style-name="P294">&lt;<text:span text:style-name="T222">x</text:span>:<text:span text:style-name="T222">real</text:span>&gt;</text:p>
          </table:table-cell>
        </table:table-row>
        <table:table-row table:style-name="Table162.1">
          <table:table-cell table:style-name="Table162.A1" office:value-type="string">
            <text:p text:style-name="P307">Description</text:p>
          </table:table-cell>
          <table:table-cell table:style-name="Table162.B1" office:value-type="string">
            <text:p text:style-name="P294">Takes a <text:span text:style-name="T222">real number </text:span><text:span text:style-name="T225">of radians </text:span><text:span text:style-name="T222">and</text:span> returns <text:span text:style-name="T224">its </text:span><text:span text:style-name="T225">trigonometric sine</text:span>.<text:line-break/><text:span text:style-name="T224">The inverse function to </text:span><text:span text:style-name="T28">asin</text:span><text:span text:style-name="T224">.</text:span></text:p>
          </table:table-cell>
        </table:table-row>
        <table:table-row table:style-name="Table162.1">
          <table:table-cell table:style-name="Table162.A1" office:value-type="string">
            <text:p text:style-name="P307">Returns</text:p>
          </table:table-cell>
          <table:table-cell table:style-name="Table162.B1" office:value-type="string">
            <text:p text:style-name="P343"><text:span text:style-name="T101">A </text:span><text:span text:style-name="T109">real</text:span><text:span text:style-name="T101"> with the value </text:span><text:span text:style-name="T111">sin(x)</text:span><text:span text:style-name="T109">.</text:span><text:span text:style-name="T117"><text:line-break/></text:span><text:span text:style-name="T101">See also: </text:span><text:span text:style-name="T126">cos</text:span><text:span text:style-name="T101">, </text:span><text:span text:style-name="T126">tan</text:span><text:span text:style-name="T101">, </text:span><text:span text:style-name="T126">asin</text:span><text:span text:style-name="T101">, </text:span><text:span text:style-name="T126">acos</text:span><text:span text:style-name="T110">, </text:span><text:span text:style-name="T126">atan</text:span><text:span text:style-name="T110">, </text:span><text:span text:style-name="T126">sinh</text:span></text:p>
          </table:table-cell>
        </table:table-row>
        <table:table-row table:style-name="Table162.1">
          <table:table-cell table:style-name="Table162.A1" office:value-type="string">
            <text:p text:style-name="P307">Example</text:p>
          </table:table-cell>
          <table:table-cell table:style-name="Table162.B1" office:value-type="string">
            <text:p text:style-name="P258">&gt; set preal[x]:{echo (strf "%.12f" &lt;x&gt;!)!}</text:p>
            <text:p text:style-name="P258">&gt; preal (sin 0.0!)</text:p>
            <text:p text:style-name="P258">0.000000000000</text:p>
            <text:p text:style-name="P258">&gt; preal (sin PI/3!)**2</text:p>
            <text:p text:style-name="P258">0.750000000000</text:p>
            <text:p text:style-name="P258">&gt; preal (sin (-PI/3)!)**2</text:p>
            <text:p text:style-name="P258">0.750000000000</text:p>
            <text:p text:style-name="P258">&gt; preal (sin PI/4!)**2</text:p>
            <text:p text:style-name="P258">0.500000000000</text:p>
            <text:p text:style-name="P258">&gt; preal (sin PI/2!)**2</text:p>
            <text:p text:style-name="P258">1.000000000000</text:p>
            <text:p text:style-name="P258">&gt; preal (sin (asin 0.123!)!)</text:p>
            <text:p text:style-name="P258">0.123000000000</text:p>
          </table:table-cell>
        </table:table-row>
      </table:table>
      <text:h text:style-name="P240" text:outline-level="3"><text:span text:style-name="T150">sin</text:span><text:span text:style-name="T153">h</text:span> &lt;<text:span text:style-name="T148">real</text:span>&gt; </text:h>
      <table:table table:name="Table165" table:style-name="Table165">
        <table:table-column table:style-name="Table165.A"/>
        <table:table-column table:style-name="Table165.B"/>
        <table:table-row table:style-name="Table165.1">
          <table:table-cell table:style-name="Table165.A1" office:value-type="string">
            <text:p text:style-name="P307">Name</text:p>
          </table:table-cell>
          <table:table-cell table:style-name="Table165.B1" office:value-type="string">
            <text:p text:style-name="P319">sin</text:p>
          </table:table-cell>
        </table:table-row>
        <table:table-row table:style-name="Table165.1">
          <table:table-cell table:style-name="Table165.A1" office:value-type="string">
            <text:p text:style-name="P307">Kind</text:p>
          </table:table-cell>
          <table:table-cell table:style-name="Table165.B1" office:value-type="string">
            <text:p text:style-name="P294">Function <text:span text:style-name="T220">(available only when the real type is supported.)</text:span></text:p>
          </table:table-cell>
        </table:table-row>
        <text:soft-page-break/>
        <table:table-row table:style-name="Table165.1">
          <table:table-cell table:style-name="Table165.A1" office:value-type="string">
            <text:p text:style-name="P307">Arg syntax</text:p>
          </table:table-cell>
          <table:table-cell table:style-name="Table165.B1" office:value-type="string">
            <text:p text:style-name="P294">&lt;<text:span text:style-name="T222">x</text:span>:<text:span text:style-name="T222">real</text:span>&gt;</text:p>
          </table:table-cell>
        </table:table-row>
        <table:table-row table:style-name="Table165.1">
          <table:table-cell table:style-name="Table165.A1" office:value-type="string">
            <text:p text:style-name="P307">Description</text:p>
          </table:table-cell>
          <table:table-cell table:style-name="Table165.B1" office:value-type="string">
            <text:p text:style-name="P343"><text:span text:style-name="T101">Takes a </text:span><text:span text:style-name="T109">real number</text:span><text:span text:style-name="T111"> </text:span><text:span text:style-name="T109">and</text:span><text:span text:style-name="T101"> returns </text:span><text:span text:style-name="T110">its </text:span><text:span text:style-name="T113">hyperbolic</text:span><text:span text:style-name="T111"> sine </text:span><text:span text:style-name="T113">(</text:span><text:span text:style-name="T85">½</text:span><text:span text:style-name="T86">(e</text:span><text:span text:style-name="T216">x</text:span><text:span text:style-name="T86">+e</text:span><text:span text:style-name="T216">-x</text:span><text:span text:style-name="T86">))</text:span><text:span text:style-name="T101">.<text:line-break/></text:span><text:span text:style-name="T110">The inverse function to </text:span><text:span text:style-name="T126">asin</text:span><text:span text:style-name="T128">h</text:span><text:span text:style-name="T110">.</text:span></text:p>
          </table:table-cell>
        </table:table-row>
        <table:table-row table:style-name="Table165.1">
          <table:table-cell table:style-name="Table165.A1" office:value-type="string">
            <text:p text:style-name="P307">Returns</text:p>
          </table:table-cell>
          <table:table-cell table:style-name="Table165.B1" office:value-type="string">
            <text:p text:style-name="P343"><text:span text:style-name="T101">A </text:span><text:span text:style-name="T109">real</text:span><text:span text:style-name="T101"> with the value </text:span><text:span text:style-name="T111">sin</text:span><text:span text:style-name="T115">h</text:span><text:span text:style-name="T111">(x)</text:span><text:span text:style-name="T109">.</text:span><text:span text:style-name="T117"><text:line-break/></text:span><text:span text:style-name="T101">See also: </text:span><text:span text:style-name="T126">cos</text:span><text:span text:style-name="T128">h</text:span><text:span text:style-name="T101">, </text:span><text:span text:style-name="T126">tan</text:span><text:span text:style-name="T128">h</text:span><text:span text:style-name="T101">, </text:span><text:span text:style-name="T126">asin</text:span><text:span text:style-name="T128">h</text:span><text:span text:style-name="T101">, </text:span><text:span text:style-name="T126">acos</text:span><text:span text:style-name="T128">h</text:span><text:span text:style-name="T110">, </text:span><text:span text:style-name="T126">atan</text:span><text:span text:style-name="T128">h</text:span><text:span text:style-name="T110">, </text:span><text:span text:style-name="T126">sin</text:span></text:p>
          </table:table-cell>
        </table:table-row>
        <table:table-row table:style-name="Table165.1">
          <table:table-cell table:style-name="Table165.A1" office:value-type="string">
            <text:p text:style-name="P307">Example</text:p>
          </table:table-cell>
          <table:table-cell table:style-name="Table165.B1" office:value-type="string">
            <text:p text:style-name="P258">&gt; set preal[x]:{echo (strf "%.12f" &lt;x&gt;!)!}</text:p>
            <text:p text:style-name="P258">&gt; preal (sinh 0.0!)</text:p>
            <text:p text:style-name="P258">0.000000000000</text:p>
            <text:p text:style-name="P258">&gt; preal (sinh 1.0!)</text:p>
            <text:p text:style-name="P258">1.175201193644</text:p>
            <text:p text:style-name="P258">&gt; preal (sinh (-1.0)!)</text:p>
            <text:p text:style-name="P258">-1.175201193644</text:p>
            <text:p text:style-name="P258">&gt; preal (sinh (asinh 0.123!)!)</text:p>
            <text:p text:style-name="P258">0.123000000000</text:p>
          </table:table-cell>
        </table:table-row>
      </table:table>
      <text:h text:style-name="P240" text:outline-level="3">sleep &lt;n&gt;</text:h>
      <table:table table:name="Table103" table:style-name="Table103" table:template-name="FTL Name Spec">
        <table:table-column table:style-name="Table103.A"/>
        <table:table-column table:style-name="Table103.B"/>
        <table:table-row table:style-name="Table103.1">
          <table:table-cell table:style-name="Table103.A1" office:value-type="string">
            <text:p text:style-name="P198">Name</text:p>
          </table:table-cell>
          <table:table-cell table:style-name="Table103.B1" office:value-type="string">
            <text:p text:style-name="P108">sleep</text:p>
          </table:table-cell>
        </table:table-row>
        <table:table-row table:style-name="Table103.1">
          <table:table-cell table:style-name="Table103.A1" office:value-type="string">
            <text:p text:style-name="P198">Kind</text:p>
          </table:table-cell>
          <table:table-cell table:style-name="Table103.B1" office:value-type="string">
            <text:p text:style-name="P62">Function</text:p>
          </table:table-cell>
        </table:table-row>
        <table:table-row table:style-name="Table103.1">
          <table:table-cell table:style-name="Table103.A1" office:value-type="string">
            <text:p text:style-name="P198">Arg syntax</text:p>
          </table:table-cell>
          <table:table-cell table:style-name="Table103.B1" office:value-type="string">
            <text:p text:style-name="P62">&lt;milliseconds:int&gt;</text:p>
          </table:table-cell>
        </table:table-row>
        <table:table-row table:style-name="Table103.1">
          <table:table-cell table:style-name="Table103.A1" office:value-type="string">
            <text:p text:style-name="P198">Description</text:p>
          </table:table-cell>
          <table:table-cell table:style-name="Table103.B1" office:value-type="string">
            <text:p text:style-name="P62">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198">Returns</text:p>
          </table:table-cell>
          <table:table-cell table:style-name="Table103.B1" office:value-type="string">
            <text:p text:style-name="P62">NULL</text:p>
          </table:table-cell>
        </table:table-row>
        <table:table-row table:style-name="Table103.1">
          <table:table-cell table:style-name="Table103.A1" office:value-type="string">
            <text:p text:style-name="P198">Example</text:p>
          </table:table-cell>
          <table:table-cell table:style-name="Table103.B1" office:value-type="string">
            <text:p text:style-name="P133">&gt; sleep 500</text:p>
            <text:p text:style-name="P133">&gt;</text:p>
            <text:p text:style-name="P133">&gt; set rpt[ms,fn]:{ while {1} {fn!; sleep ms!;}! }</text:p>
            <text:p text:style-name="P133">&gt; rpt 1000 { echo "tick"! }</text:p>
            <text:p text:style-name="P133">tick</text:p>
            <text:p text:style-name="P133">tick</text:p>
            <text:p text:style-name="P133">tick</text:p>
            <text:p text:style-name="P133">tick</text:p>
            <text:p text:style-name="P133">tick</text:p>
            <text:p text:style-name="P133">tick</text:p>
          </table:table-cell>
        </table:table-row>
      </table:table>
      <text:h text:style-name="P28" text:outline-level="3">sort &lt;env&gt;</text:h>
      <table:table table:name="Table104" table:style-name="Table104" table:template-name="FTL Name Spec">
        <table:table-column table:style-name="Table104.A"/>
        <table:table-column table:style-name="Table104.B"/>
        <table:table-row table:style-name="Table104.1">
          <table:table-cell table:style-name="Table104.A1" office:value-type="string">
            <text:p text:style-name="P198">Name</text:p>
          </table:table-cell>
          <table:table-cell table:style-name="Table104.B1" office:value-type="string">
            <text:p text:style-name="P108">sort</text:p>
          </table:table-cell>
        </table:table-row>
        <table:table-row table:style-name="Table104.1">
          <table:table-cell table:style-name="Table104.A1" office:value-type="string">
            <text:p text:style-name="P198">Kind</text:p>
          </table:table-cell>
          <table:table-cell table:style-name="Table104.B1" office:value-type="string">
            <text:p text:style-name="P62">Function</text:p>
          </table:table-cell>
        </table:table-row>
        <table:table-row table:style-name="Table104.1">
          <table:table-cell table:style-name="Table104.A1" office:value-type="string">
            <text:p text:style-name="P198">Arg syntax</text:p>
          </table:table-cell>
          <table:table-cell table:style-name="Table104.B1" office:value-type="string">
            <text:p text:style-name="P62">&lt;env:clodir&gt;</text:p>
          </table:table-cell>
        </table:table-row>
        <text:soft-page-break/>
        <table:table-row table:style-name="Table104.1">
          <table:table-cell table:style-name="Table104.A1" office:value-type="string">
            <text:p text:style-name="P198">Description</text:p>
          </table:table-cell>
          <table:table-cell table:style-name="Table104.B1" office:value-type="string">
            <text:p text:style-name="P62">Provides a vector of names in the provided environment which is ordered by the values each name is associated with in the environment.<text:line-break/>This function is identical to:</text:p>
            <text:p text:style-name="P175">sortby cmp</text:p>
            <text:p text:style-name="P62">(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198">Returns</text:p>
          </table:table-cell>
          <table:table-cell table:style-name="Table104.B1" office:value-type="string">
            <text:p text:style-name="P62">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198">Example</text:p>
          </table:table-cell>
          <table:table-cell table:style-name="Table104.B1" office:value-type="string">
            <text:p text:style-name="P133">&gt; sort &lt;-9,NULL,[a=3],"string",45,&lt;&gt;,3&gt;</text:p>
            <text:p text:style-name="P133">&lt;1, 0, 6, 4, 3, 2, 5&gt;</text:p>
            <text:p text:style-name="P133">&gt; set max[vec]:{ vec.((sort vec!).(-1+(len vec!))) }</text:p>
            <text:p text:style-name="P133">&gt; max &lt;2,6,3,5,6,8,-8&gt;</text:p>
            <text:p text:style-name="P133">8</text:p>
            <text:p text:style-name="P133">&gt; set min[vec]:{ vec.((sort vec!).0) }</text:p>
            <text:p text:style-name="P133">&gt; min &lt;2,6,3,5,6,8,-8&gt;</text:p>
            <text:p text:style-name="P133">-8</text:p>
          </table:table-cell>
        </table:table-row>
      </table:table>
      <text:h text:style-name="P28" text:outline-level="3">sortby &lt;cmpfn&gt; &lt;env&gt;</text:h>
      <table:table table:name="Table105" table:style-name="Table105" table:template-name="FTL Name Spec">
        <table:table-column table:style-name="Table105.A"/>
        <table:table-column table:style-name="Table105.B"/>
        <table:table-row table:style-name="Table105.1">
          <table:table-cell table:style-name="Table105.A1" office:value-type="string">
            <text:p text:style-name="P198">Name</text:p>
          </table:table-cell>
          <table:table-cell table:style-name="Table105.B1" office:value-type="string">
            <text:p text:style-name="P108">sortby</text:p>
          </table:table-cell>
        </table:table-row>
        <table:table-row table:style-name="Table105.1">
          <table:table-cell table:style-name="Table105.A1" office:value-type="string">
            <text:p text:style-name="P198">Kind</text:p>
          </table:table-cell>
          <table:table-cell table:style-name="Table105.B1" office:value-type="string">
            <text:p text:style-name="P62">Function</text:p>
          </table:table-cell>
        </table:table-row>
        <table:table-row table:style-name="Table105.1">
          <table:table-cell table:style-name="Table105.A1" office:value-type="string">
            <text:p text:style-name="P198">Arg syntax</text:p>
          </table:table-cell>
          <table:table-cell table:style-name="Table105.B1" office:value-type="string">
            <text:p text:style-name="P62">&lt;cmpfn:closure&gt; &lt;env:clodir&gt;</text:p>
          </table:table-cell>
        </table:table-row>
        <table:table-row table:style-name="Table105.1">
          <table:table-cell table:style-name="Table105.A1" office:value-type="string">
            <text:p text:style-name="P198">Description</text:p>
          </table:table-cell>
          <table:table-cell table:style-name="Table105.B1" office:value-type="string">
            <text:p text:style-name="P62">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2979027780" text:style-name="L17">
              <text:list-item>
                <text:p text:style-name="P349">a negative integer value to indicate that the first argument is less than the second </text:p>
              </text:list-item>
              <text:list-item>
                <text:p text:style-name="P349">a zero integer value to indicate that the first argument is equal to the second </text:p>
              </text:list-item>
              <text:list-item>
                <text:p text:style-name="P272">a positive integer value to indicate that the first argument is more than the second </text:p>
              </text:list-item>
            </text:list>
            <text:p text:style-name="P62">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198">Returns</text:p>
          </table:table-cell>
          <table:table-cell table:style-name="Table105.B1" office:value-type="string">
            <text:p text:style-name="P62">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ext:soft-page-break/>
        <table:table-row table:style-name="Table105.1">
          <table:table-cell table:style-name="Table105.A1" office:value-type="string">
            <text:p text:style-name="P198">Example</text:p>
          </table:table-cell>
          <table:table-cell table:style-name="Table105.B1" office:value-type="string">
            <text:p text:style-name="P133">&gt; sortby [a,b]:{cmp b a!} &lt;-9,NULL,[a=3],"string",45,&lt;&gt;,3&gt;</text:p>
            <text:p text:style-name="P133">&lt;2, 5, 3, 4, 6, 0, 1&gt;</text:p>
            <text:p text:style-name="P133">&gt; set cmpmin [v1,v2]:{ cmp v1.((sort v1!).0) v2.((sort v2!).0)! }</text:p>
            <text:p text:style-name="P133">&gt; set maxmin[vecvec]:{ sortby cmpmin vecvec! }</text:p>
            <text:p text:style-name="P133">&gt; maxmin &lt;&lt;0,2,3&gt;,&lt;8&gt;,&lt;9,7,-1&gt;,&lt;4,3&gt;&gt;</text:p>
            <text:p text:style-name="P133">&lt;2, 0, 3, 1&gt;</text:p>
          </table:table-cell>
        </table:table-row>
      </table:table>
      <text:h text:style-name="P28" text:outline-level="3">sortdom &lt;env&gt;</text:h>
      <table:table table:name="Table106" table:style-name="Table106" table:template-name="FTL Name Spec">
        <table:table-column table:style-name="Table106.A"/>
        <table:table-column table:style-name="Table106.B"/>
        <table:table-row table:style-name="Table106.1">
          <table:table-cell table:style-name="Table106.A1" office:value-type="string">
            <text:p text:style-name="P198">Name</text:p>
          </table:table-cell>
          <table:table-cell table:style-name="Table106.B1" office:value-type="string">
            <text:p text:style-name="P108">sortmod</text:p>
          </table:table-cell>
        </table:table-row>
        <table:table-row table:style-name="Table106.1">
          <table:table-cell table:style-name="Table106.A1" office:value-type="string">
            <text:p text:style-name="P198">Kind</text:p>
          </table:table-cell>
          <table:table-cell table:style-name="Table106.B1" office:value-type="string">
            <text:p text:style-name="P62">Function</text:p>
          </table:table-cell>
        </table:table-row>
        <table:table-row table:style-name="Table106.1">
          <table:table-cell table:style-name="Table106.A1" office:value-type="string">
            <text:p text:style-name="P198">Arg syntax</text:p>
          </table:table-cell>
          <table:table-cell table:style-name="Table106.B1" office:value-type="string">
            <text:p text:style-name="P62">&lt;env:clodir&gt;</text:p>
          </table:table-cell>
        </table:table-row>
        <table:table-row table:style-name="Table106.1">
          <table:table-cell table:style-name="Table106.A1" office:value-type="string">
            <text:p text:style-name="P198">Description</text:p>
          </table:table-cell>
          <table:table-cell table:style-name="Table106.B1" office:value-type="string">
            <text:p text:style-name="P62">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175">sortmodby cmp</text:p>
            <text:p text:style-name="P62">(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198">Returns</text:p>
          </table:table-cell>
          <table:table-cell table:style-name="Table106.B1" office:value-type="string">
            <text:p text:style-name="P62">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able:table-row table:style-name="Table106.1">
          <table:table-cell table:style-name="Table106.A1" office:value-type="string">
            <text:p text:style-name="P198">Example</text:p>
          </table:table-cell>
          <table:table-cell table:style-name="Table106.B1" office:value-type="string">
            <text:p text:style-name="P133">&gt; sortdom &lt;4,5,67,2&gt;</text:p>
            <text:p text:style-name="P133">&lt;0, 1, 2, 3&gt;</text:p>
            <text:p text:style-name="P133">&gt; sortdom [one=1, two=2, three=3]</text:p>
            <text:p text:style-name="P133">&lt;"one", "three", "two"&gt;</text:p>
            <text:p text:style-name="P133">&gt; set in_order [_vals, _fn]:{</text:p>
            <text:p text:style-name="P133">&gt; <text:s text:c="4"/>forall (sortdom _vals!) [_val]:{ _fn _vals.(_val) _val! }!</text:p>
            <text:p text:style-name="P133">&gt; }</text:p>
            <text:p text:style-name="P133">&gt; in_order [apples=12, pears=8, bananas=7] [n,fruit]:{ </text:p>
            <text:p text:style-name="P133">&gt; <text:s text:c="3"/>io.fprintf io.out "we have %d %s\n" &lt;n,fruit&gt;! </text:p>
            <text:p text:style-name="P133">&gt; }</text:p>
            <text:p text:style-name="P133">we have 12 apples</text:p>
            <text:p text:style-name="P133">we have 7 bananas</text:p>
            <text:p text:style-name="P133">we have 8 pears</text:p>
          </table:table-cell>
        </table:table-row>
      </table:table>
      <text:h text:style-name="P28" text:outline-level="3">sortdomby &lt;cmpfn&gt; &lt;env&gt;</text:h>
      <table:table table:name="Table107" table:style-name="Table107" table:template-name="FTL Name Spec">
        <table:table-column table:style-name="Table107.A"/>
        <table:table-column table:style-name="Table107.B"/>
        <table:table-row table:style-name="Table107.1">
          <table:table-cell table:style-name="Table107.A1" office:value-type="string">
            <text:p text:style-name="P198">Name</text:p>
          </table:table-cell>
          <table:table-cell table:style-name="Table107.B1" office:value-type="string">
            <text:p text:style-name="P108">sortdomby</text:p>
          </table:table-cell>
        </table:table-row>
        <table:table-row table:style-name="Table107.1">
          <table:table-cell table:style-name="Table107.A1" office:value-type="string">
            <text:p text:style-name="P198">Kind</text:p>
          </table:table-cell>
          <table:table-cell table:style-name="Table107.B1" office:value-type="string">
            <text:p text:style-name="P62">Function</text:p>
          </table:table-cell>
        </table:table-row>
        <table:table-row table:style-name="Table107.1">
          <table:table-cell table:style-name="Table107.A1" office:value-type="string">
            <text:p text:style-name="P198">Arg syntax</text:p>
          </table:table-cell>
          <table:table-cell table:style-name="Table107.B1" office:value-type="string">
            <text:p text:style-name="P62">&lt;cmpfn:closure&gt; &lt;env:clodir&gt;</text:p>
          </table:table-cell>
        </table:table-row>
        <text:soft-page-break/>
        <table:table-row table:style-name="Table107.1">
          <table:table-cell table:style-name="Table107.A1" office:value-type="string">
            <text:p text:style-name="P198">Description</text:p>
          </table:table-cell>
          <table:table-cell table:style-name="Table107.B1" office:value-type="string">
            <text:p text:style-name="P62">Provides a vector of names in the provided environment which is ordered by the names in the environment.  The ordering is dictated by the <text:span text:style-name="T1">cmpfn</text:span> function which is executed with two arguments to be compared, and must return </text:p>
            <text:list xml:id="list3548983819" text:style-name="L18">
              <text:list-item>
                <text:p text:style-name="P350">a negative integer value to indicate that the first argument is less than the second </text:p>
              </text:list-item>
              <text:list-item>
                <text:p text:style-name="P350">a zero integer value to indicate that the first argument is equal to the second </text:p>
              </text:list-item>
              <text:list-item>
                <text:p text:style-name="P273">a positive integer value to indicate that the first argument is more than the second </text:p>
              </text:list-item>
            </text:list>
            <text:p text:style-name="P62">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198">Returns</text:p>
          </table:table-cell>
          <table:table-cell table:style-name="Table107.B1" office:value-type="string">
            <text:p text:style-name="P62">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198">Example</text:p>
          </table:table-cell>
          <table:table-cell table:style-name="Table107.B1" office:value-type="string">
            <text:p text:style-name="P133">&gt; sortdomby [a,b]:{cmp b a!} [one=1, two=2, three=3]</text:p>
            <text:p text:style-name="P133">&lt;"two", "three", "one"&gt;</text:p>
            <text:p text:style-name="P133">&gt; sortdomby collate ["fred"=7, "£"=99, "FORMER"=2, "104"=77]</text:p>
            <text:p text:style-name="P133">&lt;"104", "FORMER", "fred", "\xc2\xa3"&gt;</text:p>
          </table:table-cell>
        </table:table-row>
      </table:table>
      <text:h text:style-name="P28" text:outline-level="3">source &lt;filename&gt;</text:h>
      <table:table table:name="Table108" table:style-name="Table108" table:template-name="FTL Name Spec">
        <table:table-column table:style-name="Table108.A"/>
        <table:table-column table:style-name="Table108.B"/>
        <table:table-row table:style-name="Table108.1">
          <table:table-cell table:style-name="Table108.A1" office:value-type="string">
            <text:p text:style-name="P198">Name</text:p>
          </table:table-cell>
          <table:table-cell table:style-name="Table108.B1" office:value-type="string">
            <text:p text:style-name="P108">source</text:p>
          </table:table-cell>
        </table:table-row>
        <table:table-row table:style-name="Table108.1">
          <table:table-cell table:style-name="Table108.A1" office:value-type="string">
            <text:p text:style-name="P198">Kind</text:p>
          </table:table-cell>
          <table:table-cell table:style-name="Table108.B1" office:value-type="string">
            <text:p text:style-name="P62">Command</text:p>
          </table:table-cell>
        </table:table-row>
        <table:table-row table:style-name="Table108.1">
          <table:table-cell table:style-name="Table108.A1" office:value-type="string">
            <text:p text:style-name="P198">Arg syntax</text:p>
          </table:table-cell>
          <table:table-cell table:style-name="Table108.B1" office:value-type="string">
            <text:p text:style-name="P62">&lt;tokstring:filename&gt;</text:p>
          </table:table-cell>
        </table:table-row>
        <table:table-row table:style-name="Table108.1">
          <table:table-cell table:style-name="Table108.A1" office:value-type="string">
            <text:p text:style-name="P198">Description</text:p>
          </table:table-cell>
          <table:table-cell table:style-name="Table108.B1" office:value-type="string">
            <text:p text:style-name="P81">Open the filename for reading and <text:span text:style-name="T188">interpret lines from that file as commands to be executed.</text:span><text:line-break/><text:span text:style-name="T188">Normally file execution continues until it is completely read or until a </text:span><text:span text:style-name="T15">return</text:span><text:span text:style-name="T188"> or </text:span><text:span text:style-name="T15">exit</text:span><text:span text:style-name="T188"> command are executed. </text:span><text:line-break/>When the last octet is read from the file, <text:span text:style-name="T188">or</text:span> the interpreter is closed, <text:span text:style-name="T188">the file will be</text:span> closed automatically.<text:line-break/>See also: <text:span text:style-name="T1">parse.exec</text:span>, <text:span text:style-name="T1">sourcetext</text:span>, <text:span text:style-name="T16">command</text:span>, <text:span text:style-name="T15">return</text:span><text:span text:style-name="T188">, </text:span><text:span text:style-name="T15">exit</text:span></text:p>
          </table:table-cell>
        </table:table-row>
        <table:table-row table:style-name="Table108.1">
          <table:table-cell table:style-name="Table108.A1" office:value-type="string">
            <text:p text:style-name="P198">Returns</text:p>
          </table:table-cell>
          <table:table-cell table:style-name="Table108.B1" office:value-type="string">
            <text:p text:style-name="P62">NULL</text:p>
          </table:table-cell>
        </table:table-row>
        <table:table-row table:style-name="Table108.6">
          <table:table-cell table:style-name="Table108.A1" office:value-type="string">
            <text:p text:style-name="P198">Example</text:p>
          </table:table-cell>
          <table:table-cell table:style-name="Table108.B1" office:value-type="string">
            <text:p text:style-name="Table_20_Contents">When c:\\extra-commands contains:</text:p>
            <text:p text:style-name="P168">echo executing…</text:p>
            <text:p text:style-name="Table_20_Contents"/>
            <text:p text:style-name="P168">&gt; source c:\\extra-commands</text:p>
            <text:p text:style-name="P168">executing...</text:p>
            <text:p text:style-name="P168">&gt; set test[]:{ source "<text:span text:style-name="T189">C:\\</text:span>extra-commands"!; echo "<text:span text:style-name="T190">finished</text:span>"! }</text:p>
            <text:p text:style-name="P168">&gt; test</text:p>
            <text:p text:style-name="P170">executing…</text:p>
            <text:p text:style-name="P173">finished</text:p>
            <text:p text:style-name="P173">&gt;</text:p>
          </table:table-cell>
        </table:table-row>
      </table:table>
      <text:p text:style-name="P1"/>
      <text:p text:style-name="P1"><text:soft-page-break/></text:p>
      <text:p text:style-name="P1"/>
      <text:h text:style-name="P28" text:outline-level="3">sourcetext &lt;stringexpr&gt;</text:h>
      <table:table table:name="Table109" table:style-name="Table109" table:template-name="FTL Name Spec">
        <table:table-column table:style-name="Table109.A"/>
        <table:table-column table:style-name="Table109.B"/>
        <table:table-row table:style-name="Table109.1">
          <table:table-cell table:style-name="Table109.A1" office:value-type="string">
            <text:p text:style-name="P198">Name</text:p>
          </table:table-cell>
          <table:table-cell table:style-name="Table109.B1" office:value-type="string">
            <text:p text:style-name="P108">sourcetext</text:p>
          </table:table-cell>
        </table:table-row>
        <table:table-row table:style-name="Table109.1">
          <table:table-cell table:style-name="Table109.A1" office:value-type="string">
            <text:p text:style-name="P198">Kind</text:p>
          </table:table-cell>
          <table:table-cell table:style-name="Table109.B1" office:value-type="string">
            <text:p text:style-name="P62">Function</text:p>
          </table:table-cell>
        </table:table-row>
        <table:table-row table:style-name="Table109.1">
          <table:table-cell table:style-name="Table109.A1" office:value-type="string">
            <text:p text:style-name="P198">Arg syntax</text:p>
          </table:table-cell>
          <table:table-cell table:style-name="Table109.B1" office:value-type="string">
            <text:p text:style-name="P62">&lt;text:string<text:span text:style-name="T176">orcode</text:span>&gt;</text:p>
          </table:table-cell>
        </table:table-row>
        <table:table-row table:style-name="Table109.1">
          <table:table-cell table:style-name="Table109.A1" office:value-type="string">
            <text:p text:style-name="P198">Description</text:p>
          </table:table-cell>
          <table:table-cell table:style-name="Table109.B1" office:value-type="string">
            <text:p text:style-name="P81"><text:span text:style-name="T187">Execute the provided text (provided either as a string or a code value) as if it were </text:span><text:span text:style-name="T188">source commands.</text:span></text:p>
            <text:p text:style-name="P81"><text:span text:style-name="T188">Normally execution continues until it is completely read or until a </text:span><text:span text:style-name="T15">return</text:span><text:span text:style-name="T188"> or </text:span><text:span text:style-name="T15">exit</text:span><text:span text:style-name="T188"> command are executed. </text:span><text:line-break/>See also: <text:span text:style-name="T1">parse.exec</text:span>, <text:span text:style-name="T1">source</text:span>, <text:span text:style-name="T16">command</text:span>, <text:span text:style-name="T15">return</text:span><text:span text:style-name="T188">, </text:span><text:span text:style-name="T15">exit</text:span> </text:p>
          </table:table-cell>
        </table:table-row>
        <table:table-row table:style-name="Table109.1">
          <table:table-cell table:style-name="Table109.A1" office:value-type="string">
            <text:p text:style-name="P198">Returns</text:p>
          </table:table-cell>
          <table:table-cell table:style-name="Table109.B1" office:value-type="string">
            <text:p text:style-name="P106">Any value provided by a <text:span text:style-name="T1">return</text:span> command.</text:p>
          </table:table-cell>
        </table:table-row>
        <table:table-row table:style-name="Table109.1">
          <table:table-cell table:style-name="Table109.A1" office:value-type="string">
            <text:p text:style-name="P198">Example</text:p>
          </table:table-cell>
          <table:table-cell table:style-name="Table109.B1" office:value-type="string">
            <text:p text:style-name="P133">&gt; sourcetext "echo executing..."</text:p>
            <text:p text:style-name="P133">executing...</text:p>
            <text:p text:style-name="P133">&gt; <text:span text:style-name="T192">sourcetext {</text:span></text:p>
            <text:p text:style-name="P133">&gt; <text:s text:c="3"/><text:span text:style-name="T192">echo executing…</text:span></text:p>
            <text:p text:style-name="P133">&gt;<text:span text:style-name="T192">}</text:span></text:p>
            <text:p text:style-name="P242">executing…</text:p>
            <text:p text:style-name="P146"/>
            <text:p text:style-name="P146">&gt; set state "executing"</text:p>
            <text:p text:style-name="P146">&gt; sourcetext " enter [state=\"running\"]; echo ${state}...; "</text:p>
            <text:p text:style-name="P146">executing...</text:p>
            <text:p text:style-name="P146">&gt; sourcetext { enter [state="running"]; echo ${state}...; }</text:p>
            <text:p text:style-name="P146">running...</text:p>
            <text:p text:style-name="P146">&gt; sourcetext " enter [state=\"running\"]; echo \${state}...; "</text:p>
            <text:p text:style-name="P146">running…</text:p>
            <text:p text:style-name="P146"/>
            <text:p text:style-name="P133">&gt; set test[]:{ sourcetext "echo executing...\n"!; echo "Started"! }</text:p>
            <text:p text:style-name="P133">&gt; test</text:p>
            <text:p text:style-name="P133">Started</text:p>
            <text:p text:style-name="P133"/>
            <text:p text:style-name="P147">&gt; set IF[cond,then,else]:{ </text:p>
            <text:p text:style-name="P147">&gt; <text:s text:c="3"/>if cond {sourcetext then!}{sourcetext else!}! </text:p>
            <text:p text:style-name="P147">&gt; }</text:p>
            <text:p text:style-name="P148">&gt; IF TRUE { </text:p>
            <text:p text:style-name="P148">&gt; <text:s text:c="4"/>echo true</text:p>
            <text:p text:style-name="P148">&gt; <text:s text:c="4"/>return 1 </text:p>
            <text:p text:style-name="P148">&gt; } { </text:p>
            <text:p text:style-name="P148">&gt; <text:s text:c="4"/>echo false</text:p>
            <text:p text:style-name="P148">&gt; <text:s text:c="4"/>return 0 </text:p>
            <text:p text:style-name="P148">&gt; }</text:p>
            <text:p text:style-name="P133">true</text:p>
            <text:p text:style-name="P133">1</text:p>
          </table:table-cell>
        </table:table-row>
      </table:table>
      <text:h text:style-name="P28" text:outline-level="3"><text:soft-page-break/>split &lt;delim&gt; &lt;str&gt;</text:h>
      <table:table table:name="Table110" table:style-name="Table110" table:template-name="FTL Name Spec">
        <table:table-column table:style-name="Table110.A"/>
        <table:table-column table:style-name="Table110.B"/>
        <table:table-row table:style-name="Table110.1">
          <table:table-cell table:style-name="Table110.A1" office:value-type="string">
            <text:p text:style-name="P198">Name</text:p>
          </table:table-cell>
          <table:table-cell table:style-name="Table110.B1" office:value-type="string">
            <text:p text:style-name="P108">split</text:p>
          </table:table-cell>
        </table:table-row>
        <table:table-row table:style-name="Table110.1">
          <table:table-cell table:style-name="Table110.A1" office:value-type="string">
            <text:p text:style-name="P198">Kind</text:p>
          </table:table-cell>
          <table:table-cell table:style-name="Table110.B1" office:value-type="string">
            <text:p text:style-name="P62">Function</text:p>
          </table:table-cell>
        </table:table-row>
        <table:table-row table:style-name="Table110.1">
          <table:table-cell table:style-name="Table110.A1" office:value-type="string">
            <text:p text:style-name="P198">Arg syntax</text:p>
          </table:table-cell>
          <table:table-cell table:style-name="Table110.B1" office:value-type="string">
            <text:p text:style-name="P62">&lt;delimiter:stringnl&gt; &lt;arg:string&gt;</text:p>
          </table:table-cell>
        </table:table-row>
        <table:table-row table:style-name="Table110.1">
          <table:table-cell table:style-name="Table110.A1" office:value-type="string">
            <text:p text:style-name="P198">Description</text:p>
          </table:table-cell>
          <table:table-cell table:style-name="Table110.B1" office:value-type="string">
            <text:p text:style-name="P62">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198">Returns</text:p>
          </table:table-cell>
          <table:table-cell table:style-name="Table110.B1" office:value-type="string">
            <text:p text:style-name="P62">A string containing the name of the interpreter assigned by the library-using application</text:p>
          </table:table-cell>
        </table:table-row>
        <table:table-row table:style-name="Table110.1">
          <table:table-cell table:style-name="Table110.A1" office:value-type="string">
            <text:p text:style-name="P198">Example</text:p>
          </table:table-cell>
          <table:table-cell table:style-name="Table110.B1" office:value-type="string">
            <text:p text:style-name="P133">&gt; split "/" "dir/subdir/file"</text:p>
            <text:p text:style-name="P133">&lt;"dir", "subdir", "file"&gt;</text:p>
            <text:p text:style-name="P133">&gt; split "\0" "line1\0line2"</text:p>
            <text:p text:style-name="P133">&lt;"line1", "line2"&gt;</text:p>
            <text:p text:style-name="P133">&gt; split "" "£€¢"</text:p>
            <text:p text:style-name="P133">&lt;"\xc2\xa3", "\xe2\x82\xac", "\xc2\xa2"&gt;</text:p>
            <text:p text:style-name="P133">&gt; split NULL "£€¢"</text:p>
            <text:p text:style-name="P133">&lt;"\xc2", "\xa3", "\xe2", "\x82", "\xac", "\xc2", "\xa2"&gt;</text:p>
            <text:p text:style-name="P133">&gt; split NULL "ascii"</text:p>
            <text:p text:style-name="P133">&lt;"a", "s", "c", "i", "i"&gt;</text:p>
            <text:p text:style-name="P133">&gt; set spaceout[s]: { join " - " (split "" s!)! }</text:p>
            <text:p text:style-name="P133">&gt; echo ${spaceout "£€¢"!}</text:p>
            <text:p text:style-name="P133">£ - € - ¢</text:p>
            <text:p text:style-name="P133">&gt; set args[str]: { range (select (notequal "") (split " " str!)!)! }</text:p>
            <text:p text:style-name="P133">&gt; args " a <text:s text:c="2"/>badly <text:s/>spaced <text:s text:c="4"/>command line"</text:p>
            <text:p text:style-name="P133">&lt;"a", "badly", "spaced", "command", "line"&gt;</text:p>
          </table:table-cell>
        </table:table-row>
      </table:table>
      <text:h text:style-name="P236" text:outline-level="3"><text:span text:style-name="T148">sqrt</text:span> &lt;<text:span text:style-name="T148">real</text:span>&gt; </text:h>
      <table:table table:name="Table153" table:style-name="Table153">
        <table:table-column table:style-name="Table153.A"/>
        <table:table-column table:style-name="Table153.B"/>
        <table:table-row table:style-name="Table153.1">
          <table:table-cell table:style-name="Table153.A1" office:value-type="string">
            <text:p text:style-name="P300">Name</text:p>
          </table:table-cell>
          <table:table-cell table:style-name="Table153.B1" office:value-type="string">
            <text:p text:style-name="P314">sqrt</text:p>
          </table:table-cell>
        </table:table-row>
        <table:table-row table:style-name="Table153.1">
          <table:table-cell table:style-name="Table153.A1" office:value-type="string">
            <text:p text:style-name="P300">Kind</text:p>
          </table:table-cell>
          <table:table-cell table:style-name="Table153.B1" office:value-type="string">
            <text:p text:style-name="P285">Function <text:span text:style-name="T220">(available only when the real type is supported.)</text:span></text:p>
          </table:table-cell>
        </table:table-row>
        <table:table-row table:style-name="Table153.1">
          <table:table-cell table:style-name="Table153.A1" office:value-type="string">
            <text:p text:style-name="P300">Arg syntax</text:p>
          </table:table-cell>
          <table:table-cell table:style-name="Table153.B1" office:value-type="string">
            <text:p text:style-name="P285">&lt;<text:span text:style-name="T222">x</text:span>:<text:span text:style-name="T222">real</text:span>&gt;</text:p>
          </table:table-cell>
        </table:table-row>
        <table:table-row table:style-name="Table153.1">
          <table:table-cell table:style-name="Table153.A1" office:value-type="string">
            <text:p text:style-name="P300">Description</text:p>
          </table:table-cell>
          <table:table-cell table:style-name="Table153.B1" office:value-type="string">
            <text:p text:style-name="P285">Takes a <text:span text:style-name="T222">real number and</text:span> returns its <text:span text:style-name="T222">positive square root</text:span>.</text:p>
          </table:table-cell>
        </table:table-row>
        <table:table-row table:style-name="Table153.1">
          <table:table-cell table:style-name="Table153.A1" office:value-type="string">
            <text:p text:style-name="P300">Returns</text:p>
          </table:table-cell>
          <table:table-cell table:style-name="Table153.B1" office:value-type="string">
            <text:p text:style-name="P337"><text:span text:style-name="T101">A </text:span><text:span text:style-name="T109">real</text:span><text:span text:style-name="T101"> with the value </text:span><text:span text:style-name="T223">√</text:span><text:span text:style-name="T125">x</text:span><text:span text:style-name="T101"> </text:span><text:span text:style-name="T109">(a number which, when multiplied by itself gives </text:span><text:span text:style-name="T110">x</text:span><text:span text:style-name="T109">).</text:span><text:span text:style-name="T117"><text:line-break/></text:span><text:span text:style-name="T101">See also: </text:span><text:span text:style-name="T124">mul</text:span><text:span text:style-name="T101">, </text:span><text:span text:style-name="T124">pow</text:span><text:span text:style-name="T101">, </text:span><text:span text:style-name="T124">exp</text:span><text:span text:style-name="T101">, </text:span><text:span text:style-name="T124">log</text:span><text:span text:style-name="T101">, </text:span><text:span text:style-name="T124">shiftr</text:span></text:p>
          </table:table-cell>
        </table:table-row>
        <text:soft-page-break/>
        <table:table-row table:style-name="Table153.1">
          <table:table-cell table:style-name="Table153.A1" office:value-type="string">
            <text:p text:style-name="P300">Example</text:p>
          </table:table-cell>
          <table:table-cell table:style-name="Table153.B1" office:value-type="string">
            <text:p text:style-name="P249">&gt; sqrt 625</text:p>
            <text:p text:style-name="P249">25</text:p>
            <text:p text:style-name="P249">&gt; sqrt -625</text:p>
            <text:p text:style-name="P249">-nan</text:p>
            <text:p text:style-name="P249">&gt; sqrt 0</text:p>
            <text:p text:style-name="P249">0</text:p>
            <text:p text:style-name="P249">&gt; sqrt 0.0625</text:p>
            <text:p text:style-name="P249">0.25</text:p>
            <text:p text:style-name="P249">&gt; set diag[x,y]:{sqrt x**2 + y**2!}</text:p>
            <text:p text:style-name="P249">&gt; diag 3 4</text:p>
            <text:p text:style-name="P249">5</text:p>
          </table:table-cell>
        </table:table-row>
      </table:table>
      <text:h text:style-name="P236" text:outline-level="3">str &lt;expr&gt;</text:h>
      <table:table table:name="Table111" table:style-name="Table111" table:template-name="FTL Name Spec">
        <table:table-column table:style-name="Table111.A"/>
        <table:table-column table:style-name="Table111.B"/>
        <table:table-row table:style-name="Table111.1">
          <table:table-cell table:style-name="Table111.A1" office:value-type="string">
            <text:p text:style-name="P198">Name</text:p>
          </table:table-cell>
          <table:table-cell table:style-name="Table111.B1" office:value-type="string">
            <text:p text:style-name="P108">str</text:p>
          </table:table-cell>
        </table:table-row>
        <table:table-row table:style-name="Table111.1">
          <table:table-cell table:style-name="Table111.A1" office:value-type="string">
            <text:p text:style-name="P198">Kind</text:p>
          </table:table-cell>
          <table:table-cell table:style-name="Table111.B1" office:value-type="string">
            <text:p text:style-name="P62">Function</text:p>
          </table:table-cell>
        </table:table-row>
        <table:table-row table:style-name="Table111.1">
          <table:table-cell table:style-name="Table111.A1" office:value-type="string">
            <text:p text:style-name="P198">Arg syntax</text:p>
          </table:table-cell>
          <table:table-cell table:style-name="Table111.B1" office:value-type="string">
            <text:p text:style-name="P62">&lt;value:any&gt;</text:p>
          </table:table-cell>
        </table:table-row>
        <table:table-row table:style-name="Table111.1">
          <table:table-cell table:style-name="Table111.A1" office:value-type="string">
            <text:p text:style-name="P198">Description</text:p>
          </table:table-cell>
          <table:table-cell table:style-name="Table111.B1" office:value-type="string">
            <text:p text:style-name="P62">Generate a string representation of the value provided.  The string representation is one that, if read as a value should (where possible) regenerate the value.  This function is equivalent to </text:p>
            <text:p text:style-name="P175">[val]: { io.outstring [out]:{ io.stringify out val! }! }</text:p>
            <text:p text:style-name="P62">See also: <text:span text:style-name="T1">io.stringify</text:span>, <text:span text:style-name="T1">io.strf</text:span></text:p>
          </table:table-cell>
        </table:table-row>
        <table:table-row table:style-name="Table111.1">
          <table:table-cell table:style-name="Table111.A1" office:value-type="string">
            <text:p text:style-name="P198">Returns</text:p>
          </table:table-cell>
          <table:table-cell table:style-name="Table111.B1" office:value-type="string">
            <text:p text:style-name="P62">A string containing the name of the interpreter assigned by the library-using application</text:p>
          </table:table-cell>
        </table:table-row>
        <table:table-row table:style-name="Table111.1">
          <table:table-cell table:style-name="Table111.A1" office:value-type="string">
            <text:p text:style-name="P198">Example</text:p>
          </table:table-cell>
          <table:table-cell table:style-name="Table111.B1" office:value-type="string">
            <text:p text:style-name="P133">&gt; set showstr[val]: { io.write io.out "value: "+(str val!)+"\n"!; }</text:p>
            <text:p text:style-name="P133">&gt; set show[val]: { io.write io.out "value: "+(val)+"\n"!; }</text:p>
            <text:p text:style-name="P133">&gt; show "shaln't"</text:p>
            <text:p text:style-name="P133">value: shaln't</text:p>
            <text:p text:style-name="P133">&gt; showstr "shaln't"</text:p>
            <text:p text:style-name="P133">value: "shaln\'t"</text:p>
            <text:p text:style-name="P133">&gt; showstr 100</text:p>
            <text:p text:style-name="P133">value: 100</text:p>
            <text:p text:style-name="P133">&gt; show 100</text:p>
            <text:p text:style-name="P133">ftl: value has wrong type - type is int, expected string</text:p>
            <text:p text:style-name="P133">ftl $*console*:49: string expected after '+'</text:p>
            <text:p text:style-name="P133">ftl $*console*:49: error in '+(val)+"\n"!; '</text:p>
            <text:p text:style-name="P133">["_1"=&lt;-EOF-&gt;,"_help"="&lt;stream&gt; &lt;string&gt; - write string to stream", "_2"]::&lt;func:0x8053ff4,2&gt;</text:p>
            <text:p text:style-name="P133">&gt; set s str "that's \"£££\"s\n"!</text:p>
            <text:p text:style-name="P133">&gt; echo $s</text:p>
            <text:p text:style-name="P133">"that\'s \"\xc2\xa3\xc2\xa3\xc2\xa3\"s\n"</text:p>
            <text:p text:style-name="P133">&gt; eval s</text:p>
            <text:p text:style-name="P133">"\"that\\\'s \\\"\\xc2\\xa3\\xc2\\xa3\\xc2\\xa3\\\"s\\n\""</text:p>
            <text:p text:style-name="P133">&gt; eval str [a=3, b="this", c=&lt;"one", 2, 3&gt;, d=&lt;7..99&gt;]!</text:p>
            <text:p text:style-name="P133">"[\"a\"=3,\"b\"=\"this\",\"c\"=&lt;\"one\", 2, 3&gt;,\"d\"=&lt;7 .. 9&gt;]"</text:p>
          </table:table-cell>
        </table:table-row>
      </table:table>
      <text:h text:style-name="P36" text:outline-level="3"><text:soft-page-break/>strf &lt;fmt&gt; &lt;env&gt;</text:h>
      <table:table table:name="Table112" table:style-name="Table112" table:template-name="FTL Name Spec">
        <table:table-column table:style-name="Table112.A"/>
        <table:table-column table:style-name="Table112.B"/>
        <table:table-row table:style-name="Table112.1">
          <table:table-cell table:style-name="Table112.A1" office:value-type="string">
            <text:p text:style-name="P198">Name</text:p>
          </table:table-cell>
          <table:table-cell table:style-name="Table112.B1" office:value-type="string">
            <text:p text:style-name="P108">strf</text:p>
          </table:table-cell>
        </table:table-row>
        <table:table-row table:style-name="Table112.1">
          <table:table-cell table:style-name="Table112.A1" office:value-type="string">
            <text:p text:style-name="P198">Kind</text:p>
          </table:table-cell>
          <table:table-cell table:style-name="Table112.B1" office:value-type="string">
            <text:p text:style-name="P62">Function</text:p>
          </table:table-cell>
        </table:table-row>
        <table:table-row table:style-name="Table112.1">
          <table:table-cell table:style-name="Table112.A1" office:value-type="string">
            <text:p text:style-name="P198">Arg syntax</text:p>
          </table:table-cell>
          <table:table-cell table:style-name="Table112.B1" office:value-type="string">
            <text:p text:style-name="P62">&lt;format:string&gt; &lt;values:clodir&gt;</text:p>
          </table:table-cell>
        </table:table-row>
        <table:table-row table:style-name="Table112.1">
          <table:table-cell table:style-name="Table112.A1" office:value-type="string">
            <text:p text:style-name="P198">Description</text:p>
          </table:table-cell>
          <table:table-cell table:style-name="Table112.B1" office:value-type="string">
            <text:p text:style-name="P26">Generate a string according to the format provided from the values given in the values directory. <text:line-break/>The format string must conform to the following syntax: </text:p>
            <text:p text:style-name="P26">[ &lt;text&gt; | %% | %[&lt;fieldname&gt;]&lt;format&gt; ]*</text:p>
            <text:p text:style-name="P26">where &lt;text&gt; is simply a sequence of non '<text:span text:style-name="T1">%</text:span>' characters, the optional &lt;fieldname&gt; is alphanumeric text enclosed by '<text:span text:style-name="T1">[</text:span>' and '<text:span text:style-name="T1">]</text:span>' and the &lt;format&gt; is</text:p>
            <text:p text:style-name="P26">[-][+][0][ ][#][&lt;digits&gt;+][.&lt;digits&gt;+][&lt;fmtchar&gt; | {&lt;fmtstr&gt;}]</text:p>
            <text:p text:style-name="P26">in which the optional prefixes have these uses:</text:p>
            <table:table table:name="Table143" table:style-name="Table143">
              <table:table-column table:style-name="Table143.A"/>
              <table:table-column table:style-name="Table143.B"/>
              <table:table-row table:style-name="TableLine2665836008848">
                <table:table-cell table:style-name="Table143.A1" office:value-type="string">
                  <text:p text:style-name="P207">prefix</text:p>
                </table:table-cell>
                <table:table-cell table:style-name="Table143.A1" office:value-type="string">
                  <text:p text:style-name="P207">meaning</text:p>
                </table:table-cell>
              </table:table-row>
              <table:table-row table:style-name="TableLine2665836004496">
                <table:table-cell table:style-name="Table143.A1" office:value-type="string">
                  <text:p text:style-name="P62">-</text:p>
                </table:table-cell>
                <table:table-cell table:style-name="Table143.A1" office:value-type="string">
                  <text:p text:style-name="P62">left justify the string in the specified width, otherwise right justify it.</text:p>
                </table:table-cell>
              </table:table-row>
              <table:table-row table:style-name="TableLine2665836000688">
                <table:table-cell table:style-name="Table143.A1" office:value-type="string">
                  <text:p text:style-name="P98">+</text:p>
                </table:table-cell>
                <table:table-cell table:style-name="Table143.A1" office:value-type="string">
                  <text:p text:style-name="P62">include a sign (if relevant to the value) both when negative and when positive.</text:p>
                </table:table-cell>
              </table:table-row>
              <table:table-row table:style-name="TableLine2665836000960">
                <table:table-cell table:style-name="Table143.A1" office:value-type="string">
                  <text:p text:style-name="P98">0</text:p>
                </table:table-cell>
                <table:table-cell table:style-name="Table143.A1" office:value-type="string">
                  <text:p text:style-name="P62">when right justified pad leading positions with zeros to accommodate the specified width (taking  any place for a sign into account).</text:p>
                </table:table-cell>
              </table:table-row>
              <table:table-row table:style-name="TableLine2665836003136">
                <table:table-cell table:style-name="Table143.A1" office:value-type="string">
                  <text:p text:style-name="P98">(space)</text:p>
                </table:table-cell>
                <table:table-cell table:style-name="Table143.A1" office:value-type="string">
                  <text:p text:style-name="P62">leave a blank in place of a positive sign (if relevant to the value) when positive</text:p>
                </table:table-cell>
              </table:table-row>
              <table:table-row table:style-name="TableLine2665836008032">
                <table:table-cell table:style-name="Table143.A1" office:value-type="string">
                  <text:p text:style-name="P98">#</text:p>
                </table:table-cell>
                <table:table-cell table:style-name="Table143.A1" office:value-type="string">
                  <text:p text:style-name="P62">use an alternative form of the format.</text:p>
                </table:table-cell>
              </table:table-row>
              <table:table-row table:style-name="TableLine2665836003680">
                <table:table-cell table:style-name="Table143.A1" office:value-type="string">
                  <text:p text:style-name="P98">&lt;digits&gt;+</text:p>
                </table:table-cell>
                <table:table-cell table:style-name="Table143.A1" office:value-type="string">
                  <text:p text:style-name="P62">specifies the minimum width of the field, more characters than this may be printed if the format requires it.</text:p>
                </table:table-cell>
              </table:table-row>
              <table:table-row table:style-name="TableLine2665836008304">
                <table:table-cell table:style-name="Table143.A1" office:value-type="string">
                  <text:p text:style-name="P62">.<text:span text:style-name="T60">&lt;digits&gt;+</text:span></text:p>
                </table:table-cell>
                <table:table-cell table:style-name="Table143.A1" office:value-type="string">
                  <text:p text:style-name="P62">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26"/>
            <text:p text:style-name="P62">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62">fmt.&lt;name&gt; &lt;flags&gt; &lt;precision&gt; &lt;value&gt;!</text:p>
            <text:p text:style-name="P26">This location (<text:span text:style-name="T1">fmt</text:span>) may be altered in future versions.<text:line-break/><text:line-break/><text:soft-page-break/>Curently the following formats are supported (although the user can add more):</text:p>
            <table:table table:name="Table114" table:style-name="Table114">
              <table:table-column table:style-name="Table114.A"/>
              <table:table-column table:style-name="Table114.B"/>
              <table:table-column table:style-name="Table114.C"/>
              <table:table-row table:style-name="TableLine2665836006400">
                <table:table-cell table:style-name="Table114.A1" office:value-type="string">
                  <text:p text:style-name="P207">Format name</text:p>
                </table:table-cell>
                <table:table-cell table:style-name="Table114.A1" office:value-type="string">
                  <text:p text:style-name="P207">Value type required</text:p>
                </table:table-cell>
                <table:table-cell table:style-name="Table114.A1" office:value-type="string">
                  <text:p text:style-name="P207">String produced</text:p>
                </table:table-cell>
              </table:table-row>
              <table:table-row table:style-name="TableLine2665836006944">
                <table:table-cell table:style-name="Table114.A1" office:value-type="string">
                  <text:p text:style-name="P62">v</text:p>
                </table:table-cell>
                <table:table-cell table:style-name="Table114.A1" office:value-type="string">
                  <text:p text:style-name="P62">any type</text:p>
                </table:table-cell>
                <table:table-cell table:style-name="Table114.A1" office:value-type="string">
                  <text:p text:style-name="P62">the string representation of the type (as generated by the <text:span text:style-name="T1">str</text:span> function)</text:p>
                </table:table-cell>
              </table:table-row>
              <table:table-row table:style-name="TableLine2665836011024">
                <table:table-cell table:style-name="Table114.A1" office:value-type="string">
                  <text:p text:style-name="P62">s</text:p>
                </table:table-cell>
                <table:table-cell table:style-name="Table114.A1" office:value-type="string">
                  <text:p text:style-name="P62">string</text:p>
                </table:table-cell>
                <table:table-cell table:style-name="Table114.A1" office:value-type="string">
                  <text:p text:style-name="P62">the string</text:p>
                </table:table-cell>
              </table:table-row>
              <table:table-row table:style-name="TableLine2665836011296">
                <table:table-cell table:style-name="Table114.A1" office:value-type="string">
                  <text:p text:style-name="P100">S</text:p>
                </table:table-cell>
                <table:table-cell table:style-name="Table114.A1" office:value-type="string">
                  <text:p text:style-name="P100">string</text:p>
                </table:table-cell>
                <table:table-cell table:style-name="Table114.A1" office:value-type="string">
                  <text:p text:style-name="P100">the whole string or the initial part that is terminated with a NUL character ("\0")</text:p>
                </table:table-cell>
              </table:table-row>
              <table:table-row table:style-name="TableLine2665836003408">
                <table:table-cell table:style-name="Table114.A1" office:value-type="string">
                  <text:p text:style-name="P62">x</text:p>
                </table:table-cell>
                <table:table-cell table:style-name="Table114.A1" office:value-type="string">
                  <text:p text:style-name="P62">(unsigned) integer</text:p>
                </table:table-cell>
                <table:table-cell table:style-name="Table114.A1" office:value-type="string">
                  <text:p text:style-name="P62">lower case hexadecimal</text:p>
                </table:table-cell>
              </table:table-row>
              <table:table-row table:style-name="TableLine2665836004768">
                <table:table-cell table:style-name="Table114.A1" office:value-type="string">
                  <text:p text:style-name="P62">X</text:p>
                </table:table-cell>
                <table:table-cell table:style-name="Table114.A1" office:value-type="string">
                  <text:p text:style-name="P62">(unsigned) integer</text:p>
                </table:table-cell>
                <table:table-cell table:style-name="Table114.A1" office:value-type="string">
                  <text:p text:style-name="P62">upper case hexadecimal</text:p>
                </table:table-cell>
              </table:table-row>
              <table:table-row table:style-name="TableLine2665836005040">
                <table:table-cell table:style-name="Table114.A1" office:value-type="string">
                  <text:p text:style-name="P62">d</text:p>
                </table:table-cell>
                <table:table-cell table:style-name="Table114.A1" office:value-type="string">
                  <text:p text:style-name="P62">integer</text:p>
                </table:table-cell>
                <table:table-cell table:style-name="Table114.A1" office:value-type="string">
                  <text:p text:style-name="P62">decimal</text:p>
                </table:table-cell>
              </table:table-row>
              <table:table-row table:style-name="TableLine2665836014016">
                <table:table-cell table:style-name="Table114.A1" office:value-type="string">
                  <text:p text:style-name="P62">u</text:p>
                </table:table-cell>
                <table:table-cell table:style-name="Table114.A1" office:value-type="string">
                  <text:p text:style-name="P62">(unsigned) integer</text:p>
                </table:table-cell>
                <table:table-cell table:style-name="Table114.A1" office:value-type="string">
                  <text:p text:style-name="P62">decimal</text:p>
                </table:table-cell>
              </table:table-row>
              <table:table-row table:style-name="TableLine2665836005312">
                <table:table-cell table:style-name="Table114.A1" office:value-type="string">
                  <text:p text:style-name="P99">b</text:p>
                </table:table-cell>
                <table:table-cell table:style-name="Table114.A1" office:value-type="string">
                  <text:p text:style-name="P99">integer</text:p>
                </table:table-cell>
                <table:table-cell table:style-name="Table114.A1" office:value-type="string">
                  <text:p text:style-name="P99">binary encoded little endian</text:p>
                </table:table-cell>
              </table:table-row>
              <table:table-row table:style-name="TableLine2665836014288">
                <table:table-cell table:style-name="Table114.A1" office:value-type="string">
                  <text:p text:style-name="P99">B</text:p>
                </table:table-cell>
                <table:table-cell table:style-name="Table114.A1" office:value-type="string">
                  <text:p text:style-name="P99">Integer</text:p>
                </table:table-cell>
                <table:table-cell table:style-name="Table114.A1" office:value-type="string">
                  <text:p text:style-name="P99">binary encoded big endian</text:p>
                </table:table-cell>
              </table:table-row>
              <table:table-row table:style-name="TableLine2665836011840">
                <table:table-cell table:style-name="Table114.A1" office:value-type="string">
                  <text:p text:style-name="P100">j</text:p>
                </table:table-cell>
                <table:table-cell table:style-name="Table114.A1" office:value-type="string">
                  <text:p text:style-name="P100">any type</text:p>
                </table:table-cell>
                <table:table-cell table:style-name="Table114.A1" office:value-type="string">
                  <text:p text:style-name="P100">the JSON representation of the value<text:note text:id="ftn1" text:note-class="footnote"><text:note-citation>1</text:note-citation><text:note-body><text:p text:style-name="P219">Only when compiled with the JSON FTL extension</text:p></text:note-body></text:note></text:p>
                </table:table-cell>
              </table:table-row>
              <table:table-row table:style-name="TableLine2665836016192">
                <table:table-cell table:style-name="Table114.A1" office:value-type="string">
                  <text:p text:style-name="P100">J</text:p>
                </table:table-cell>
                <table:table-cell table:style-name="Table114.A1" office:value-type="string">
                  <text:p text:style-name="P100">any value</text:p>
                </table:table-cell>
                <table:table-cell table:style-name="Table114.A1" office:value-type="string">
                  <text:p text:style-name="P101">a "pretty printed" JSON representation of the<text:note text:id="ftn2" text:note-class="footnote"><text:note-citation>2</text:note-citation><text:note-body><text:p text:style-name="P219">Only when compiled with the JSON FTL extension</text:p></text:note-body></text:note> value (contains additional white space)</text:p>
                </table:table-cell>
              </table:table-row>
            </table:table>
            <text:p text:style-name="P62"><text:lin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P62">See also: <text:span text:style-name="T1">str</text:span>, <text:span text:style-name="T1">io.fprintf</text:span></text:p>
          </table:table-cell>
        </table:table-row>
        <table:table-row table:style-name="Table112.1">
          <table:table-cell table:style-name="Table112.A1" office:value-type="string">
            <text:p text:style-name="P198">Returns</text:p>
          </table:table-cell>
          <table:table-cell table:style-name="Table112.B1" office:value-type="string">
            <text:p text:style-name="P62">A string containing the formatted representation of the arguments provided in the given environment.</text:p>
          </table:table-cell>
        </table:table-row>
        <table:table-row table:style-name="Table112.1">
          <table:table-cell table:style-name="Table112.A1" office:value-type="string">
            <text:p text:style-name="P198">Example</text:p>
          </table:table-cell>
          <table:table-cell table:style-name="Table112.B1" office:value-type="string">
            <text:p text:style-name="P168">&gt; set on_1line[val]:{io.write io.out (strf "%-.79v" <text:span text:style-name="T61">&lt;</text:span>val<text:span text:style-name="T61">&gt;</text:span>!)!;io.write io.out "\n"!;}</text:p>
            <text:p text:style-name="P168">&gt; on_1line 3</text:p>
            <text:p text:style-name="P168">3</text:p>
            <text:p text:style-name="P168">&gt; on_1line fmt</text:p>
            <text:p text:style-name="P168">[d=[_1, _2, _3]::&lt;func:0x55e8c0516e8d,3&gt;, u=[_1, _2, _3]::&lt;func:0x55e8c0516eb9,</text:p>
            <text:p text:style-name="P168"/>
            <text:p text:style-name="P171">&gt; fmt help</text:p>
            <text:p text:style-name="P168">d &lt;f&gt; &lt;p&gt; &lt;val&gt; - %d integer format</text:p>
            <text:p text:style-name="P168">u &lt;f&gt; &lt;p&gt; &lt;val&gt; - %u unsinged format</text:p>
            <text:p text:style-name="P168">x &lt;f&gt; &lt;p&gt; &lt;val&gt; - %x hex format</text:p>
            <text:p text:style-name="P168">X &lt;f&gt; &lt;p&gt; &lt;val&gt; - %X hex format</text:p>
            <text:p text:style-name="P168">s &lt;f&gt; &lt;p&gt; &lt;val&gt; - %s string format</text:p>
            <text:p text:style-name="P168"><text:soft-page-break/>S &lt;f&gt; &lt;p&gt; &lt;val&gt; - %s zero terminated string format</text:p>
            <text:p text:style-name="P168">c &lt;f&gt; &lt;p&gt; &lt;val&gt; - %c character format</text:p>
            <text:p text:style-name="P168">b &lt;f&gt; &lt;p&gt; &lt;val&gt; - %b little endian binary format</text:p>
            <text:p text:style-name="P168">B &lt;f&gt; &lt;p&gt; &lt;val&gt; - %B big endian binary format</text:p>
            <text:p text:style-name="P168">v &lt;f&gt; &lt;p&gt; &lt;val&gt; - %v value format</text:p>
            <text:p text:style-name="P168">j &lt;f&gt; &lt;p&gt; &lt;val&gt; - %j (JSON) value format</text:p>
            <text:p text:style-name="P168">J &lt;f&gt; &lt;p&gt; &lt;val&gt; - %J (pretty JSON) value format</text:p>
            <text:p text:style-name="P168"/>
            <text:p text:style-name="P168">&gt; set hdump[str]:{</text:p>
            <text:p text:style-name="P168">&gt; <text:s text:c="4"/>forall (split NULL str!) [h]:{</text:p>
            <text:p text:style-name="P168">&gt; <text:s text:c="8"/>io.write io.out (strf "%02X" h!)!;</text:p>
            <text:p text:style-name="P168">&gt; <text:s text:c="5"/>}!</text:p>
            <text:p text:style-name="P168">&gt; } </text:p>
            <text:p text:style-name="P168"/>
            <text:p text:style-name="P172">&gt; set printf io.fprintf io.out</text:p>
            <text:p text:style-name="P168">&gt; printf "tokens %[one]t (not %[one]v) and %[two]t\n" [one="string", two=9]</text:p>
            <text:p text:style-name="P168">tokens string (not "string") and 9</text:p>
            <text:p text:style-name="P168">35</text:p>
            <text:p text:style-name="P168"/>
            <text:p text:style-name="P169">&gt; set show[fmt,val]:{</text:p>
            <text:p text:style-name="P169"><text:span text:style-name="T62">&gt; <text:s text:c="2"/></text:span>.chrs=<text:span text:style-name="T62">printf</text:span> fmt &lt;val&gt;!; </text:p>
            <text:p text:style-name="P169"><text:span text:style-name="T62">&gt; <text:s text:c="2"/>printf</text:span> "\n(%d characters)\n"&lt;chrs&gt;!;</text:p>
            <text:p text:style-name="P169"><text:span text:style-name="T62">&gt; </text:span>}</text:p>
            <text:p text:style-name="P169">&gt; show "%J" [a=10, b=&lt;3,5,7&gt;, c="this"]</text:p>
            <text:p text:style-name="P169">{</text:p>
            <text:p text:style-name="P169"><text:s text:c="4"/>"a" : 10, </text:p>
            <text:p text:style-name="P169"><text:s text:c="4"/>"b" : [3, 5, 7], </text:p>
            <text:p text:style-name="P169"><text:s text:c="4"/>"c" : "this"</text:p>
            <text:p text:style-name="P169">}</text:p>
            <text:p text:style-name="P169">(57 characters)</text:p>
            <text:p text:style-name="P169"/>
            <text:p text:style-name="P172">&gt; set packet[op,dest,data]:{</text:p>
            <text:p text:style-name="P172">&gt; <text:s text:c="3"/>outstring [s]:{</text:p>
            <text:p text:style-name="P172">&gt; <text:s text:c="7"/>printf "%.1b%.4b%s" &lt;op, dest, data&gt;!;</text:p>
            <text:p text:style-name="P172">&gt; <text:s text:c="3"/>}!</text:p>
            <text:p text:style-name="P172">&gt; }</text:p>
            <text:p text:style-name="P169">&gt; packet 2 0x12131415 "somedata"</text:p>
            <text:p text:style-name="P169">"\x02\x15\x14\x13\x12somedata"</text:p>
            <text:p text:style-name="P120">Currently there is a bug in integer formats that occurs when the 0 and the + prefixes are provided together.</text:p>
          </table:table-cell>
        </table:table-row>
      </table:table>
      <text:h text:style-name="P28" text:outline-level="3">strlen [&lt;string&gt;]</text:h>
      <table:table table:name="Table115" table:style-name="Table115" table:template-name="FTL Name Spec">
        <table:table-column table:style-name="Table115.A"/>
        <table:table-column table:style-name="Table115.B"/>
        <table:table-row table:style-name="Table115.1">
          <table:table-cell table:style-name="Table115.A1" office:value-type="string">
            <text:p text:style-name="P198">Name</text:p>
          </table:table-cell>
          <table:table-cell table:style-name="Table115.B1" office:value-type="string">
            <text:p text:style-name="P108">strlen</text:p>
          </table:table-cell>
        </table:table-row>
        <table:table-row table:style-name="Table115.1">
          <table:table-cell table:style-name="Table115.A1" office:value-type="string">
            <text:p text:style-name="P198">Kind</text:p>
          </table:table-cell>
          <table:table-cell table:style-name="Table115.B1" office:value-type="string">
            <text:p text:style-name="P62">Function</text:p>
          </table:table-cell>
        </table:table-row>
        <table:table-row table:style-name="Table115.1">
          <table:table-cell table:style-name="Table115.A1" office:value-type="string">
            <text:p text:style-name="P198">Arg syntax</text:p>
          </table:table-cell>
          <table:table-cell table:style-name="Table115.B1" office:value-type="string">
            <text:p text:style-name="P62">&lt;chars:string&gt;</text:p>
          </table:table-cell>
        </table:table-row>
        <text:soft-page-break/>
        <table:table-row table:style-name="Table115.1">
          <table:table-cell table:style-name="Table115.A1" office:value-type="string">
            <text:p text:style-name="P198">Description</text:p>
          </table:table-cell>
          <table:table-cell table:style-name="Table115.B1" office:value-type="string">
            <text:p text:style-name="P62">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198">Returns</text:p>
          </table:table-cell>
          <table:table-cell table:style-name="Table115.B1" office:value-type="string">
            <text:p text:style-name="P62">The number of characters held in a string</text:p>
          </table:table-cell>
        </table:table-row>
        <table:table-row table:style-name="Table115.1">
          <table:table-cell table:style-name="Table115.A1" office:value-type="string">
            <text:p text:style-name="P198">Example</text:p>
          </table:table-cell>
          <table:table-cell table:style-name="Table115.B1" office:value-type="string">
            <text:p text:style-name="P133">&gt; len "£€¢"</text:p>
            <text:p text:style-name="P133">7</text:p>
            <text:p text:style-name="P133">&gt; strlen "£€¢"</text:p>
            <text:p text:style-name="P133">3</text:p>
            <text:p text:style-name="P133">&gt; strlen "ascii"</text:p>
            <text:p text:style-name="P133">5</text:p>
          </table:table-cell>
        </table:table-row>
      </table:table>
      <text:h text:style-name="P28" text:outline-level="3">sub &lt;<text:span text:style-name="T143">number</text:span>&gt; &lt;<text:span text:style-name="T143">number</text:span>&gt; </text:h>
      <table:table table:name="Table116" table:style-name="Table116" table:template-name="FTL Name Spec">
        <table:table-column table:style-name="Table116.A"/>
        <table:table-column table:style-name="Table116.B"/>
        <table:table-row table:style-name="Table116.1">
          <table:table-cell table:style-name="Table116.A1" office:value-type="string">
            <text:p text:style-name="P57">Name</text:p>
          </table:table-cell>
          <table:table-cell table:style-name="Table116.B1" office:value-type="string">
            <text:p text:style-name="P108">sub</text:p>
          </table:table-cell>
        </table:table-row>
        <table:table-row table:style-name="Table116.1">
          <table:table-cell table:style-name="Table116.A1" office:value-type="string">
            <text:p text:style-name="P57">Kind</text:p>
          </table:table-cell>
          <table:table-cell table:style-name="Table116.B1" office:value-type="string">
            <text:p text:style-name="P62">Function</text:p>
          </table:table-cell>
        </table:table-row>
        <table:table-row table:style-name="Table116.1">
          <table:table-cell table:style-name="Table116.A1" office:value-type="string">
            <text:p text:style-name="P57">Arg syntax</text:p>
          </table:table-cell>
          <table:table-cell table:style-name="Table116.B1" office:value-type="string">
            <text:p text:style-name="P62">&lt;n1:<text:span text:style-name="T213">number</text:span>&gt; &lt;n2:<text:span text:style-name="T213">number</text:span>&gt;</text:p>
          </table:table-cell>
        </table:table-row>
        <table:table-row table:style-name="Table116.1">
          <table:table-cell table:style-name="Table116.A1" office:value-type="string">
            <text:p text:style-name="P57">Description</text:p>
          </table:table-cell>
          <table:table-cell table:style-name="Table116.B1" office:value-type="string">
            <text:p text:style-name="P279">Takes two integers <text:span text:style-name="T213">or reals </text:span>and subtracts the second from the first.<text:line-break/><text:span text:style-name="T207">If either n1 or n2 are real numbers the result will be a real.</text:span></text:p>
          </table:table-cell>
        </table:table-row>
        <table:table-row table:style-name="Table116.1">
          <table:table-cell table:style-name="Table116.A1" office:value-type="string">
            <text:p text:style-name="P57">Returns</text:p>
          </table:table-cell>
          <table:table-cell table:style-name="Table116.B1" office:value-type="string">
            <text:p text:style-name="P279">An integer with the value n1-n2.<text:span text:style-name="T1"><text:line-break/></text:span>See also: <text:span text:style-name="T1">add</text:span>, <text:span text:style-name="T208">mul</text:span><text:span text:style-name="T206">, </text:span><text:span text:style-name="T208">div</text:span><text:span text:style-name="T206">, </text:span><text:span text:style-name="T209">pow</text:span><text:span text:style-name="T206">, </text:span><text:span text:style-name="T209">abs</text:span><text:span text:style-name="T206">, </text:span><text:span text:style-name="T209">neg</text:span><text:span text:style-name="T206">, </text:span><text:span text:style-name="T208">shiftr</text:span><text:span text:style-name="T206">, </text:span><text:span text:style-name="T208">shiftl</text:span></text:p>
          </table:table-cell>
        </table:table-row>
        <table:table-row table:style-name="Table116.1">
          <table:table-cell table:style-name="Table116.A1" office:value-type="string">
            <text:p text:style-name="P57">Example</text:p>
          </table:table-cell>
          <table:table-cell table:style-name="Table116.B1" office:value-type="string">
            <text:p text:style-name="P133">&gt; sub 0x100 12</text:p>
            <text:p text:style-name="P133">244</text:p>
            <text:p text:style-name="P133">&gt; sys localtimef "%T" (sub (sys.time!) 600!)</text:p>
            <text:p text:style-name="P133">"1<text:span text:style-name="T213">5</text:span>:10:14"</text:p>
            <text:p text:style-name="P133">&gt; <text:span text:style-name="T213">eval sub 6 0.5!</text:span></text:p>
            <text:p text:style-name="P259">5.5</text:p>
          </table:table-cell>
        </table:table-row>
      </table:table>
      <text:h text:style-name="P28" text:outline-level="3">sys env</text:h>
      <table:table table:name="Table117" table:style-name="Table117" table:template-name="FTL Name Spec">
        <table:table-column table:style-name="Table117.A"/>
        <table:table-column table:style-name="Table117.B"/>
        <table:table-row table:style-name="Table117.1">
          <table:table-cell table:style-name="Table117.A1" office:value-type="string">
            <text:p text:style-name="P198">Name</text:p>
          </table:table-cell>
          <table:table-cell table:style-name="Table117.B1" office:value-type="string">
            <text:p text:style-name="P108">sys.env</text:p>
          </table:table-cell>
        </table:table-row>
        <table:table-row table:style-name="Table117.1">
          <table:table-cell table:style-name="Table117.A1" office:value-type="string">
            <text:p text:style-name="P198">Kind</text:p>
          </table:table-cell>
          <table:table-cell table:style-name="Table117.B1" office:value-type="string">
            <text:p text:style-name="P62">Directory</text:p>
          </table:table-cell>
        </table:table-row>
        <table:table-row table:style-name="Table117.1">
          <table:table-cell table:style-name="Table117.A1" office:value-type="string">
            <text:p text:style-name="P198">Arg syntax</text:p>
          </table:table-cell>
          <table:table-cell table:style-name="Table117.B1" office:value-type="string">
            <text:p text:style-name="P62">Not a function</text:p>
          </table:table-cell>
        </table:table-row>
        <table:table-row table:style-name="Table117.1">
          <table:table-cell table:style-name="Table117.A1" office:value-type="string">
            <text:p text:style-name="P198">Description</text:p>
          </table:table-cell>
          <table:table-cell table:style-name="Table117.B1" office:value-type="string">
            <text:p text:style-name="P62">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198">Returns</text:p>
          </table:table-cell>
          <table:table-cell table:style-name="Table117.B1" office:value-type="string">
            <text:p text:style-name="P62">Not a function</text:p>
          </table:table-cell>
        </table:table-row>
        <text:soft-page-break/>
        <table:table-row table:style-name="Table117.1">
          <table:table-cell table:style-name="Table117.A1" office:value-type="string">
            <text:p text:style-name="P198">Example</text:p>
          </table:table-cell>
          <table:table-cell table:style-name="Table117.B1" office:value-type="string">
            <text:p text:style-name="P133">&gt; sys env USER</text:p>
            <text:p text:style-name="P133">"gray"</text:p>
            <text:p text:style-name="P133">&gt; set sys.env.new str [a=4, b=7]!</text:p>
            <text:p text:style-name="P133">&gt; eval ${sys.env.new}</text:p>
            <text:p text:style-name="P133">["a"=4,"b"=7]</text:p>
          </table:table-cell>
        </table:table-row>
      </table:table>
      <text:h text:style-name="P28" text:outline-level="3">sys localtime &lt;time&gt;</text:h>
      <table:table table:name="Table118" table:style-name="Table118" table:template-name="FTL Name Spec">
        <table:table-column table:style-name="Table118.A"/>
        <table:table-column table:style-name="Table118.B"/>
        <table:table-row table:style-name="Table118.1">
          <table:table-cell table:style-name="Table118.A1" office:value-type="string">
            <text:p text:style-name="P198">Name</text:p>
          </table:table-cell>
          <table:table-cell table:style-name="Table118.B1" office:value-type="string">
            <text:p text:style-name="P108">sys.localtime</text:p>
          </table:table-cell>
        </table:table-row>
        <table:table-row table:style-name="Table118.1">
          <table:table-cell table:style-name="Table118.A1" office:value-type="string">
            <text:p text:style-name="P198">Kind</text:p>
          </table:table-cell>
          <table:table-cell table:style-name="Table118.B1" office:value-type="string">
            <text:p text:style-name="P62">Function</text:p>
          </table:table-cell>
        </table:table-row>
        <table:table-row table:style-name="Table118.1">
          <table:table-cell table:style-name="Table118.A1" office:value-type="string">
            <text:p text:style-name="P198">Arg syntax</text:p>
          </table:table-cell>
          <table:table-cell table:style-name="Table118.B1" office:value-type="string">
            <text:p text:style-name="P62">&lt;time:int&gt;</text:p>
          </table:table-cell>
        </table:table-row>
        <table:table-row table:style-name="Table118.1">
          <table:table-cell table:style-name="Table118.A1" office:value-type="string">
            <text:p text:style-name="P198">Description</text:p>
          </table:table-cell>
          <table:table-cell table:style-name="Table118.B1" office:value-type="string">
            <text:p text:style-name="P62">Takes a number of seconds representing a calendar time (e.g. as returned by sys.time) and breaks it down into components representing elements of the local time relative to the current timezone in a returned directory with fields:</text:p>
            <text:list xml:id="list2927288283" text:style-name="L19">
              <text:list-item>
                <text:p text:style-name="P351">sec - number of seconds past the minute (0 .. 61 - normally up to 59) </text:p>
              </text:list-item>
              <text:list-item>
                <text:p text:style-name="P351">min - number of minutes pas the hour (0 .. 59) </text:p>
              </text:list-item>
              <text:list-item>
                <text:p text:style-name="P351">hour - number of hours into the identified date (0 .. 23) </text:p>
              </text:list-item>
              <text:list-item>
                <text:p text:style-name="P351">mday - day in the month (1 .. 31) </text:p>
              </text:list-item>
              <text:list-item>
                <text:p text:style-name="P351">mon - month in the year (1 .. 12) </text:p>
              </text:list-item>
              <text:list-item>
                <text:p text:style-name="P351">year - year number (e.g. 2006) </text:p>
              </text:list-item>
              <text:list-item>
                <text:p text:style-name="P351">wday - number of days since Sunday (0 .. 6) </text:p>
              </text:list-item>
              <text:list-item>
                <text:p text:style-name="P351">yday - number of days since 1 January (0 .. 365) </text:p>
              </text:list-item>
              <text:list-item>
                <text:p text:style-name="P274">isdst - whether daylight savings time is in force (=0  no, &gt;0 yes, &lt;0 unknown) </text:p>
              </text:list-item>
            </text:list>
            <text:p text:style-name="P62">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198">Returns</text:p>
          </table:table-cell>
          <table:table-cell table:style-name="Table118.B1" office:value-type="string">
            <text:p text:style-name="P62">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18.1">
          <table:table-cell table:style-name="Table118.A1" office:value-type="string">
            <text:p text:style-name="P198">Example</text:p>
          </table:table-cell>
          <table:table-cell table:style-name="Table118.B1" office:value-type="string">
            <text:p text:style-name="P133">&gt; sys localtime (sys.time!)</text:p>
            <text:p text:style-name="P133">["sec"=39, "min"=46, "hour"=12, "mday"=21, "mon"=5, "year"=2006, "wday"=3, </text:p>
            <text:p text:style-name="P133">"yday"=171, "isdst"=1]</text:p>
            <text:p text:style-name="P133">set logrec[out, when, rec]:{</text:p>
            <text:p text:style-name="P133"><text:s text:c="4"/>t = sys.localtime when!;</text:p>
            <text:p text:style-name="P133"><text:s text:c="4"/>io.write out (octet 0+(t.year)-2000!)!;</text:p>
            <text:p text:style-name="P133"><text:s text:c="4"/>io.write out (octet t.mon!)!;</text:p>
            <text:p text:style-name="P133"><text:s text:c="4"/>io.write out (octet t.mday!)!;</text:p>
            <text:p text:style-name="P133"><text:s text:c="4"/>io.write out (octet t.hour!)!;</text:p>
            <text:p text:style-name="P133"><text:s text:c="4"/>io.write out (octet t.min!)!;</text:p>
            <text:p text:style-name="P133"><text:s text:c="4"/>io.write out (octet (len rec!)!)!;</text:p>
            <text:p text:style-name="P133"><text:s text:c="4"/>io.write out rec!;</text:p>
            <text:p text:style-name="P133">}</text:p>
          </table:table-cell>
        </table:table-row>
      </table:table>
      <text:h text:style-name="P28" text:outline-level="3">sys localtimef &lt;format&gt; &lt;time&gt;</text:h>
      <table:table table:name="Table119" table:style-name="Table119" table:template-name="FTL Name Spec">
        <table:table-column table:style-name="Table119.A"/>
        <table:table-column table:style-name="Table119.B"/>
        <table:table-row table:style-name="Table119.1">
          <table:table-cell table:style-name="Table119.A1" office:value-type="string">
            <text:p text:style-name="P198">Name</text:p>
          </table:table-cell>
          <table:table-cell table:style-name="Table119.B1" office:value-type="string">
            <text:p text:style-name="P108">sys.localtimef</text:p>
          </table:table-cell>
        </table:table-row>
        <text:soft-page-break/>
        <table:table-row table:style-name="Table119.2">
          <table:table-cell table:style-name="Table119.A1" office:value-type="string">
            <text:p text:style-name="P198">Kind</text:p>
          </table:table-cell>
          <table:table-cell table:style-name="Table119.B1" office:value-type="string">
            <text:p text:style-name="P62">Function</text:p>
          </table:table-cell>
        </table:table-row>
        <table:table-row table:style-name="Table119.2">
          <table:table-cell table:style-name="Table119.A1" office:value-type="string">
            <text:p text:style-name="P198">Arg syntax</text:p>
          </table:table-cell>
          <table:table-cell table:style-name="Table119.B1" office:value-type="string">
            <text:p text:style-name="P62">&lt;format:string&gt; &lt;time:int&gt;</text:p>
          </table:table-cell>
        </table:table-row>
        <table:table-row table:style-name="Table119.2">
          <table:table-cell table:style-name="Table119.A1" office:value-type="string">
            <text:p text:style-name="P198">Description</text:p>
          </table:table-cell>
          <table:table-cell table:style-name="Table119.B1" office:value-type="string">
            <text:p text:style-name="P62">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1058259878" text:style-name="L20">
              <text:list-item>
                <text:p text:style-name="P352">%a is replaced by the locale’s abbreviated weekday name </text:p>
              </text:list-item>
              <text:list-item>
                <text:p text:style-name="P352">%A is replaced by the locale’s full weekday name </text:p>
              </text:list-item>
              <text:list-item>
                <text:p text:style-name="P352">%b is replaced by the locale’s abbreviated month name </text:p>
              </text:list-item>
              <text:list-item>
                <text:p text:style-name="P352">%B is replaced by the locale’s full month name </text:p>
              </text:list-item>
              <text:list-item>
                <text:p text:style-name="P352">%c is replaced by the locale’s appropriate date and time representation </text:p>
              </text:list-item>
              <text:list-item>
                <text:p text:style-name="P352">%C is replaced by the year divided by 100 and truncated to an integer, as a decimal number (00−99) </text:p>
              </text:list-item>
              <text:list-item>
                <text:p text:style-name="P352">%d is replaced by the day of the month as a decimal number (01−31) </text:p>
              </text:list-item>
              <text:list-item>
                <text:p text:style-name="P352">%D is equivalent to ‘‘%m/%d/%y’’ </text:p>
              </text:list-item>
              <text:list-item>
                <text:p text:style-name="P352">%e is replaced by the day of the month as a decimal number (1−31); a single digit is preceded by a space </text:p>
              </text:list-item>
              <text:list-item>
                <text:p text:style-name="P352">%F is equivalent to ‘‘%Y−%m−%d’’ (the ISO 8601 date format) </text:p>
              </text:list-item>
              <text:list-item>
                <text:p text:style-name="P352">%g is replaced by the last 2 digits of the week-based year (see below) as a decimal number (00−99) </text:p>
              </text:list-item>
              <text:list-item>
                <text:p text:style-name="P352">%G is replaced by the week-based year (see below) as a decimal number (e.g., 1997) </text:p>
              </text:list-item>
              <text:list-item>
                <text:p text:style-name="P352">%h is equivalent to ‘‘%b’’ </text:p>
              </text:list-item>
              <text:list-item>
                <text:p text:style-name="P352">%H is replaced by the hour (24-hour clock) as a decimal number (00−23) </text:p>
              </text:list-item>
              <text:list-item>
                <text:p text:style-name="P352">%I is replaced by the hour (12-hour clock) as a decimal number (01−12) </text:p>
              </text:list-item>
              <text:list-item>
                <text:p text:style-name="P352">%j is replaced by the day of the year as a decimal number (001−366) </text:p>
              </text:list-item>
              <text:list-item>
                <text:p text:style-name="P352">%m is replaced by the month as a decimal number (01−12) </text:p>
              </text:list-item>
              <text:list-item>
                <text:p text:style-name="P352">%M is replaced by the minute as a decimal number (00−59) </text:p>
              </text:list-item>
              <text:list-item>
                <text:p text:style-name="P352">%n is replaced by a new-line character </text:p>
              </text:list-item>
              <text:list-item>
                <text:p text:style-name="P352">%p is replaced by the locale’s equivalent of the AM/PM designations associated </text:p>
              </text:list-item>
              <text:list-item>
                <text:p text:style-name="P352">with a 12-hour clock </text:p>
              </text:list-item>
              <text:list-item>
                <text:p text:style-name="P352">%r is replaced by the locale’s 12-hour clock time </text:p>
              </text:list-item>
              <text:list-item>
                <text:p text:style-name="P352">%R is equivalent to ‘‘%H:%M’’ </text:p>
              </text:list-item>
              <text:list-item>
                <text:p text:style-name="P352">%S is replaced by the second as a decimal number (00−60) </text:p>
              </text:list-item>
              <text:list-item>
                <text:p text:style-name="P352">%t is replaced by a horizontal-tab character. </text:p>
              </text:list-item>
              <text:list-item>
                <text:p text:style-name="P352">%T is equivalent to ‘‘%H:%M:%S’’ (the ISO 8601 time format) </text:p>
              </text:list-item>
              <text:list-item>
                <text:p text:style-name="P352">%u is replaced by the ISO 8601 weekday as a decimal number (1−7), where Monday is 1 </text:p>
              </text:list-item>
              <text:list-item>
                <text:p text:style-name="P352">%U is replaced by the week number of the year (the first Sunday as the first day of week 1) as a decimal number (00−53) </text:p>
              </text:list-item>
              <text:list-item>
                <text:p text:style-name="P352">%V is replaced by the ISO 8601 week number (see below) as a decimal number (01−53) </text:p>
              </text:list-item>
              <text:list-item>
                <text:p text:style-name="P352">%w is replaced by the weekday as a decimal number (0−6), where Sunday is 0 </text:p>
              </text:list-item>
              <text:list-item>
                <text:p text:style-name="P352"><text:soft-page-break/>%W is replaced by the week number of the year (the first Monday as the first day of week 1) as a decimal number (00−53) </text:p>
              </text:list-item>
              <text:list-item>
                <text:p text:style-name="P352">%x is replaced by the locale’s appropriate date representation </text:p>
              </text:list-item>
              <text:list-item>
                <text:p text:style-name="P352">%X is replaced by the locale’s appropriate time representation </text:p>
              </text:list-item>
              <text:list-item>
                <text:p text:style-name="P352">%y is replaced by the last 2 digits of the year as a decimal number (00−99) </text:p>
              </text:list-item>
              <text:list-item>
                <text:p text:style-name="P352">%Y is replaced by the year as a decimal number (e.g., 1997) </text:p>
              </text:list-item>
              <text:list-item>
                <text:p text:style-name="P352">%z is replaced by the offset from UTC in the ISO 8601 format ‘‘−0430’’ (meaning 4 hours 30 minutes behind UTC, west of Greenwich), or by no characters if no time zone is determinable </text:p>
              </text:list-item>
              <text:list-item>
                <text:p text:style-name="P352">%Z is replaced by the locale’s time zone name or abbreviation, or by no characters if no time zone is determinable </text:p>
              </text:list-item>
              <text:list-item>
                <text:p text:style-name="P275">%% is replaced by % </text:p>
              </text:list-item>
            </text:list>
            <text:p text:style-name="P62">See also: <text:span text:style-name="T1">sys.utctimef</text:span>, <text:span text:style-name="T1">sys.localtime</text:span>, <text:span text:style-name="T1">sys.time</text:span></text:p>
          </table:table-cell>
        </table:table-row>
        <table:table-row table:style-name="Table119.2">
          <table:table-cell table:style-name="Table119.A1" office:value-type="string">
            <text:p text:style-name="P198">Returns</text:p>
          </table:table-cell>
          <table:table-cell table:style-name="Table119.B1" office:value-type="string">
            <text:p text:style-name="P62">A string containing the local time formatted as requested.</text:p>
          </table:table-cell>
        </table:table-row>
        <table:table-row table:style-name="Table119.2">
          <table:table-cell table:style-name="Table119.A1" office:value-type="string">
            <text:p text:style-name="P198">Example</text:p>
          </table:table-cell>
          <table:table-cell table:style-name="Table119.B1" office:value-type="string">
            <text:p text:style-name="P133">&gt; set timestr sys.localtimef "%H~%M"</text:p>
            <text:p text:style-name="P133">&gt; timestr (sys.time!)</text:p>
            <text:p text:style-name="P133">"11~58"</text:p>
          </table:table-cell>
        </table:table-row>
      </table:table>
      <text:h text:style-name="P28" text:outline-level="3">sys osfamily</text:h>
      <table:table table:name="Table120" table:style-name="Table120" table:template-name="FTL Name Spec">
        <table:table-column table:style-name="Table120.A"/>
        <table:table-column table:style-name="Table120.B"/>
        <table:table-row table:style-name="Table120.1">
          <table:table-cell table:style-name="Table120.A1" office:value-type="string">
            <text:p text:style-name="P198">Name</text:p>
          </table:table-cell>
          <table:table-cell table:style-name="Table120.B1" office:value-type="string">
            <text:p text:style-name="P108">sys.osfamily</text:p>
          </table:table-cell>
        </table:table-row>
        <table:table-row table:style-name="Table120.1">
          <table:table-cell table:style-name="Table120.A1" office:value-type="string">
            <text:p text:style-name="P198">Kind</text:p>
          </table:table-cell>
          <table:table-cell table:style-name="Table120.B1" office:value-type="string">
            <text:p text:style-name="P62">Read only variable</text:p>
          </table:table-cell>
        </table:table-row>
        <table:table-row table:style-name="Table120.1">
          <table:table-cell table:style-name="Table120.A1" office:value-type="string">
            <text:p text:style-name="P198">Arg syntax</text:p>
          </table:table-cell>
          <table:table-cell table:style-name="Table120.B1" office:value-type="string">
            <text:p text:style-name="P62">Not a function</text:p>
          </table:table-cell>
        </table:table-row>
        <table:table-row table:style-name="Table120.1">
          <table:table-cell table:style-name="Table120.A1" office:value-type="string">
            <text:p text:style-name="P198">Description</text:p>
          </table:table-cell>
          <table:table-cell table:style-name="Table120.B1" office:value-type="string">
            <text:p text:style-name="P62">Returns a string classifying the category of operating system running. Currently supported possible values are:</text:p>
            <text:list xml:id="list3753017739" text:style-name="L21">
              <text:list-item>
                <text:p text:style-name="P353">"linux" </text:p>
              </text:list-item>
              <text:list-item>
                <text:p text:style-name="P353">"windows" </text:p>
              </text:list-item>
              <text:list-item>
                <text:p text:style-name="P276">"sunos" </text:p>
              </text:list-item>
            </text:list>
          </table:table-cell>
        </table:table-row>
        <table:table-row table:style-name="Table120.1">
          <table:table-cell table:style-name="Table120.A1" office:value-type="string">
            <text:p text:style-name="P198">Returns</text:p>
          </table:table-cell>
          <table:table-cell table:style-name="Table120.B1" office:value-type="string">
            <text:p text:style-name="P62">Not a function.</text:p>
          </table:table-cell>
        </table:table-row>
        <table:table-row table:style-name="Table120.1">
          <table:table-cell table:style-name="Table120.A1" office:value-type="string">
            <text:p text:style-name="P198">Example</text:p>
          </table:table-cell>
          <table:table-cell table:style-name="Table120.B1" office:value-type="string">
            <text:p text:style-name="P133">&gt; sys osfamily</text:p>
            <text:p text:style-name="P133">"linux"</text:p>
            <text:p text:style-name="P133">set osfile[path]: {</text:p>
            <text:p text:style-name="P133">    sep = if (equal sys.osfamily "windows"!) {"\\"}{"/"}!;</text:p>
            <text:p text:style-name="P133">    join sep path!</text:p>
            <text:p text:style-name="P133">}</text:p>
            <text:p text:style-name="P133">&gt; osfile &lt;"dir","subdir","file"&gt;</text:p>
            <text:p text:style-name="P133">"dir/subdir/file"</text:p>
          </table:table-cell>
        </table:table-row>
      </table:table>
      <text:h text:style-name="P28" text:outline-level="3">sys run &lt;line&gt;</text:h>
      <table:table table:name="Table121" table:style-name="Table121" table:template-name="FTL Name Spec">
        <table:table-column table:style-name="Table121.A"/>
        <table:table-column table:style-name="Table121.B"/>
        <table:table-row table:style-name="Table121.1">
          <table:table-cell table:style-name="Table121.A1" office:value-type="string">
            <text:p text:style-name="P198">Name</text:p>
          </table:table-cell>
          <table:table-cell table:style-name="Table121.B1" office:value-type="string">
            <text:p text:style-name="P108">sys.run</text:p>
          </table:table-cell>
        </table:table-row>
        <table:table-row table:style-name="Table121.1">
          <table:table-cell table:style-name="Table121.A1" office:value-type="string">
            <text:p text:style-name="P198">Kind</text:p>
          </table:table-cell>
          <table:table-cell table:style-name="Table121.B1" office:value-type="string">
            <text:p text:style-name="P62">Command</text:p>
          </table:table-cell>
        </table:table-row>
        <text:soft-page-break/>
        <table:table-row table:style-name="Table121.1">
          <table:table-cell table:style-name="Table121.A1" office:value-type="string">
            <text:p text:style-name="P198">Arg syntax</text:p>
          </table:table-cell>
          <table:table-cell table:style-name="Table121.B1" office:value-type="string">
            <text:p text:style-name="P62">&lt;line:string&gt;</text:p>
          </table:table-cell>
        </table:table-row>
        <table:table-row table:style-name="Table121.1">
          <table:table-cell table:style-name="Table121.A1" office:value-type="string">
            <text:p text:style-name="P198">Description</text:p>
          </table:table-cell>
          <table:table-cell table:style-name="Table121.B1" office:value-type="string">
            <text:p text:style-name="P62">Executes the system command held on the line.</text:p>
          </table:table-cell>
        </table:table-row>
        <table:table-row table:style-name="Table121.1">
          <table:table-cell table:style-name="Table121.A1" office:value-type="string">
            <text:p text:style-name="P198">Returns</text:p>
          </table:table-cell>
          <table:table-cell table:style-name="Table121.B1" office:value-type="string">
            <text:p text:style-name="P62">NULL if the execution was successful otherwise a string describing the error</text:p>
          </table:table-cell>
        </table:table-row>
        <table:table-row table:style-name="Table121.1">
          <table:table-cell table:style-name="Table121.A1" office:value-type="string">
            <text:p text:style-name="P198">Example</text:p>
          </table:table-cell>
          <table:table-cell table:style-name="Table121.B1" office:value-type="string">
            <text:p text:style-name="P133">&gt; set rc sys.run "asfd"!</text:p>
            <text:p text:style-name="P133">sh: asfd: command not found</text:p>
            <text:p text:style-name="P133">&gt; eval rc</text:p>
            <text:p text:style-name="P133">"ftl \$*console*:63: system command failed - \'asfd\' (rc 32512)\n"</text:p>
            <text:p text:style-name="P133">&gt; sys run arp -a</text:p>
            <text:p text:style-name="P133">? (10.17.20.254) at 00:06:5B:00:F9:60 [ether] on eth0</text:p>
          </table:table-cell>
        </table:table-row>
      </table:table>
      <text:h text:style-name="P27" text:outline-level="3">sys time</text:h>
      <table:table table:name="Table122" table:style-name="Table122" table:template-name="FTL Name Spec">
        <table:table-column table:style-name="Table122.A"/>
        <table:table-column table:style-name="Table122.B"/>
        <table:table-row table:style-name="Table122.1">
          <table:table-cell table:style-name="Table122.A1" office:value-type="string">
            <text:p text:style-name="P198">Name</text:p>
          </table:table-cell>
          <table:table-cell table:style-name="Table122.B1" office:value-type="string">
            <text:p text:style-name="P108">sys.time</text:p>
          </table:table-cell>
        </table:table-row>
        <table:table-row table:style-name="Table122.1">
          <table:table-cell table:style-name="Table122.A1" office:value-type="string">
            <text:p text:style-name="P198">Kind</text:p>
          </table:table-cell>
          <table:table-cell table:style-name="Table122.B1" office:value-type="string">
            <text:p text:style-name="P62">Function</text:p>
          </table:table-cell>
        </table:table-row>
        <table:table-row table:style-name="Table122.1">
          <table:table-cell table:style-name="Table122.A1" office:value-type="string">
            <text:p text:style-name="P198">Arg syntax</text:p>
          </table:table-cell>
          <table:table-cell table:style-name="Table122.B1" office:value-type="string">
            <text:p text:style-name="P62">No argument</text:p>
          </table:table-cell>
        </table:table-row>
        <table:table-row table:style-name="Table122.1">
          <table:table-cell table:style-name="Table122.A1" office:value-type="string">
            <text:p text:style-name="P198">Description</text:p>
          </table:table-cell>
          <table:table-cell table:style-name="Table122.B1" office:value-type="string">
            <text:p text:style-name="P62">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198">Returns</text:p>
          </table:table-cell>
          <table:table-cell table:style-name="Table122.B1" office:value-type="string">
            <text:p text:style-name="P62">An integer number of seconds.</text:p>
          </table:table-cell>
        </table:table-row>
        <table:table-row table:style-name="Table122.1">
          <table:table-cell table:style-name="Table122.A1" office:value-type="string">
            <text:p text:style-name="P198">Example</text:p>
          </table:table-cell>
          <table:table-cell table:style-name="Table122.B1" office:value-type="string">
            <text:p text:style-name="P133">&gt; sys localtimef "%X" (sys.time!)</text:p>
            <text:p text:style-name="P133">"10:49:07"</text:p>
            <text:p text:style-name="P133">&gt; set timeit[fn]: {</text:p>
            <text:p text:style-name="P133">&gt; <text:s text:c="3"/>start = sys.time!;</text:p>
            <text:p text:style-name="P133">&gt; <text:s text:c="3"/>fn!;</text:p>
            <text:p text:style-name="P133">&gt; <text:s text:c="3"/>0+(sys.time!)-(start)</text:p>
            <text:p text:style-name="P133">&gt; }</text:p>
            <text:p text:style-name="P133">&gt; timeit (sleep 2000)</text:p>
            <text:p text:style-name="P133">2</text:p>
          </table:table-cell>
        </table:table-row>
      </table:table>
      <text:h text:style-name="P28" text:outline-level="3">sys uid &lt;user&gt;</text:h>
      <table:table table:name="Table123" table:style-name="Table123" table:template-name="FTL Name Spec">
        <table:table-column table:style-name="Table123.A"/>
        <table:table-column table:style-name="Table123.B"/>
        <table:table-row table:style-name="Table123.1">
          <table:table-cell table:style-name="Table123.A1" office:value-type="string">
            <text:p text:style-name="P198">Name</text:p>
          </table:table-cell>
          <table:table-cell table:style-name="Table123.B1" office:value-type="string">
            <text:p text:style-name="P108">sys.uid</text:p>
          </table:table-cell>
        </table:table-row>
        <table:table-row table:style-name="Table123.1">
          <table:table-cell table:style-name="Table123.A1" office:value-type="string">
            <text:p text:style-name="P198">Kind</text:p>
          </table:table-cell>
          <table:table-cell table:style-name="Table123.B1" office:value-type="string">
            <text:p text:style-name="P62">Command</text:p>
          </table:table-cell>
        </table:table-row>
        <table:table-row table:style-name="Table123.1">
          <table:table-cell table:style-name="Table123.A1" office:value-type="string">
            <text:p text:style-name="P198">Arg syntax</text:p>
          </table:table-cell>
          <table:table-cell table:style-name="Table123.B1" office:value-type="string">
            <text:p text:style-name="P62">&lt;user:string&gt;</text:p>
          </table:table-cell>
        </table:table-row>
        <table:table-row table:style-name="Table123.1">
          <table:table-cell table:style-name="Table123.A1" office:value-type="string">
            <text:p text:style-name="P198">Description</text:p>
          </table:table-cell>
          <table:table-cell table:style-name="Table123.B1" office:value-type="string">
            <text:p text:style-name="P62">return a unique identifier for the named user as an integer, or NULL if there is no such user.</text:p>
          </table:table-cell>
        </table:table-row>
        <table:table-row table:style-name="Table123.1">
          <table:table-cell table:style-name="Table123.A1" office:value-type="string">
            <text:p text:style-name="P198">Returns</text:p>
          </table:table-cell>
          <table:table-cell table:style-name="Table123.B1" office:value-type="string">
            <text:p text:style-name="P62">UID of a user.</text:p>
          </table:table-cell>
        </table:table-row>
        <text:soft-page-break/>
        <table:table-row table:style-name="Table123.1">
          <table:table-cell table:style-name="Table123.A1" office:value-type="string">
            <text:p text:style-name="P198">Example</text:p>
          </table:table-cell>
          <table:table-cell table:style-name="Table123.B1" office:value-type="string">
            <text:p text:style-name="P133">&gt; sys uid gray</text:p>
            <text:p text:style-name="P133">&gt; set isroot[id]: { 0 == (cmp id (sys.uid "root"!)!) }</text:p>
            <text:p text:style-name="P133">&gt; isroot 500</text:p>
            <text:p text:style-name="P133">FALSE</text:p>
            <text:p text:style-name="P133">&gt; isroot 0</text:p>
            <text:p text:style-name="P133">TRUE</text:p>
          </table:table-cell>
        </table:table-row>
      </table:table>
      <text:h text:style-name="P28" text:outline-level="3">sys utctime &lt;time&gt;</text:h>
      <table:table table:name="Table124" table:style-name="Table124" table:template-name="FTL Name Spec">
        <table:table-column table:style-name="Table124.A"/>
        <table:table-column table:style-name="Table124.B"/>
        <table:table-row table:style-name="Table124.1">
          <table:table-cell table:style-name="Table124.A1" office:value-type="string">
            <text:p text:style-name="P198">Name</text:p>
          </table:table-cell>
          <table:table-cell table:style-name="Table124.B1" office:value-type="string">
            <text:p text:style-name="P108">sys.utctime</text:p>
          </table:table-cell>
        </table:table-row>
        <table:table-row table:style-name="Table124.1">
          <table:table-cell table:style-name="Table124.A1" office:value-type="string">
            <text:p text:style-name="P198">Kind</text:p>
          </table:table-cell>
          <table:table-cell table:style-name="Table124.B1" office:value-type="string">
            <text:p text:style-name="P62">Function</text:p>
          </table:table-cell>
        </table:table-row>
        <table:table-row table:style-name="Table124.1">
          <table:table-cell table:style-name="Table124.A1" office:value-type="string">
            <text:p text:style-name="P198">Arg syntax</text:p>
          </table:table-cell>
          <table:table-cell table:style-name="Table124.B1" office:value-type="string">
            <text:p text:style-name="P62">&lt;time:int&gt;</text:p>
          </table:table-cell>
        </table:table-row>
        <table:table-row table:style-name="Table124.1">
          <table:table-cell table:style-name="Table124.A1" office:value-type="string">
            <text:p text:style-name="P198">Description</text:p>
          </table:table-cell>
          <table:table-cell table:style-name="Table124.B1" office:value-type="string">
            <text:p text:style-name="P62">Takes a number of seconds representing a calendar time (e.g. as returned by sys.time) and breaks it down into components representing elements of the Coordinated Universal Time (UTC) in a returned directory with fields:</text:p>
            <text:list xml:id="list214539183" text:style-name="L22">
              <text:list-item>
                <text:p text:style-name="P354">sec - number of seconds past the minute (0 .. 61 - normally up to 59) </text:p>
              </text:list-item>
              <text:list-item>
                <text:p text:style-name="P354">min - number of minutes pas the hour (0 .. 59) </text:p>
              </text:list-item>
              <text:list-item>
                <text:p text:style-name="P354">hour - number of hours into the identified date (0 .. 23) </text:p>
              </text:list-item>
              <text:list-item>
                <text:p text:style-name="P354">mday - day in the month (1 .. 31) </text:p>
              </text:list-item>
              <text:list-item>
                <text:p text:style-name="P354">mon - month in the year (1 .. 12) </text:p>
              </text:list-item>
              <text:list-item>
                <text:p text:style-name="P354">year - year number (e.g. 2006) </text:p>
              </text:list-item>
              <text:list-item>
                <text:p text:style-name="P354">wday - number of days since Sunday (0 .. 6) </text:p>
              </text:list-item>
              <text:list-item>
                <text:p text:style-name="P354">yday - number of days since 1 January (0 .. 365) </text:p>
              </text:list-item>
              <text:list-item>
                <text:p text:style-name="P277">isdst - whether daylight savings time is in force (=0  no, &gt;0 yes, &lt;0 unknown) </text:p>
              </text:list-item>
            </text:list>
            <text:p text:style-name="P62">See also: <text:span text:style-name="T1">sys.utctimef</text:span>, <text:span text:style-name="T1">sys.localtime</text:span>, <text:span text:style-name="T1">sys.time</text:span></text:p>
          </table:table-cell>
        </table:table-row>
        <table:table-row table:style-name="Table124.1">
          <table:table-cell table:style-name="Table124.A1" office:value-type="string">
            <text:p text:style-name="P198">Returns</text:p>
          </table:table-cell>
          <table:table-cell table:style-name="Table124.B1" office:value-type="string">
            <text:p text:style-name="P62">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24.1">
          <table:table-cell table:style-name="Table124.A1" office:value-type="string">
            <text:p text:style-name="P198">Example</text:p>
          </table:table-cell>
          <table:table-cell table:style-name="Table124.B1" office:value-type="string">
            <text:p text:style-name="P133">&gt; sys utctime (sys.time!)</text:p>
            <text:p text:style-name="P133">["sec"=41, "min"=47, "hour"=11, "mday"=21, "mon"=5, "year"=2006, </text:p>
            <text:p text:style-name="P133">"wday"=3, "yday"=171, "isdst"=0]</text:p>
            <text:p text:style-name="P133">set logrec[out, when, rec]:{</text:p>
            <text:p text:style-name="P133"><text:s text:c="4"/>t = sys.utctime when!;</text:p>
            <text:p text:style-name="P133"><text:s text:c="4"/>io.write out (octet 0+(t.year)-2000!)!;</text:p>
            <text:p text:style-name="P133"><text:s text:c="4"/>io.write out (octet t.mon!)!;</text:p>
            <text:p text:style-name="P133"><text:s text:c="4"/>io.write out (octet t.mday!)!;</text:p>
            <text:p text:style-name="P133"><text:s text:c="4"/>io.write out (octet t.hour!)!;</text:p>
            <text:p text:style-name="P133"><text:s text:c="4"/>io.write out (octet t.min!)!;</text:p>
            <text:p text:style-name="P133"><text:s text:c="4"/>io.write out (octet (len rec!)!)!;</text:p>
            <text:p text:style-name="P133"><text:s text:c="4"/>io.write out rec!;</text:p>
            <text:p text:style-name="P133">}</text:p>
          </table:table-cell>
        </table:table-row>
      </table:table>
      <text:h text:style-name="P28" text:outline-level="3">sys utctimef &lt;format&gt; &lt;time&gt;</text:h>
      <table:table table:name="Table125" table:style-name="Table125" table:template-name="FTL Name Spec">
        <table:table-column table:style-name="Table125.A"/>
        <table:table-column table:style-name="Table125.B"/>
        <table:table-row table:style-name="Table125.1">
          <table:table-cell table:style-name="Table125.A1" office:value-type="string">
            <text:p text:style-name="P198">Name</text:p>
          </table:table-cell>
          <table:table-cell table:style-name="Table125.B1" office:value-type="string">
            <text:p text:style-name="P108">sys.utctimef</text:p>
          </table:table-cell>
        </table:table-row>
        <text:soft-page-break/>
        <table:table-row table:style-name="Table125.1">
          <table:table-cell table:style-name="Table125.A1" office:value-type="string">
            <text:p text:style-name="P198">Kind</text:p>
          </table:table-cell>
          <table:table-cell table:style-name="Table125.B1" office:value-type="string">
            <text:p text:style-name="P62">Function</text:p>
          </table:table-cell>
        </table:table-row>
        <table:table-row table:style-name="Table125.1">
          <table:table-cell table:style-name="Table125.A1" office:value-type="string">
            <text:p text:style-name="P198">Arg syntax</text:p>
          </table:table-cell>
          <table:table-cell table:style-name="Table125.B1" office:value-type="string">
            <text:p text:style-name="P62">&lt;format:string&gt; &lt;time:int&gt;</text:p>
          </table:table-cell>
        </table:table-row>
        <table:table-row table:style-name="Table125.1">
          <table:table-cell table:style-name="Table125.A1" office:value-type="string">
            <text:p text:style-name="P198">Description</text:p>
          </table:table-cell>
          <table:table-cell table:style-name="Table125.B1" office:value-type="string">
            <text:p text:style-name="P62">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198">Returns</text:p>
          </table:table-cell>
          <table:table-cell table:style-name="Table125.B1" office:value-type="string">
            <text:p text:style-name="P62">A string containing the UTC time formatted as requested.</text:p>
          </table:table-cell>
        </table:table-row>
        <table:table-row table:style-name="Table125.1">
          <table:table-cell table:style-name="Table125.A1" office:value-type="string">
            <text:p text:style-name="P198">Example</text:p>
          </table:table-cell>
          <table:table-cell table:style-name="Table125.B1" office:value-type="string">
            <text:p text:style-name="P133">&gt; set stamp {sys.utctimef "%T%z" (sys.time!)!}</text:p>
            <text:p text:style-name="P133">&gt; stamp</text:p>
            <text:p text:style-name="P133">"00:06:52+0000"</text:p>
          </table:table-cell>
        </table:table-row>
      </table:table>
      <text:h text:style-name="P240" text:outline-level="3"><text:span text:style-name="T152">tan</text:span> &lt;<text:span text:style-name="T148">real</text:span>&gt; </text:h>
      <table:table table:name="Table164" table:style-name="Table164">
        <table:table-column table:style-name="Table164.A"/>
        <table:table-column table:style-name="Table164.B"/>
        <table:table-row table:style-name="Table164.1">
          <table:table-cell table:style-name="Table164.A1" office:value-type="string">
            <text:p text:style-name="P307">Name</text:p>
          </table:table-cell>
          <table:table-cell table:style-name="Table164.B1" office:value-type="string">
            <text:p text:style-name="P327">tan</text:p>
          </table:table-cell>
        </table:table-row>
        <table:table-row table:style-name="Table164.1">
          <table:table-cell table:style-name="Table164.A1" office:value-type="string">
            <text:p text:style-name="P307">Kind</text:p>
          </table:table-cell>
          <table:table-cell table:style-name="Table164.B1" office:value-type="string">
            <text:p text:style-name="P294">Function <text:span text:style-name="T220">(available only when the real type is supported.)</text:span></text:p>
          </table:table-cell>
        </table:table-row>
        <table:table-row table:style-name="Table164.1">
          <table:table-cell table:style-name="Table164.A1" office:value-type="string">
            <text:p text:style-name="P307">Arg syntax</text:p>
          </table:table-cell>
          <table:table-cell table:style-name="Table164.B1" office:value-type="string">
            <text:p text:style-name="P294">&lt;<text:span text:style-name="T222">x</text:span>:<text:span text:style-name="T222">real</text:span>&gt;</text:p>
          </table:table-cell>
        </table:table-row>
        <table:table-row table:style-name="Table164.1">
          <table:table-cell table:style-name="Table164.A1" office:value-type="string">
            <text:p text:style-name="P307">Description</text:p>
          </table:table-cell>
          <table:table-cell table:style-name="Table164.B1" office:value-type="string">
            <text:p text:style-name="P294">Takes a <text:span text:style-name="T222">real number </text:span><text:span text:style-name="T225">of radians </text:span><text:span text:style-name="T222">and</text:span> returns <text:span text:style-name="T224">its </text:span><text:span text:style-name="T225">trigonometric </text:span><text:span text:style-name="T227">tangent</text:span>.<text:line-break/><text:span text:style-name="T224">The inverse function to </text:span><text:span text:style-name="T28">a</text:span><text:span text:style-name="T29">tan</text:span><text:span text:style-name="T224">.</text:span></text:p>
          </table:table-cell>
        </table:table-row>
        <table:table-row table:style-name="Table164.1">
          <table:table-cell table:style-name="Table164.A1" office:value-type="string">
            <text:p text:style-name="P307">Returns</text:p>
          </table:table-cell>
          <table:table-cell table:style-name="Table164.B1" office:value-type="string">
            <text:p text:style-name="P343"><text:span text:style-name="T101">A </text:span><text:span text:style-name="T109">real</text:span><text:span text:style-name="T101"> with the value </text:span><text:span text:style-name="T112">tan</text:span><text:span text:style-name="T111">(x) </text:span><text:span text:style-name="T112">(which is sin(x)/cos(x))</text:span><text:span text:style-name="T109">.</text:span><text:span text:style-name="T117"><text:line-break/></text:span><text:span text:style-name="T101">See also: </text:span><text:span text:style-name="T126">s</text:span><text:span text:style-name="T127">in</text:span><text:span text:style-name="T101">, </text:span><text:span text:style-name="T127">cos</text:span><text:span text:style-name="T101">, </text:span><text:span text:style-name="T126">asin</text:span><text:span text:style-name="T101">, </text:span><text:span text:style-name="T126">acos</text:span><text:span text:style-name="T110">, </text:span><text:span text:style-name="T126">atan</text:span><text:span text:style-name="T110">, </text:span><text:span text:style-name="T127">tan</text:span><text:span text:style-name="T126">h</text:span></text:p>
          </table:table-cell>
        </table:table-row>
        <table:table-row table:style-name="Table164.1">
          <table:table-cell table:style-name="Table164.A1" office:value-type="string">
            <text:p text:style-name="P307">Example</text:p>
          </table:table-cell>
          <table:table-cell table:style-name="Table164.B1" office:value-type="string">
            <text:p text:style-name="P258">&gt; set preal[x]:{echo (strf "%.12f" &lt;x&gt;!)!}</text:p>
            <text:p text:style-name="P258">&gt; preal (tan 0.0!)</text:p>
            <text:p text:style-name="P258">0.000000000000</text:p>
            <text:p text:style-name="P258">&gt; preal (tan PI/3!)**2</text:p>
            <text:p text:style-name="P258">3.000000000000</text:p>
            <text:p text:style-name="P258">&gt; preal (tan PI/4!)</text:p>
            <text:p text:style-name="P258">1.000000000000</text:p>
            <text:p text:style-name="P258">&gt; preal (tan PI/2!)</text:p>
            <text:p text:style-name="P258">16331239353195370.000000000000</text:p>
            <text:p text:style-name="P258">&gt; preal (tan (atan 0.123!)!)</text:p>
            <text:p text:style-name="P258">0.123000000000</text:p>
          </table:table-cell>
        </table:table-row>
      </table:table>
      <text:h text:style-name="P240" text:outline-level="3"><text:span text:style-name="T152">tan</text:span><text:span text:style-name="T153">h</text:span> &lt;<text:span text:style-name="T148">real</text:span>&gt; </text:h>
      <table:table table:name="Table167" table:style-name="Table167">
        <table:table-column table:style-name="Table167.A"/>
        <table:table-column table:style-name="Table167.B"/>
        <table:table-row table:style-name="Table167.1">
          <table:table-cell table:style-name="Table167.A1" office:value-type="string">
            <text:p text:style-name="P307">Name</text:p>
          </table:table-cell>
          <table:table-cell table:style-name="Table167.B1" office:value-type="string">
            <text:p text:style-name="P327">tan<text:span text:style-name="T229">h</text:span></text:p>
          </table:table-cell>
        </table:table-row>
        <table:table-row table:style-name="Table167.1">
          <table:table-cell table:style-name="Table167.A1" office:value-type="string">
            <text:p text:style-name="P307">Kind</text:p>
          </table:table-cell>
          <table:table-cell table:style-name="Table167.B1" office:value-type="string">
            <text:p text:style-name="P294">Function <text:span text:style-name="T220">(available only when the real type is supported.)</text:span></text:p>
          </table:table-cell>
        </table:table-row>
        <table:table-row table:style-name="Table167.1">
          <table:table-cell table:style-name="Table167.A1" office:value-type="string">
            <text:p text:style-name="P307">Arg syntax</text:p>
          </table:table-cell>
          <table:table-cell table:style-name="Table167.B1" office:value-type="string">
            <text:p text:style-name="P294">&lt;<text:span text:style-name="T222">x</text:span>:<text:span text:style-name="T222">real</text:span>&gt;</text:p>
          </table:table-cell>
        </table:table-row>
        <table:table-row table:style-name="Table167.1">
          <table:table-cell table:style-name="Table167.A1" office:value-type="string">
            <text:p text:style-name="P307">Description</text:p>
          </table:table-cell>
          <table:table-cell table:style-name="Table167.B1" office:value-type="string">
            <text:p text:style-name="P294">Takes a <text:span text:style-name="T222">real number and</text:span> returns <text:span text:style-name="T224">its </text:span><text:span text:style-name="T229">hyperbolic</text:span><text:span text:style-name="T225"> </text:span><text:span text:style-name="T227">tangent </text:span><text:span text:style-name="T229">(sinh(x)/cosh(x))</text:span>.<text:line-break/><text:span text:style-name="T224">The inverse function to </text:span><text:span text:style-name="T28">a</text:span><text:span text:style-name="T29">tan</text:span><text:span text:style-name="T31">h</text:span><text:span text:style-name="T224">.</text:span></text:p>
          </table:table-cell>
        </table:table-row>
        <text:soft-page-break/>
        <table:table-row table:style-name="Table167.1">
          <table:table-cell table:style-name="Table167.A1" office:value-type="string">
            <text:p text:style-name="P307">Returns</text:p>
          </table:table-cell>
          <table:table-cell table:style-name="Table167.B1" office:value-type="string">
            <text:p text:style-name="P343"><text:span text:style-name="T101">A </text:span><text:span text:style-name="T109">real</text:span><text:span text:style-name="T101"> with the value </text:span><text:span text:style-name="T112">tan</text:span><text:span text:style-name="T115">h</text:span><text:span text:style-name="T111">(x) </text:span><text:span text:style-name="T112">(which is sin</text:span><text:span text:style-name="T115">h</text:span><text:span text:style-name="T112">(x)/cos</text:span><text:span text:style-name="T115">h</text:span><text:span text:style-name="T112">(x))</text:span><text:span text:style-name="T109">.</text:span><text:span text:style-name="T117"><text:line-break/></text:span><text:span text:style-name="T101">See also: </text:span><text:span text:style-name="T126">s</text:span><text:span text:style-name="T127">in</text:span><text:span text:style-name="T129">h</text:span><text:span text:style-name="T101">, </text:span><text:span text:style-name="T127">cos</text:span><text:span text:style-name="T129">h</text:span><text:span text:style-name="T101">, </text:span><text:span text:style-name="T126">asin</text:span><text:span text:style-name="T129">h</text:span><text:span text:style-name="T101">, </text:span><text:span text:style-name="T126">acos</text:span><text:span text:style-name="T129">h</text:span><text:span text:style-name="T110">, </text:span><text:span text:style-name="T126">atan</text:span><text:span text:style-name="T129">h</text:span><text:span text:style-name="T110">, </text:span><text:span text:style-name="T127">tan</text:span></text:p>
          </table:table-cell>
        </table:table-row>
        <table:table-row table:style-name="Table167.1">
          <table:table-cell table:style-name="Table167.A1" office:value-type="string">
            <text:p text:style-name="P307">Example</text:p>
          </table:table-cell>
          <table:table-cell table:style-name="Table167.B1" office:value-type="string">
            <text:p text:style-name="P258">&gt; set preal[x]:{echo (strf "%.12f" &lt;x&gt;!)!}</text:p>
            <text:p text:style-name="P258">&gt; preal (tanh 0.0!)</text:p>
            <text:p text:style-name="P258">0.000000000000</text:p>
            <text:p text:style-name="P258">&gt; preal (tanh 1.0!)</text:p>
            <text:p text:style-name="P258">0.761594155956</text:p>
            <text:p text:style-name="P258">&gt; preal (tanh (-1.0)!)</text:p>
            <text:p text:style-name="P258">-0.761594155956</text:p>
            <text:p text:style-name="P258">&gt; preal (tanh (atanh 0.123!)!)</text:p>
            <text:p text:style-name="P258">0.123000000000</text:p>
          </table:table-cell>
        </table:table-row>
      </table:table>
      <text:h text:style-name="P240" text:outline-level="3">TRUE</text:h>
      <table:table table:name="Table126" table:style-name="Table126" table:template-name="FTL Name Spec">
        <table:table-column table:style-name="Table126.A"/>
        <table:table-column table:style-name="Table126.B"/>
        <table:table-row table:style-name="Table126.1">
          <table:table-cell table:style-name="Table126.A1" office:value-type="string">
            <text:p text:style-name="P57">Name</text:p>
          </table:table-cell>
          <table:table-cell table:style-name="Table126.B1" office:value-type="string">
            <text:p text:style-name="P108">TRUE</text:p>
          </table:table-cell>
        </table:table-row>
        <table:table-row table:style-name="Table126.1">
          <table:table-cell table:style-name="Table126.A1" office:value-type="string">
            <text:p text:style-name="P57">Kind</text:p>
          </table:table-cell>
          <table:table-cell table:style-name="Table126.B1" office:value-type="string">
            <text:p text:style-name="P62">Value</text:p>
          </table:table-cell>
        </table:table-row>
        <table:table-row table:style-name="Table126.1">
          <table:table-cell table:style-name="Table126.A1" office:value-type="string">
            <text:p text:style-name="P57">Arg syntax</text:p>
          </table:table-cell>
          <table:table-cell table:style-name="Table126.B1" office:value-type="string">
            <text:p text:style-name="P62">(no args)</text:p>
          </table:table-cell>
        </table:table-row>
        <table:table-row table:style-name="Table126.1">
          <table:table-cell table:style-name="Table126.A1" office:value-type="string">
            <text:p text:style-name="P57">Description</text:p>
          </table:table-cell>
          <table:table-cell table:style-name="Table126.B1" office:value-type="string">
            <text:p text:style-name="P62">Provides a <text:span text:style-name="T1">TRUE</text:span> value which can be used in boolean expressions.<text:line-break/>Note that the value used for TRUE behaves as if it were defined as follows:</text:p>
            <text:p text:style-name="P175">[code]:{code!}</text:p>
            <text:p text:style-name="P62">See also: <text:span text:style-name="T1">TRUE</text:span>, the section about Boolean Values above.</text:p>
          </table:table-cell>
        </table:table-row>
        <table:table-row table:style-name="Table126.1">
          <table:table-cell table:style-name="Table126.A1" office:value-type="string">
            <text:p text:style-name="P57">Returns</text:p>
          </table:table-cell>
          <table:table-cell table:style-name="Table126.B1" office:value-type="string">
            <text:p text:style-name="P62">An value that is not the one used for FALSE.</text:p>
          </table:table-cell>
        </table:table-row>
        <table:table-row table:style-name="Table126.1">
          <table:table-cell table:style-name="Table126.A1" office:value-type="string">
            <text:p text:style-name="P57">Example</text:p>
          </table:table-cell>
          <table:table-cell table:style-name="Table126.B1" office:value-type="string">
            <text:p text:style-name="P133">&gt; set done FALSE</text:p>
            <text:p text:style-name="P133">&gt; set once[fn]: { if (done) { done=TRUE; fn! } {}! } </text:p>
            <text:p text:style-name="P133">{ <text:s text:c="2"/>rc = fn!;</text:p>
            <text:p text:style-name="P133"><text:s text:c="4"/>if (rc.error_occured) {echo "ERROR"!; FALSE} {TRUE}!</text:p>
            <text:p text:style-name="P133">}</text:p>
          </table:table-cell>
        </table:table-row>
      </table:table>
      <text:h text:style-name="P28" text:outline-level="3">type &lt;typename&gt;</text:h>
      <table:table table:name="Table127" table:style-name="Table127" table:template-name="FTL Name Spec">
        <table:table-column table:style-name="Table127.A"/>
        <table:table-column table:style-name="Table127.B"/>
        <table:table-row table:style-name="Table127.1">
          <table:table-cell table:style-name="Table127.A1" office:value-type="string">
            <text:p text:style-name="P198">Name</text:p>
          </table:table-cell>
          <table:table-cell table:style-name="Table127.B1" office:value-type="string">
            <text:p text:style-name="P108">type</text:p>
          </table:table-cell>
        </table:table-row>
        <table:table-row table:style-name="Table127.1">
          <table:table-cell table:style-name="Table127.A1" office:value-type="string">
            <text:p text:style-name="P198">Kind</text:p>
          </table:table-cell>
          <table:table-cell table:style-name="Table127.B1" office:value-type="string">
            <text:p text:style-name="P62">Command</text:p>
          </table:table-cell>
        </table:table-row>
        <table:table-row table:style-name="Table127.1">
          <table:table-cell table:style-name="Table127.A1" office:value-type="string">
            <text:p text:style-name="P198">Arg syntax</text:p>
          </table:table-cell>
          <table:table-cell table:style-name="Table127.B1" office:value-type="string">
            <text:p text:style-name="P62">&lt;typename&gt;</text:p>
          </table:table-cell>
        </table:table-row>
        <table:table-row table:style-name="Table127.1">
          <table:table-cell table:style-name="Table127.A1" office:value-type="string">
            <text:p text:style-name="P198">Description</text:p>
          </table:table-cell>
          <table:table-cell table:style-name="Table127.B1" office:value-type="string">
            <text:p text:style-name="P62">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198">Returns</text:p>
          </table:table-cell>
          <table:table-cell table:style-name="Table127.B1" office:value-type="string">
            <text:p text:style-name="P62">A type value</text:p>
          </table:table-cell>
        </table:table-row>
        <table:table-row table:style-name="Table127.1">
          <table:table-cell table:style-name="Table127.A1" office:value-type="string">
            <text:p text:style-name="P198">Example</text:p>
          </table:table-cell>
          <table:table-cell table:style-name="Table127.B1" office:value-type="string">
            <text:p text:style-name="P133">&gt; type string</text:p>
            <text:p text:style-name="P133">string</text:p>
            <text:p text:style-name="P133">&gt; set isdir[x]: { 0 == (cmp (type{dir}!) (typeof x!)!) }</text:p>
          </table:table-cell>
        </table:table-row>
      </table:table>
      <text:h text:style-name="P28" text:outline-level="3"><text:soft-page-break/>typename &lt;expr&gt;</text:h>
      <table:table table:name="Table128" table:style-name="Table128" table:template-name="FTL Name Spec">
        <table:table-column table:style-name="Table128.A"/>
        <table:table-column table:style-name="Table128.B"/>
        <table:table-row table:style-name="Table128.1">
          <table:table-cell table:style-name="Table128.A1" office:value-type="string">
            <text:p text:style-name="P198">Name</text:p>
          </table:table-cell>
          <table:table-cell table:style-name="Table128.B1" office:value-type="string">
            <text:p text:style-name="P108">typename</text:p>
          </table:table-cell>
        </table:table-row>
        <table:table-row table:style-name="Table128.1">
          <table:table-cell table:style-name="Table128.A1" office:value-type="string">
            <text:p text:style-name="P198">Kind</text:p>
          </table:table-cell>
          <table:table-cell table:style-name="Table128.B1" office:value-type="string">
            <text:p text:style-name="P62">Command</text:p>
          </table:table-cell>
        </table:table-row>
        <table:table-row table:style-name="Table128.1">
          <table:table-cell table:style-name="Table128.A1" office:value-type="string">
            <text:p text:style-name="P198">Arg syntax</text:p>
          </table:table-cell>
          <table:table-cell table:style-name="Table128.B1" office:value-type="string">
            <text:p text:style-name="P62">&lt;expr:any&gt;</text:p>
          </table:table-cell>
        </table:table-row>
        <table:table-row table:style-name="Table128.1">
          <table:table-cell table:style-name="Table128.A1" office:value-type="string">
            <text:p text:style-name="P198">Description</text:p>
          </table:table-cell>
          <table:table-cell table:style-name="Table128.B1" office:value-type="string">
            <text:p text:style-name="P62">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198">Returns</text:p>
          </table:table-cell>
          <table:table-cell table:style-name="Table128.B1" office:value-type="string">
            <text:p text:style-name="P62">A type value</text:p>
          </table:table-cell>
        </table:table-row>
        <table:table-row table:style-name="Table128.1">
          <table:table-cell table:style-name="Table128.A1" office:value-type="string">
            <text:p text:style-name="P198">Example</text:p>
          </table:table-cell>
          <table:table-cell table:style-name="Table128.B1" office:value-type="string">
            <text:p text:style-name="P133">&gt; typeof "string"</text:p>
            <text:p text:style-name="P133">string</text:p>
            <text:p text:style-name="P133">&gt; set isdir[x]: { 0 == (cmp "dir" (typename x!)!) }</text:p>
          </table:table-cell>
        </table:table-row>
      </table:table>
      <text:h text:style-name="P28" text:outline-level="3">typeof &lt;expr&gt;</text:h>
      <table:table table:name="Table129" table:style-name="Table129" table:template-name="FTL Name Spec">
        <table:table-column table:style-name="Table129.A"/>
        <table:table-column table:style-name="Table129.B"/>
        <table:table-row table:style-name="Table129.1">
          <table:table-cell table:style-name="Table129.A1" office:value-type="string">
            <text:p text:style-name="P198">Name</text:p>
          </table:table-cell>
          <table:table-cell table:style-name="Table129.B1" office:value-type="string">
            <text:p text:style-name="P108">typename</text:p>
          </table:table-cell>
        </table:table-row>
        <table:table-row table:style-name="Table129.1">
          <table:table-cell table:style-name="Table129.A1" office:value-type="string">
            <text:p text:style-name="P198">Kind</text:p>
          </table:table-cell>
          <table:table-cell table:style-name="Table129.B1" office:value-type="string">
            <text:p text:style-name="P62">Function</text:p>
          </table:table-cell>
        </table:table-row>
        <table:table-row table:style-name="Table129.1">
          <table:table-cell table:style-name="Table129.A1" office:value-type="string">
            <text:p text:style-name="P198">Arg syntax</text:p>
          </table:table-cell>
          <table:table-cell table:style-name="Table129.B1" office:value-type="string">
            <text:p text:style-name="P62">&lt;expr:any&gt;</text:p>
          </table:table-cell>
        </table:table-row>
        <table:table-row table:style-name="Table129.1">
          <table:table-cell table:style-name="Table129.A1" office:value-type="string">
            <text:p text:style-name="P198">Description</text:p>
          </table:table-cell>
          <table:table-cell table:style-name="Table129.B1" office:value-type="string">
            <text:p text:style-name="P62">Returns a type value representing the type that <text:span text:style-name="T1">expr</text:span> evaluates to.  When displayed these types display as the following:</text:p>
            <text:list xml:id="list2240420868" text:style-name="L23">
              <text:list-item>
                <text:p text:style-name="P355"><text:span text:style-name="T1">nul</text:span> </text:p>
              </text:list-item>
              <text:list-item>
                <text:p text:style-name="P355"><text:span text:style-name="T1">type</text:span> </text:p>
              </text:list-item>
              <text:list-item>
                <text:p text:style-name="P355"><text:span text:style-name="T1">string</text:span> </text:p>
              </text:list-item>
              <text:list-item>
                <text:p text:style-name="P355"><text:span text:style-name="T1">code</text:span> </text:p>
              </text:list-item>
              <text:list-item>
                <text:p text:style-name="P355"><text:span text:style-name="T1">closure</text:span> </text:p>
              </text:list-item>
              <text:list-item>
                <text:p text:style-name="P355"><text:span text:style-name="T1">int</text:span> </text:p>
              </text:list-item>
              <text:list-item>
                <text:p text:style-name="P355"><text:span text:style-name="T1">dir</text:span> </text:p>
              </text:list-item>
              <text:list-item>
                <text:p text:style-name="P355"><text:span text:style-name="T1">cmd</text:span> </text:p>
              </text:list-item>
              <text:list-item>
                <text:p text:style-name="P355"><text:span text:style-name="T1">function</text:span> </text:p>
              </text:list-item>
              <text:list-item>
                <text:p text:style-name="P355"><text:span text:style-name="T1">stream</text:span> </text:p>
              </text:list-item>
              <text:list-item>
                <text:p text:style-name="P355"><text:span text:style-name="T1">ipaddr</text:span> </text:p>
              </text:list-item>
              <text:list-item>
                <text:p text:style-name="P278"><text:span text:style-name="T1">macaddr</text:span> </text:p>
              </text:list-item>
            </text:list>
            <text:p text:style-name="P62">See also: <text:span text:style-name="T1">type</text:span> </text:p>
          </table:table-cell>
        </table:table-row>
        <table:table-row table:style-name="Table129.1">
          <table:table-cell table:style-name="Table129.A1" office:value-type="string">
            <text:p text:style-name="P198">Returns</text:p>
          </table:table-cell>
          <table:table-cell table:style-name="Table129.B1" office:value-type="string">
            <text:p text:style-name="P62">A type value</text:p>
          </table:table-cell>
        </table:table-row>
        <text:soft-page-break/>
        <table:table-row table:style-name="Table129.1">
          <table:table-cell table:style-name="Table129.A1" office:value-type="string">
            <text:p text:style-name="P198">Example</text:p>
          </table:table-cell>
          <table:table-cell table:style-name="Table129.B1" office:value-type="string">
            <text:p text:style-name="P133">&gt; typeof typeof</text:p>
            <text:p text:style-name="P133">closure</text:p>
            <text:p text:style-name="P133">&gt; typeof []</text:p>
            <text:p text:style-name="P133">dir</text:p>
            <text:p text:style-name="P133">&gt; typeof {}</text:p>
            <text:p text:style-name="P133">code</text:p>
            <text:p text:style-name="P133">&gt; typeof ""</text:p>
            <text:p text:style-name="P133">string</text:p>
            <text:p text:style-name="P133">&gt; typeof 0</text:p>
            <text:p text:style-name="P133">int</text:p>
            <text:p text:style-name="P133">&gt; typeof NULL</text:p>
            <text:p text:style-name="P133">nul</text:p>
            <text:p text:style-name="P133">&gt; typeof (typeof NULL!)</text:p>
            <text:p text:style-name="P133">type</text:p>
            <text:p text:style-name="P133">&gt; eval str (typeof &lt;&gt;!)!</text:p>
            <text:p text:style-name="P133">"dir"</text:p>
            <text:p text:style-name="P133">set output [msg]: {</text:p>
            <text:p text:style-name="P133"><text:s text:c="4"/>if (equal (type "string"!) (typeof msg!)!) {</text:p>
            <text:p text:style-name="P133"><text:s text:c="8"/>echo msg!</text:p>
            <text:p text:style-name="P133"><text:s text:c="4"/>}{</text:p>
            <text:p text:style-name="P133"><text:s text:c="8"/>echo (str msg!)!</text:p>
            <text:p text:style-name="P133"><text:s text:c="4"/>}!</text:p>
            <text:p text:style-name="P133">}</text:p>
            <text:p text:style-name="P133">&gt; output "this"</text:p>
            <text:p text:style-name="P133">this</text:p>
            <text:p text:style-name="P133">&gt; output 34</text:p>
            <text:p text:style-name="P133">34</text:p>
          </table:table-cell>
        </table:table-row>
      </table:table>
      <text:h text:style-name="P28" text:outline-level="3">tolower &lt;string&gt;</text:h>
      <table:table table:name="Table130" table:style-name="Table130" table:template-name="FTL Name Spec">
        <table:table-column table:style-name="Table130.A"/>
        <table:table-column table:style-name="Table130.B"/>
        <table:table-row table:style-name="Table130.1">
          <table:table-cell table:style-name="Table130.A1" office:value-type="string">
            <text:p text:style-name="P198">Name</text:p>
          </table:table-cell>
          <table:table-cell table:style-name="Table130.B1" office:value-type="string">
            <text:p text:style-name="P108">tolower</text:p>
          </table:table-cell>
        </table:table-row>
        <table:table-row table:style-name="Table130.1">
          <table:table-cell table:style-name="Table130.A1" office:value-type="string">
            <text:p text:style-name="P198">Kind</text:p>
          </table:table-cell>
          <table:table-cell table:style-name="Table130.B1" office:value-type="string">
            <text:p text:style-name="P62">Function</text:p>
          </table:table-cell>
        </table:table-row>
        <table:table-row table:style-name="Table130.1">
          <table:table-cell table:style-name="Table130.A1" office:value-type="string">
            <text:p text:style-name="P198">Arg syntax</text:p>
          </table:table-cell>
          <table:table-cell table:style-name="Table130.B1" office:value-type="string">
            <text:p text:style-name="P62">&lt;chars:string&gt;</text:p>
          </table:table-cell>
        </table:table-row>
        <table:table-row table:style-name="Table130.1">
          <table:table-cell table:style-name="Table130.A1" office:value-type="string">
            <text:p text:style-name="P198">Description</text:p>
          </table:table-cell>
          <table:table-cell table:style-name="Table130.B1" office:value-type="string">
            <text:p text:style-name="P62">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198">Returns</text:p>
          </table:table-cell>
          <table:table-cell table:style-name="Table130.B1" office:value-type="string">
            <text:p text:style-name="P62">An upper-case string</text:p>
          </table:table-cell>
        </table:table-row>
        <table:table-row table:style-name="Table130.1">
          <table:table-cell table:style-name="Table130.A1" office:value-type="string">
            <text:p text:style-name="P198">Example</text:p>
          </table:table-cell>
          <table:table-cell table:style-name="Table130.B1" office:value-type="string">
            <text:p text:style-name="P133">&gt; echo ${toupper "ægis - ProtechT10N"!}</text:p>
            <text:p text:style-name="P133">ÆGIS - PROTECHT10N</text:p>
          </table:table-cell>
        </table:table-row>
      </table:table>
      <text:h text:style-name="P28" text:outline-level="3">toupper &lt;string&gt;</text:h>
      <table:table table:name="Table131" table:style-name="Table131" table:template-name="FTL Name Spec">
        <table:table-column table:style-name="Table131.A"/>
        <table:table-column table:style-name="Table131.B"/>
        <table:table-row table:style-name="Table131.1">
          <table:table-cell table:style-name="Table131.A1" office:value-type="string">
            <text:p text:style-name="P198">Name</text:p>
          </table:table-cell>
          <table:table-cell table:style-name="Table131.B1" office:value-type="string">
            <text:p text:style-name="P108">toupper</text:p>
          </table:table-cell>
        </table:table-row>
        <table:table-row table:style-name="Table131.1">
          <table:table-cell table:style-name="Table131.A1" office:value-type="string">
            <text:p text:style-name="P198">Kind</text:p>
          </table:table-cell>
          <table:table-cell table:style-name="Table131.B1" office:value-type="string">
            <text:p text:style-name="P62">Function</text:p>
          </table:table-cell>
        </table:table-row>
        <text:soft-page-break/>
        <table:table-row table:style-name="Table131.1">
          <table:table-cell table:style-name="Table131.A1" office:value-type="string">
            <text:p text:style-name="P198">Arg syntax</text:p>
          </table:table-cell>
          <table:table-cell table:style-name="Table131.B1" office:value-type="string">
            <text:p text:style-name="P62">&lt;chars:string&gt;</text:p>
          </table:table-cell>
        </table:table-row>
        <table:table-row table:style-name="Table131.1">
          <table:table-cell table:style-name="Table131.A1" office:value-type="string">
            <text:p text:style-name="P198">Description</text:p>
          </table:table-cell>
          <table:table-cell table:style-name="Table131.B1" office:value-type="string">
            <text:p text:style-name="P62">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198">Returns</text:p>
          </table:table-cell>
          <table:table-cell table:style-name="Table131.B1" office:value-type="string">
            <text:p text:style-name="P62">An upper-case string</text:p>
          </table:table-cell>
        </table:table-row>
        <table:table-row table:style-name="Table131.1">
          <table:table-cell table:style-name="Table131.A1" office:value-type="string">
            <text:p text:style-name="P198">Example</text:p>
          </table:table-cell>
          <table:table-cell table:style-name="Table131.B1" office:value-type="string">
            <text:p text:style-name="P133">&gt; echo ${tolower "ÆGIS - ProTechT10N"!}</text:p>
            <text:p text:style-name="P133">ægis - protecht10n</text:p>
          </table:table-cell>
        </table:table-row>
      </table:table>
      <text:h text:style-name="P28" text:outline-level="3">while &lt;test&gt; &lt;do&gt;</text:h>
      <table:table table:name="Table132" table:style-name="Table132" table:template-name="FTL Name Spec">
        <table:table-column table:style-name="Table132.A"/>
        <table:table-column table:style-name="Table132.B"/>
        <table:table-row table:style-name="Table132.1">
          <table:table-cell table:style-name="Table132.A1" office:value-type="string">
            <text:p text:style-name="P198">Name</text:p>
          </table:table-cell>
          <table:table-cell table:style-name="Table132.B1" office:value-type="string">
            <text:p text:style-name="P108">while</text:p>
          </table:table-cell>
        </table:table-row>
        <table:table-row table:style-name="Table132.1">
          <table:table-cell table:style-name="Table132.A1" office:value-type="string">
            <text:p text:style-name="P198">Kind</text:p>
          </table:table-cell>
          <table:table-cell table:style-name="Table132.B1" office:value-type="string">
            <text:p text:style-name="P62">Function</text:p>
          </table:table-cell>
        </table:table-row>
        <table:table-row table:style-name="Table132.1">
          <table:table-cell table:style-name="Table132.A1" office:value-type="string">
            <text:p text:style-name="P198">Arg syntax</text:p>
          </table:table-cell>
          <table:table-cell table:style-name="Table132.B1" office:value-type="string">
            <text:p text:style-name="P62">&lt;test:code&gt; &lt;body:code&gt;</text:p>
          </table:table-cell>
        </table:table-row>
        <table:table-row table:style-name="Table132.1">
          <table:table-cell table:style-name="Table132.A1" office:value-type="string">
            <text:p text:style-name="P198">Description</text:p>
          </table:table-cell>
          <table:table-cell table:style-name="Table132.B1" office:value-type="string">
            <text:p text:style-name="P62">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198">Returns</text:p>
          </table:table-cell>
          <table:table-cell table:style-name="Table132.B1" office:value-type="string">
            <text:p text:style-name="P62">Returns the value of the last &lt;code&gt; executed, or <text:span text:style-name="T1">NULL</text:span> otherwise.</text:p>
          </table:table-cell>
        </table:table-row>
        <table:table-row table:style-name="Table132.1">
          <table:table-cell table:style-name="Table132.A1" office:value-type="string">
            <text:p text:style-name="P198">Example</text:p>
          </table:table-cell>
          <table:table-cell table:style-name="Table132.B1" office:value-type="string">
            <text:p text:style-name="P133">set which[app]: {</text:p>
            <text:p text:style-name="P133"><text:s text:c="4"/>.path = split ":" sys.env.PATH!;</text:p>
            <text:p text:style-name="P133">    .fname = NULL;</text:p>
            <text:p text:style-name="P133">    .n = 0;</text:p>
            <text:p text:style-name="P133">    while { 0 == (cmp NULL fname!) and (inenv path n!) } {</text:p>
            <text:p text:style-name="P133">        .fn = ""+(path.(n))+"/"+(app);</text:p>
            <text:p text:style-name="P133">        .out = io.file fn "r"!;</text:p>
            <text:p text:style-name="P133">        n = 1+(n);</text:p>
            <text:p text:style-name="P133">        if 0 == (cmp NULL out!) {} {</text:p>
            <text:p text:style-name="P133">            fname = fn; io.close out!;</text:p>
            <text:p text:style-name="P133">        }!</text:p>
            <text:p text:style-name="P133">    }!;</text:p>
            <text:p text:style-name="P133">    fname</text:p>
            <text:p text:style-name="P133">}</text:p>
          </table:table-cell>
        </table:table-row>
      </table:table>
      <text:p text:style-name="P1"/>
      <text:h text:style-name="P28" text:outline-level="3">zip &lt;dir&gt; &lt;dir&gt;</text:h>
      <table:table table:name="Table133" table:style-name="Table133" table:template-name="FTL Name Spec">
        <table:table-column table:style-name="Table133.A"/>
        <table:table-column table:style-name="Table133.B"/>
        <table:table-row table:style-name="Table133.1">
          <table:table-cell table:style-name="Table133.A1" office:value-type="string">
            <text:p text:style-name="P57">Name</text:p>
          </table:table-cell>
          <table:table-cell table:style-name="Table133.B1" office:value-type="string">
            <text:p text:style-name="P108">chop</text:p>
          </table:table-cell>
        </table:table-row>
        <table:table-row table:style-name="Table133.1">
          <table:table-cell table:style-name="Table133.A1" office:value-type="string">
            <text:p text:style-name="P57">Kind</text:p>
          </table:table-cell>
          <table:table-cell table:style-name="Table133.B1" office:value-type="string">
            <text:p text:style-name="P62">Function</text:p>
          </table:table-cell>
        </table:table-row>
        <table:table-row table:style-name="Table133.1">
          <table:table-cell table:style-name="Table133.A1" office:value-type="string">
            <text:p text:style-name="P57">Arg syntax</text:p>
          </table:table-cell>
          <table:table-cell table:style-name="Table133.B1" office:value-type="string">
            <text:p text:style-name="P62">&lt;dom:dir&gt; &lt;range:dir&gt;</text:p>
          </table:table-cell>
        </table:table-row>
        <text:soft-page-break/>
        <table:table-row table:style-name="Table133.1">
          <table:table-cell table:style-name="Table133.A1" office:value-type="string">
            <text:p text:style-name="P57">Description</text:p>
          </table:table-cell>
          <table:table-cell table:style-name="Table133.B1" office:value-type="string">
            <text:p text:style-name="P62">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57">Returns</text:p>
          </table:table-cell>
          <table:table-cell table:style-name="Table133.B1" office:value-type="string">
            <text:p text:style-name="P62">A vector of successive substrings taken from the string.<text:span text:style-name="T1"><text:line-break/></text:span>See also: <text:span text:style-name="T1">chop</text:span></text:p>
          </table:table-cell>
        </table:table-row>
        <table:table-row table:style-name="Table133.1">
          <table:table-cell table:style-name="Table133.A1" office:value-type="string">
            <text:p text:style-name="P57">Example</text:p>
          </table:table-cell>
          <table:table-cell table:style-name="Table133.B1" office:value-type="string">
            <text:p text:style-name="P133">&gt; zip &lt;0..6&gt; &lt;"even", "odd"&gt;</text:p>
            <text:p text:style-name="P133">&lt;"even", "odd", "even", "odd", "even", "odd", "even"&gt;</text:p>
            <text:p text:style-name="P133">&gt; zip &lt;3..0&gt; &lt;"abc", "def", "ghi", "jk"&gt;</text:p>
            <text:p text:style-name="P133">&lt;"jk", "ghi", "def", "abc"&gt;</text:p>
            <text:p text:style-name="P133">&gt; zip &lt;0..9&gt; 0</text:p>
            <text:p text:style-name="P133">&lt;0, 0, 0, 0, 0, 0, 0, 0, 0, 0&gt;</text:p>
            <text:p text:style-name="P133">&gt; zip &lt;"c","c#","d","d#","e","f","f#","g","g#","a","a#","b"&gt; &lt;0..11&gt;</text:p>
            <text:p text:style-name="P133">&gt; [c=0, "c#"=1, d=2, "d#"=3, e=4, f=5, "f#"=6, g=7, "g#"=8, a=9, "a#"=10, b=11]</text:p>
            <text:p text:style-name="P133">set invert[x]:{zip (range x!) (domain x!)!}</text:p>
            <text:p text:style-name="P133">&gt; invert [c=0, "c#"=1, d=2, "d#"=3, e=4, f=5, "f#"=6, g=7, "g#"=8, a=9, "a#"=10, b=11]</text:p>
            <text:p text:style-name="P133">&lt;"c", "c#", "d", "d#", "e", "f", "f#", "g", "g#", "a", "a#", "b"&gt;</text:p>
            <text:p text:style-name="P133">&gt; invert [a=4,b=3,c=9,d=2]</text:p>
            <text:p text:style-name="P133">&lt;2="d", "b", "a", 9="c"&gt;</text:p>
          </table:table-cell>
        </table:table-row>
      </table:table>
      <text:h text:style-name="P125" text:outline-level="2">Implementation Notes</text:h>
      <text:h text:style-name="P28" text:outline-level="3">Directories</text:h>
      <text:p text:style-name="P1">A number of types of directory are supported the most important of which are indexed and vector directories.  A vector directory is implemented as a contiguous array with memory elements allocated for every index between <text:span text:style-name="T76">a minimum</text:span> and <text:span text:style-name="T166">a</text:span> maximum entry.  Although some entries can be unset this type of directory will not store sparsely indexed data very well.   Vectors are generated when the '&lt;' ... '&gt;' syntax is used.<text:line-break/><text:line-break/>Name-indexed directories are generated when the '[' .. ']' syntax is used.  Currently they can only be indexed by a string.  This means that a vector (which is indexed by number) can not be <text:span text:style-name="T76">used to hold</text:span> <text:span text:style-name="T166">name-</text:span>indexed <text:span text:style-name="T76">entries</text:span>. </text:p>
      <text:h text:style-name="P28" text:outline-level="3">Garbage Collection</text:h>
      <text:p text:style-name="P25">This implementation supports garbage collection of unreferenced values and also creates garbage quite freely.  However it does not do garbage collection on-demand (e.g. when storage <text:soft-page-break/>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text:h text:style-name="Heading_20_3" text:outline-level="3">Significance of Braces</text:h>
      <text:p text:style-name="P4">When parsing a block of text between ‘{‘ and ‘}’ there is no escape mechanism to allow ‘}’ to be inserted into the text without a matching ‘{‘. </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Courier New" svg:font-family="'Courier New', monospace"/>
    <style:font-face style:name="Liberation Mono2" svg:font-family="'Liberation Mono', monospace"/>
    <style:font-face style:name="Times New Roman" svg:font-family="'Times New Roman'"/>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rial"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199cm" style:contextual-spacing="false" fo:line-height="106%" fo:orphans="2" fo:widows="2" style:page-number="auto"/>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style:contextual-spacing="false" fo:line-height="106%"/>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style:master-page-name="">
      <loext:graphic-properties draw:fill="solid" draw:fill-color="#e6e6e6" draw:fill-image-width="0cm" draw:fill-image-height="0cm"/>
      <style:paragraph-properties fo:margin-left="0cm" fo:margin-right="0cm" fo:margin-top="0.049cm" fo:margin-bottom="0.15cm" style:contextual-spacing="true" fo:line-height="109%" fo:orphans="2" fo:widows="2" fo:text-indent="0cm" style:auto-text-indent="false" style:page-number="auto" fo:background-color="#e6e6e6" fo:padding="0cm" fo:border="none" style:writing-mode="page"/>
      <style:text-properties style:font-name="Liberation Mono" fo:font-family="'Liberation Mono'" style:font-style-name="Regular" style:font-family-generic="modern" style:font-pitch="variable" fo:font-size="11pt" fo:background-color="transparen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style: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fo:margin-top="0.212cm" fo:margin-bottom="0.212cm" style:contextual-spacing="false" style:page-number="auto"/>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ample"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Mono" fo:font-family="'Liberation Mono'" style:font-style-name="Regular" style:font-family-generic="modern"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ame" style:family="text">
      <style:text-properties fo:color="#000000" loext:opacity="100%" style:text-outline="false" style:text-line-through-style="none" style:text-line-through-type="none" style:font-name="monospace" fo:font-family="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FTL_20_Name_20_Spec.1" style:display-name="FTL Name Spec.1"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2" style:display-name="FTL Name Spec.2"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pitch="fixed"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3" style:display-name="FTL Name Spec.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4" style:display-name="FTL Name Spec.4"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5" style:display-name="FTL Name Spec.5"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6" style:display-name="FTL Name Spec.6"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7" style:display-name="FTL Name Spec.7"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8" style:display-name="FTL Name Spec.8"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9" style:display-name="FTL Name Spec.9"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0" style:display-name="FTL Name Spec.10"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1" style:display-name="FTL Name Spec.11"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2" style:display-name="FTL Name Spec.12"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3" style:display-name="FTL Name Spec.1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4" style:display-name="FTL Name Spec.14"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pitch="fixed"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15" style:display-name="FTL Name Spec.15"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6" style:display-name="FTL Name Spec.16"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pitch="fixed"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table:table-template table:name="FTL Name Spec" table:first-row-end-column="row" table:first-row-start-column="row" table:last-row-end-column="row" table:last-row-start-column="row">
      <table:first-row table:style-name="FTL_20_Name_20_Spec.1"/>
      <table:last-row table:style-name="FTL_20_Name_20_Spec.2"/>
      <table:first-column table:style-name="FTL_20_Name_20_Spec.3"/>
      <table:last-column table:style-name="FTL_20_Name_20_Spec.4"/>
      <table:body table:style-name="FTL_20_Name_20_Spec.9"/>
      <table:even-rows table:style-name="FTL_20_Name_20_Spec.5"/>
      <table:odd-rows table:style-name="FTL_20_Name_20_Spec.6"/>
      <table:even-columns table:style-name="FTL_20_Name_20_Spec.7"/>
      <table:odd-columns table:style-name="FTL_20_Name_20_Spec.8"/>
      <table:background table:style-name="FTL_20_Name_20_Spec.10"/>
      <loext:first-row-even-column table:style-name="FTL_20_Name_20_Spec.15"/>
      <loext:last-row-even-column table:style-name="FTL_20_Name_20_Spec.16"/>
      <loext:first-row-end-column table:style-name="FTL_20_Name_20_Spec.12"/>
      <loext:first-row-start-column table:style-name="FTL_20_Name_20_Spec.11"/>
      <loext:last-row-end-column table:style-name="FTL_20_Name_20_Spec.14"/>
      <loext:last-row-start-column table:style-name="FTL_20_Name_20_Spe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FTL User Guide</dc:title>
    <meta:initial-creator>Gray Girling</meta:initial-creator>
    <meta:generator>LibreOffice/7.1.4.2$Windows_X86_64 LibreOffice_project/a529a4fab45b75fefc5b6226684193eb000654f6</meta:generator>
    <dc:date>2021-07-09T18:02:23.840000000</dc:date>
    <meta:editing-duration>P10DT8H9M17S</meta:editing-duration>
    <meta:editing-cycles>73</meta:editing-cycles>
    <dc:creator>Gray Girling</dc:creator>
    <meta:document-statistic meta:table-count="167" meta:image-count="0" meta:object-count="0" meta:page-count="118" meta:paragraph-count="4539" meta:word-count="28486" meta:character-count="168468" meta:non-whitespace-character-count="143021"/>
  </office:meta>
</office:document-meta>
</file>